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GER01" table:style-name="ta1">
        <table:shapes>
          <draw:frame draw:z-index="0" draw:style-name="gr1" draw:text-style-name="P1" svg:width="27.024cm" svg:height="15.2cm" svg:x="12.958cm" svg:y="0.419cm">
            <draw:object draw:notify-on-update-of-ranges="LOGGER01.B1:LOGGER01.B1 LOGGER01.B2:LOGGER01.B1715 LOGGER01.C1:LOGGER01.C1 LOGGER01.C2:LOGGER01.C17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illis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1000/(60*60*24)" office:value-type="time" office:time-value="PT00H00M00S" calcext:value-type="time">
            <text:p>00:00:00</text:p>
          </table:table-cell>
          <table:table-cell office:value-type="float" office:value="1.34" calcext:value-type="float">
            <text:p>1.34</text:p>
          </table:table-cell>
          <table:table-cell office:value-type="float" office:value="134.1" calcext:value-type="float">
            <text:p>134.1</text:p>
          </table:table-cell>
          <table:table-cell office:value-type="float" office:value="179.35" calcext:value-type="float">
            <text:p>179.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0" calcext:value-type="float">
            <text:p>15480</text:p>
          </table:table-cell>
          <table:table-cell table:formula="of:=[.A3]/1000/(60*60*24)" office:value-type="time" office:time-value="PT00H00M15.48S" calcext:value-type="time">
            <text:p>00:00:15</text:p>
          </table:table-cell>
          <table:table-cell office:value-type="float" office:value="1.33" calcext:value-type="float">
            <text:p>1.33</text:p>
          </table:table-cell>
          <table:table-cell office:value-type="float" office:value="133.6" calcext:value-type="float">
            <text:p>133.6</text:p>
          </table:table-cell>
          <table:table-cell office:value-type="float" office:value="177.6" calcext:value-type="float">
            <text:p>177.6</text:p>
          </table:table-cell>
          <table:table-cell office:value-type="float" office:value="0.57" calcext:value-type="float">
            <text:p>0.57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31479" calcext:value-type="float">
            <text:p>31479</text:p>
          </table:table-cell>
          <table:table-cell table:formula="of:=[.A4]/1000/(60*60*24)" office:value-type="time" office:time-value="PT00H00M31.479S" calcext:value-type="time">
            <text:p>00:00:31</text:p>
          </table:table-cell>
          <table:table-cell office:value-type="float" office:value="1.33" calcext:value-type="float">
            <text:p>1.33</text:p>
          </table:table-cell>
          <table:table-cell office:value-type="float" office:value="133.4" calcext:value-type="float">
            <text:p>133.4</text:p>
          </table:table-cell>
          <table:table-cell office:value-type="float" office:value="177.34" calcext:value-type="float">
            <text:p>177.34</text:p>
          </table:table-cell>
          <table:table-cell office:value-type="float" office:value="1.17" calcext:value-type="float">
            <text:p>1.17</text:p>
          </table:table-cell>
          <table:table-cell office:value-type="float" office:value="1.56" calcext:value-type="float">
            <text:p>1.56</text:p>
          </table:table-cell>
        </table:table-row>
        <table:table-row table:style-name="ro1">
          <table:table-cell office:value-type="float" office:value="47480" calcext:value-type="float">
            <text:p>47480</text:p>
          </table:table-cell>
          <table:table-cell table:formula="of:=[.A5]/1000/(60*60*24)" office:value-type="time" office:time-value="PT00H00M47.48S" calcext:value-type="time">
            <text:p>00:00:47</text:p>
          </table:table-cell>
          <table:table-cell office:value-type="float" office:value="1.33" calcext:value-type="float">
            <text:p>1.33</text:p>
          </table:table-cell>
          <table:table-cell office:value-type="float" office:value="133.2" calcext:value-type="float">
            <text:p>133.2</text:p>
          </table:table-cell>
          <table:table-cell office:value-type="float" office:value="177.07" calcext:value-type="float">
            <text:p>177.07</text:p>
          </table:table-cell>
          <table:table-cell office:value-type="float" office:value="1.76" calcext:value-type="float">
            <text:p>1.76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table-cell office:value-type="float" office:value="63480" calcext:value-type="float">
            <text:p>63480</text:p>
          </table:table-cell>
          <table:table-cell table:formula="of:=[.A6]/1000/(60*60*24)" office:value-type="time" office:time-value="PT00H01M03.48S" calcext:value-type="time">
            <text:p>00:01:03</text:p>
          </table:table-cell>
          <table:table-cell office:value-type="float" office:value="1.33" calcext:value-type="float">
            <text:p>1.33</text:p>
          </table:table-cell>
          <table:table-cell office:value-type="float" office:value="133" calcext:value-type="float">
            <text:p>133</text:p>
          </table:table-cell>
          <table:table-cell office:value-type="float" office:value="176.27" calcext:value-type="float">
            <text:p>176.27</text:p>
          </table:table-cell>
          <table:table-cell office:value-type="float" office:value="2.35" calcext:value-type="float">
            <text:p>2.35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float" office:value="79480" calcext:value-type="float">
            <text:p>79480</text:p>
          </table:table-cell>
          <table:table-cell table:formula="of:=[.A7]/1000/(60*60*24)" office:value-type="time" office:time-value="PT00H01M19.48S" calcext:value-type="time">
            <text:p>00:01:19</text:p>
          </table:table-cell>
          <table:table-cell office:value-type="float" office:value="1.33" calcext:value-type="float">
            <text:p>1.33</text:p>
          </table:table-cell>
          <table:table-cell office:value-type="float" office:value="133" calcext:value-type="float">
            <text:p>133</text:p>
          </table:table-cell>
          <table:table-cell office:value-type="float" office:value="176.26" calcext:value-type="float">
            <text:p>176.26</text:p>
          </table:table-cell>
          <table:table-cell office:value-type="float" office:value="2.94" calcext:value-type="float">
            <text:p>2.94</text:p>
          </table:table-cell>
          <table:table-cell office:value-type="float" office:value="3.91" calcext:value-type="float">
            <text:p>3.91</text:p>
          </table:table-cell>
        </table:table-row>
        <table:table-row table:style-name="ro1">
          <table:table-cell office:value-type="float" office:value="95480" calcext:value-type="float">
            <text:p>95480</text:p>
          </table:table-cell>
          <table:table-cell table:formula="of:=[.A8]/1000/(60*60*24)" office:value-type="time" office:time-value="PT00H01M35.48S" calcext:value-type="time">
            <text:p>00:01:35</text:p>
          </table:table-cell>
          <table:table-cell office:value-type="float" office:value="1.33" calcext:value-type="float">
            <text:p>1.33</text:p>
          </table:table-cell>
          <table:table-cell office:value-type="float" office:value="132.8" calcext:value-type="float">
            <text:p>132.8</text:p>
          </table:table-cell>
          <table:table-cell office:value-type="float" office:value="176" calcext:value-type="float">
            <text:p>176</text:p>
          </table:table-cell>
          <table:table-cell office:value-type="float" office:value="3.53" calcext:value-type="float">
            <text:p>3.53</text:p>
          </table:table-cell>
          <table:table-cell office:value-type="float" office:value="4.69" calcext:value-type="float">
            <text:p>4.69</text:p>
          </table:table-cell>
        </table:table-row>
        <table:table-row table:style-name="ro1">
          <table:table-cell office:value-type="float" office:value="111480" calcext:value-type="float">
            <text:p>111480</text:p>
          </table:table-cell>
          <table:table-cell table:formula="of:=[.A9]/1000/(60*60*24)" office:value-type="time" office:time-value="PT00H01M51.48S" calcext:value-type="time">
            <text:p>00:01:51</text:p>
          </table:table-cell>
          <table:table-cell office:value-type="float" office:value="1.32" calcext:value-type="float">
            <text:p>1.32</text:p>
          </table:table-cell>
          <table:table-cell office:value-type="float" office:value="132.6" calcext:value-type="float">
            <text:p>132.6</text:p>
          </table:table-cell>
          <table:table-cell office:value-type="float" office:value="175.2" calcext:value-type="float">
            <text:p>175.2</text:p>
          </table:table-cell>
          <table:table-cell office:value-type="float" office:value="4.12" calcext:value-type="float">
            <text:p>4.12</text:p>
          </table:table-cell>
          <table:table-cell office:value-type="float" office:value="5.47" calcext:value-type="float">
            <text:p>5.47</text:p>
          </table:table-cell>
        </table:table-row>
        <table:table-row table:style-name="ro1">
          <table:table-cell office:value-type="float" office:value="127480" calcext:value-type="float">
            <text:p>127480</text:p>
          </table:table-cell>
          <table:table-cell table:formula="of:=[.A10]/1000/(60*60*24)" office:value-type="time" office:time-value="PT00H02M07.48S" calcext:value-type="time">
            <text:p>00:02:07</text:p>
          </table:table-cell>
          <table:table-cell office:value-type="float" office:value="1.32" calcext:value-type="float">
            <text:p>1.32</text:p>
          </table:table-cell>
          <table:table-cell office:value-type="float" office:value="132.5" calcext:value-type="float">
            <text:p>132.5</text:p>
          </table:table-cell>
          <table:table-cell office:value-type="float" office:value="175.07" calcext:value-type="float">
            <text:p>175.07</text:p>
          </table:table-cell>
          <table:table-cell office:value-type="float" office:value="4.71" calcext:value-type="float">
            <text:p>4.71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float" office:value="143480" calcext:value-type="float">
            <text:p>143480</text:p>
          </table:table-cell>
          <table:table-cell table:formula="of:=[.A11]/1000/(60*60*24)" office:value-type="time" office:time-value="PT00H02M23.48S" calcext:value-type="time">
            <text:p>00:02:23</text:p>
          </table:table-cell>
          <table:table-cell office:value-type="float" office:value="1.32" calcext:value-type="float">
            <text:p>1.32</text:p>
          </table:table-cell>
          <table:table-cell office:value-type="float" office:value="132.4" calcext:value-type="float">
            <text:p>132.4</text:p>
          </table:table-cell>
          <table:table-cell office:value-type="float" office:value="174.93" calcext:value-type="float">
            <text:p>174.93</text:p>
          </table:table-cell>
          <table:table-cell office:value-type="float" office:value="5.3" calcext:value-type="float">
            <text:p>5.3</text:p>
          </table:table-cell>
          <table:table-cell office:value-type="float" office:value="7.03" calcext:value-type="float">
            <text:p>7.03</text:p>
          </table:table-cell>
        </table:table-row>
        <table:table-row table:style-name="ro1">
          <table:table-cell office:value-type="float" office:value="159480" calcext:value-type="float">
            <text:p>159480</text:p>
          </table:table-cell>
          <table:table-cell table:formula="of:=[.A12]/1000/(60*60*24)" office:value-type="time" office:time-value="PT00H02M39.48S" calcext:value-type="time">
            <text:p>00:02:39</text:p>
          </table:table-cell>
          <table:table-cell office:value-type="float" office:value="1.32" calcext:value-type="float">
            <text:p>1.32</text:p>
          </table:table-cell>
          <table:table-cell office:value-type="float" office:value="132.3" calcext:value-type="float">
            <text:p>132.3</text:p>
          </table:table-cell>
          <table:table-cell office:value-type="float" office:value="174.27" calcext:value-type="float">
            <text:p>174.27</text:p>
          </table:table-cell>
          <table:table-cell office:value-type="float" office:value="5.89" calcext:value-type="float">
            <text:p>5.89</text:p>
          </table:table-cell>
          <table:table-cell office:value-type="float" office:value="7.81" calcext:value-type="float">
            <text:p>7.81</text:p>
          </table:table-cell>
        </table:table-row>
        <table:table-row table:style-name="ro1">
          <table:table-cell office:value-type="float" office:value="175480" calcext:value-type="float">
            <text:p>175480</text:p>
          </table:table-cell>
          <table:table-cell table:formula="of:=[.A13]/1000/(60*60*24)" office:value-type="time" office:time-value="PT00H02M55.48S" calcext:value-type="time">
            <text:p>00:02:55</text:p>
          </table:table-cell>
          <table:table-cell office:value-type="float" office:value="1.32" calcext:value-type="float">
            <text:p>1.32</text:p>
          </table:table-cell>
          <table:table-cell office:value-type="float" office:value="132.2" calcext:value-type="float">
            <text:p>132.2</text:p>
          </table:table-cell>
          <table:table-cell office:value-type="float" office:value="174.14" calcext:value-type="float">
            <text:p>174.14</text:p>
          </table:table-cell>
          <table:table-cell office:value-type="float" office:value="6.48" calcext:value-type="float">
            <text:p>6.48</text:p>
          </table:table-cell>
          <table:table-cell office:value-type="float" office:value="8.58" calcext:value-type="float">
            <text:p>8.58</text:p>
          </table:table-cell>
        </table:table-row>
        <table:table-row table:style-name="ro1">
          <table:table-cell office:value-type="float" office:value="191480" calcext:value-type="float">
            <text:p>191480</text:p>
          </table:table-cell>
          <table:table-cell table:formula="of:=[.A14]/1000/(60*60*24)" office:value-type="time" office:time-value="PT00H03M11.48S" calcext:value-type="time">
            <text:p>00:03:11</text:p>
          </table:table-cell>
          <table:table-cell office:value-type="float" office:value="1.32" calcext:value-type="float">
            <text:p>1.32</text:p>
          </table:table-cell>
          <table:table-cell office:value-type="float" office:value="132.1" calcext:value-type="float">
            <text:p>132.1</text:p>
          </table:table-cell>
          <table:table-cell office:value-type="float" office:value="174" calcext:value-type="float">
            <text:p>174</text:p>
          </table:table-cell>
          <table:table-cell office:value-type="float" office:value="7.06" calcext:value-type="float">
            <text:p>7.06</text:p>
          </table:table-cell>
          <table:table-cell office:value-type="float" office:value="9.35" calcext:value-type="float">
            <text:p>9.35</text:p>
          </table:table-cell>
        </table:table-row>
        <table:table-row table:style-name="ro1">
          <table:table-cell office:value-type="float" office:value="207480" calcext:value-type="float">
            <text:p>207480</text:p>
          </table:table-cell>
          <table:table-cell table:formula="of:=[.A15]/1000/(60*60*24)" office:value-type="time" office:time-value="PT00H03M27.48S" calcext:value-type="time">
            <text:p>00:03:27</text:p>
          </table:table-cell>
          <table:table-cell office:value-type="float" office:value="1.31" calcext:value-type="float">
            <text:p>1.31</text:p>
          </table:table-cell>
          <table:table-cell office:value-type="float" office:value="131.9" calcext:value-type="float">
            <text:p>131.9</text:p>
          </table:table-cell>
          <table:table-cell office:value-type="float" office:value="173.21" calcext:value-type="float">
            <text:p>173.21</text:p>
          </table:table-cell>
          <table:table-cell office:value-type="float" office:value="7.65" calcext:value-type="float">
            <text:p>7.65</text:p>
          </table:table-cell>
          <table:table-cell office:value-type="float" office:value="10.12" calcext:value-type="float">
            <text:p>10.12</text:p>
          </table:table-cell>
        </table:table-row>
        <table:table-row table:style-name="ro1">
          <table:table-cell office:value-type="float" office:value="223480" calcext:value-type="float">
            <text:p>223480</text:p>
          </table:table-cell>
          <table:table-cell table:formula="of:=[.A16]/1000/(60*60*24)" office:value-type="time" office:time-value="PT00H03M43.48S" calcext:value-type="time">
            <text:p>00:03:43</text:p>
          </table:table-cell>
          <table:table-cell office:value-type="float" office:value="1.31" calcext:value-type="float">
            <text:p>1.31</text:p>
          </table:table-cell>
          <table:table-cell office:value-type="float" office:value="131.8" calcext:value-type="float">
            <text:p>131.8</text:p>
          </table:table-cell>
          <table:table-cell office:value-type="float" office:value="173.08" calcext:value-type="float">
            <text:p>173.08</text:p>
          </table:table-cell>
          <table:table-cell office:value-type="float" office:value="8.24" calcext:value-type="float">
            <text:p>8.24</text:p>
          </table:table-cell>
          <table:table-cell office:value-type="float" office:value="10.89" calcext:value-type="float">
            <text:p>10.89</text:p>
          </table:table-cell>
        </table:table-row>
        <table:table-row table:style-name="ro1">
          <table:table-cell office:value-type="float" office:value="239480" calcext:value-type="float">
            <text:p>239480</text:p>
          </table:table-cell>
          <table:table-cell table:formula="of:=[.A17]/1000/(60*60*24)" office:value-type="time" office:time-value="PT00H03M59.48S" calcext:value-type="time">
            <text:p>00:03:59</text:p>
          </table:table-cell>
          <table:table-cell office:value-type="float" office:value="1.31" calcext:value-type="float">
            <text:p>1.31</text:p>
          </table:table-cell>
          <table:table-cell office:value-type="float" office:value="131.6" calcext:value-type="float">
            <text:p>131.6</text:p>
          </table:table-cell>
          <table:table-cell office:value-type="float" office:value="172.81" calcext:value-type="float">
            <text:p>172.81</text:p>
          </table:table-cell>
          <table:table-cell office:value-type="float" office:value="8.82" calcext:value-type="float">
            <text:p>8.82</text:p>
          </table:table-cell>
          <table:table-cell office:value-type="float" office:value="11.66" calcext:value-type="float">
            <text:p>11.66</text:p>
          </table:table-cell>
        </table:table-row>
        <table:table-row table:style-name="ro1">
          <table:table-cell office:value-type="float" office:value="255480" calcext:value-type="float">
            <text:p>255480</text:p>
          </table:table-cell>
          <table:table-cell table:formula="of:=[.A18]/1000/(60*60*24)" office:value-type="time" office:time-value="PT00H04M15.48S" calcext:value-type="time">
            <text:p>00:04:15</text:p>
          </table:table-cell>
          <table:table-cell office:value-type="float" office:value="1.31" calcext:value-type="float">
            <text:p>1.31</text:p>
          </table:table-cell>
          <table:table-cell office:value-type="float" office:value="131.6" calcext:value-type="float">
            <text:p>131.6</text:p>
          </table:table-cell>
          <table:table-cell office:value-type="float" office:value="172.81" calcext:value-type="float">
            <text:p>172.81</text:p>
          </table:table-cell>
          <table:table-cell office:value-type="float" office:value="9.41" calcext:value-type="float">
            <text:p>9.41</text:p>
          </table:table-cell>
          <table:table-cell office:value-type="float" office:value="12.43" calcext:value-type="float">
            <text:p>12.43</text:p>
          </table:table-cell>
        </table:table-row>
        <table:table-row table:style-name="ro1">
          <table:table-cell office:value-type="float" office:value="271480" calcext:value-type="float">
            <text:p>271480</text:p>
          </table:table-cell>
          <table:table-cell table:formula="of:=[.A19]/1000/(60*60*24)" office:value-type="time" office:time-value="PT00H04M31.48S" calcext:value-type="time">
            <text:p>00:04:31</text:p>
          </table:table-cell>
          <table:table-cell office:value-type="float" office:value="1.31" calcext:value-type="float">
            <text:p>1.31</text:p>
          </table:table-cell>
          <table:table-cell office:value-type="float" office:value="131.5" calcext:value-type="float">
            <text:p>131.5</text:p>
          </table:table-cell>
          <table:table-cell office:value-type="float" office:value="172.68" calcext:value-type="float">
            <text:p>172.68</text:p>
          </table:table-cell>
          <table:table-cell office:value-type="float" office:value="9.99" calcext:value-type="float">
            <text:p>9.99</text:p>
          </table:table-cell>
          <table:table-cell office:value-type="float" office:value="13.2" calcext:value-type="float">
            <text:p>13.2</text:p>
          </table:table-cell>
        </table:table-row>
        <table:table-row table:style-name="ro1">
          <table:table-cell office:value-type="float" office:value="287479" calcext:value-type="float">
            <text:p>287479</text:p>
          </table:table-cell>
          <table:table-cell table:formula="of:=[.A20]/1000/(60*60*24)" office:value-type="time" office:time-value="PT00H04M47.479S" calcext:value-type="time">
            <text:p>00:04:47</text:p>
          </table:table-cell>
          <table:table-cell office:value-type="float" office:value="1.31" calcext:value-type="float">
            <text:p>1.31</text:p>
          </table:table-cell>
          <table:table-cell office:value-type="float" office:value="131.4" calcext:value-type="float">
            <text:p>131.4</text:p>
          </table:table-cell>
          <table:table-cell office:value-type="float" office:value="172.02" calcext:value-type="float">
            <text:p>172.02</text:p>
          </table:table-cell>
          <table:table-cell office:value-type="float" office:value="10.58" calcext:value-type="float">
            <text:p>10.58</text:p>
          </table:table-cell>
          <table:table-cell office:value-type="float" office:value="13.96" calcext:value-type="float">
            <text:p>13.96</text:p>
          </table:table-cell>
        </table:table-row>
        <table:table-row table:style-name="ro1">
          <table:table-cell office:value-type="float" office:value="303480" calcext:value-type="float">
            <text:p>303480</text:p>
          </table:table-cell>
          <table:table-cell table:formula="of:=[.A21]/1000/(60*60*24)" office:value-type="time" office:time-value="PT00H05M03.48S" calcext:value-type="time">
            <text:p>00:05:03</text:p>
          </table:table-cell>
          <table:table-cell office:value-type="float" office:value="1.31" calcext:value-type="float">
            <text:p>1.31</text:p>
          </table:table-cell>
          <table:table-cell office:value-type="float" office:value="131.3" calcext:value-type="float">
            <text:p>131.3</text:p>
          </table:table-cell>
          <table:table-cell office:value-type="float" office:value="171.89" calcext:value-type="float">
            <text:p>171.89</text:p>
          </table:table-cell>
          <table:table-cell office:value-type="float" office:value="11.16" calcext:value-type="float">
            <text:p>11.16</text:p>
          </table:table-cell>
          <table:table-cell office:value-type="float" office:value="14.73" calcext:value-type="float">
            <text:p>14.73</text:p>
          </table:table-cell>
        </table:table-row>
        <table:table-row table:style-name="ro1">
          <table:table-cell office:value-type="float" office:value="319480" calcext:value-type="float">
            <text:p>319480</text:p>
          </table:table-cell>
          <table:table-cell table:formula="of:=[.A22]/1000/(60*60*24)" office:value-type="time" office:time-value="PT00H05M19.48S" calcext:value-type="time">
            <text:p>00:05:19</text:p>
          </table:table-cell>
          <table:table-cell office:value-type="float" office:value="1.31" calcext:value-type="float">
            <text:p>1.31</text:p>
          </table:table-cell>
          <table:table-cell office:value-type="float" office:value="131.2" calcext:value-type="float">
            <text:p>131.2</text:p>
          </table:table-cell>
          <table:table-cell office:value-type="float" office:value="171.76" calcext:value-type="float">
            <text:p>171.76</text:p>
          </table:table-cell>
          <table:table-cell office:value-type="float" office:value="11.74" calcext:value-type="float">
            <text:p>11.74</text:p>
          </table:table-cell>
          <table:table-cell office:value-type="float" office:value="15.49" calcext:value-type="float">
            <text:p>15.49</text:p>
          </table:table-cell>
        </table:table-row>
        <table:table-row table:style-name="ro1">
          <table:table-cell office:value-type="float" office:value="335480" calcext:value-type="float">
            <text:p>335480</text:p>
          </table:table-cell>
          <table:table-cell table:formula="of:=[.A23]/1000/(60*60*24)" office:value-type="time" office:time-value="PT00H05M35.48S" calcext:value-type="time">
            <text:p>00:05:35</text:p>
          </table:table-cell>
          <table:table-cell office:value-type="float" office:value="1.31" calcext:value-type="float">
            <text:p>1.31</text:p>
          </table:table-cell>
          <table:table-cell office:value-type="float" office:value="131.1" calcext:value-type="float">
            <text:p>131.1</text:p>
          </table:table-cell>
          <table:table-cell office:value-type="float" office:value="171.62" calcext:value-type="float">
            <text:p>171.62</text:p>
          </table:table-cell>
          <table:table-cell office:value-type="float" office:value="12.33" calcext:value-type="float">
            <text:p>12.33</text:p>
          </table:table-cell>
          <table:table-cell office:value-type="float" office:value="16.25" calcext:value-type="float">
            <text:p>16.25</text:p>
          </table:table-cell>
        </table:table-row>
        <table:table-row table:style-name="ro1">
          <table:table-cell office:value-type="float" office:value="351480" calcext:value-type="float">
            <text:p>351480</text:p>
          </table:table-cell>
          <table:table-cell table:formula="of:=[.A24]/1000/(60*60*24)" office:value-type="time" office:time-value="PT00H05M51.48S" calcext:value-type="time">
            <text:p>00:05:51</text:p>
          </table:table-cell>
          <table:table-cell office:value-type="float" office:value="1.31" calcext:value-type="float">
            <text:p>1.31</text:p>
          </table:table-cell>
          <table:table-cell office:value-type="float" office:value="131" calcext:value-type="float">
            <text:p>131</text:p>
          </table:table-cell>
          <table:table-cell office:value-type="float" office:value="170.97" calcext:value-type="float">
            <text:p>170.97</text:p>
          </table:table-cell>
          <table:table-cell office:value-type="float" office:value="12.91" calcext:value-type="float">
            <text:p>12.91</text:p>
          </table:table-cell>
          <table:table-cell office:value-type="float" office:value="17.01" calcext:value-type="float">
            <text:p>17.01</text:p>
          </table:table-cell>
        </table:table-row>
        <table:table-row table:style-name="ro1">
          <table:table-cell office:value-type="float" office:value="367480" calcext:value-type="float">
            <text:p>367480</text:p>
          </table:table-cell>
          <table:table-cell table:formula="of:=[.A25]/1000/(60*60*24)" office:value-type="time" office:time-value="PT00H06M07.48S" calcext:value-type="time">
            <text:p>00:06:07</text:p>
          </table:table-cell>
          <table:table-cell office:value-type="float" office:value="1.31" calcext:value-type="float">
            <text:p>1.31</text:p>
          </table:table-cell>
          <table:table-cell office:value-type="float" office:value="131" calcext:value-type="float">
            <text:p>131</text:p>
          </table:table-cell>
          <table:table-cell office:value-type="float" office:value="170.97" calcext:value-type="float">
            <text:p>170.97</text:p>
          </table:table-cell>
          <table:table-cell office:value-type="float" office:value="13.49" calcext:value-type="float">
            <text:p>13.49</text:p>
          </table:table-cell>
          <table:table-cell office:value-type="float" office:value="17.77" calcext:value-type="float">
            <text:p>17.77</text:p>
          </table:table-cell>
        </table:table-row>
        <table:table-row table:style-name="ro1">
          <table:table-cell office:value-type="float" office:value="383480" calcext:value-type="float">
            <text:p>383480</text:p>
          </table:table-cell>
          <table:table-cell table:formula="of:=[.A26]/1000/(60*60*24)" office:value-type="time" office:time-value="PT00H06M23.48S" calcext:value-type="time">
            <text:p>00:06:23</text:p>
          </table:table-cell>
          <table:table-cell office:value-type="float" office:value="1.3" calcext:value-type="float">
            <text:p>1.3</text:p>
          </table:table-cell>
          <table:table-cell office:value-type="float" office:value="130.8" calcext:value-type="float">
            <text:p>130.8</text:p>
          </table:table-cell>
          <table:table-cell office:value-type="float" office:value="170.18" calcext:value-type="float">
            <text:p>170.18</text:p>
          </table:table-cell>
          <table:table-cell office:value-type="float" office:value="14.07" calcext:value-type="float">
            <text:p>14.07</text:p>
          </table:table-cell>
          <table:table-cell office:value-type="float" office:value="18.53" calcext:value-type="float">
            <text:p>18.53</text:p>
          </table:table-cell>
        </table:table-row>
        <table:table-row table:style-name="ro1">
          <table:table-cell office:value-type="float" office:value="399480" calcext:value-type="float">
            <text:p>399480</text:p>
          </table:table-cell>
          <table:table-cell table:formula="of:=[.A27]/1000/(60*60*24)" office:value-type="time" office:time-value="PT00H06M39.48S" calcext:value-type="time">
            <text:p>00:06:39</text:p>
          </table:table-cell>
          <table:table-cell office:value-type="float" office:value="1.3" calcext:value-type="float">
            <text:p>1.3</text:p>
          </table:table-cell>
          <table:table-cell office:value-type="float" office:value="130.8" calcext:value-type="float">
            <text:p>130.8</text:p>
          </table:table-cell>
          <table:table-cell office:value-type="float" office:value="170.18" calcext:value-type="float">
            <text:p>170.18</text:p>
          </table:table-cell>
          <table:table-cell office:value-type="float" office:value="14.65" calcext:value-type="float">
            <text:p>14.65</text:p>
          </table:table-cell>
          <table:table-cell office:value-type="float" office:value="19.29" calcext:value-type="float">
            <text:p>19.29</text:p>
          </table:table-cell>
        </table:table-row>
        <table:table-row table:style-name="ro1">
          <table:table-cell office:value-type="float" office:value="415480" calcext:value-type="float">
            <text:p>415480</text:p>
          </table:table-cell>
          <table:table-cell table:formula="of:=[.A28]/1000/(60*60*24)" office:value-type="time" office:time-value="PT00H06M55.48S" calcext:value-type="time">
            <text:p>00:06:55</text:p>
          </table:table-cell>
          <table:table-cell office:value-type="float" office:value="1.3" calcext:value-type="float">
            <text:p>1.3</text:p>
          </table:table-cell>
          <table:table-cell office:value-type="float" office:value="130.7" calcext:value-type="float">
            <text:p>130.7</text:p>
          </table:table-cell>
          <table:table-cell office:value-type="float" office:value="170.05" calcext:value-type="float">
            <text:p>170.05</text:p>
          </table:table-cell>
          <table:table-cell office:value-type="float" office:value="15.23" calcext:value-type="float">
            <text:p>15.23</text:p>
          </table:table-cell>
          <table:table-cell office:value-type="float" office:value="20.05" calcext:value-type="float">
            <text:p>20.05</text:p>
          </table:table-cell>
        </table:table-row>
        <table:table-row table:style-name="ro1">
          <table:table-cell office:value-type="float" office:value="431480" calcext:value-type="float">
            <text:p>431480</text:p>
          </table:table-cell>
          <table:table-cell table:formula="of:=[.A29]/1000/(60*60*24)" office:value-type="time" office:time-value="PT00H07M11.48S" calcext:value-type="time">
            <text:p>00:07:11</text:p>
          </table:table-cell>
          <table:table-cell office:value-type="float" office:value="1.3" calcext:value-type="float">
            <text:p>1.3</text:p>
          </table:table-cell>
          <table:table-cell office:value-type="float" office:value="130.6" calcext:value-type="float">
            <text:p>130.6</text:p>
          </table:table-cell>
          <table:table-cell office:value-type="float" office:value="169.92" calcext:value-type="float">
            <text:p>169.92</text:p>
          </table:table-cell>
          <table:table-cell office:value-type="float" office:value="15.82" calcext:value-type="float">
            <text:p>15.82</text:p>
          </table:table-cell>
          <table:table-cell office:value-type="float" office:value="20.8" calcext:value-type="float">
            <text:p>20.8</text:p>
          </table:table-cell>
        </table:table-row>
        <table:table-row table:style-name="ro1">
          <table:table-cell office:value-type="float" office:value="447480" calcext:value-type="float">
            <text:p>447480</text:p>
          </table:table-cell>
          <table:table-cell table:formula="of:=[.A30]/1000/(60*60*24)" office:value-type="time" office:time-value="PT00H07M27.48S" calcext:value-type="time">
            <text:p>00:07:27</text:p>
          </table:table-cell>
          <table:table-cell office:value-type="float" office:value="1.3" calcext:value-type="float">
            <text:p>1.3</text:p>
          </table:table-cell>
          <table:table-cell office:value-type="float" office:value="130.6" calcext:value-type="float">
            <text:p>130.6</text:p>
          </table:table-cell>
          <table:table-cell office:value-type="float" office:value="169.92" calcext:value-type="float">
            <text:p>169.92</text:p>
          </table:table-cell>
          <table:table-cell office:value-type="float" office:value="16.4" calcext:value-type="float">
            <text:p>16.4</text:p>
          </table:table-cell>
          <table:table-cell office:value-type="float" office:value="21.56" calcext:value-type="float">
            <text:p>21.56</text:p>
          </table:table-cell>
        </table:table-row>
        <table:table-row table:style-name="ro1">
          <table:table-cell office:value-type="float" office:value="463480" calcext:value-type="float">
            <text:p>463480</text:p>
          </table:table-cell>
          <table:table-cell table:formula="of:=[.A31]/1000/(60*60*24)" office:value-type="time" office:time-value="PT00H07M43.48S" calcext:value-type="time">
            <text:p>00:07:43</text:p>
          </table:table-cell>
          <table:table-cell office:value-type="float" office:value="1.3" calcext:value-type="float">
            <text:p>1.3</text:p>
          </table:table-cell>
          <table:table-cell office:value-type="float" office:value="130.5" calcext:value-type="float">
            <text:p>130.5</text:p>
          </table:table-cell>
          <table:table-cell office:value-type="float" office:value="169.79" calcext:value-type="float">
            <text:p>169.79</text:p>
          </table:table-cell>
          <table:table-cell office:value-type="float" office:value="16.98" calcext:value-type="float">
            <text:p>16.98</text:p>
          </table:table-cell>
          <table:table-cell office:value-type="float" office:value="22.31" calcext:value-type="float">
            <text:p>22.31</text:p>
          </table:table-cell>
        </table:table-row>
        <table:table-row table:style-name="ro1">
          <table:table-cell office:value-type="float" office:value="479480" calcext:value-type="float">
            <text:p>479480</text:p>
          </table:table-cell>
          <table:table-cell table:formula="of:=[.A32]/1000/(60*60*24)" office:value-type="time" office:time-value="PT00H07M59.48S" calcext:value-type="time">
            <text:p>00:07:59</text:p>
          </table:table-cell>
          <table:table-cell office:value-type="float" office:value="1.3" calcext:value-type="float">
            <text:p>1.3</text:p>
          </table:table-cell>
          <table:table-cell office:value-type="float" office:value="130.4" calcext:value-type="float">
            <text:p>130.4</text:p>
          </table:table-cell>
          <table:table-cell office:value-type="float" office:value="169.66" calcext:value-type="float">
            <text:p>169.66</text:p>
          </table:table-cell>
          <table:table-cell office:value-type="float" office:value="17.56" calcext:value-type="float">
            <text:p>17.56</text:p>
          </table:table-cell>
          <table:table-cell office:value-type="float" office:value="23.07" calcext:value-type="float">
            <text:p>23.07</text:p>
          </table:table-cell>
        </table:table-row>
        <table:table-row table:style-name="ro1">
          <table:table-cell office:value-type="float" office:value="495480" calcext:value-type="float">
            <text:p>495480</text:p>
          </table:table-cell>
          <table:table-cell table:formula="of:=[.A33]/1000/(60*60*24)" office:value-type="time" office:time-value="PT00H08M15.48S" calcext:value-type="time">
            <text:p>00:08:15</text:p>
          </table:table-cell>
          <table:table-cell office:value-type="float" office:value="1.3" calcext:value-type="float">
            <text:p>1.3</text:p>
          </table:table-cell>
          <table:table-cell office:value-type="float" office:value="130.3" calcext:value-type="float">
            <text:p>130.3</text:p>
          </table:table-cell>
          <table:table-cell office:value-type="float" office:value="169" calcext:value-type="float">
            <text:p>169</text:p>
          </table:table-cell>
          <table:table-cell office:value-type="float" office:value="18.13" calcext:value-type="float">
            <text:p>18.13</text:p>
          </table:table-cell>
          <table:table-cell office:value-type="float" office:value="23.82" calcext:value-type="float">
            <text:p>23.82</text:p>
          </table:table-cell>
        </table:table-row>
        <table:table-row table:style-name="ro1">
          <table:table-cell office:value-type="float" office:value="511480" calcext:value-type="float">
            <text:p>511480</text:p>
          </table:table-cell>
          <table:table-cell table:formula="of:=[.A34]/1000/(60*60*24)" office:value-type="time" office:time-value="PT00H08M31.48S" calcext:value-type="time">
            <text:p>00:08:31</text:p>
          </table:table-cell>
          <table:table-cell office:value-type="float" office:value="1.3" calcext:value-type="float">
            <text:p>1.3</text:p>
          </table:table-cell>
          <table:table-cell office:value-type="float" office:value="130.3" calcext:value-type="float">
            <text:p>130.3</text:p>
          </table:table-cell>
          <table:table-cell office:value-type="float" office:value="169" calcext:value-type="float">
            <text:p>169</text:p>
          </table:table-cell>
          <table:table-cell office:value-type="float" office:value="18.71" calcext:value-type="float">
            <text:p>18.71</text:p>
          </table:table-cell>
          <table:table-cell office:value-type="float" office:value="24.57" calcext:value-type="float">
            <text:p>24.57</text:p>
          </table:table-cell>
        </table:table-row>
        <table:table-row table:style-name="ro1">
          <table:table-cell office:value-type="float" office:value="527480" calcext:value-type="float">
            <text:p>527480</text:p>
          </table:table-cell>
          <table:table-cell table:formula="of:=[.A35]/1000/(60*60*24)" office:value-type="time" office:time-value="PT00H08M47.48S" calcext:value-type="time">
            <text:p>00:08:47</text:p>
          </table:table-cell>
          <table:table-cell office:value-type="float" office:value="1.3" calcext:value-type="float">
            <text:p>1.3</text:p>
          </table:table-cell>
          <table:table-cell office:value-type="float" office:value="130.1" calcext:value-type="float">
            <text:p>130.1</text:p>
          </table:table-cell>
          <table:table-cell office:value-type="float" office:value="168.74" calcext:value-type="float">
            <text:p>168.74</text:p>
          </table:table-cell>
          <table:table-cell office:value-type="float" office:value="19.29" calcext:value-type="float">
            <text:p>19.29</text:p>
          </table:table-cell>
          <table:table-cell office:value-type="float" office:value="25.32" calcext:value-type="float">
            <text:p>25.32</text:p>
          </table:table-cell>
        </table:table-row>
        <table:table-row table:style-name="ro1">
          <table:table-cell office:value-type="float" office:value="543480" calcext:value-type="float">
            <text:p>543480</text:p>
          </table:table-cell>
          <table:table-cell table:formula="of:=[.A36]/1000/(60*60*24)" office:value-type="time" office:time-value="PT00H09M03.48S" calcext:value-type="time">
            <text:p>00:09:03</text:p>
          </table:table-cell>
          <table:table-cell office:value-type="float" office:value="1.3" calcext:value-type="float">
            <text:p>1.3</text:p>
          </table:table-cell>
          <table:table-cell office:value-type="float" office:value="130.1" calcext:value-type="float">
            <text:p>130.1</text:p>
          </table:table-cell>
          <table:table-cell office:value-type="float" office:value="168.74" calcext:value-type="float">
            <text:p>168.74</text:p>
          </table:table-cell>
          <table:table-cell office:value-type="float" office:value="19.87" calcext:value-type="float">
            <text:p>19.87</text:p>
          </table:table-cell>
          <table:table-cell office:value-type="float" office:value="26.07" calcext:value-type="float">
            <text:p>26.07</text:p>
          </table:table-cell>
        </table:table-row>
        <table:table-row table:style-name="ro1">
          <table:table-cell office:value-type="float" office:value="559480" calcext:value-type="float">
            <text:p>559480</text:p>
          </table:table-cell>
          <table:table-cell table:formula="of:=[.A37]/1000/(60*60*24)" office:value-type="time" office:time-value="PT00H09M19.48S" calcext:value-type="time">
            <text:p>00:09:19</text:p>
          </table:table-cell>
          <table:table-cell office:value-type="float" office:value="1.3" calcext:value-type="float">
            <text:p>1.3</text:p>
          </table:table-cell>
          <table:table-cell office:value-type="float" office:value="130" calcext:value-type="float">
            <text:p>130</text:p>
          </table:table-cell>
          <table:table-cell office:value-type="float" office:value="168.61" calcext:value-type="float">
            <text:p>168.61</text:p>
          </table:table-cell>
          <table:table-cell office:value-type="float" office:value="20.45" calcext:value-type="float">
            <text:p>20.45</text:p>
          </table:table-cell>
          <table:table-cell office:value-type="float" office:value="26.82" calcext:value-type="float">
            <text:p>26.82</text:p>
          </table:table-cell>
        </table:table-row>
        <table:table-row table:style-name="ro1">
          <table:table-cell office:value-type="float" office:value="575480" calcext:value-type="float">
            <text:p>575480</text:p>
          </table:table-cell>
          <table:table-cell table:formula="of:=[.A38]/1000/(60*60*24)" office:value-type="time" office:time-value="PT00H09M35.48S" calcext:value-type="time">
            <text:p>00:09:35</text:p>
          </table:table-cell>
          <table:table-cell office:value-type="float" office:value="1.29" calcext:value-type="float">
            <text:p>1.29</text:p>
          </table:table-cell>
          <table:table-cell office:value-type="float" office:value="129.9" calcext:value-type="float">
            <text:p>129.9</text:p>
          </table:table-cell>
          <table:table-cell office:value-type="float" office:value="167.96" calcext:value-type="float">
            <text:p>167.96</text:p>
          </table:table-cell>
          <table:table-cell office:value-type="float" office:value="21.03" calcext:value-type="float">
            <text:p>21.03</text:p>
          </table:table-cell>
          <table:table-cell office:value-type="float" office:value="27.56" calcext:value-type="float">
            <text:p>27.56</text:p>
          </table:table-cell>
        </table:table-row>
        <table:table-row table:style-name="ro1">
          <table:table-cell office:value-type="float" office:value="591480" calcext:value-type="float">
            <text:p>591480</text:p>
          </table:table-cell>
          <table:table-cell table:formula="of:=[.A39]/1000/(60*60*24)" office:value-type="time" office:time-value="PT00H09M51.48S" calcext:value-type="time">
            <text:p>00:09:51</text:p>
          </table:table-cell>
          <table:table-cell office:value-type="float" office:value="1.29" calcext:value-type="float">
            <text:p>1.29</text:p>
          </table:table-cell>
          <table:table-cell office:value-type="float" office:value="129.9" calcext:value-type="float">
            <text:p>129.9</text:p>
          </table:table-cell>
          <table:table-cell office:value-type="float" office:value="167.96" calcext:value-type="float">
            <text:p>167.96</text:p>
          </table:table-cell>
          <table:table-cell office:value-type="float" office:value="21.6" calcext:value-type="float">
            <text:p>21.6</text:p>
          </table:table-cell>
          <table:table-cell office:value-type="float" office:value="28.31" calcext:value-type="float">
            <text:p>28.31</text:p>
          </table:table-cell>
        </table:table-row>
        <table:table-row table:style-name="ro1">
          <table:table-cell office:value-type="float" office:value="607480" calcext:value-type="float">
            <text:p>607480</text:p>
          </table:table-cell>
          <table:table-cell table:formula="of:=[.A40]/1000/(60*60*24)" office:value-type="time" office:time-value="PT00H10M07.48S" calcext:value-type="time">
            <text:p>00:10:07</text:p>
          </table:table-cell>
          <table:table-cell office:value-type="float" office:value="1.29" calcext:value-type="float">
            <text:p>1.29</text:p>
          </table:table-cell>
          <table:table-cell office:value-type="float" office:value="129.8" calcext:value-type="float">
            <text:p>129.8</text:p>
          </table:table-cell>
          <table:table-cell office:value-type="float" office:value="167.83" calcext:value-type="float">
            <text:p>167.83</text:p>
          </table:table-cell>
          <table:table-cell office:value-type="float" office:value="22.18" calcext:value-type="float">
            <text:p>22.18</text:p>
          </table:table-cell>
          <table:table-cell office:value-type="float" office:value="29.06" calcext:value-type="float">
            <text:p>29.06</text:p>
          </table:table-cell>
        </table:table-row>
        <table:table-row table:style-name="ro1">
          <table:table-cell office:value-type="float" office:value="623480" calcext:value-type="float">
            <text:p>623480</text:p>
          </table:table-cell>
          <table:table-cell table:formula="of:=[.A41]/1000/(60*60*24)" office:value-type="time" office:time-value="PT00H10M23.48S" calcext:value-type="time">
            <text:p>00:10:23</text:p>
          </table:table-cell>
          <table:table-cell office:value-type="float" office:value="1.29" calcext:value-type="float">
            <text:p>1.29</text:p>
          </table:table-cell>
          <table:table-cell office:value-type="float" office:value="129.7" calcext:value-type="float">
            <text:p>129.7</text:p>
          </table:table-cell>
          <table:table-cell office:value-type="float" office:value="167.7" calcext:value-type="float">
            <text:p>167.7</text:p>
          </table:table-cell>
          <table:table-cell office:value-type="float" office:value="22.76" calcext:value-type="float">
            <text:p>22.76</text:p>
          </table:table-cell>
          <table:table-cell office:value-type="float" office:value="29.8" calcext:value-type="float">
            <text:p>29.8</text:p>
          </table:table-cell>
        </table:table-row>
        <table:table-row table:style-name="ro1">
          <table:table-cell office:value-type="float" office:value="639480" calcext:value-type="float">
            <text:p>639480</text:p>
          </table:table-cell>
          <table:table-cell table:formula="of:=[.A42]/1000/(60*60*24)" office:value-type="time" office:time-value="PT00H10M39.48S" calcext:value-type="time">
            <text:p>00:10:39</text:p>
          </table:table-cell>
          <table:table-cell office:value-type="float" office:value="1.29" calcext:value-type="float">
            <text:p>1.29</text:p>
          </table:table-cell>
          <table:table-cell office:value-type="float" office:value="129.7" calcext:value-type="float">
            <text:p>129.7</text:p>
          </table:table-cell>
          <table:table-cell office:value-type="float" office:value="167.7" calcext:value-type="float">
            <text:p>167.7</text:p>
          </table:table-cell>
          <table:table-cell office:value-type="float" office:value="23.33" calcext:value-type="float">
            <text:p>23.33</text:p>
          </table:table-cell>
          <table:table-cell office:value-type="float" office:value="30.55" calcext:value-type="float">
            <text:p>30.55</text:p>
          </table:table-cell>
        </table:table-row>
        <table:table-row table:style-name="ro1">
          <table:table-cell office:value-type="float" office:value="655480" calcext:value-type="float">
            <text:p>655480</text:p>
          </table:table-cell>
          <table:table-cell table:formula="of:=[.A43]/1000/(60*60*24)" office:value-type="time" office:time-value="PT00H10M55.48S" calcext:value-type="time">
            <text:p>00:10:55</text:p>
          </table:table-cell>
          <table:table-cell office:value-type="float" office:value="1.29" calcext:value-type="float">
            <text:p>1.29</text:p>
          </table:table-cell>
          <table:table-cell office:value-type="float" office:value="129.6" calcext:value-type="float">
            <text:p>129.6</text:p>
          </table:table-cell>
          <table:table-cell office:value-type="float" office:value="167.57" calcext:value-type="float">
            <text:p>167.57</text:p>
          </table:table-cell>
          <table:table-cell office:value-type="float" office:value="23.91" calcext:value-type="float">
            <text:p>23.91</text:p>
          </table:table-cell>
          <table:table-cell office:value-type="float" office:value="31.29" calcext:value-type="float">
            <text:p>31.29</text:p>
          </table:table-cell>
        </table:table-row>
        <table:table-row table:style-name="ro1">
          <table:table-cell office:value-type="float" office:value="671480" calcext:value-type="float">
            <text:p>671480</text:p>
          </table:table-cell>
          <table:table-cell table:formula="of:=[.A44]/1000/(60*60*24)" office:value-type="time" office:time-value="PT00H11M11.48S" calcext:value-type="time">
            <text:p>00:11:11</text:p>
          </table:table-cell>
          <table:table-cell office:value-type="float" office:value="1.29" calcext:value-type="float">
            <text:p>1.29</text:p>
          </table:table-cell>
          <table:table-cell office:value-type="float" office:value="129.5" calcext:value-type="float">
            <text:p>129.5</text:p>
          </table:table-cell>
          <table:table-cell office:value-type="float" office:value="166.92" calcext:value-type="float">
            <text:p>166.92</text:p>
          </table:table-cell>
          <table:table-cell office:value-type="float" office:value="24.48" calcext:value-type="float">
            <text:p>24.48</text:p>
          </table:table-cell>
          <table:table-cell office:value-type="float" office:value="32.03" calcext:value-type="float">
            <text:p>32.03</text:p>
          </table:table-cell>
        </table:table-row>
        <table:table-row table:style-name="ro1">
          <table:table-cell office:value-type="float" office:value="687480" calcext:value-type="float">
            <text:p>687480</text:p>
          </table:table-cell>
          <table:table-cell table:formula="of:=[.A45]/1000/(60*60*24)" office:value-type="time" office:time-value="PT00H11M27.48S" calcext:value-type="time">
            <text:p>00:11:27</text:p>
          </table:table-cell>
          <table:table-cell office:value-type="float" office:value="1.29" calcext:value-type="float">
            <text:p>1.29</text:p>
          </table:table-cell>
          <table:table-cell office:value-type="float" office:value="129.4" calcext:value-type="float">
            <text:p>129.4</text:p>
          </table:table-cell>
          <table:table-cell office:value-type="float" office:value="166.79" calcext:value-type="float">
            <text:p>166.79</text:p>
          </table:table-cell>
          <table:table-cell office:value-type="float" office:value="25.06" calcext:value-type="float">
            <text:p>25.06</text:p>
          </table:table-cell>
          <table:table-cell office:value-type="float" office:value="32.78" calcext:value-type="float">
            <text:p>32.78</text:p>
          </table:table-cell>
        </table:table-row>
        <table:table-row table:style-name="ro1">
          <table:table-cell office:value-type="float" office:value="703480" calcext:value-type="float">
            <text:p>703480</text:p>
          </table:table-cell>
          <table:table-cell table:formula="of:=[.A46]/1000/(60*60*24)" office:value-type="time" office:time-value="PT00H11M43.48S" calcext:value-type="time">
            <text:p>00:11:43</text:p>
          </table:table-cell>
          <table:table-cell office:value-type="float" office:value="1.29" calcext:value-type="float">
            <text:p>1.29</text:p>
          </table:table-cell>
          <table:table-cell office:value-type="float" office:value="129.4" calcext:value-type="float">
            <text:p>129.4</text:p>
          </table:table-cell>
          <table:table-cell office:value-type="float" office:value="166.79" calcext:value-type="float">
            <text:p>166.79</text:p>
          </table:table-cell>
          <table:table-cell office:value-type="float" office:value="25.63" calcext:value-type="float">
            <text:p>25.63</text:p>
          </table:table-cell>
          <table:table-cell office:value-type="float" office:value="33.52" calcext:value-type="float">
            <text:p>33.52</text:p>
          </table:table-cell>
        </table:table-row>
        <table:table-row table:style-name="ro1">
          <table:table-cell office:value-type="float" office:value="719480" calcext:value-type="float">
            <text:p>719480</text:p>
          </table:table-cell>
          <table:table-cell table:formula="of:=[.A47]/1000/(60*60*24)" office:value-type="time" office:time-value="PT00H11M59.48S" calcext:value-type="time">
            <text:p>00:11:59</text:p>
          </table:table-cell>
          <table:table-cell office:value-type="float" office:value="1.29" calcext:value-type="float">
            <text:p>1.29</text:p>
          </table:table-cell>
          <table:table-cell office:value-type="float" office:value="129.3" calcext:value-type="float">
            <text:p>129.3</text:p>
          </table:table-cell>
          <table:table-cell office:value-type="float" office:value="166.66" calcext:value-type="float">
            <text:p>166.66</text:p>
          </table:table-cell>
          <table:table-cell office:value-type="float" office:value="26.21" calcext:value-type="float">
            <text:p>26.21</text:p>
          </table:table-cell>
          <table:table-cell office:value-type="float" office:value="34.26" calcext:value-type="float">
            <text:p>34.26</text:p>
          </table:table-cell>
        </table:table-row>
        <table:table-row table:style-name="ro1">
          <table:table-cell office:value-type="float" office:value="735480" calcext:value-type="float">
            <text:p>735480</text:p>
          </table:table-cell>
          <table:table-cell table:formula="of:=[.A48]/1000/(60*60*24)" office:value-type="time" office:time-value="PT00H12M15.48S" calcext:value-type="time">
            <text:p>00:12:15</text:p>
          </table:table-cell>
          <table:table-cell office:value-type="float" office:value="1.29" calcext:value-type="float">
            <text:p>1.29</text:p>
          </table:table-cell>
          <table:table-cell office:value-type="float" office:value="129.2" calcext:value-type="float">
            <text:p>129.2</text:p>
          </table:table-cell>
          <table:table-cell office:value-type="float" office:value="166.53" calcext:value-type="float">
            <text:p>166.53</text:p>
          </table:table-cell>
          <table:table-cell office:value-type="float" office:value="26.78" calcext:value-type="float">
            <text:p>26.7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51480" calcext:value-type="float">
            <text:p>751480</text:p>
          </table:table-cell>
          <table:table-cell table:formula="of:=[.A49]/1000/(60*60*24)" office:value-type="time" office:time-value="PT00H12M31.48S" calcext:value-type="time">
            <text:p>00:12:31</text:p>
          </table:table-cell>
          <table:table-cell office:value-type="float" office:value="1.29" calcext:value-type="float">
            <text:p>1.29</text:p>
          </table:table-cell>
          <table:table-cell office:value-type="float" office:value="129.2" calcext:value-type="float">
            <text:p>129.2</text:p>
          </table:table-cell>
          <table:table-cell office:value-type="float" office:value="166.53" calcext:value-type="float">
            <text:p>166.53</text:p>
          </table:table-cell>
          <table:table-cell office:value-type="float" office:value="27.36" calcext:value-type="float">
            <text:p>27.36</text:p>
          </table:table-cell>
          <table:table-cell office:value-type="float" office:value="35.74" calcext:value-type="float">
            <text:p>35.74</text:p>
          </table:table-cell>
        </table:table-row>
        <table:table-row table:style-name="ro1">
          <table:table-cell office:value-type="float" office:value="767480" calcext:value-type="float">
            <text:p>767480</text:p>
          </table:table-cell>
          <table:table-cell table:formula="of:=[.A50]/1000/(60*60*24)" office:value-type="time" office:time-value="PT00H12M47.48S" calcext:value-type="time">
            <text:p>00:12:47</text:p>
          </table:table-cell>
          <table:table-cell office:value-type="float" office:value="1.28" calcext:value-type="float">
            <text:p>1.28</text:p>
          </table:table-cell>
          <table:table-cell office:value-type="float" office:value="129.1" calcext:value-type="float">
            <text:p>129.1</text:p>
          </table:table-cell>
          <table:table-cell office:value-type="float" office:value="165.88" calcext:value-type="float">
            <text:p>165.88</text:p>
          </table:table-cell>
          <table:table-cell office:value-type="float" office:value="27.93" calcext:value-type="float">
            <text:p>27.93</text:p>
          </table:table-cell>
          <table:table-cell office:value-type="float" office:value="36.47" calcext:value-type="float">
            <text:p>36.47</text:p>
          </table:table-cell>
        </table:table-row>
        <table:table-row table:style-name="ro1">
          <table:table-cell office:value-type="float" office:value="783480" calcext:value-type="float">
            <text:p>783480</text:p>
          </table:table-cell>
          <table:table-cell table:formula="of:=[.A51]/1000/(60*60*24)" office:value-type="time" office:time-value="PT00H13M03.48S" calcext:value-type="time">
            <text:p>00:13:03</text:p>
          </table:table-cell>
          <table:table-cell office:value-type="float" office:value="1.28" calcext:value-type="float">
            <text:p>1.28</text:p>
          </table:table-cell>
          <table:table-cell office:value-type="float" office:value="129.1" calcext:value-type="float">
            <text:p>129.1</text:p>
          </table:table-cell>
          <table:table-cell office:value-type="float" office:value="165.88" calcext:value-type="float">
            <text:p>165.88</text:p>
          </table:table-cell>
          <table:table-cell office:value-type="float" office:value="28.51" calcext:value-type="float">
            <text:p>28.51</text:p>
          </table:table-cell>
          <table:table-cell office:value-type="float" office:value="37.21" calcext:value-type="float">
            <text:p>37.21</text:p>
          </table:table-cell>
        </table:table-row>
        <table:table-row table:style-name="ro1">
          <table:table-cell office:value-type="float" office:value="799480" calcext:value-type="float">
            <text:p>799480</text:p>
          </table:table-cell>
          <table:table-cell table:formula="of:=[.A52]/1000/(60*60*24)" office:value-type="time" office:time-value="PT00H13M19.48S" calcext:value-type="time">
            <text:p>00:13:19</text:p>
          </table:table-cell>
          <table:table-cell office:value-type="float" office:value="1.28" calcext:value-type="float">
            <text:p>1.28</text:p>
          </table:table-cell>
          <table:table-cell office:value-type="float" office:value="129" calcext:value-type="float">
            <text:p>129</text:p>
          </table:table-cell>
          <table:table-cell office:value-type="float" office:value="165.75" calcext:value-type="float">
            <text:p>165.75</text:p>
          </table:table-cell>
          <table:table-cell office:value-type="float" office:value="29.08" calcext:value-type="float">
            <text:p>29.08</text:p>
          </table:table-cell>
          <table:table-cell office:value-type="float" office:value="37.95" calcext:value-type="float">
            <text:p>37.95</text:p>
          </table:table-cell>
        </table:table-row>
        <table:table-row table:style-name="ro1">
          <table:table-cell office:value-type="float" office:value="815480" calcext:value-type="float">
            <text:p>815480</text:p>
          </table:table-cell>
          <table:table-cell table:formula="of:=[.A53]/1000/(60*60*24)" office:value-type="time" office:time-value="PT00H13M35.48S" calcext:value-type="time">
            <text:p>00:13:35</text:p>
          </table:table-cell>
          <table:table-cell office:value-type="float" office:value="1.28" calcext:value-type="float">
            <text:p>1.28</text:p>
          </table:table-cell>
          <table:table-cell office:value-type="float" office:value="128.9" calcext:value-type="float">
            <text:p>128.9</text:p>
          </table:table-cell>
          <table:table-cell office:value-type="float" office:value="165.62" calcext:value-type="float">
            <text:p>165.62</text:p>
          </table:table-cell>
          <table:table-cell office:value-type="float" office:value="29.65" calcext:value-type="float">
            <text:p>29.65</text:p>
          </table:table-cell>
          <table:table-cell office:value-type="float" office:value="38.68" calcext:value-type="float">
            <text:p>38.68</text:p>
          </table:table-cell>
        </table:table-row>
        <table:table-row table:style-name="ro1">
          <table:table-cell office:value-type="float" office:value="831480" calcext:value-type="float">
            <text:p>831480</text:p>
          </table:table-cell>
          <table:table-cell table:formula="of:=[.A54]/1000/(60*60*24)" office:value-type="time" office:time-value="PT00H13M51.48S" calcext:value-type="time">
            <text:p>00:13:51</text:p>
          </table:table-cell>
          <table:table-cell office:value-type="float" office:value="1.28" calcext:value-type="float">
            <text:p>1.28</text:p>
          </table:table-cell>
          <table:table-cell office:value-type="float" office:value="128.9" calcext:value-type="float">
            <text:p>128.9</text:p>
          </table:table-cell>
          <table:table-cell office:value-type="float" office:value="165.11" calcext:value-type="float">
            <text:p>165.11</text:p>
          </table:table-cell>
          <table:table-cell office:value-type="float" office:value="30.22" calcext:value-type="float">
            <text:p>30.22</text:p>
          </table:table-cell>
          <table:table-cell office:value-type="float" office:value="39.42" calcext:value-type="float">
            <text:p>39.42</text:p>
          </table:table-cell>
        </table:table-row>
        <table:table-row table:style-name="ro1">
          <table:table-cell office:value-type="float" office:value="847480" calcext:value-type="float">
            <text:p>847480</text:p>
          </table:table-cell>
          <table:table-cell table:formula="of:=[.A55]/1000/(60*60*24)" office:value-type="time" office:time-value="PT00H14M07.48S" calcext:value-type="time">
            <text:p>00:14:07</text:p>
          </table:table-cell>
          <table:table-cell office:value-type="float" office:value="1.28" calcext:value-type="float">
            <text:p>1.28</text:p>
          </table:table-cell>
          <table:table-cell office:value-type="float" office:value="128.8" calcext:value-type="float">
            <text:p>128.8</text:p>
          </table:table-cell>
          <table:table-cell office:value-type="float" office:value="164.98" calcext:value-type="float">
            <text:p>164.98</text:p>
          </table:table-cell>
          <table:table-cell office:value-type="float" office:value="30.8" calcext:value-type="float">
            <text:p>30.8</text:p>
          </table:table-cell>
          <table:table-cell office:value-type="float" office:value="40.16" calcext:value-type="float">
            <text:p>40.16</text:p>
          </table:table-cell>
        </table:table-row>
        <table:table-row table:style-name="ro1">
          <table:table-cell office:value-type="float" office:value="863480" calcext:value-type="float">
            <text:p>863480</text:p>
          </table:table-cell>
          <table:table-cell table:formula="of:=[.A56]/1000/(60*60*24)" office:value-type="time" office:time-value="PT00H14M23.48S" calcext:value-type="time">
            <text:p>00:14:23</text:p>
          </table:table-cell>
          <table:table-cell office:value-type="float" office:value="1.28" calcext:value-type="float">
            <text:p>1.28</text:p>
          </table:table-cell>
          <table:table-cell office:value-type="float" office:value="128.7" calcext:value-type="float">
            <text:p>128.7</text:p>
          </table:table-cell>
          <table:table-cell office:value-type="float" office:value="164.85" calcext:value-type="float">
            <text:p>164.85</text:p>
          </table:table-cell>
          <table:table-cell office:value-type="float" office:value="31.37" calcext:value-type="float">
            <text:p>31.37</text:p>
          </table:table-cell>
          <table:table-cell office:value-type="float" office:value="40.89" calcext:value-type="float">
            <text:p>40.89</text:p>
          </table:table-cell>
        </table:table-row>
        <table:table-row table:style-name="ro1">
          <table:table-cell office:value-type="float" office:value="879480" calcext:value-type="float">
            <text:p>879480</text:p>
          </table:table-cell>
          <table:table-cell table:formula="of:=[.A57]/1000/(60*60*24)" office:value-type="time" office:time-value="PT00H14M39.48S" calcext:value-type="time">
            <text:p>00:14:39</text:p>
          </table:table-cell>
          <table:table-cell office:value-type="float" office:value="1.28" calcext:value-type="float">
            <text:p>1.28</text:p>
          </table:table-cell>
          <table:table-cell office:value-type="float" office:value="128.6" calcext:value-type="float">
            <text:p>128.6</text:p>
          </table:table-cell>
          <table:table-cell office:value-type="float" office:value="164.72" calcext:value-type="float">
            <text:p>164.72</text:p>
          </table:table-cell>
          <table:table-cell office:value-type="float" office:value="31.94" calcext:value-type="float">
            <text:p>31.94</text:p>
          </table:table-cell>
          <table:table-cell office:value-type="float" office:value="41.62" calcext:value-type="float">
            <text:p>41.62</text:p>
          </table:table-cell>
        </table:table-row>
        <table:table-row table:style-name="ro1">
          <table:table-cell office:value-type="float" office:value="895480" calcext:value-type="float">
            <text:p>895480</text:p>
          </table:table-cell>
          <table:table-cell table:formula="of:=[.A58]/1000/(60*60*24)" office:value-type="time" office:time-value="PT00H14M55.48S" calcext:value-type="time">
            <text:p>00:14:55</text:p>
          </table:table-cell>
          <table:table-cell office:value-type="float" office:value="1.28" calcext:value-type="float">
            <text:p>1.28</text:p>
          </table:table-cell>
          <table:table-cell office:value-type="float" office:value="128.7" calcext:value-type="float">
            <text:p>128.7</text:p>
          </table:table-cell>
          <table:table-cell office:value-type="float" office:value="164.85" calcext:value-type="float">
            <text:p>164.85</text:p>
          </table:table-cell>
          <table:table-cell office:value-type="float" office:value="32.51" calcext:value-type="float">
            <text:p>32.51</text:p>
          </table:table-cell>
          <table:table-cell office:value-type="float" office:value="42.36" calcext:value-type="float">
            <text:p>42.36</text:p>
          </table:table-cell>
        </table:table-row>
        <table:table-row table:style-name="ro1">
          <table:table-cell office:value-type="float" office:value="911480" calcext:value-type="float">
            <text:p>911480</text:p>
          </table:table-cell>
          <table:table-cell table:formula="of:=[.A59]/1000/(60*60*24)" office:value-type="time" office:time-value="PT00H15M11.48S" calcext:value-type="time">
            <text:p>00:15:11</text:p>
          </table:table-cell>
          <table:table-cell office:value-type="float" office:value="1.28" calcext:value-type="float">
            <text:p>1.28</text:p>
          </table:table-cell>
          <table:table-cell office:value-type="float" office:value="128.5" calcext:value-type="float">
            <text:p>128.5</text:p>
          </table:table-cell>
          <table:table-cell office:value-type="float" office:value="164.59" calcext:value-type="float">
            <text:p>164.59</text:p>
          </table:table-cell>
          <table:table-cell office:value-type="float" office:value="33.08" calcext:value-type="float">
            <text:p>33.08</text:p>
          </table:table-cell>
          <table:table-cell office:value-type="float" office:value="43.09" calcext:value-type="float">
            <text:p>43.09</text:p>
          </table:table-cell>
        </table:table-row>
        <table:table-row table:style-name="ro1">
          <table:table-cell office:value-type="float" office:value="927480" calcext:value-type="float">
            <text:p>927480</text:p>
          </table:table-cell>
          <table:table-cell table:formula="of:=[.A60]/1000/(60*60*24)" office:value-type="time" office:time-value="PT00H15M27.48S" calcext:value-type="time">
            <text:p>00:15:27</text:p>
          </table:table-cell>
          <table:table-cell office:value-type="float" office:value="1.28" calcext:value-type="float">
            <text:p>1.28</text:p>
          </table:table-cell>
          <table:table-cell office:value-type="float" office:value="128.5" calcext:value-type="float">
            <text:p>128.5</text:p>
          </table:table-cell>
          <table:table-cell office:value-type="float" office:value="164.59" calcext:value-type="float">
            <text:p>164.59</text:p>
          </table:table-cell>
          <table:table-cell office:value-type="float" office:value="33.66" calcext:value-type="float">
            <text:p>33.66</text:p>
          </table:table-cell>
          <table:table-cell office:value-type="float" office:value="43.82" calcext:value-type="float">
            <text:p>43.82</text:p>
          </table:table-cell>
        </table:table-row>
        <table:table-row table:style-name="ro1">
          <table:table-cell office:value-type="float" office:value="943480" calcext:value-type="float">
            <text:p>943480</text:p>
          </table:table-cell>
          <table:table-cell table:formula="of:=[.A61]/1000/(60*60*24)" office:value-type="time" office:time-value="PT00H15M43.48S" calcext:value-type="time">
            <text:p>00:15:43</text:p>
          </table:table-cell>
          <table:table-cell office:value-type="float" office:value="1.28" calcext:value-type="float">
            <text:p>1.28</text:p>
          </table:table-cell>
          <table:table-cell office:value-type="float" office:value="128.5" calcext:value-type="float">
            <text:p>128.5</text:p>
          </table:table-cell>
          <table:table-cell office:value-type="float" office:value="164.59" calcext:value-type="float">
            <text:p>164.59</text:p>
          </table:table-cell>
          <table:table-cell office:value-type="float" office:value="34.23" calcext:value-type="float">
            <text:p>34.23</text:p>
          </table:table-cell>
          <table:table-cell office:value-type="float" office:value="44.55" calcext:value-type="float">
            <text:p>44.55</text:p>
          </table:table-cell>
        </table:table-row>
        <table:table-row table:style-name="ro1">
          <table:table-cell office:value-type="float" office:value="959480" calcext:value-type="float">
            <text:p>959480</text:p>
          </table:table-cell>
          <table:table-cell table:formula="of:=[.A62]/1000/(60*60*24)" office:value-type="time" office:time-value="PT00H15M59.48S" calcext:value-type="time">
            <text:p>00:15:59</text:p>
          </table:table-cell>
          <table:table-cell office:value-type="float" office:value="1.28" calcext:value-type="float">
            <text:p>1.28</text:p>
          </table:table-cell>
          <table:table-cell office:value-type="float" office:value="128.4" calcext:value-type="float">
            <text:p>128.4</text:p>
          </table:table-cell>
          <table:table-cell office:value-type="float" office:value="163.94" calcext:value-type="float">
            <text:p>163.94</text:p>
          </table:table-cell>
          <table:table-cell office:value-type="float" office:value="34.8" calcext:value-type="float">
            <text:p>34.8</text:p>
          </table:table-cell>
          <table:table-cell office:value-type="float" office:value="45.28" calcext:value-type="float">
            <text:p>45.28</text:p>
          </table:table-cell>
        </table:table-row>
        <table:table-row table:style-name="ro1">
          <table:table-cell office:value-type="float" office:value="975480" calcext:value-type="float">
            <text:p>975480</text:p>
          </table:table-cell>
          <table:table-cell table:formula="of:=[.A63]/1000/(60*60*24)" office:value-type="time" office:time-value="PT00H16M15.48S" calcext:value-type="time">
            <text:p>00:16:15</text:p>
          </table:table-cell>
          <table:table-cell office:value-type="float" office:value="1.28" calcext:value-type="float">
            <text:p>1.28</text:p>
          </table:table-cell>
          <table:table-cell office:value-type="float" office:value="128.3" calcext:value-type="float">
            <text:p>128.3</text:p>
          </table:table-cell>
          <table:table-cell office:value-type="float" office:value="163.82" calcext:value-type="float">
            <text:p>163.82</text:p>
          </table:table-cell>
          <table:table-cell office:value-type="float" office:value="35.37" calcext:value-type="float">
            <text:p>35.37</text:p>
          </table:table-cell>
          <table:table-cell office:value-type="float" office:value="46.01" calcext:value-type="float">
            <text:p>46.01</text:p>
          </table:table-cell>
        </table:table-row>
        <table:table-row table:style-name="ro1">
          <table:table-cell office:value-type="float" office:value="991480" calcext:value-type="float">
            <text:p>991480</text:p>
          </table:table-cell>
          <table:table-cell table:formula="of:=[.A64]/1000/(60*60*24)" office:value-type="time" office:time-value="PT00H16M31.48S" calcext:value-type="time">
            <text:p>00:16:31</text:p>
          </table:table-cell>
          <table:table-cell office:value-type="float" office:value="1.28" calcext:value-type="float">
            <text:p>1.28</text:p>
          </table:table-cell>
          <table:table-cell office:value-type="float" office:value="128.2" calcext:value-type="float">
            <text:p>128.2</text:p>
          </table:table-cell>
          <table:table-cell office:value-type="float" office:value="164.2" calcext:value-type="float">
            <text:p>164.2</text:p>
          </table:table-cell>
          <table:table-cell office:value-type="float" office:value="35.94" calcext:value-type="float">
            <text:p>35.94</text:p>
          </table:table-cell>
          <table:table-cell office:value-type="float" office:value="46.74" calcext:value-type="float">
            <text:p>46.74</text:p>
          </table:table-cell>
        </table:table-row>
        <table:table-row table:style-name="ro1">
          <table:table-cell office:value-type="float" office:value="1007480" calcext:value-type="float">
            <text:p>1007480</text:p>
          </table:table-cell>
          <table:table-cell table:formula="of:=[.A65]/1000/(60*60*24)" office:value-type="time" office:time-value="PT00H16M47.48S" calcext:value-type="time">
            <text:p>00:16:47</text:p>
          </table:table-cell>
          <table:table-cell office:value-type="float" office:value="1.28" calcext:value-type="float">
            <text:p>1.28</text:p>
          </table:table-cell>
          <table:table-cell office:value-type="float" office:value="128.2" calcext:value-type="float">
            <text:p>128.2</text:p>
          </table:table-cell>
          <table:table-cell office:value-type="float" office:value="163.69" calcext:value-type="float">
            <text:p>163.69</text:p>
          </table:table-cell>
          <table:table-cell office:value-type="float" office:value="36.51" calcext:value-type="float">
            <text:p>36.51</text:p>
          </table:table-cell>
          <table:table-cell office:value-type="float" office:value="47.46" calcext:value-type="float">
            <text:p>47.46</text:p>
          </table:table-cell>
        </table:table-row>
        <table:table-row table:style-name="ro1">
          <table:table-cell office:value-type="float" office:value="1023480" calcext:value-type="float">
            <text:p>1023480</text:p>
          </table:table-cell>
          <table:table-cell table:formula="of:=[.A66]/1000/(60*60*24)" office:value-type="time" office:time-value="PT00H17M03.48S" calcext:value-type="time">
            <text:p>00:17:03</text:p>
          </table:table-cell>
          <table:table-cell office:value-type="float" office:value="1.28" calcext:value-type="float">
            <text:p>1.28</text:p>
          </table:table-cell>
          <table:table-cell office:value-type="float" office:value="128.1" calcext:value-type="float">
            <text:p>128.1</text:p>
          </table:table-cell>
          <table:table-cell office:value-type="float" office:value="163.56" calcext:value-type="float">
            <text:p>163.56</text:p>
          </table:table-cell>
          <table:table-cell office:value-type="float" office:value="37.08" calcext:value-type="float">
            <text:p>37.08</text:p>
          </table:table-cell>
          <table:table-cell office:value-type="float" office:value="48.19" calcext:value-type="float">
            <text:p>48.19</text:p>
          </table:table-cell>
        </table:table-row>
        <table:table-row table:style-name="ro1">
          <table:table-cell office:value-type="float" office:value="1039480" calcext:value-type="float">
            <text:p>1039480</text:p>
          </table:table-cell>
          <table:table-cell table:formula="of:=[.A67]/1000/(60*60*24)" office:value-type="time" office:time-value="PT00H17M19.48S" calcext:value-type="time">
            <text:p>00:17:19</text:p>
          </table:table-cell>
          <table:table-cell office:value-type="float" office:value="1.28" calcext:value-type="float">
            <text:p>1.28</text:p>
          </table:table-cell>
          <table:table-cell office:value-type="float" office:value="128.1" calcext:value-type="float">
            <text:p>128.1</text:p>
          </table:table-cell>
          <table:table-cell office:value-type="float" office:value="163.56" calcext:value-type="float">
            <text:p>163.56</text:p>
          </table:table-cell>
          <table:table-cell office:value-type="float" office:value="37.65" calcext:value-type="float">
            <text:p>37.65</text:p>
          </table:table-cell>
          <table:table-cell office:value-type="float" office:value="48.92" calcext:value-type="float">
            <text:p>48.92</text:p>
          </table:table-cell>
        </table:table-row>
        <table:table-row table:style-name="ro1">
          <table:table-cell office:value-type="float" office:value="1055480" calcext:value-type="float">
            <text:p>1055480</text:p>
          </table:table-cell>
          <table:table-cell table:formula="of:=[.A68]/1000/(60*60*24)" office:value-type="time" office:time-value="PT00H17M35.48S" calcext:value-type="time">
            <text:p>00:17:35</text:p>
          </table:table-cell>
          <table:table-cell office:value-type="float" office:value="1.28" calcext:value-type="float">
            <text:p>1.28</text:p>
          </table:table-cell>
          <table:table-cell office:value-type="float" office:value="128.1" calcext:value-type="float">
            <text:p>128.1</text:p>
          </table:table-cell>
          <table:table-cell office:value-type="float" office:value="163.56" calcext:value-type="float">
            <text:p>163.56</text:p>
          </table:table-cell>
          <table:table-cell office:value-type="float" office:value="38.22" calcext:value-type="float">
            <text:p>38.22</text:p>
          </table:table-cell>
          <table:table-cell office:value-type="float" office:value="49.65" calcext:value-type="float">
            <text:p>49.65</text:p>
          </table:table-cell>
        </table:table-row>
        <table:table-row table:style-name="ro1">
          <table:table-cell office:value-type="float" office:value="1071480" calcext:value-type="float">
            <text:p>1071480</text:p>
          </table:table-cell>
          <table:table-cell table:formula="of:=[.A69]/1000/(60*60*24)" office:value-type="time" office:time-value="PT00H17M51.48S" calcext:value-type="time">
            <text:p>00:17:51</text:p>
          </table:table-cell>
          <table:table-cell office:value-type="float" office:value="1.28" calcext:value-type="float">
            <text:p>1.28</text:p>
          </table:table-cell>
          <table:table-cell office:value-type="float" office:value="127.9" calcext:value-type="float">
            <text:p>127.9</text:p>
          </table:table-cell>
          <table:table-cell office:value-type="float" office:value="163.3" calcext:value-type="float">
            <text:p>163.3</text:p>
          </table:table-cell>
          <table:table-cell office:value-type="float" office:value="38.79" calcext:value-type="float">
            <text:p>38.79</text:p>
          </table:table-cell>
          <table:table-cell office:value-type="float" office:value="50.37" calcext:value-type="float">
            <text:p>50.37</text:p>
          </table:table-cell>
        </table:table-row>
        <table:table-row table:style-name="ro1">
          <table:table-cell office:value-type="float" office:value="1087480" calcext:value-type="float">
            <text:p>1087480</text:p>
          </table:table-cell>
          <table:table-cell table:formula="of:=[.A70]/1000/(60*60*24)" office:value-type="time" office:time-value="PT00H18M07.48S" calcext:value-type="time">
            <text:p>00:18:07</text:p>
          </table:table-cell>
          <table:table-cell office:value-type="float" office:value="1.28" calcext:value-type="float">
            <text:p>1.28</text:p>
          </table:table-cell>
          <table:table-cell office:value-type="float" office:value="127.9" calcext:value-type="float">
            <text:p>127.9</text:p>
          </table:table-cell>
          <table:table-cell office:value-type="float" office:value="163.3" calcext:value-type="float">
            <text:p>163.3</text:p>
          </table:table-cell>
          <table:table-cell office:value-type="float" office:value="39.35" calcext:value-type="float">
            <text:p>39.35</text:p>
          </table:table-cell>
          <table:table-cell office:value-type="float" office:value="51.1" calcext:value-type="float">
            <text:p>51.1</text:p>
          </table:table-cell>
        </table:table-row>
        <table:table-row table:style-name="ro1">
          <table:table-cell office:value-type="float" office:value="1103480" calcext:value-type="float">
            <text:p>1103480</text:p>
          </table:table-cell>
          <table:table-cell table:formula="of:=[.A71]/1000/(60*60*24)" office:value-type="time" office:time-value="PT00H18M23.48S" calcext:value-type="time">
            <text:p>00:18:23</text:p>
          </table:table-cell>
          <table:table-cell office:value-type="float" office:value="1.27" calcext:value-type="float">
            <text:p>1.27</text:p>
          </table:table-cell>
          <table:table-cell office:value-type="float" office:value="127.8" calcext:value-type="float">
            <text:p>127.8</text:p>
          </table:table-cell>
          <table:table-cell office:value-type="float" office:value="162.66" calcext:value-type="float">
            <text:p>162.66</text:p>
          </table:table-cell>
          <table:table-cell office:value-type="float" office:value="39.92" calcext:value-type="float">
            <text:p>39.92</text:p>
          </table:table-cell>
          <table:table-cell office:value-type="float" office:value="51.82" calcext:value-type="float">
            <text:p>51.82</text:p>
          </table:table-cell>
        </table:table-row>
        <table:table-row table:style-name="ro1">
          <table:table-cell office:value-type="float" office:value="1119480" calcext:value-type="float">
            <text:p>1119480</text:p>
          </table:table-cell>
          <table:table-cell table:formula="of:=[.A72]/1000/(60*60*24)" office:value-type="time" office:time-value="PT00H18M39.48S" calcext:value-type="time">
            <text:p>00:18:39</text:p>
          </table:table-cell>
          <table:table-cell office:value-type="float" office:value="1.27" calcext:value-type="float">
            <text:p>1.27</text:p>
          </table:table-cell>
          <table:table-cell office:value-type="float" office:value="127.8" calcext:value-type="float">
            <text:p>127.8</text:p>
          </table:table-cell>
          <table:table-cell office:value-type="float" office:value="162.66" calcext:value-type="float">
            <text:p>162.66</text:p>
          </table:table-cell>
          <table:table-cell office:value-type="float" office:value="40.49" calcext:value-type="float">
            <text:p>40.49</text:p>
          </table:table-cell>
          <table:table-cell office:value-type="float" office:value="52.54" calcext:value-type="float">
            <text:p>52.54</text:p>
          </table:table-cell>
        </table:table-row>
        <table:table-row table:style-name="ro1">
          <table:table-cell office:value-type="float" office:value="1135480" calcext:value-type="float">
            <text:p>1135480</text:p>
          </table:table-cell>
          <table:table-cell table:formula="of:=[.A73]/1000/(60*60*24)" office:value-type="time" office:time-value="PT00H18M55.48S" calcext:value-type="time">
            <text:p>00:18:55</text:p>
          </table:table-cell>
          <table:table-cell office:value-type="float" office:value="1.27" calcext:value-type="float">
            <text:p>1.27</text:p>
          </table:table-cell>
          <table:table-cell office:value-type="float" office:value="127.7" calcext:value-type="float">
            <text:p>127.7</text:p>
          </table:table-cell>
          <table:table-cell office:value-type="float" office:value="162.53" calcext:value-type="float">
            <text:p>162.53</text:p>
          </table:table-cell>
          <table:table-cell office:value-type="float" office:value="41.06" calcext:value-type="float">
            <text:p>41.06</text:p>
          </table:table-cell>
          <table:table-cell office:value-type="float" office:value="53.27" calcext:value-type="float">
            <text:p>53.27</text:p>
          </table:table-cell>
        </table:table-row>
        <table:table-row table:style-name="ro1">
          <table:table-cell office:value-type="float" office:value="1151480" calcext:value-type="float">
            <text:p>1151480</text:p>
          </table:table-cell>
          <table:table-cell table:formula="of:=[.A74]/1000/(60*60*24)" office:value-type="time" office:time-value="PT00H19M11.48S" calcext:value-type="time">
            <text:p>00:19:11</text:p>
          </table:table-cell>
          <table:table-cell office:value-type="float" office:value="1.27" calcext:value-type="float">
            <text:p>1.27</text:p>
          </table:table-cell>
          <table:table-cell office:value-type="float" office:value="127.7" calcext:value-type="float">
            <text:p>127.7</text:p>
          </table:table-cell>
          <table:table-cell office:value-type="float" office:value="162.53" calcext:value-type="float">
            <text:p>162.53</text:p>
          </table:table-cell>
          <table:table-cell office:value-type="float" office:value="41.63" calcext:value-type="float">
            <text:p>41.63</text:p>
          </table:table-cell>
          <table:table-cell office:value-type="float" office:value="53.99" calcext:value-type="float">
            <text:p>53.99</text:p>
          </table:table-cell>
        </table:table-row>
        <table:table-row table:style-name="ro1">
          <table:table-cell office:value-type="float" office:value="1167480" calcext:value-type="float">
            <text:p>1167480</text:p>
          </table:table-cell>
          <table:table-cell table:formula="of:=[.A75]/1000/(60*60*24)" office:value-type="time" office:time-value="PT00H19M27.48S" calcext:value-type="time">
            <text:p>00:19:27</text:p>
          </table:table-cell>
          <table:table-cell office:value-type="float" office:value="1.27" calcext:value-type="float">
            <text:p>1.27</text:p>
          </table:table-cell>
          <table:table-cell office:value-type="float" office:value="127.7" calcext:value-type="float">
            <text:p>127.7</text:p>
          </table:table-cell>
          <table:table-cell office:value-type="float" office:value="162.02" calcext:value-type="float">
            <text:p>162.02</text:p>
          </table:table-cell>
          <table:table-cell office:value-type="float" office:value="42.19" calcext:value-type="float">
            <text:p>42.19</text:p>
          </table:table-cell>
          <table:table-cell office:value-type="float" office:value="54.71" calcext:value-type="float">
            <text:p>54.71</text:p>
          </table:table-cell>
        </table:table-row>
        <table:table-row table:style-name="ro1">
          <table:table-cell office:value-type="float" office:value="1183480" calcext:value-type="float">
            <text:p>1183480</text:p>
          </table:table-cell>
          <table:table-cell table:formula="of:=[.A76]/1000/(60*60*24)" office:value-type="time" office:time-value="PT00H19M43.48S" calcext:value-type="time">
            <text:p>00:19:43</text:p>
          </table:table-cell>
          <table:table-cell office:value-type="float" office:value="1.27" calcext:value-type="float">
            <text:p>1.27</text:p>
          </table:table-cell>
          <table:table-cell office:value-type="float" office:value="127.6" calcext:value-type="float">
            <text:p>127.6</text:p>
          </table:table-cell>
          <table:table-cell office:value-type="float" office:value="162.41" calcext:value-type="float">
            <text:p>162.41</text:p>
          </table:table-cell>
          <table:table-cell office:value-type="float" office:value="42.76" calcext:value-type="float">
            <text:p>42.76</text:p>
          </table:table-cell>
          <table:table-cell office:value-type="float" office:value="55.43" calcext:value-type="float">
            <text:p>55.43</text:p>
          </table:table-cell>
        </table:table-row>
        <table:table-row table:style-name="ro1">
          <table:table-cell office:value-type="float" office:value="1199480" calcext:value-type="float">
            <text:p>1199480</text:p>
          </table:table-cell>
          <table:table-cell table:formula="of:=[.A77]/1000/(60*60*24)" office:value-type="time" office:time-value="PT00H19M59.48S" calcext:value-type="time">
            <text:p>00:19:59</text:p>
          </table:table-cell>
          <table:table-cell office:value-type="float" office:value="1.27" calcext:value-type="float">
            <text:p>1.27</text:p>
          </table:table-cell>
          <table:table-cell office:value-type="float" office:value="127.5" calcext:value-type="float">
            <text:p>127.5</text:p>
          </table:table-cell>
          <table:table-cell office:value-type="float" office:value="162.28" calcext:value-type="float">
            <text:p>162.28</text:p>
          </table:table-cell>
          <table:table-cell office:value-type="float" office:value="43.33" calcext:value-type="float">
            <text:p>43.33</text:p>
          </table:table-cell>
          <table:table-cell office:value-type="float" office:value="56.15" calcext:value-type="float">
            <text:p>56.15</text:p>
          </table:table-cell>
        </table:table-row>
        <table:table-row table:style-name="ro1">
          <table:table-cell office:value-type="float" office:value="1215480" calcext:value-type="float">
            <text:p>1215480</text:p>
          </table:table-cell>
          <table:table-cell table:formula="of:=[.A78]/1000/(60*60*24)" office:value-type="time" office:time-value="PT00H20M15.48S" calcext:value-type="time">
            <text:p>00:20:15</text:p>
          </table:table-cell>
          <table:table-cell office:value-type="float" office:value="1.27" calcext:value-type="float">
            <text:p>1.27</text:p>
          </table:table-cell>
          <table:table-cell office:value-type="float" office:value="127.5" calcext:value-type="float">
            <text:p>127.5</text:p>
          </table:table-cell>
          <table:table-cell office:value-type="float" office:value="162.28" calcext:value-type="float">
            <text:p>162.28</text:p>
          </table:table-cell>
          <table:table-cell office:value-type="float" office:value="43.9" calcext:value-type="float">
            <text:p>43.9</text:p>
          </table:table-cell>
          <table:table-cell office:value-type="float" office:value="56.87" calcext:value-type="float">
            <text:p>56.87</text:p>
          </table:table-cell>
        </table:table-row>
        <table:table-row table:style-name="ro1">
          <table:table-cell office:value-type="float" office:value="1231480" calcext:value-type="float">
            <text:p>1231480</text:p>
          </table:table-cell>
          <table:table-cell table:formula="of:=[.A79]/1000/(60*60*24)" office:value-type="time" office:time-value="PT00H20M31.48S" calcext:value-type="time">
            <text:p>00:20:31</text:p>
          </table:table-cell>
          <table:table-cell office:value-type="float" office:value="1.27" calcext:value-type="float">
            <text:p>1.27</text:p>
          </table:table-cell>
          <table:table-cell office:value-type="float" office:value="127.5" calcext:value-type="float">
            <text:p>127.5</text:p>
          </table:table-cell>
          <table:table-cell office:value-type="float" office:value="161.77" calcext:value-type="float">
            <text:p>161.77</text:p>
          </table:table-cell>
          <table:table-cell office:value-type="float" office:value="44.46" calcext:value-type="float">
            <text:p>44.46</text:p>
          </table:table-cell>
          <table:table-cell office:value-type="float" office:value="57.59" calcext:value-type="float">
            <text:p>57.59</text:p>
          </table:table-cell>
        </table:table-row>
        <table:table-row table:style-name="ro1">
          <table:table-cell office:value-type="float" office:value="1247480" calcext:value-type="float">
            <text:p>1247480</text:p>
          </table:table-cell>
          <table:table-cell table:formula="of:=[.A80]/1000/(60*60*24)" office:value-type="time" office:time-value="PT00H20M47.48S" calcext:value-type="time">
            <text:p>00:20:47</text:p>
          </table:table-cell>
          <table:table-cell office:value-type="float" office:value="1.27" calcext:value-type="float">
            <text:p>1.27</text:p>
          </table:table-cell>
          <table:table-cell office:value-type="float" office:value="127.5" calcext:value-type="float">
            <text:p>127.5</text:p>
          </table:table-cell>
          <table:table-cell office:value-type="float" office:value="161.76" calcext:value-type="float">
            <text:p>161.76</text:p>
          </table:table-cell>
          <table:table-cell office:value-type="float" office:value="45.03" calcext:value-type="float">
            <text:p>45.03</text:p>
          </table:table-cell>
          <table:table-cell office:value-type="float" office:value="58.31" calcext:value-type="float">
            <text:p>58.31</text:p>
          </table:table-cell>
        </table:table-row>
        <table:table-row table:style-name="ro1">
          <table:table-cell office:value-type="float" office:value="1263480" calcext:value-type="float">
            <text:p>1263480</text:p>
          </table:table-cell>
          <table:table-cell table:formula="of:=[.A81]/1000/(60*60*24)" office:value-type="time" office:time-value="PT00H21M03.48S" calcext:value-type="time">
            <text:p>00:21:03</text:p>
          </table:table-cell>
          <table:table-cell office:value-type="float" office:value="1.27" calcext:value-type="float">
            <text:p>1.27</text:p>
          </table:table-cell>
          <table:table-cell office:value-type="float" office:value="127.4" calcext:value-type="float">
            <text:p>127.4</text:p>
          </table:table-cell>
          <table:table-cell office:value-type="float" office:value="161.64" calcext:value-type="float">
            <text:p>161.64</text:p>
          </table:table-cell>
          <table:table-cell office:value-type="float" office:value="45.59" calcext:value-type="float">
            <text:p>45.59</text:p>
          </table:table-cell>
          <table:table-cell office:value-type="float" office:value="59.03" calcext:value-type="float">
            <text:p>59.03</text:p>
          </table:table-cell>
        </table:table-row>
        <table:table-row table:style-name="ro1">
          <table:table-cell office:value-type="float" office:value="1279480" calcext:value-type="float">
            <text:p>1279480</text:p>
          </table:table-cell>
          <table:table-cell table:formula="of:=[.A82]/1000/(60*60*24)" office:value-type="time" office:time-value="PT00H21M19.48S" calcext:value-type="time">
            <text:p>00:21:19</text:p>
          </table:table-cell>
          <table:table-cell office:value-type="float" office:value="1.27" calcext:value-type="float">
            <text:p>1.27</text:p>
          </table:table-cell>
          <table:table-cell office:value-type="float" office:value="127.4" calcext:value-type="float">
            <text:p>127.4</text:p>
          </table:table-cell>
          <table:table-cell office:value-type="float" office:value="161.64" calcext:value-type="float">
            <text:p>161.64</text:p>
          </table:table-cell>
          <table:table-cell office:value-type="float" office:value="46.16" calcext:value-type="float">
            <text:p>46.16</text:p>
          </table:table-cell>
          <table:table-cell office:value-type="float" office:value="59.75" calcext:value-type="float">
            <text:p>59.75</text:p>
          </table:table-cell>
        </table:table-row>
        <table:table-row table:style-name="ro1">
          <table:table-cell office:value-type="float" office:value="1295480" calcext:value-type="float">
            <text:p>1295480</text:p>
          </table:table-cell>
          <table:table-cell table:formula="of:=[.A83]/1000/(60*60*24)" office:value-type="time" office:time-value="PT00H21M35.48S" calcext:value-type="time">
            <text:p>00:21:35</text:p>
          </table:table-cell>
          <table:table-cell office:value-type="float" office:value="1.26" calcext:value-type="float">
            <text:p>1.26</text:p>
          </table:table-cell>
          <table:table-cell office:value-type="float" office:value="127.3" calcext:value-type="float">
            <text:p>127.3</text:p>
          </table:table-cell>
          <table:table-cell office:value-type="float" office:value="161" calcext:value-type="float">
            <text:p>161</text:p>
          </table:table-cell>
          <table:table-cell office:value-type="float" office:value="46.73" calcext:value-type="float">
            <text:p>46.73</text:p>
          </table:table-cell>
          <table:table-cell office:value-type="float" office:value="60.46" calcext:value-type="float">
            <text:p>60.46</text:p>
          </table:table-cell>
        </table:table-row>
        <table:table-row table:style-name="ro1">
          <table:table-cell office:value-type="float" office:value="1311480" calcext:value-type="float">
            <text:p>1311480</text:p>
          </table:table-cell>
          <table:table-cell table:formula="of:=[.A84]/1000/(60*60*24)" office:value-type="time" office:time-value="PT00H21M51.48S" calcext:value-type="time">
            <text:p>00:21:51</text:p>
          </table:table-cell>
          <table:table-cell office:value-type="float" office:value="1.26" calcext:value-type="float">
            <text:p>1.26</text:p>
          </table:table-cell>
          <table:table-cell office:value-type="float" office:value="127.3" calcext:value-type="float">
            <text:p>127.3</text:p>
          </table:table-cell>
          <table:table-cell office:value-type="float" office:value="161" calcext:value-type="float">
            <text:p>161</text:p>
          </table:table-cell>
          <table:table-cell office:value-type="float" office:value="47.29" calcext:value-type="float">
            <text:p>47.29</text:p>
          </table:table-cell>
          <table:table-cell office:value-type="float" office:value="61.18" calcext:value-type="float">
            <text:p>61.18</text:p>
          </table:table-cell>
        </table:table-row>
        <table:table-row table:style-name="ro1">
          <table:table-cell office:value-type="float" office:value="1327480" calcext:value-type="float">
            <text:p>1327480</text:p>
          </table:table-cell>
          <table:table-cell table:formula="of:=[.A85]/1000/(60*60*24)" office:value-type="time" office:time-value="PT00H22M07.48S" calcext:value-type="time">
            <text:p>00:22:07</text:p>
          </table:table-cell>
          <table:table-cell office:value-type="float" office:value="1.26" calcext:value-type="float">
            <text:p>1.26</text:p>
          </table:table-cell>
          <table:table-cell office:value-type="float" office:value="127.2" calcext:value-type="float">
            <text:p>127.2</text:p>
          </table:table-cell>
          <table:table-cell office:value-type="float" office:value="160.87" calcext:value-type="float">
            <text:p>160.87</text:p>
          </table:table-cell>
          <table:table-cell office:value-type="float" office:value="47.86" calcext:value-type="float">
            <text:p>47.86</text:p>
          </table:table-cell>
          <table:table-cell office:value-type="float" office:value="61.9" calcext:value-type="float">
            <text:p>61.9</text:p>
          </table:table-cell>
        </table:table-row>
        <table:table-row table:style-name="ro1">
          <table:table-cell office:value-type="float" office:value="1343480" calcext:value-type="float">
            <text:p>1343480</text:p>
          </table:table-cell>
          <table:table-cell table:formula="of:=[.A86]/1000/(60*60*24)" office:value-type="time" office:time-value="PT00H22M23.48S" calcext:value-type="time">
            <text:p>00:22:23</text:p>
          </table:table-cell>
          <table:table-cell office:value-type="float" office:value="1.26" calcext:value-type="float">
            <text:p>1.26</text:p>
          </table:table-cell>
          <table:table-cell office:value-type="float" office:value="127.1" calcext:value-type="float">
            <text:p>127.1</text:p>
          </table:table-cell>
          <table:table-cell office:value-type="float" office:value="160.74" calcext:value-type="float">
            <text:p>160.74</text:p>
          </table:table-cell>
          <table:table-cell office:value-type="float" office:value="48.42" calcext:value-type="float">
            <text:p>48.42</text:p>
          </table:table-cell>
          <table:table-cell office:value-type="float" office:value="62.61" calcext:value-type="float">
            <text:p>62.61</text:p>
          </table:table-cell>
        </table:table-row>
        <table:table-row table:style-name="ro1">
          <table:table-cell office:value-type="float" office:value="1359480" calcext:value-type="float">
            <text:p>1359480</text:p>
          </table:table-cell>
          <table:table-cell table:formula="of:=[.A87]/1000/(60*60*24)" office:value-type="time" office:time-value="PT00H22M39.48S" calcext:value-type="time">
            <text:p>00:22:39</text:p>
          </table:table-cell>
          <table:table-cell office:value-type="float" office:value="1.26" calcext:value-type="float">
            <text:p>1.26</text:p>
          </table:table-cell>
          <table:table-cell office:value-type="float" office:value="127.1" calcext:value-type="float">
            <text:p>127.1</text:p>
          </table:table-cell>
          <table:table-cell office:value-type="float" office:value="160.74" calcext:value-type="float">
            <text:p>160.74</text:p>
          </table:table-cell>
          <table:table-cell office:value-type="float" office:value="48.99" calcext:value-type="float">
            <text:p>48.99</text:p>
          </table:table-cell>
          <table:table-cell office:value-type="float" office:value="63.32" calcext:value-type="float">
            <text:p>63.32</text:p>
          </table:table-cell>
        </table:table-row>
        <table:table-row table:style-name="ro1">
          <table:table-cell office:value-type="float" office:value="1375480" calcext:value-type="float">
            <text:p>1375480</text:p>
          </table:table-cell>
          <table:table-cell table:formula="of:=[.A88]/1000/(60*60*24)" office:value-type="time" office:time-value="PT00H22M55.48S" calcext:value-type="time">
            <text:p>00:22:55</text:p>
          </table:table-cell>
          <table:table-cell office:value-type="float" office:value="1.26" calcext:value-type="float">
            <text:p>1.26</text:p>
          </table:table-cell>
          <table:table-cell office:value-type="float" office:value="127" calcext:value-type="float">
            <text:p>127</text:p>
          </table:table-cell>
          <table:table-cell office:value-type="float" office:value="160.62" calcext:value-type="float">
            <text:p>160.62</text:p>
          </table:table-cell>
          <table:table-cell office:value-type="float" office:value="49.55" calcext:value-type="float">
            <text:p>49.55</text:p>
          </table:table-cell>
          <table:table-cell office:value-type="float" office:value="64.04" calcext:value-type="float">
            <text:p>64.04</text:p>
          </table:table-cell>
        </table:table-row>
        <table:table-row table:style-name="ro1">
          <table:table-cell office:value-type="float" office:value="1391480" calcext:value-type="float">
            <text:p>1391480</text:p>
          </table:table-cell>
          <table:table-cell table:formula="of:=[.A89]/1000/(60*60*24)" office:value-type="time" office:time-value="PT00H23M11.48S" calcext:value-type="time">
            <text:p>00:23:11</text:p>
          </table:table-cell>
          <table:table-cell office:value-type="float" office:value="1.26" calcext:value-type="float">
            <text:p>1.26</text:p>
          </table:table-cell>
          <table:table-cell office:value-type="float" office:value="127" calcext:value-type="float">
            <text:p>127</text:p>
          </table:table-cell>
          <table:table-cell office:value-type="float" office:value="160.62" calcext:value-type="float">
            <text:p>160.62</text:p>
          </table:table-cell>
          <table:table-cell office:value-type="float" office:value="50.12" calcext:value-type="float">
            <text:p>50.12</text:p>
          </table:table-cell>
          <table:table-cell office:value-type="float" office:value="64.75" calcext:value-type="float">
            <text:p>64.75</text:p>
          </table:table-cell>
        </table:table-row>
        <table:table-row table:style-name="ro1">
          <table:table-cell office:value-type="float" office:value="1407479" calcext:value-type="float">
            <text:p>1407479</text:p>
          </table:table-cell>
          <table:table-cell table:formula="of:=[.A90]/1000/(60*60*24)" office:value-type="time" office:time-value="PT00H23M27.479S" calcext:value-type="time">
            <text:p>00:23:27</text:p>
          </table:table-cell>
          <table:table-cell office:value-type="float" office:value="1.26" calcext:value-type="float">
            <text:p>1.26</text:p>
          </table:table-cell>
          <table:table-cell office:value-type="float" office:value="126.9" calcext:value-type="float">
            <text:p>126.9</text:p>
          </table:table-cell>
          <table:table-cell office:value-type="float" office:value="160.49" calcext:value-type="float">
            <text:p>160.49</text:p>
          </table:table-cell>
          <table:table-cell office:value-type="float" office:value="50.68" calcext:value-type="float">
            <text:p>50.68</text:p>
          </table:table-cell>
          <table:table-cell office:value-type="float" office:value="65.47" calcext:value-type="float">
            <text:p>65.47</text:p>
          </table:table-cell>
        </table:table-row>
        <table:table-row table:style-name="ro1">
          <table:table-cell office:value-type="float" office:value="1423480" calcext:value-type="float">
            <text:p>1423480</text:p>
          </table:table-cell>
          <table:table-cell table:formula="of:=[.A91]/1000/(60*60*24)" office:value-type="time" office:time-value="PT00H23M43.48S" calcext:value-type="time">
            <text:p>00:23:43</text:p>
          </table:table-cell>
          <table:table-cell office:value-type="float" office:value="1.26" calcext:value-type="float">
            <text:p>1.26</text:p>
          </table:table-cell>
          <table:table-cell office:value-type="float" office:value="126.9" calcext:value-type="float">
            <text:p>126.9</text:p>
          </table:table-cell>
          <table:table-cell office:value-type="float" office:value="160.49" calcext:value-type="float">
            <text:p>160.49</text:p>
          </table:table-cell>
          <table:table-cell office:value-type="float" office:value="51.25" calcext:value-type="float">
            <text:p>51.25</text:p>
          </table:table-cell>
          <table:table-cell office:value-type="float" office:value="66.18" calcext:value-type="float">
            <text:p>66.18</text:p>
          </table:table-cell>
        </table:table-row>
        <table:table-row table:style-name="ro1">
          <table:table-cell office:value-type="float" office:value="1439480" calcext:value-type="float">
            <text:p>1439480</text:p>
          </table:table-cell>
          <table:table-cell table:formula="of:=[.A92]/1000/(60*60*24)" office:value-type="time" office:time-value="PT00H23M59.48S" calcext:value-type="time">
            <text:p>00:23:59</text:p>
          </table:table-cell>
          <table:table-cell office:value-type="float" office:value="1.26" calcext:value-type="float">
            <text:p>1.26</text:p>
          </table:table-cell>
          <table:table-cell office:value-type="float" office:value="126.9" calcext:value-type="float">
            <text:p>126.9</text:p>
          </table:table-cell>
          <table:table-cell office:value-type="float" office:value="160.49" calcext:value-type="float">
            <text:p>160.49</text:p>
          </table:table-cell>
          <table:table-cell office:value-type="float" office:value="51.81" calcext:value-type="float">
            <text:p>51.81</text:p>
          </table:table-cell>
          <table:table-cell office:value-type="float" office:value="66.89" calcext:value-type="float">
            <text:p>66.89</text:p>
          </table:table-cell>
        </table:table-row>
        <table:table-row table:style-name="ro1">
          <table:table-cell office:value-type="float" office:value="1455480" calcext:value-type="float">
            <text:p>1455480</text:p>
          </table:table-cell>
          <table:table-cell table:formula="of:=[.A93]/1000/(60*60*24)" office:value-type="time" office:time-value="PT00H24M15.48S" calcext:value-type="time">
            <text:p>00:24:15</text:p>
          </table:table-cell>
          <table:table-cell office:value-type="float" office:value="1.26" calcext:value-type="float">
            <text:p>1.26</text:p>
          </table:table-cell>
          <table:table-cell office:value-type="float" office:value="126.8" calcext:value-type="float">
            <text:p>126.8</text:p>
          </table:table-cell>
          <table:table-cell office:value-type="float" office:value="160.36" calcext:value-type="float">
            <text:p>160.36</text:p>
          </table:table-cell>
          <table:table-cell office:value-type="float" office:value="52.37" calcext:value-type="float">
            <text:p>52.37</text:p>
          </table:table-cell>
          <table:table-cell office:value-type="float" office:value="67.61" calcext:value-type="float">
            <text:p>67.61</text:p>
          </table:table-cell>
        </table:table-row>
        <table:table-row table:style-name="ro1">
          <table:table-cell office:value-type="float" office:value="1471480" calcext:value-type="float">
            <text:p>1471480</text:p>
          </table:table-cell>
          <table:table-cell table:formula="of:=[.A94]/1000/(60*60*24)" office:value-type="time" office:time-value="PT00H24M31.48S" calcext:value-type="time">
            <text:p>00:24:31</text:p>
          </table:table-cell>
          <table:table-cell office:value-type="float" office:value="1.26" calcext:value-type="float">
            <text:p>1.26</text:p>
          </table:table-cell>
          <table:table-cell office:value-type="float" office:value="126.7" calcext:value-type="float">
            <text:p>126.7</text:p>
          </table:table-cell>
          <table:table-cell office:value-type="float" office:value="160.23" calcext:value-type="float">
            <text:p>160.23</text:p>
          </table:table-cell>
          <table:table-cell office:value-type="float" office:value="52.94" calcext:value-type="float">
            <text:p>52.94</text:p>
          </table:table-cell>
          <table:table-cell office:value-type="float" office:value="68.32" calcext:value-type="float">
            <text:p>68.32</text:p>
          </table:table-cell>
        </table:table-row>
        <table:table-row table:style-name="ro1">
          <table:table-cell office:value-type="float" office:value="1487480" calcext:value-type="float">
            <text:p>1487480</text:p>
          </table:table-cell>
          <table:table-cell table:formula="of:=[.A95]/1000/(60*60*24)" office:value-type="time" office:time-value="PT00H24M47.48S" calcext:value-type="time">
            <text:p>00:24:47</text:p>
          </table:table-cell>
          <table:table-cell office:value-type="float" office:value="1.26" calcext:value-type="float">
            <text:p>1.26</text:p>
          </table:table-cell>
          <table:table-cell office:value-type="float" office:value="126.7" calcext:value-type="float">
            <text:p>126.7</text:p>
          </table:table-cell>
          <table:table-cell office:value-type="float" office:value="159.73" calcext:value-type="float">
            <text:p>159.73</text:p>
          </table:table-cell>
          <table:table-cell office:value-type="float" office:value="53.5" calcext:value-type="float">
            <text:p>53.5</text:p>
          </table:table-cell>
          <table:table-cell office:value-type="float" office:value="69.03" calcext:value-type="float">
            <text:p>69.03</text:p>
          </table:table-cell>
        </table:table-row>
        <table:table-row table:style-name="ro1">
          <table:table-cell office:value-type="float" office:value="1503480" calcext:value-type="float">
            <text:p>1503480</text:p>
          </table:table-cell>
          <table:table-cell table:formula="of:=[.A96]/1000/(60*60*24)" office:value-type="time" office:time-value="PT00H25M03.48S" calcext:value-type="time">
            <text:p>00:25:03</text:p>
          </table:table-cell>
          <table:table-cell office:value-type="float" office:value="1.26" calcext:value-type="float">
            <text:p>1.26</text:p>
          </table:table-cell>
          <table:table-cell office:value-type="float" office:value="126.6" calcext:value-type="float">
            <text:p>126.6</text:p>
          </table:table-cell>
          <table:table-cell office:value-type="float" office:value="159.6" calcext:value-type="float">
            <text:p>159.6</text:p>
          </table:table-cell>
          <table:table-cell office:value-type="float" office:value="54.06" calcext:value-type="float">
            <text:p>54.06</text:p>
          </table:table-cell>
          <table:table-cell office:value-type="float" office:value="69.74" calcext:value-type="float">
            <text:p>69.74</text:p>
          </table:table-cell>
        </table:table-row>
        <table:table-row table:style-name="ro1">
          <table:table-cell office:value-type="float" office:value="1519480" calcext:value-type="float">
            <text:p>1519480</text:p>
          </table:table-cell>
          <table:table-cell table:formula="of:=[.A97]/1000/(60*60*24)" office:value-type="time" office:time-value="PT00H25M19.48S" calcext:value-type="time">
            <text:p>00:25:19</text:p>
          </table:table-cell>
          <table:table-cell office:value-type="float" office:value="1.26" calcext:value-type="float">
            <text:p>1.26</text:p>
          </table:table-cell>
          <table:table-cell office:value-type="float" office:value="126.6" calcext:value-type="float">
            <text:p>126.6</text:p>
          </table:table-cell>
          <table:table-cell office:value-type="float" office:value="159.6" calcext:value-type="float">
            <text:p>159.6</text:p>
          </table:table-cell>
          <table:table-cell office:value-type="float" office:value="54.63" calcext:value-type="float">
            <text:p>54.63</text:p>
          </table:table-cell>
          <table:table-cell office:value-type="float" office:value="70.45" calcext:value-type="float">
            <text:p>70.45</text:p>
          </table:table-cell>
        </table:table-row>
        <table:table-row table:style-name="ro1">
          <table:table-cell office:value-type="float" office:value="1535480" calcext:value-type="float">
            <text:p>1535480</text:p>
          </table:table-cell>
          <table:table-cell table:formula="of:=[.A98]/1000/(60*60*24)" office:value-type="time" office:time-value="PT00H25M35.48S" calcext:value-type="time">
            <text:p>00:25:35</text:p>
          </table:table-cell>
          <table:table-cell office:value-type="float" office:value="1.26" calcext:value-type="float">
            <text:p>1.26</text:p>
          </table:table-cell>
          <table:table-cell office:value-type="float" office:value="126.6" calcext:value-type="float">
            <text:p>126.6</text:p>
          </table:table-cell>
          <table:table-cell office:value-type="float" office:value="159.6" calcext:value-type="float">
            <text:p>159.6</text:p>
          </table:table-cell>
          <table:table-cell office:value-type="float" office:value="55.19" calcext:value-type="float">
            <text:p>55.19</text:p>
          </table:table-cell>
          <table:table-cell office:value-type="float" office:value="71.16" calcext:value-type="float">
            <text:p>71.16</text:p>
          </table:table-cell>
        </table:table-row>
        <table:table-row table:style-name="ro1">
          <table:table-cell office:value-type="float" office:value="1551480" calcext:value-type="float">
            <text:p>1551480</text:p>
          </table:table-cell>
          <table:table-cell table:formula="of:=[.A99]/1000/(60*60*24)" office:value-type="time" office:time-value="PT00H25M51.48S" calcext:value-type="time">
            <text:p>00:25:51</text:p>
          </table:table-cell>
          <table:table-cell office:value-type="float" office:value="1.26" calcext:value-type="float">
            <text:p>1.26</text:p>
          </table:table-cell>
          <table:table-cell office:value-type="float" office:value="126.6" calcext:value-type="float">
            <text:p>126.6</text:p>
          </table:table-cell>
          <table:table-cell office:value-type="float" office:value="159.6" calcext:value-type="float">
            <text:p>159.6</text:p>
          </table:table-cell>
          <table:table-cell office:value-type="float" office:value="55.75" calcext:value-type="float">
            <text:p>55.75</text:p>
          </table:table-cell>
          <table:table-cell office:value-type="float" office:value="71.87" calcext:value-type="float">
            <text:p>71.87</text:p>
          </table:table-cell>
        </table:table-row>
        <table:table-row table:style-name="ro1">
          <table:table-cell office:value-type="float" office:value="1567480" calcext:value-type="float">
            <text:p>1567480</text:p>
          </table:table-cell>
          <table:table-cell table:formula="of:=[.A100]/1000/(60*60*24)" office:value-type="time" office:time-value="PT00H26M07.48S" calcext:value-type="time">
            <text:p>00:26:07</text:p>
          </table:table-cell>
          <table:table-cell office:value-type="float" office:value="1.26" calcext:value-type="float">
            <text:p>1.26</text:p>
          </table:table-cell>
          <table:table-cell office:value-type="float" office:value="126.5" calcext:value-type="float">
            <text:p>126.5</text:p>
          </table:table-cell>
          <table:table-cell office:value-type="float" office:value="159.47" calcext:value-type="float">
            <text:p>159.47</text:p>
          </table:table-cell>
          <table:table-cell office:value-type="float" office:value="56.31" calcext:value-type="float">
            <text:p>56.31</text:p>
          </table:table-cell>
          <table:table-cell office:value-type="float" office:value="72.58" calcext:value-type="float">
            <text:p>72.58</text:p>
          </table:table-cell>
        </table:table-row>
        <table:table-row table:style-name="ro1">
          <table:table-cell office:value-type="float" office:value="1583480" calcext:value-type="float">
            <text:p>1583480</text:p>
          </table:table-cell>
          <table:table-cell table:formula="of:=[.A101]/1000/(60*60*24)" office:value-type="time" office:time-value="PT00H26M23.48S" calcext:value-type="time">
            <text:p>00:26:23</text:p>
          </table:table-cell>
          <table:table-cell office:value-type="float" office:value="1.26" calcext:value-type="float">
            <text:p>1.26</text:p>
          </table:table-cell>
          <table:table-cell office:value-type="float" office:value="126.4" calcext:value-type="float">
            <text:p>126.4</text:p>
          </table:table-cell>
          <table:table-cell office:value-type="float" office:value="158.84" calcext:value-type="float">
            <text:p>158.84</text:p>
          </table:table-cell>
          <table:table-cell office:value-type="float" office:value="56.88" calcext:value-type="float">
            <text:p>56.88</text:p>
          </table:table-cell>
          <table:table-cell office:value-type="float" office:value="73.28" calcext:value-type="float">
            <text:p>73.28</text:p>
          </table:table-cell>
        </table:table-row>
        <table:table-row table:style-name="ro1">
          <table:table-cell office:value-type="float" office:value="1599480" calcext:value-type="float">
            <text:p>1599480</text:p>
          </table:table-cell>
          <table:table-cell table:formula="of:=[.A102]/1000/(60*60*24)" office:value-type="time" office:time-value="PT00H26M39.48S" calcext:value-type="time">
            <text:p>00:26:39</text:p>
          </table:table-cell>
          <table:table-cell office:value-type="float" office:value="1.26" calcext:value-type="float">
            <text:p>1.26</text:p>
          </table:table-cell>
          <table:table-cell office:value-type="float" office:value="126.4" calcext:value-type="float">
            <text:p>126.4</text:p>
          </table:table-cell>
          <table:table-cell office:value-type="float" office:value="158.84" calcext:value-type="float">
            <text:p>158.84</text:p>
          </table:table-cell>
          <table:table-cell office:value-type="float" office:value="57.44" calcext:value-type="float">
            <text:p>57.44</text:p>
          </table:table-cell>
          <table:table-cell office:value-type="float" office:value="73.99" calcext:value-type="float">
            <text:p>73.99</text:p>
          </table:table-cell>
        </table:table-row>
        <table:table-row table:style-name="ro1">
          <table:table-cell office:value-type="float" office:value="1615480" calcext:value-type="float">
            <text:p>1615480</text:p>
          </table:table-cell>
          <table:table-cell table:formula="of:=[.A103]/1000/(60*60*24)" office:value-type="time" office:time-value="PT00H26M55.48S" calcext:value-type="time">
            <text:p>00:26:55</text:p>
          </table:table-cell>
          <table:table-cell office:value-type="float" office:value="1.26" calcext:value-type="float">
            <text:p>1.26</text:p>
          </table:table-cell>
          <table:table-cell office:value-type="float" office:value="126.4" calcext:value-type="float">
            <text:p>126.4</text:p>
          </table:table-cell>
          <table:table-cell office:value-type="float" office:value="158.84" calcext:value-type="float">
            <text:p>158.84</text:p>
          </table:table-cell>
          <table:table-cell office:value-type="float" office:value="58" calcext:value-type="float">
            <text:p>58</text:p>
          </table:table-cell>
          <table:table-cell office:value-type="float" office:value="74.7" calcext:value-type="float">
            <text:p>74.7</text:p>
          </table:table-cell>
        </table:table-row>
        <table:table-row table:style-name="ro1">
          <table:table-cell office:value-type="float" office:value="1631480" calcext:value-type="float">
            <text:p>1631480</text:p>
          </table:table-cell>
          <table:table-cell table:formula="of:=[.A104]/1000/(60*60*24)" office:value-type="time" office:time-value="PT00H27M11.48S" calcext:value-type="time">
            <text:p>00:27:11</text:p>
          </table:table-cell>
          <table:table-cell office:value-type="float" office:value="1.26" calcext:value-type="float">
            <text:p>1.26</text:p>
          </table:table-cell>
          <table:table-cell office:value-type="float" office:value="126.4" calcext:value-type="float">
            <text:p>126.4</text:p>
          </table:table-cell>
          <table:table-cell office:value-type="float" office:value="158.84" calcext:value-type="float">
            <text:p>158.84</text:p>
          </table:table-cell>
          <table:table-cell office:value-type="float" office:value="58.56" calcext:value-type="float">
            <text:p>58.56</text:p>
          </table:table-cell>
          <table:table-cell office:value-type="float" office:value="75.41" calcext:value-type="float">
            <text:p>75.41</text:p>
          </table:table-cell>
        </table:table-row>
        <table:table-row table:style-name="ro1">
          <table:table-cell office:value-type="float" office:value="1647480" calcext:value-type="float">
            <text:p>1647480</text:p>
          </table:table-cell>
          <table:table-cell table:formula="of:=[.A105]/1000/(60*60*24)" office:value-type="time" office:time-value="PT00H27M27.48S" calcext:value-type="time">
            <text:p>00:27:27</text:p>
          </table:table-cell>
          <table:table-cell office:value-type="float" office:value="1.26" calcext:value-type="float">
            <text:p>1.26</text:p>
          </table:table-cell>
          <table:table-cell office:value-type="float" office:value="126.3" calcext:value-type="float">
            <text:p>126.3</text:p>
          </table:table-cell>
          <table:table-cell office:value-type="float" office:value="158.71" calcext:value-type="float">
            <text:p>158.71</text:p>
          </table:table-cell>
          <table:table-cell office:value-type="float" office:value="59.12" calcext:value-type="float">
            <text:p>59.12</text:p>
          </table:table-cell>
          <table:table-cell office:value-type="float" office:value="76.11" calcext:value-type="float">
            <text:p>76.11</text:p>
          </table:table-cell>
        </table:table-row>
        <table:table-row table:style-name="ro1">
          <table:table-cell office:value-type="float" office:value="1663480" calcext:value-type="float">
            <text:p>1663480</text:p>
          </table:table-cell>
          <table:table-cell table:formula="of:=[.A106]/1000/(60*60*24)" office:value-type="time" office:time-value="PT00H27M43.48S" calcext:value-type="time">
            <text:p>00:27:43</text:p>
          </table:table-cell>
          <table:table-cell office:value-type="float" office:value="1.26" calcext:value-type="float">
            <text:p>1.26</text:p>
          </table:table-cell>
          <table:table-cell office:value-type="float" office:value="126.3" calcext:value-type="float">
            <text:p>126.3</text:p>
          </table:table-cell>
          <table:table-cell office:value-type="float" office:value="158.71" calcext:value-type="float">
            <text:p>158.71</text:p>
          </table:table-cell>
          <table:table-cell office:value-type="float" office:value="59.68" calcext:value-type="float">
            <text:p>59.68</text:p>
          </table:table-cell>
          <table:table-cell office:value-type="float" office:value="76.82" calcext:value-type="float">
            <text:p>76.82</text:p>
          </table:table-cell>
        </table:table-row>
        <table:table-row table:style-name="ro1">
          <table:table-cell office:value-type="float" office:value="1679480" calcext:value-type="float">
            <text:p>1679480</text:p>
          </table:table-cell>
          <table:table-cell table:formula="of:=[.A107]/1000/(60*60*24)" office:value-type="time" office:time-value="PT00H27M59.48S" calcext:value-type="time">
            <text:p>00:27:59</text:p>
          </table:table-cell>
          <table:table-cell office:value-type="float" office:value="1.26" calcext:value-type="float">
            <text:p>1.26</text:p>
          </table:table-cell>
          <table:table-cell office:value-type="float" office:value="126.2" calcext:value-type="float">
            <text:p>126.2</text:p>
          </table:table-cell>
          <table:table-cell office:value-type="float" office:value="158.59" calcext:value-type="float">
            <text:p>158.59</text:p>
          </table:table-cell>
          <table:table-cell office:value-type="float" office:value="60.25" calcext:value-type="float">
            <text:p>60.25</text:p>
          </table:table-cell>
          <table:table-cell office:value-type="float" office:value="77.52" calcext:value-type="float">
            <text:p>77.52</text:p>
          </table:table-cell>
        </table:table-row>
        <table:table-row table:style-name="ro1">
          <table:table-cell office:value-type="float" office:value="1695480" calcext:value-type="float">
            <text:p>1695480</text:p>
          </table:table-cell>
          <table:table-cell table:formula="of:=[.A108]/1000/(60*60*24)" office:value-type="time" office:time-value="PT00H28M15.48S" calcext:value-type="time">
            <text:p>00:28:15</text:p>
          </table:table-cell>
          <table:table-cell office:value-type="float" office:value="1.26" calcext:value-type="float">
            <text:p>1.26</text:p>
          </table:table-cell>
          <table:table-cell office:value-type="float" office:value="126.2" calcext:value-type="float">
            <text:p>126.2</text:p>
          </table:table-cell>
          <table:table-cell office:value-type="float" office:value="158.59" calcext:value-type="float">
            <text:p>158.59</text:p>
          </table:table-cell>
          <table:table-cell office:value-type="float" office:value="60.81" calcext:value-type="float">
            <text:p>60.81</text:p>
          </table:table-cell>
          <table:table-cell office:value-type="float" office:value="78.23" calcext:value-type="float">
            <text:p>78.23</text:p>
          </table:table-cell>
        </table:table-row>
        <table:table-row table:style-name="ro1">
          <table:table-cell office:value-type="float" office:value="1711480" calcext:value-type="float">
            <text:p>1711480</text:p>
          </table:table-cell>
          <table:table-cell table:formula="of:=[.A109]/1000/(60*60*24)" office:value-type="time" office:time-value="PT00H28M31.48S" calcext:value-type="time">
            <text:p>00:28:31</text:p>
          </table:table-cell>
          <table:table-cell office:value-type="float" office:value="1.26" calcext:value-type="float">
            <text:p>1.26</text:p>
          </table:table-cell>
          <table:table-cell office:value-type="float" office:value="126.2" calcext:value-type="float">
            <text:p>126.2</text:p>
          </table:table-cell>
          <table:table-cell office:value-type="float" office:value="158.59" calcext:value-type="float">
            <text:p>158.59</text:p>
          </table:table-cell>
          <table:table-cell office:value-type="float" office:value="61.37" calcext:value-type="float">
            <text:p>61.37</text:p>
          </table:table-cell>
          <table:table-cell office:value-type="float" office:value="78.93" calcext:value-type="float">
            <text:p>78.93</text:p>
          </table:table-cell>
        </table:table-row>
        <table:table-row table:style-name="ro1">
          <table:table-cell office:value-type="float" office:value="1727480" calcext:value-type="float">
            <text:p>1727480</text:p>
          </table:table-cell>
          <table:table-cell table:formula="of:=[.A110]/1000/(60*60*24)" office:value-type="time" office:time-value="PT00H28M47.48S" calcext:value-type="time">
            <text:p>00:28:47</text:p>
          </table:table-cell>
          <table:table-cell office:value-type="float" office:value="1.26" calcext:value-type="float">
            <text:p>1.26</text:p>
          </table:table-cell>
          <table:table-cell office:value-type="float" office:value="126.1" calcext:value-type="float">
            <text:p>126.1</text:p>
          </table:table-cell>
          <table:table-cell office:value-type="float" office:value="158.46" calcext:value-type="float">
            <text:p>158.46</text:p>
          </table:table-cell>
          <table:table-cell office:value-type="float" office:value="61.93" calcext:value-type="float">
            <text:p>61.93</text:p>
          </table:table-cell>
          <table:table-cell office:value-type="float" office:value="79.64" calcext:value-type="float">
            <text:p>79.64</text:p>
          </table:table-cell>
        </table:table-row>
        <table:table-row table:style-name="ro1">
          <table:table-cell office:value-type="float" office:value="1743480" calcext:value-type="float">
            <text:p>1743480</text:p>
          </table:table-cell>
          <table:table-cell table:formula="of:=[.A111]/1000/(60*60*24)" office:value-type="time" office:time-value="PT00H29M03.48S" calcext:value-type="time">
            <text:p>00:29:03</text:p>
          </table:table-cell>
          <table:table-cell office:value-type="float" office:value="1.25" calcext:value-type="float">
            <text:p>1.25</text:p>
          </table:table-cell>
          <table:table-cell office:value-type="float" office:value="126.1" calcext:value-type="float">
            <text:p>126.1</text:p>
          </table:table-cell>
          <table:table-cell office:value-type="float" office:value="157.95" calcext:value-type="float">
            <text:p>157.95</text:p>
          </table:table-cell>
          <table:table-cell office:value-type="float" office:value="62.49" calcext:value-type="float">
            <text:p>62.49</text:p>
          </table:table-cell>
          <table:table-cell office:value-type="float" office:value="80.34" calcext:value-type="float">
            <text:p>80.34</text:p>
          </table:table-cell>
        </table:table-row>
        <table:table-row table:style-name="ro1">
          <table:table-cell office:value-type="float" office:value="1759480" calcext:value-type="float">
            <text:p>1759480</text:p>
          </table:table-cell>
          <table:table-cell table:formula="of:=[.A112]/1000/(60*60*24)" office:value-type="time" office:time-value="PT00H29M19.48S" calcext:value-type="time">
            <text:p>00:29:19</text:p>
          </table:table-cell>
          <table:table-cell office:value-type="float" office:value="1.25" calcext:value-type="float">
            <text:p>1.25</text:p>
          </table:table-cell>
          <table:table-cell office:value-type="float" office:value="126.1" calcext:value-type="float">
            <text:p>126.1</text:p>
          </table:table-cell>
          <table:table-cell office:value-type="float" office:value="157.95" calcext:value-type="float">
            <text:p>157.95</text:p>
          </table:table-cell>
          <table:table-cell office:value-type="float" office:value="63.05" calcext:value-type="float">
            <text:p>63.05</text:p>
          </table:table-cell>
          <table:table-cell office:value-type="float" office:value="81.05" calcext:value-type="float">
            <text:p>81.05</text:p>
          </table:table-cell>
        </table:table-row>
        <table:table-row table:style-name="ro1">
          <table:table-cell office:value-type="float" office:value="1775480" calcext:value-type="float">
            <text:p>1775480</text:p>
          </table:table-cell>
          <table:table-cell table:formula="of:=[.A113]/1000/(60*60*24)" office:value-type="time" office:time-value="PT00H29M35.48S" calcext:value-type="time">
            <text:p>00:29:35</text:p>
          </table:table-cell>
          <table:table-cell office:value-type="float" office:value="1.26" calcext:value-type="float">
            <text:p>1.26</text:p>
          </table:table-cell>
          <table:table-cell office:value-type="float" office:value="126" calcext:value-type="float">
            <text:p>126</text:p>
          </table:table-cell>
          <table:table-cell office:value-type="float" office:value="158.33" calcext:value-type="float">
            <text:p>158.33</text:p>
          </table:table-cell>
          <table:table-cell office:value-type="float" office:value="63.61" calcext:value-type="float">
            <text:p>63.61</text:p>
          </table:table-cell>
          <table:table-cell office:value-type="float" office:value="81.75" calcext:value-type="float">
            <text:p>81.75</text:p>
          </table:table-cell>
        </table:table-row>
        <table:table-row table:style-name="ro1">
          <table:table-cell office:value-type="float" office:value="1791480" calcext:value-type="float">
            <text:p>1791480</text:p>
          </table:table-cell>
          <table:table-cell table:formula="of:=[.A114]/1000/(60*60*24)" office:value-type="time" office:time-value="PT00H29M51.48S" calcext:value-type="time">
            <text:p>00:29:51</text:p>
          </table:table-cell>
          <table:table-cell office:value-type="float" office:value="1.26" calcext:value-type="float">
            <text:p>1.26</text:p>
          </table:table-cell>
          <table:table-cell office:value-type="float" office:value="126" calcext:value-type="float">
            <text:p>126</text:p>
          </table:table-cell>
          <table:table-cell office:value-type="float" office:value="158.33" calcext:value-type="float">
            <text:p>158.33</text:p>
          </table:table-cell>
          <table:table-cell office:value-type="float" office:value="64.17" calcext:value-type="float">
            <text:p>64.17</text:p>
          </table:table-cell>
          <table:table-cell office:value-type="float" office:value="82.45" calcext:value-type="float">
            <text:p>82.45</text:p>
          </table:table-cell>
        </table:table-row>
        <table:table-row table:style-name="ro1">
          <table:table-cell office:value-type="float" office:value="1807480" calcext:value-type="float">
            <text:p>1807480</text:p>
          </table:table-cell>
          <table:table-cell table:formula="of:=[.A115]/1000/(60*60*24)" office:value-type="time" office:time-value="PT00H30M07.48S" calcext:value-type="time">
            <text:p>00:30:07</text:p>
          </table:table-cell>
          <table:table-cell office:value-type="float" office:value="1.26" calcext:value-type="float">
            <text:p>1.26</text:p>
          </table:table-cell>
          <table:table-cell office:value-type="float" office:value="125.9" calcext:value-type="float">
            <text:p>125.9</text:p>
          </table:table-cell>
          <table:table-cell office:value-type="float" office:value="158.21" calcext:value-type="float">
            <text:p>158.21</text:p>
          </table:table-cell>
          <table:table-cell office:value-type="float" office:value="64.73" calcext:value-type="float">
            <text:p>64.73</text:p>
          </table:table-cell>
          <table:table-cell office:value-type="float" office:value="83.15" calcext:value-type="float">
            <text:p>83.15</text:p>
          </table:table-cell>
        </table:table-row>
        <table:table-row table:style-name="ro1">
          <table:table-cell office:value-type="float" office:value="1823480" calcext:value-type="float">
            <text:p>1823480</text:p>
          </table:table-cell>
          <table:table-cell table:formula="of:=[.A116]/1000/(60*60*24)" office:value-type="time" office:time-value="PT00H30M23.48S" calcext:value-type="time">
            <text:p>00:30:23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65.29" calcext:value-type="float">
            <text:p>65.29</text:p>
          </table:table-cell>
          <table:table-cell office:value-type="float" office:value="83.86" calcext:value-type="float">
            <text:p>83.86</text:p>
          </table:table-cell>
        </table:table-row>
        <table:table-row table:style-name="ro1">
          <table:table-cell office:value-type="float" office:value="1839480" calcext:value-type="float">
            <text:p>1839480</text:p>
          </table:table-cell>
          <table:table-cell table:formula="of:=[.A117]/1000/(60*60*24)" office:value-type="time" office:time-value="PT00H30M39.48S" calcext:value-type="time">
            <text:p>00:30:39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65.85" calcext:value-type="float">
            <text:p>65.85</text:p>
          </table:table-cell>
          <table:table-cell office:value-type="float" office:value="84.56" calcext:value-type="float">
            <text:p>84.56</text:p>
          </table:table-cell>
        </table:table-row>
        <table:table-row table:style-name="ro1">
          <table:table-cell office:value-type="float" office:value="1855480" calcext:value-type="float">
            <text:p>1855480</text:p>
          </table:table-cell>
          <table:table-cell table:formula="of:=[.A118]/1000/(60*60*24)" office:value-type="time" office:time-value="PT00H30M55.48S" calcext:value-type="time">
            <text:p>00:30:55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66.41" calcext:value-type="float">
            <text:p>66.41</text:p>
          </table:table-cell>
          <table:table-cell office:value-type="float" office:value="85.26" calcext:value-type="float">
            <text:p>85.26</text:p>
          </table:table-cell>
        </table:table-row>
        <table:table-row table:style-name="ro1">
          <table:table-cell office:value-type="float" office:value="1871480" calcext:value-type="float">
            <text:p>1871480</text:p>
          </table:table-cell>
          <table:table-cell table:formula="of:=[.A119]/1000/(60*60*24)" office:value-type="time" office:time-value="PT00H31M11.48S" calcext:value-type="time">
            <text:p>00:31:11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66.97" calcext:value-type="float">
            <text:p>66.97</text:p>
          </table:table-cell>
          <table:table-cell office:value-type="float" office:value="85.96" calcext:value-type="float">
            <text:p>85.96</text:p>
          </table:table-cell>
        </table:table-row>
        <table:table-row table:style-name="ro1">
          <table:table-cell office:value-type="float" office:value="1887480" calcext:value-type="float">
            <text:p>1887480</text:p>
          </table:table-cell>
          <table:table-cell table:formula="of:=[.A120]/1000/(60*60*24)" office:value-type="time" office:time-value="PT00H31M27.48S" calcext:value-type="time">
            <text:p>00:31:27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67.53" calcext:value-type="float">
            <text:p>67.53</text:p>
          </table:table-cell>
          <table:table-cell office:value-type="float" office:value="86.66" calcext:value-type="float">
            <text:p>86.66</text:p>
          </table:table-cell>
        </table:table-row>
        <table:table-row table:style-name="ro1">
          <table:table-cell office:value-type="float" office:value="1903480" calcext:value-type="float">
            <text:p>1903480</text:p>
          </table:table-cell>
          <table:table-cell table:formula="of:=[.A121]/1000/(60*60*24)" office:value-type="time" office:time-value="PT00H31M43.48S" calcext:value-type="time">
            <text:p>00:31:43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68.09" calcext:value-type="float">
            <text:p>68.09</text:p>
          </table:table-cell>
          <table:table-cell office:value-type="float" office:value="87.36" calcext:value-type="float">
            <text:p>87.36</text:p>
          </table:table-cell>
        </table:table-row>
        <table:table-row table:style-name="ro1">
          <table:table-cell office:value-type="float" office:value="1919480" calcext:value-type="float">
            <text:p>1919480</text:p>
          </table:table-cell>
          <table:table-cell table:formula="of:=[.A122]/1000/(60*60*24)" office:value-type="time" office:time-value="PT00H31M59.48S" calcext:value-type="time">
            <text:p>00:31:59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68.64" calcext:value-type="float">
            <text:p>68.64</text:p>
          </table:table-cell>
          <table:table-cell office:value-type="float" office:value="88.06" calcext:value-type="float">
            <text:p>88.06</text:p>
          </table:table-cell>
        </table:table-row>
        <table:table-row table:style-name="ro1">
          <table:table-cell office:value-type="float" office:value="1935480" calcext:value-type="float">
            <text:p>1935480</text:p>
          </table:table-cell>
          <table:table-cell table:formula="of:=[.A123]/1000/(60*60*24)" office:value-type="time" office:time-value="PT00H32M15.48S" calcext:value-type="time">
            <text:p>00:32:15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6.95" calcext:value-type="float">
            <text:p>156.95</text:p>
          </table:table-cell>
          <table:table-cell office:value-type="float" office:value="69.2" calcext:value-type="float">
            <text:p>69.2</text:p>
          </table:table-cell>
          <table:table-cell office:value-type="float" office:value="88.76" calcext:value-type="float">
            <text:p>88.76</text:p>
          </table:table-cell>
        </table:table-row>
        <table:table-row table:style-name="ro1">
          <table:table-cell office:value-type="float" office:value="1951480" calcext:value-type="float">
            <text:p>1951480</text:p>
          </table:table-cell>
          <table:table-cell table:formula="of:=[.A124]/1000/(60*60*24)" office:value-type="time" office:time-value="PT00H32M31.48S" calcext:value-type="time">
            <text:p>00:32:31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69.76" calcext:value-type="float">
            <text:p>69.76</text:p>
          </table:table-cell>
          <table:table-cell office:value-type="float" office:value="89.46" calcext:value-type="float">
            <text:p>89.46</text:p>
          </table:table-cell>
        </table:table-row>
        <table:table-row table:style-name="ro1">
          <table:table-cell office:value-type="float" office:value="1967480" calcext:value-type="float">
            <text:p>1967480</text:p>
          </table:table-cell>
          <table:table-cell table:formula="of:=[.A125]/1000/(60*60*24)" office:value-type="time" office:time-value="PT00H32M47.48S" calcext:value-type="time">
            <text:p>00:32:47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7.32" calcext:value-type="float">
            <text:p>157.32</text:p>
          </table:table-cell>
          <table:table-cell office:value-type="float" office:value="70.32" calcext:value-type="float">
            <text:p>70.32</text:p>
          </table:table-cell>
          <table:table-cell office:value-type="float" office:value="90.15" calcext:value-type="float">
            <text:p>90.15</text:p>
          </table:table-cell>
        </table:table-row>
        <table:table-row table:style-name="ro1">
          <table:table-cell office:value-type="float" office:value="1983480" calcext:value-type="float">
            <text:p>1983480</text:p>
          </table:table-cell>
          <table:table-cell table:formula="of:=[.A126]/1000/(60*60*24)" office:value-type="time" office:time-value="PT00H33M03.48S" calcext:value-type="time">
            <text:p>00:33:03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70.88" calcext:value-type="float">
            <text:p>70.88</text:p>
          </table:table-cell>
          <table:table-cell office:value-type="float" office:value="90.85" calcext:value-type="float">
            <text:p>90.85</text:p>
          </table:table-cell>
        </table:table-row>
        <table:table-row table:style-name="ro1">
          <table:table-cell office:value-type="float" office:value="1999480" calcext:value-type="float">
            <text:p>1999480</text:p>
          </table:table-cell>
          <table:table-cell table:formula="of:=[.A127]/1000/(60*60*24)" office:value-type="time" office:time-value="PT00H33M19.48S" calcext:value-type="time">
            <text:p>00:33:19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71.44" calcext:value-type="float">
            <text:p>71.44</text:p>
          </table:table-cell>
          <table:table-cell office:value-type="float" office:value="91.55" calcext:value-type="float">
            <text:p>91.55</text:p>
          </table:table-cell>
        </table:table-row>
        <table:table-row table:style-name="ro1">
          <table:table-cell office:value-type="float" office:value="2015480" calcext:value-type="float">
            <text:p>2015480</text:p>
          </table:table-cell>
          <table:table-cell table:formula="of:=[.A128]/1000/(60*60*24)" office:value-type="time" office:time-value="PT00H33M35.48S" calcext:value-type="time">
            <text:p>00:33:35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71.99" calcext:value-type="float">
            <text:p>71.99</text:p>
          </table:table-cell>
          <table:table-cell office:value-type="float" office:value="92.25" calcext:value-type="float">
            <text:p>92.25</text:p>
          </table:table-cell>
        </table:table-row>
        <table:table-row table:style-name="ro1">
          <table:table-cell office:value-type="float" office:value="2031480" calcext:value-type="float">
            <text:p>2031480</text:p>
          </table:table-cell>
          <table:table-cell table:formula="of:=[.A129]/1000/(60*60*24)" office:value-type="time" office:time-value="PT00H33M51.48S" calcext:value-type="time">
            <text:p>00:33:51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72.55" calcext:value-type="float">
            <text:p>72.55</text:p>
          </table:table-cell>
          <table:table-cell office:value-type="float" office:value="92.94" calcext:value-type="float">
            <text:p>92.94</text:p>
          </table:table-cell>
        </table:table-row>
        <table:table-row table:style-name="ro1">
          <table:table-cell office:value-type="float" office:value="2047480" calcext:value-type="float">
            <text:p>2047480</text:p>
          </table:table-cell>
          <table:table-cell table:formula="of:=[.A130]/1000/(60*60*24)" office:value-type="time" office:time-value="PT00H34M07.48S" calcext:value-type="time">
            <text:p>00:34:07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73.11" calcext:value-type="float">
            <text:p>73.11</text:p>
          </table:table-cell>
          <table:table-cell office:value-type="float" office:value="93.64" calcext:value-type="float">
            <text:p>93.64</text:p>
          </table:table-cell>
        </table:table-row>
        <table:table-row table:style-name="ro1">
          <table:table-cell office:value-type="float" office:value="2063480" calcext:value-type="float">
            <text:p>2063480</text:p>
          </table:table-cell>
          <table:table-cell table:formula="of:=[.A131]/1000/(60*60*24)" office:value-type="time" office:time-value="PT00H34M23.48S" calcext:value-type="time">
            <text:p>00:34:23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73.67" calcext:value-type="float">
            <text:p>73.67</text:p>
          </table:table-cell>
          <table:table-cell office:value-type="float" office:value="94.33" calcext:value-type="float">
            <text:p>94.33</text:p>
          </table:table-cell>
        </table:table-row>
        <table:table-row table:style-name="ro1">
          <table:table-cell office:value-type="float" office:value="2079480" calcext:value-type="float">
            <text:p>2079480</text:p>
          </table:table-cell>
          <table:table-cell table:formula="of:=[.A132]/1000/(60*60*24)" office:value-type="time" office:time-value="PT00H34M39.48S" calcext:value-type="time">
            <text:p>00:34:39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74.22" calcext:value-type="float">
            <text:p>74.22</text:p>
          </table:table-cell>
          <table:table-cell office:value-type="float" office:value="95.03" calcext:value-type="float">
            <text:p>95.03</text:p>
          </table:table-cell>
        </table:table-row>
        <table:table-row table:style-name="ro1">
          <table:table-cell office:value-type="float" office:value="2095480" calcext:value-type="float">
            <text:p>2095480</text:p>
          </table:table-cell>
          <table:table-cell table:formula="of:=[.A133]/1000/(60*60*24)" office:value-type="time" office:time-value="PT00H34M55.48S" calcext:value-type="time">
            <text:p>00:34:55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74.78" calcext:value-type="float">
            <text:p>74.78</text:p>
          </table:table-cell>
          <table:table-cell office:value-type="float" office:value="95.73" calcext:value-type="float">
            <text:p>95.73</text:p>
          </table:table-cell>
        </table:table-row>
        <table:table-row table:style-name="ro1">
          <table:table-cell office:value-type="float" office:value="2111480" calcext:value-type="float">
            <text:p>2111480</text:p>
          </table:table-cell>
          <table:table-cell table:formula="of:=[.A134]/1000/(60*60*24)" office:value-type="time" office:time-value="PT00H35M11.48S" calcext:value-type="time">
            <text:p>00:35:11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75.34" calcext:value-type="float">
            <text:p>75.34</text:p>
          </table:table-cell>
          <table:table-cell office:value-type="float" office:value="96.42" calcext:value-type="float">
            <text:p>96.42</text:p>
          </table:table-cell>
        </table:table-row>
        <table:table-row table:style-name="ro1">
          <table:table-cell office:value-type="float" office:value="2127480" calcext:value-type="float">
            <text:p>2127480</text:p>
          </table:table-cell>
          <table:table-cell table:formula="of:=[.A135]/1000/(60*60*24)" office:value-type="time" office:time-value="PT00H35M27.48S" calcext:value-type="time">
            <text:p>00:35:27</text:p>
          </table:table-cell>
          <table:table-cell office:value-type="float" office:value="1.24" calcext:value-type="float">
            <text:p>1.24</text:p>
          </table:table-cell>
          <table:table-cell office:value-type="float" office:value="125.3" calcext:value-type="float">
            <text:p>125.3</text:p>
          </table:table-cell>
          <table:table-cell office:value-type="float" office:value="155.94" calcext:value-type="float">
            <text:p>155.94</text:p>
          </table:table-cell>
          <table:table-cell office:value-type="float" office:value="75.89" calcext:value-type="float">
            <text:p>75.89</text:p>
          </table:table-cell>
          <table:table-cell office:value-type="float" office:value="97.12" calcext:value-type="float">
            <text:p>97.12</text:p>
          </table:table-cell>
        </table:table-row>
        <table:table-row table:style-name="ro1">
          <table:table-cell office:value-type="float" office:value="2143480" calcext:value-type="float">
            <text:p>2143480</text:p>
          </table:table-cell>
          <table:table-cell table:formula="of:=[.A136]/1000/(60*60*24)" office:value-type="time" office:time-value="PT00H35M43.48S" calcext:value-type="time">
            <text:p>00:35:43</text:p>
          </table:table-cell>
          <table:table-cell office:value-type="float" office:value="1.25" calcext:value-type="float">
            <text:p>1.25</text:p>
          </table:table-cell>
          <table:table-cell office:value-type="float" office:value="125.2" calcext:value-type="float">
            <text:p>125.2</text:p>
          </table:table-cell>
          <table:table-cell office:value-type="float" office:value="156.31" calcext:value-type="float">
            <text:p>156.31</text:p>
          </table:table-cell>
          <table:table-cell office:value-type="float" office:value="76.45" calcext:value-type="float">
            <text:p>76.45</text:p>
          </table:table-cell>
          <table:table-cell office:value-type="float" office:value="97.81" calcext:value-type="float">
            <text:p>97.81</text:p>
          </table:table-cell>
        </table:table-row>
        <table:table-row table:style-name="ro1">
          <table:table-cell office:value-type="float" office:value="2159480" calcext:value-type="float">
            <text:p>2159480</text:p>
          </table:table-cell>
          <table:table-cell table:formula="of:=[.A137]/1000/(60*60*24)" office:value-type="time" office:time-value="PT00H35M59.48S" calcext:value-type="time">
            <text:p>00:35:59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77.01" calcext:value-type="float">
            <text:p>77.01</text:p>
          </table:table-cell>
          <table:table-cell office:value-type="float" office:value="98.5" calcext:value-type="float">
            <text:p>98.5</text:p>
          </table:table-cell>
        </table:table-row>
        <table:table-row table:style-name="ro1">
          <table:table-cell office:value-type="float" office:value="2175480" calcext:value-type="float">
            <text:p>2175480</text:p>
          </table:table-cell>
          <table:table-cell table:formula="of:=[.A138]/1000/(60*60*24)" office:value-type="time" office:time-value="PT00H36M15.48S" calcext:value-type="time">
            <text:p>00:36:15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77.56" calcext:value-type="float">
            <text:p>77.56</text:p>
          </table:table-cell>
          <table:table-cell office:value-type="float" office:value="99.2" calcext:value-type="float">
            <text:p>99.2</text:p>
          </table:table-cell>
        </table:table-row>
        <table:table-row table:style-name="ro1">
          <table:table-cell office:value-type="float" office:value="2191480" calcext:value-type="float">
            <text:p>2191480</text:p>
          </table:table-cell>
          <table:table-cell table:formula="of:=[.A139]/1000/(60*60*24)" office:value-type="time" office:time-value="PT00H36M31.48S" calcext:value-type="time">
            <text:p>00:36:31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78.12" calcext:value-type="float">
            <text:p>78.12</text:p>
          </table:table-cell>
          <table:table-cell office:value-type="float" office:value="99.89" calcext:value-type="float">
            <text:p>99.89</text:p>
          </table:table-cell>
        </table:table-row>
        <table:table-row table:style-name="ro1">
          <table:table-cell office:value-type="float" office:value="2207480" calcext:value-type="float">
            <text:p>2207480</text:p>
          </table:table-cell>
          <table:table-cell table:formula="of:=[.A140]/1000/(60*60*24)" office:value-type="time" office:time-value="PT00H36M47.48S" calcext:value-type="time">
            <text:p>00:36:47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78.68" calcext:value-type="float">
            <text:p>78.68</text:p>
          </table:table-cell>
          <table:table-cell office:value-type="float" office:value="100.58" calcext:value-type="float">
            <text:p>100.58</text:p>
          </table:table-cell>
        </table:table-row>
        <table:table-row table:style-name="ro1">
          <table:table-cell office:value-type="float" office:value="2223480" calcext:value-type="float">
            <text:p>2223480</text:p>
          </table:table-cell>
          <table:table-cell table:formula="of:=[.A141]/1000/(60*60*24)" office:value-type="time" office:time-value="PT00H37M03.48S" calcext:value-type="time">
            <text:p>00:37:03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79.23" calcext:value-type="float">
            <text:p>79.23</text:p>
          </table:table-cell>
          <table:table-cell office:value-type="float" office:value="101.28" calcext:value-type="float">
            <text:p>101.28</text:p>
          </table:table-cell>
        </table:table-row>
        <table:table-row table:style-name="ro1">
          <table:table-cell office:value-type="float" office:value="2239480" calcext:value-type="float">
            <text:p>2239480</text:p>
          </table:table-cell>
          <table:table-cell table:formula="of:=[.A142]/1000/(60*60*24)" office:value-type="time" office:time-value="PT00H37M19.48S" calcext:value-type="time">
            <text:p>00:37:19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79.79" calcext:value-type="float">
            <text:p>79.79</text:p>
          </table:table-cell>
          <table:table-cell office:value-type="float" office:value="101.97" calcext:value-type="float">
            <text:p>101.97</text:p>
          </table:table-cell>
        </table:table-row>
        <table:table-row table:style-name="ro1">
          <table:table-cell office:value-type="float" office:value="2255480" calcext:value-type="float">
            <text:p>2255480</text:p>
          </table:table-cell>
          <table:table-cell table:formula="of:=[.A143]/1000/(60*60*24)" office:value-type="time" office:time-value="PT00H37M35.48S" calcext:value-type="time">
            <text:p>00:37:35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80.34" calcext:value-type="float">
            <text:p>80.34</text:p>
          </table:table-cell>
          <table:table-cell office:value-type="float" office:value="102.66" calcext:value-type="float">
            <text:p>102.66</text:p>
          </table:table-cell>
        </table:table-row>
        <table:table-row table:style-name="ro1">
          <table:table-cell office:value-type="float" office:value="2271480" calcext:value-type="float">
            <text:p>2271480</text:p>
          </table:table-cell>
          <table:table-cell table:formula="of:=[.A144]/1000/(60*60*24)" office:value-type="time" office:time-value="PT00H37M51.48S" calcext:value-type="time">
            <text:p>00:37:51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80.9" calcext:value-type="float">
            <text:p>80.9</text:p>
          </table:table-cell>
          <table:table-cell office:value-type="float" office:value="103.35" calcext:value-type="float">
            <text:p>103.35</text:p>
          </table:table-cell>
        </table:table-row>
        <table:table-row table:style-name="ro1">
          <table:table-cell office:value-type="float" office:value="2287480" calcext:value-type="float">
            <text:p>2287480</text:p>
          </table:table-cell>
          <table:table-cell table:formula="of:=[.A145]/1000/(60*60*24)" office:value-type="time" office:time-value="PT00H38M07.48S" calcext:value-type="time">
            <text:p>00:38:07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81.46" calcext:value-type="float">
            <text:p>81.46</text:p>
          </table:table-cell>
          <table:table-cell office:value-type="float" office:value="104.04" calcext:value-type="float">
            <text:p>104.04</text:p>
          </table:table-cell>
        </table:table-row>
        <table:table-row table:style-name="ro1">
          <table:table-cell office:value-type="float" office:value="2303480" calcext:value-type="float">
            <text:p>2303480</text:p>
          </table:table-cell>
          <table:table-cell table:formula="of:=[.A146]/1000/(60*60*24)" office:value-type="time" office:time-value="PT00H38M23.48S" calcext:value-type="time">
            <text:p>00:38:23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4.94" calcext:value-type="float">
            <text:p>154.94</text:p>
          </table:table-cell>
          <table:table-cell office:value-type="float" office:value="82.01" calcext:value-type="float">
            <text:p>82.01</text:p>
          </table:table-cell>
          <table:table-cell office:value-type="float" office:value="104.73" calcext:value-type="float">
            <text:p>104.73</text:p>
          </table:table-cell>
        </table:table-row>
        <table:table-row table:style-name="ro1">
          <table:table-cell office:value-type="float" office:value="2319480" calcext:value-type="float">
            <text:p>2319480</text:p>
          </table:table-cell>
          <table:table-cell table:formula="of:=[.A147]/1000/(60*60*24)" office:value-type="time" office:time-value="PT00H38M39.48S" calcext:value-type="time">
            <text:p>00:38:39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82.57" calcext:value-type="float">
            <text:p>82.57</text:p>
          </table:table-cell>
          <table:table-cell office:value-type="float" office:value="105.42" calcext:value-type="float">
            <text:p>105.42</text:p>
          </table:table-cell>
        </table:table-row>
        <table:table-row table:style-name="ro1">
          <table:table-cell office:value-type="float" office:value="2335480" calcext:value-type="float">
            <text:p>2335480</text:p>
          </table:table-cell>
          <table:table-cell table:formula="of:=[.A148]/1000/(60*60*24)" office:value-type="time" office:time-value="PT00H38M55.48S" calcext:value-type="time">
            <text:p>00:38:55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83.12" calcext:value-type="float">
            <text:p>83.12</text:p>
          </table:table-cell>
          <table:table-cell office:value-type="float" office:value="106.11" calcext:value-type="float">
            <text:p>106.11</text:p>
          </table:table-cell>
        </table:table-row>
        <table:table-row table:style-name="ro1">
          <table:table-cell office:value-type="float" office:value="2351480" calcext:value-type="float">
            <text:p>2351480</text:p>
          </table:table-cell>
          <table:table-cell table:formula="of:=[.A149]/1000/(60*60*24)" office:value-type="time" office:time-value="PT00H39M11.48S" calcext:value-type="time">
            <text:p>00:39:11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83.68" calcext:value-type="float">
            <text:p>83.68</text:p>
          </table:table-cell>
          <table:table-cell office:value-type="float" office:value="106.8" calcext:value-type="float">
            <text:p>106.8</text:p>
          </table:table-cell>
        </table:table-row>
        <table:table-row table:style-name="ro1">
          <table:table-cell office:value-type="float" office:value="2367480" calcext:value-type="float">
            <text:p>2367480</text:p>
          </table:table-cell>
          <table:table-cell table:formula="of:=[.A150]/1000/(60*60*24)" office:value-type="time" office:time-value="PT00H39M27.48S" calcext:value-type="time">
            <text:p>00:39:27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5.31" calcext:value-type="float">
            <text:p>155.31</text:p>
          </table:table-cell>
          <table:table-cell office:value-type="float" office:value="84.23" calcext:value-type="float">
            <text:p>84.23</text:p>
          </table:table-cell>
          <table:table-cell office:value-type="float" office:value="107.5" calcext:value-type="float">
            <text:p>107.5</text:p>
          </table:table-cell>
        </table:table-row>
        <table:table-row table:style-name="ro1">
          <table:table-cell office:value-type="float" office:value="2383480" calcext:value-type="float">
            <text:p>2383480</text:p>
          </table:table-cell>
          <table:table-cell table:formula="of:=[.A151]/1000/(60*60*24)" office:value-type="time" office:time-value="PT00H39M43.48S" calcext:value-type="time">
            <text:p>00:39:43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84.79" calcext:value-type="float">
            <text:p>84.79</text:p>
          </table:table-cell>
          <table:table-cell office:value-type="float" office:value="108.18" calcext:value-type="float">
            <text:p>108.18</text:p>
          </table:table-cell>
        </table:table-row>
        <table:table-row table:style-name="ro1">
          <table:table-cell office:value-type="float" office:value="2399480" calcext:value-type="float">
            <text:p>2399480</text:p>
          </table:table-cell>
          <table:table-cell table:formula="of:=[.A152]/1000/(60*60*24)" office:value-type="time" office:time-value="PT00H39M59.48S" calcext:value-type="time">
            <text:p>00:39:59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85.34" calcext:value-type="float">
            <text:p>85.34</text:p>
          </table:table-cell>
          <table:table-cell office:value-type="float" office:value="108.87" calcext:value-type="float">
            <text:p>108.87</text:p>
          </table:table-cell>
        </table:table-row>
        <table:table-row table:style-name="ro1">
          <table:table-cell office:value-type="float" office:value="2415480" calcext:value-type="float">
            <text:p>2415480</text:p>
          </table:table-cell>
          <table:table-cell table:formula="of:=[.A153]/1000/(60*60*24)" office:value-type="time" office:time-value="PT00H40M15.48S" calcext:value-type="time">
            <text:p>00:40:15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85.9" calcext:value-type="float">
            <text:p>85.9</text:p>
          </table:table-cell>
          <table:table-cell office:value-type="float" office:value="109.56" calcext:value-type="float">
            <text:p>109.56</text:p>
          </table:table-cell>
        </table:table-row>
        <table:table-row table:style-name="ro1">
          <table:table-cell office:value-type="float" office:value="2431480" calcext:value-type="float">
            <text:p>2431480</text:p>
          </table:table-cell>
          <table:table-cell table:formula="of:=[.A154]/1000/(60*60*24)" office:value-type="time" office:time-value="PT00H40M31.48S" calcext:value-type="time">
            <text:p>00:40:31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86.45" calcext:value-type="float">
            <text:p>86.45</text:p>
          </table:table-cell>
          <table:table-cell office:value-type="float" office:value="110.25" calcext:value-type="float">
            <text:p>110.25</text:p>
          </table:table-cell>
        </table:table-row>
        <table:table-row table:style-name="ro1">
          <table:table-cell office:value-type="float" office:value="2447480" calcext:value-type="float">
            <text:p>2447480</text:p>
          </table:table-cell>
          <table:table-cell table:formula="of:=[.A155]/1000/(60*60*24)" office:value-type="time" office:time-value="PT00H40M47.48S" calcext:value-type="time">
            <text:p>00:40:47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87" calcext:value-type="float">
            <text:p>87</text:p>
          </table:table-cell>
          <table:table-cell office:value-type="float" office:value="110.94" calcext:value-type="float">
            <text:p>110.94</text:p>
          </table:table-cell>
        </table:table-row>
        <table:table-row table:style-name="ro1">
          <table:table-cell office:value-type="float" office:value="2463480" calcext:value-type="float">
            <text:p>2463480</text:p>
          </table:table-cell>
          <table:table-cell table:formula="of:=[.A156]/1000/(60*60*24)" office:value-type="time" office:time-value="PT00H41M03.48S" calcext:value-type="time">
            <text:p>00:41:03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87.56" calcext:value-type="float">
            <text:p>87.56</text:p>
          </table:table-cell>
          <table:table-cell office:value-type="float" office:value="111.62" calcext:value-type="float">
            <text:p>111.62</text:p>
          </table:table-cell>
        </table:table-row>
        <table:table-row table:style-name="ro1">
          <table:table-cell office:value-type="float" office:value="2479480" calcext:value-type="float">
            <text:p>2479480</text:p>
          </table:table-cell>
          <table:table-cell table:formula="of:=[.A157]/1000/(60*60*24)" office:value-type="time" office:time-value="PT00H41M19.48S" calcext:value-type="time">
            <text:p>00:41:19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88.11" calcext:value-type="float">
            <text:p>88.11</text:p>
          </table:table-cell>
          <table:table-cell office:value-type="float" office:value="112.31" calcext:value-type="float">
            <text:p>112.31</text:p>
          </table:table-cell>
        </table:table-row>
        <table:table-row table:style-name="ro1">
          <table:table-cell office:value-type="float" office:value="2495480" calcext:value-type="float">
            <text:p>2495480</text:p>
          </table:table-cell>
          <table:table-cell table:formula="of:=[.A158]/1000/(60*60*24)" office:value-type="time" office:time-value="PT00H41M35.48S" calcext:value-type="time">
            <text:p>00:41:35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88.67" calcext:value-type="float">
            <text:p>88.6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511480" calcext:value-type="float">
            <text:p>2511480</text:p>
          </table:table-cell>
          <table:table-cell table:formula="of:=[.A159]/1000/(60*60*24)" office:value-type="time" office:time-value="PT00H41M51.48S" calcext:value-type="time">
            <text:p>00:41:51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89.22" calcext:value-type="float">
            <text:p>89.22</text:p>
          </table:table-cell>
          <table:table-cell office:value-type="float" office:value="113.69" calcext:value-type="float">
            <text:p>113.69</text:p>
          </table:table-cell>
        </table:table-row>
        <table:table-row table:style-name="ro1">
          <table:table-cell office:value-type="float" office:value="2527480" calcext:value-type="float">
            <text:p>2527480</text:p>
          </table:table-cell>
          <table:table-cell table:formula="of:=[.A160]/1000/(60*60*24)" office:value-type="time" office:time-value="PT00H42M07.48S" calcext:value-type="time">
            <text:p>00:42:07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89.78" calcext:value-type="float">
            <text:p>89.78</text:p>
          </table:table-cell>
          <table:table-cell office:value-type="float" office:value="114.37" calcext:value-type="float">
            <text:p>114.37</text:p>
          </table:table-cell>
        </table:table-row>
        <table:table-row table:style-name="ro1">
          <table:table-cell office:value-type="float" office:value="2543480" calcext:value-type="float">
            <text:p>2543480</text:p>
          </table:table-cell>
          <table:table-cell table:formula="of:=[.A161]/1000/(60*60*24)" office:value-type="time" office:time-value="PT00H42M23.48S" calcext:value-type="time">
            <text:p>00:42:23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90.33" calcext:value-type="float">
            <text:p>90.33</text:p>
          </table:table-cell>
          <table:table-cell office:value-type="float" office:value="115.06" calcext:value-type="float">
            <text:p>115.06</text:p>
          </table:table-cell>
        </table:table-row>
        <table:table-row table:style-name="ro1">
          <table:table-cell office:value-type="float" office:value="2559480" calcext:value-type="float">
            <text:p>2559480</text:p>
          </table:table-cell>
          <table:table-cell table:formula="of:=[.A162]/1000/(60*60*24)" office:value-type="time" office:time-value="PT00H42M39.48S" calcext:value-type="time">
            <text:p>00:42:39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90.88" calcext:value-type="float">
            <text:p>90.88</text:p>
          </table:table-cell>
          <table:table-cell office:value-type="float" office:value="115.75" calcext:value-type="float">
            <text:p>115.75</text:p>
          </table:table-cell>
        </table:table-row>
        <table:table-row table:style-name="ro1">
          <table:table-cell office:value-type="float" office:value="2575480" calcext:value-type="float">
            <text:p>2575480</text:p>
          </table:table-cell>
          <table:table-cell table:formula="of:=[.A163]/1000/(60*60*24)" office:value-type="time" office:time-value="PT00H42M55.48S" calcext:value-type="time">
            <text:p>00:42:55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3.94" calcext:value-type="float">
            <text:p>153.94</text:p>
          </table:table-cell>
          <table:table-cell office:value-type="float" office:value="91.44" calcext:value-type="float">
            <text:p>91.44</text:p>
          </table:table-cell>
          <table:table-cell office:value-type="float" office:value="116.43" calcext:value-type="float">
            <text:p>116.43</text:p>
          </table:table-cell>
        </table:table-row>
        <table:table-row table:style-name="ro1">
          <table:table-cell office:value-type="float" office:value="2591480" calcext:value-type="float">
            <text:p>2591480</text:p>
          </table:table-cell>
          <table:table-cell table:formula="of:=[.A164]/1000/(60*60*24)" office:value-type="time" office:time-value="PT00H43M11.48S" calcext:value-type="time">
            <text:p>00:43:11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3.94" calcext:value-type="float">
            <text:p>153.94</text:p>
          </table:table-cell>
          <table:table-cell office:value-type="float" office:value="91.99" calcext:value-type="float">
            <text:p>91.99</text:p>
          </table:table-cell>
          <table:table-cell office:value-type="float" office:value="117.12" calcext:value-type="float">
            <text:p>117.12</text:p>
          </table:table-cell>
        </table:table-row>
        <table:table-row table:style-name="ro1">
          <table:table-cell office:value-type="float" office:value="2607480" calcext:value-type="float">
            <text:p>2607480</text:p>
          </table:table-cell>
          <table:table-cell table:formula="of:=[.A165]/1000/(60*60*24)" office:value-type="time" office:time-value="PT00H43M27.48S" calcext:value-type="time">
            <text:p>00:43:27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92.54" calcext:value-type="float">
            <text:p>92.54</text:p>
          </table:table-cell>
          <table:table-cell office:value-type="float" office:value="117.8" calcext:value-type="float">
            <text:p>117.8</text:p>
          </table:table-cell>
        </table:table-row>
        <table:table-row table:style-name="ro1">
          <table:table-cell office:value-type="float" office:value="2623480" calcext:value-type="float">
            <text:p>2623480</text:p>
          </table:table-cell>
          <table:table-cell table:formula="of:=[.A166]/1000/(60*60*24)" office:value-type="time" office:time-value="PT00H43M43.48S" calcext:value-type="time">
            <text:p>00:43:43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3.94" calcext:value-type="float">
            <text:p>153.94</text:p>
          </table:table-cell>
          <table:table-cell office:value-type="float" office:value="93.1" calcext:value-type="float">
            <text:p>93.1</text:p>
          </table:table-cell>
          <table:table-cell office:value-type="float" office:value="118.49" calcext:value-type="float">
            <text:p>118.49</text:p>
          </table:table-cell>
        </table:table-row>
        <table:table-row table:style-name="ro1">
          <table:table-cell office:value-type="float" office:value="2639480" calcext:value-type="float">
            <text:p>2639480</text:p>
          </table:table-cell>
          <table:table-cell table:formula="of:=[.A167]/1000/(60*60*24)" office:value-type="time" office:time-value="PT00H43M59.48S" calcext:value-type="time">
            <text:p>00:43:59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93.65" calcext:value-type="float">
            <text:p>93.65</text:p>
          </table:table-cell>
          <table:table-cell office:value-type="float" office:value="119.17" calcext:value-type="float">
            <text:p>119.17</text:p>
          </table:table-cell>
        </table:table-row>
        <table:table-row table:style-name="ro1">
          <table:table-cell office:value-type="float" office:value="2655480" calcext:value-type="float">
            <text:p>2655480</text:p>
          </table:table-cell>
          <table:table-cell table:formula="of:=[.A168]/1000/(60*60*24)" office:value-type="time" office:time-value="PT00H44M15.48S" calcext:value-type="time">
            <text:p>00:44:15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94.2" calcext:value-type="float">
            <text:p>94.2</text:p>
          </table:table-cell>
          <table:table-cell office:value-type="float" office:value="119.86" calcext:value-type="float">
            <text:p>119.86</text:p>
          </table:table-cell>
        </table:table-row>
        <table:table-row table:style-name="ro1">
          <table:table-cell office:value-type="float" office:value="2671480" calcext:value-type="float">
            <text:p>2671480</text:p>
          </table:table-cell>
          <table:table-cell table:formula="of:=[.A169]/1000/(60*60*24)" office:value-type="time" office:time-value="PT00H44M31.48S" calcext:value-type="time">
            <text:p>00:44:31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94.75" calcext:value-type="float">
            <text:p>94.75</text:p>
          </table:table-cell>
          <table:table-cell office:value-type="float" office:value="120.54" calcext:value-type="float">
            <text:p>120.54</text:p>
          </table:table-cell>
        </table:table-row>
        <table:table-row table:style-name="ro1">
          <table:table-cell office:value-type="float" office:value="2687480" calcext:value-type="float">
            <text:p>2687480</text:p>
          </table:table-cell>
          <table:table-cell table:formula="of:=[.A170]/1000/(60*60*24)" office:value-type="time" office:time-value="PT00H44M47.48S" calcext:value-type="time">
            <text:p>00:44:47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95.31" calcext:value-type="float">
            <text:p>95.31</text:p>
          </table:table-cell>
          <table:table-cell office:value-type="float" office:value="121.22" calcext:value-type="float">
            <text:p>121.22</text:p>
          </table:table-cell>
        </table:table-row>
        <table:table-row table:style-name="ro1">
          <table:table-cell office:value-type="float" office:value="2703480" calcext:value-type="float">
            <text:p>2703480</text:p>
          </table:table-cell>
          <table:table-cell table:formula="of:=[.A171]/1000/(60*60*24)" office:value-type="time" office:time-value="PT00H45M03.48S" calcext:value-type="time">
            <text:p>00:45:03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95.86" calcext:value-type="float">
            <text:p>95.86</text:p>
          </table:table-cell>
          <table:table-cell office:value-type="float" office:value="121.91" calcext:value-type="float">
            <text:p>121.91</text:p>
          </table:table-cell>
        </table:table-row>
        <table:table-row table:style-name="ro1">
          <table:table-cell office:value-type="float" office:value="2719480" calcext:value-type="float">
            <text:p>2719480</text:p>
          </table:table-cell>
          <table:table-cell table:formula="of:=[.A172]/1000/(60*60*24)" office:value-type="time" office:time-value="PT00H45M19.48S" calcext:value-type="time">
            <text:p>00:45:19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96.41" calcext:value-type="float">
            <text:p>96.41</text:p>
          </table:table-cell>
          <table:table-cell office:value-type="float" office:value="122.59" calcext:value-type="float">
            <text:p>122.59</text:p>
          </table:table-cell>
        </table:table-row>
        <table:table-row table:style-name="ro1">
          <table:table-cell office:value-type="float" office:value="2735480" calcext:value-type="float">
            <text:p>2735480</text:p>
          </table:table-cell>
          <table:table-cell table:formula="of:=[.A173]/1000/(60*60*24)" office:value-type="time" office:time-value="PT00H45M35.48S" calcext:value-type="time">
            <text:p>00:45:35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4.19" calcext:value-type="float">
            <text:p>154.19</text:p>
          </table:table-cell>
          <table:table-cell office:value-type="float" office:value="96.96" calcext:value-type="float">
            <text:p>96.96</text:p>
          </table:table-cell>
          <table:table-cell office:value-type="float" office:value="123.27" calcext:value-type="float">
            <text:p>123.27</text:p>
          </table:table-cell>
        </table:table-row>
        <table:table-row table:style-name="ro1">
          <table:table-cell office:value-type="float" office:value="2751480" calcext:value-type="float">
            <text:p>2751480</text:p>
          </table:table-cell>
          <table:table-cell table:formula="of:=[.A174]/1000/(60*60*24)" office:value-type="time" office:time-value="PT00H45M51.48S" calcext:value-type="time">
            <text:p>00:45:51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97.52" calcext:value-type="float">
            <text:p>97.52</text:p>
          </table:table-cell>
          <table:table-cell office:value-type="float" office:value="123.96" calcext:value-type="float">
            <text:p>123.96</text:p>
          </table:table-cell>
        </table:table-row>
        <table:table-row table:style-name="ro1">
          <table:table-cell office:value-type="float" office:value="2767480" calcext:value-type="float">
            <text:p>2767480</text:p>
          </table:table-cell>
          <table:table-cell table:formula="of:=[.A175]/1000/(60*60*24)" office:value-type="time" office:time-value="PT00H46M07.48S" calcext:value-type="time">
            <text:p>00:46:07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98.07" calcext:value-type="float">
            <text:p>98.07</text:p>
          </table:table-cell>
          <table:table-cell office:value-type="float" office:value="124.64" calcext:value-type="float">
            <text:p>124.64</text:p>
          </table:table-cell>
        </table:table-row>
        <table:table-row table:style-name="ro1">
          <table:table-cell office:value-type="float" office:value="2783480" calcext:value-type="float">
            <text:p>2783480</text:p>
          </table:table-cell>
          <table:table-cell table:formula="of:=[.A176]/1000/(60*60*24)" office:value-type="time" office:time-value="PT00H46M23.48S" calcext:value-type="time">
            <text:p>00:46:23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98.62" calcext:value-type="float">
            <text:p>98.62</text:p>
          </table:table-cell>
          <table:table-cell office:value-type="float" office:value="125.32" calcext:value-type="float">
            <text:p>125.32</text:p>
          </table:table-cell>
        </table:table-row>
        <table:table-row table:style-name="ro1">
          <table:table-cell office:value-type="float" office:value="2799480" calcext:value-type="float">
            <text:p>2799480</text:p>
          </table:table-cell>
          <table:table-cell table:formula="of:=[.A177]/1000/(60*60*24)" office:value-type="time" office:time-value="PT00H46M39.48S" calcext:value-type="time">
            <text:p>00:46:39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99.17" calcext:value-type="float">
            <text:p>99.17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815480" calcext:value-type="float">
            <text:p>2815480</text:p>
          </table:table-cell>
          <table:table-cell table:formula="of:=[.A178]/1000/(60*60*24)" office:value-type="time" office:time-value="PT00H46M55.48S" calcext:value-type="time">
            <text:p>00:46:55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99.72" calcext:value-type="float">
            <text:p>99.72</text:p>
          </table:table-cell>
          <table:table-cell office:value-type="float" office:value="126.69" calcext:value-type="float">
            <text:p>126.69</text:p>
          </table:table-cell>
        </table:table-row>
        <table:table-row table:style-name="ro1">
          <table:table-cell office:value-type="float" office:value="2831480" calcext:value-type="float">
            <text:p>2831480</text:p>
          </table:table-cell>
          <table:table-cell table:formula="of:=[.A179]/1000/(60*60*24)" office:value-type="time" office:time-value="PT00H47M11.48S" calcext:value-type="time">
            <text:p>00:47:11</text:p>
          </table:table-cell>
          <table:table-cell office:value-type="float" office:value="1.23" calcext:value-type="float">
            <text:p>1.23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07" calcext:value-type="float">
            <text:p>153.07</text:p>
          </table:table-cell>
          <table:table-cell office:value-type="float" office:value="100.28" calcext:value-type="float">
            <text:p>100.28</text:p>
          </table:table-cell>
          <table:table-cell office:value-type="float" office:value="127.37" calcext:value-type="float">
            <text:p>127.37</text:p>
          </table:table-cell>
        </table:table-row>
        <table:table-row table:style-name="ro1">
          <table:table-cell office:value-type="float" office:value="2847480" calcext:value-type="float">
            <text:p>2847480</text:p>
          </table:table-cell>
          <table:table-cell table:formula="of:=[.A180]/1000/(60*60*24)" office:value-type="time" office:time-value="PT00H47M27.48S" calcext:value-type="time">
            <text:p>00:47:27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100.83" calcext:value-type="float">
            <text:p>100.83</text:p>
          </table:table-cell>
          <table:table-cell office:value-type="float" office:value="128.05" calcext:value-type="float">
            <text:p>128.05</text:p>
          </table:table-cell>
        </table:table-row>
        <table:table-row table:style-name="ro1">
          <table:table-cell office:value-type="float" office:value="2863480" calcext:value-type="float">
            <text:p>2863480</text:p>
          </table:table-cell>
          <table:table-cell table:formula="of:=[.A181]/1000/(60*60*24)" office:value-type="time" office:time-value="PT00H47M43.48S" calcext:value-type="time">
            <text:p>00:47:43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101.38" calcext:value-type="float">
            <text:p>101.38</text:p>
          </table:table-cell>
          <table:table-cell office:value-type="float" office:value="128.73" calcext:value-type="float">
            <text:p>128.73</text:p>
          </table:table-cell>
        </table:table-row>
        <table:table-row table:style-name="ro1">
          <table:table-cell office:value-type="float" office:value="2879480" calcext:value-type="float">
            <text:p>2879480</text:p>
          </table:table-cell>
          <table:table-cell table:formula="of:=[.A182]/1000/(60*60*24)" office:value-type="time" office:time-value="PT00H47M59.48S" calcext:value-type="time">
            <text:p>00:47:59</text:p>
          </table:table-cell>
          <table:table-cell office:value-type="float" office:value="1.23" calcext:value-type="float">
            <text:p>1.23</text:p>
          </table:table-cell>
          <table:table-cell office:value-type="float" office:value="124.1" calcext:value-type="float">
            <text:p>124.1</text:p>
          </table:table-cell>
          <table:table-cell office:value-type="float" office:value="152.94" calcext:value-type="float">
            <text:p>152.94</text:p>
          </table:table-cell>
          <table:table-cell office:value-type="float" office:value="101.93" calcext:value-type="float">
            <text:p>101.93</text:p>
          </table:table-cell>
          <table:table-cell office:value-type="float" office:value="129.41" calcext:value-type="float">
            <text:p>129.41</text:p>
          </table:table-cell>
        </table:table-row>
        <table:table-row table:style-name="ro1">
          <table:table-cell office:value-type="float" office:value="2895480" calcext:value-type="float">
            <text:p>2895480</text:p>
          </table:table-cell>
          <table:table-cell table:formula="of:=[.A183]/1000/(60*60*24)" office:value-type="time" office:time-value="PT00H48M15.48S" calcext:value-type="time">
            <text:p>00:48:15</text:p>
          </table:table-cell>
          <table:table-cell office:value-type="float" office:value="1.23" calcext:value-type="float">
            <text:p>1.23</text:p>
          </table:table-cell>
          <table:table-cell office:value-type="float" office:value="124.1" calcext:value-type="float">
            <text:p>124.1</text:p>
          </table:table-cell>
          <table:table-cell office:value-type="float" office:value="152.94" calcext:value-type="float">
            <text:p>152.94</text:p>
          </table:table-cell>
          <table:table-cell office:value-type="float" office:value="102.48" calcext:value-type="float">
            <text:p>102.48</text:p>
          </table:table-cell>
          <table:table-cell office:value-type="float" office:value="130.1" calcext:value-type="float">
            <text:p>130.1</text:p>
          </table:table-cell>
        </table:table-row>
        <table:table-row table:style-name="ro1">
          <table:table-cell office:value-type="float" office:value="2911480" calcext:value-type="float">
            <text:p>2911480</text:p>
          </table:table-cell>
          <table:table-cell table:formula="of:=[.A184]/1000/(60*60*24)" office:value-type="time" office:time-value="PT00H48M31.48S" calcext:value-type="time">
            <text:p>00:48:31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103.03" calcext:value-type="float">
            <text:p>103.03</text:p>
          </table:table-cell>
          <table:table-cell office:value-type="float" office:value="130.78" calcext:value-type="float">
            <text:p>130.78</text:p>
          </table:table-cell>
        </table:table-row>
        <table:table-row table:style-name="ro1">
          <table:table-cell office:value-type="float" office:value="2927480" calcext:value-type="float">
            <text:p>2927480</text:p>
          </table:table-cell>
          <table:table-cell table:formula="of:=[.A185]/1000/(60*60*24)" office:value-type="time" office:time-value="PT00H48M47.48S" calcext:value-type="time">
            <text:p>00:48:47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103.59" calcext:value-type="float">
            <text:p>103.59</text:p>
          </table:table-cell>
          <table:table-cell office:value-type="float" office:value="131.46" calcext:value-type="float">
            <text:p>131.46</text:p>
          </table:table-cell>
        </table:table-row>
        <table:table-row table:style-name="ro1">
          <table:table-cell office:value-type="float" office:value="2943480" calcext:value-type="float">
            <text:p>2943480</text:p>
          </table:table-cell>
          <table:table-cell table:formula="of:=[.A186]/1000/(60*60*24)" office:value-type="time" office:time-value="PT00H49M03.48S" calcext:value-type="time">
            <text:p>00:49:03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104.14" calcext:value-type="float">
            <text:p>104.14</text:p>
          </table:table-cell>
          <table:table-cell office:value-type="float" office:value="132.14" calcext:value-type="float">
            <text:p>132.14</text:p>
          </table:table-cell>
        </table:table-row>
        <table:table-row table:style-name="ro1">
          <table:table-cell office:value-type="float" office:value="2959480" calcext:value-type="float">
            <text:p>2959480</text:p>
          </table:table-cell>
          <table:table-cell table:formula="of:=[.A187]/1000/(60*60*24)" office:value-type="time" office:time-value="PT00H49M19.48S" calcext:value-type="time">
            <text:p>00:49:19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104.69" calcext:value-type="float">
            <text:p>104.69</text:p>
          </table:table-cell>
          <table:table-cell office:value-type="float" office:value="132.82" calcext:value-type="float">
            <text:p>132.82</text:p>
          </table:table-cell>
        </table:table-row>
        <table:table-row table:style-name="ro1">
          <table:table-cell office:value-type="float" office:value="2975480" calcext:value-type="float">
            <text:p>2975480</text:p>
          </table:table-cell>
          <table:table-cell table:formula="of:=[.A188]/1000/(60*60*24)" office:value-type="time" office:time-value="PT00H49M35.48S" calcext:value-type="time">
            <text:p>00:49:35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105.24" calcext:value-type="float">
            <text:p>105.24</text:p>
          </table:table-cell>
          <table:table-cell office:value-type="float" office:value="133.5" calcext:value-type="float">
            <text:p>133.5</text:p>
          </table:table-cell>
        </table:table-row>
        <table:table-row table:style-name="ro1">
          <table:table-cell office:value-type="float" office:value="2991480" calcext:value-type="float">
            <text:p>2991480</text:p>
          </table:table-cell>
          <table:table-cell table:formula="of:=[.A189]/1000/(60*60*24)" office:value-type="time" office:time-value="PT00H49M51.48S" calcext:value-type="time">
            <text:p>00:49:51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105.79" calcext:value-type="float">
            <text:p>105.79</text:p>
          </table:table-cell>
          <table:table-cell office:value-type="float" office:value="134.18" calcext:value-type="float">
            <text:p>134.18</text:p>
          </table:table-cell>
        </table:table-row>
        <table:table-row table:style-name="ro1">
          <table:table-cell office:value-type="float" office:value="3007480" calcext:value-type="float">
            <text:p>3007480</text:p>
          </table:table-cell>
          <table:table-cell table:formula="of:=[.A190]/1000/(60*60*24)" office:value-type="time" office:time-value="PT00H50M07.48S" calcext:value-type="time">
            <text:p>00:50:07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106.34" calcext:value-type="float">
            <text:p>106.34</text:p>
          </table:table-cell>
          <table:table-cell office:value-type="float" office:value="134.85" calcext:value-type="float">
            <text:p>134.85</text:p>
          </table:table-cell>
        </table:table-row>
        <table:table-row table:style-name="ro1">
          <table:table-cell office:value-type="float" office:value="3023480" calcext:value-type="float">
            <text:p>3023480</text:p>
          </table:table-cell>
          <table:table-cell table:formula="of:=[.A191]/1000/(60*60*24)" office:value-type="time" office:time-value="PT00H50M23.48S" calcext:value-type="time">
            <text:p>00:50:23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106.89" calcext:value-type="float">
            <text:p>106.89</text:p>
          </table:table-cell>
          <table:table-cell office:value-type="float" office:value="135.53" calcext:value-type="float">
            <text:p>135.53</text:p>
          </table:table-cell>
        </table:table-row>
        <table:table-row table:style-name="ro1">
          <table:table-cell office:value-type="float" office:value="3039480" calcext:value-type="float">
            <text:p>3039480</text:p>
          </table:table-cell>
          <table:table-cell table:formula="of:=[.A192]/1000/(60*60*24)" office:value-type="time" office:time-value="PT00H50M39.48S" calcext:value-type="time">
            <text:p>00:50:39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107.44" calcext:value-type="float">
            <text:p>107.44</text:p>
          </table:table-cell>
          <table:table-cell office:value-type="float" office:value="136.21" calcext:value-type="float">
            <text:p>136.21</text:p>
          </table:table-cell>
        </table:table-row>
        <table:table-row table:style-name="ro1">
          <table:table-cell office:value-type="float" office:value="3055480" calcext:value-type="float">
            <text:p>3055480</text:p>
          </table:table-cell>
          <table:table-cell table:formula="of:=[.A193]/1000/(60*60*24)" office:value-type="time" office:time-value="PT00H50M55.48S" calcext:value-type="time">
            <text:p>00:50:55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107.99" calcext:value-type="float">
            <text:p>107.99</text:p>
          </table:table-cell>
          <table:table-cell office:value-type="float" office:value="136.89" calcext:value-type="float">
            <text:p>136.89</text:p>
          </table:table-cell>
        </table:table-row>
        <table:table-row table:style-name="ro1">
          <table:table-cell office:value-type="float" office:value="3071480" calcext:value-type="float">
            <text:p>3071480</text:p>
          </table:table-cell>
          <table:table-cell table:formula="of:=[.A194]/1000/(60*60*24)" office:value-type="time" office:time-value="PT00H51M11.48S" calcext:value-type="time">
            <text:p>00:51:11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108.54" calcext:value-type="float">
            <text:p>108.54</text:p>
          </table:table-cell>
          <table:table-cell office:value-type="float" office:value="137.57" calcext:value-type="float">
            <text:p>137.57</text:p>
          </table:table-cell>
        </table:table-row>
        <table:table-row table:style-name="ro1">
          <table:table-cell office:value-type="float" office:value="3087480" calcext:value-type="float">
            <text:p>3087480</text:p>
          </table:table-cell>
          <table:table-cell table:formula="of:=[.A195]/1000/(60*60*24)" office:value-type="time" office:time-value="PT00H51M27.48S" calcext:value-type="time">
            <text:p>00:51:27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109.09" calcext:value-type="float">
            <text:p>109.09</text:p>
          </table:table-cell>
          <table:table-cell office:value-type="float" office:value="138.25" calcext:value-type="float">
            <text:p>138.25</text:p>
          </table:table-cell>
        </table:table-row>
        <table:table-row table:style-name="ro1">
          <table:table-cell office:value-type="float" office:value="3103480" calcext:value-type="float">
            <text:p>3103480</text:p>
          </table:table-cell>
          <table:table-cell table:formula="of:=[.A196]/1000/(60*60*24)" office:value-type="time" office:time-value="PT00H51M43.48S" calcext:value-type="time">
            <text:p>00:51:43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109.64" calcext:value-type="float">
            <text:p>109.64</text:p>
          </table:table-cell>
          <table:table-cell office:value-type="float" office:value="138.93" calcext:value-type="float">
            <text:p>138.93</text:p>
          </table:table-cell>
        </table:table-row>
        <table:table-row table:style-name="ro1">
          <table:table-cell office:value-type="float" office:value="3119480" calcext:value-type="float">
            <text:p>3119480</text:p>
          </table:table-cell>
          <table:table-cell table:formula="of:=[.A197]/1000/(60*60*24)" office:value-type="time" office:time-value="PT00H51M59.48S" calcext:value-type="time">
            <text:p>00:51:59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110.19" calcext:value-type="float">
            <text:p>110.19</text:p>
          </table:table-cell>
          <table:table-cell office:value-type="float" office:value="139.6" calcext:value-type="float">
            <text:p>139.6</text:p>
          </table:table-cell>
        </table:table-row>
        <table:table-row table:style-name="ro1">
          <table:table-cell office:value-type="float" office:value="3135480" calcext:value-type="float">
            <text:p>3135480</text:p>
          </table:table-cell>
          <table:table-cell table:formula="of:=[.A198]/1000/(60*60*24)" office:value-type="time" office:time-value="PT00H52M15.48S" calcext:value-type="time">
            <text:p>00:52:15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110.74" calcext:value-type="float">
            <text:p>110.74</text:p>
          </table:table-cell>
          <table:table-cell office:value-type="float" office:value="140.28" calcext:value-type="float">
            <text:p>140.28</text:p>
          </table:table-cell>
        </table:table-row>
        <table:table-row table:style-name="ro1">
          <table:table-cell office:value-type="float" office:value="3151480" calcext:value-type="float">
            <text:p>3151480</text:p>
          </table:table-cell>
          <table:table-cell table:formula="of:=[.A199]/1000/(60*60*24)" office:value-type="time" office:time-value="PT00H52M31.48S" calcext:value-type="time">
            <text:p>00:52:31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5" calcext:value-type="float">
            <text:p>152.45</text:p>
          </table:table-cell>
          <table:table-cell office:value-type="float" office:value="111.3" calcext:value-type="float">
            <text:p>111.3</text:p>
          </table:table-cell>
          <table:table-cell office:value-type="float" office:value="140.96" calcext:value-type="float">
            <text:p>140.96</text:p>
          </table:table-cell>
        </table:table-row>
        <table:table-row table:style-name="ro1">
          <table:table-cell office:value-type="float" office:value="3167480" calcext:value-type="float">
            <text:p>3167480</text:p>
          </table:table-cell>
          <table:table-cell table:formula="of:=[.A200]/1000/(60*60*24)" office:value-type="time" office:time-value="PT00H52M47.48S" calcext:value-type="time">
            <text:p>00:52:47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111.84" calcext:value-type="float">
            <text:p>111.84</text:p>
          </table:table-cell>
          <table:table-cell office:value-type="float" office:value="141.64" calcext:value-type="float">
            <text:p>141.64</text:p>
          </table:table-cell>
        </table:table-row>
        <table:table-row table:style-name="ro1">
          <table:table-cell office:value-type="float" office:value="3183480" calcext:value-type="float">
            <text:p>3183480</text:p>
          </table:table-cell>
          <table:table-cell table:formula="of:=[.A201]/1000/(60*60*24)" office:value-type="time" office:time-value="PT00H53M03.48S" calcext:value-type="time">
            <text:p>00:53:03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1.95" calcext:value-type="float">
            <text:p>151.95</text:p>
          </table:table-cell>
          <table:table-cell office:value-type="float" office:value="112.39" calcext:value-type="float">
            <text:p>112.39</text:p>
          </table:table-cell>
          <table:table-cell office:value-type="float" office:value="142.31" calcext:value-type="float">
            <text:p>142.31</text:p>
          </table:table-cell>
        </table:table-row>
        <table:table-row table:style-name="ro1">
          <table:table-cell office:value-type="float" office:value="3199480" calcext:value-type="float">
            <text:p>3199480</text:p>
          </table:table-cell>
          <table:table-cell table:formula="of:=[.A202]/1000/(60*60*24)" office:value-type="time" office:time-value="PT00H53M19.48S" calcext:value-type="time">
            <text:p>00:53:19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1.95" calcext:value-type="float">
            <text:p>151.95</text:p>
          </table:table-cell>
          <table:table-cell office:value-type="float" office:value="112.94" calcext:value-type="float">
            <text:p>112.94</text:p>
          </table:table-cell>
          <table:table-cell office:value-type="float" office:value="142.99" calcext:value-type="float">
            <text:p>142.99</text:p>
          </table:table-cell>
        </table:table-row>
        <table:table-row table:style-name="ro1">
          <table:table-cell office:value-type="float" office:value="3215480" calcext:value-type="float">
            <text:p>3215480</text:p>
          </table:table-cell>
          <table:table-cell table:formula="of:=[.A203]/1000/(60*60*24)" office:value-type="time" office:time-value="PT00H53M35.48S" calcext:value-type="time">
            <text:p>00:53:35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1.95" calcext:value-type="float">
            <text:p>151.95</text:p>
          </table:table-cell>
          <table:table-cell office:value-type="float" office:value="113.49" calcext:value-type="float">
            <text:p>113.49</text:p>
          </table:table-cell>
          <table:table-cell office:value-type="float" office:value="143.67" calcext:value-type="float">
            <text:p>143.67</text:p>
          </table:table-cell>
        </table:table-row>
        <table:table-row table:style-name="ro1">
          <table:table-cell office:value-type="float" office:value="3231480" calcext:value-type="float">
            <text:p>3231480</text:p>
          </table:table-cell>
          <table:table-cell table:formula="of:=[.A204]/1000/(60*60*24)" office:value-type="time" office:time-value="PT00H53M51.48S" calcext:value-type="time">
            <text:p>00:53:51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114.04" calcext:value-type="float">
            <text:p>114.04</text:p>
          </table:table-cell>
          <table:table-cell office:value-type="float" office:value="144.34" calcext:value-type="float">
            <text:p>144.34</text:p>
          </table:table-cell>
        </table:table-row>
        <table:table-row table:style-name="ro1">
          <table:table-cell office:value-type="float" office:value="3247480" calcext:value-type="float">
            <text:p>3247480</text:p>
          </table:table-cell>
          <table:table-cell table:formula="of:=[.A205]/1000/(60*60*24)" office:value-type="time" office:time-value="PT00H54M07.48S" calcext:value-type="time">
            <text:p>00:54:07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114.59" calcext:value-type="float">
            <text:p>114.59</text:p>
          </table:table-cell>
          <table:table-cell office:value-type="float" office:value="145.02" calcext:value-type="float">
            <text:p>145.02</text:p>
          </table:table-cell>
        </table:table-row>
        <table:table-row table:style-name="ro1">
          <table:table-cell office:value-type="float" office:value="3262481" calcext:value-type="float">
            <text:p>3262481</text:p>
          </table:table-cell>
          <table:table-cell table:formula="of:=[.A206]/1000/(60*60*24)" office:value-type="time" office:time-value="PT00H54M22.481S" calcext:value-type="time">
            <text:p>00:54:22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115.11" calcext:value-type="float">
            <text:p>115.11</text:p>
          </table:table-cell>
          <table:table-cell office:value-type="float" office:value="145.65" calcext:value-type="float">
            <text:p>145.65</text:p>
          </table:table-cell>
        </table:table-row>
        <table:table-row table:style-name="ro1">
          <table:table-cell office:value-type="float" office:value="3278481" calcext:value-type="float">
            <text:p>3278481</text:p>
          </table:table-cell>
          <table:table-cell table:formula="of:=[.A207]/1000/(60*60*24)" office:value-type="time" office:time-value="PT00H54M38.481S" calcext:value-type="time">
            <text:p>00:54:38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2.32" calcext:value-type="float">
            <text:p>152.32</text:p>
          </table:table-cell>
          <table:table-cell office:value-type="float" office:value="115.66" calcext:value-type="float">
            <text:p>115.66</text:p>
          </table:table-cell>
          <table:table-cell office:value-type="float" office:value="146.33" calcext:value-type="float">
            <text:p>146.33</text:p>
          </table:table-cell>
        </table:table-row>
        <table:table-row table:style-name="ro1">
          <table:table-cell office:value-type="float" office:value="3294481" calcext:value-type="float">
            <text:p>3294481</text:p>
          </table:table-cell>
          <table:table-cell table:formula="of:=[.A208]/1000/(60*60*24)" office:value-type="time" office:time-value="PT00H54M54.481S" calcext:value-type="time">
            <text:p>00:54:54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2.32" calcext:value-type="float">
            <text:p>152.32</text:p>
          </table:table-cell>
          <table:table-cell office:value-type="float" office:value="116.21" calcext:value-type="float">
            <text:p>116.21</text:p>
          </table:table-cell>
          <table:table-cell office:value-type="float" office:value="147.01" calcext:value-type="float">
            <text:p>147.01</text:p>
          </table:table-cell>
        </table:table-row>
        <table:table-row table:style-name="ro1">
          <table:table-cell office:value-type="float" office:value="3310479" calcext:value-type="float">
            <text:p>3310479</text:p>
          </table:table-cell>
          <table:table-cell table:formula="of:=[.A209]/1000/(60*60*24)" office:value-type="time" office:time-value="PT00H55M10.479S" calcext:value-type="time">
            <text:p>00:55:10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116.76" calcext:value-type="float">
            <text:p>116.76</text:p>
          </table:table-cell>
          <table:table-cell office:value-type="float" office:value="147.68" calcext:value-type="float">
            <text:p>147.68</text:p>
          </table:table-cell>
        </table:table-row>
        <table:table-row table:style-name="ro1">
          <table:table-cell office:value-type="float" office:value="3326481" calcext:value-type="float">
            <text:p>3326481</text:p>
          </table:table-cell>
          <table:table-cell table:formula="of:=[.A210]/1000/(60*60*24)" office:value-type="time" office:time-value="PT00H55M26.481S" calcext:value-type="time">
            <text:p>00:55:26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117.31" calcext:value-type="float">
            <text:p>117.31</text:p>
          </table:table-cell>
          <table:table-cell office:value-type="float" office:value="148.36" calcext:value-type="float">
            <text:p>148.36</text:p>
          </table:table-cell>
        </table:table-row>
        <table:table-row table:style-name="ro1">
          <table:table-cell office:value-type="float" office:value="3342481" calcext:value-type="float">
            <text:p>3342481</text:p>
          </table:table-cell>
          <table:table-cell table:formula="of:=[.A211]/1000/(60*60*24)" office:value-type="time" office:time-value="PT00H55M42.481S" calcext:value-type="time">
            <text:p>00:55:42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117.86" calcext:value-type="float">
            <text:p>117.86</text:p>
          </table:table-cell>
          <table:table-cell office:value-type="float" office:value="149.03" calcext:value-type="float">
            <text:p>149.03</text:p>
          </table:table-cell>
        </table:table-row>
        <table:table-row table:style-name="ro1">
          <table:table-cell office:value-type="float" office:value="3358481" calcext:value-type="float">
            <text:p>3358481</text:p>
          </table:table-cell>
          <table:table-cell table:formula="of:=[.A212]/1000/(60*60*24)" office:value-type="time" office:time-value="PT00H55M58.481S" calcext:value-type="time">
            <text:p>00:55:58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2.32" calcext:value-type="float">
            <text:p>152.32</text:p>
          </table:table-cell>
          <table:table-cell office:value-type="float" office:value="118.4" calcext:value-type="float">
            <text:p>118.4</text:p>
          </table:table-cell>
          <table:table-cell office:value-type="float" office:value="149.71" calcext:value-type="float">
            <text:p>149.71</text:p>
          </table:table-cell>
        </table:table-row>
        <table:table-row table:style-name="ro1">
          <table:table-cell office:value-type="float" office:value="3374481" calcext:value-type="float">
            <text:p>3374481</text:p>
          </table:table-cell>
          <table:table-cell table:formula="of:=[.A213]/1000/(60*60*24)" office:value-type="time" office:time-value="PT00H56M14.481S" calcext:value-type="time">
            <text:p>00:56:14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2.2" calcext:value-type="float">
            <text:p>152.2</text:p>
          </table:table-cell>
          <table:table-cell office:value-type="float" office:value="118.95" calcext:value-type="float">
            <text:p>118.95</text:p>
          </table:table-cell>
          <table:table-cell office:value-type="float" office:value="150.38" calcext:value-type="float">
            <text:p>150.38</text:p>
          </table:table-cell>
        </table:table-row>
        <table:table-row table:style-name="ro1">
          <table:table-cell office:value-type="float" office:value="3390481" calcext:value-type="float">
            <text:p>3390481</text:p>
          </table:table-cell>
          <table:table-cell table:formula="of:=[.A214]/1000/(60*60*24)" office:value-type="time" office:time-value="PT00H56M30.481S" calcext:value-type="time">
            <text:p>00:56:30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119.5" calcext:value-type="float">
            <text:p>119.5</text:p>
          </table:table-cell>
          <table:table-cell office:value-type="float" office:value="151.06" calcext:value-type="float">
            <text:p>151.06</text:p>
          </table:table-cell>
        </table:table-row>
        <table:table-row table:style-name="ro1">
          <table:table-cell office:value-type="float" office:value="3406481" calcext:value-type="float">
            <text:p>3406481</text:p>
          </table:table-cell>
          <table:table-cell table:formula="of:=[.A215]/1000/(60*60*24)" office:value-type="time" office:time-value="PT00H56M46.481S" calcext:value-type="time">
            <text:p>00:56:46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120.05" calcext:value-type="float">
            <text:p>120.05</text:p>
          </table:table-cell>
          <table:table-cell office:value-type="float" office:value="151.73" calcext:value-type="float">
            <text:p>151.73</text:p>
          </table:table-cell>
        </table:table-row>
        <table:table-row table:style-name="ro1">
          <table:table-cell office:value-type="float" office:value="3422481" calcext:value-type="float">
            <text:p>3422481</text:p>
          </table:table-cell>
          <table:table-cell table:formula="of:=[.A216]/1000/(60*60*24)" office:value-type="time" office:time-value="PT00H57M02.481S" calcext:value-type="time">
            <text:p>00:57:02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120.6" calcext:value-type="float">
            <text:p>120.6</text:p>
          </table:table-cell>
          <table:table-cell office:value-type="float" office:value="152.41" calcext:value-type="float">
            <text:p>152.41</text:p>
          </table:table-cell>
        </table:table-row>
        <table:table-row table:style-name="ro1">
          <table:table-cell office:value-type="float" office:value="3438481" calcext:value-type="float">
            <text:p>3438481</text:p>
          </table:table-cell>
          <table:table-cell table:formula="of:=[.A217]/1000/(60*60*24)" office:value-type="time" office:time-value="PT00H57M18.481S" calcext:value-type="time">
            <text:p>00:57:18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121.15" calcext:value-type="float">
            <text:p>121.15</text:p>
          </table:table-cell>
          <table:table-cell office:value-type="float" office:value="153.08" calcext:value-type="float">
            <text:p>153.08</text:p>
          </table:table-cell>
        </table:table-row>
        <table:table-row table:style-name="ro1">
          <table:table-cell office:value-type="float" office:value="3454481" calcext:value-type="float">
            <text:p>3454481</text:p>
          </table:table-cell>
          <table:table-cell table:formula="of:=[.A218]/1000/(60*60*24)" office:value-type="time" office:time-value="PT00H57M34.481S" calcext:value-type="time">
            <text:p>00:57:34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121.7" calcext:value-type="float">
            <text:p>121.7</text:p>
          </table:table-cell>
          <table:table-cell office:value-type="float" office:value="153.75" calcext:value-type="float">
            <text:p>153.75</text:p>
          </table:table-cell>
        </table:table-row>
        <table:table-row table:style-name="ro1">
          <table:table-cell office:value-type="float" office:value="3470481" calcext:value-type="float">
            <text:p>3470481</text:p>
          </table:table-cell>
          <table:table-cell table:formula="of:=[.A219]/1000/(60*60*24)" office:value-type="time" office:time-value="PT00H57M50.481S" calcext:value-type="time">
            <text:p>00:57:50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122.25" calcext:value-type="float">
            <text:p>122.25</text:p>
          </table:table-cell>
          <table:table-cell office:value-type="float" office:value="154.43" calcext:value-type="float">
            <text:p>154.43</text:p>
          </table:table-cell>
        </table:table-row>
        <table:table-row table:style-name="ro1">
          <table:table-cell office:value-type="float" office:value="3486481" calcext:value-type="float">
            <text:p>3486481</text:p>
          </table:table-cell>
          <table:table-cell table:formula="of:=[.A220]/1000/(60*60*24)" office:value-type="time" office:time-value="PT00H58M06.481S" calcext:value-type="time">
            <text:p>00:58:06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122.79" calcext:value-type="float">
            <text:p>122.79</text:p>
          </table:table-cell>
          <table:table-cell office:value-type="float" office:value="155.1" calcext:value-type="float">
            <text:p>155.1</text:p>
          </table:table-cell>
        </table:table-row>
        <table:table-row table:style-name="ro1">
          <table:table-cell office:value-type="float" office:value="3502481" calcext:value-type="float">
            <text:p>3502481</text:p>
          </table:table-cell>
          <table:table-cell table:formula="of:=[.A221]/1000/(60*60*24)" office:value-type="time" office:time-value="PT00H58M22.481S" calcext:value-type="time">
            <text:p>00:58:22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123.34" calcext:value-type="float">
            <text:p>123.34</text:p>
          </table:table-cell>
          <table:table-cell office:value-type="float" office:value="155.78" calcext:value-type="float">
            <text:p>155.78</text:p>
          </table:table-cell>
        </table:table-row>
        <table:table-row table:style-name="ro1">
          <table:table-cell office:value-type="float" office:value="3518481" calcext:value-type="float">
            <text:p>3518481</text:p>
          </table:table-cell>
          <table:table-cell table:formula="of:=[.A222]/1000/(60*60*24)" office:value-type="time" office:time-value="PT00H58M38.481S" calcext:value-type="time">
            <text:p>00:58:38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123.89" calcext:value-type="float">
            <text:p>123.89</text:p>
          </table:table-cell>
          <table:table-cell office:value-type="float" office:value="156.45" calcext:value-type="float">
            <text:p>156.45</text:p>
          </table:table-cell>
        </table:table-row>
        <table:table-row table:style-name="ro1">
          <table:table-cell office:value-type="float" office:value="3534481" calcext:value-type="float">
            <text:p>3534481</text:p>
          </table:table-cell>
          <table:table-cell table:formula="of:=[.A223]/1000/(60*60*24)" office:value-type="time" office:time-value="PT00H58M54.481S" calcext:value-type="time">
            <text:p>00:58:54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124.44" calcext:value-type="float">
            <text:p>124.44</text:p>
          </table:table-cell>
          <table:table-cell office:value-type="float" office:value="157.12" calcext:value-type="float">
            <text:p>157.12</text:p>
          </table:table-cell>
        </table:table-row>
        <table:table-row table:style-name="ro1">
          <table:table-cell office:value-type="float" office:value="3550481" calcext:value-type="float">
            <text:p>3550481</text:p>
          </table:table-cell>
          <table:table-cell table:formula="of:=[.A224]/1000/(60*60*24)" office:value-type="time" office:time-value="PT00H59M10.481S" calcext:value-type="time">
            <text:p>00:59:10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124.99" calcext:value-type="float">
            <text:p>124.99</text:p>
          </table:table-cell>
          <table:table-cell office:value-type="float" office:value="157.8" calcext:value-type="float">
            <text:p>157.8</text:p>
          </table:table-cell>
        </table:table-row>
        <table:table-row table:style-name="ro1">
          <table:table-cell office:value-type="float" office:value="3566481" calcext:value-type="float">
            <text:p>3566481</text:p>
          </table:table-cell>
          <table:table-cell table:formula="of:=[.A225]/1000/(60*60*24)" office:value-type="time" office:time-value="PT00H59M26.481S" calcext:value-type="time">
            <text:p>00:59:26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125.54" calcext:value-type="float">
            <text:p>125.54</text:p>
          </table:table-cell>
          <table:table-cell office:value-type="float" office:value="158.47" calcext:value-type="float">
            <text:p>158.47</text:p>
          </table:table-cell>
        </table:table-row>
        <table:table-row table:style-name="ro1">
          <table:table-cell office:value-type="float" office:value="3582481" calcext:value-type="float">
            <text:p>3582481</text:p>
          </table:table-cell>
          <table:table-cell table:formula="of:=[.A226]/1000/(60*60*24)" office:value-type="time" office:time-value="PT00H59M42.481S" calcext:value-type="time">
            <text:p>00:59:42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126.08" calcext:value-type="float">
            <text:p>126.08</text:p>
          </table:table-cell>
          <table:table-cell office:value-type="float" office:value="159.14" calcext:value-type="float">
            <text:p>159.14</text:p>
          </table:table-cell>
        </table:table-row>
        <table:table-row table:style-name="ro1">
          <table:table-cell office:value-type="float" office:value="3598481" calcext:value-type="float">
            <text:p>3598481</text:p>
          </table:table-cell>
          <table:table-cell table:formula="of:=[.A227]/1000/(60*60*24)" office:value-type="time" office:time-value="PT00H59M58.481S" calcext:value-type="time">
            <text:p>00:59:58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126.63" calcext:value-type="float">
            <text:p>126.63</text:p>
          </table:table-cell>
          <table:table-cell office:value-type="float" office:value="159.82" calcext:value-type="float">
            <text:p>159.82</text:p>
          </table:table-cell>
        </table:table-row>
        <table:table-row table:style-name="ro1">
          <table:table-cell office:value-type="float" office:value="3614481" calcext:value-type="float">
            <text:p>3614481</text:p>
          </table:table-cell>
          <table:table-cell table:formula="of:=[.A228]/1000/(60*60*24)" office:value-type="time" office:time-value="PT01H00M14.481S" calcext:value-type="time">
            <text:p>01:00:14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127.18" calcext:value-type="float">
            <text:p>127.18</text:p>
          </table:table-cell>
          <table:table-cell office:value-type="float" office:value="160.49" calcext:value-type="float">
            <text:p>160.49</text:p>
          </table:table-cell>
        </table:table-row>
        <table:table-row table:style-name="ro1">
          <table:table-cell office:value-type="float" office:value="3630481" calcext:value-type="float">
            <text:p>3630481</text:p>
          </table:table-cell>
          <table:table-cell table:formula="of:=[.A229]/1000/(60*60*24)" office:value-type="time" office:time-value="PT01H00M30.481S" calcext:value-type="time">
            <text:p>01:00:30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127.73" calcext:value-type="float">
            <text:p>127.73</text:p>
          </table:table-cell>
          <table:table-cell office:value-type="float" office:value="161.16" calcext:value-type="float">
            <text:p>161.16</text:p>
          </table:table-cell>
        </table:table-row>
        <table:table-row table:style-name="ro1">
          <table:table-cell office:value-type="float" office:value="3646481" calcext:value-type="float">
            <text:p>3646481</text:p>
          </table:table-cell>
          <table:table-cell table:formula="of:=[.A230]/1000/(60*60*24)" office:value-type="time" office:time-value="PT01H00M46.481S" calcext:value-type="time">
            <text:p>01:00:46</text:p>
          </table:table-cell>
          <table:table-cell office:value-type="float" office:value="1.22" calcext:value-type="float">
            <text:p>1.22</text:p>
          </table:table-cell>
          <table:table-cell office:value-type="float" office:value="123.3" calcext:value-type="float">
            <text:p>123.3</text:p>
          </table:table-cell>
          <table:table-cell office:value-type="float" office:value="150.96" calcext:value-type="float">
            <text:p>150.96</text:p>
          </table:table-cell>
          <table:table-cell office:value-type="float" office:value="128.28" calcext:value-type="float">
            <text:p>128.28</text:p>
          </table:table-cell>
          <table:table-cell office:value-type="float" office:value="161.83" calcext:value-type="float">
            <text:p>161.83</text:p>
          </table:table-cell>
        </table:table-row>
        <table:table-row table:style-name="ro1">
          <table:table-cell office:value-type="float" office:value="3662481" calcext:value-type="float">
            <text:p>3662481</text:p>
          </table:table-cell>
          <table:table-cell table:formula="of:=[.A231]/1000/(60*60*24)" office:value-type="time" office:time-value="PT01H01M02.481S" calcext:value-type="time">
            <text:p>01:01:02</text:p>
          </table:table-cell>
          <table:table-cell office:value-type="float" office:value="1.22" calcext:value-type="float">
            <text:p>1.22</text:p>
          </table:table-cell>
          <table:table-cell office:value-type="float" office:value="123.3" calcext:value-type="float">
            <text:p>123.3</text:p>
          </table:table-cell>
          <table:table-cell office:value-type="float" office:value="150.96" calcext:value-type="float">
            <text:p>150.96</text:p>
          </table:table-cell>
          <table:table-cell office:value-type="float" office:value="128.82" calcext:value-type="float">
            <text:p>128.82</text:p>
          </table:table-cell>
          <table:table-cell office:value-type="float" office:value="162.51" calcext:value-type="float">
            <text:p>162.51</text:p>
          </table:table-cell>
        </table:table-row>
        <table:table-row table:style-name="ro1">
          <table:table-cell office:value-type="float" office:value="3678481" calcext:value-type="float">
            <text:p>3678481</text:p>
          </table:table-cell>
          <table:table-cell table:formula="of:=[.A232]/1000/(60*60*24)" office:value-type="time" office:time-value="PT01H01M18.481S" calcext:value-type="time">
            <text:p>01:01:18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129.37" calcext:value-type="float">
            <text:p>129.37</text:p>
          </table:table-cell>
          <table:table-cell office:value-type="float" office:value="163.18" calcext:value-type="float">
            <text:p>163.18</text:p>
          </table:table-cell>
        </table:table-row>
        <table:table-row table:style-name="ro1">
          <table:table-cell office:value-type="float" office:value="3694481" calcext:value-type="float">
            <text:p>3694481</text:p>
          </table:table-cell>
          <table:table-cell table:formula="of:=[.A233]/1000/(60*60*24)" office:value-type="time" office:time-value="PT01H01M34.481S" calcext:value-type="time">
            <text:p>01:01:34</text:p>
          </table:table-cell>
          <table:table-cell office:value-type="float" office:value="1.23" calcext:value-type="float">
            <text:p>1.23</text:p>
          </table:table-cell>
          <table:table-cell office:value-type="float" office:value="123.2" calcext:value-type="float">
            <text:p>123.2</text:p>
          </table:table-cell>
          <table:table-cell office:value-type="float" office:value="151.33" calcext:value-type="float">
            <text:p>151.33</text:p>
          </table:table-cell>
          <table:table-cell office:value-type="float" office:value="129.92" calcext:value-type="float">
            <text:p>129.92</text:p>
          </table:table-cell>
          <table:table-cell office:value-type="float" office:value="163.85" calcext:value-type="float">
            <text:p>163.85</text:p>
          </table:table-cell>
        </table:table-row>
        <table:table-row table:style-name="ro1">
          <table:table-cell office:value-type="float" office:value="3710481" calcext:value-type="float">
            <text:p>3710481</text:p>
          </table:table-cell>
          <table:table-cell table:formula="of:=[.A234]/1000/(60*60*24)" office:value-type="time" office:time-value="PT01H01M50.481S" calcext:value-type="time">
            <text:p>01:01:50</text:p>
          </table:table-cell>
          <table:table-cell office:value-type="float" office:value="1.23" calcext:value-type="float">
            <text:p>1.23</text:p>
          </table:table-cell>
          <table:table-cell office:value-type="float" office:value="123.2" calcext:value-type="float">
            <text:p>123.2</text:p>
          </table:table-cell>
          <table:table-cell office:value-type="float" office:value="151.33" calcext:value-type="float">
            <text:p>151.33</text:p>
          </table:table-cell>
          <table:table-cell office:value-type="float" office:value="130.47" calcext:value-type="float">
            <text:p>130.47</text:p>
          </table:table-cell>
          <table:table-cell office:value-type="float" office:value="164.52" calcext:value-type="float">
            <text:p>164.52</text:p>
          </table:table-cell>
        </table:table-row>
        <table:table-row table:style-name="ro1">
          <table:table-cell office:value-type="float" office:value="3726481" calcext:value-type="float">
            <text:p>3726481</text:p>
          </table:table-cell>
          <table:table-cell table:formula="of:=[.A235]/1000/(60*60*24)" office:value-type="time" office:time-value="PT01H02M06.481S" calcext:value-type="time">
            <text:p>01:02:06</text:p>
          </table:table-cell>
          <table:table-cell office:value-type="float" office:value="1.22" calcext:value-type="float">
            <text:p>1.22</text:p>
          </table:table-cell>
          <table:table-cell office:value-type="float" office:value="123.3" calcext:value-type="float">
            <text:p>123.3</text:p>
          </table:table-cell>
          <table:table-cell office:value-type="float" office:value="150.96" calcext:value-type="float">
            <text:p>150.96</text:p>
          </table:table-cell>
          <table:table-cell office:value-type="float" office:value="131.02" calcext:value-type="float">
            <text:p>131.02</text:p>
          </table:table-cell>
          <table:table-cell office:value-type="float" office:value="165.19" calcext:value-type="float">
            <text:p>165.19</text:p>
          </table:table-cell>
        </table:table-row>
        <table:table-row table:style-name="ro1">
          <table:table-cell office:value-type="float" office:value="3742481" calcext:value-type="float">
            <text:p>3742481</text:p>
          </table:table-cell>
          <table:table-cell table:formula="of:=[.A236]/1000/(60*60*24)" office:value-type="time" office:time-value="PT01H02M22.481S" calcext:value-type="time">
            <text:p>01:02:22</text:p>
          </table:table-cell>
          <table:table-cell office:value-type="float" office:value="1.23" calcext:value-type="float">
            <text:p>1.23</text:p>
          </table:table-cell>
          <table:table-cell office:value-type="float" office:value="123.2" calcext:value-type="float">
            <text:p>123.2</text:p>
          </table:table-cell>
          <table:table-cell office:value-type="float" office:value="151.33" calcext:value-type="float">
            <text:p>151.33</text:p>
          </table:table-cell>
          <table:table-cell office:value-type="float" office:value="131.56" calcext:value-type="float">
            <text:p>131.56</text:p>
          </table:table-cell>
          <table:table-cell office:value-type="float" office:value="165.87" calcext:value-type="float">
            <text:p>165.87</text:p>
          </table:table-cell>
        </table:table-row>
        <table:table-row table:style-name="ro1">
          <table:table-cell office:value-type="float" office:value="3758481" calcext:value-type="float">
            <text:p>3758481</text:p>
          </table:table-cell>
          <table:table-cell table:formula="of:=[.A237]/1000/(60*60*24)" office:value-type="time" office:time-value="PT01H02M38.481S" calcext:value-type="time">
            <text:p>01:02:38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132.11" calcext:value-type="float">
            <text:p>132.11</text:p>
          </table:table-cell>
          <table:table-cell office:value-type="float" office:value="166.54" calcext:value-type="float">
            <text:p>166.54</text:p>
          </table:table-cell>
        </table:table-row>
        <table:table-row table:style-name="ro1">
          <table:table-cell office:value-type="float" office:value="3774479" calcext:value-type="float">
            <text:p>3774479</text:p>
          </table:table-cell>
          <table:table-cell table:formula="of:=[.A238]/1000/(60*60*24)" office:value-type="time" office:time-value="PT01H02M54.479S" calcext:value-type="time">
            <text:p>01:02:54</text:p>
          </table:table-cell>
          <table:table-cell office:value-type="float" office:value="1.23" calcext:value-type="float">
            <text:p>1.23</text:p>
          </table:table-cell>
          <table:table-cell office:value-type="float" office:value="123.2" calcext:value-type="float">
            <text:p>123.2</text:p>
          </table:table-cell>
          <table:table-cell office:value-type="float" office:value="151.33" calcext:value-type="float">
            <text:p>151.33</text:p>
          </table:table-cell>
          <table:table-cell office:value-type="float" office:value="132.66" calcext:value-type="float">
            <text:p>132.66</text:p>
          </table:table-cell>
          <table:table-cell office:value-type="float" office:value="167.21" calcext:value-type="float">
            <text:p>167.21</text:p>
          </table:table-cell>
        </table:table-row>
        <table:table-row table:style-name="ro1">
          <table:table-cell office:value-type="float" office:value="3790481" calcext:value-type="float">
            <text:p>3790481</text:p>
          </table:table-cell>
          <table:table-cell table:formula="of:=[.A239]/1000/(60*60*24)" office:value-type="time" office:time-value="PT01H03M10.481S" calcext:value-type="time">
            <text:p>01:03:10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3" calcext:value-type="float">
            <text:p>150.83</text:p>
          </table:table-cell>
          <table:table-cell office:value-type="float" office:value="133.21" calcext:value-type="float">
            <text:p>133.21</text:p>
          </table:table-cell>
          <table:table-cell office:value-type="float" office:value="167.88" calcext:value-type="float">
            <text:p>167.88</text:p>
          </table:table-cell>
        </table:table-row>
        <table:table-row table:style-name="ro1">
          <table:table-cell office:value-type="float" office:value="3806481" calcext:value-type="float">
            <text:p>3806481</text:p>
          </table:table-cell>
          <table:table-cell table:formula="of:=[.A240]/1000/(60*60*24)" office:value-type="time" office:time-value="PT01H03M26.481S" calcext:value-type="time">
            <text:p>01:03:26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3" calcext:value-type="float">
            <text:p>150.83</text:p>
          </table:table-cell>
          <table:table-cell office:value-type="float" office:value="133.75" calcext:value-type="float">
            <text:p>133.75</text:p>
          </table:table-cell>
          <table:table-cell office:value-type="float" office:value="168.55" calcext:value-type="float">
            <text:p>168.55</text:p>
          </table:table-cell>
        </table:table-row>
        <table:table-row table:style-name="ro1">
          <table:table-cell office:value-type="float" office:value="3822481" calcext:value-type="float">
            <text:p>3822481</text:p>
          </table:table-cell>
          <table:table-cell table:formula="of:=[.A241]/1000/(60*60*24)" office:value-type="time" office:time-value="PT01H03M42.481S" calcext:value-type="time">
            <text:p>01:03:42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3" calcext:value-type="float">
            <text:p>150.83</text:p>
          </table:table-cell>
          <table:table-cell office:value-type="float" office:value="134.3" calcext:value-type="float">
            <text:p>134.3</text:p>
          </table:table-cell>
          <table:table-cell office:value-type="float" office:value="169.22" calcext:value-type="float">
            <text:p>169.22</text:p>
          </table:table-cell>
        </table:table-row>
        <table:table-row table:style-name="ro1">
          <table:table-cell office:value-type="float" office:value="3838481" calcext:value-type="float">
            <text:p>3838481</text:p>
          </table:table-cell>
          <table:table-cell table:formula="of:=[.A242]/1000/(60*60*24)" office:value-type="time" office:time-value="PT01H03M58.481S" calcext:value-type="time">
            <text:p>01:03:58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134.85" calcext:value-type="float">
            <text:p>134.85</text:p>
          </table:table-cell>
          <table:table-cell office:value-type="float" office:value="169.89" calcext:value-type="float">
            <text:p>169.89</text:p>
          </table:table-cell>
        </table:table-row>
        <table:table-row table:style-name="ro1">
          <table:table-cell office:value-type="float" office:value="3854481" calcext:value-type="float">
            <text:p>3854481</text:p>
          </table:table-cell>
          <table:table-cell table:formula="of:=[.A243]/1000/(60*60*24)" office:value-type="time" office:time-value="PT01H04M14.481S" calcext:value-type="time">
            <text:p>01:04:14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135.39" calcext:value-type="float">
            <text:p>135.39</text:p>
          </table:table-cell>
          <table:table-cell office:value-type="float" office:value="170.56" calcext:value-type="float">
            <text:p>170.56</text:p>
          </table:table-cell>
        </table:table-row>
        <table:table-row table:style-name="ro1">
          <table:table-cell office:value-type="float" office:value="3870481" calcext:value-type="float">
            <text:p>3870481</text:p>
          </table:table-cell>
          <table:table-cell table:formula="of:=[.A244]/1000/(60*60*24)" office:value-type="time" office:time-value="PT01H04M30.481S" calcext:value-type="time">
            <text:p>01:04:30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135.94" calcext:value-type="float">
            <text:p>135.94</text:p>
          </table:table-cell>
          <table:table-cell office:value-type="float" office:value="171.23" calcext:value-type="float">
            <text:p>171.23</text:p>
          </table:table-cell>
        </table:table-row>
        <table:table-row table:style-name="ro1">
          <table:table-cell office:value-type="float" office:value="3886481" calcext:value-type="float">
            <text:p>3886481</text:p>
          </table:table-cell>
          <table:table-cell table:formula="of:=[.A245]/1000/(60*60*24)" office:value-type="time" office:time-value="PT01H04M46.481S" calcext:value-type="time">
            <text:p>01:04:46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136.49" calcext:value-type="float">
            <text:p>136.49</text:p>
          </table:table-cell>
          <table:table-cell office:value-type="float" office:value="171.9" calcext:value-type="float">
            <text:p>171.9</text:p>
          </table:table-cell>
        </table:table-row>
        <table:table-row table:style-name="ro1">
          <table:table-cell office:value-type="float" office:value="3902481" calcext:value-type="float">
            <text:p>3902481</text:p>
          </table:table-cell>
          <table:table-cell table:formula="of:=[.A246]/1000/(60*60*24)" office:value-type="time" office:time-value="PT01H05M02.481S" calcext:value-type="time">
            <text:p>01:05:02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137.04" calcext:value-type="float">
            <text:p>137.04</text:p>
          </table:table-cell>
          <table:table-cell office:value-type="float" office:value="172.57" calcext:value-type="float">
            <text:p>172.57</text:p>
          </table:table-cell>
        </table:table-row>
        <table:table-row table:style-name="ro1">
          <table:table-cell office:value-type="float" office:value="3918481" calcext:value-type="float">
            <text:p>3918481</text:p>
          </table:table-cell>
          <table:table-cell table:formula="of:=[.A247]/1000/(60*60*24)" office:value-type="time" office:time-value="PT01H05M18.481S" calcext:value-type="time">
            <text:p>01:05:18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137.58" calcext:value-type="float">
            <text:p>137.58</text:p>
          </table:table-cell>
          <table:table-cell office:value-type="float" office:value="173.24" calcext:value-type="float">
            <text:p>173.24</text:p>
          </table:table-cell>
        </table:table-row>
        <table:table-row table:style-name="ro1">
          <table:table-cell office:value-type="float" office:value="3934481" calcext:value-type="float">
            <text:p>3934481</text:p>
          </table:table-cell>
          <table:table-cell table:formula="of:=[.A248]/1000/(60*60*24)" office:value-type="time" office:time-value="PT01H05M34.481S" calcext:value-type="time">
            <text:p>01:05:34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138.13" calcext:value-type="float">
            <text:p>138.13</text:p>
          </table:table-cell>
          <table:table-cell office:value-type="float" office:value="173.91" calcext:value-type="float">
            <text:p>173.91</text:p>
          </table:table-cell>
        </table:table-row>
        <table:table-row table:style-name="ro1">
          <table:table-cell office:value-type="float" office:value="3950481" calcext:value-type="float">
            <text:p>3950481</text:p>
          </table:table-cell>
          <table:table-cell table:formula="of:=[.A249]/1000/(60*60*24)" office:value-type="time" office:time-value="PT01H05M50.481S" calcext:value-type="time">
            <text:p>01:05:50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138.68" calcext:value-type="float">
            <text:p>138.68</text:p>
          </table:table-cell>
          <table:table-cell office:value-type="float" office:value="174.58" calcext:value-type="float">
            <text:p>174.58</text:p>
          </table:table-cell>
        </table:table-row>
        <table:table-row table:style-name="ro1">
          <table:table-cell office:value-type="float" office:value="3966481" calcext:value-type="float">
            <text:p>3966481</text:p>
          </table:table-cell>
          <table:table-cell table:formula="of:=[.A250]/1000/(60*60*24)" office:value-type="time" office:time-value="PT01H06M06.481S" calcext:value-type="time">
            <text:p>01:06:06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139.22" calcext:value-type="float">
            <text:p>139.22</text:p>
          </table:table-cell>
          <table:table-cell office:value-type="float" office:value="175.25" calcext:value-type="float">
            <text:p>175.25</text:p>
          </table:table-cell>
        </table:table-row>
        <table:table-row table:style-name="ro1">
          <table:table-cell office:value-type="float" office:value="3982479" calcext:value-type="float">
            <text:p>3982479</text:p>
          </table:table-cell>
          <table:table-cell table:formula="of:=[.A251]/1000/(60*60*24)" office:value-type="time" office:time-value="PT01H06M22.479S" calcext:value-type="time">
            <text:p>01:06:22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139.77" calcext:value-type="float">
            <text:p>139.77</text:p>
          </table:table-cell>
          <table:table-cell office:value-type="float" office:value="175.92" calcext:value-type="float">
            <text:p>175.92</text:p>
          </table:table-cell>
        </table:table-row>
        <table:table-row table:style-name="ro1">
          <table:table-cell office:value-type="float" office:value="3998481" calcext:value-type="float">
            <text:p>3998481</text:p>
          </table:table-cell>
          <table:table-cell table:formula="of:=[.A252]/1000/(60*60*24)" office:value-type="time" office:time-value="PT01H06M38.481S" calcext:value-type="time">
            <text:p>01:06:38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140.32" calcext:value-type="float">
            <text:p>140.32</text:p>
          </table:table-cell>
          <table:table-cell office:value-type="float" office:value="176.59" calcext:value-type="float">
            <text:p>176.59</text:p>
          </table:table-cell>
        </table:table-row>
        <table:table-row table:style-name="ro1">
          <table:table-cell office:value-type="float" office:value="4014479" calcext:value-type="float">
            <text:p>4014479</text:p>
          </table:table-cell>
          <table:table-cell table:formula="of:=[.A253]/1000/(60*60*24)" office:value-type="time" office:time-value="PT01H06M54.479S" calcext:value-type="time">
            <text:p>01:06:54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140.86" calcext:value-type="float">
            <text:p>140.86</text:p>
          </table:table-cell>
          <table:table-cell office:value-type="float" office:value="177.25" calcext:value-type="float">
            <text:p>177.25</text:p>
          </table:table-cell>
        </table:table-row>
        <table:table-row table:style-name="ro1">
          <table:table-cell office:value-type="float" office:value="4030481" calcext:value-type="float">
            <text:p>4030481</text:p>
          </table:table-cell>
          <table:table-cell table:formula="of:=[.A254]/1000/(60*60*24)" office:value-type="time" office:time-value="PT01H07M10.481S" calcext:value-type="time">
            <text:p>01:07:10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141.41" calcext:value-type="float">
            <text:p>141.41</text:p>
          </table:table-cell>
          <table:table-cell office:value-type="float" office:value="177.92" calcext:value-type="float">
            <text:p>177.92</text:p>
          </table:table-cell>
        </table:table-row>
        <table:table-row table:style-name="ro1">
          <table:table-cell office:value-type="float" office:value="4046481" calcext:value-type="float">
            <text:p>4046481</text:p>
          </table:table-cell>
          <table:table-cell table:formula="of:=[.A255]/1000/(60*60*24)" office:value-type="time" office:time-value="PT01H07M26.481S" calcext:value-type="time">
            <text:p>01:07:26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141.96" calcext:value-type="float">
            <text:p>141.96</text:p>
          </table:table-cell>
          <table:table-cell office:value-type="float" office:value="178.59" calcext:value-type="float">
            <text:p>178.59</text:p>
          </table:table-cell>
        </table:table-row>
        <table:table-row table:style-name="ro1">
          <table:table-cell office:value-type="float" office:value="4062481" calcext:value-type="float">
            <text:p>4062481</text:p>
          </table:table-cell>
          <table:table-cell table:formula="of:=[.A256]/1000/(60*60*24)" office:value-type="time" office:time-value="PT01H07M42.481S" calcext:value-type="time">
            <text:p>01:07:42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142.5" calcext:value-type="float">
            <text:p>142.5</text:p>
          </table:table-cell>
          <table:table-cell office:value-type="float" office:value="179.26" calcext:value-type="float">
            <text:p>179.26</text:p>
          </table:table-cell>
        </table:table-row>
        <table:table-row table:style-name="ro1">
          <table:table-cell office:value-type="float" office:value="4078481" calcext:value-type="float">
            <text:p>4078481</text:p>
          </table:table-cell>
          <table:table-cell table:formula="of:=[.A257]/1000/(60*60*24)" office:value-type="time" office:time-value="PT01H07M58.481S" calcext:value-type="time">
            <text:p>01:07:58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143.05" calcext:value-type="float">
            <text:p>143.05</text:p>
          </table:table-cell>
          <table:table-cell office:value-type="float" office:value="179.93" calcext:value-type="float">
            <text:p>179.93</text:p>
          </table:table-cell>
        </table:table-row>
        <table:table-row table:style-name="ro1">
          <table:table-cell office:value-type="float" office:value="4094481" calcext:value-type="float">
            <text:p>4094481</text:p>
          </table:table-cell>
          <table:table-cell table:formula="of:=[.A258]/1000/(60*60*24)" office:value-type="time" office:time-value="PT01H08M14.481S" calcext:value-type="time">
            <text:p>01:08:14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143.6" calcext:value-type="float">
            <text:p>143.6</text:p>
          </table:table-cell>
          <table:table-cell office:value-type="float" office:value="180.6" calcext:value-type="float">
            <text:p>180.6</text:p>
          </table:table-cell>
        </table:table-row>
        <table:table-row table:style-name="ro1">
          <table:table-cell office:value-type="float" office:value="4110481" calcext:value-type="float">
            <text:p>4110481</text:p>
          </table:table-cell>
          <table:table-cell table:formula="of:=[.A259]/1000/(60*60*24)" office:value-type="time" office:time-value="PT01H08M30.481S" calcext:value-type="time">
            <text:p>01:08:30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144.14" calcext:value-type="float">
            <text:p>144.14</text:p>
          </table:table-cell>
          <table:table-cell office:value-type="float" office:value="181.27" calcext:value-type="float">
            <text:p>181.27</text:p>
          </table:table-cell>
        </table:table-row>
        <table:table-row table:style-name="ro1">
          <table:table-cell office:value-type="float" office:value="4126481" calcext:value-type="float">
            <text:p>4126481</text:p>
          </table:table-cell>
          <table:table-cell table:formula="of:=[.A260]/1000/(60*60*24)" office:value-type="time" office:time-value="PT01H08M46.481S" calcext:value-type="time">
            <text:p>01:08:46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144.69" calcext:value-type="float">
            <text:p>144.69</text:p>
          </table:table-cell>
          <table:table-cell office:value-type="float" office:value="181.94" calcext:value-type="float">
            <text:p>181.94</text:p>
          </table:table-cell>
        </table:table-row>
        <table:table-row table:style-name="ro1">
          <table:table-cell office:value-type="float" office:value="4142481" calcext:value-type="float">
            <text:p>4142481</text:p>
          </table:table-cell>
          <table:table-cell table:formula="of:=[.A261]/1000/(60*60*24)" office:value-type="time" office:time-value="PT01H09M02.481S" calcext:value-type="time">
            <text:p>01:09:02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145.24" calcext:value-type="float">
            <text:p>145.24</text:p>
          </table:table-cell>
          <table:table-cell office:value-type="float" office:value="182.61" calcext:value-type="float">
            <text:p>182.61</text:p>
          </table:table-cell>
        </table:table-row>
        <table:table-row table:style-name="ro1">
          <table:table-cell office:value-type="float" office:value="4158481" calcext:value-type="float">
            <text:p>4158481</text:p>
          </table:table-cell>
          <table:table-cell table:formula="of:=[.A262]/1000/(60*60*24)" office:value-type="time" office:time-value="PT01H09M18.481S" calcext:value-type="time">
            <text:p>01:09:18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145.78" calcext:value-type="float">
            <text:p>145.78</text:p>
          </table:table-cell>
          <table:table-cell office:value-type="float" office:value="183.27" calcext:value-type="float">
            <text:p>183.27</text:p>
          </table:table-cell>
        </table:table-row>
        <table:table-row table:style-name="ro1">
          <table:table-cell office:value-type="float" office:value="4174481" calcext:value-type="float">
            <text:p>4174481</text:p>
          </table:table-cell>
          <table:table-cell table:formula="of:=[.A263]/1000/(60*60*24)" office:value-type="time" office:time-value="PT01H09M34.481S" calcext:value-type="time">
            <text:p>01:09:34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146.33" calcext:value-type="float">
            <text:p>146.33</text:p>
          </table:table-cell>
          <table:table-cell office:value-type="float" office:value="183.94" calcext:value-type="float">
            <text:p>183.94</text:p>
          </table:table-cell>
        </table:table-row>
        <table:table-row table:style-name="ro1">
          <table:table-cell office:value-type="float" office:value="4190481" calcext:value-type="float">
            <text:p>4190481</text:p>
          </table:table-cell>
          <table:table-cell table:formula="of:=[.A264]/1000/(60*60*24)" office:value-type="time" office:time-value="PT01H09M50.481S" calcext:value-type="time">
            <text:p>01:09:50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146.87" calcext:value-type="float">
            <text:p>146.87</text:p>
          </table:table-cell>
          <table:table-cell office:value-type="float" office:value="184.61" calcext:value-type="float">
            <text:p>184.61</text:p>
          </table:table-cell>
        </table:table-row>
        <table:table-row table:style-name="ro1">
          <table:table-cell office:value-type="float" office:value="4206481" calcext:value-type="float">
            <text:p>4206481</text:p>
          </table:table-cell>
          <table:table-cell table:formula="of:=[.A265]/1000/(60*60*24)" office:value-type="time" office:time-value="PT01H10M06.481S" calcext:value-type="time">
            <text:p>01:10:06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50.34" calcext:value-type="float">
            <text:p>150.34</text:p>
          </table:table-cell>
          <table:table-cell office:value-type="float" office:value="147.42" calcext:value-type="float">
            <text:p>147.42</text:p>
          </table:table-cell>
          <table:table-cell office:value-type="float" office:value="185.28" calcext:value-type="float">
            <text:p>185.28</text:p>
          </table:table-cell>
        </table:table-row>
        <table:table-row table:style-name="ro1">
          <table:table-cell office:value-type="float" office:value="4222481" calcext:value-type="float">
            <text:p>4222481</text:p>
          </table:table-cell>
          <table:table-cell table:formula="of:=[.A266]/1000/(60*60*24)" office:value-type="time" office:time-value="PT01H10M22.481S" calcext:value-type="time">
            <text:p>01:10:22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147.97" calcext:value-type="float">
            <text:p>147.97</text:p>
          </table:table-cell>
          <table:table-cell office:value-type="float" office:value="185.94" calcext:value-type="float">
            <text:p>185.94</text:p>
          </table:table-cell>
        </table:table-row>
        <table:table-row table:style-name="ro1">
          <table:table-cell office:value-type="float" office:value="4238481" calcext:value-type="float">
            <text:p>4238481</text:p>
          </table:table-cell>
          <table:table-cell table:formula="of:=[.A267]/1000/(60*60*24)" office:value-type="time" office:time-value="PT01H10M38.481S" calcext:value-type="time">
            <text:p>01:10:38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148.51" calcext:value-type="float">
            <text:p>148.51</text:p>
          </table:table-cell>
          <table:table-cell office:value-type="float" office:value="186.61" calcext:value-type="float">
            <text:p>186.61</text:p>
          </table:table-cell>
        </table:table-row>
        <table:table-row table:style-name="ro1">
          <table:table-cell office:value-type="float" office:value="4254481" calcext:value-type="float">
            <text:p>4254481</text:p>
          </table:table-cell>
          <table:table-cell table:formula="of:=[.A268]/1000/(60*60*24)" office:value-type="time" office:time-value="PT01H10M54.481S" calcext:value-type="time">
            <text:p>01:10:54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149.06" calcext:value-type="float">
            <text:p>149.06</text:p>
          </table:table-cell>
          <table:table-cell office:value-type="float" office:value="187.28" calcext:value-type="float">
            <text:p>187.28</text:p>
          </table:table-cell>
        </table:table-row>
        <table:table-row table:style-name="ro1">
          <table:table-cell office:value-type="float" office:value="4270481" calcext:value-type="float">
            <text:p>4270481</text:p>
          </table:table-cell>
          <table:table-cell table:formula="of:=[.A269]/1000/(60*60*24)" office:value-type="time" office:time-value="PT01H11M10.481S" calcext:value-type="time">
            <text:p>01:11:10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50.34" calcext:value-type="float">
            <text:p>150.34</text:p>
          </table:table-cell>
          <table:table-cell office:value-type="float" office:value="149.6" calcext:value-type="float">
            <text:p>149.6</text:p>
          </table:table-cell>
          <table:table-cell office:value-type="float" office:value="187.95" calcext:value-type="float">
            <text:p>187.95</text:p>
          </table:table-cell>
        </table:table-row>
        <table:table-row table:style-name="ro1">
          <table:table-cell office:value-type="float" office:value="4286481" calcext:value-type="float">
            <text:p>4286481</text:p>
          </table:table-cell>
          <table:table-cell table:formula="of:=[.A270]/1000/(60*60*24)" office:value-type="time" office:time-value="PT01H11M26.481S" calcext:value-type="time">
            <text:p>01:11:26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150.15" calcext:value-type="float">
            <text:p>150.15</text:p>
          </table:table-cell>
          <table:table-cell office:value-type="float" office:value="188.62" calcext:value-type="float">
            <text:p>188.62</text:p>
          </table:table-cell>
        </table:table-row>
        <table:table-row table:style-name="ro1">
          <table:table-cell office:value-type="float" office:value="4302481" calcext:value-type="float">
            <text:p>4302481</text:p>
          </table:table-cell>
          <table:table-cell table:formula="of:=[.A271]/1000/(60*60*24)" office:value-type="time" office:time-value="PT01H11M42.481S" calcext:value-type="time">
            <text:p>01:11:42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50.34" calcext:value-type="float">
            <text:p>150.34</text:p>
          </table:table-cell>
          <table:table-cell office:value-type="float" office:value="150.7" calcext:value-type="float">
            <text:p>150.7</text:p>
          </table:table-cell>
          <table:table-cell office:value-type="float" office:value="189.28" calcext:value-type="float">
            <text:p>189.28</text:p>
          </table:table-cell>
        </table:table-row>
        <table:table-row table:style-name="ro1">
          <table:table-cell office:value-type="float" office:value="4318481" calcext:value-type="float">
            <text:p>4318481</text:p>
          </table:table-cell>
          <table:table-cell table:formula="of:=[.A272]/1000/(60*60*24)" office:value-type="time" office:time-value="PT01H11M58.481S" calcext:value-type="time">
            <text:p>01:11:58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151.24" calcext:value-type="float">
            <text:p>151.24</text:p>
          </table:table-cell>
          <table:table-cell office:value-type="float" office:value="189.95" calcext:value-type="float">
            <text:p>189.95</text:p>
          </table:table-cell>
        </table:table-row>
        <table:table-row table:style-name="ro1">
          <table:table-cell office:value-type="float" office:value="4334481" calcext:value-type="float">
            <text:p>4334481</text:p>
          </table:table-cell>
          <table:table-cell table:formula="of:=[.A273]/1000/(60*60*24)" office:value-type="time" office:time-value="PT01H12M14.481S" calcext:value-type="time">
            <text:p>01:12:14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151.79" calcext:value-type="float">
            <text:p>151.79</text:p>
          </table:table-cell>
          <table:table-cell office:value-type="float" office:value="190.61" calcext:value-type="float">
            <text:p>190.61</text:p>
          </table:table-cell>
        </table:table-row>
        <table:table-row table:style-name="ro1">
          <table:table-cell office:value-type="float" office:value="4350481" calcext:value-type="float">
            <text:p>4350481</text:p>
          </table:table-cell>
          <table:table-cell table:formula="of:=[.A274]/1000/(60*60*24)" office:value-type="time" office:time-value="PT01H12M30.481S" calcext:value-type="time">
            <text:p>01:12:30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152.33" calcext:value-type="float">
            <text:p>152.33</text:p>
          </table:table-cell>
          <table:table-cell office:value-type="float" office:value="191.28" calcext:value-type="float">
            <text:p>191.28</text:p>
          </table:table-cell>
        </table:table-row>
        <table:table-row table:style-name="ro1">
          <table:table-cell office:value-type="float" office:value="4366481" calcext:value-type="float">
            <text:p>4366481</text:p>
          </table:table-cell>
          <table:table-cell table:formula="of:=[.A275]/1000/(60*60*24)" office:value-type="time" office:time-value="PT01H12M46.481S" calcext:value-type="time">
            <text:p>01:12:46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152.88" calcext:value-type="float">
            <text:p>152.88</text:p>
          </table:table-cell>
          <table:table-cell office:value-type="float" office:value="191.95" calcext:value-type="float">
            <text:p>191.95</text:p>
          </table:table-cell>
        </table:table-row>
        <table:table-row table:style-name="ro1">
          <table:table-cell office:value-type="float" office:value="4382481" calcext:value-type="float">
            <text:p>4382481</text:p>
          </table:table-cell>
          <table:table-cell table:formula="of:=[.A276]/1000/(60*60*24)" office:value-type="time" office:time-value="PT01H13M02.481S" calcext:value-type="time">
            <text:p>01:13:02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153.43" calcext:value-type="float">
            <text:p>153.43</text:p>
          </table:table-cell>
          <table:table-cell office:value-type="float" office:value="192.61" calcext:value-type="float">
            <text:p>192.61</text:p>
          </table:table-cell>
        </table:table-row>
        <table:table-row table:style-name="ro1">
          <table:table-cell office:value-type="float" office:value="4398481" calcext:value-type="float">
            <text:p>4398481</text:p>
          </table:table-cell>
          <table:table-cell table:formula="of:=[.A277]/1000/(60*60*24)" office:value-type="time" office:time-value="PT01H13M18.481S" calcext:value-type="time">
            <text:p>01:13:18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53.97" calcext:value-type="float">
            <text:p>153.97</text:p>
          </table:table-cell>
          <table:table-cell office:value-type="float" office:value="193.28" calcext:value-type="float">
            <text:p>193.28</text:p>
          </table:table-cell>
        </table:table-row>
        <table:table-row table:style-name="ro1">
          <table:table-cell office:value-type="float" office:value="4414481" calcext:value-type="float">
            <text:p>4414481</text:p>
          </table:table-cell>
          <table:table-cell table:formula="of:=[.A278]/1000/(60*60*24)" office:value-type="time" office:time-value="PT01H13M34.481S" calcext:value-type="time">
            <text:p>01:13:34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154.52" calcext:value-type="float">
            <text:p>154.52</text:p>
          </table:table-cell>
          <table:table-cell office:value-type="float" office:value="193.95" calcext:value-type="float">
            <text:p>193.95</text:p>
          </table:table-cell>
        </table:table-row>
        <table:table-row table:style-name="ro1">
          <table:table-cell office:value-type="float" office:value="4430481" calcext:value-type="float">
            <text:p>4430481</text:p>
          </table:table-cell>
          <table:table-cell table:formula="of:=[.A279]/1000/(60*60*24)" office:value-type="time" office:time-value="PT01H13M50.481S" calcext:value-type="time">
            <text:p>01:13:50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55.06" calcext:value-type="float">
            <text:p>155.06</text:p>
          </table:table-cell>
          <table:table-cell office:value-type="float" office:value="194.61" calcext:value-type="float">
            <text:p>194.61</text:p>
          </table:table-cell>
        </table:table-row>
        <table:table-row table:style-name="ro1">
          <table:table-cell office:value-type="float" office:value="4446481" calcext:value-type="float">
            <text:p>4446481</text:p>
          </table:table-cell>
          <table:table-cell table:formula="of:=[.A280]/1000/(60*60*24)" office:value-type="time" office:time-value="PT01H14M06.481S" calcext:value-type="time">
            <text:p>01:14:06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155.61" calcext:value-type="float">
            <text:p>155.61</text:p>
          </table:table-cell>
          <table:table-cell office:value-type="float" office:value="195.28" calcext:value-type="float">
            <text:p>195.28</text:p>
          </table:table-cell>
        </table:table-row>
        <table:table-row table:style-name="ro1">
          <table:table-cell office:value-type="float" office:value="4462481" calcext:value-type="float">
            <text:p>4462481</text:p>
          </table:table-cell>
          <table:table-cell table:formula="of:=[.A281]/1000/(60*60*24)" office:value-type="time" office:time-value="PT01H14M22.481S" calcext:value-type="time">
            <text:p>01:14:22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50.22" calcext:value-type="float">
            <text:p>150.22</text:p>
          </table:table-cell>
          <table:table-cell office:value-type="float" office:value="156.15" calcext:value-type="float">
            <text:p>156.15</text:p>
          </table:table-cell>
          <table:table-cell office:value-type="float" office:value="195.94" calcext:value-type="float">
            <text:p>195.94</text:p>
          </table:table-cell>
        </table:table-row>
        <table:table-row table:style-name="ro1">
          <table:table-cell office:value-type="float" office:value="4478481" calcext:value-type="float">
            <text:p>4478481</text:p>
          </table:table-cell>
          <table:table-cell table:formula="of:=[.A282]/1000/(60*60*24)" office:value-type="time" office:time-value="PT01H14M38.481S" calcext:value-type="time">
            <text:p>01:14:38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56.7" calcext:value-type="float">
            <text:p>156.7</text:p>
          </table:table-cell>
          <table:table-cell office:value-type="float" office:value="196.61" calcext:value-type="float">
            <text:p>196.61</text:p>
          </table:table-cell>
        </table:table-row>
        <table:table-row table:style-name="ro1">
          <table:table-cell office:value-type="float" office:value="4494481" calcext:value-type="float">
            <text:p>4494481</text:p>
          </table:table-cell>
          <table:table-cell table:formula="of:=[.A283]/1000/(60*60*24)" office:value-type="time" office:time-value="PT01H14M54.481S" calcext:value-type="time">
            <text:p>01:14:54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57.25" calcext:value-type="float">
            <text:p>157.25</text:p>
          </table:table-cell>
          <table:table-cell office:value-type="float" office:value="197.28" calcext:value-type="float">
            <text:p>197.28</text:p>
          </table:table-cell>
        </table:table-row>
        <table:table-row table:style-name="ro1">
          <table:table-cell office:value-type="float" office:value="4510481" calcext:value-type="float">
            <text:p>4510481</text:p>
          </table:table-cell>
          <table:table-cell table:formula="of:=[.A284]/1000/(60*60*24)" office:value-type="time" office:time-value="PT01H15M10.481S" calcext:value-type="time">
            <text:p>01:15:10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57.79" calcext:value-type="float">
            <text:p>157.79</text:p>
          </table:table-cell>
          <table:table-cell office:value-type="float" office:value="197.94" calcext:value-type="float">
            <text:p>197.94</text:p>
          </table:table-cell>
        </table:table-row>
        <table:table-row table:style-name="ro1">
          <table:table-cell office:value-type="float" office:value="4526481" calcext:value-type="float">
            <text:p>4526481</text:p>
          </table:table-cell>
          <table:table-cell table:formula="of:=[.A285]/1000/(60*60*24)" office:value-type="time" office:time-value="PT01H15M26.481S" calcext:value-type="time">
            <text:p>01:15:26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58.34" calcext:value-type="float">
            <text:p>158.34</text:p>
          </table:table-cell>
          <table:table-cell office:value-type="float" office:value="198.61" calcext:value-type="float">
            <text:p>198.61</text:p>
          </table:table-cell>
        </table:table-row>
        <table:table-row table:style-name="ro1">
          <table:table-cell office:value-type="float" office:value="4542481" calcext:value-type="float">
            <text:p>4542481</text:p>
          </table:table-cell>
          <table:table-cell table:formula="of:=[.A286]/1000/(60*60*24)" office:value-type="time" office:time-value="PT01H15M42.481S" calcext:value-type="time">
            <text:p>01:15:42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58.88" calcext:value-type="float">
            <text:p>158.88</text:p>
          </table:table-cell>
          <table:table-cell office:value-type="float" office:value="199.27" calcext:value-type="float">
            <text:p>199.27</text:p>
          </table:table-cell>
        </table:table-row>
        <table:table-row table:style-name="ro1">
          <table:table-cell office:value-type="float" office:value="4558481" calcext:value-type="float">
            <text:p>4558481</text:p>
          </table:table-cell>
          <table:table-cell table:formula="of:=[.A287]/1000/(60*60*24)" office:value-type="time" office:time-value="PT01H15M58.481S" calcext:value-type="time">
            <text:p>01:15:58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59.43" calcext:value-type="float">
            <text:p>159.43</text:p>
          </table:table-cell>
          <table:table-cell office:value-type="float" office:value="199.94" calcext:value-type="float">
            <text:p>199.94</text:p>
          </table:table-cell>
        </table:table-row>
        <table:table-row table:style-name="ro1">
          <table:table-cell office:value-type="float" office:value="4574481" calcext:value-type="float">
            <text:p>4574481</text:p>
          </table:table-cell>
          <table:table-cell table:formula="of:=[.A288]/1000/(60*60*24)" office:value-type="time" office:time-value="PT01H16M14.481S" calcext:value-type="time">
            <text:p>01:16:14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59.97" calcext:value-type="float">
            <text:p>159.97</text:p>
          </table:table-cell>
          <table:table-cell office:value-type="float" office:value="200.6" calcext:value-type="float">
            <text:p>200.6</text:p>
          </table:table-cell>
        </table:table-row>
        <table:table-row table:style-name="ro1">
          <table:table-cell office:value-type="float" office:value="4590481" calcext:value-type="float">
            <text:p>4590481</text:p>
          </table:table-cell>
          <table:table-cell table:formula="of:=[.A289]/1000/(60*60*24)" office:value-type="time" office:time-value="PT01H16M30.481S" calcext:value-type="time">
            <text:p>01:16:30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60.52" calcext:value-type="float">
            <text:p>160.52</text:p>
          </table:table-cell>
          <table:table-cell office:value-type="float" office:value="201.27" calcext:value-type="float">
            <text:p>201.27</text:p>
          </table:table-cell>
        </table:table-row>
        <table:table-row table:style-name="ro1">
          <table:table-cell office:value-type="float" office:value="4606481" calcext:value-type="float">
            <text:p>4606481</text:p>
          </table:table-cell>
          <table:table-cell table:formula="of:=[.A290]/1000/(60*60*24)" office:value-type="time" office:time-value="PT01H16M46.481S" calcext:value-type="time">
            <text:p>01:16:46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61.06" calcext:value-type="float">
            <text:p>161.06</text:p>
          </table:table-cell>
          <table:table-cell office:value-type="float" office:value="201.93" calcext:value-type="float">
            <text:p>201.93</text:p>
          </table:table-cell>
        </table:table-row>
        <table:table-row table:style-name="ro1">
          <table:table-cell office:value-type="float" office:value="4622481" calcext:value-type="float">
            <text:p>4622481</text:p>
          </table:table-cell>
          <table:table-cell table:formula="of:=[.A291]/1000/(60*60*24)" office:value-type="time" office:time-value="PT01H17M02.481S" calcext:value-type="time">
            <text:p>01:17:02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1" calcext:value-type="float">
            <text:p>149.61</text:p>
          </table:table-cell>
          <table:table-cell office:value-type="float" office:value="161.61" calcext:value-type="float">
            <text:p>161.61</text:p>
          </table:table-cell>
          <table:table-cell office:value-type="float" office:value="202.6" calcext:value-type="float">
            <text:p>202.6</text:p>
          </table:table-cell>
        </table:table-row>
        <table:table-row table:style-name="ro1">
          <table:table-cell office:value-type="float" office:value="4638481" calcext:value-type="float">
            <text:p>4638481</text:p>
          </table:table-cell>
          <table:table-cell table:formula="of:=[.A292]/1000/(60*60*24)" office:value-type="time" office:time-value="PT01H17M18.481S" calcext:value-type="time">
            <text:p>01:17:18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62.15" calcext:value-type="float">
            <text:p>162.15</text:p>
          </table:table-cell>
          <table:table-cell office:value-type="float" office:value="203.26" calcext:value-type="float">
            <text:p>203.26</text:p>
          </table:table-cell>
        </table:table-row>
        <table:table-row table:style-name="ro1">
          <table:table-cell office:value-type="float" office:value="4654481" calcext:value-type="float">
            <text:p>4654481</text:p>
          </table:table-cell>
          <table:table-cell table:formula="of:=[.A293]/1000/(60*60*24)" office:value-type="time" office:time-value="PT01H17M34.481S" calcext:value-type="time">
            <text:p>01:17:34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62.7" calcext:value-type="float">
            <text:p>162.7</text:p>
          </table:table-cell>
          <table:table-cell office:value-type="float" office:value="203.93" calcext:value-type="float">
            <text:p>203.93</text:p>
          </table:table-cell>
        </table:table-row>
        <table:table-row table:style-name="ro1">
          <table:table-cell office:value-type="float" office:value="4670481" calcext:value-type="float">
            <text:p>4670481</text:p>
          </table:table-cell>
          <table:table-cell table:formula="of:=[.A294]/1000/(60*60*24)" office:value-type="time" office:time-value="PT01H17M50.481S" calcext:value-type="time">
            <text:p>01:17:50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1" calcext:value-type="float">
            <text:p>149.61</text:p>
          </table:table-cell>
          <table:table-cell office:value-type="float" office:value="163.24" calcext:value-type="float">
            <text:p>163.24</text:p>
          </table:table-cell>
          <table:table-cell office:value-type="float" office:value="204.59" calcext:value-type="float">
            <text:p>204.59</text:p>
          </table:table-cell>
        </table:table-row>
        <table:table-row table:style-name="ro1">
          <table:table-cell office:value-type="float" office:value="4686481" calcext:value-type="float">
            <text:p>4686481</text:p>
          </table:table-cell>
          <table:table-cell table:formula="of:=[.A295]/1000/(60*60*24)" office:value-type="time" office:time-value="PT01H18M06.481S" calcext:value-type="time">
            <text:p>01:18:06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163.79" calcext:value-type="float">
            <text:p>163.79</text:p>
          </table:table-cell>
          <table:table-cell office:value-type="float" office:value="205.26" calcext:value-type="float">
            <text:p>205.26</text:p>
          </table:table-cell>
        </table:table-row>
        <table:table-row table:style-name="ro1">
          <table:table-cell office:value-type="float" office:value="4702481" calcext:value-type="float">
            <text:p>4702481</text:p>
          </table:table-cell>
          <table:table-cell table:formula="of:=[.A296]/1000/(60*60*24)" office:value-type="time" office:time-value="PT01H18M22.481S" calcext:value-type="time">
            <text:p>01:18:22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64.33" calcext:value-type="float">
            <text:p>164.33</text:p>
          </table:table-cell>
          <table:table-cell office:value-type="float" office:value="205.92" calcext:value-type="float">
            <text:p>205.92</text:p>
          </table:table-cell>
        </table:table-row>
        <table:table-row table:style-name="ro1">
          <table:table-cell office:value-type="float" office:value="4718481" calcext:value-type="float">
            <text:p>4718481</text:p>
          </table:table-cell>
          <table:table-cell table:formula="of:=[.A297]/1000/(60*60*24)" office:value-type="time" office:time-value="PT01H18M38.481S" calcext:value-type="time">
            <text:p>01:18:38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164.88" calcext:value-type="float">
            <text:p>164.88</text:p>
          </table:table-cell>
          <table:table-cell office:value-type="float" office:value="206.59" calcext:value-type="float">
            <text:p>206.59</text:p>
          </table:table-cell>
        </table:table-row>
        <table:table-row table:style-name="ro1">
          <table:table-cell office:value-type="float" office:value="4734481" calcext:value-type="float">
            <text:p>4734481</text:p>
          </table:table-cell>
          <table:table-cell table:formula="of:=[.A298]/1000/(60*60*24)" office:value-type="time" office:time-value="PT01H18M54.481S" calcext:value-type="time">
            <text:p>01:18:54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165.42" calcext:value-type="float">
            <text:p>165.42</text:p>
          </table:table-cell>
          <table:table-cell office:value-type="float" office:value="207.25" calcext:value-type="float">
            <text:p>207.25</text:p>
          </table:table-cell>
        </table:table-row>
        <table:table-row table:style-name="ro1">
          <table:table-cell office:value-type="float" office:value="4750481" calcext:value-type="float">
            <text:p>4750481</text:p>
          </table:table-cell>
          <table:table-cell table:formula="of:=[.A299]/1000/(60*60*24)" office:value-type="time" office:time-value="PT01H19M10.481S" calcext:value-type="time">
            <text:p>01:19:10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165.97" calcext:value-type="float">
            <text:p>165.97</text:p>
          </table:table-cell>
          <table:table-cell office:value-type="float" office:value="207.92" calcext:value-type="float">
            <text:p>207.92</text:p>
          </table:table-cell>
        </table:table-row>
        <table:table-row table:style-name="ro1">
          <table:table-cell office:value-type="float" office:value="4766481" calcext:value-type="float">
            <text:p>4766481</text:p>
          </table:table-cell>
          <table:table-cell table:formula="of:=[.A300]/1000/(60*60*24)" office:value-type="time" office:time-value="PT01H19M26.481S" calcext:value-type="time">
            <text:p>01:19:26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166.51" calcext:value-type="float">
            <text:p>166.51</text:p>
          </table:table-cell>
          <table:table-cell office:value-type="float" office:value="208.58" calcext:value-type="float">
            <text:p>208.58</text:p>
          </table:table-cell>
        </table:table-row>
        <table:table-row table:style-name="ro1">
          <table:table-cell office:value-type="float" office:value="4782481" calcext:value-type="float">
            <text:p>4782481</text:p>
          </table:table-cell>
          <table:table-cell table:formula="of:=[.A301]/1000/(60*60*24)" office:value-type="time" office:time-value="PT01H19M42.481S" calcext:value-type="time">
            <text:p>01:19:42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167.06" calcext:value-type="float">
            <text:p>167.06</text:p>
          </table:table-cell>
          <table:table-cell office:value-type="float" office:value="209.25" calcext:value-type="float">
            <text:p>209.25</text:p>
          </table:table-cell>
        </table:table-row>
        <table:table-row table:style-name="ro1">
          <table:table-cell office:value-type="float" office:value="4798481" calcext:value-type="float">
            <text:p>4798481</text:p>
          </table:table-cell>
          <table:table-cell table:formula="of:=[.A302]/1000/(60*60*24)" office:value-type="time" office:time-value="PT01H19M58.481S" calcext:value-type="time">
            <text:p>01:19:58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167.6" calcext:value-type="float">
            <text:p>167.6</text:p>
          </table:table-cell>
          <table:table-cell office:value-type="float" office:value="209.91" calcext:value-type="float">
            <text:p>209.91</text:p>
          </table:table-cell>
        </table:table-row>
        <table:table-row table:style-name="ro1">
          <table:table-cell office:value-type="float" office:value="4814481" calcext:value-type="float">
            <text:p>4814481</text:p>
          </table:table-cell>
          <table:table-cell table:formula="of:=[.A303]/1000/(60*60*24)" office:value-type="time" office:time-value="PT01H20M14.481S" calcext:value-type="time">
            <text:p>01:20:14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168.15" calcext:value-type="float">
            <text:p>168.15</text:p>
          </table:table-cell>
          <table:table-cell office:value-type="float" office:value="210.58" calcext:value-type="float">
            <text:p>210.58</text:p>
          </table:table-cell>
        </table:table-row>
        <table:table-row table:style-name="ro1">
          <table:table-cell office:value-type="float" office:value="4830481" calcext:value-type="float">
            <text:p>4830481</text:p>
          </table:table-cell>
          <table:table-cell table:formula="of:=[.A304]/1000/(60*60*24)" office:value-type="time" office:time-value="PT01H20M30.481S" calcext:value-type="time">
            <text:p>01:20:30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168.69" calcext:value-type="float">
            <text:p>168.69</text:p>
          </table:table-cell>
          <table:table-cell office:value-type="float" office:value="211.24" calcext:value-type="float">
            <text:p>211.24</text:p>
          </table:table-cell>
        </table:table-row>
        <table:table-row table:style-name="ro1">
          <table:table-cell office:value-type="float" office:value="4846481" calcext:value-type="float">
            <text:p>4846481</text:p>
          </table:table-cell>
          <table:table-cell table:formula="of:=[.A305]/1000/(60*60*24)" office:value-type="time" office:time-value="PT01H20M46.481S" calcext:value-type="time">
            <text:p>01:20:46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11" calcext:value-type="float">
            <text:p>149.11</text:p>
          </table:table-cell>
          <table:table-cell office:value-type="float" office:value="169.24" calcext:value-type="float">
            <text:p>169.24</text:p>
          </table:table-cell>
          <table:table-cell office:value-type="float" office:value="211.91" calcext:value-type="float">
            <text:p>211.91</text:p>
          </table:table-cell>
        </table:table-row>
        <table:table-row table:style-name="ro1">
          <table:table-cell office:value-type="float" office:value="4862481" calcext:value-type="float">
            <text:p>4862481</text:p>
          </table:table-cell>
          <table:table-cell table:formula="of:=[.A306]/1000/(60*60*24)" office:value-type="time" office:time-value="PT01H21M02.481S" calcext:value-type="time">
            <text:p>01:21:02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169.78" calcext:value-type="float">
            <text:p>169.78</text:p>
          </table:table-cell>
          <table:table-cell office:value-type="float" office:value="212.57" calcext:value-type="float">
            <text:p>212.57</text:p>
          </table:table-cell>
        </table:table-row>
        <table:table-row table:style-name="ro1">
          <table:table-cell office:value-type="float" office:value="4878481" calcext:value-type="float">
            <text:p>4878481</text:p>
          </table:table-cell>
          <table:table-cell table:formula="of:=[.A307]/1000/(60*60*24)" office:value-type="time" office:time-value="PT01H21M18.481S" calcext:value-type="time">
            <text:p>01:21:18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170.33" calcext:value-type="float">
            <text:p>170.33</text:p>
          </table:table-cell>
          <table:table-cell office:value-type="float" office:value="213.24" calcext:value-type="float">
            <text:p>213.24</text:p>
          </table:table-cell>
        </table:table-row>
        <table:table-row table:style-name="ro1">
          <table:table-cell office:value-type="float" office:value="4894481" calcext:value-type="float">
            <text:p>4894481</text:p>
          </table:table-cell>
          <table:table-cell table:formula="of:=[.A308]/1000/(60*60*24)" office:value-type="time" office:time-value="PT01H21M34.481S" calcext:value-type="time">
            <text:p>01:21:34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170.87" calcext:value-type="float">
            <text:p>170.87</text:p>
          </table:table-cell>
          <table:table-cell office:value-type="float" office:value="213.9" calcext:value-type="float">
            <text:p>213.9</text:p>
          </table:table-cell>
        </table:table-row>
        <table:table-row table:style-name="ro1">
          <table:table-cell office:value-type="float" office:value="4910481" calcext:value-type="float">
            <text:p>4910481</text:p>
          </table:table-cell>
          <table:table-cell table:formula="of:=[.A309]/1000/(60*60*24)" office:value-type="time" office:time-value="PT01H21M50.481S" calcext:value-type="time">
            <text:p>01:21:50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171.42" calcext:value-type="float">
            <text:p>171.42</text:p>
          </table:table-cell>
          <table:table-cell office:value-type="float" office:value="214.57" calcext:value-type="float">
            <text:p>214.57</text:p>
          </table:table-cell>
        </table:table-row>
        <table:table-row table:style-name="ro1">
          <table:table-cell office:value-type="float" office:value="4926481" calcext:value-type="float">
            <text:p>4926481</text:p>
          </table:table-cell>
          <table:table-cell table:formula="of:=[.A310]/1000/(60*60*24)" office:value-type="time" office:time-value="PT01H22M06.481S" calcext:value-type="time">
            <text:p>01:22:06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171.96" calcext:value-type="float">
            <text:p>171.96</text:p>
          </table:table-cell>
          <table:table-cell office:value-type="float" office:value="215.23" calcext:value-type="float">
            <text:p>215.23</text:p>
          </table:table-cell>
        </table:table-row>
        <table:table-row table:style-name="ro1">
          <table:table-cell office:value-type="float" office:value="4942481" calcext:value-type="float">
            <text:p>4942481</text:p>
          </table:table-cell>
          <table:table-cell table:formula="of:=[.A311]/1000/(60*60*24)" office:value-type="time" office:time-value="PT01H22M22.481S" calcext:value-type="time">
            <text:p>01:22:22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172.51" calcext:value-type="float">
            <text:p>172.51</text:p>
          </table:table-cell>
          <table:table-cell office:value-type="float" office:value="215.89" calcext:value-type="float">
            <text:p>215.89</text:p>
          </table:table-cell>
        </table:table-row>
        <table:table-row table:style-name="ro1">
          <table:table-cell office:value-type="float" office:value="4958481" calcext:value-type="float">
            <text:p>4958481</text:p>
          </table:table-cell>
          <table:table-cell table:formula="of:=[.A312]/1000/(60*60*24)" office:value-type="time" office:time-value="PT01H22M38.481S" calcext:value-type="time">
            <text:p>01:22:38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173.05" calcext:value-type="float">
            <text:p>173.05</text:p>
          </table:table-cell>
          <table:table-cell office:value-type="float" office:value="216.56" calcext:value-type="float">
            <text:p>216.56</text:p>
          </table:table-cell>
        </table:table-row>
        <table:table-row table:style-name="ro1">
          <table:table-cell office:value-type="float" office:value="4974481" calcext:value-type="float">
            <text:p>4974481</text:p>
          </table:table-cell>
          <table:table-cell table:formula="of:=[.A313]/1000/(60*60*24)" office:value-type="time" office:time-value="PT01H22M54.481S" calcext:value-type="time">
            <text:p>01:22:54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173.6" calcext:value-type="float">
            <text:p>173.6</text:p>
          </table:table-cell>
          <table:table-cell office:value-type="float" office:value="217.22" calcext:value-type="float">
            <text:p>217.22</text:p>
          </table:table-cell>
        </table:table-row>
        <table:table-row table:style-name="ro1">
          <table:table-cell office:value-type="float" office:value="4990481" calcext:value-type="float">
            <text:p>4990481</text:p>
          </table:table-cell>
          <table:table-cell table:formula="of:=[.A314]/1000/(60*60*24)" office:value-type="time" office:time-value="PT01H23M10.481S" calcext:value-type="time">
            <text:p>01:23:10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174.14" calcext:value-type="float">
            <text:p>174.14</text:p>
          </table:table-cell>
          <table:table-cell office:value-type="float" office:value="217.89" calcext:value-type="float">
            <text:p>217.89</text:p>
          </table:table-cell>
        </table:table-row>
        <table:table-row table:style-name="ro1">
          <table:table-cell office:value-type="float" office:value="5006481" calcext:value-type="float">
            <text:p>5006481</text:p>
          </table:table-cell>
          <table:table-cell table:formula="of:=[.A315]/1000/(60*60*24)" office:value-type="time" office:time-value="PT01H23M26.481S" calcext:value-type="time">
            <text:p>01:23:26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174.68" calcext:value-type="float">
            <text:p>174.68</text:p>
          </table:table-cell>
          <table:table-cell office:value-type="float" office:value="218.55" calcext:value-type="float">
            <text:p>218.55</text:p>
          </table:table-cell>
        </table:table-row>
        <table:table-row table:style-name="ro1">
          <table:table-cell office:value-type="float" office:value="5022481" calcext:value-type="float">
            <text:p>5022481</text:p>
          </table:table-cell>
          <table:table-cell table:formula="of:=[.A316]/1000/(60*60*24)" office:value-type="time" office:time-value="PT01H23M42.481S" calcext:value-type="time">
            <text:p>01:23:42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175.23" calcext:value-type="float">
            <text:p>175.23</text:p>
          </table:table-cell>
          <table:table-cell office:value-type="float" office:value="219.21" calcext:value-type="float">
            <text:p>219.21</text:p>
          </table:table-cell>
        </table:table-row>
        <table:table-row table:style-name="ro1">
          <table:table-cell office:value-type="float" office:value="5038481" calcext:value-type="float">
            <text:p>5038481</text:p>
          </table:table-cell>
          <table:table-cell table:formula="of:=[.A317]/1000/(60*60*24)" office:value-type="time" office:time-value="PT01H23M58.481S" calcext:value-type="time">
            <text:p>01:23:58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175.77" calcext:value-type="float">
            <text:p>175.77</text:p>
          </table:table-cell>
          <table:table-cell office:value-type="float" office:value="219.88" calcext:value-type="float">
            <text:p>219.88</text:p>
          </table:table-cell>
        </table:table-row>
        <table:table-row table:style-name="ro1">
          <table:table-cell office:value-type="float" office:value="5054481" calcext:value-type="float">
            <text:p>5054481</text:p>
          </table:table-cell>
          <table:table-cell table:formula="of:=[.A318]/1000/(60*60*24)" office:value-type="time" office:time-value="PT01H24M14.481S" calcext:value-type="time">
            <text:p>01:24:14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176.32" calcext:value-type="float">
            <text:p>176.32</text:p>
          </table:table-cell>
          <table:table-cell office:value-type="float" office:value="220.54" calcext:value-type="float">
            <text:p>220.54</text:p>
          </table:table-cell>
        </table:table-row>
        <table:table-row table:style-name="ro1">
          <table:table-cell office:value-type="float" office:value="5070481" calcext:value-type="float">
            <text:p>5070481</text:p>
          </table:table-cell>
          <table:table-cell table:formula="of:=[.A319]/1000/(60*60*24)" office:value-type="time" office:time-value="PT01H24M30.481S" calcext:value-type="time">
            <text:p>01:24:30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176.86" calcext:value-type="float">
            <text:p>176.86</text:p>
          </table:table-cell>
          <table:table-cell office:value-type="float" office:value="221.21" calcext:value-type="float">
            <text:p>221.21</text:p>
          </table:table-cell>
        </table:table-row>
        <table:table-row table:style-name="ro1">
          <table:table-cell office:value-type="float" office:value="5086481" calcext:value-type="float">
            <text:p>5086481</text:p>
          </table:table-cell>
          <table:table-cell table:formula="of:=[.A320]/1000/(60*60*24)" office:value-type="time" office:time-value="PT01H24M46.481S" calcext:value-type="time">
            <text:p>01:24:46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177.41" calcext:value-type="float">
            <text:p>177.41</text:p>
          </table:table-cell>
          <table:table-cell office:value-type="float" office:value="221.87" calcext:value-type="float">
            <text:p>221.87</text:p>
          </table:table-cell>
        </table:table-row>
        <table:table-row table:style-name="ro1">
          <table:table-cell office:value-type="float" office:value="5102481" calcext:value-type="float">
            <text:p>5102481</text:p>
          </table:table-cell>
          <table:table-cell table:formula="of:=[.A321]/1000/(60*60*24)" office:value-type="time" office:time-value="PT01H25M02.481S" calcext:value-type="time">
            <text:p>01:25:02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177.95" calcext:value-type="float">
            <text:p>177.95</text:p>
          </table:table-cell>
          <table:table-cell office:value-type="float" office:value="222.53" calcext:value-type="float">
            <text:p>222.53</text:p>
          </table:table-cell>
        </table:table-row>
        <table:table-row table:style-name="ro1">
          <table:table-cell office:value-type="float" office:value="5118481" calcext:value-type="float">
            <text:p>5118481</text:p>
          </table:table-cell>
          <table:table-cell table:formula="of:=[.A322]/1000/(60*60*24)" office:value-type="time" office:time-value="PT01H25M18.481S" calcext:value-type="time">
            <text:p>01:25:18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178.5" calcext:value-type="float">
            <text:p>178.5</text:p>
          </table:table-cell>
          <table:table-cell office:value-type="float" office:value="223.2" calcext:value-type="float">
            <text:p>223.2</text:p>
          </table:table-cell>
        </table:table-row>
        <table:table-row table:style-name="ro1">
          <table:table-cell office:value-type="float" office:value="5134481" calcext:value-type="float">
            <text:p>5134481</text:p>
          </table:table-cell>
          <table:table-cell table:formula="of:=[.A323]/1000/(60*60*24)" office:value-type="time" office:time-value="PT01H25M34.481S" calcext:value-type="time">
            <text:p>01:25:34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179.04" calcext:value-type="float">
            <text:p>179.04</text:p>
          </table:table-cell>
          <table:table-cell office:value-type="float" office:value="223.86" calcext:value-type="float">
            <text:p>223.86</text:p>
          </table:table-cell>
        </table:table-row>
        <table:table-row table:style-name="ro1">
          <table:table-cell office:value-type="float" office:value="5150481" calcext:value-type="float">
            <text:p>5150481</text:p>
          </table:table-cell>
          <table:table-cell table:formula="of:=[.A324]/1000/(60*60*24)" office:value-type="time" office:time-value="PT01H25M50.481S" calcext:value-type="time">
            <text:p>01:25:50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179.58" calcext:value-type="float">
            <text:p>179.58</text:p>
          </table:table-cell>
          <table:table-cell office:value-type="float" office:value="224.52" calcext:value-type="float">
            <text:p>224.52</text:p>
          </table:table-cell>
        </table:table-row>
        <table:table-row table:style-name="ro1">
          <table:table-cell office:value-type="float" office:value="5166481" calcext:value-type="float">
            <text:p>5166481</text:p>
          </table:table-cell>
          <table:table-cell table:formula="of:=[.A325]/1000/(60*60*24)" office:value-type="time" office:time-value="PT01H26M06.481S" calcext:value-type="time">
            <text:p>01:26:06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180.13" calcext:value-type="float">
            <text:p>180.13</text:p>
          </table:table-cell>
          <table:table-cell office:value-type="float" office:value="225.19" calcext:value-type="float">
            <text:p>225.19</text:p>
          </table:table-cell>
        </table:table-row>
        <table:table-row table:style-name="ro1">
          <table:table-cell office:value-type="float" office:value="5182481" calcext:value-type="float">
            <text:p>5182481</text:p>
          </table:table-cell>
          <table:table-cell table:formula="of:=[.A326]/1000/(60*60*24)" office:value-type="time" office:time-value="PT01H26M22.481S" calcext:value-type="time">
            <text:p>01:26:22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180.67" calcext:value-type="float">
            <text:p>180.67</text:p>
          </table:table-cell>
          <table:table-cell office:value-type="float" office:value="225.85" calcext:value-type="float">
            <text:p>225.85</text:p>
          </table:table-cell>
        </table:table-row>
        <table:table-row table:style-name="ro1">
          <table:table-cell office:value-type="float" office:value="5198481" calcext:value-type="float">
            <text:p>5198481</text:p>
          </table:table-cell>
          <table:table-cell table:formula="of:=[.A327]/1000/(60*60*24)" office:value-type="time" office:time-value="PT01H26M38.481S" calcext:value-type="time">
            <text:p>01:26:38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181.22" calcext:value-type="float">
            <text:p>181.22</text:p>
          </table:table-cell>
          <table:table-cell office:value-type="float" office:value="226.51" calcext:value-type="float">
            <text:p>226.51</text:p>
          </table:table-cell>
        </table:table-row>
        <table:table-row table:style-name="ro1">
          <table:table-cell office:value-type="float" office:value="5214481" calcext:value-type="float">
            <text:p>5214481</text:p>
          </table:table-cell>
          <table:table-cell table:formula="of:=[.A328]/1000/(60*60*24)" office:value-type="time" office:time-value="PT01H26M54.481S" calcext:value-type="time">
            <text:p>01:26:54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181.76" calcext:value-type="float">
            <text:p>181.76</text:p>
          </table:table-cell>
          <table:table-cell office:value-type="float" office:value="227.18" calcext:value-type="float">
            <text:p>227.18</text:p>
          </table:table-cell>
        </table:table-row>
        <table:table-row table:style-name="ro1">
          <table:table-cell office:value-type="float" office:value="5230481" calcext:value-type="float">
            <text:p>5230481</text:p>
          </table:table-cell>
          <table:table-cell table:formula="of:=[.A329]/1000/(60*60*24)" office:value-type="time" office:time-value="PT01H27M10.481S" calcext:value-type="time">
            <text:p>01:27:10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182.3" calcext:value-type="float">
            <text:p>182.3</text:p>
          </table:table-cell>
          <table:table-cell office:value-type="float" office:value="227.84" calcext:value-type="float">
            <text:p>227.84</text:p>
          </table:table-cell>
        </table:table-row>
        <table:table-row table:style-name="ro1">
          <table:table-cell office:value-type="float" office:value="5246481" calcext:value-type="float">
            <text:p>5246481</text:p>
          </table:table-cell>
          <table:table-cell table:formula="of:=[.A330]/1000/(60*60*24)" office:value-type="time" office:time-value="PT01H27M26.481S" calcext:value-type="time">
            <text:p>01:27:26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182.85" calcext:value-type="float">
            <text:p>182.85</text:p>
          </table:table-cell>
          <table:table-cell office:value-type="float" office:value="228.5" calcext:value-type="float">
            <text:p>228.5</text:p>
          </table:table-cell>
        </table:table-row>
        <table:table-row table:style-name="ro1">
          <table:table-cell office:value-type="float" office:value="5262481" calcext:value-type="float">
            <text:p>5262481</text:p>
          </table:table-cell>
          <table:table-cell table:formula="of:=[.A331]/1000/(60*60*24)" office:value-type="time" office:time-value="PT01H27M42.481S" calcext:value-type="time">
            <text:p>01:27:42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183.39" calcext:value-type="float">
            <text:p>183.39</text:p>
          </table:table-cell>
          <table:table-cell office:value-type="float" office:value="229.17" calcext:value-type="float">
            <text:p>229.17</text:p>
          </table:table-cell>
        </table:table-row>
        <table:table-row table:style-name="ro1">
          <table:table-cell office:value-type="float" office:value="5278481" calcext:value-type="float">
            <text:p>5278481</text:p>
          </table:table-cell>
          <table:table-cell table:formula="of:=[.A332]/1000/(60*60*24)" office:value-type="time" office:time-value="PT01H27M58.481S" calcext:value-type="time">
            <text:p>01:27:58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183.94" calcext:value-type="float">
            <text:p>183.94</text:p>
          </table:table-cell>
          <table:table-cell office:value-type="float" office:value="229.83" calcext:value-type="float">
            <text:p>229.83</text:p>
          </table:table-cell>
        </table:table-row>
        <table:table-row table:style-name="ro1">
          <table:table-cell office:value-type="float" office:value="5294481" calcext:value-type="float">
            <text:p>5294481</text:p>
          </table:table-cell>
          <table:table-cell table:formula="of:=[.A333]/1000/(60*60*24)" office:value-type="time" office:time-value="PT01H28M14.481S" calcext:value-type="time">
            <text:p>01:28:14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184.48" calcext:value-type="float">
            <text:p>184.48</text:p>
          </table:table-cell>
          <table:table-cell office:value-type="float" office:value="230.49" calcext:value-type="float">
            <text:p>230.49</text:p>
          </table:table-cell>
        </table:table-row>
        <table:table-row table:style-name="ro1">
          <table:table-cell office:value-type="float" office:value="5310481" calcext:value-type="float">
            <text:p>5310481</text:p>
          </table:table-cell>
          <table:table-cell table:formula="of:=[.A334]/1000/(60*60*24)" office:value-type="time" office:time-value="PT01H28M30.481S" calcext:value-type="time">
            <text:p>01:28:30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185.02" calcext:value-type="float">
            <text:p>185.02</text:p>
          </table:table-cell>
          <table:table-cell office:value-type="float" office:value="231.16" calcext:value-type="float">
            <text:p>231.16</text:p>
          </table:table-cell>
        </table:table-row>
        <table:table-row table:style-name="ro1">
          <table:table-cell office:value-type="float" office:value="5326481" calcext:value-type="float">
            <text:p>5326481</text:p>
          </table:table-cell>
          <table:table-cell table:formula="of:=[.A335]/1000/(60*60*24)" office:value-type="time" office:time-value="PT01H28M46.481S" calcext:value-type="time">
            <text:p>01:28:46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185.57" calcext:value-type="float">
            <text:p>185.57</text:p>
          </table:table-cell>
          <table:table-cell office:value-type="float" office:value="231.82" calcext:value-type="float">
            <text:p>231.82</text:p>
          </table:table-cell>
        </table:table-row>
        <table:table-row table:style-name="ro1">
          <table:table-cell office:value-type="float" office:value="5342481" calcext:value-type="float">
            <text:p>5342481</text:p>
          </table:table-cell>
          <table:table-cell table:formula="of:=[.A336]/1000/(60*60*24)" office:value-type="time" office:time-value="PT01H29M02.481S" calcext:value-type="time">
            <text:p>01:29:02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186.11" calcext:value-type="float">
            <text:p>186.11</text:p>
          </table:table-cell>
          <table:table-cell office:value-type="float" office:value="232.48" calcext:value-type="float">
            <text:p>232.48</text:p>
          </table:table-cell>
        </table:table-row>
        <table:table-row table:style-name="ro1">
          <table:table-cell office:value-type="float" office:value="5358481" calcext:value-type="float">
            <text:p>5358481</text:p>
          </table:table-cell>
          <table:table-cell table:formula="of:=[.A337]/1000/(60*60*24)" office:value-type="time" office:time-value="PT01H29M18.481S" calcext:value-type="time">
            <text:p>01:29:18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186.66" calcext:value-type="float">
            <text:p>186.66</text:p>
          </table:table-cell>
          <table:table-cell office:value-type="float" office:value="233.14" calcext:value-type="float">
            <text:p>233.14</text:p>
          </table:table-cell>
        </table:table-row>
        <table:table-row table:style-name="ro1">
          <table:table-cell office:value-type="float" office:value="5374481" calcext:value-type="float">
            <text:p>5374481</text:p>
          </table:table-cell>
          <table:table-cell table:formula="of:=[.A338]/1000/(60*60*24)" office:value-type="time" office:time-value="PT01H29M34.481S" calcext:value-type="time">
            <text:p>01:29:34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187.2" calcext:value-type="float">
            <text:p>187.2</text:p>
          </table:table-cell>
          <table:table-cell office:value-type="float" office:value="233.81" calcext:value-type="float">
            <text:p>233.81</text:p>
          </table:table-cell>
        </table:table-row>
        <table:table-row table:style-name="ro1">
          <table:table-cell office:value-type="float" office:value="5390481" calcext:value-type="float">
            <text:p>5390481</text:p>
          </table:table-cell>
          <table:table-cell table:formula="of:=[.A339]/1000/(60*60*24)" office:value-type="time" office:time-value="PT01H29M50.481S" calcext:value-type="time">
            <text:p>01:29:50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5" calcext:value-type="float">
            <text:p>148.75</text:p>
          </table:table-cell>
          <table:table-cell office:value-type="float" office:value="187.74" calcext:value-type="float">
            <text:p>187.74</text:p>
          </table:table-cell>
          <table:table-cell office:value-type="float" office:value="234.47" calcext:value-type="float">
            <text:p>234.47</text:p>
          </table:table-cell>
        </table:table-row>
        <table:table-row table:style-name="ro1">
          <table:table-cell office:value-type="float" office:value="5406481" calcext:value-type="float">
            <text:p>5406481</text:p>
          </table:table-cell>
          <table:table-cell table:formula="of:=[.A340]/1000/(60*60*24)" office:value-type="time" office:time-value="PT01H30M06.481S" calcext:value-type="time">
            <text:p>01:30:06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188.29" calcext:value-type="float">
            <text:p>188.29</text:p>
          </table:table-cell>
          <table:table-cell office:value-type="float" office:value="235.13" calcext:value-type="float">
            <text:p>235.13</text:p>
          </table:table-cell>
        </table:table-row>
        <table:table-row table:style-name="ro1">
          <table:table-cell office:value-type="float" office:value="5422481" calcext:value-type="float">
            <text:p>5422481</text:p>
          </table:table-cell>
          <table:table-cell table:formula="of:=[.A341]/1000/(60*60*24)" office:value-type="time" office:time-value="PT01H30M22.481S" calcext:value-type="time">
            <text:p>01:30:22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188.83" calcext:value-type="float">
            <text:p>188.83</text:p>
          </table:table-cell>
          <table:table-cell office:value-type="float" office:value="235.79" calcext:value-type="float">
            <text:p>235.79</text:p>
          </table:table-cell>
        </table:table-row>
        <table:table-row table:style-name="ro1">
          <table:table-cell office:value-type="float" office:value="5438481" calcext:value-type="float">
            <text:p>5438481</text:p>
          </table:table-cell>
          <table:table-cell table:formula="of:=[.A342]/1000/(60*60*24)" office:value-type="time" office:time-value="PT01H30M38.481S" calcext:value-type="time">
            <text:p>01:30:38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5" calcext:value-type="float">
            <text:p>148.75</text:p>
          </table:table-cell>
          <table:table-cell office:value-type="float" office:value="189.38" calcext:value-type="float">
            <text:p>189.38</text:p>
          </table:table-cell>
          <table:table-cell office:value-type="float" office:value="236.45" calcext:value-type="float">
            <text:p>236.45</text:p>
          </table:table-cell>
        </table:table-row>
        <table:table-row table:style-name="ro1">
          <table:table-cell office:value-type="float" office:value="5454481" calcext:value-type="float">
            <text:p>5454481</text:p>
          </table:table-cell>
          <table:table-cell table:formula="of:=[.A343]/1000/(60*60*24)" office:value-type="time" office:time-value="PT01H30M54.481S" calcext:value-type="time">
            <text:p>01:30:54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189.92" calcext:value-type="float">
            <text:p>189.92</text:p>
          </table:table-cell>
          <table:table-cell office:value-type="float" office:value="237.12" calcext:value-type="float">
            <text:p>237.12</text:p>
          </table:table-cell>
        </table:table-row>
        <table:table-row table:style-name="ro1">
          <table:table-cell office:value-type="float" office:value="5470479" calcext:value-type="float">
            <text:p>5470479</text:p>
          </table:table-cell>
          <table:table-cell table:formula="of:=[.A344]/1000/(60*60*24)" office:value-type="time" office:time-value="PT01H31M10.479S" calcext:value-type="time">
            <text:p>01:31:10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190.46" calcext:value-type="float">
            <text:p>190.46</text:p>
          </table:table-cell>
          <table:table-cell office:value-type="float" office:value="237.78" calcext:value-type="float">
            <text:p>237.78</text:p>
          </table:table-cell>
        </table:table-row>
        <table:table-row table:style-name="ro1">
          <table:table-cell office:value-type="float" office:value="5486481" calcext:value-type="float">
            <text:p>5486481</text:p>
          </table:table-cell>
          <table:table-cell table:formula="of:=[.A345]/1000/(60*60*24)" office:value-type="time" office:time-value="PT01H31M26.481S" calcext:value-type="time">
            <text:p>01:31:26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9.24" calcext:value-type="float">
            <text:p>149.24</text:p>
          </table:table-cell>
          <table:table-cell office:value-type="float" office:value="191.01" calcext:value-type="float">
            <text:p>191.01</text:p>
          </table:table-cell>
          <table:table-cell office:value-type="float" office:value="238.44" calcext:value-type="float">
            <text:p>238.44</text:p>
          </table:table-cell>
        </table:table-row>
        <table:table-row table:style-name="ro1">
          <table:table-cell office:value-type="float" office:value="5502481" calcext:value-type="float">
            <text:p>5502481</text:p>
          </table:table-cell>
          <table:table-cell table:formula="of:=[.A346]/1000/(60*60*24)" office:value-type="time" office:time-value="PT01H31M42.481S" calcext:value-type="time">
            <text:p>01:31:42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191.55" calcext:value-type="float">
            <text:p>191.55</text:p>
          </table:table-cell>
          <table:table-cell office:value-type="float" office:value="239.1" calcext:value-type="float">
            <text:p>239.1</text:p>
          </table:table-cell>
        </table:table-row>
        <table:table-row table:style-name="ro1">
          <table:table-cell office:value-type="float" office:value="5518481" calcext:value-type="float">
            <text:p>5518481</text:p>
          </table:table-cell>
          <table:table-cell table:formula="of:=[.A347]/1000/(60*60*24)" office:value-type="time" office:time-value="PT01H31M58.481S" calcext:value-type="time">
            <text:p>01:31:58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9.23" calcext:value-type="float">
            <text:p>149.23</text:p>
          </table:table-cell>
          <table:table-cell office:value-type="float" office:value="192.1" calcext:value-type="float">
            <text:p>192.1</text:p>
          </table:table-cell>
          <table:table-cell office:value-type="float" office:value="239.77" calcext:value-type="float">
            <text:p>239.77</text:p>
          </table:table-cell>
        </table:table-row>
        <table:table-row table:style-name="ro1">
          <table:table-cell office:value-type="float" office:value="5534481" calcext:value-type="float">
            <text:p>5534481</text:p>
          </table:table-cell>
          <table:table-cell table:formula="of:=[.A348]/1000/(60*60*24)" office:value-type="time" office:time-value="PT01H32M14.481S" calcext:value-type="time">
            <text:p>01:32:14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5" calcext:value-type="float">
            <text:p>148.75</text:p>
          </table:table-cell>
          <table:table-cell office:value-type="float" office:value="192.64" calcext:value-type="float">
            <text:p>192.64</text:p>
          </table:table-cell>
          <table:table-cell office:value-type="float" office:value="240.43" calcext:value-type="float">
            <text:p>240.43</text:p>
          </table:table-cell>
        </table:table-row>
        <table:table-row table:style-name="ro1">
          <table:table-cell office:value-type="float" office:value="5550481" calcext:value-type="float">
            <text:p>5550481</text:p>
          </table:table-cell>
          <table:table-cell table:formula="of:=[.A349]/1000/(60*60*24)" office:value-type="time" office:time-value="PT01H32M30.481S" calcext:value-type="time">
            <text:p>01:32:30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5" calcext:value-type="float">
            <text:p>148.75</text:p>
          </table:table-cell>
          <table:table-cell office:value-type="float" office:value="193.18" calcext:value-type="float">
            <text:p>193.18</text:p>
          </table:table-cell>
          <table:table-cell office:value-type="float" office:value="241.09" calcext:value-type="float">
            <text:p>241.09</text:p>
          </table:table-cell>
        </table:table-row>
        <table:table-row table:style-name="ro1">
          <table:table-cell office:value-type="float" office:value="5566481" calcext:value-type="float">
            <text:p>5566481</text:p>
          </table:table-cell>
          <table:table-cell table:formula="of:=[.A350]/1000/(60*60*24)" office:value-type="time" office:time-value="PT01H32M46.481S" calcext:value-type="time">
            <text:p>01:32:46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193.73" calcext:value-type="float">
            <text:p>193.73</text:p>
          </table:table-cell>
          <table:table-cell office:value-type="float" office:value="241.75" calcext:value-type="float">
            <text:p>241.75</text:p>
          </table:table-cell>
        </table:table-row>
        <table:table-row table:style-name="ro1">
          <table:table-cell office:value-type="float" office:value="5582481" calcext:value-type="float">
            <text:p>5582481</text:p>
          </table:table-cell>
          <table:table-cell table:formula="of:=[.A351]/1000/(60*60*24)" office:value-type="time" office:time-value="PT01H33M02.481S" calcext:value-type="time">
            <text:p>01:33:02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5" calcext:value-type="float">
            <text:p>148.75</text:p>
          </table:table-cell>
          <table:table-cell office:value-type="float" office:value="194.27" calcext:value-type="float">
            <text:p>194.27</text:p>
          </table:table-cell>
          <table:table-cell office:value-type="float" office:value="242.41" calcext:value-type="float">
            <text:p>242.41</text:p>
          </table:table-cell>
        </table:table-row>
        <table:table-row table:style-name="ro1">
          <table:table-cell office:value-type="float" office:value="5598481" calcext:value-type="float">
            <text:p>5598481</text:p>
          </table:table-cell>
          <table:table-cell table:formula="of:=[.A352]/1000/(60*60*24)" office:value-type="time" office:time-value="PT01H33M18.481S" calcext:value-type="time">
            <text:p>01:33:18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9.23" calcext:value-type="float">
            <text:p>149.23</text:p>
          </table:table-cell>
          <table:table-cell office:value-type="float" office:value="194.81" calcext:value-type="float">
            <text:p>194.81</text:p>
          </table:table-cell>
          <table:table-cell office:value-type="float" office:value="243.07" calcext:value-type="float">
            <text:p>243.07</text:p>
          </table:table-cell>
        </table:table-row>
        <table:table-row table:style-name="ro1">
          <table:table-cell office:value-type="float" office:value="5614481" calcext:value-type="float">
            <text:p>5614481</text:p>
          </table:table-cell>
          <table:table-cell table:formula="of:=[.A353]/1000/(60*60*24)" office:value-type="time" office:time-value="PT01H33M34.481S" calcext:value-type="time">
            <text:p>01:33:34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5" calcext:value-type="float">
            <text:p>148.75</text:p>
          </table:table-cell>
          <table:table-cell office:value-type="float" office:value="195.36" calcext:value-type="float">
            <text:p>195.36</text:p>
          </table:table-cell>
          <table:table-cell office:value-type="float" office:value="243.73" calcext:value-type="float">
            <text:p>243.73</text:p>
          </table:table-cell>
        </table:table-row>
        <table:table-row table:style-name="ro1">
          <table:table-cell office:value-type="float" office:value="5630481" calcext:value-type="float">
            <text:p>5630481</text:p>
          </table:table-cell>
          <table:table-cell table:formula="of:=[.A354]/1000/(60*60*24)" office:value-type="time" office:time-value="PT01H33M50.481S" calcext:value-type="time">
            <text:p>01:33:50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195.9" calcext:value-type="float">
            <text:p>195.9</text:p>
          </table:table-cell>
          <table:table-cell office:value-type="float" office:value="244.4" calcext:value-type="float">
            <text:p>244.4</text:p>
          </table:table-cell>
        </table:table-row>
        <table:table-row table:style-name="ro1">
          <table:table-cell office:value-type="float" office:value="5646481" calcext:value-type="float">
            <text:p>5646481</text:p>
          </table:table-cell>
          <table:table-cell table:formula="of:=[.A355]/1000/(60*60*24)" office:value-type="time" office:time-value="PT01H34M06.481S" calcext:value-type="time">
            <text:p>01:34:06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196.44" calcext:value-type="float">
            <text:p>196.44</text:p>
          </table:table-cell>
          <table:table-cell office:value-type="float" office:value="245.06" calcext:value-type="float">
            <text:p>245.06</text:p>
          </table:table-cell>
        </table:table-row>
        <table:table-row table:style-name="ro1">
          <table:table-cell office:value-type="float" office:value="5662481" calcext:value-type="float">
            <text:p>5662481</text:p>
          </table:table-cell>
          <table:table-cell table:formula="of:=[.A356]/1000/(60*60*24)" office:value-type="time" office:time-value="PT01H34M22.481S" calcext:value-type="time">
            <text:p>01:34:22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9.24" calcext:value-type="float">
            <text:p>149.24</text:p>
          </table:table-cell>
          <table:table-cell office:value-type="float" office:value="196.99" calcext:value-type="float">
            <text:p>196.99</text:p>
          </table:table-cell>
          <table:table-cell office:value-type="float" office:value="245.72" calcext:value-type="float">
            <text:p>245.72</text:p>
          </table:table-cell>
        </table:table-row>
        <table:table-row table:style-name="ro1">
          <table:table-cell office:value-type="float" office:value="5678481" calcext:value-type="float">
            <text:p>5678481</text:p>
          </table:table-cell>
          <table:table-cell table:formula="of:=[.A357]/1000/(60*60*24)" office:value-type="time" office:time-value="PT01H34M38.481S" calcext:value-type="time">
            <text:p>01:34:38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197.53" calcext:value-type="float">
            <text:p>197.53</text:p>
          </table:table-cell>
          <table:table-cell office:value-type="float" office:value="246.38" calcext:value-type="float">
            <text:p>246.38</text:p>
          </table:table-cell>
        </table:table-row>
        <table:table-row table:style-name="ro1">
          <table:table-cell office:value-type="float" office:value="5694481" calcext:value-type="float">
            <text:p>5694481</text:p>
          </table:table-cell>
          <table:table-cell table:formula="of:=[.A358]/1000/(60*60*24)" office:value-type="time" office:time-value="PT01H34M54.481S" calcext:value-type="time">
            <text:p>01:34:54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198.07" calcext:value-type="float">
            <text:p>198.07</text:p>
          </table:table-cell>
          <table:table-cell office:value-type="float" office:value="247.04" calcext:value-type="float">
            <text:p>247.04</text:p>
          </table:table-cell>
        </table:table-row>
        <table:table-row table:style-name="ro1">
          <table:table-cell office:value-type="float" office:value="5710481" calcext:value-type="float">
            <text:p>5710481</text:p>
          </table:table-cell>
          <table:table-cell table:formula="of:=[.A359]/1000/(60*60*24)" office:value-type="time" office:time-value="PT01H35M10.481S" calcext:value-type="time">
            <text:p>01:35:10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198.62" calcext:value-type="float">
            <text:p>198.62</text:p>
          </table:table-cell>
          <table:table-cell office:value-type="float" office:value="247.7" calcext:value-type="float">
            <text:p>247.7</text:p>
          </table:table-cell>
        </table:table-row>
        <table:table-row table:style-name="ro1">
          <table:table-cell office:value-type="float" office:value="5726481" calcext:value-type="float">
            <text:p>5726481</text:p>
          </table:table-cell>
          <table:table-cell table:formula="of:=[.A360]/1000/(60*60*24)" office:value-type="time" office:time-value="PT01H35M26.481S" calcext:value-type="time">
            <text:p>01:35:26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199.16" calcext:value-type="float">
            <text:p>199.16</text:p>
          </table:table-cell>
          <table:table-cell office:value-type="float" office:value="248.36" calcext:value-type="float">
            <text:p>248.36</text:p>
          </table:table-cell>
        </table:table-row>
        <table:table-row table:style-name="ro1">
          <table:table-cell office:value-type="float" office:value="5742481" calcext:value-type="float">
            <text:p>5742481</text:p>
          </table:table-cell>
          <table:table-cell table:formula="of:=[.A361]/1000/(60*60*24)" office:value-type="time" office:time-value="PT01H35M42.481S" calcext:value-type="time">
            <text:p>01:35:42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199.71" calcext:value-type="float">
            <text:p>199.71</text:p>
          </table:table-cell>
          <table:table-cell office:value-type="float" office:value="249.03" calcext:value-type="float">
            <text:p>249.03</text:p>
          </table:table-cell>
        </table:table-row>
        <table:table-row table:style-name="ro1">
          <table:table-cell office:value-type="float" office:value="5758481" calcext:value-type="float">
            <text:p>5758481</text:p>
          </table:table-cell>
          <table:table-cell table:formula="of:=[.A362]/1000/(60*60*24)" office:value-type="time" office:time-value="PT01H35M58.481S" calcext:value-type="time">
            <text:p>01:35:58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200.25" calcext:value-type="float">
            <text:p>200.25</text:p>
          </table:table-cell>
          <table:table-cell office:value-type="float" office:value="249.69" calcext:value-type="float">
            <text:p>249.69</text:p>
          </table:table-cell>
        </table:table-row>
        <table:table-row table:style-name="ro1">
          <table:table-cell office:value-type="float" office:value="5774481" calcext:value-type="float">
            <text:p>5774481</text:p>
          </table:table-cell>
          <table:table-cell table:formula="of:=[.A363]/1000/(60*60*24)" office:value-type="time" office:time-value="PT01H36M14.481S" calcext:value-type="time">
            <text:p>01:36:14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200.79" calcext:value-type="float">
            <text:p>200.79</text:p>
          </table:table-cell>
          <table:table-cell office:value-type="float" office:value="250.35" calcext:value-type="float">
            <text:p>250.35</text:p>
          </table:table-cell>
        </table:table-row>
        <table:table-row table:style-name="ro1">
          <table:table-cell office:value-type="float" office:value="5790481" calcext:value-type="float">
            <text:p>5790481</text:p>
          </table:table-cell>
          <table:table-cell table:formula="of:=[.A364]/1000/(60*60*24)" office:value-type="time" office:time-value="PT01H36M30.481S" calcext:value-type="time">
            <text:p>01:36:30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201.34" calcext:value-type="float">
            <text:p>201.34</text:p>
          </table:table-cell>
          <table:table-cell office:value-type="float" office:value="251.01" calcext:value-type="float">
            <text:p>251.01</text:p>
          </table:table-cell>
        </table:table-row>
        <table:table-row table:style-name="ro1">
          <table:table-cell office:value-type="float" office:value="5806481" calcext:value-type="float">
            <text:p>5806481</text:p>
          </table:table-cell>
          <table:table-cell table:formula="of:=[.A365]/1000/(60*60*24)" office:value-type="time" office:time-value="PT01H36M46.481S" calcext:value-type="time">
            <text:p>01:36:46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201.88" calcext:value-type="float">
            <text:p>201.88</text:p>
          </table:table-cell>
          <table:table-cell office:value-type="float" office:value="251.67" calcext:value-type="float">
            <text:p>251.67</text:p>
          </table:table-cell>
        </table:table-row>
        <table:table-row table:style-name="ro1">
          <table:table-cell office:value-type="float" office:value="5822481" calcext:value-type="float">
            <text:p>5822481</text:p>
          </table:table-cell>
          <table:table-cell table:formula="of:=[.A366]/1000/(60*60*24)" office:value-type="time" office:time-value="PT01H37M02.481S" calcext:value-type="time">
            <text:p>01:37:02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202.42" calcext:value-type="float">
            <text:p>202.42</text:p>
          </table:table-cell>
          <table:table-cell office:value-type="float" office:value="252.33" calcext:value-type="float">
            <text:p>252.33</text:p>
          </table:table-cell>
        </table:table-row>
        <table:table-row table:style-name="ro1">
          <table:table-cell office:value-type="float" office:value="5838481" calcext:value-type="float">
            <text:p>5838481</text:p>
          </table:table-cell>
          <table:table-cell table:formula="of:=[.A367]/1000/(60*60*24)" office:value-type="time" office:time-value="PT01H37M18.481S" calcext:value-type="time">
            <text:p>01:37:18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202.97" calcext:value-type="float">
            <text:p>202.97</text:p>
          </table:table-cell>
          <table:table-cell office:value-type="float" office:value="252.99" calcext:value-type="float">
            <text:p>252.99</text:p>
          </table:table-cell>
        </table:table-row>
        <table:table-row table:style-name="ro1">
          <table:table-cell office:value-type="float" office:value="5854481" calcext:value-type="float">
            <text:p>5854481</text:p>
          </table:table-cell>
          <table:table-cell table:formula="of:=[.A368]/1000/(60*60*24)" office:value-type="time" office:time-value="PT01H37M34.481S" calcext:value-type="time">
            <text:p>01:37:34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203.51" calcext:value-type="float">
            <text:p>203.51</text:p>
          </table:table-cell>
          <table:table-cell office:value-type="float" office:value="253.65" calcext:value-type="float">
            <text:p>253.65</text:p>
          </table:table-cell>
        </table:table-row>
        <table:table-row table:style-name="ro1">
          <table:table-cell office:value-type="float" office:value="5870481" calcext:value-type="float">
            <text:p>5870481</text:p>
          </table:table-cell>
          <table:table-cell table:formula="of:=[.A369]/1000/(60*60*24)" office:value-type="time" office:time-value="PT01H37M50.481S" calcext:value-type="time">
            <text:p>01:37:50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204.05" calcext:value-type="float">
            <text:p>204.05</text:p>
          </table:table-cell>
          <table:table-cell office:value-type="float" office:value="254.32" calcext:value-type="float">
            <text:p>254.32</text:p>
          </table:table-cell>
        </table:table-row>
        <table:table-row table:style-name="ro1">
          <table:table-cell office:value-type="float" office:value="5886481" calcext:value-type="float">
            <text:p>5886481</text:p>
          </table:table-cell>
          <table:table-cell table:formula="of:=[.A370]/1000/(60*60*24)" office:value-type="time" office:time-value="PT01H38M06.481S" calcext:value-type="time">
            <text:p>01:38:06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204.6" calcext:value-type="float">
            <text:p>204.6</text:p>
          </table:table-cell>
          <table:table-cell office:value-type="float" office:value="254.98" calcext:value-type="float">
            <text:p>254.98</text:p>
          </table:table-cell>
        </table:table-row>
        <table:table-row table:style-name="ro1">
          <table:table-cell office:value-type="float" office:value="5902481" calcext:value-type="float">
            <text:p>5902481</text:p>
          </table:table-cell>
          <table:table-cell table:formula="of:=[.A371]/1000/(60*60*24)" office:value-type="time" office:time-value="PT01H38M22.481S" calcext:value-type="time">
            <text:p>01:38:22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205.14" calcext:value-type="float">
            <text:p>205.14</text:p>
          </table:table-cell>
          <table:table-cell office:value-type="float" office:value="255.64" calcext:value-type="float">
            <text:p>255.64</text:p>
          </table:table-cell>
        </table:table-row>
        <table:table-row table:style-name="ro1">
          <table:table-cell office:value-type="float" office:value="5918481" calcext:value-type="float">
            <text:p>5918481</text:p>
          </table:table-cell>
          <table:table-cell table:formula="of:=[.A372]/1000/(60*60*24)" office:value-type="time" office:time-value="PT01H38M38.481S" calcext:value-type="time">
            <text:p>01:38:38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205.68" calcext:value-type="float">
            <text:p>205.68</text:p>
          </table:table-cell>
          <table:table-cell office:value-type="float" office:value="256.3" calcext:value-type="float">
            <text:p>256.3</text:p>
          </table:table-cell>
        </table:table-row>
        <table:table-row table:style-name="ro1">
          <table:table-cell office:value-type="float" office:value="5934481" calcext:value-type="float">
            <text:p>5934481</text:p>
          </table:table-cell>
          <table:table-cell table:formula="of:=[.A373]/1000/(60*60*24)" office:value-type="time" office:time-value="PT01H38M54.481S" calcext:value-type="time">
            <text:p>01:38:54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206.23" calcext:value-type="float">
            <text:p>206.23</text:p>
          </table:table-cell>
          <table:table-cell office:value-type="float" office:value="256.96" calcext:value-type="float">
            <text:p>256.96</text:p>
          </table:table-cell>
        </table:table-row>
        <table:table-row table:style-name="ro1">
          <table:table-cell office:value-type="float" office:value="5950481" calcext:value-type="float">
            <text:p>5950481</text:p>
          </table:table-cell>
          <table:table-cell table:formula="of:=[.A374]/1000/(60*60*24)" office:value-type="time" office:time-value="PT01H39M10.481S" calcext:value-type="time">
            <text:p>01:39:10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206.77" calcext:value-type="float">
            <text:p>206.77</text:p>
          </table:table-cell>
          <table:table-cell office:value-type="float" office:value="257.62" calcext:value-type="float">
            <text:p>257.62</text:p>
          </table:table-cell>
        </table:table-row>
        <table:table-row table:style-name="ro1">
          <table:table-cell office:value-type="float" office:value="5966481" calcext:value-type="float">
            <text:p>5966481</text:p>
          </table:table-cell>
          <table:table-cell table:formula="of:=[.A375]/1000/(60*60*24)" office:value-type="time" office:time-value="PT01H39M26.481S" calcext:value-type="time">
            <text:p>01:39:26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207.31" calcext:value-type="float">
            <text:p>207.31</text:p>
          </table:table-cell>
          <table:table-cell office:value-type="float" office:value="258.28" calcext:value-type="float">
            <text:p>258.28</text:p>
          </table:table-cell>
        </table:table-row>
        <table:table-row table:style-name="ro1">
          <table:table-cell office:value-type="float" office:value="5982481" calcext:value-type="float">
            <text:p>5982481</text:p>
          </table:table-cell>
          <table:table-cell table:formula="of:=[.A376]/1000/(60*60*24)" office:value-type="time" office:time-value="PT01H39M42.481S" calcext:value-type="time">
            <text:p>01:39:42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207.86" calcext:value-type="float">
            <text:p>207.86</text:p>
          </table:table-cell>
          <table:table-cell office:value-type="float" office:value="258.94" calcext:value-type="float">
            <text:p>258.94</text:p>
          </table:table-cell>
        </table:table-row>
        <table:table-row table:style-name="ro1">
          <table:table-cell office:value-type="float" office:value="5998481" calcext:value-type="float">
            <text:p>5998481</text:p>
          </table:table-cell>
          <table:table-cell table:formula="of:=[.A377]/1000/(60*60*24)" office:value-type="time" office:time-value="PT01H39M58.481S" calcext:value-type="time">
            <text:p>01:39:58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208.4" calcext:value-type="float">
            <text:p>208.4</text:p>
          </table:table-cell>
          <table:table-cell office:value-type="float" office:value="259.6" calcext:value-type="float">
            <text:p>259.6</text:p>
          </table:table-cell>
        </table:table-row>
        <table:table-row table:style-name="ro1">
          <table:table-cell office:value-type="float" office:value="6014481" calcext:value-type="float">
            <text:p>6014481</text:p>
          </table:table-cell>
          <table:table-cell table:formula="of:=[.A378]/1000/(60*60*24)" office:value-type="time" office:time-value="PT01H40M14.481S" calcext:value-type="time">
            <text:p>01:40:14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208.94" calcext:value-type="float">
            <text:p>208.94</text:p>
          </table:table-cell>
          <table:table-cell office:value-type="float" office:value="260.26" calcext:value-type="float">
            <text:p>260.26</text:p>
          </table:table-cell>
        </table:table-row>
        <table:table-row table:style-name="ro1">
          <table:table-cell office:value-type="float" office:value="6030481" calcext:value-type="float">
            <text:p>6030481</text:p>
          </table:table-cell>
          <table:table-cell table:formula="of:=[.A379]/1000/(60*60*24)" office:value-type="time" office:time-value="PT01H40M30.481S" calcext:value-type="time">
            <text:p>01:40:30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209.49" calcext:value-type="float">
            <text:p>209.49</text:p>
          </table:table-cell>
          <table:table-cell office:value-type="float" office:value="260.92" calcext:value-type="float">
            <text:p>260.92</text:p>
          </table:table-cell>
        </table:table-row>
        <table:table-row table:style-name="ro1">
          <table:table-cell office:value-type="float" office:value="6046481" calcext:value-type="float">
            <text:p>6046481</text:p>
          </table:table-cell>
          <table:table-cell table:formula="of:=[.A380]/1000/(60*60*24)" office:value-type="time" office:time-value="PT01H40M46.481S" calcext:value-type="time">
            <text:p>01:40:46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210.03" calcext:value-type="float">
            <text:p>210.03</text:p>
          </table:table-cell>
          <table:table-cell office:value-type="float" office:value="261.59" calcext:value-type="float">
            <text:p>261.59</text:p>
          </table:table-cell>
        </table:table-row>
        <table:table-row table:style-name="ro1">
          <table:table-cell office:value-type="float" office:value="6062481" calcext:value-type="float">
            <text:p>6062481</text:p>
          </table:table-cell>
          <table:table-cell table:formula="of:=[.A381]/1000/(60*60*24)" office:value-type="time" office:time-value="PT01H41M02.481S" calcext:value-type="time">
            <text:p>01:41:02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210.57" calcext:value-type="float">
            <text:p>210.57</text:p>
          </table:table-cell>
          <table:table-cell office:value-type="float" office:value="262.25" calcext:value-type="float">
            <text:p>262.25</text:p>
          </table:table-cell>
        </table:table-row>
        <table:table-row table:style-name="ro1">
          <table:table-cell office:value-type="float" office:value="6078481" calcext:value-type="float">
            <text:p>6078481</text:p>
          </table:table-cell>
          <table:table-cell table:formula="of:=[.A382]/1000/(60*60*24)" office:value-type="time" office:time-value="PT01H41M18.481S" calcext:value-type="time">
            <text:p>01:41:18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211.12" calcext:value-type="float">
            <text:p>211.12</text:p>
          </table:table-cell>
          <table:table-cell office:value-type="float" office:value="262.91" calcext:value-type="float">
            <text:p>262.91</text:p>
          </table:table-cell>
        </table:table-row>
        <table:table-row table:style-name="ro1">
          <table:table-cell office:value-type="float" office:value="6094481" calcext:value-type="float">
            <text:p>6094481</text:p>
          </table:table-cell>
          <table:table-cell table:formula="of:=[.A383]/1000/(60*60*24)" office:value-type="time" office:time-value="PT01H41M34.481S" calcext:value-type="time">
            <text:p>01:41:34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211.66" calcext:value-type="float">
            <text:p>211.66</text:p>
          </table:table-cell>
          <table:table-cell office:value-type="float" office:value="263.57" calcext:value-type="float">
            <text:p>263.57</text:p>
          </table:table-cell>
        </table:table-row>
        <table:table-row table:style-name="ro1">
          <table:table-cell office:value-type="float" office:value="6110481" calcext:value-type="float">
            <text:p>6110481</text:p>
          </table:table-cell>
          <table:table-cell table:formula="of:=[.A384]/1000/(60*60*24)" office:value-type="time" office:time-value="PT01H41M50.481S" calcext:value-type="time">
            <text:p>01:41:50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212.2" calcext:value-type="float">
            <text:p>212.2</text:p>
          </table:table-cell>
          <table:table-cell office:value-type="float" office:value="264.23" calcext:value-type="float">
            <text:p>264.23</text:p>
          </table:table-cell>
        </table:table-row>
        <table:table-row table:style-name="ro1">
          <table:table-cell office:value-type="float" office:value="6126481" calcext:value-type="float">
            <text:p>6126481</text:p>
          </table:table-cell>
          <table:table-cell table:formula="of:=[.A385]/1000/(60*60*24)" office:value-type="time" office:time-value="PT01H42M06.481S" calcext:value-type="time">
            <text:p>01:42:06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212.75" calcext:value-type="float">
            <text:p>212.75</text:p>
          </table:table-cell>
          <table:table-cell office:value-type="float" office:value="264.89" calcext:value-type="float">
            <text:p>264.89</text:p>
          </table:table-cell>
        </table:table-row>
        <table:table-row table:style-name="ro1">
          <table:table-cell office:value-type="float" office:value="6142481" calcext:value-type="float">
            <text:p>6142481</text:p>
          </table:table-cell>
          <table:table-cell table:formula="of:=[.A386]/1000/(60*60*24)" office:value-type="time" office:time-value="PT01H42M22.481S" calcext:value-type="time">
            <text:p>01:42:22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213.29" calcext:value-type="float">
            <text:p>213.29</text:p>
          </table:table-cell>
          <table:table-cell office:value-type="float" office:value="265.55" calcext:value-type="float">
            <text:p>265.55</text:p>
          </table:table-cell>
        </table:table-row>
        <table:table-row table:style-name="ro1">
          <table:table-cell office:value-type="float" office:value="6158481" calcext:value-type="float">
            <text:p>6158481</text:p>
          </table:table-cell>
          <table:table-cell table:formula="of:=[.A387]/1000/(60*60*24)" office:value-type="time" office:time-value="PT01H42M38.481S" calcext:value-type="time">
            <text:p>01:42:38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213.83" calcext:value-type="float">
            <text:p>213.83</text:p>
          </table:table-cell>
          <table:table-cell office:value-type="float" office:value="266.21" calcext:value-type="float">
            <text:p>266.21</text:p>
          </table:table-cell>
        </table:table-row>
        <table:table-row table:style-name="ro1">
          <table:table-cell office:value-type="float" office:value="6174481" calcext:value-type="float">
            <text:p>6174481</text:p>
          </table:table-cell>
          <table:table-cell table:formula="of:=[.A388]/1000/(60*60*24)" office:value-type="time" office:time-value="PT01H42M54.481S" calcext:value-type="time">
            <text:p>01:42:54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214.38" calcext:value-type="float">
            <text:p>214.38</text:p>
          </table:table-cell>
          <table:table-cell office:value-type="float" office:value="266.87" calcext:value-type="float">
            <text:p>266.87</text:p>
          </table:table-cell>
        </table:table-row>
        <table:table-row table:style-name="ro1">
          <table:table-cell office:value-type="float" office:value="6190481" calcext:value-type="float">
            <text:p>6190481</text:p>
          </table:table-cell>
          <table:table-cell table:formula="of:=[.A389]/1000/(60*60*24)" office:value-type="time" office:time-value="PT01H43M10.481S" calcext:value-type="time">
            <text:p>01:43:10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214.92" calcext:value-type="float">
            <text:p>214.92</text:p>
          </table:table-cell>
          <table:table-cell office:value-type="float" office:value="267.53" calcext:value-type="float">
            <text:p>267.53</text:p>
          </table:table-cell>
        </table:table-row>
        <table:table-row table:style-name="ro1">
          <table:table-cell office:value-type="float" office:value="6206481" calcext:value-type="float">
            <text:p>6206481</text:p>
          </table:table-cell>
          <table:table-cell table:formula="of:=[.A390]/1000/(60*60*24)" office:value-type="time" office:time-value="PT01H43M26.481S" calcext:value-type="time">
            <text:p>01:43:26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215.46" calcext:value-type="float">
            <text:p>215.46</text:p>
          </table:table-cell>
          <table:table-cell office:value-type="float" office:value="268.19" calcext:value-type="float">
            <text:p>268.19</text:p>
          </table:table-cell>
        </table:table-row>
        <table:table-row table:style-name="ro1">
          <table:table-cell office:value-type="float" office:value="6222481" calcext:value-type="float">
            <text:p>6222481</text:p>
          </table:table-cell>
          <table:table-cell table:formula="of:=[.A391]/1000/(60*60*24)" office:value-type="time" office:time-value="PT01H43M42.481S" calcext:value-type="time">
            <text:p>01:43:42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216.01" calcext:value-type="float">
            <text:p>216.01</text:p>
          </table:table-cell>
          <table:table-cell office:value-type="float" office:value="268.85" calcext:value-type="float">
            <text:p>268.85</text:p>
          </table:table-cell>
        </table:table-row>
        <table:table-row table:style-name="ro1">
          <table:table-cell office:value-type="float" office:value="6238481" calcext:value-type="float">
            <text:p>6238481</text:p>
          </table:table-cell>
          <table:table-cell table:formula="of:=[.A392]/1000/(60*60*24)" office:value-type="time" office:time-value="PT01H43M58.481S" calcext:value-type="time">
            <text:p>01:43:58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216.55" calcext:value-type="float">
            <text:p>216.55</text:p>
          </table:table-cell>
          <table:table-cell office:value-type="float" office:value="269.51" calcext:value-type="float">
            <text:p>269.51</text:p>
          </table:table-cell>
        </table:table-row>
        <table:table-row table:style-name="ro1">
          <table:table-cell office:value-type="float" office:value="6254481" calcext:value-type="float">
            <text:p>6254481</text:p>
          </table:table-cell>
          <table:table-cell table:formula="of:=[.A393]/1000/(60*60*24)" office:value-type="time" office:time-value="PT01H44M14.481S" calcext:value-type="time">
            <text:p>01:44:14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217.09" calcext:value-type="float">
            <text:p>217.09</text:p>
          </table:table-cell>
          <table:table-cell office:value-type="float" office:value="270.17" calcext:value-type="float">
            <text:p>270.17</text:p>
          </table:table-cell>
        </table:table-row>
        <table:table-row table:style-name="ro1">
          <table:table-cell office:value-type="float" office:value="6270481" calcext:value-type="float">
            <text:p>6270481</text:p>
          </table:table-cell>
          <table:table-cell table:formula="of:=[.A394]/1000/(60*60*24)" office:value-type="time" office:time-value="PT01H44M30.481S" calcext:value-type="time">
            <text:p>01:44:30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217.63" calcext:value-type="float">
            <text:p>217.63</text:p>
          </table:table-cell>
          <table:table-cell office:value-type="float" office:value="270.83" calcext:value-type="float">
            <text:p>270.83</text:p>
          </table:table-cell>
        </table:table-row>
        <table:table-row table:style-name="ro1">
          <table:table-cell office:value-type="float" office:value="6286481" calcext:value-type="float">
            <text:p>6286481</text:p>
          </table:table-cell>
          <table:table-cell table:formula="of:=[.A395]/1000/(60*60*24)" office:value-type="time" office:time-value="PT01H44M46.481S" calcext:value-type="time">
            <text:p>01:44:46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218.18" calcext:value-type="float">
            <text:p>218.18</text:p>
          </table:table-cell>
          <table:table-cell office:value-type="float" office:value="271.49" calcext:value-type="float">
            <text:p>271.49</text:p>
          </table:table-cell>
        </table:table-row>
        <table:table-row table:style-name="ro1">
          <table:table-cell office:value-type="float" office:value="6302481" calcext:value-type="float">
            <text:p>6302481</text:p>
          </table:table-cell>
          <table:table-cell table:formula="of:=[.A396]/1000/(60*60*24)" office:value-type="time" office:time-value="PT01H45M02.481S" calcext:value-type="time">
            <text:p>01:45:02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218.72" calcext:value-type="float">
            <text:p>218.72</text:p>
          </table:table-cell>
          <table:table-cell office:value-type="float" office:value="272.15" calcext:value-type="float">
            <text:p>272.15</text:p>
          </table:table-cell>
        </table:table-row>
        <table:table-row table:style-name="ro1">
          <table:table-cell office:value-type="float" office:value="6318481" calcext:value-type="float">
            <text:p>6318481</text:p>
          </table:table-cell>
          <table:table-cell table:formula="of:=[.A397]/1000/(60*60*24)" office:value-type="time" office:time-value="PT01H45M18.481S" calcext:value-type="time">
            <text:p>01:45:18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219.26" calcext:value-type="float">
            <text:p>219.26</text:p>
          </table:table-cell>
          <table:table-cell office:value-type="float" office:value="272.82" calcext:value-type="float">
            <text:p>272.82</text:p>
          </table:table-cell>
        </table:table-row>
        <table:table-row table:style-name="ro1">
          <table:table-cell office:value-type="float" office:value="6334481" calcext:value-type="float">
            <text:p>6334481</text:p>
          </table:table-cell>
          <table:table-cell table:formula="of:=[.A398]/1000/(60*60*24)" office:value-type="time" office:time-value="PT01H45M34.481S" calcext:value-type="time">
            <text:p>01:45:34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219.81" calcext:value-type="float">
            <text:p>219.81</text:p>
          </table:table-cell>
          <table:table-cell office:value-type="float" office:value="273.48" calcext:value-type="float">
            <text:p>273.48</text:p>
          </table:table-cell>
        </table:table-row>
        <table:table-row table:style-name="ro1">
          <table:table-cell office:value-type="float" office:value="6350481" calcext:value-type="float">
            <text:p>6350481</text:p>
          </table:table-cell>
          <table:table-cell table:formula="of:=[.A399]/1000/(60*60*24)" office:value-type="time" office:time-value="PT01H45M50.481S" calcext:value-type="time">
            <text:p>01:45:50</text:p>
          </table:table-cell>
          <table:table-cell office:value-type="float" office:value="1.21" calcext:value-type="float">
            <text:p>1.21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13" calcext:value-type="float">
            <text:p>148.13</text:p>
          </table:table-cell>
          <table:table-cell office:value-type="float" office:value="220.35" calcext:value-type="float">
            <text:p>220.35</text:p>
          </table:table-cell>
          <table:table-cell office:value-type="float" office:value="274.14" calcext:value-type="float">
            <text:p>274.14</text:p>
          </table:table-cell>
        </table:table-row>
        <table:table-row table:style-name="ro1">
          <table:table-cell office:value-type="float" office:value="6366481" calcext:value-type="float">
            <text:p>6366481</text:p>
          </table:table-cell>
          <table:table-cell table:formula="of:=[.A400]/1000/(60*60*24)" office:value-type="time" office:time-value="PT01H46M06.481S" calcext:value-type="time">
            <text:p>01:46:06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220.89" calcext:value-type="float">
            <text:p>220.89</text:p>
          </table:table-cell>
          <table:table-cell office:value-type="float" office:value="274.8" calcext:value-type="float">
            <text:p>274.8</text:p>
          </table:table-cell>
        </table:table-row>
        <table:table-row table:style-name="ro1">
          <table:table-cell office:value-type="float" office:value="6382481" calcext:value-type="float">
            <text:p>6382481</text:p>
          </table:table-cell>
          <table:table-cell table:formula="of:=[.A401]/1000/(60*60*24)" office:value-type="time" office:time-value="PT01H46M22.481S" calcext:value-type="time">
            <text:p>01:46:22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221.44" calcext:value-type="float">
            <text:p>221.44</text:p>
          </table:table-cell>
          <table:table-cell office:value-type="float" office:value="275.46" calcext:value-type="float">
            <text:p>275.46</text:p>
          </table:table-cell>
        </table:table-row>
        <table:table-row table:style-name="ro1">
          <table:table-cell office:value-type="float" office:value="6398481" calcext:value-type="float">
            <text:p>6398481</text:p>
          </table:table-cell>
          <table:table-cell table:formula="of:=[.A402]/1000/(60*60*24)" office:value-type="time" office:time-value="PT01H46M38.481S" calcext:value-type="time">
            <text:p>01:46:38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221.98" calcext:value-type="float">
            <text:p>221.98</text:p>
          </table:table-cell>
          <table:table-cell office:value-type="float" office:value="276.12" calcext:value-type="float">
            <text:p>276.12</text:p>
          </table:table-cell>
        </table:table-row>
        <table:table-row table:style-name="ro1">
          <table:table-cell office:value-type="float" office:value="6414481" calcext:value-type="float">
            <text:p>6414481</text:p>
          </table:table-cell>
          <table:table-cell table:formula="of:=[.A403]/1000/(60*60*24)" office:value-type="time" office:time-value="PT01H46M54.481S" calcext:value-type="time">
            <text:p>01:46:54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222.52" calcext:value-type="float">
            <text:p>222.52</text:p>
          </table:table-cell>
          <table:table-cell office:value-type="float" office:value="276.78" calcext:value-type="float">
            <text:p>276.78</text:p>
          </table:table-cell>
        </table:table-row>
        <table:table-row table:style-name="ro1">
          <table:table-cell office:value-type="float" office:value="6430481" calcext:value-type="float">
            <text:p>6430481</text:p>
          </table:table-cell>
          <table:table-cell table:formula="of:=[.A404]/1000/(60*60*24)" office:value-type="time" office:time-value="PT01H47M10.481S" calcext:value-type="time">
            <text:p>01:47:10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223.07" calcext:value-type="float">
            <text:p>223.07</text:p>
          </table:table-cell>
          <table:table-cell office:value-type="float" office:value="277.44" calcext:value-type="float">
            <text:p>277.44</text:p>
          </table:table-cell>
        </table:table-row>
        <table:table-row table:style-name="ro1">
          <table:table-cell office:value-type="float" office:value="6446481" calcext:value-type="float">
            <text:p>6446481</text:p>
          </table:table-cell>
          <table:table-cell table:formula="of:=[.A405]/1000/(60*60*24)" office:value-type="time" office:time-value="PT01H47M26.481S" calcext:value-type="time">
            <text:p>01:47:26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223.61" calcext:value-type="float">
            <text:p>223.61</text:p>
          </table:table-cell>
          <table:table-cell office:value-type="float" office:value="278.1" calcext:value-type="float">
            <text:p>278.1</text:p>
          </table:table-cell>
        </table:table-row>
        <table:table-row table:style-name="ro1">
          <table:table-cell office:value-type="float" office:value="6462481" calcext:value-type="float">
            <text:p>6462481</text:p>
          </table:table-cell>
          <table:table-cell table:formula="of:=[.A406]/1000/(60*60*24)" office:value-type="time" office:time-value="PT01H47M42.481S" calcext:value-type="time">
            <text:p>01:47:42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224.15" calcext:value-type="float">
            <text:p>224.15</text:p>
          </table:table-cell>
          <table:table-cell office:value-type="float" office:value="278.76" calcext:value-type="float">
            <text:p>278.76</text:p>
          </table:table-cell>
        </table:table-row>
        <table:table-row table:style-name="ro1">
          <table:table-cell office:value-type="float" office:value="6478481" calcext:value-type="float">
            <text:p>6478481</text:p>
          </table:table-cell>
          <table:table-cell table:formula="of:=[.A407]/1000/(60*60*24)" office:value-type="time" office:time-value="PT01H47M58.481S" calcext:value-type="time">
            <text:p>01:47:58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224.7" calcext:value-type="float">
            <text:p>224.7</text:p>
          </table:table-cell>
          <table:table-cell office:value-type="float" office:value="279.42" calcext:value-type="float">
            <text:p>279.42</text:p>
          </table:table-cell>
        </table:table-row>
        <table:table-row table:style-name="ro1">
          <table:table-cell office:value-type="float" office:value="6494481" calcext:value-type="float">
            <text:p>6494481</text:p>
          </table:table-cell>
          <table:table-cell table:formula="of:=[.A408]/1000/(60*60*24)" office:value-type="time" office:time-value="PT01H48M14.481S" calcext:value-type="time">
            <text:p>01:48:14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225.24" calcext:value-type="float">
            <text:p>225.24</text:p>
          </table:table-cell>
          <table:table-cell office:value-type="float" office:value="280.08" calcext:value-type="float">
            <text:p>280.08</text:p>
          </table:table-cell>
        </table:table-row>
        <table:table-row table:style-name="ro1">
          <table:table-cell office:value-type="float" office:value="6510481" calcext:value-type="float">
            <text:p>6510481</text:p>
          </table:table-cell>
          <table:table-cell table:formula="of:=[.A409]/1000/(60*60*24)" office:value-type="time" office:time-value="PT01H48M30.481S" calcext:value-type="time">
            <text:p>01:48:30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225.78" calcext:value-type="float">
            <text:p>225.78</text:p>
          </table:table-cell>
          <table:table-cell office:value-type="float" office:value="280.74" calcext:value-type="float">
            <text:p>280.74</text:p>
          </table:table-cell>
        </table:table-row>
        <table:table-row table:style-name="ro1">
          <table:table-cell office:value-type="float" office:value="6526481" calcext:value-type="float">
            <text:p>6526481</text:p>
          </table:table-cell>
          <table:table-cell table:formula="of:=[.A410]/1000/(60*60*24)" office:value-type="time" office:time-value="PT01H48M46.481S" calcext:value-type="time">
            <text:p>01:48:46</text:p>
          </table:table-cell>
          <table:table-cell office:value-type="float" office:value="1.21" calcext:value-type="float">
            <text:p>1.21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13" calcext:value-type="float">
            <text:p>148.13</text:p>
          </table:table-cell>
          <table:table-cell office:value-type="float" office:value="226.33" calcext:value-type="float">
            <text:p>226.33</text:p>
          </table:table-cell>
          <table:table-cell office:value-type="float" office:value="281.4" calcext:value-type="float">
            <text:p>281.4</text:p>
          </table:table-cell>
        </table:table-row>
        <table:table-row table:style-name="ro1">
          <table:table-cell office:value-type="float" office:value="6542481" calcext:value-type="float">
            <text:p>6542481</text:p>
          </table:table-cell>
          <table:table-cell table:formula="of:=[.A411]/1000/(60*60*24)" office:value-type="time" office:time-value="PT01H49M02.481S" calcext:value-type="time">
            <text:p>01:49:02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226.87" calcext:value-type="float">
            <text:p>226.87</text:p>
          </table:table-cell>
          <table:table-cell office:value-type="float" office:value="282.06" calcext:value-type="float">
            <text:p>282.06</text:p>
          </table:table-cell>
        </table:table-row>
        <table:table-row table:style-name="ro1">
          <table:table-cell office:value-type="float" office:value="6558481" calcext:value-type="float">
            <text:p>6558481</text:p>
          </table:table-cell>
          <table:table-cell table:formula="of:=[.A412]/1000/(60*60*24)" office:value-type="time" office:time-value="PT01H49M18.481S" calcext:value-type="time">
            <text:p>01:49:18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227.41" calcext:value-type="float">
            <text:p>227.41</text:p>
          </table:table-cell>
          <table:table-cell office:value-type="float" office:value="282.72" calcext:value-type="float">
            <text:p>282.72</text:p>
          </table:table-cell>
        </table:table-row>
        <table:table-row table:style-name="ro1">
          <table:table-cell office:value-type="float" office:value="6574481" calcext:value-type="float">
            <text:p>6574481</text:p>
          </table:table-cell>
          <table:table-cell table:formula="of:=[.A413]/1000/(60*60*24)" office:value-type="time" office:time-value="PT01H49M34.481S" calcext:value-type="time">
            <text:p>01:49:34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227.95" calcext:value-type="float">
            <text:p>227.95</text:p>
          </table:table-cell>
          <table:table-cell office:value-type="float" office:value="283.38" calcext:value-type="float">
            <text:p>283.38</text:p>
          </table:table-cell>
        </table:table-row>
        <table:table-row table:style-name="ro1">
          <table:table-cell office:value-type="float" office:value="6590481" calcext:value-type="float">
            <text:p>6590481</text:p>
          </table:table-cell>
          <table:table-cell table:formula="of:=[.A414]/1000/(60*60*24)" office:value-type="time" office:time-value="PT01H49M50.481S" calcext:value-type="time">
            <text:p>01:49:50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228.5" calcext:value-type="float">
            <text:p>228.5</text:p>
          </table:table-cell>
          <table:table-cell office:value-type="float" office:value="284.04" calcext:value-type="float">
            <text:p>284.04</text:p>
          </table:table-cell>
        </table:table-row>
        <table:table-row table:style-name="ro1">
          <table:table-cell office:value-type="float" office:value="6606481" calcext:value-type="float">
            <text:p>6606481</text:p>
          </table:table-cell>
          <table:table-cell table:formula="of:=[.A415]/1000/(60*60*24)" office:value-type="time" office:time-value="PT01H50M06.481S" calcext:value-type="time">
            <text:p>01:50:06</text:p>
          </table:table-cell>
          <table:table-cell office:value-type="float" office:value="1.21" calcext:value-type="float">
            <text:p>1.21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13" calcext:value-type="float">
            <text:p>148.13</text:p>
          </table:table-cell>
          <table:table-cell office:value-type="float" office:value="229.04" calcext:value-type="float">
            <text:p>229.04</text:p>
          </table:table-cell>
          <table:table-cell office:value-type="float" office:value="284.7" calcext:value-type="float">
            <text:p>284.7</text:p>
          </table:table-cell>
        </table:table-row>
        <table:table-row table:style-name="ro1">
          <table:table-cell office:value-type="float" office:value="6622481" calcext:value-type="float">
            <text:p>6622481</text:p>
          </table:table-cell>
          <table:table-cell table:formula="of:=[.A416]/1000/(60*60*24)" office:value-type="time" office:time-value="PT01H50M22.481S" calcext:value-type="time">
            <text:p>01:50:22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229.58" calcext:value-type="float">
            <text:p>229.58</text:p>
          </table:table-cell>
          <table:table-cell office:value-type="float" office:value="285.36" calcext:value-type="float">
            <text:p>285.36</text:p>
          </table:table-cell>
        </table:table-row>
        <table:table-row table:style-name="ro1">
          <table:table-cell office:value-type="float" office:value="6638481" calcext:value-type="float">
            <text:p>6638481</text:p>
          </table:table-cell>
          <table:table-cell table:formula="of:=[.A417]/1000/(60*60*24)" office:value-type="time" office:time-value="PT01H50M38.481S" calcext:value-type="time">
            <text:p>01:50:38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230.13" calcext:value-type="float">
            <text:p>230.13</text:p>
          </table:table-cell>
          <table:table-cell office:value-type="float" office:value="286.02" calcext:value-type="float">
            <text:p>286.02</text:p>
          </table:table-cell>
        </table:table-row>
        <table:table-row table:style-name="ro1">
          <table:table-cell office:value-type="float" office:value="6654481" calcext:value-type="float">
            <text:p>6654481</text:p>
          </table:table-cell>
          <table:table-cell table:formula="of:=[.A418]/1000/(60*60*24)" office:value-type="time" office:time-value="PT01H50M54.481S" calcext:value-type="time">
            <text:p>01:50:54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230.67" calcext:value-type="float">
            <text:p>230.67</text:p>
          </table:table-cell>
          <table:table-cell office:value-type="float" office:value="286.68" calcext:value-type="float">
            <text:p>286.68</text:p>
          </table:table-cell>
        </table:table-row>
        <table:table-row table:style-name="ro1">
          <table:table-cell office:value-type="float" office:value="6670481" calcext:value-type="float">
            <text:p>6670481</text:p>
          </table:table-cell>
          <table:table-cell table:formula="of:=[.A419]/1000/(60*60*24)" office:value-type="time" office:time-value="PT01H51M10.481S" calcext:value-type="time">
            <text:p>01:51:10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231.21" calcext:value-type="float">
            <text:p>231.21</text:p>
          </table:table-cell>
          <table:table-cell office:value-type="float" office:value="287.34" calcext:value-type="float">
            <text:p>287.34</text:p>
          </table:table-cell>
        </table:table-row>
        <table:table-row table:style-name="ro1">
          <table:table-cell office:value-type="float" office:value="6686481" calcext:value-type="float">
            <text:p>6686481</text:p>
          </table:table-cell>
          <table:table-cell table:formula="of:=[.A420]/1000/(60*60*24)" office:value-type="time" office:time-value="PT01H51M26.481S" calcext:value-type="time">
            <text:p>01:51:26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231.75" calcext:value-type="float">
            <text:p>231.75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6702481" calcext:value-type="float">
            <text:p>6702481</text:p>
          </table:table-cell>
          <table:table-cell table:formula="of:=[.A421]/1000/(60*60*24)" office:value-type="time" office:time-value="PT01H51M42.481S" calcext:value-type="time">
            <text:p>01:51:42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232.3" calcext:value-type="float">
            <text:p>232.3</text:p>
          </table:table-cell>
          <table:table-cell office:value-type="float" office:value="288.66" calcext:value-type="float">
            <text:p>288.66</text:p>
          </table:table-cell>
        </table:table-row>
        <table:table-row table:style-name="ro1">
          <table:table-cell office:value-type="float" office:value="6718481" calcext:value-type="float">
            <text:p>6718481</text:p>
          </table:table-cell>
          <table:table-cell table:formula="of:=[.A422]/1000/(60*60*24)" office:value-type="time" office:time-value="PT01H51M58.481S" calcext:value-type="time">
            <text:p>01:51:58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232.84" calcext:value-type="float">
            <text:p>232.84</text:p>
          </table:table-cell>
          <table:table-cell office:value-type="float" office:value="289.32" calcext:value-type="float">
            <text:p>289.32</text:p>
          </table:table-cell>
        </table:table-row>
        <table:table-row table:style-name="ro1">
          <table:table-cell office:value-type="float" office:value="6734481" calcext:value-type="float">
            <text:p>6734481</text:p>
          </table:table-cell>
          <table:table-cell table:formula="of:=[.A423]/1000/(60*60*24)" office:value-type="time" office:time-value="PT01H52M14.481S" calcext:value-type="time">
            <text:p>01:52:14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233.38" calcext:value-type="float">
            <text:p>233.38</text:p>
          </table:table-cell>
          <table:table-cell office:value-type="float" office:value="289.98" calcext:value-type="float">
            <text:p>289.98</text:p>
          </table:table-cell>
        </table:table-row>
        <table:table-row table:style-name="ro1">
          <table:table-cell office:value-type="float" office:value="6750481" calcext:value-type="float">
            <text:p>6750481</text:p>
          </table:table-cell>
          <table:table-cell table:formula="of:=[.A424]/1000/(60*60*24)" office:value-type="time" office:time-value="PT01H52M30.481S" calcext:value-type="time">
            <text:p>01:52:30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233.93" calcext:value-type="float">
            <text:p>233.93</text:p>
          </table:table-cell>
          <table:table-cell office:value-type="float" office:value="290.64" calcext:value-type="float">
            <text:p>290.64</text:p>
          </table:table-cell>
        </table:table-row>
        <table:table-row table:style-name="ro1">
          <table:table-cell office:value-type="float" office:value="6766481" calcext:value-type="float">
            <text:p>6766481</text:p>
          </table:table-cell>
          <table:table-cell table:formula="of:=[.A425]/1000/(60*60*24)" office:value-type="time" office:time-value="PT01H52M46.481S" calcext:value-type="time">
            <text:p>01:52:46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234.47" calcext:value-type="float">
            <text:p>234.47</text:p>
          </table:table-cell>
          <table:table-cell office:value-type="float" office:value="291.3" calcext:value-type="float">
            <text:p>291.3</text:p>
          </table:table-cell>
        </table:table-row>
        <table:table-row table:style-name="ro1">
          <table:table-cell office:value-type="float" office:value="6782481" calcext:value-type="float">
            <text:p>6782481</text:p>
          </table:table-cell>
          <table:table-cell table:formula="of:=[.A426]/1000/(60*60*24)" office:value-type="time" office:time-value="PT01H53M02.481S" calcext:value-type="time">
            <text:p>01:53:02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235.01" calcext:value-type="float">
            <text:p>235.01</text:p>
          </table:table-cell>
          <table:table-cell office:value-type="float" office:value="291.96" calcext:value-type="float">
            <text:p>291.96</text:p>
          </table:table-cell>
        </table:table-row>
        <table:table-row table:style-name="ro1">
          <table:table-cell office:value-type="float" office:value="6798481" calcext:value-type="float">
            <text:p>6798481</text:p>
          </table:table-cell>
          <table:table-cell table:formula="of:=[.A427]/1000/(60*60*24)" office:value-type="time" office:time-value="PT01H53M18.481S" calcext:value-type="time">
            <text:p>01:53:18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235.55" calcext:value-type="float">
            <text:p>235.55</text:p>
          </table:table-cell>
          <table:table-cell office:value-type="float" office:value="292.62" calcext:value-type="float">
            <text:p>292.62</text:p>
          </table:table-cell>
        </table:table-row>
        <table:table-row table:style-name="ro1">
          <table:table-cell office:value-type="float" office:value="6814481" calcext:value-type="float">
            <text:p>6814481</text:p>
          </table:table-cell>
          <table:table-cell table:formula="of:=[.A428]/1000/(60*60*24)" office:value-type="time" office:time-value="PT01H53M34.481S" calcext:value-type="time">
            <text:p>01:53:34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236.1" calcext:value-type="float">
            <text:p>236.1</text:p>
          </table:table-cell>
          <table:table-cell office:value-type="float" office:value="293.27" calcext:value-type="float">
            <text:p>293.27</text:p>
          </table:table-cell>
        </table:table-row>
        <table:table-row table:style-name="ro1">
          <table:table-cell office:value-type="float" office:value="6830481" calcext:value-type="float">
            <text:p>6830481</text:p>
          </table:table-cell>
          <table:table-cell table:formula="of:=[.A429]/1000/(60*60*24)" office:value-type="time" office:time-value="PT01H53M50.481S" calcext:value-type="time">
            <text:p>01:53:50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236.64" calcext:value-type="float">
            <text:p>236.64</text:p>
          </table:table-cell>
          <table:table-cell office:value-type="float" office:value="293.93" calcext:value-type="float">
            <text:p>293.93</text:p>
          </table:table-cell>
        </table:table-row>
        <table:table-row table:style-name="ro1">
          <table:table-cell office:value-type="float" office:value="6846481" calcext:value-type="float">
            <text:p>6846481</text:p>
          </table:table-cell>
          <table:table-cell table:formula="of:=[.A430]/1000/(60*60*24)" office:value-type="time" office:time-value="PT01H54M06.481S" calcext:value-type="time">
            <text:p>01:54:06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237.18" calcext:value-type="float">
            <text:p>237.18</text:p>
          </table:table-cell>
          <table:table-cell office:value-type="float" office:value="294.59" calcext:value-type="float">
            <text:p>294.59</text:p>
          </table:table-cell>
        </table:table-row>
        <table:table-row table:style-name="ro1">
          <table:table-cell office:value-type="float" office:value="6862481" calcext:value-type="float">
            <text:p>6862481</text:p>
          </table:table-cell>
          <table:table-cell table:formula="of:=[.A431]/1000/(60*60*24)" office:value-type="time" office:time-value="PT01H54M22.481S" calcext:value-type="time">
            <text:p>01:54:22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237.73" calcext:value-type="float">
            <text:p>237.73</text:p>
          </table:table-cell>
          <table:table-cell office:value-type="float" office:value="295.25" calcext:value-type="float">
            <text:p>295.25</text:p>
          </table:table-cell>
        </table:table-row>
        <table:table-row table:style-name="ro1">
          <table:table-cell office:value-type="float" office:value="6878481" calcext:value-type="float">
            <text:p>6878481</text:p>
          </table:table-cell>
          <table:table-cell table:formula="of:=[.A432]/1000/(60*60*24)" office:value-type="time" office:time-value="PT01H54M38.481S" calcext:value-type="time">
            <text:p>01:54:38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238.27" calcext:value-type="float">
            <text:p>238.27</text:p>
          </table:table-cell>
          <table:table-cell office:value-type="float" office:value="295.91" calcext:value-type="float">
            <text:p>295.91</text:p>
          </table:table-cell>
        </table:table-row>
        <table:table-row table:style-name="ro1">
          <table:table-cell office:value-type="float" office:value="6894481" calcext:value-type="float">
            <text:p>6894481</text:p>
          </table:table-cell>
          <table:table-cell table:formula="of:=[.A433]/1000/(60*60*24)" office:value-type="time" office:time-value="PT01H54M54.481S" calcext:value-type="time">
            <text:p>01:54:54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238.81" calcext:value-type="float">
            <text:p>238.81</text:p>
          </table:table-cell>
          <table:table-cell office:value-type="float" office:value="296.57" calcext:value-type="float">
            <text:p>296.57</text:p>
          </table:table-cell>
        </table:table-row>
        <table:table-row table:style-name="ro1">
          <table:table-cell office:value-type="float" office:value="6910481" calcext:value-type="float">
            <text:p>6910481</text:p>
          </table:table-cell>
          <table:table-cell table:formula="of:=[.A434]/1000/(60*60*24)" office:value-type="time" office:time-value="PT01H55M10.481S" calcext:value-type="time">
            <text:p>01:55:10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239.35" calcext:value-type="float">
            <text:p>239.35</text:p>
          </table:table-cell>
          <table:table-cell office:value-type="float" office:value="297.23" calcext:value-type="float">
            <text:p>297.23</text:p>
          </table:table-cell>
        </table:table-row>
        <table:table-row table:style-name="ro1">
          <table:table-cell office:value-type="float" office:value="6926481" calcext:value-type="float">
            <text:p>6926481</text:p>
          </table:table-cell>
          <table:table-cell table:formula="of:=[.A435]/1000/(60*60*24)" office:value-type="time" office:time-value="PT01H55M26.481S" calcext:value-type="time">
            <text:p>01:55:26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239.9" calcext:value-type="float">
            <text:p>239.9</text:p>
          </table:table-cell>
          <table:table-cell office:value-type="float" office:value="297.89" calcext:value-type="float">
            <text:p>297.89</text:p>
          </table:table-cell>
        </table:table-row>
        <table:table-row table:style-name="ro1">
          <table:table-cell office:value-type="float" office:value="6942481" calcext:value-type="float">
            <text:p>6942481</text:p>
          </table:table-cell>
          <table:table-cell table:formula="of:=[.A436]/1000/(60*60*24)" office:value-type="time" office:time-value="PT01H55M42.481S" calcext:value-type="time">
            <text:p>01:55:42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240.44" calcext:value-type="float">
            <text:p>240.44</text:p>
          </table:table-cell>
          <table:table-cell office:value-type="float" office:value="298.55" calcext:value-type="float">
            <text:p>298.55</text:p>
          </table:table-cell>
        </table:table-row>
        <table:table-row table:style-name="ro1">
          <table:table-cell office:value-type="float" office:value="6958481" calcext:value-type="float">
            <text:p>6958481</text:p>
          </table:table-cell>
          <table:table-cell table:formula="of:=[.A437]/1000/(60*60*24)" office:value-type="time" office:time-value="PT01H55M58.481S" calcext:value-type="time">
            <text:p>01:55:58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240.98" calcext:value-type="float">
            <text:p>240.98</text:p>
          </table:table-cell>
          <table:table-cell office:value-type="float" office:value="299.21" calcext:value-type="float">
            <text:p>299.21</text:p>
          </table:table-cell>
        </table:table-row>
        <table:table-row table:style-name="ro1">
          <table:table-cell office:value-type="float" office:value="6974481" calcext:value-type="float">
            <text:p>6974481</text:p>
          </table:table-cell>
          <table:table-cell table:formula="of:=[.A438]/1000/(60*60*24)" office:value-type="time" office:time-value="PT01H56M14.481S" calcext:value-type="time">
            <text:p>01:56:14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241.53" calcext:value-type="float">
            <text:p>241.53</text:p>
          </table:table-cell>
          <table:table-cell office:value-type="float" office:value="299.87" calcext:value-type="float">
            <text:p>299.87</text:p>
          </table:table-cell>
        </table:table-row>
        <table:table-row table:style-name="ro1">
          <table:table-cell office:value-type="float" office:value="6990481" calcext:value-type="float">
            <text:p>6990481</text:p>
          </table:table-cell>
          <table:table-cell table:formula="of:=[.A439]/1000/(60*60*24)" office:value-type="time" office:time-value="PT01H56M30.481S" calcext:value-type="time">
            <text:p>01:56:30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242.07" calcext:value-type="float">
            <text:p>242.07</text:p>
          </table:table-cell>
          <table:table-cell office:value-type="float" office:value="300.53" calcext:value-type="float">
            <text:p>300.53</text:p>
          </table:table-cell>
        </table:table-row>
        <table:table-row table:style-name="ro1">
          <table:table-cell office:value-type="float" office:value="7006481" calcext:value-type="float">
            <text:p>7006481</text:p>
          </table:table-cell>
          <table:table-cell table:formula="of:=[.A440]/1000/(60*60*24)" office:value-type="time" office:time-value="PT01H56M46.481S" calcext:value-type="time">
            <text:p>01:56:46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242.61" calcext:value-type="float">
            <text:p>242.61</text:p>
          </table:table-cell>
          <table:table-cell office:value-type="float" office:value="301.19" calcext:value-type="float">
            <text:p>301.19</text:p>
          </table:table-cell>
        </table:table-row>
        <table:table-row table:style-name="ro1">
          <table:table-cell office:value-type="float" office:value="7022481" calcext:value-type="float">
            <text:p>7022481</text:p>
          </table:table-cell>
          <table:table-cell table:formula="of:=[.A441]/1000/(60*60*24)" office:value-type="time" office:time-value="PT01H57M02.481S" calcext:value-type="time">
            <text:p>01:57:02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243.15" calcext:value-type="float">
            <text:p>243.15</text:p>
          </table:table-cell>
          <table:table-cell office:value-type="float" office:value="301.85" calcext:value-type="float">
            <text:p>301.85</text:p>
          </table:table-cell>
        </table:table-row>
        <table:table-row table:style-name="ro1">
          <table:table-cell office:value-type="float" office:value="7038481" calcext:value-type="float">
            <text:p>7038481</text:p>
          </table:table-cell>
          <table:table-cell table:formula="of:=[.A442]/1000/(60*60*24)" office:value-type="time" office:time-value="PT01H57M18.481S" calcext:value-type="time">
            <text:p>01:57:18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243.7" calcext:value-type="float">
            <text:p>243.7</text:p>
          </table:table-cell>
          <table:table-cell office:value-type="float" office:value="302.51" calcext:value-type="float">
            <text:p>302.51</text:p>
          </table:table-cell>
        </table:table-row>
        <table:table-row table:style-name="ro1">
          <table:table-cell office:value-type="float" office:value="7054481" calcext:value-type="float">
            <text:p>7054481</text:p>
          </table:table-cell>
          <table:table-cell table:formula="of:=[.A443]/1000/(60*60*24)" office:value-type="time" office:time-value="PT01H57M34.481S" calcext:value-type="time">
            <text:p>01:57:34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244.24" calcext:value-type="float">
            <text:p>244.24</text:p>
          </table:table-cell>
          <table:table-cell office:value-type="float" office:value="303.17" calcext:value-type="float">
            <text:p>303.17</text:p>
          </table:table-cell>
        </table:table-row>
        <table:table-row table:style-name="ro1">
          <table:table-cell office:value-type="float" office:value="7070481" calcext:value-type="float">
            <text:p>7070481</text:p>
          </table:table-cell>
          <table:table-cell table:formula="of:=[.A444]/1000/(60*60*24)" office:value-type="time" office:time-value="PT01H57M50.481S" calcext:value-type="time">
            <text:p>01:57:50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244.78" calcext:value-type="float">
            <text:p>244.78</text:p>
          </table:table-cell>
          <table:table-cell office:value-type="float" office:value="303.83" calcext:value-type="float">
            <text:p>303.83</text:p>
          </table:table-cell>
        </table:table-row>
        <table:table-row table:style-name="ro1">
          <table:table-cell office:value-type="float" office:value="7086481" calcext:value-type="float">
            <text:p>7086481</text:p>
          </table:table-cell>
          <table:table-cell table:formula="of:=[.A445]/1000/(60*60*24)" office:value-type="time" office:time-value="PT01H58M06.481S" calcext:value-type="time">
            <text:p>01:58:06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245.32" calcext:value-type="float">
            <text:p>245.32</text:p>
          </table:table-cell>
          <table:table-cell office:value-type="float" office:value="304.49" calcext:value-type="float">
            <text:p>304.49</text:p>
          </table:table-cell>
        </table:table-row>
        <table:table-row table:style-name="ro1">
          <table:table-cell office:value-type="float" office:value="7102481" calcext:value-type="float">
            <text:p>7102481</text:p>
          </table:table-cell>
          <table:table-cell table:formula="of:=[.A446]/1000/(60*60*24)" office:value-type="time" office:time-value="PT01H58M22.481S" calcext:value-type="time">
            <text:p>01:58:22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245.87" calcext:value-type="float">
            <text:p>245.87</text:p>
          </table:table-cell>
          <table:table-cell office:value-type="float" office:value="305.15" calcext:value-type="float">
            <text:p>305.15</text:p>
          </table:table-cell>
        </table:table-row>
        <table:table-row table:style-name="ro1">
          <table:table-cell office:value-type="float" office:value="7118481" calcext:value-type="float">
            <text:p>7118481</text:p>
          </table:table-cell>
          <table:table-cell table:formula="of:=[.A447]/1000/(60*60*24)" office:value-type="time" office:time-value="PT01H58M38.481S" calcext:value-type="time">
            <text:p>01:58:38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246.41" calcext:value-type="float">
            <text:p>246.41</text:p>
          </table:table-cell>
          <table:table-cell office:value-type="float" office:value="305.8" calcext:value-type="float">
            <text:p>305.8</text:p>
          </table:table-cell>
        </table:table-row>
        <table:table-row table:style-name="ro1">
          <table:table-cell office:value-type="float" office:value="7134481" calcext:value-type="float">
            <text:p>7134481</text:p>
          </table:table-cell>
          <table:table-cell table:formula="of:=[.A448]/1000/(60*60*24)" office:value-type="time" office:time-value="PT01H58M54.481S" calcext:value-type="time">
            <text:p>01:58:54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246.95" calcext:value-type="float">
            <text:p>246.95</text:p>
          </table:table-cell>
          <table:table-cell office:value-type="float" office:value="306.46" calcext:value-type="float">
            <text:p>306.46</text:p>
          </table:table-cell>
        </table:table-row>
        <table:table-row table:style-name="ro1">
          <table:table-cell office:value-type="float" office:value="7150481" calcext:value-type="float">
            <text:p>7150481</text:p>
          </table:table-cell>
          <table:table-cell table:formula="of:=[.A449]/1000/(60*60*24)" office:value-type="time" office:time-value="PT01H59M10.481S" calcext:value-type="time">
            <text:p>01:59:10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247.49" calcext:value-type="float">
            <text:p>247.49</text:p>
          </table:table-cell>
          <table:table-cell office:value-type="float" office:value="307.12" calcext:value-type="float">
            <text:p>307.12</text:p>
          </table:table-cell>
        </table:table-row>
        <table:table-row table:style-name="ro1">
          <table:table-cell office:value-type="float" office:value="7166481" calcext:value-type="float">
            <text:p>7166481</text:p>
          </table:table-cell>
          <table:table-cell table:formula="of:=[.A450]/1000/(60*60*24)" office:value-type="time" office:time-value="PT01H59M26.481S" calcext:value-type="time">
            <text:p>01:59:26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248.04" calcext:value-type="float">
            <text:p>248.04</text:p>
          </table:table-cell>
          <table:table-cell office:value-type="float" office:value="307.78" calcext:value-type="float">
            <text:p>307.78</text:p>
          </table:table-cell>
        </table:table-row>
        <table:table-row table:style-name="ro1">
          <table:table-cell office:value-type="float" office:value="7182481" calcext:value-type="float">
            <text:p>7182481</text:p>
          </table:table-cell>
          <table:table-cell table:formula="of:=[.A451]/1000/(60*60*24)" office:value-type="time" office:time-value="PT01H59M42.481S" calcext:value-type="time">
            <text:p>01:59:42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48.58" calcext:value-type="float">
            <text:p>248.58</text:p>
          </table:table-cell>
          <table:table-cell office:value-type="float" office:value="308.44" calcext:value-type="float">
            <text:p>308.44</text:p>
          </table:table-cell>
        </table:table-row>
        <table:table-row table:style-name="ro1">
          <table:table-cell office:value-type="float" office:value="7198481" calcext:value-type="float">
            <text:p>7198481</text:p>
          </table:table-cell>
          <table:table-cell table:formula="of:=[.A452]/1000/(60*60*24)" office:value-type="time" office:time-value="PT01H59M58.481S" calcext:value-type="time">
            <text:p>01:59:58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249.12" calcext:value-type="float">
            <text:p>249.12</text:p>
          </table:table-cell>
          <table:table-cell office:value-type="float" office:value="309.1" calcext:value-type="float">
            <text:p>309.1</text:p>
          </table:table-cell>
        </table:table-row>
        <table:table-row table:style-name="ro1">
          <table:table-cell office:value-type="float" office:value="7214481" calcext:value-type="float">
            <text:p>7214481</text:p>
          </table:table-cell>
          <table:table-cell table:formula="of:=[.A453]/1000/(60*60*24)" office:value-type="time" office:time-value="PT02H00M14.481S" calcext:value-type="time">
            <text:p>02:00:14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249.67" calcext:value-type="float">
            <text:p>249.67</text:p>
          </table:table-cell>
          <table:table-cell office:value-type="float" office:value="309.76" calcext:value-type="float">
            <text:p>309.76</text:p>
          </table:table-cell>
        </table:table-row>
        <table:table-row table:style-name="ro1">
          <table:table-cell office:value-type="float" office:value="7230481" calcext:value-type="float">
            <text:p>7230481</text:p>
          </table:table-cell>
          <table:table-cell table:formula="of:=[.A454]/1000/(60*60*24)" office:value-type="time" office:time-value="PT02H00M30.481S" calcext:value-type="time">
            <text:p>02:00:30</text:p>
          </table:table-cell>
          <table:table-cell office:value-type="float" office:value="1.22" calcext:value-type="float">
            <text:p>1.22</text:p>
          </table:table-cell>
          <table:table-cell office:value-type="float" office:value="122" calcext:value-type="float">
            <text:p>122</text:p>
          </table:table-cell>
          <table:table-cell office:value-type="float" office:value="148.38" calcext:value-type="float">
            <text:p>148.38</text:p>
          </table:table-cell>
          <table:table-cell office:value-type="float" office:value="250.21" calcext:value-type="float">
            <text:p>250.21</text:p>
          </table:table-cell>
          <table:table-cell office:value-type="float" office:value="310.42" calcext:value-type="float">
            <text:p>310.42</text:p>
          </table:table-cell>
        </table:table-row>
        <table:table-row table:style-name="ro1">
          <table:table-cell office:value-type="float" office:value="7246481" calcext:value-type="float">
            <text:p>7246481</text:p>
          </table:table-cell>
          <table:table-cell table:formula="of:=[.A455]/1000/(60*60*24)" office:value-type="time" office:time-value="PT02H00M46.481S" calcext:value-type="time">
            <text:p>02:00:46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250.75" calcext:value-type="float">
            <text:p>250.75</text:p>
          </table:table-cell>
          <table:table-cell office:value-type="float" office:value="311.08" calcext:value-type="float">
            <text:p>311.08</text:p>
          </table:table-cell>
        </table:table-row>
        <table:table-row table:style-name="ro1">
          <table:table-cell office:value-type="float" office:value="7262481" calcext:value-type="float">
            <text:p>7262481</text:p>
          </table:table-cell>
          <table:table-cell table:formula="of:=[.A456]/1000/(60*60*24)" office:value-type="time" office:time-value="PT02H01M02.481S" calcext:value-type="time">
            <text:p>02:01:02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51.29" calcext:value-type="float">
            <text:p>251.29</text:p>
          </table:table-cell>
          <table:table-cell office:value-type="float" office:value="311.74" calcext:value-type="float">
            <text:p>311.74</text:p>
          </table:table-cell>
        </table:table-row>
        <table:table-row table:style-name="ro1">
          <table:table-cell office:value-type="float" office:value="7278481" calcext:value-type="float">
            <text:p>7278481</text:p>
          </table:table-cell>
          <table:table-cell table:formula="of:=[.A457]/1000/(60*60*24)" office:value-type="time" office:time-value="PT02H01M18.481S" calcext:value-type="time">
            <text:p>02:01:18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251.84" calcext:value-type="float">
            <text:p>251.84</text:p>
          </table:table-cell>
          <table:table-cell office:value-type="float" office:value="312.4" calcext:value-type="float">
            <text:p>312.4</text:p>
          </table:table-cell>
        </table:table-row>
        <table:table-row table:style-name="ro1">
          <table:table-cell office:value-type="float" office:value="7294481" calcext:value-type="float">
            <text:p>7294481</text:p>
          </table:table-cell>
          <table:table-cell table:formula="of:=[.A458]/1000/(60*60*24)" office:value-type="time" office:time-value="PT02H01M34.481S" calcext:value-type="time">
            <text:p>02:01:34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52.38" calcext:value-type="float">
            <text:p>252.38</text:p>
          </table:table-cell>
          <table:table-cell office:value-type="float" office:value="313.06" calcext:value-type="float">
            <text:p>313.06</text:p>
          </table:table-cell>
        </table:table-row>
        <table:table-row table:style-name="ro1">
          <table:table-cell office:value-type="float" office:value="7310481" calcext:value-type="float">
            <text:p>7310481</text:p>
          </table:table-cell>
          <table:table-cell table:formula="of:=[.A459]/1000/(60*60*24)" office:value-type="time" office:time-value="PT02H01M50.481S" calcext:value-type="time">
            <text:p>02:01:50</text:p>
          </table:table-cell>
          <table:table-cell office:value-type="float" office:value="1.22" calcext:value-type="float">
            <text:p>1.22</text:p>
          </table:table-cell>
          <table:table-cell office:value-type="float" office:value="122" calcext:value-type="float">
            <text:p>122</text:p>
          </table:table-cell>
          <table:table-cell office:value-type="float" office:value="148.38" calcext:value-type="float">
            <text:p>148.38</text:p>
          </table:table-cell>
          <table:table-cell office:value-type="float" office:value="252.92" calcext:value-type="float">
            <text:p>252.92</text:p>
          </table:table-cell>
          <table:table-cell office:value-type="float" office:value="313.72" calcext:value-type="float">
            <text:p>313.72</text:p>
          </table:table-cell>
        </table:table-row>
        <table:table-row table:style-name="ro1">
          <table:table-cell office:value-type="float" office:value="7326481" calcext:value-type="float">
            <text:p>7326481</text:p>
          </table:table-cell>
          <table:table-cell table:formula="of:=[.A460]/1000/(60*60*24)" office:value-type="time" office:time-value="PT02H02M06.481S" calcext:value-type="time">
            <text:p>02:02:06</text:p>
          </table:table-cell>
          <table:table-cell office:value-type="float" office:value="1.22" calcext:value-type="float">
            <text:p>1.22</text:p>
          </table:table-cell>
          <table:table-cell office:value-type="float" office:value="122" calcext:value-type="float">
            <text:p>122</text:p>
          </table:table-cell>
          <table:table-cell office:value-type="float" office:value="148.38" calcext:value-type="float">
            <text:p>148.38</text:p>
          </table:table-cell>
          <table:table-cell office:value-type="float" office:value="253.46" calcext:value-type="float">
            <text:p>253.46</text:p>
          </table:table-cell>
          <table:table-cell office:value-type="float" office:value="314.38" calcext:value-type="float">
            <text:p>314.38</text:p>
          </table:table-cell>
        </table:table-row>
        <table:table-row table:style-name="ro1">
          <table:table-cell office:value-type="float" office:value="7342481" calcext:value-type="float">
            <text:p>7342481</text:p>
          </table:table-cell>
          <table:table-cell table:formula="of:=[.A461]/1000/(60*60*24)" office:value-type="time" office:time-value="PT02H02M22.481S" calcext:value-type="time">
            <text:p>02:02:22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54.01" calcext:value-type="float">
            <text:p>254.01</text:p>
          </table:table-cell>
          <table:table-cell office:value-type="float" office:value="315.04" calcext:value-type="float">
            <text:p>315.04</text:p>
          </table:table-cell>
        </table:table-row>
        <table:table-row table:style-name="ro1">
          <table:table-cell office:value-type="float" office:value="7358481" calcext:value-type="float">
            <text:p>7358481</text:p>
          </table:table-cell>
          <table:table-cell table:formula="of:=[.A462]/1000/(60*60*24)" office:value-type="time" office:time-value="PT02H02M38.481S" calcext:value-type="time">
            <text:p>02:02:38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254.55" calcext:value-type="float">
            <text:p>254.55</text:p>
          </table:table-cell>
          <table:table-cell office:value-type="float" office:value="315.69" calcext:value-type="float">
            <text:p>315.69</text:p>
          </table:table-cell>
        </table:table-row>
        <table:table-row table:style-name="ro1">
          <table:table-cell office:value-type="float" office:value="7374481" calcext:value-type="float">
            <text:p>7374481</text:p>
          </table:table-cell>
          <table:table-cell table:formula="of:=[.A463]/1000/(60*60*24)" office:value-type="time" office:time-value="PT02H02M54.481S" calcext:value-type="time">
            <text:p>02:02:54</text:p>
          </table:table-cell>
          <table:table-cell office:value-type="float" office:value="1.22" calcext:value-type="float">
            <text:p>1.22</text:p>
          </table:table-cell>
          <table:table-cell office:value-type="float" office:value="122" calcext:value-type="float">
            <text:p>122</text:p>
          </table:table-cell>
          <table:table-cell office:value-type="float" office:value="148.38" calcext:value-type="float">
            <text:p>148.38</text:p>
          </table:table-cell>
          <table:table-cell office:value-type="float" office:value="255.09" calcext:value-type="float">
            <text:p>255.09</text:p>
          </table:table-cell>
          <table:table-cell office:value-type="float" office:value="316.35" calcext:value-type="float">
            <text:p>316.35</text:p>
          </table:table-cell>
        </table:table-row>
        <table:table-row table:style-name="ro1">
          <table:table-cell office:value-type="float" office:value="7390481" calcext:value-type="float">
            <text:p>7390481</text:p>
          </table:table-cell>
          <table:table-cell table:formula="of:=[.A464]/1000/(60*60*24)" office:value-type="time" office:time-value="PT02H03M10.481S" calcext:value-type="time">
            <text:p>02:03:10</text:p>
          </table:table-cell>
          <table:table-cell office:value-type="float" office:value="1.22" calcext:value-type="float">
            <text:p>1.22</text:p>
          </table:table-cell>
          <table:table-cell office:value-type="float" office:value="122" calcext:value-type="float">
            <text:p>122</text:p>
          </table:table-cell>
          <table:table-cell office:value-type="float" office:value="148.38" calcext:value-type="float">
            <text:p>148.38</text:p>
          </table:table-cell>
          <table:table-cell office:value-type="float" office:value="255.63" calcext:value-type="float">
            <text:p>255.63</text:p>
          </table:table-cell>
          <table:table-cell office:value-type="float" office:value="317.01" calcext:value-type="float">
            <text:p>317.01</text:p>
          </table:table-cell>
        </table:table-row>
        <table:table-row table:style-name="ro1">
          <table:table-cell office:value-type="float" office:value="7406481" calcext:value-type="float">
            <text:p>7406481</text:p>
          </table:table-cell>
          <table:table-cell table:formula="of:=[.A465]/1000/(60*60*24)" office:value-type="time" office:time-value="PT02H03M26.481S" calcext:value-type="time">
            <text:p>02:03:26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256.18" calcext:value-type="float">
            <text:p>256.18</text:p>
          </table:table-cell>
          <table:table-cell office:value-type="float" office:value="317.67" calcext:value-type="float">
            <text:p>317.67</text:p>
          </table:table-cell>
        </table:table-row>
        <table:table-row table:style-name="ro1">
          <table:table-cell office:value-type="float" office:value="7422481" calcext:value-type="float">
            <text:p>7422481</text:p>
          </table:table-cell>
          <table:table-cell table:formula="of:=[.A466]/1000/(60*60*24)" office:value-type="time" office:time-value="PT02H03M42.481S" calcext:value-type="time">
            <text:p>02:03:42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256.72" calcext:value-type="float">
            <text:p>256.72</text:p>
          </table:table-cell>
          <table:table-cell office:value-type="float" office:value="318.33" calcext:value-type="float">
            <text:p>318.33</text:p>
          </table:table-cell>
        </table:table-row>
        <table:table-row table:style-name="ro1">
          <table:table-cell office:value-type="float" office:value="7438481" calcext:value-type="float">
            <text:p>7438481</text:p>
          </table:table-cell>
          <table:table-cell table:formula="of:=[.A467]/1000/(60*60*24)" office:value-type="time" office:time-value="PT02H03M58.481S" calcext:value-type="time">
            <text:p>02:03:58</text:p>
          </table:table-cell>
          <table:table-cell office:value-type="float" office:value="1.22" calcext:value-type="float">
            <text:p>1.22</text:p>
          </table:table-cell>
          <table:table-cell office:value-type="float" office:value="122" calcext:value-type="float">
            <text:p>122</text:p>
          </table:table-cell>
          <table:table-cell office:value-type="float" office:value="148.38" calcext:value-type="float">
            <text:p>148.38</text:p>
          </table:table-cell>
          <table:table-cell office:value-type="float" office:value="257.26" calcext:value-type="float">
            <text:p>257.26</text:p>
          </table:table-cell>
          <table:table-cell office:value-type="float" office:value="318.99" calcext:value-type="float">
            <text:p>318.99</text:p>
          </table:table-cell>
        </table:table-row>
        <table:table-row table:style-name="ro1">
          <table:table-cell office:value-type="float" office:value="7454481" calcext:value-type="float">
            <text:p>7454481</text:p>
          </table:table-cell>
          <table:table-cell table:formula="of:=[.A468]/1000/(60*60*24)" office:value-type="time" office:time-value="PT02H04M14.481S" calcext:value-type="time">
            <text:p>02:04:14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57.8" calcext:value-type="float">
            <text:p>257.8</text:p>
          </table:table-cell>
          <table:table-cell office:value-type="float" office:value="319.65" calcext:value-type="float">
            <text:p>319.65</text:p>
          </table:table-cell>
        </table:table-row>
        <table:table-row table:style-name="ro1">
          <table:table-cell office:value-type="float" office:value="7470481" calcext:value-type="float">
            <text:p>7470481</text:p>
          </table:table-cell>
          <table:table-cell table:formula="of:=[.A469]/1000/(60*60*24)" office:value-type="time" office:time-value="PT02H04M30.481S" calcext:value-type="time">
            <text:p>02:04:30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258.34" calcext:value-type="float">
            <text:p>258.34</text:p>
          </table:table-cell>
          <table:table-cell office:value-type="float" office:value="320.31" calcext:value-type="float">
            <text:p>320.31</text:p>
          </table:table-cell>
        </table:table-row>
        <table:table-row table:style-name="ro1">
          <table:table-cell office:value-type="float" office:value="7486481" calcext:value-type="float">
            <text:p>7486481</text:p>
          </table:table-cell>
          <table:table-cell table:formula="of:=[.A470]/1000/(60*60*24)" office:value-type="time" office:time-value="PT02H04M46.481S" calcext:value-type="time">
            <text:p>02:04:46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258.89" calcext:value-type="float">
            <text:p>258.89</text:p>
          </table:table-cell>
          <table:table-cell office:value-type="float" office:value="320.96" calcext:value-type="float">
            <text:p>320.96</text:p>
          </table:table-cell>
        </table:table-row>
        <table:table-row table:style-name="ro1">
          <table:table-cell office:value-type="float" office:value="7502481" calcext:value-type="float">
            <text:p>7502481</text:p>
          </table:table-cell>
          <table:table-cell table:formula="of:=[.A471]/1000/(60*60*24)" office:value-type="time" office:time-value="PT02H05M02.481S" calcext:value-type="time">
            <text:p>02:05:02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59.43" calcext:value-type="float">
            <text:p>259.43</text:p>
          </table:table-cell>
          <table:table-cell office:value-type="float" office:value="321.62" calcext:value-type="float">
            <text:p>321.62</text:p>
          </table:table-cell>
        </table:table-row>
        <table:table-row table:style-name="ro1">
          <table:table-cell office:value-type="float" office:value="7518481" calcext:value-type="float">
            <text:p>7518481</text:p>
          </table:table-cell>
          <table:table-cell table:formula="of:=[.A472]/1000/(60*60*24)" office:value-type="time" office:time-value="PT02H05M18.481S" calcext:value-type="time">
            <text:p>02:05:18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259.97" calcext:value-type="float">
            <text:p>259.97</text:p>
          </table:table-cell>
          <table:table-cell office:value-type="float" office:value="322.28" calcext:value-type="float">
            <text:p>322.28</text:p>
          </table:table-cell>
        </table:table-row>
        <table:table-row table:style-name="ro1">
          <table:table-cell office:value-type="float" office:value="7534481" calcext:value-type="float">
            <text:p>7534481</text:p>
          </table:table-cell>
          <table:table-cell table:formula="of:=[.A473]/1000/(60*60*24)" office:value-type="time" office:time-value="PT02H05M34.481S" calcext:value-type="time">
            <text:p>02:05:34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260.51" calcext:value-type="float">
            <text:p>260.51</text:p>
          </table:table-cell>
          <table:table-cell office:value-type="float" office:value="322.94" calcext:value-type="float">
            <text:p>322.94</text:p>
          </table:table-cell>
        </table:table-row>
        <table:table-row table:style-name="ro1">
          <table:table-cell office:value-type="float" office:value="7550481" calcext:value-type="float">
            <text:p>7550481</text:p>
          </table:table-cell>
          <table:table-cell table:formula="of:=[.A474]/1000/(60*60*24)" office:value-type="time" office:time-value="PT02H05M50.481S" calcext:value-type="time">
            <text:p>02:05:50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61.06" calcext:value-type="float">
            <text:p>261.06</text:p>
          </table:table-cell>
          <table:table-cell office:value-type="float" office:value="323.6" calcext:value-type="float">
            <text:p>323.6</text:p>
          </table:table-cell>
        </table:table-row>
        <table:table-row table:style-name="ro1">
          <table:table-cell office:value-type="float" office:value="7566481" calcext:value-type="float">
            <text:p>7566481</text:p>
          </table:table-cell>
          <table:table-cell table:formula="of:=[.A475]/1000/(60*60*24)" office:value-type="time" office:time-value="PT02H06M06.481S" calcext:value-type="time">
            <text:p>02:06:06</text:p>
          </table:table-cell>
          <table:table-cell office:value-type="float" office:value="1.22" calcext:value-type="float">
            <text:p>1.22</text:p>
          </table:table-cell>
          <table:table-cell office:value-type="float" office:value="122" calcext:value-type="float">
            <text:p>122</text:p>
          </table:table-cell>
          <table:table-cell office:value-type="float" office:value="148.38" calcext:value-type="float">
            <text:p>148.38</text:p>
          </table:table-cell>
          <table:table-cell office:value-type="float" office:value="261.6" calcext:value-type="float">
            <text:p>261.6</text:p>
          </table:table-cell>
          <table:table-cell office:value-type="float" office:value="324.26" calcext:value-type="float">
            <text:p>324.26</text:p>
          </table:table-cell>
        </table:table-row>
        <table:table-row table:style-name="ro1">
          <table:table-cell office:value-type="float" office:value="7582481" calcext:value-type="float">
            <text:p>7582481</text:p>
          </table:table-cell>
          <table:table-cell table:formula="of:=[.A476]/1000/(60*60*24)" office:value-type="time" office:time-value="PT02H06M22.481S" calcext:value-type="time">
            <text:p>02:06:22</text:p>
          </table:table-cell>
          <table:table-cell office:value-type="float" office:value="1.22" calcext:value-type="float">
            <text:p>1.22</text:p>
          </table:table-cell>
          <table:table-cell office:value-type="float" office:value="122" calcext:value-type="float">
            <text:p>122</text:p>
          </table:table-cell>
          <table:table-cell office:value-type="float" office:value="148.38" calcext:value-type="float">
            <text:p>148.38</text:p>
          </table:table-cell>
          <table:table-cell office:value-type="float" office:value="262.14" calcext:value-type="float">
            <text:p>262.14</text:p>
          </table:table-cell>
          <table:table-cell office:value-type="float" office:value="324.92" calcext:value-type="float">
            <text:p>324.92</text:p>
          </table:table-cell>
        </table:table-row>
        <table:table-row table:style-name="ro1">
          <table:table-cell office:value-type="float" office:value="7598481" calcext:value-type="float">
            <text:p>7598481</text:p>
          </table:table-cell>
          <table:table-cell table:formula="of:=[.A477]/1000/(60*60*24)" office:value-type="time" office:time-value="PT02H06M38.481S" calcext:value-type="time">
            <text:p>02:06:38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62.68" calcext:value-type="float">
            <text:p>262.68</text:p>
          </table:table-cell>
          <table:table-cell office:value-type="float" office:value="325.57" calcext:value-type="float">
            <text:p>325.57</text:p>
          </table:table-cell>
        </table:table-row>
        <table:table-row table:style-name="ro1">
          <table:table-cell office:value-type="float" office:value="7614481" calcext:value-type="float">
            <text:p>7614481</text:p>
          </table:table-cell>
          <table:table-cell table:formula="of:=[.A478]/1000/(60*60*24)" office:value-type="time" office:time-value="PT02H06M54.481S" calcext:value-type="time">
            <text:p>02:06:54</text:p>
          </table:table-cell>
          <table:table-cell office:value-type="float" office:value="1.22" calcext:value-type="float">
            <text:p>1.22</text:p>
          </table:table-cell>
          <table:table-cell office:value-type="float" office:value="122" calcext:value-type="float">
            <text:p>122</text:p>
          </table:table-cell>
          <table:table-cell office:value-type="float" office:value="148.38" calcext:value-type="float">
            <text:p>148.38</text:p>
          </table:table-cell>
          <table:table-cell office:value-type="float" office:value="263.22" calcext:value-type="float">
            <text:p>263.22</text:p>
          </table:table-cell>
          <table:table-cell office:value-type="float" office:value="326.23" calcext:value-type="float">
            <text:p>326.23</text:p>
          </table:table-cell>
        </table:table-row>
        <table:table-row table:style-name="ro1">
          <table:table-cell office:value-type="float" office:value="7630481" calcext:value-type="float">
            <text:p>7630481</text:p>
          </table:table-cell>
          <table:table-cell table:formula="of:=[.A479]/1000/(60*60*24)" office:value-type="time" office:time-value="PT02H07M10.481S" calcext:value-type="time">
            <text:p>02:07:10</text:p>
          </table:table-cell>
          <table:table-cell office:value-type="float" office:value="1.22" calcext:value-type="float">
            <text:p>1.22</text:p>
          </table:table-cell>
          <table:table-cell office:value-type="float" office:value="122" calcext:value-type="float">
            <text:p>122</text:p>
          </table:table-cell>
          <table:table-cell office:value-type="float" office:value="148.38" calcext:value-type="float">
            <text:p>148.38</text:p>
          </table:table-cell>
          <table:table-cell office:value-type="float" office:value="263.77" calcext:value-type="float">
            <text:p>263.77</text:p>
          </table:table-cell>
          <table:table-cell office:value-type="float" office:value="326.89" calcext:value-type="float">
            <text:p>326.89</text:p>
          </table:table-cell>
        </table:table-row>
        <table:table-row table:style-name="ro1">
          <table:table-cell office:value-type="float" office:value="7646481" calcext:value-type="float">
            <text:p>7646481</text:p>
          </table:table-cell>
          <table:table-cell table:formula="of:=[.A480]/1000/(60*60*24)" office:value-type="time" office:time-value="PT02H07M26.481S" calcext:value-type="time">
            <text:p>02:07:26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64.31" calcext:value-type="float">
            <text:p>264.31</text:p>
          </table:table-cell>
          <table:table-cell office:value-type="float" office:value="327.55" calcext:value-type="float">
            <text:p>327.55</text:p>
          </table:table-cell>
        </table:table-row>
        <table:table-row table:style-name="ro1">
          <table:table-cell office:value-type="float" office:value="7662481" calcext:value-type="float">
            <text:p>7662481</text:p>
          </table:table-cell>
          <table:table-cell table:formula="of:=[.A481]/1000/(60*60*24)" office:value-type="time" office:time-value="PT02H07M42.481S" calcext:value-type="time">
            <text:p>02:07:42</text:p>
          </table:table-cell>
          <table:table-cell office:value-type="float" office:value="1.22" calcext:value-type="float">
            <text:p>1.22</text:p>
          </table:table-cell>
          <table:table-cell office:value-type="float" office:value="122" calcext:value-type="float">
            <text:p>122</text:p>
          </table:table-cell>
          <table:table-cell office:value-type="float" office:value="148.38" calcext:value-type="float">
            <text:p>148.38</text:p>
          </table:table-cell>
          <table:table-cell office:value-type="float" office:value="264.85" calcext:value-type="float">
            <text:p>264.85</text:p>
          </table:table-cell>
          <table:table-cell office:value-type="float" office:value="328.21" calcext:value-type="float">
            <text:p>328.21</text:p>
          </table:table-cell>
        </table:table-row>
        <table:table-row table:style-name="ro1">
          <table:table-cell office:value-type="float" office:value="7678481" calcext:value-type="float">
            <text:p>7678481</text:p>
          </table:table-cell>
          <table:table-cell table:formula="of:=[.A482]/1000/(60*60*24)" office:value-type="time" office:time-value="PT02H07M58.481S" calcext:value-type="time">
            <text:p>02:07:58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65.39" calcext:value-type="float">
            <text:p>265.39</text:p>
          </table:table-cell>
          <table:table-cell office:value-type="float" office:value="328.86" calcext:value-type="float">
            <text:p>328.86</text:p>
          </table:table-cell>
        </table:table-row>
        <table:table-row table:style-name="ro1">
          <table:table-cell office:value-type="float" office:value="7694481" calcext:value-type="float">
            <text:p>7694481</text:p>
          </table:table-cell>
          <table:table-cell table:formula="of:=[.A483]/1000/(60*60*24)" office:value-type="time" office:time-value="PT02H08M14.481S" calcext:value-type="time">
            <text:p>02:08:14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265.93" calcext:value-type="float">
            <text:p>265.93</text:p>
          </table:table-cell>
          <table:table-cell office:value-type="float" office:value="329.52" calcext:value-type="float">
            <text:p>329.52</text:p>
          </table:table-cell>
        </table:table-row>
        <table:table-row table:style-name="ro1">
          <table:table-cell office:value-type="float" office:value="7710481" calcext:value-type="float">
            <text:p>7710481</text:p>
          </table:table-cell>
          <table:table-cell table:formula="of:=[.A484]/1000/(60*60*24)" office:value-type="time" office:time-value="PT02H08M30.481S" calcext:value-type="time">
            <text:p>02:08:30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266.48" calcext:value-type="float">
            <text:p>266.48</text:p>
          </table:table-cell>
          <table:table-cell office:value-type="float" office:value="330.18" calcext:value-type="float">
            <text:p>330.18</text:p>
          </table:table-cell>
        </table:table-row>
        <table:table-row table:style-name="ro1">
          <table:table-cell office:value-type="float" office:value="7726481" calcext:value-type="float">
            <text:p>7726481</text:p>
          </table:table-cell>
          <table:table-cell table:formula="of:=[.A485]/1000/(60*60*24)" office:value-type="time" office:time-value="PT02H08M46.481S" calcext:value-type="time">
            <text:p>02:08:46</text:p>
          </table:table-cell>
          <table:table-cell office:value-type="float" office:value="1.22" calcext:value-type="float">
            <text:p>1.22</text:p>
          </table:table-cell>
          <table:table-cell office:value-type="float" office:value="122" calcext:value-type="float">
            <text:p>122</text:p>
          </table:table-cell>
          <table:table-cell office:value-type="float" office:value="148.38" calcext:value-type="float">
            <text:p>148.38</text:p>
          </table:table-cell>
          <table:table-cell office:value-type="float" office:value="267.02" calcext:value-type="float">
            <text:p>267.02</text:p>
          </table:table-cell>
          <table:table-cell office:value-type="float" office:value="330.84" calcext:value-type="float">
            <text:p>330.84</text:p>
          </table:table-cell>
        </table:table-row>
        <table:table-row table:style-name="ro1">
          <table:table-cell office:value-type="float" office:value="7742481" calcext:value-type="float">
            <text:p>7742481</text:p>
          </table:table-cell>
          <table:table-cell table:formula="of:=[.A486]/1000/(60*60*24)" office:value-type="time" office:time-value="PT02H09M02.481S" calcext:value-type="time">
            <text:p>02:09:02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67.56" calcext:value-type="float">
            <text:p>267.56</text:p>
          </table:table-cell>
          <table:table-cell office:value-type="float" office:value="331.5" calcext:value-type="float">
            <text:p>331.5</text:p>
          </table:table-cell>
        </table:table-row>
        <table:table-row table:style-name="ro1">
          <table:table-cell office:value-type="float" office:value="7758481" calcext:value-type="float">
            <text:p>7758481</text:p>
          </table:table-cell>
          <table:table-cell table:formula="of:=[.A487]/1000/(60*60*24)" office:value-type="time" office:time-value="PT02H09M18.481S" calcext:value-type="time">
            <text:p>02:09:18</text:p>
          </table:table-cell>
          <table:table-cell office:value-type="float" office:value="1.22" calcext:value-type="float">
            <text:p>1.22</text:p>
          </table:table-cell>
          <table:table-cell office:value-type="float" office:value="122" calcext:value-type="float">
            <text:p>122</text:p>
          </table:table-cell>
          <table:table-cell office:value-type="float" office:value="148.38" calcext:value-type="float">
            <text:p>148.38</text:p>
          </table:table-cell>
          <table:table-cell office:value-type="float" office:value="268.1" calcext:value-type="float">
            <text:p>268.1</text:p>
          </table:table-cell>
          <table:table-cell office:value-type="float" office:value="332.16" calcext:value-type="float">
            <text:p>332.16</text:p>
          </table:table-cell>
        </table:table-row>
        <table:table-row table:style-name="ro1">
          <table:table-cell office:value-type="float" office:value="7774481" calcext:value-type="float">
            <text:p>7774481</text:p>
          </table:table-cell>
          <table:table-cell table:formula="of:=[.A488]/1000/(60*60*24)" office:value-type="time" office:time-value="PT02H09M34.481S" calcext:value-type="time">
            <text:p>02:09:34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68.65" calcext:value-type="float">
            <text:p>268.65</text:p>
          </table:table-cell>
          <table:table-cell office:value-type="float" office:value="332.81" calcext:value-type="float">
            <text:p>332.81</text:p>
          </table:table-cell>
        </table:table-row>
        <table:table-row table:style-name="ro1">
          <table:table-cell office:value-type="float" office:value="7790481" calcext:value-type="float">
            <text:p>7790481</text:p>
          </table:table-cell>
          <table:table-cell table:formula="of:=[.A489]/1000/(60*60*24)" office:value-type="time" office:time-value="PT02H09M50.481S" calcext:value-type="time">
            <text:p>02:09:50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69.19" calcext:value-type="float">
            <text:p>269.19</text:p>
          </table:table-cell>
          <table:table-cell office:value-type="float" office:value="333.47" calcext:value-type="float">
            <text:p>333.47</text:p>
          </table:table-cell>
        </table:table-row>
        <table:table-row table:style-name="ro1">
          <table:table-cell office:value-type="float" office:value="7806481" calcext:value-type="float">
            <text:p>7806481</text:p>
          </table:table-cell>
          <table:table-cell table:formula="of:=[.A490]/1000/(60*60*24)" office:value-type="time" office:time-value="PT02H10M06.481S" calcext:value-type="time">
            <text:p>02:10:06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69.73" calcext:value-type="float">
            <text:p>269.73</text:p>
          </table:table-cell>
          <table:table-cell office:value-type="float" office:value="334.13" calcext:value-type="float">
            <text:p>334.13</text:p>
          </table:table-cell>
        </table:table-row>
        <table:table-row table:style-name="ro1">
          <table:table-cell office:value-type="float" office:value="7822481" calcext:value-type="float">
            <text:p>7822481</text:p>
          </table:table-cell>
          <table:table-cell table:formula="of:=[.A491]/1000/(60*60*24)" office:value-type="time" office:time-value="PT02H10M22.481S" calcext:value-type="time">
            <text:p>02:10:22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70.27" calcext:value-type="float">
            <text:p>270.27</text:p>
          </table:table-cell>
          <table:table-cell office:value-type="float" office:value="334.79" calcext:value-type="float">
            <text:p>334.79</text:p>
          </table:table-cell>
        </table:table-row>
        <table:table-row table:style-name="ro1">
          <table:table-cell office:value-type="float" office:value="7838481" calcext:value-type="float">
            <text:p>7838481</text:p>
          </table:table-cell>
          <table:table-cell table:formula="of:=[.A492]/1000/(60*60*24)" office:value-type="time" office:time-value="PT02H10M38.481S" calcext:value-type="time">
            <text:p>02:10:38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70.81" calcext:value-type="float">
            <text:p>270.81</text:p>
          </table:table-cell>
          <table:table-cell office:value-type="float" office:value="335.45" calcext:value-type="float">
            <text:p>335.45</text:p>
          </table:table-cell>
        </table:table-row>
        <table:table-row table:style-name="ro1">
          <table:table-cell office:value-type="float" office:value="7854481" calcext:value-type="float">
            <text:p>7854481</text:p>
          </table:table-cell>
          <table:table-cell table:formula="of:=[.A493]/1000/(60*60*24)" office:value-type="time" office:time-value="PT02H10M54.481S" calcext:value-type="time">
            <text:p>02:10:54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71.36" calcext:value-type="float">
            <text:p>271.36</text:p>
          </table:table-cell>
          <table:table-cell office:value-type="float" office:value="336.1" calcext:value-type="float">
            <text:p>336.1</text:p>
          </table:table-cell>
        </table:table-row>
        <table:table-row table:style-name="ro1">
          <table:table-cell office:value-type="float" office:value="7870481" calcext:value-type="float">
            <text:p>7870481</text:p>
          </table:table-cell>
          <table:table-cell table:formula="of:=[.A494]/1000/(60*60*24)" office:value-type="time" office:time-value="PT02H11M10.481S" calcext:value-type="time">
            <text:p>02:11:10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71.9" calcext:value-type="float">
            <text:p>271.9</text:p>
          </table:table-cell>
          <table:table-cell office:value-type="float" office:value="336.76" calcext:value-type="float">
            <text:p>336.76</text:p>
          </table:table-cell>
        </table:table-row>
        <table:table-row table:style-name="ro1">
          <table:table-cell office:value-type="float" office:value="7886481" calcext:value-type="float">
            <text:p>7886481</text:p>
          </table:table-cell>
          <table:table-cell table:formula="of:=[.A495]/1000/(60*60*24)" office:value-type="time" office:time-value="PT02H11M26.481S" calcext:value-type="time">
            <text:p>02:11:26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72.44" calcext:value-type="float">
            <text:p>272.44</text:p>
          </table:table-cell>
          <table:table-cell office:value-type="float" office:value="337.42" calcext:value-type="float">
            <text:p>337.42</text:p>
          </table:table-cell>
        </table:table-row>
        <table:table-row table:style-name="ro1">
          <table:table-cell office:value-type="float" office:value="7902481" calcext:value-type="float">
            <text:p>7902481</text:p>
          </table:table-cell>
          <table:table-cell table:formula="of:=[.A496]/1000/(60*60*24)" office:value-type="time" office:time-value="PT02H11M42.481S" calcext:value-type="time">
            <text:p>02:11:42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72.98" calcext:value-type="float">
            <text:p>272.98</text:p>
          </table:table-cell>
          <table:table-cell office:value-type="float" office:value="338.08" calcext:value-type="float">
            <text:p>338.08</text:p>
          </table:table-cell>
        </table:table-row>
        <table:table-row table:style-name="ro1">
          <table:table-cell office:value-type="float" office:value="7918481" calcext:value-type="float">
            <text:p>7918481</text:p>
          </table:table-cell>
          <table:table-cell table:formula="of:=[.A497]/1000/(60*60*24)" office:value-type="time" office:time-value="PT02H11M58.481S" calcext:value-type="time">
            <text:p>02:11:58</text:p>
          </table:table-cell>
          <table:table-cell office:value-type="float" office:value="1.22" calcext:value-type="float">
            <text:p>1.22</text:p>
          </table:table-cell>
          <table:table-cell office:value-type="float" office:value="122" calcext:value-type="float">
            <text:p>122</text:p>
          </table:table-cell>
          <table:table-cell office:value-type="float" office:value="148.38" calcext:value-type="float">
            <text:p>148.38</text:p>
          </table:table-cell>
          <table:table-cell office:value-type="float" office:value="273.52" calcext:value-type="float">
            <text:p>273.52</text:p>
          </table:table-cell>
          <table:table-cell office:value-type="float" office:value="338.73" calcext:value-type="float">
            <text:p>338.73</text:p>
          </table:table-cell>
        </table:table-row>
        <table:table-row table:style-name="ro1">
          <table:table-cell office:value-type="float" office:value="7934481" calcext:value-type="float">
            <text:p>7934481</text:p>
          </table:table-cell>
          <table:table-cell table:formula="of:=[.A498]/1000/(60*60*24)" office:value-type="time" office:time-value="PT02H12M14.481S" calcext:value-type="time">
            <text:p>02:12:14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74.07" calcext:value-type="float">
            <text:p>274.07</text:p>
          </table:table-cell>
          <table:table-cell office:value-type="float" office:value="339.39" calcext:value-type="float">
            <text:p>339.39</text:p>
          </table:table-cell>
        </table:table-row>
        <table:table-row table:style-name="ro1">
          <table:table-cell office:value-type="float" office:value="7950481" calcext:value-type="float">
            <text:p>7950481</text:p>
          </table:table-cell>
          <table:table-cell table:formula="of:=[.A499]/1000/(60*60*24)" office:value-type="time" office:time-value="PT02H12M30.481S" calcext:value-type="time">
            <text:p>02:12:30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74.61" calcext:value-type="float">
            <text:p>274.61</text:p>
          </table:table-cell>
          <table:table-cell office:value-type="float" office:value="340.05" calcext:value-type="float">
            <text:p>340.05</text:p>
          </table:table-cell>
        </table:table-row>
        <table:table-row table:style-name="ro1">
          <table:table-cell office:value-type="float" office:value="7966481" calcext:value-type="float">
            <text:p>7966481</text:p>
          </table:table-cell>
          <table:table-cell table:formula="of:=[.A500]/1000/(60*60*24)" office:value-type="time" office:time-value="PT02H12M46.481S" calcext:value-type="time">
            <text:p>02:12:46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75.15" calcext:value-type="float">
            <text:p>275.15</text:p>
          </table:table-cell>
          <table:table-cell office:value-type="float" office:value="340.71" calcext:value-type="float">
            <text:p>340.71</text:p>
          </table:table-cell>
        </table:table-row>
        <table:table-row table:style-name="ro1">
          <table:table-cell office:value-type="float" office:value="7982481" calcext:value-type="float">
            <text:p>7982481</text:p>
          </table:table-cell>
          <table:table-cell table:formula="of:=[.A501]/1000/(60*60*24)" office:value-type="time" office:time-value="PT02H13M02.481S" calcext:value-type="time">
            <text:p>02:13:02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75.69" calcext:value-type="float">
            <text:p>275.69</text:p>
          </table:table-cell>
          <table:table-cell office:value-type="float" office:value="341.37" calcext:value-type="float">
            <text:p>341.37</text:p>
          </table:table-cell>
        </table:table-row>
        <table:table-row table:style-name="ro1">
          <table:table-cell office:value-type="float" office:value="7998481" calcext:value-type="float">
            <text:p>7998481</text:p>
          </table:table-cell>
          <table:table-cell table:formula="of:=[.A502]/1000/(60*60*24)" office:value-type="time" office:time-value="PT02H13M18.481S" calcext:value-type="time">
            <text:p>02:13:18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76.23" calcext:value-type="float">
            <text:p>276.23</text:p>
          </table:table-cell>
          <table:table-cell office:value-type="float" office:value="342.02" calcext:value-type="float">
            <text:p>342.02</text:p>
          </table:table-cell>
        </table:table-row>
        <table:table-row table:style-name="ro1">
          <table:table-cell office:value-type="float" office:value="8014481" calcext:value-type="float">
            <text:p>8014481</text:p>
          </table:table-cell>
          <table:table-cell table:formula="of:=[.A503]/1000/(60*60*24)" office:value-type="time" office:time-value="PT02H13M34.481S" calcext:value-type="time">
            <text:p>02:13:34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276.78" calcext:value-type="float">
            <text:p>276.78</text:p>
          </table:table-cell>
          <table:table-cell office:value-type="float" office:value="342.68" calcext:value-type="float">
            <text:p>342.68</text:p>
          </table:table-cell>
        </table:table-row>
        <table:table-row table:style-name="ro1">
          <table:table-cell office:value-type="float" office:value="8030481" calcext:value-type="float">
            <text:p>8030481</text:p>
          </table:table-cell>
          <table:table-cell table:formula="of:=[.A504]/1000/(60*60*24)" office:value-type="time" office:time-value="PT02H13M50.481S" calcext:value-type="time">
            <text:p>02:13:50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77.32" calcext:value-type="float">
            <text:p>277.32</text:p>
          </table:table-cell>
          <table:table-cell office:value-type="float" office:value="343.34" calcext:value-type="float">
            <text:p>343.34</text:p>
          </table:table-cell>
        </table:table-row>
        <table:table-row table:style-name="ro1">
          <table:table-cell office:value-type="float" office:value="8046481" calcext:value-type="float">
            <text:p>8046481</text:p>
          </table:table-cell>
          <table:table-cell table:formula="of:=[.A505]/1000/(60*60*24)" office:value-type="time" office:time-value="PT02H14M06.481S" calcext:value-type="time">
            <text:p>02:14:06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77.86" calcext:value-type="float">
            <text:p>277.86</text:p>
          </table:table-cell>
          <table:table-cell office:value-type="float" office:value="343.99" calcext:value-type="float">
            <text:p>343.99</text:p>
          </table:table-cell>
        </table:table-row>
        <table:table-row table:style-name="ro1">
          <table:table-cell office:value-type="float" office:value="8062481" calcext:value-type="float">
            <text:p>8062481</text:p>
          </table:table-cell>
          <table:table-cell table:formula="of:=[.A506]/1000/(60*60*24)" office:value-type="time" office:time-value="PT02H14M22.481S" calcext:value-type="time">
            <text:p>02:14:22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78.4" calcext:value-type="float">
            <text:p>278.4</text:p>
          </table:table-cell>
          <table:table-cell office:value-type="float" office:value="344.65" calcext:value-type="float">
            <text:p>344.65</text:p>
          </table:table-cell>
        </table:table-row>
        <table:table-row table:style-name="ro1">
          <table:table-cell office:value-type="float" office:value="8078481" calcext:value-type="float">
            <text:p>8078481</text:p>
          </table:table-cell>
          <table:table-cell table:formula="of:=[.A507]/1000/(60*60*24)" office:value-type="time" office:time-value="PT02H14M38.481S" calcext:value-type="time">
            <text:p>02:14:38</text:p>
          </table:table-cell>
          <table:table-cell office:value-type="float" office:value="1.22" calcext:value-type="float">
            <text:p>1.22</text:p>
          </table:table-cell>
          <table:table-cell office:value-type="float" office:value="121.9" calcext:value-type="float">
            <text:p>121.9</text:p>
          </table:table-cell>
          <table:table-cell office:value-type="float" office:value="148.25" calcext:value-type="float">
            <text:p>148.25</text:p>
          </table:table-cell>
          <table:table-cell office:value-type="float" office:value="278.94" calcext:value-type="float">
            <text:p>278.94</text:p>
          </table:table-cell>
          <table:table-cell office:value-type="float" office:value="345.31" calcext:value-type="float">
            <text:p>345.31</text:p>
          </table:table-cell>
        </table:table-row>
        <table:table-row table:style-name="ro1">
          <table:table-cell office:value-type="float" office:value="8094481" calcext:value-type="float">
            <text:p>8094481</text:p>
          </table:table-cell>
          <table:table-cell table:formula="of:=[.A508]/1000/(60*60*24)" office:value-type="time" office:time-value="PT02H14M54.481S" calcext:value-type="time">
            <text:p>02:14:54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79.49" calcext:value-type="float">
            <text:p>279.49</text:p>
          </table:table-cell>
          <table:table-cell office:value-type="float" office:value="345.97" calcext:value-type="float">
            <text:p>345.97</text:p>
          </table:table-cell>
        </table:table-row>
        <table:table-row table:style-name="ro1">
          <table:table-cell office:value-type="float" office:value="8110479" calcext:value-type="float">
            <text:p>8110479</text:p>
          </table:table-cell>
          <table:table-cell table:formula="of:=[.A509]/1000/(60*60*24)" office:value-type="time" office:time-value="PT02H15M10.479S" calcext:value-type="time">
            <text:p>02:15:10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80.03" calcext:value-type="float">
            <text:p>280.03</text:p>
          </table:table-cell>
          <table:table-cell office:value-type="float" office:value="346.63" calcext:value-type="float">
            <text:p>346.63</text:p>
          </table:table-cell>
        </table:table-row>
        <table:table-row table:style-name="ro1">
          <table:table-cell office:value-type="float" office:value="8126481" calcext:value-type="float">
            <text:p>8126481</text:p>
          </table:table-cell>
          <table:table-cell table:formula="of:=[.A510]/1000/(60*60*24)" office:value-type="time" office:time-value="PT02H15M26.481S" calcext:value-type="time">
            <text:p>02:15:26</text:p>
          </table:table-cell>
          <table:table-cell office:value-type="float" office:value="1.22" calcext:value-type="float">
            <text:p>1.22</text:p>
          </table:table-cell>
          <table:table-cell office:value-type="float" office:value="122" calcext:value-type="float">
            <text:p>122</text:p>
          </table:table-cell>
          <table:table-cell office:value-type="float" office:value="148.38" calcext:value-type="float">
            <text:p>148.38</text:p>
          </table:table-cell>
          <table:table-cell office:value-type="float" office:value="280.57" calcext:value-type="float">
            <text:p>280.57</text:p>
          </table:table-cell>
          <table:table-cell office:value-type="float" office:value="347.28" calcext:value-type="float">
            <text:p>347.28</text:p>
          </table:table-cell>
        </table:table-row>
        <table:table-row table:style-name="ro1">
          <table:table-cell office:value-type="float" office:value="8142481" calcext:value-type="float">
            <text:p>8142481</text:p>
          </table:table-cell>
          <table:table-cell table:formula="of:=[.A511]/1000/(60*60*24)" office:value-type="time" office:time-value="PT02H15M42.481S" calcext:value-type="time">
            <text:p>02:15:42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81.11" calcext:value-type="float">
            <text:p>281.11</text:p>
          </table:table-cell>
          <table:table-cell office:value-type="float" office:value="347.94" calcext:value-type="float">
            <text:p>347.94</text:p>
          </table:table-cell>
        </table:table-row>
        <table:table-row table:style-name="ro1">
          <table:table-cell office:value-type="float" office:value="8158481" calcext:value-type="float">
            <text:p>8158481</text:p>
          </table:table-cell>
          <table:table-cell table:formula="of:=[.A512]/1000/(60*60*24)" office:value-type="time" office:time-value="PT02H15M58.481S" calcext:value-type="time">
            <text:p>02:15:58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81.65" calcext:value-type="float">
            <text:p>281.65</text:p>
          </table:table-cell>
          <table:table-cell office:value-type="float" office:value="348.6" calcext:value-type="float">
            <text:p>348.6</text:p>
          </table:table-cell>
        </table:table-row>
        <table:table-row table:style-name="ro1">
          <table:table-cell office:value-type="float" office:value="8174481" calcext:value-type="float">
            <text:p>8174481</text:p>
          </table:table-cell>
          <table:table-cell table:formula="of:=[.A513]/1000/(60*60*24)" office:value-type="time" office:time-value="PT02H16M14.481S" calcext:value-type="time">
            <text:p>02:16:14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82.2" calcext:value-type="float">
            <text:p>282.2</text:p>
          </table:table-cell>
          <table:table-cell office:value-type="float" office:value="349.26" calcext:value-type="float">
            <text:p>349.26</text:p>
          </table:table-cell>
        </table:table-row>
        <table:table-row table:style-name="ro1">
          <table:table-cell office:value-type="float" office:value="8190481" calcext:value-type="float">
            <text:p>8190481</text:p>
          </table:table-cell>
          <table:table-cell table:formula="of:=[.A514]/1000/(60*60*24)" office:value-type="time" office:time-value="PT02H16M30.481S" calcext:value-type="time">
            <text:p>02:16:30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82.74" calcext:value-type="float">
            <text:p>282.74</text:p>
          </table:table-cell>
          <table:table-cell office:value-type="float" office:value="349.91" calcext:value-type="float">
            <text:p>349.91</text:p>
          </table:table-cell>
        </table:table-row>
        <table:table-row table:style-name="ro1">
          <table:table-cell office:value-type="float" office:value="8206481" calcext:value-type="float">
            <text:p>8206481</text:p>
          </table:table-cell>
          <table:table-cell table:formula="of:=[.A515]/1000/(60*60*24)" office:value-type="time" office:time-value="PT02H16M46.481S" calcext:value-type="time">
            <text:p>02:16:46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283.28" calcext:value-type="float">
            <text:p>283.28</text:p>
          </table:table-cell>
          <table:table-cell office:value-type="float" office:value="350.57" calcext:value-type="float">
            <text:p>350.57</text:p>
          </table:table-cell>
        </table:table-row>
        <table:table-row table:style-name="ro1">
          <table:table-cell office:value-type="float" office:value="8222481" calcext:value-type="float">
            <text:p>8222481</text:p>
          </table:table-cell>
          <table:table-cell table:formula="of:=[.A516]/1000/(60*60*24)" office:value-type="time" office:time-value="PT02H17M02.481S" calcext:value-type="time">
            <text:p>02:17:02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83.82" calcext:value-type="float">
            <text:p>283.82</text:p>
          </table:table-cell>
          <table:table-cell office:value-type="float" office:value="351.23" calcext:value-type="float">
            <text:p>351.23</text:p>
          </table:table-cell>
        </table:table-row>
        <table:table-row table:style-name="ro1">
          <table:table-cell office:value-type="float" office:value="8238481" calcext:value-type="float">
            <text:p>8238481</text:p>
          </table:table-cell>
          <table:table-cell table:formula="of:=[.A517]/1000/(60*60*24)" office:value-type="time" office:time-value="PT02H17M18.481S" calcext:value-type="time">
            <text:p>02:17:18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84.36" calcext:value-type="float">
            <text:p>284.36</text:p>
          </table:table-cell>
          <table:table-cell office:value-type="float" office:value="351.89" calcext:value-type="float">
            <text:p>351.89</text:p>
          </table:table-cell>
        </table:table-row>
        <table:table-row table:style-name="ro1">
          <table:table-cell office:value-type="float" office:value="8254481" calcext:value-type="float">
            <text:p>8254481</text:p>
          </table:table-cell>
          <table:table-cell table:formula="of:=[.A518]/1000/(60*60*24)" office:value-type="time" office:time-value="PT02H17M34.481S" calcext:value-type="time">
            <text:p>02:17:34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84.91" calcext:value-type="float">
            <text:p>284.91</text:p>
          </table:table-cell>
          <table:table-cell office:value-type="float" office:value="352.54" calcext:value-type="float">
            <text:p>352.54</text:p>
          </table:table-cell>
        </table:table-row>
        <table:table-row table:style-name="ro1">
          <table:table-cell office:value-type="float" office:value="8270481" calcext:value-type="float">
            <text:p>8270481</text:p>
          </table:table-cell>
          <table:table-cell table:formula="of:=[.A519]/1000/(60*60*24)" office:value-type="time" office:time-value="PT02H17M50.481S" calcext:value-type="time">
            <text:p>02:17:50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85.45" calcext:value-type="float">
            <text:p>285.45</text:p>
          </table:table-cell>
          <table:table-cell office:value-type="float" office:value="353.2" calcext:value-type="float">
            <text:p>353.2</text:p>
          </table:table-cell>
        </table:table-row>
        <table:table-row table:style-name="ro1">
          <table:table-cell office:value-type="float" office:value="8286481" calcext:value-type="float">
            <text:p>8286481</text:p>
          </table:table-cell>
          <table:table-cell table:formula="of:=[.A520]/1000/(60*60*24)" office:value-type="time" office:time-value="PT02H18M06.481S" calcext:value-type="time">
            <text:p>02:18:06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85.99" calcext:value-type="float">
            <text:p>285.99</text:p>
          </table:table-cell>
          <table:table-cell office:value-type="float" office:value="353.86" calcext:value-type="float">
            <text:p>353.86</text:p>
          </table:table-cell>
        </table:table-row>
        <table:table-row table:style-name="ro1">
          <table:table-cell office:value-type="float" office:value="8302481" calcext:value-type="float">
            <text:p>8302481</text:p>
          </table:table-cell>
          <table:table-cell table:formula="of:=[.A521]/1000/(60*60*24)" office:value-type="time" office:time-value="PT02H18M22.481S" calcext:value-type="time">
            <text:p>02:18:22</text:p>
          </table:table-cell>
          <table:table-cell office:value-type="float" office:value="1.22" calcext:value-type="float">
            <text:p>1.22</text:p>
          </table:table-cell>
          <table:table-cell office:value-type="float" office:value="122" calcext:value-type="float">
            <text:p>122</text:p>
          </table:table-cell>
          <table:table-cell office:value-type="float" office:value="148.38" calcext:value-type="float">
            <text:p>148.38</text:p>
          </table:table-cell>
          <table:table-cell office:value-type="float" office:value="286.53" calcext:value-type="float">
            <text:p>286.53</text:p>
          </table:table-cell>
          <table:table-cell office:value-type="float" office:value="354.52" calcext:value-type="float">
            <text:p>354.52</text:p>
          </table:table-cell>
        </table:table-row>
        <table:table-row table:style-name="ro1">
          <table:table-cell office:value-type="float" office:value="8318481" calcext:value-type="float">
            <text:p>8318481</text:p>
          </table:table-cell>
          <table:table-cell table:formula="of:=[.A522]/1000/(60*60*24)" office:value-type="time" office:time-value="PT02H18M38.481S" calcext:value-type="time">
            <text:p>02:18:38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287.07" calcext:value-type="float">
            <text:p>287.07</text:p>
          </table:table-cell>
          <table:table-cell office:value-type="float" office:value="355.17" calcext:value-type="float">
            <text:p>355.17</text:p>
          </table:table-cell>
        </table:table-row>
        <table:table-row table:style-name="ro1">
          <table:table-cell office:value-type="float" office:value="8334481" calcext:value-type="float">
            <text:p>8334481</text:p>
          </table:table-cell>
          <table:table-cell table:formula="of:=[.A523]/1000/(60*60*24)" office:value-type="time" office:time-value="PT02H18M54.481S" calcext:value-type="time">
            <text:p>02:18:54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87.62" calcext:value-type="float">
            <text:p>287.62</text:p>
          </table:table-cell>
          <table:table-cell office:value-type="float" office:value="355.83" calcext:value-type="float">
            <text:p>355.83</text:p>
          </table:table-cell>
        </table:table-row>
        <table:table-row table:style-name="ro1">
          <table:table-cell office:value-type="float" office:value="8350481" calcext:value-type="float">
            <text:p>8350481</text:p>
          </table:table-cell>
          <table:table-cell table:formula="of:=[.A524]/1000/(60*60*24)" office:value-type="time" office:time-value="PT02H19M10.481S" calcext:value-type="time">
            <text:p>02:19:10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88.16" calcext:value-type="float">
            <text:p>288.16</text:p>
          </table:table-cell>
          <table:table-cell office:value-type="float" office:value="356.49" calcext:value-type="float">
            <text:p>356.49</text:p>
          </table:table-cell>
        </table:table-row>
        <table:table-row table:style-name="ro1">
          <table:table-cell office:value-type="float" office:value="8366481" calcext:value-type="float">
            <text:p>8366481</text:p>
          </table:table-cell>
          <table:table-cell table:formula="of:=[.A525]/1000/(60*60*24)" office:value-type="time" office:time-value="PT02H19M26.481S" calcext:value-type="time">
            <text:p>02:19:26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88.7" calcext:value-type="float">
            <text:p>288.7</text:p>
          </table:table-cell>
          <table:table-cell office:value-type="float" office:value="357.14" calcext:value-type="float">
            <text:p>357.14</text:p>
          </table:table-cell>
        </table:table-row>
        <table:table-row table:style-name="ro1">
          <table:table-cell office:value-type="float" office:value="8382481" calcext:value-type="float">
            <text:p>8382481</text:p>
          </table:table-cell>
          <table:table-cell table:formula="of:=[.A526]/1000/(60*60*24)" office:value-type="time" office:time-value="PT02H19M42.481S" calcext:value-type="time">
            <text:p>02:19:42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89.24" calcext:value-type="float">
            <text:p>289.24</text:p>
          </table:table-cell>
          <table:table-cell office:value-type="float" office:value="357.8" calcext:value-type="float">
            <text:p>357.8</text:p>
          </table:table-cell>
        </table:table-row>
        <table:table-row table:style-name="ro1">
          <table:table-cell office:value-type="float" office:value="8398481" calcext:value-type="float">
            <text:p>8398481</text:p>
          </table:table-cell>
          <table:table-cell table:formula="of:=[.A527]/1000/(60*60*24)" office:value-type="time" office:time-value="PT02H19M58.481S" calcext:value-type="time">
            <text:p>02:19:58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89.79" calcext:value-type="float">
            <text:p>289.79</text:p>
          </table:table-cell>
          <table:table-cell office:value-type="float" office:value="358.46" calcext:value-type="float">
            <text:p>358.46</text:p>
          </table:table-cell>
        </table:table-row>
        <table:table-row table:style-name="ro1">
          <table:table-cell office:value-type="float" office:value="8414481" calcext:value-type="float">
            <text:p>8414481</text:p>
          </table:table-cell>
          <table:table-cell table:formula="of:=[.A528]/1000/(60*60*24)" office:value-type="time" office:time-value="PT02H20M14.481S" calcext:value-type="time">
            <text:p>02:20:14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90.33" calcext:value-type="float">
            <text:p>290.33</text:p>
          </table:table-cell>
          <table:table-cell office:value-type="float" office:value="359.12" calcext:value-type="float">
            <text:p>359.12</text:p>
          </table:table-cell>
        </table:table-row>
        <table:table-row table:style-name="ro1">
          <table:table-cell office:value-type="float" office:value="8430481" calcext:value-type="float">
            <text:p>8430481</text:p>
          </table:table-cell>
          <table:table-cell table:formula="of:=[.A529]/1000/(60*60*24)" office:value-type="time" office:time-value="PT02H20M30.481S" calcext:value-type="time">
            <text:p>02:20:30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290.87" calcext:value-type="float">
            <text:p>290.87</text:p>
          </table:table-cell>
          <table:table-cell office:value-type="float" office:value="359.77" calcext:value-type="float">
            <text:p>359.77</text:p>
          </table:table-cell>
        </table:table-row>
        <table:table-row table:style-name="ro1">
          <table:table-cell office:value-type="float" office:value="8446481" calcext:value-type="float">
            <text:p>8446481</text:p>
          </table:table-cell>
          <table:table-cell table:formula="of:=[.A530]/1000/(60*60*24)" office:value-type="time" office:time-value="PT02H20M46.481S" calcext:value-type="time">
            <text:p>02:20:46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291.41" calcext:value-type="float">
            <text:p>291.41</text:p>
          </table:table-cell>
          <table:table-cell office:value-type="float" office:value="360.43" calcext:value-type="float">
            <text:p>360.43</text:p>
          </table:table-cell>
        </table:table-row>
        <table:table-row table:style-name="ro1">
          <table:table-cell office:value-type="float" office:value="8462481" calcext:value-type="float">
            <text:p>8462481</text:p>
          </table:table-cell>
          <table:table-cell table:formula="of:=[.A531]/1000/(60*60*24)" office:value-type="time" office:time-value="PT02H21M02.481S" calcext:value-type="time">
            <text:p>02:21:02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91.95" calcext:value-type="float">
            <text:p>291.95</text:p>
          </table:table-cell>
          <table:table-cell office:value-type="float" office:value="361.09" calcext:value-type="float">
            <text:p>361.09</text:p>
          </table:table-cell>
        </table:table-row>
        <table:table-row table:style-name="ro1">
          <table:table-cell office:value-type="float" office:value="8478481" calcext:value-type="float">
            <text:p>8478481</text:p>
          </table:table-cell>
          <table:table-cell table:formula="of:=[.A532]/1000/(60*60*24)" office:value-type="time" office:time-value="PT02H21M18.481S" calcext:value-type="time">
            <text:p>02:21:18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292.49" calcext:value-type="float">
            <text:p>292.49</text:p>
          </table:table-cell>
          <table:table-cell office:value-type="float" office:value="361.74" calcext:value-type="float">
            <text:p>361.74</text:p>
          </table:table-cell>
        </table:table-row>
        <table:table-row table:style-name="ro1">
          <table:table-cell office:value-type="float" office:value="8494481" calcext:value-type="float">
            <text:p>8494481</text:p>
          </table:table-cell>
          <table:table-cell table:formula="of:=[.A533]/1000/(60*60*24)" office:value-type="time" office:time-value="PT02H21M34.481S" calcext:value-type="time">
            <text:p>02:21:34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293.04" calcext:value-type="float">
            <text:p>293.04</text:p>
          </table:table-cell>
          <table:table-cell office:value-type="float" office:value="362.4" calcext:value-type="float">
            <text:p>362.4</text:p>
          </table:table-cell>
        </table:table-row>
        <table:table-row table:style-name="ro1">
          <table:table-cell office:value-type="float" office:value="8510481" calcext:value-type="float">
            <text:p>8510481</text:p>
          </table:table-cell>
          <table:table-cell table:formula="of:=[.A534]/1000/(60*60*24)" office:value-type="time" office:time-value="PT02H21M50.481S" calcext:value-type="time">
            <text:p>02:21:50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293.58" calcext:value-type="float">
            <text:p>293.58</text:p>
          </table:table-cell>
          <table:table-cell office:value-type="float" office:value="363.06" calcext:value-type="float">
            <text:p>363.06</text:p>
          </table:table-cell>
        </table:table-row>
        <table:table-row table:style-name="ro1">
          <table:table-cell office:value-type="float" office:value="8526481" calcext:value-type="float">
            <text:p>8526481</text:p>
          </table:table-cell>
          <table:table-cell table:formula="of:=[.A535]/1000/(60*60*24)" office:value-type="time" office:time-value="PT02H22M06.481S" calcext:value-type="time">
            <text:p>02:22:06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294.12" calcext:value-type="float">
            <text:p>294.12</text:p>
          </table:table-cell>
          <table:table-cell office:value-type="float" office:value="363.71" calcext:value-type="float">
            <text:p>363.71</text:p>
          </table:table-cell>
        </table:table-row>
        <table:table-row table:style-name="ro1">
          <table:table-cell office:value-type="float" office:value="8542481" calcext:value-type="float">
            <text:p>8542481</text:p>
          </table:table-cell>
          <table:table-cell table:formula="of:=[.A536]/1000/(60*60*24)" office:value-type="time" office:time-value="PT02H22M22.481S" calcext:value-type="time">
            <text:p>02:22:22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294.66" calcext:value-type="float">
            <text:p>294.66</text:p>
          </table:table-cell>
          <table:table-cell office:value-type="float" office:value="364.37" calcext:value-type="float">
            <text:p>364.37</text:p>
          </table:table-cell>
        </table:table-row>
        <table:table-row table:style-name="ro1">
          <table:table-cell office:value-type="float" office:value="8558481" calcext:value-type="float">
            <text:p>8558481</text:p>
          </table:table-cell>
          <table:table-cell table:formula="of:=[.A537]/1000/(60*60*24)" office:value-type="time" office:time-value="PT02H22M38.481S" calcext:value-type="time">
            <text:p>02:22:38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295.2" calcext:value-type="float">
            <text:p>295.2</text:p>
          </table:table-cell>
          <table:table-cell office:value-type="float" office:value="365.03" calcext:value-type="float">
            <text:p>365.03</text:p>
          </table:table-cell>
        </table:table-row>
        <table:table-row table:style-name="ro1">
          <table:table-cell office:value-type="float" office:value="8574481" calcext:value-type="float">
            <text:p>8574481</text:p>
          </table:table-cell>
          <table:table-cell table:formula="of:=[.A538]/1000/(60*60*24)" office:value-type="time" office:time-value="PT02H22M54.481S" calcext:value-type="time">
            <text:p>02:22:54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295.75" calcext:value-type="float">
            <text:p>295.75</text:p>
          </table:table-cell>
          <table:table-cell office:value-type="float" office:value="365.69" calcext:value-type="float">
            <text:p>365.69</text:p>
          </table:table-cell>
        </table:table-row>
        <table:table-row table:style-name="ro1">
          <table:table-cell office:value-type="float" office:value="8590481" calcext:value-type="float">
            <text:p>8590481</text:p>
          </table:table-cell>
          <table:table-cell table:formula="of:=[.A539]/1000/(60*60*24)" office:value-type="time" office:time-value="PT02H23M10.481S" calcext:value-type="time">
            <text:p>02:23:10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96.29" calcext:value-type="float">
            <text:p>296.29</text:p>
          </table:table-cell>
          <table:table-cell office:value-type="float" office:value="366.34" calcext:value-type="float">
            <text:p>366.34</text:p>
          </table:table-cell>
        </table:table-row>
        <table:table-row table:style-name="ro1">
          <table:table-cell office:value-type="float" office:value="8606481" calcext:value-type="float">
            <text:p>8606481</text:p>
          </table:table-cell>
          <table:table-cell table:formula="of:=[.A540]/1000/(60*60*24)" office:value-type="time" office:time-value="PT02H23M26.481S" calcext:value-type="time">
            <text:p>02:23:26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296.83" calcext:value-type="float">
            <text:p>296.83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8622481" calcext:value-type="float">
            <text:p>8622481</text:p>
          </table:table-cell>
          <table:table-cell table:formula="of:=[.A541]/1000/(60*60*24)" office:value-type="time" office:time-value="PT02H23M42.481S" calcext:value-type="time">
            <text:p>02:23:42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297.37" calcext:value-type="float">
            <text:p>297.37</text:p>
          </table:table-cell>
          <table:table-cell office:value-type="float" office:value="367.66" calcext:value-type="float">
            <text:p>367.66</text:p>
          </table:table-cell>
        </table:table-row>
        <table:table-row table:style-name="ro1">
          <table:table-cell office:value-type="float" office:value="8638481" calcext:value-type="float">
            <text:p>8638481</text:p>
          </table:table-cell>
          <table:table-cell table:formula="of:=[.A542]/1000/(60*60*24)" office:value-type="time" office:time-value="PT02H23M58.481S" calcext:value-type="time">
            <text:p>02:23:58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297.91" calcext:value-type="float">
            <text:p>297.91</text:p>
          </table:table-cell>
          <table:table-cell office:value-type="float" office:value="368.31" calcext:value-type="float">
            <text:p>368.31</text:p>
          </table:table-cell>
        </table:table-row>
        <table:table-row table:style-name="ro1">
          <table:table-cell office:value-type="float" office:value="8654481" calcext:value-type="float">
            <text:p>8654481</text:p>
          </table:table-cell>
          <table:table-cell table:formula="of:=[.A543]/1000/(60*60*24)" office:value-type="time" office:time-value="PT02H24M14.481S" calcext:value-type="time">
            <text:p>02:24:14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298.46" calcext:value-type="float">
            <text:p>298.46</text:p>
          </table:table-cell>
          <table:table-cell office:value-type="float" office:value="368.97" calcext:value-type="float">
            <text:p>368.97</text:p>
          </table:table-cell>
        </table:table-row>
        <table:table-row table:style-name="ro1">
          <table:table-cell office:value-type="float" office:value="8670481" calcext:value-type="float">
            <text:p>8670481</text:p>
          </table:table-cell>
          <table:table-cell table:formula="of:=[.A544]/1000/(60*60*24)" office:value-type="time" office:time-value="PT02H24M30.481S" calcext:value-type="time">
            <text:p>02:24:30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299" calcext:value-type="float">
            <text:p>299</text:p>
          </table:table-cell>
          <table:table-cell office:value-type="float" office:value="369.63" calcext:value-type="float">
            <text:p>369.63</text:p>
          </table:table-cell>
        </table:table-row>
        <table:table-row table:style-name="ro1">
          <table:table-cell office:value-type="float" office:value="8686481" calcext:value-type="float">
            <text:p>8686481</text:p>
          </table:table-cell>
          <table:table-cell table:formula="of:=[.A545]/1000/(60*60*24)" office:value-type="time" office:time-value="PT02H24M46.481S" calcext:value-type="time">
            <text:p>02:24:46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299.54" calcext:value-type="float">
            <text:p>299.54</text:p>
          </table:table-cell>
          <table:table-cell office:value-type="float" office:value="370.28" calcext:value-type="float">
            <text:p>370.28</text:p>
          </table:table-cell>
        </table:table-row>
        <table:table-row table:style-name="ro1">
          <table:table-cell office:value-type="float" office:value="8702481" calcext:value-type="float">
            <text:p>8702481</text:p>
          </table:table-cell>
          <table:table-cell table:formula="of:=[.A546]/1000/(60*60*24)" office:value-type="time" office:time-value="PT02H25M02.481S" calcext:value-type="time">
            <text:p>02:25:02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300.08" calcext:value-type="float">
            <text:p>300.08</text:p>
          </table:table-cell>
          <table:table-cell office:value-type="float" office:value="370.94" calcext:value-type="float">
            <text:p>370.94</text:p>
          </table:table-cell>
        </table:table-row>
        <table:table-row table:style-name="ro1">
          <table:table-cell office:value-type="float" office:value="8718481" calcext:value-type="float">
            <text:p>8718481</text:p>
          </table:table-cell>
          <table:table-cell table:formula="of:=[.A547]/1000/(60*60*24)" office:value-type="time" office:time-value="PT02H25M18.481S" calcext:value-type="time">
            <text:p>02:25:18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300.62" calcext:value-type="float">
            <text:p>300.62</text:p>
          </table:table-cell>
          <table:table-cell office:value-type="float" office:value="371.6" calcext:value-type="float">
            <text:p>371.6</text:p>
          </table:table-cell>
        </table:table-row>
        <table:table-row table:style-name="ro1">
          <table:table-cell office:value-type="float" office:value="8734481" calcext:value-type="float">
            <text:p>8734481</text:p>
          </table:table-cell>
          <table:table-cell table:formula="of:=[.A548]/1000/(60*60*24)" office:value-type="time" office:time-value="PT02H25M34.481S" calcext:value-type="time">
            <text:p>02:25:34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301.17" calcext:value-type="float">
            <text:p>301.17</text:p>
          </table:table-cell>
          <table:table-cell office:value-type="float" office:value="372.25" calcext:value-type="float">
            <text:p>372.25</text:p>
          </table:table-cell>
        </table:table-row>
        <table:table-row table:style-name="ro1">
          <table:table-cell office:value-type="float" office:value="8750481" calcext:value-type="float">
            <text:p>8750481</text:p>
          </table:table-cell>
          <table:table-cell table:formula="of:=[.A549]/1000/(60*60*24)" office:value-type="time" office:time-value="PT02H25M50.481S" calcext:value-type="time">
            <text:p>02:25:50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301.71" calcext:value-type="float">
            <text:p>301.71</text:p>
          </table:table-cell>
          <table:table-cell office:value-type="float" office:value="372.91" calcext:value-type="float">
            <text:p>372.91</text:p>
          </table:table-cell>
        </table:table-row>
        <table:table-row table:style-name="ro1">
          <table:table-cell office:value-type="float" office:value="8766479" calcext:value-type="float">
            <text:p>8766479</text:p>
          </table:table-cell>
          <table:table-cell table:formula="of:=[.A550]/1000/(60*60*24)" office:value-type="time" office:time-value="PT02H26M06.479S" calcext:value-type="time">
            <text:p>02:26:06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302.25" calcext:value-type="float">
            <text:p>302.25</text:p>
          </table:table-cell>
          <table:table-cell office:value-type="float" office:value="373.57" calcext:value-type="float">
            <text:p>373.57</text:p>
          </table:table-cell>
        </table:table-row>
        <table:table-row table:style-name="ro1">
          <table:table-cell office:value-type="float" office:value="8782481" calcext:value-type="float">
            <text:p>8782481</text:p>
          </table:table-cell>
          <table:table-cell table:formula="of:=[.A551]/1000/(60*60*24)" office:value-type="time" office:time-value="PT02H26M22.481S" calcext:value-type="time">
            <text:p>02:26:22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302.79" calcext:value-type="float">
            <text:p>302.79</text:p>
          </table:table-cell>
          <table:table-cell office:value-type="float" office:value="374.22" calcext:value-type="float">
            <text:p>374.22</text:p>
          </table:table-cell>
        </table:table-row>
        <table:table-row table:style-name="ro1">
          <table:table-cell office:value-type="float" office:value="8798481" calcext:value-type="float">
            <text:p>8798481</text:p>
          </table:table-cell>
          <table:table-cell table:formula="of:=[.A552]/1000/(60*60*24)" office:value-type="time" office:time-value="PT02H26M38.481S" calcext:value-type="time">
            <text:p>02:26:38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303.33" calcext:value-type="float">
            <text:p>303.33</text:p>
          </table:table-cell>
          <table:table-cell office:value-type="float" office:value="374.88" calcext:value-type="float">
            <text:p>374.88</text:p>
          </table:table-cell>
        </table:table-row>
        <table:table-row table:style-name="ro1">
          <table:table-cell office:value-type="float" office:value="8814481" calcext:value-type="float">
            <text:p>8814481</text:p>
          </table:table-cell>
          <table:table-cell table:formula="of:=[.A553]/1000/(60*60*24)" office:value-type="time" office:time-value="PT02H26M54.481S" calcext:value-type="time">
            <text:p>02:26:54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303.88" calcext:value-type="float">
            <text:p>303.88</text:p>
          </table:table-cell>
          <table:table-cell office:value-type="float" office:value="375.54" calcext:value-type="float">
            <text:p>375.54</text:p>
          </table:table-cell>
        </table:table-row>
        <table:table-row table:style-name="ro1">
          <table:table-cell office:value-type="float" office:value="8830481" calcext:value-type="float">
            <text:p>8830481</text:p>
          </table:table-cell>
          <table:table-cell table:formula="of:=[.A554]/1000/(60*60*24)" office:value-type="time" office:time-value="PT02H27M10.481S" calcext:value-type="time">
            <text:p>02:27:10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304.42" calcext:value-type="float">
            <text:p>304.42</text:p>
          </table:table-cell>
          <table:table-cell office:value-type="float" office:value="376.2" calcext:value-type="float">
            <text:p>376.2</text:p>
          </table:table-cell>
        </table:table-row>
        <table:table-row table:style-name="ro1">
          <table:table-cell office:value-type="float" office:value="8846481" calcext:value-type="float">
            <text:p>8846481</text:p>
          </table:table-cell>
          <table:table-cell table:formula="of:=[.A555]/1000/(60*60*24)" office:value-type="time" office:time-value="PT02H27M26.481S" calcext:value-type="time">
            <text:p>02:27:26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304.96" calcext:value-type="float">
            <text:p>304.96</text:p>
          </table:table-cell>
          <table:table-cell office:value-type="float" office:value="376.85" calcext:value-type="float">
            <text:p>376.85</text:p>
          </table:table-cell>
        </table:table-row>
        <table:table-row table:style-name="ro1">
          <table:table-cell office:value-type="float" office:value="8862481" calcext:value-type="float">
            <text:p>8862481</text:p>
          </table:table-cell>
          <table:table-cell table:formula="of:=[.A556]/1000/(60*60*24)" office:value-type="time" office:time-value="PT02H27M42.481S" calcext:value-type="time">
            <text:p>02:27:42</text:p>
          </table:table-cell>
          <table:table-cell office:value-type="float" office:value="1.22" calcext:value-type="float">
            <text:p>1.22</text:p>
          </table:table-cell>
          <table:table-cell office:value-type="float" office:value="121.9" calcext:value-type="float">
            <text:p>121.9</text:p>
          </table:table-cell>
          <table:table-cell office:value-type="float" office:value="148.25" calcext:value-type="float">
            <text:p>148.25</text:p>
          </table:table-cell>
          <table:table-cell office:value-type="float" office:value="305.5" calcext:value-type="float">
            <text:p>305.5</text:p>
          </table:table-cell>
          <table:table-cell office:value-type="float" office:value="377.51" calcext:value-type="float">
            <text:p>377.51</text:p>
          </table:table-cell>
        </table:table-row>
        <table:table-row table:style-name="ro1">
          <table:table-cell office:value-type="float" office:value="8878481" calcext:value-type="float">
            <text:p>8878481</text:p>
          </table:table-cell>
          <table:table-cell table:formula="of:=[.A557]/1000/(60*60*24)" office:value-type="time" office:time-value="PT02H27M58.481S" calcext:value-type="time">
            <text:p>02:27:58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306.04" calcext:value-type="float">
            <text:p>306.04</text:p>
          </table:table-cell>
          <table:table-cell office:value-type="float" office:value="378.17" calcext:value-type="float">
            <text:p>378.17</text:p>
          </table:table-cell>
        </table:table-row>
        <table:table-row table:style-name="ro1">
          <table:table-cell office:value-type="float" office:value="8894481" calcext:value-type="float">
            <text:p>8894481</text:p>
          </table:table-cell>
          <table:table-cell table:formula="of:=[.A558]/1000/(60*60*24)" office:value-type="time" office:time-value="PT02H28M14.481S" calcext:value-type="time">
            <text:p>02:28:14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306.59" calcext:value-type="float">
            <text:p>306.59</text:p>
          </table:table-cell>
          <table:table-cell office:value-type="float" office:value="378.82" calcext:value-type="float">
            <text:p>378.82</text:p>
          </table:table-cell>
        </table:table-row>
        <table:table-row table:style-name="ro1">
          <table:table-cell office:value-type="float" office:value="8910481" calcext:value-type="float">
            <text:p>8910481</text:p>
          </table:table-cell>
          <table:table-cell table:formula="of:=[.A559]/1000/(60*60*24)" office:value-type="time" office:time-value="PT02H28M30.481S" calcext:value-type="time">
            <text:p>02:28:30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307.13" calcext:value-type="float">
            <text:p>307.13</text:p>
          </table:table-cell>
          <table:table-cell office:value-type="float" office:value="379.48" calcext:value-type="float">
            <text:p>379.48</text:p>
          </table:table-cell>
        </table:table-row>
        <table:table-row table:style-name="ro1">
          <table:table-cell office:value-type="float" office:value="8926481" calcext:value-type="float">
            <text:p>8926481</text:p>
          </table:table-cell>
          <table:table-cell table:formula="of:=[.A560]/1000/(60*60*24)" office:value-type="time" office:time-value="PT02H28M46.481S" calcext:value-type="time">
            <text:p>02:28:46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307.67" calcext:value-type="float">
            <text:p>307.67</text:p>
          </table:table-cell>
          <table:table-cell office:value-type="float" office:value="380.14" calcext:value-type="float">
            <text:p>380.14</text:p>
          </table:table-cell>
        </table:table-row>
        <table:table-row table:style-name="ro1">
          <table:table-cell office:value-type="float" office:value="8942479" calcext:value-type="float">
            <text:p>8942479</text:p>
          </table:table-cell>
          <table:table-cell table:formula="of:=[.A561]/1000/(60*60*24)" office:value-type="time" office:time-value="PT02H29M02.479S" calcext:value-type="time">
            <text:p>02:29:02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308.21" calcext:value-type="float">
            <text:p>308.21</text:p>
          </table:table-cell>
          <table:table-cell office:value-type="float" office:value="380.79" calcext:value-type="float">
            <text:p>380.79</text:p>
          </table:table-cell>
        </table:table-row>
        <table:table-row table:style-name="ro1">
          <table:table-cell office:value-type="float" office:value="8958481" calcext:value-type="float">
            <text:p>8958481</text:p>
          </table:table-cell>
          <table:table-cell table:formula="of:=[.A562]/1000/(60*60*24)" office:value-type="time" office:time-value="PT02H29M18.481S" calcext:value-type="time">
            <text:p>02:29:18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308.75" calcext:value-type="float">
            <text:p>308.75</text:p>
          </table:table-cell>
          <table:table-cell office:value-type="float" office:value="381.45" calcext:value-type="float">
            <text:p>381.45</text:p>
          </table:table-cell>
        </table:table-row>
        <table:table-row table:style-name="ro1">
          <table:table-cell office:value-type="float" office:value="8974481" calcext:value-type="float">
            <text:p>8974481</text:p>
          </table:table-cell>
          <table:table-cell table:formula="of:=[.A563]/1000/(60*60*24)" office:value-type="time" office:time-value="PT02H29M34.481S" calcext:value-type="time">
            <text:p>02:29:34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309.3" calcext:value-type="float">
            <text:p>309.3</text:p>
          </table:table-cell>
          <table:table-cell office:value-type="float" office:value="382.11" calcext:value-type="float">
            <text:p>382.11</text:p>
          </table:table-cell>
        </table:table-row>
        <table:table-row table:style-name="ro1">
          <table:table-cell office:value-type="float" office:value="8990481" calcext:value-type="float">
            <text:p>8990481</text:p>
          </table:table-cell>
          <table:table-cell table:formula="of:=[.A564]/1000/(60*60*24)" office:value-type="time" office:time-value="PT02H29M50.481S" calcext:value-type="time">
            <text:p>02:29:50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309.84" calcext:value-type="float">
            <text:p>309.84</text:p>
          </table:table-cell>
          <table:table-cell office:value-type="float" office:value="382.76" calcext:value-type="float">
            <text:p>382.76</text:p>
          </table:table-cell>
        </table:table-row>
        <table:table-row table:style-name="ro1">
          <table:table-cell office:value-type="float" office:value="9006481" calcext:value-type="float">
            <text:p>9006481</text:p>
          </table:table-cell>
          <table:table-cell table:formula="of:=[.A565]/1000/(60*60*24)" office:value-type="time" office:time-value="PT02H30M06.481S" calcext:value-type="time">
            <text:p>02:30:06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310.38" calcext:value-type="float">
            <text:p>310.38</text:p>
          </table:table-cell>
          <table:table-cell office:value-type="float" office:value="383.42" calcext:value-type="float">
            <text:p>383.42</text:p>
          </table:table-cell>
        </table:table-row>
        <table:table-row table:style-name="ro1">
          <table:table-cell office:value-type="float" office:value="9022481" calcext:value-type="float">
            <text:p>9022481</text:p>
          </table:table-cell>
          <table:table-cell table:formula="of:=[.A566]/1000/(60*60*24)" office:value-type="time" office:time-value="PT02H30M22.481S" calcext:value-type="time">
            <text:p>02:30:22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310.92" calcext:value-type="float">
            <text:p>310.92</text:p>
          </table:table-cell>
          <table:table-cell office:value-type="float" office:value="384.08" calcext:value-type="float">
            <text:p>384.08</text:p>
          </table:table-cell>
        </table:table-row>
        <table:table-row table:style-name="ro1">
          <table:table-cell office:value-type="float" office:value="9038481" calcext:value-type="float">
            <text:p>9038481</text:p>
          </table:table-cell>
          <table:table-cell table:formula="of:=[.A567]/1000/(60*60*24)" office:value-type="time" office:time-value="PT02H30M38.481S" calcext:value-type="time">
            <text:p>02:30:38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311.46" calcext:value-type="float">
            <text:p>311.46</text:p>
          </table:table-cell>
          <table:table-cell office:value-type="float" office:value="384.73" calcext:value-type="float">
            <text:p>384.73</text:p>
          </table:table-cell>
        </table:table-row>
        <table:table-row table:style-name="ro1">
          <table:table-cell office:value-type="float" office:value="9054481" calcext:value-type="float">
            <text:p>9054481</text:p>
          </table:table-cell>
          <table:table-cell table:formula="of:=[.A568]/1000/(60*60*24)" office:value-type="time" office:time-value="PT02H30M54.481S" calcext:value-type="time">
            <text:p>02:30:54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312" calcext:value-type="float">
            <text:p>312</text:p>
          </table:table-cell>
          <table:table-cell office:value-type="float" office:value="385.39" calcext:value-type="float">
            <text:p>385.39</text:p>
          </table:table-cell>
        </table:table-row>
        <table:table-row table:style-name="ro1">
          <table:table-cell office:value-type="float" office:value="9070481" calcext:value-type="float">
            <text:p>9070481</text:p>
          </table:table-cell>
          <table:table-cell table:formula="of:=[.A569]/1000/(60*60*24)" office:value-type="time" office:time-value="PT02H31M10.481S" calcext:value-type="time">
            <text:p>02:31:10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312.55" calcext:value-type="float">
            <text:p>312.55</text:p>
          </table:table-cell>
          <table:table-cell office:value-type="float" office:value="386.05" calcext:value-type="float">
            <text:p>386.05</text:p>
          </table:table-cell>
        </table:table-row>
        <table:table-row table:style-name="ro1">
          <table:table-cell office:value-type="float" office:value="9086481" calcext:value-type="float">
            <text:p>9086481</text:p>
          </table:table-cell>
          <table:table-cell table:formula="of:=[.A570]/1000/(60*60*24)" office:value-type="time" office:time-value="PT02H31M26.481S" calcext:value-type="time">
            <text:p>02:31:26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313.09" calcext:value-type="float">
            <text:p>313.09</text:p>
          </table:table-cell>
          <table:table-cell office:value-type="float" office:value="386.71" calcext:value-type="float">
            <text:p>386.71</text:p>
          </table:table-cell>
        </table:table-row>
        <table:table-row table:style-name="ro1">
          <table:table-cell office:value-type="float" office:value="9102481" calcext:value-type="float">
            <text:p>9102481</text:p>
          </table:table-cell>
          <table:table-cell table:formula="of:=[.A571]/1000/(60*60*24)" office:value-type="time" office:time-value="PT02H31M42.481S" calcext:value-type="time">
            <text:p>02:31:42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313.63" calcext:value-type="float">
            <text:p>313.63</text:p>
          </table:table-cell>
          <table:table-cell office:value-type="float" office:value="387.36" calcext:value-type="float">
            <text:p>387.36</text:p>
          </table:table-cell>
        </table:table-row>
        <table:table-row table:style-name="ro1">
          <table:table-cell office:value-type="float" office:value="9118481" calcext:value-type="float">
            <text:p>9118481</text:p>
          </table:table-cell>
          <table:table-cell table:formula="of:=[.A572]/1000/(60*60*24)" office:value-type="time" office:time-value="PT02H31M58.481S" calcext:value-type="time">
            <text:p>02:31:58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314.17" calcext:value-type="float">
            <text:p>314.17</text:p>
          </table:table-cell>
          <table:table-cell office:value-type="float" office:value="388.02" calcext:value-type="float">
            <text:p>388.02</text:p>
          </table:table-cell>
        </table:table-row>
        <table:table-row table:style-name="ro1">
          <table:table-cell office:value-type="float" office:value="9134481" calcext:value-type="float">
            <text:p>9134481</text:p>
          </table:table-cell>
          <table:table-cell table:formula="of:=[.A573]/1000/(60*60*24)" office:value-type="time" office:time-value="PT02H32M14.481S" calcext:value-type="time">
            <text:p>02:32:14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314.71" calcext:value-type="float">
            <text:p>314.71</text:p>
          </table:table-cell>
          <table:table-cell office:value-type="float" office:value="388.68" calcext:value-type="float">
            <text:p>388.68</text:p>
          </table:table-cell>
        </table:table-row>
        <table:table-row table:style-name="ro1">
          <table:table-cell office:value-type="float" office:value="9150481" calcext:value-type="float">
            <text:p>9150481</text:p>
          </table:table-cell>
          <table:table-cell table:formula="of:=[.A574]/1000/(60*60*24)" office:value-type="time" office:time-value="PT02H32M30.481S" calcext:value-type="time">
            <text:p>02:32:30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6" calcext:value-type="float">
            <text:p>147.76</text:p>
          </table:table-cell>
          <table:table-cell office:value-type="float" office:value="315.26" calcext:value-type="float">
            <text:p>315.26</text:p>
          </table:table-cell>
          <table:table-cell office:value-type="float" office:value="389.33" calcext:value-type="float">
            <text:p>389.33</text:p>
          </table:table-cell>
        </table:table-row>
        <table:table-row table:style-name="ro1">
          <table:table-cell office:value-type="float" office:value="9166481" calcext:value-type="float">
            <text:p>9166481</text:p>
          </table:table-cell>
          <table:table-cell table:formula="of:=[.A575]/1000/(60*60*24)" office:value-type="time" office:time-value="PT02H32M46.481S" calcext:value-type="time">
            <text:p>02:32:46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315.8" calcext:value-type="float">
            <text:p>315.8</text:p>
          </table:table-cell>
          <table:table-cell office:value-type="float" office:value="389.99" calcext:value-type="float">
            <text:p>389.99</text:p>
          </table:table-cell>
        </table:table-row>
        <table:table-row table:style-name="ro1">
          <table:table-cell office:value-type="float" office:value="9182481" calcext:value-type="float">
            <text:p>9182481</text:p>
          </table:table-cell>
          <table:table-cell table:formula="of:=[.A576]/1000/(60*60*24)" office:value-type="time" office:time-value="PT02H33M02.481S" calcext:value-type="time">
            <text:p>02:33:02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316.34" calcext:value-type="float">
            <text:p>316.34</text:p>
          </table:table-cell>
          <table:table-cell office:value-type="float" office:value="390.65" calcext:value-type="float">
            <text:p>390.65</text:p>
          </table:table-cell>
        </table:table-row>
        <table:table-row table:style-name="ro1">
          <table:table-cell office:value-type="float" office:value="9198481" calcext:value-type="float">
            <text:p>9198481</text:p>
          </table:table-cell>
          <table:table-cell table:formula="of:=[.A577]/1000/(60*60*24)" office:value-type="time" office:time-value="PT02H33M18.481S" calcext:value-type="time">
            <text:p>02:33:18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316.88" calcext:value-type="float">
            <text:p>316.88</text:p>
          </table:table-cell>
          <table:table-cell office:value-type="float" office:value="391.3" calcext:value-type="float">
            <text:p>391.3</text:p>
          </table:table-cell>
        </table:table-row>
        <table:table-row table:style-name="ro1">
          <table:table-cell office:value-type="float" office:value="9214479" calcext:value-type="float">
            <text:p>9214479</text:p>
          </table:table-cell>
          <table:table-cell table:formula="of:=[.A578]/1000/(60*60*24)" office:value-type="time" office:time-value="PT02H33M34.479S" calcext:value-type="time">
            <text:p>02:33:34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317.42" calcext:value-type="float">
            <text:p>317.42</text:p>
          </table:table-cell>
          <table:table-cell office:value-type="float" office:value="391.96" calcext:value-type="float">
            <text:p>391.96</text:p>
          </table:table-cell>
        </table:table-row>
        <table:table-row table:style-name="ro1">
          <table:table-cell office:value-type="float" office:value="9230481" calcext:value-type="float">
            <text:p>9230481</text:p>
          </table:table-cell>
          <table:table-cell table:formula="of:=[.A579]/1000/(60*60*24)" office:value-type="time" office:time-value="PT02H33M50.481S" calcext:value-type="time">
            <text:p>02:33:50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317.97" calcext:value-type="float">
            <text:p>317.97</text:p>
          </table:table-cell>
          <table:table-cell office:value-type="float" office:value="392.62" calcext:value-type="float">
            <text:p>392.62</text:p>
          </table:table-cell>
        </table:table-row>
        <table:table-row table:style-name="ro1">
          <table:table-cell office:value-type="float" office:value="9246481" calcext:value-type="float">
            <text:p>9246481</text:p>
          </table:table-cell>
          <table:table-cell table:formula="of:=[.A580]/1000/(60*60*24)" office:value-type="time" office:time-value="PT02H34M06.481S" calcext:value-type="time">
            <text:p>02:34:06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318.51" calcext:value-type="float">
            <text:p>318.51</text:p>
          </table:table-cell>
          <table:table-cell office:value-type="float" office:value="393.27" calcext:value-type="float">
            <text:p>393.27</text:p>
          </table:table-cell>
        </table:table-row>
        <table:table-row table:style-name="ro1">
          <table:table-cell office:value-type="float" office:value="9262481" calcext:value-type="float">
            <text:p>9262481</text:p>
          </table:table-cell>
          <table:table-cell table:formula="of:=[.A581]/1000/(60*60*24)" office:value-type="time" office:time-value="PT02H34M22.481S" calcext:value-type="time">
            <text:p>02:34:22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6" calcext:value-type="float">
            <text:p>147.76</text:p>
          </table:table-cell>
          <table:table-cell office:value-type="float" office:value="319.05" calcext:value-type="float">
            <text:p>319.05</text:p>
          </table:table-cell>
          <table:table-cell office:value-type="float" office:value="393.93" calcext:value-type="float">
            <text:p>393.93</text:p>
          </table:table-cell>
        </table:table-row>
        <table:table-row table:style-name="ro1">
          <table:table-cell office:value-type="float" office:value="9278481" calcext:value-type="float">
            <text:p>9278481</text:p>
          </table:table-cell>
          <table:table-cell table:formula="of:=[.A582]/1000/(60*60*24)" office:value-type="time" office:time-value="PT02H34M38.481S" calcext:value-type="time">
            <text:p>02:34:38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319.59" calcext:value-type="float">
            <text:p>319.59</text:p>
          </table:table-cell>
          <table:table-cell office:value-type="float" office:value="394.59" calcext:value-type="float">
            <text:p>394.59</text:p>
          </table:table-cell>
        </table:table-row>
        <table:table-row table:style-name="ro1">
          <table:table-cell office:value-type="float" office:value="9294481" calcext:value-type="float">
            <text:p>9294481</text:p>
          </table:table-cell>
          <table:table-cell table:formula="of:=[.A583]/1000/(60*60*24)" office:value-type="time" office:time-value="PT02H34M54.481S" calcext:value-type="time">
            <text:p>02:34:54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6" calcext:value-type="float">
            <text:p>147.76</text:p>
          </table:table-cell>
          <table:table-cell office:value-type="float" office:value="320.13" calcext:value-type="float">
            <text:p>320.13</text:p>
          </table:table-cell>
          <table:table-cell office:value-type="float" office:value="395.24" calcext:value-type="float">
            <text:p>395.24</text:p>
          </table:table-cell>
        </table:table-row>
        <table:table-row table:style-name="ro1">
          <table:table-cell office:value-type="float" office:value="9310481" calcext:value-type="float">
            <text:p>9310481</text:p>
          </table:table-cell>
          <table:table-cell table:formula="of:=[.A584]/1000/(60*60*24)" office:value-type="time" office:time-value="PT02H35M10.481S" calcext:value-type="time">
            <text:p>02:35:10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320.67" calcext:value-type="float">
            <text:p>320.67</text:p>
          </table:table-cell>
          <table:table-cell office:value-type="float" office:value="395.9" calcext:value-type="float">
            <text:p>395.9</text:p>
          </table:table-cell>
        </table:table-row>
        <table:table-row table:style-name="ro1">
          <table:table-cell office:value-type="float" office:value="9326481" calcext:value-type="float">
            <text:p>9326481</text:p>
          </table:table-cell>
          <table:table-cell table:formula="of:=[.A585]/1000/(60*60*24)" office:value-type="time" office:time-value="PT02H35M26.481S" calcext:value-type="time">
            <text:p>02:35:26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321.22" calcext:value-type="float">
            <text:p>321.22</text:p>
          </table:table-cell>
          <table:table-cell office:value-type="float" office:value="396.56" calcext:value-type="float">
            <text:p>396.56</text:p>
          </table:table-cell>
        </table:table-row>
        <table:table-row table:style-name="ro1">
          <table:table-cell office:value-type="float" office:value="9342481" calcext:value-type="float">
            <text:p>9342481</text:p>
          </table:table-cell>
          <table:table-cell table:formula="of:=[.A586]/1000/(60*60*24)" office:value-type="time" office:time-value="PT02H35M42.481S" calcext:value-type="time">
            <text:p>02:35:42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321.76" calcext:value-type="float">
            <text:p>321.76</text:p>
          </table:table-cell>
          <table:table-cell office:value-type="float" office:value="397.21" calcext:value-type="float">
            <text:p>397.21</text:p>
          </table:table-cell>
        </table:table-row>
        <table:table-row table:style-name="ro1">
          <table:table-cell office:value-type="float" office:value="9358481" calcext:value-type="float">
            <text:p>9358481</text:p>
          </table:table-cell>
          <table:table-cell table:formula="of:=[.A587]/1000/(60*60*24)" office:value-type="time" office:time-value="PT02H35M58.481S" calcext:value-type="time">
            <text:p>02:35:58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322.3" calcext:value-type="float">
            <text:p>322.3</text:p>
          </table:table-cell>
          <table:table-cell office:value-type="float" office:value="397.87" calcext:value-type="float">
            <text:p>397.87</text:p>
          </table:table-cell>
        </table:table-row>
        <table:table-row table:style-name="ro1">
          <table:table-cell office:value-type="float" office:value="9374481" calcext:value-type="float">
            <text:p>9374481</text:p>
          </table:table-cell>
          <table:table-cell table:formula="of:=[.A588]/1000/(60*60*24)" office:value-type="time" office:time-value="PT02H36M14.481S" calcext:value-type="time">
            <text:p>02:36:14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322.84" calcext:value-type="float">
            <text:p>322.84</text:p>
          </table:table-cell>
          <table:table-cell office:value-type="float" office:value="398.53" calcext:value-type="float">
            <text:p>398.53</text:p>
          </table:table-cell>
        </table:table-row>
        <table:table-row table:style-name="ro1">
          <table:table-cell office:value-type="float" office:value="9390481" calcext:value-type="float">
            <text:p>9390481</text:p>
          </table:table-cell>
          <table:table-cell table:formula="of:=[.A589]/1000/(60*60*24)" office:value-type="time" office:time-value="PT02H36M30.481S" calcext:value-type="time">
            <text:p>02:36:30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323.38" calcext:value-type="float">
            <text:p>323.38</text:p>
          </table:table-cell>
          <table:table-cell office:value-type="float" office:value="399.18" calcext:value-type="float">
            <text:p>399.18</text:p>
          </table:table-cell>
        </table:table-row>
        <table:table-row table:style-name="ro1">
          <table:table-cell office:value-type="float" office:value="9406481" calcext:value-type="float">
            <text:p>9406481</text:p>
          </table:table-cell>
          <table:table-cell table:formula="of:=[.A590]/1000/(60*60*24)" office:value-type="time" office:time-value="PT02H36M46.481S" calcext:value-type="time">
            <text:p>02:36:46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6" calcext:value-type="float">
            <text:p>147.76</text:p>
          </table:table-cell>
          <table:table-cell office:value-type="float" office:value="323.93" calcext:value-type="float">
            <text:p>323.93</text:p>
          </table:table-cell>
          <table:table-cell office:value-type="float" office:value="399.84" calcext:value-type="float">
            <text:p>399.84</text:p>
          </table:table-cell>
        </table:table-row>
        <table:table-row table:style-name="ro1">
          <table:table-cell office:value-type="float" office:value="9422481" calcext:value-type="float">
            <text:p>9422481</text:p>
          </table:table-cell>
          <table:table-cell table:formula="of:=[.A591]/1000/(60*60*24)" office:value-type="time" office:time-value="PT02H37M02.481S" calcext:value-type="time">
            <text:p>02:37:02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324.47" calcext:value-type="float">
            <text:p>324.47</text:p>
          </table:table-cell>
          <table:table-cell office:value-type="float" office:value="400.5" calcext:value-type="float">
            <text:p>400.5</text:p>
          </table:table-cell>
        </table:table-row>
        <table:table-row table:style-name="ro1">
          <table:table-cell office:value-type="float" office:value="9438481" calcext:value-type="float">
            <text:p>9438481</text:p>
          </table:table-cell>
          <table:table-cell table:formula="of:=[.A592]/1000/(60*60*24)" office:value-type="time" office:time-value="PT02H37M18.481S" calcext:value-type="time">
            <text:p>02:37:18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325.01" calcext:value-type="float">
            <text:p>325.01</text:p>
          </table:table-cell>
          <table:table-cell office:value-type="float" office:value="401.15" calcext:value-type="float">
            <text:p>401.15</text:p>
          </table:table-cell>
        </table:table-row>
        <table:table-row table:style-name="ro1">
          <table:table-cell office:value-type="float" office:value="9454481" calcext:value-type="float">
            <text:p>9454481</text:p>
          </table:table-cell>
          <table:table-cell table:formula="of:=[.A593]/1000/(60*60*24)" office:value-type="time" office:time-value="PT02H37M34.481S" calcext:value-type="time">
            <text:p>02:37:34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325.55" calcext:value-type="float">
            <text:p>325.55</text:p>
          </table:table-cell>
          <table:table-cell office:value-type="float" office:value="401.81" calcext:value-type="float">
            <text:p>401.81</text:p>
          </table:table-cell>
        </table:table-row>
        <table:table-row table:style-name="ro1">
          <table:table-cell office:value-type="float" office:value="9470481" calcext:value-type="float">
            <text:p>9470481</text:p>
          </table:table-cell>
          <table:table-cell table:formula="of:=[.A594]/1000/(60*60*24)" office:value-type="time" office:time-value="PT02H37M50.481S" calcext:value-type="time">
            <text:p>02:37:50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326.09" calcext:value-type="float">
            <text:p>326.09</text:p>
          </table:table-cell>
          <table:table-cell office:value-type="float" office:value="402.46" calcext:value-type="float">
            <text:p>402.46</text:p>
          </table:table-cell>
        </table:table-row>
        <table:table-row table:style-name="ro1">
          <table:table-cell office:value-type="float" office:value="9486481" calcext:value-type="float">
            <text:p>9486481</text:p>
          </table:table-cell>
          <table:table-cell table:formula="of:=[.A595]/1000/(60*60*24)" office:value-type="time" office:time-value="PT02H38M06.481S" calcext:value-type="time">
            <text:p>02:38:06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326.63" calcext:value-type="float">
            <text:p>326.63</text:p>
          </table:table-cell>
          <table:table-cell office:value-type="float" office:value="403.12" calcext:value-type="float">
            <text:p>403.12</text:p>
          </table:table-cell>
        </table:table-row>
        <table:table-row table:style-name="ro1">
          <table:table-cell office:value-type="float" office:value="9502481" calcext:value-type="float">
            <text:p>9502481</text:p>
          </table:table-cell>
          <table:table-cell table:formula="of:=[.A596]/1000/(60*60*24)" office:value-type="time" office:time-value="PT02H38M22.481S" calcext:value-type="time">
            <text:p>02:38:22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327.18" calcext:value-type="float">
            <text:p>327.18</text:p>
          </table:table-cell>
          <table:table-cell office:value-type="float" office:value="403.78" calcext:value-type="float">
            <text:p>403.78</text:p>
          </table:table-cell>
        </table:table-row>
        <table:table-row table:style-name="ro1">
          <table:table-cell office:value-type="float" office:value="9518481" calcext:value-type="float">
            <text:p>9518481</text:p>
          </table:table-cell>
          <table:table-cell table:formula="of:=[.A597]/1000/(60*60*24)" office:value-type="time" office:time-value="PT02H38M38.481S" calcext:value-type="time">
            <text:p>02:38:38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327.72" calcext:value-type="float">
            <text:p>327.72</text:p>
          </table:table-cell>
          <table:table-cell office:value-type="float" office:value="404.43" calcext:value-type="float">
            <text:p>404.43</text:p>
          </table:table-cell>
        </table:table-row>
        <table:table-row table:style-name="ro1">
          <table:table-cell office:value-type="float" office:value="9534481" calcext:value-type="float">
            <text:p>9534481</text:p>
          </table:table-cell>
          <table:table-cell table:formula="of:=[.A598]/1000/(60*60*24)" office:value-type="time" office:time-value="PT02H38M54.481S" calcext:value-type="time">
            <text:p>02:38:54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328.26" calcext:value-type="float">
            <text:p>328.26</text:p>
          </table:table-cell>
          <table:table-cell office:value-type="float" office:value="405.09" calcext:value-type="float">
            <text:p>405.09</text:p>
          </table:table-cell>
        </table:table-row>
        <table:table-row table:style-name="ro1">
          <table:table-cell office:value-type="float" office:value="9550481" calcext:value-type="float">
            <text:p>9550481</text:p>
          </table:table-cell>
          <table:table-cell table:formula="of:=[.A599]/1000/(60*60*24)" office:value-type="time" office:time-value="PT02H39M10.481S" calcext:value-type="time">
            <text:p>02:39:10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6" calcext:value-type="float">
            <text:p>147.76</text:p>
          </table:table-cell>
          <table:table-cell office:value-type="float" office:value="328.8" calcext:value-type="float">
            <text:p>328.8</text:p>
          </table:table-cell>
          <table:table-cell office:value-type="float" office:value="405.75" calcext:value-type="float">
            <text:p>405.75</text:p>
          </table:table-cell>
        </table:table-row>
        <table:table-row table:style-name="ro1">
          <table:table-cell office:value-type="float" office:value="9566481" calcext:value-type="float">
            <text:p>9566481</text:p>
          </table:table-cell>
          <table:table-cell table:formula="of:=[.A600]/1000/(60*60*24)" office:value-type="time" office:time-value="PT02H39M26.481S" calcext:value-type="time">
            <text:p>02:39:26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329.34" calcext:value-type="float">
            <text:p>329.34</text:p>
          </table:table-cell>
          <table:table-cell office:value-type="float" office:value="406.4" calcext:value-type="float">
            <text:p>406.4</text:p>
          </table:table-cell>
        </table:table-row>
        <table:table-row table:style-name="ro1">
          <table:table-cell office:value-type="float" office:value="9582481" calcext:value-type="float">
            <text:p>9582481</text:p>
          </table:table-cell>
          <table:table-cell table:formula="of:=[.A601]/1000/(60*60*24)" office:value-type="time" office:time-value="PT02H39M42.481S" calcext:value-type="time">
            <text:p>02:39:42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16" calcext:value-type="float">
            <text:p>147.16</text:p>
          </table:table-cell>
          <table:table-cell office:value-type="float" office:value="329.88" calcext:value-type="float">
            <text:p>329.88</text:p>
          </table:table-cell>
          <table:table-cell office:value-type="float" office:value="407.06" calcext:value-type="float">
            <text:p>407.06</text:p>
          </table:table-cell>
        </table:table-row>
        <table:table-row table:style-name="ro1">
          <table:table-cell office:value-type="float" office:value="9598481" calcext:value-type="float">
            <text:p>9598481</text:p>
          </table:table-cell>
          <table:table-cell table:formula="of:=[.A602]/1000/(60*60*24)" office:value-type="time" office:time-value="PT02H39M58.481S" calcext:value-type="time">
            <text:p>02:39:58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330.43" calcext:value-type="float">
            <text:p>330.43</text:p>
          </table:table-cell>
          <table:table-cell office:value-type="float" office:value="407.72" calcext:value-type="float">
            <text:p>407.72</text:p>
          </table:table-cell>
        </table:table-row>
        <table:table-row table:style-name="ro1">
          <table:table-cell office:value-type="float" office:value="9614481" calcext:value-type="float">
            <text:p>9614481</text:p>
          </table:table-cell>
          <table:table-cell table:formula="of:=[.A603]/1000/(60*60*24)" office:value-type="time" office:time-value="PT02H40M14.481S" calcext:value-type="time">
            <text:p>02:40:14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330.97" calcext:value-type="float">
            <text:p>330.97</text:p>
          </table:table-cell>
          <table:table-cell office:value-type="float" office:value="408.37" calcext:value-type="float">
            <text:p>408.37</text:p>
          </table:table-cell>
        </table:table-row>
        <table:table-row table:style-name="ro1">
          <table:table-cell office:value-type="float" office:value="9630481" calcext:value-type="float">
            <text:p>9630481</text:p>
          </table:table-cell>
          <table:table-cell table:formula="of:=[.A604]/1000/(60*60*24)" office:value-type="time" office:time-value="PT02H40M30.481S" calcext:value-type="time">
            <text:p>02:40:30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6" calcext:value-type="float">
            <text:p>147.76</text:p>
          </table:table-cell>
          <table:table-cell office:value-type="float" office:value="331.51" calcext:value-type="float">
            <text:p>331.51</text:p>
          </table:table-cell>
          <table:table-cell office:value-type="float" office:value="409.03" calcext:value-type="float">
            <text:p>409.03</text:p>
          </table:table-cell>
        </table:table-row>
        <table:table-row table:style-name="ro1">
          <table:table-cell office:value-type="float" office:value="9646481" calcext:value-type="float">
            <text:p>9646481</text:p>
          </table:table-cell>
          <table:table-cell table:formula="of:=[.A605]/1000/(60*60*24)" office:value-type="time" office:time-value="PT02H40M46.481S" calcext:value-type="time">
            <text:p>02:40:46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332.05" calcext:value-type="float">
            <text:p>332.05</text:p>
          </table:table-cell>
          <table:table-cell office:value-type="float" office:value="409.69" calcext:value-type="float">
            <text:p>409.69</text:p>
          </table:table-cell>
        </table:table-row>
        <table:table-row table:style-name="ro1">
          <table:table-cell office:value-type="float" office:value="9662481" calcext:value-type="float">
            <text:p>9662481</text:p>
          </table:table-cell>
          <table:table-cell table:formula="of:=[.A606]/1000/(60*60*24)" office:value-type="time" office:time-value="PT02H41M02.481S" calcext:value-type="time">
            <text:p>02:41:02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6" calcext:value-type="float">
            <text:p>147.76</text:p>
          </table:table-cell>
          <table:table-cell office:value-type="float" office:value="332.59" calcext:value-type="float">
            <text:p>332.59</text:p>
          </table:table-cell>
          <table:table-cell office:value-type="float" office:value="410.34" calcext:value-type="float">
            <text:p>410.34</text:p>
          </table:table-cell>
        </table:table-row>
        <table:table-row table:style-name="ro1">
          <table:table-cell office:value-type="float" office:value="9678481" calcext:value-type="float">
            <text:p>9678481</text:p>
          </table:table-cell>
          <table:table-cell table:formula="of:=[.A607]/1000/(60*60*24)" office:value-type="time" office:time-value="PT02H41M18.481S" calcext:value-type="time">
            <text:p>02:41:18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333.13" calcext:value-type="float">
            <text:p>333.13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9694481" calcext:value-type="float">
            <text:p>9694481</text:p>
          </table:table-cell>
          <table:table-cell table:formula="of:=[.A608]/1000/(60*60*24)" office:value-type="time" office:time-value="PT02H41M34.481S" calcext:value-type="time">
            <text:p>02:41:34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333.68" calcext:value-type="float">
            <text:p>333.68</text:p>
          </table:table-cell>
          <table:table-cell office:value-type="float" office:value="411.66" calcext:value-type="float">
            <text:p>411.66</text:p>
          </table:table-cell>
        </table:table-row>
        <table:table-row table:style-name="ro1">
          <table:table-cell office:value-type="float" office:value="9710481" calcext:value-type="float">
            <text:p>9710481</text:p>
          </table:table-cell>
          <table:table-cell table:formula="of:=[.A609]/1000/(60*60*24)" office:value-type="time" office:time-value="PT02H41M50.481S" calcext:value-type="time">
            <text:p>02:41:50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334.22" calcext:value-type="float">
            <text:p>334.22</text:p>
          </table:table-cell>
          <table:table-cell office:value-type="float" office:value="412.31" calcext:value-type="float">
            <text:p>412.31</text:p>
          </table:table-cell>
        </table:table-row>
        <table:table-row table:style-name="ro1">
          <table:table-cell office:value-type="float" office:value="9726481" calcext:value-type="float">
            <text:p>9726481</text:p>
          </table:table-cell>
          <table:table-cell table:formula="of:=[.A610]/1000/(60*60*24)" office:value-type="time" office:time-value="PT02H42M06.481S" calcext:value-type="time">
            <text:p>02:42:06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6" calcext:value-type="float">
            <text:p>147.76</text:p>
          </table:table-cell>
          <table:table-cell office:value-type="float" office:value="334.76" calcext:value-type="float">
            <text:p>334.76</text:p>
          </table:table-cell>
          <table:table-cell office:value-type="float" office:value="412.97" calcext:value-type="float">
            <text:p>412.97</text:p>
          </table:table-cell>
        </table:table-row>
        <table:table-row table:style-name="ro1">
          <table:table-cell office:value-type="float" office:value="9742481" calcext:value-type="float">
            <text:p>9742481</text:p>
          </table:table-cell>
          <table:table-cell table:formula="of:=[.A611]/1000/(60*60*24)" office:value-type="time" office:time-value="PT02H42M22.481S" calcext:value-type="time">
            <text:p>02:42:22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335.3" calcext:value-type="float">
            <text:p>335.3</text:p>
          </table:table-cell>
          <table:table-cell office:value-type="float" office:value="413.62" calcext:value-type="float">
            <text:p>413.62</text:p>
          </table:table-cell>
        </table:table-row>
        <table:table-row table:style-name="ro1">
          <table:table-cell office:value-type="float" office:value="9758481" calcext:value-type="float">
            <text:p>9758481</text:p>
          </table:table-cell>
          <table:table-cell table:formula="of:=[.A612]/1000/(60*60*24)" office:value-type="time" office:time-value="PT02H42M38.481S" calcext:value-type="time">
            <text:p>02:42:38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335.84" calcext:value-type="float">
            <text:p>335.84</text:p>
          </table:table-cell>
          <table:table-cell office:value-type="float" office:value="414.28" calcext:value-type="float">
            <text:p>414.28</text:p>
          </table:table-cell>
        </table:table-row>
        <table:table-row table:style-name="ro1">
          <table:table-cell office:value-type="float" office:value="9774481" calcext:value-type="float">
            <text:p>9774481</text:p>
          </table:table-cell>
          <table:table-cell table:formula="of:=[.A613]/1000/(60*60*24)" office:value-type="time" office:time-value="PT02H42M54.481S" calcext:value-type="time">
            <text:p>02:42:54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336.38" calcext:value-type="float">
            <text:p>336.38</text:p>
          </table:table-cell>
          <table:table-cell office:value-type="float" office:value="414.94" calcext:value-type="float">
            <text:p>414.94</text:p>
          </table:table-cell>
        </table:table-row>
        <table:table-row table:style-name="ro1">
          <table:table-cell office:value-type="float" office:value="9790481" calcext:value-type="float">
            <text:p>9790481</text:p>
          </table:table-cell>
          <table:table-cell table:formula="of:=[.A614]/1000/(60*60*24)" office:value-type="time" office:time-value="PT02H43M10.481S" calcext:value-type="time">
            <text:p>02:43:10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336.93" calcext:value-type="float">
            <text:p>336.93</text:p>
          </table:table-cell>
          <table:table-cell office:value-type="float" office:value="415.59" calcext:value-type="float">
            <text:p>415.59</text:p>
          </table:table-cell>
        </table:table-row>
        <table:table-row table:style-name="ro1">
          <table:table-cell office:value-type="float" office:value="9806481" calcext:value-type="float">
            <text:p>9806481</text:p>
          </table:table-cell>
          <table:table-cell table:formula="of:=[.A615]/1000/(60*60*24)" office:value-type="time" office:time-value="PT02H43M26.481S" calcext:value-type="time">
            <text:p>02:43:26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337.47" calcext:value-type="float">
            <text:p>337.47</text:p>
          </table:table-cell>
          <table:table-cell office:value-type="float" office:value="416.25" calcext:value-type="float">
            <text:p>416.25</text:p>
          </table:table-cell>
        </table:table-row>
        <table:table-row table:style-name="ro1">
          <table:table-cell office:value-type="float" office:value="9822481" calcext:value-type="float">
            <text:p>9822481</text:p>
          </table:table-cell>
          <table:table-cell table:formula="of:=[.A616]/1000/(60*60*24)" office:value-type="time" office:time-value="PT02H43M42.481S" calcext:value-type="time">
            <text:p>02:43:42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338.01" calcext:value-type="float">
            <text:p>338.01</text:p>
          </table:table-cell>
          <table:table-cell office:value-type="float" office:value="416.91" calcext:value-type="float">
            <text:p>416.91</text:p>
          </table:table-cell>
        </table:table-row>
        <table:table-row table:style-name="ro1">
          <table:table-cell office:value-type="float" office:value="9838481" calcext:value-type="float">
            <text:p>9838481</text:p>
          </table:table-cell>
          <table:table-cell table:formula="of:=[.A617]/1000/(60*60*24)" office:value-type="time" office:time-value="PT02H43M58.481S" calcext:value-type="time">
            <text:p>02:43:58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338.55" calcext:value-type="float">
            <text:p>338.55</text:p>
          </table:table-cell>
          <table:table-cell office:value-type="float" office:value="417.56" calcext:value-type="float">
            <text:p>417.56</text:p>
          </table:table-cell>
        </table:table-row>
        <table:table-row table:style-name="ro1">
          <table:table-cell office:value-type="float" office:value="9854481" calcext:value-type="float">
            <text:p>9854481</text:p>
          </table:table-cell>
          <table:table-cell table:formula="of:=[.A618]/1000/(60*60*24)" office:value-type="time" office:time-value="PT02H44M14.481S" calcext:value-type="time">
            <text:p>02:44:14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339.09" calcext:value-type="float">
            <text:p>339.09</text:p>
          </table:table-cell>
          <table:table-cell office:value-type="float" office:value="418.22" calcext:value-type="float">
            <text:p>418.22</text:p>
          </table:table-cell>
        </table:table-row>
        <table:table-row table:style-name="ro1">
          <table:table-cell office:value-type="float" office:value="9870481" calcext:value-type="float">
            <text:p>9870481</text:p>
          </table:table-cell>
          <table:table-cell table:formula="of:=[.A619]/1000/(60*60*24)" office:value-type="time" office:time-value="PT02H44M30.481S" calcext:value-type="time">
            <text:p>02:44:30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339.63" calcext:value-type="float">
            <text:p>339.63</text:p>
          </table:table-cell>
          <table:table-cell office:value-type="float" office:value="418.87" calcext:value-type="float">
            <text:p>418.87</text:p>
          </table:table-cell>
        </table:table-row>
        <table:table-row table:style-name="ro1">
          <table:table-cell office:value-type="float" office:value="9886481" calcext:value-type="float">
            <text:p>9886481</text:p>
          </table:table-cell>
          <table:table-cell table:formula="of:=[.A620]/1000/(60*60*24)" office:value-type="time" office:time-value="PT02H44M46.481S" calcext:value-type="time">
            <text:p>02:44:46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340.17" calcext:value-type="float">
            <text:p>340.17</text:p>
          </table:table-cell>
          <table:table-cell office:value-type="float" office:value="419.53" calcext:value-type="float">
            <text:p>419.53</text:p>
          </table:table-cell>
        </table:table-row>
        <table:table-row table:style-name="ro1">
          <table:table-cell office:value-type="float" office:value="9902481" calcext:value-type="float">
            <text:p>9902481</text:p>
          </table:table-cell>
          <table:table-cell table:formula="of:=[.A621]/1000/(60*60*24)" office:value-type="time" office:time-value="PT02H45M02.481S" calcext:value-type="time">
            <text:p>02:45:02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340.72" calcext:value-type="float">
            <text:p>340.72</text:p>
          </table:table-cell>
          <table:table-cell office:value-type="float" office:value="420.19" calcext:value-type="float">
            <text:p>420.19</text:p>
          </table:table-cell>
        </table:table-row>
        <table:table-row table:style-name="ro1">
          <table:table-cell office:value-type="float" office:value="9918481" calcext:value-type="float">
            <text:p>9918481</text:p>
          </table:table-cell>
          <table:table-cell table:formula="of:=[.A622]/1000/(60*60*24)" office:value-type="time" office:time-value="PT02H45M18.481S" calcext:value-type="time">
            <text:p>02:45:18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6" calcext:value-type="float">
            <text:p>147.76</text:p>
          </table:table-cell>
          <table:table-cell office:value-type="float" office:value="341.26" calcext:value-type="float">
            <text:p>341.26</text:p>
          </table:table-cell>
          <table:table-cell office:value-type="float" office:value="420.84" calcext:value-type="float">
            <text:p>420.84</text:p>
          </table:table-cell>
        </table:table-row>
        <table:table-row table:style-name="ro1">
          <table:table-cell office:value-type="float" office:value="9934481" calcext:value-type="float">
            <text:p>9934481</text:p>
          </table:table-cell>
          <table:table-cell table:formula="of:=[.A623]/1000/(60*60*24)" office:value-type="time" office:time-value="PT02H45M34.481S" calcext:value-type="time">
            <text:p>02:45:34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341.8" calcext:value-type="float">
            <text:p>341.8</text:p>
          </table:table-cell>
          <table:table-cell office:value-type="float" office:value="421.5" calcext:value-type="float">
            <text:p>421.5</text:p>
          </table:table-cell>
        </table:table-row>
        <table:table-row table:style-name="ro1">
          <table:table-cell office:value-type="float" office:value="9950481" calcext:value-type="float">
            <text:p>9950481</text:p>
          </table:table-cell>
          <table:table-cell table:formula="of:=[.A624]/1000/(60*60*24)" office:value-type="time" office:time-value="PT02H45M50.481S" calcext:value-type="time">
            <text:p>02:45:50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342.34" calcext:value-type="float">
            <text:p>342.34</text:p>
          </table:table-cell>
          <table:table-cell office:value-type="float" office:value="422.15" calcext:value-type="float">
            <text:p>422.15</text:p>
          </table:table-cell>
        </table:table-row>
        <table:table-row table:style-name="ro1">
          <table:table-cell office:value-type="float" office:value="9966481" calcext:value-type="float">
            <text:p>9966481</text:p>
          </table:table-cell>
          <table:table-cell table:formula="of:=[.A625]/1000/(60*60*24)" office:value-type="time" office:time-value="PT02H46M06.481S" calcext:value-type="time">
            <text:p>02:46:06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342.88" calcext:value-type="float">
            <text:p>342.88</text:p>
          </table:table-cell>
          <table:table-cell office:value-type="float" office:value="422.81" calcext:value-type="float">
            <text:p>422.81</text:p>
          </table:table-cell>
        </table:table-row>
        <table:table-row table:style-name="ro1">
          <table:table-cell office:value-type="float" office:value="9982481" calcext:value-type="float">
            <text:p>9982481</text:p>
          </table:table-cell>
          <table:table-cell table:formula="of:=[.A626]/1000/(60*60*24)" office:value-type="time" office:time-value="PT02H46M22.481S" calcext:value-type="time">
            <text:p>02:46:22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343.42" calcext:value-type="float">
            <text:p>343.42</text:p>
          </table:table-cell>
          <table:table-cell office:value-type="float" office:value="423.47" calcext:value-type="float">
            <text:p>423.47</text:p>
          </table:table-cell>
        </table:table-row>
        <table:table-row table:style-name="ro1">
          <table:table-cell office:value-type="float" office:value="9998481" calcext:value-type="float">
            <text:p>9998481</text:p>
          </table:table-cell>
          <table:table-cell table:formula="of:=[.A627]/1000/(60*60*24)" office:value-type="time" office:time-value="PT02H46M38.481S" calcext:value-type="time">
            <text:p>02:46:38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343.97" calcext:value-type="float">
            <text:p>343.97</text:p>
          </table:table-cell>
          <table:table-cell office:value-type="float" office:value="424.12" calcext:value-type="float">
            <text:p>424.12</text:p>
          </table:table-cell>
        </table:table-row>
        <table:table-row table:style-name="ro1">
          <table:table-cell office:value-type="float" office:value="10014481" calcext:value-type="float">
            <text:p>10014481</text:p>
          </table:table-cell>
          <table:table-cell table:formula="of:=[.A628]/1000/(60*60*24)" office:value-type="time" office:time-value="PT02H46M54.481S" calcext:value-type="time">
            <text:p>02:46:54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344.51" calcext:value-type="float">
            <text:p>344.51</text:p>
          </table:table-cell>
          <table:table-cell office:value-type="float" office:value="424.78" calcext:value-type="float">
            <text:p>424.78</text:p>
          </table:table-cell>
        </table:table-row>
        <table:table-row table:style-name="ro1">
          <table:table-cell office:value-type="float" office:value="10030481" calcext:value-type="float">
            <text:p>10030481</text:p>
          </table:table-cell>
          <table:table-cell table:formula="of:=[.A629]/1000/(60*60*24)" office:value-type="time" office:time-value="PT02H47M10.481S" calcext:value-type="time">
            <text:p>02:47:10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345.05" calcext:value-type="float">
            <text:p>345.05</text:p>
          </table:table-cell>
          <table:table-cell office:value-type="float" office:value="425.44" calcext:value-type="float">
            <text:p>425.44</text:p>
          </table:table-cell>
        </table:table-row>
        <table:table-row table:style-name="ro1">
          <table:table-cell office:value-type="float" office:value="10046481" calcext:value-type="float">
            <text:p>10046481</text:p>
          </table:table-cell>
          <table:table-cell table:formula="of:=[.A630]/1000/(60*60*24)" office:value-type="time" office:time-value="PT02H47M26.481S" calcext:value-type="time">
            <text:p>02:47:26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345.59" calcext:value-type="float">
            <text:p>345.59</text:p>
          </table:table-cell>
          <table:table-cell office:value-type="float" office:value="426.09" calcext:value-type="float">
            <text:p>426.09</text:p>
          </table:table-cell>
        </table:table-row>
        <table:table-row table:style-name="ro1">
          <table:table-cell office:value-type="float" office:value="10062481" calcext:value-type="float">
            <text:p>10062481</text:p>
          </table:table-cell>
          <table:table-cell table:formula="of:=[.A631]/1000/(60*60*24)" office:value-type="time" office:time-value="PT02H47M42.481S" calcext:value-type="time">
            <text:p>02:47:42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346.13" calcext:value-type="float">
            <text:p>346.13</text:p>
          </table:table-cell>
          <table:table-cell office:value-type="float" office:value="426.75" calcext:value-type="float">
            <text:p>426.75</text:p>
          </table:table-cell>
        </table:table-row>
        <table:table-row table:style-name="ro1">
          <table:table-cell office:value-type="float" office:value="10078481" calcext:value-type="float">
            <text:p>10078481</text:p>
          </table:table-cell>
          <table:table-cell table:formula="of:=[.A632]/1000/(60*60*24)" office:value-type="time" office:time-value="PT02H47M58.481S" calcext:value-type="time">
            <text:p>02:47:58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346.67" calcext:value-type="float">
            <text:p>346.67</text:p>
          </table:table-cell>
          <table:table-cell office:value-type="float" office:value="427.4" calcext:value-type="float">
            <text:p>427.4</text:p>
          </table:table-cell>
        </table:table-row>
        <table:table-row table:style-name="ro1">
          <table:table-cell office:value-type="float" office:value="10094481" calcext:value-type="float">
            <text:p>10094481</text:p>
          </table:table-cell>
          <table:table-cell table:formula="of:=[.A633]/1000/(60*60*24)" office:value-type="time" office:time-value="PT02H48M14.481S" calcext:value-type="time">
            <text:p>02:48:14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347.21" calcext:value-type="float">
            <text:p>347.21</text:p>
          </table:table-cell>
          <table:table-cell office:value-type="float" office:value="428.06" calcext:value-type="float">
            <text:p>428.06</text:p>
          </table:table-cell>
        </table:table-row>
        <table:table-row table:style-name="ro1">
          <table:table-cell office:value-type="float" office:value="10110481" calcext:value-type="float">
            <text:p>10110481</text:p>
          </table:table-cell>
          <table:table-cell table:formula="of:=[.A634]/1000/(60*60*24)" office:value-type="time" office:time-value="PT02H48M30.481S" calcext:value-type="time">
            <text:p>02:48:30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347.76" calcext:value-type="float">
            <text:p>347.76</text:p>
          </table:table-cell>
          <table:table-cell office:value-type="float" office:value="428.72" calcext:value-type="float">
            <text:p>428.72</text:p>
          </table:table-cell>
        </table:table-row>
        <table:table-row table:style-name="ro1">
          <table:table-cell office:value-type="float" office:value="10126481" calcext:value-type="float">
            <text:p>10126481</text:p>
          </table:table-cell>
          <table:table-cell table:formula="of:=[.A635]/1000/(60*60*24)" office:value-type="time" office:time-value="PT02H48M46.481S" calcext:value-type="time">
            <text:p>02:48:46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348.3" calcext:value-type="float">
            <text:p>348.3</text:p>
          </table:table-cell>
          <table:table-cell office:value-type="float" office:value="429.37" calcext:value-type="float">
            <text:p>429.37</text:p>
          </table:table-cell>
        </table:table-row>
        <table:table-row table:style-name="ro1">
          <table:table-cell office:value-type="float" office:value="10142481" calcext:value-type="float">
            <text:p>10142481</text:p>
          </table:table-cell>
          <table:table-cell table:formula="of:=[.A636]/1000/(60*60*24)" office:value-type="time" office:time-value="PT02H49M02.481S" calcext:value-type="time">
            <text:p>02:49:02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348.84" calcext:value-type="float">
            <text:p>348.84</text:p>
          </table:table-cell>
          <table:table-cell office:value-type="float" office:value="430.03" calcext:value-type="float">
            <text:p>430.03</text:p>
          </table:table-cell>
        </table:table-row>
        <table:table-row table:style-name="ro1">
          <table:table-cell office:value-type="float" office:value="10158481" calcext:value-type="float">
            <text:p>10158481</text:p>
          </table:table-cell>
          <table:table-cell table:formula="of:=[.A637]/1000/(60*60*24)" office:value-type="time" office:time-value="PT02H49M18.481S" calcext:value-type="time">
            <text:p>02:49:18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349.38" calcext:value-type="float">
            <text:p>349.38</text:p>
          </table:table-cell>
          <table:table-cell office:value-type="float" office:value="430.68" calcext:value-type="float">
            <text:p>430.68</text:p>
          </table:table-cell>
        </table:table-row>
        <table:table-row table:style-name="ro1">
          <table:table-cell office:value-type="float" office:value="10174481" calcext:value-type="float">
            <text:p>10174481</text:p>
          </table:table-cell>
          <table:table-cell table:formula="of:=[.A638]/1000/(60*60*24)" office:value-type="time" office:time-value="PT02H49M34.481S" calcext:value-type="time">
            <text:p>02:49:34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16" calcext:value-type="float">
            <text:p>147.16</text:p>
          </table:table-cell>
          <table:table-cell office:value-type="float" office:value="349.92" calcext:value-type="float">
            <text:p>349.92</text:p>
          </table:table-cell>
          <table:table-cell office:value-type="float" office:value="431.34" calcext:value-type="float">
            <text:p>431.34</text:p>
          </table:table-cell>
        </table:table-row>
        <table:table-row table:style-name="ro1">
          <table:table-cell office:value-type="float" office:value="10190481" calcext:value-type="float">
            <text:p>10190481</text:p>
          </table:table-cell>
          <table:table-cell table:formula="of:=[.A639]/1000/(60*60*24)" office:value-type="time" office:time-value="PT02H49M50.481S" calcext:value-type="time">
            <text:p>02:49:50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350.46" calcext:value-type="float">
            <text:p>350.46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10206481" calcext:value-type="float">
            <text:p>10206481</text:p>
          </table:table-cell>
          <table:table-cell table:formula="of:=[.A640]/1000/(60*60*24)" office:value-type="time" office:time-value="PT02H50M06.481S" calcext:value-type="time">
            <text:p>02:50:06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351" calcext:value-type="float">
            <text:p>351</text:p>
          </table:table-cell>
          <table:table-cell office:value-type="float" office:value="432.65" calcext:value-type="float">
            <text:p>432.65</text:p>
          </table:table-cell>
        </table:table-row>
        <table:table-row table:style-name="ro1">
          <table:table-cell office:value-type="float" office:value="10222481" calcext:value-type="float">
            <text:p>10222481</text:p>
          </table:table-cell>
          <table:table-cell table:formula="of:=[.A641]/1000/(60*60*24)" office:value-type="time" office:time-value="PT02H50M22.481S" calcext:value-type="time">
            <text:p>02:50:22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351.55" calcext:value-type="float">
            <text:p>351.55</text:p>
          </table:table-cell>
          <table:table-cell office:value-type="float" office:value="433.31" calcext:value-type="float">
            <text:p>433.31</text:p>
          </table:table-cell>
        </table:table-row>
        <table:table-row table:style-name="ro1">
          <table:table-cell office:value-type="float" office:value="10238481" calcext:value-type="float">
            <text:p>10238481</text:p>
          </table:table-cell>
          <table:table-cell table:formula="of:=[.A642]/1000/(60*60*24)" office:value-type="time" office:time-value="PT02H50M38.481S" calcext:value-type="time">
            <text:p>02:50:38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352.09" calcext:value-type="float">
            <text:p>352.09</text:p>
          </table:table-cell>
          <table:table-cell office:value-type="float" office:value="433.96" calcext:value-type="float">
            <text:p>433.96</text:p>
          </table:table-cell>
        </table:table-row>
        <table:table-row table:style-name="ro1">
          <table:table-cell office:value-type="float" office:value="10254481" calcext:value-type="float">
            <text:p>10254481</text:p>
          </table:table-cell>
          <table:table-cell table:formula="of:=[.A643]/1000/(60*60*24)" office:value-type="time" office:time-value="PT02H50M54.481S" calcext:value-type="time">
            <text:p>02:50:54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16" calcext:value-type="float">
            <text:p>147.16</text:p>
          </table:table-cell>
          <table:table-cell office:value-type="float" office:value="352.63" calcext:value-type="float">
            <text:p>352.63</text:p>
          </table:table-cell>
          <table:table-cell office:value-type="float" office:value="434.62" calcext:value-type="float">
            <text:p>434.62</text:p>
          </table:table-cell>
        </table:table-row>
        <table:table-row table:style-name="ro1">
          <table:table-cell office:value-type="float" office:value="10270481" calcext:value-type="float">
            <text:p>10270481</text:p>
          </table:table-cell>
          <table:table-cell table:formula="of:=[.A644]/1000/(60*60*24)" office:value-type="time" office:time-value="PT02H51M10.481S" calcext:value-type="time">
            <text:p>02:51:10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353.17" calcext:value-type="float">
            <text:p>353.17</text:p>
          </table:table-cell>
          <table:table-cell office:value-type="float" office:value="435.28" calcext:value-type="float">
            <text:p>435.28</text:p>
          </table:table-cell>
        </table:table-row>
        <table:table-row table:style-name="ro1">
          <table:table-cell office:value-type="float" office:value="10286481" calcext:value-type="float">
            <text:p>10286481</text:p>
          </table:table-cell>
          <table:table-cell table:formula="of:=[.A645]/1000/(60*60*24)" office:value-type="time" office:time-value="PT02H51M26.481S" calcext:value-type="time">
            <text:p>02:51:26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353.71" calcext:value-type="float">
            <text:p>353.71</text:p>
          </table:table-cell>
          <table:table-cell office:value-type="float" office:value="435.93" calcext:value-type="float">
            <text:p>435.93</text:p>
          </table:table-cell>
        </table:table-row>
        <table:table-row table:style-name="ro1">
          <table:table-cell office:value-type="float" office:value="10302481" calcext:value-type="float">
            <text:p>10302481</text:p>
          </table:table-cell>
          <table:table-cell table:formula="of:=[.A646]/1000/(60*60*24)" office:value-type="time" office:time-value="PT02H51M42.481S" calcext:value-type="time">
            <text:p>02:51:42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354.25" calcext:value-type="float">
            <text:p>354.25</text:p>
          </table:table-cell>
          <table:table-cell office:value-type="float" office:value="436.59" calcext:value-type="float">
            <text:p>436.59</text:p>
          </table:table-cell>
        </table:table-row>
        <table:table-row table:style-name="ro1">
          <table:table-cell office:value-type="float" office:value="10318481" calcext:value-type="float">
            <text:p>10318481</text:p>
          </table:table-cell>
          <table:table-cell table:formula="of:=[.A647]/1000/(60*60*24)" office:value-type="time" office:time-value="PT02H51M58.481S" calcext:value-type="time">
            <text:p>02:51:58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354.79" calcext:value-type="float">
            <text:p>354.79</text:p>
          </table:table-cell>
          <table:table-cell office:value-type="float" office:value="437.24" calcext:value-type="float">
            <text:p>437.24</text:p>
          </table:table-cell>
        </table:table-row>
        <table:table-row table:style-name="ro1">
          <table:table-cell office:value-type="float" office:value="10334481" calcext:value-type="float">
            <text:p>10334481</text:p>
          </table:table-cell>
          <table:table-cell table:formula="of:=[.A648]/1000/(60*60*24)" office:value-type="time" office:time-value="PT02H52M14.481S" calcext:value-type="time">
            <text:p>02:52:14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355.34" calcext:value-type="float">
            <text:p>355.34</text:p>
          </table:table-cell>
          <table:table-cell office:value-type="float" office:value="437.9" calcext:value-type="float">
            <text:p>437.9</text:p>
          </table:table-cell>
        </table:table-row>
        <table:table-row table:style-name="ro1">
          <table:table-cell office:value-type="float" office:value="10350481" calcext:value-type="float">
            <text:p>10350481</text:p>
          </table:table-cell>
          <table:table-cell table:formula="of:=[.A649]/1000/(60*60*24)" office:value-type="time" office:time-value="PT02H52M30.481S" calcext:value-type="time">
            <text:p>02:52:30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355.88" calcext:value-type="float">
            <text:p>355.88</text:p>
          </table:table-cell>
          <table:table-cell office:value-type="float" office:value="438.55" calcext:value-type="float">
            <text:p>438.55</text:p>
          </table:table-cell>
        </table:table-row>
        <table:table-row table:style-name="ro1">
          <table:table-cell office:value-type="float" office:value="10366481" calcext:value-type="float">
            <text:p>10366481</text:p>
          </table:table-cell>
          <table:table-cell table:formula="of:=[.A650]/1000/(60*60*24)" office:value-type="time" office:time-value="PT02H52M46.481S" calcext:value-type="time">
            <text:p>02:52:46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356.42" calcext:value-type="float">
            <text:p>356.42</text:p>
          </table:table-cell>
          <table:table-cell office:value-type="float" office:value="439.21" calcext:value-type="float">
            <text:p>439.21</text:p>
          </table:table-cell>
        </table:table-row>
        <table:table-row table:style-name="ro1">
          <table:table-cell office:value-type="float" office:value="10382481" calcext:value-type="float">
            <text:p>10382481</text:p>
          </table:table-cell>
          <table:table-cell table:formula="of:=[.A651]/1000/(60*60*24)" office:value-type="time" office:time-value="PT02H53M02.481S" calcext:value-type="time">
            <text:p>02:53:02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356.96" calcext:value-type="float">
            <text:p>356.96</text:p>
          </table:table-cell>
          <table:table-cell office:value-type="float" office:value="439.87" calcext:value-type="float">
            <text:p>439.87</text:p>
          </table:table-cell>
        </table:table-row>
        <table:table-row table:style-name="ro1">
          <table:table-cell office:value-type="float" office:value="10398481" calcext:value-type="float">
            <text:p>10398481</text:p>
          </table:table-cell>
          <table:table-cell table:formula="of:=[.A652]/1000/(60*60*24)" office:value-type="time" office:time-value="PT02H53M18.481S" calcext:value-type="time">
            <text:p>02:53:18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357.5" calcext:value-type="float">
            <text:p>357.5</text:p>
          </table:table-cell>
          <table:table-cell office:value-type="float" office:value="440.52" calcext:value-type="float">
            <text:p>440.52</text:p>
          </table:table-cell>
        </table:table-row>
        <table:table-row table:style-name="ro1">
          <table:table-cell office:value-type="float" office:value="10414481" calcext:value-type="float">
            <text:p>10414481</text:p>
          </table:table-cell>
          <table:table-cell table:formula="of:=[.A653]/1000/(60*60*24)" office:value-type="time" office:time-value="PT02H53M34.481S" calcext:value-type="time">
            <text:p>02:53:34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358.04" calcext:value-type="float">
            <text:p>358.04</text:p>
          </table:table-cell>
          <table:table-cell office:value-type="float" office:value="441.18" calcext:value-type="float">
            <text:p>441.18</text:p>
          </table:table-cell>
        </table:table-row>
        <table:table-row table:style-name="ro1">
          <table:table-cell office:value-type="float" office:value="10430481" calcext:value-type="float">
            <text:p>10430481</text:p>
          </table:table-cell>
          <table:table-cell table:formula="of:=[.A654]/1000/(60*60*24)" office:value-type="time" office:time-value="PT02H53M50.481S" calcext:value-type="time">
            <text:p>02:53:50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358.58" calcext:value-type="float">
            <text:p>358.58</text:p>
          </table:table-cell>
          <table:table-cell office:value-type="float" office:value="441.83" calcext:value-type="float">
            <text:p>441.83</text:p>
          </table:table-cell>
        </table:table-row>
        <table:table-row table:style-name="ro1">
          <table:table-cell office:value-type="float" office:value="10446479" calcext:value-type="float">
            <text:p>10446479</text:p>
          </table:table-cell>
          <table:table-cell table:formula="of:=[.A655]/1000/(60*60*24)" office:value-type="time" office:time-value="PT02H54M06.479S" calcext:value-type="time">
            <text:p>02:54:06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359.12" calcext:value-type="float">
            <text:p>359.12</text:p>
          </table:table-cell>
          <table:table-cell office:value-type="float" office:value="442.49" calcext:value-type="float">
            <text:p>442.49</text:p>
          </table:table-cell>
        </table:table-row>
        <table:table-row table:style-name="ro1">
          <table:table-cell office:value-type="float" office:value="10462481" calcext:value-type="float">
            <text:p>10462481</text:p>
          </table:table-cell>
          <table:table-cell table:formula="of:=[.A656]/1000/(60*60*24)" office:value-type="time" office:time-value="PT02H54M22.481S" calcext:value-type="time">
            <text:p>02:54:22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359.67" calcext:value-type="float">
            <text:p>359.67</text:p>
          </table:table-cell>
          <table:table-cell office:value-type="float" office:value="443.14" calcext:value-type="float">
            <text:p>443.14</text:p>
          </table:table-cell>
        </table:table-row>
        <table:table-row table:style-name="ro1">
          <table:table-cell office:value-type="float" office:value="10478481" calcext:value-type="float">
            <text:p>10478481</text:p>
          </table:table-cell>
          <table:table-cell table:formula="of:=[.A657]/1000/(60*60*24)" office:value-type="time" office:time-value="PT02H54M38.481S" calcext:value-type="time">
            <text:p>02:54:38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360.21" calcext:value-type="float">
            <text:p>360.21</text:p>
          </table:table-cell>
          <table:table-cell office:value-type="float" office:value="443.8" calcext:value-type="float">
            <text:p>443.8</text:p>
          </table:table-cell>
        </table:table-row>
        <table:table-row table:style-name="ro1">
          <table:table-cell office:value-type="float" office:value="10494481" calcext:value-type="float">
            <text:p>10494481</text:p>
          </table:table-cell>
          <table:table-cell table:formula="of:=[.A658]/1000/(60*60*24)" office:value-type="time" office:time-value="PT02H54M54.481S" calcext:value-type="time">
            <text:p>02:54:54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360.75" calcext:value-type="float">
            <text:p>360.75</text:p>
          </table:table-cell>
          <table:table-cell office:value-type="float" office:value="444.45" calcext:value-type="float">
            <text:p>444.45</text:p>
          </table:table-cell>
        </table:table-row>
        <table:table-row table:style-name="ro1">
          <table:table-cell office:value-type="float" office:value="10510481" calcext:value-type="float">
            <text:p>10510481</text:p>
          </table:table-cell>
          <table:table-cell table:formula="of:=[.A659]/1000/(60*60*24)" office:value-type="time" office:time-value="PT02H55M10.481S" calcext:value-type="time">
            <text:p>02:55:10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361.29" calcext:value-type="float">
            <text:p>361.29</text:p>
          </table:table-cell>
          <table:table-cell office:value-type="float" office:value="445.11" calcext:value-type="float">
            <text:p>445.11</text:p>
          </table:table-cell>
        </table:table-row>
        <table:table-row table:style-name="ro1">
          <table:table-cell office:value-type="float" office:value="10526481" calcext:value-type="float">
            <text:p>10526481</text:p>
          </table:table-cell>
          <table:table-cell table:formula="of:=[.A660]/1000/(60*60*24)" office:value-type="time" office:time-value="PT02H55M26.481S" calcext:value-type="time">
            <text:p>02:55:26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361.83" calcext:value-type="float">
            <text:p>361.83</text:p>
          </table:table-cell>
          <table:table-cell office:value-type="float" office:value="445.76" calcext:value-type="float">
            <text:p>445.76</text:p>
          </table:table-cell>
        </table:table-row>
        <table:table-row table:style-name="ro1">
          <table:table-cell office:value-type="float" office:value="10542481" calcext:value-type="float">
            <text:p>10542481</text:p>
          </table:table-cell>
          <table:table-cell table:formula="of:=[.A661]/1000/(60*60*24)" office:value-type="time" office:time-value="PT02H55M42.481S" calcext:value-type="time">
            <text:p>02:55:42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362.37" calcext:value-type="float">
            <text:p>362.37</text:p>
          </table:table-cell>
          <table:table-cell office:value-type="float" office:value="446.42" calcext:value-type="float">
            <text:p>446.42</text:p>
          </table:table-cell>
        </table:table-row>
        <table:table-row table:style-name="ro1">
          <table:table-cell office:value-type="float" office:value="10558481" calcext:value-type="float">
            <text:p>10558481</text:p>
          </table:table-cell>
          <table:table-cell table:formula="of:=[.A662]/1000/(60*60*24)" office:value-type="time" office:time-value="PT02H55M58.481S" calcext:value-type="time">
            <text:p>02:55:58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362.91" calcext:value-type="float">
            <text:p>362.91</text:p>
          </table:table-cell>
          <table:table-cell office:value-type="float" office:value="447.07" calcext:value-type="float">
            <text:p>447.07</text:p>
          </table:table-cell>
        </table:table-row>
        <table:table-row table:style-name="ro1">
          <table:table-cell office:value-type="float" office:value="10574481" calcext:value-type="float">
            <text:p>10574481</text:p>
          </table:table-cell>
          <table:table-cell table:formula="of:=[.A663]/1000/(60*60*24)" office:value-type="time" office:time-value="PT02H56M14.481S" calcext:value-type="time">
            <text:p>02:56:14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363.45" calcext:value-type="float">
            <text:p>363.45</text:p>
          </table:table-cell>
          <table:table-cell office:value-type="float" office:value="447.73" calcext:value-type="float">
            <text:p>447.73</text:p>
          </table:table-cell>
        </table:table-row>
        <table:table-row table:style-name="ro1">
          <table:table-cell office:value-type="float" office:value="10590481" calcext:value-type="float">
            <text:p>10590481</text:p>
          </table:table-cell>
          <table:table-cell table:formula="of:=[.A664]/1000/(60*60*24)" office:value-type="time" office:time-value="PT02H56M30.481S" calcext:value-type="time">
            <text:p>02:56:30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363.99" calcext:value-type="float">
            <text:p>363.99</text:p>
          </table:table-cell>
          <table:table-cell office:value-type="float" office:value="448.38" calcext:value-type="float">
            <text:p>448.38</text:p>
          </table:table-cell>
        </table:table-row>
        <table:table-row table:style-name="ro1">
          <table:table-cell office:value-type="float" office:value="10606481" calcext:value-type="float">
            <text:p>10606481</text:p>
          </table:table-cell>
          <table:table-cell table:formula="of:=[.A665]/1000/(60*60*24)" office:value-type="time" office:time-value="PT02H56M46.481S" calcext:value-type="time">
            <text:p>02:56:46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364.54" calcext:value-type="float">
            <text:p>364.54</text:p>
          </table:table-cell>
          <table:table-cell office:value-type="float" office:value="449.04" calcext:value-type="float">
            <text:p>449.04</text:p>
          </table:table-cell>
        </table:table-row>
        <table:table-row table:style-name="ro1">
          <table:table-cell office:value-type="float" office:value="10622481" calcext:value-type="float">
            <text:p>10622481</text:p>
          </table:table-cell>
          <table:table-cell table:formula="of:=[.A666]/1000/(60*60*24)" office:value-type="time" office:time-value="PT02H57M02.481S" calcext:value-type="time">
            <text:p>02:57:02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365.08" calcext:value-type="float">
            <text:p>365.08</text:p>
          </table:table-cell>
          <table:table-cell office:value-type="float" office:value="449.7" calcext:value-type="float">
            <text:p>449.7</text:p>
          </table:table-cell>
        </table:table-row>
        <table:table-row table:style-name="ro1">
          <table:table-cell office:value-type="float" office:value="10638481" calcext:value-type="float">
            <text:p>10638481</text:p>
          </table:table-cell>
          <table:table-cell table:formula="of:=[.A667]/1000/(60*60*24)" office:value-type="time" office:time-value="PT02H57M18.481S" calcext:value-type="time">
            <text:p>02:57:18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365.62" calcext:value-type="float">
            <text:p>365.62</text:p>
          </table:table-cell>
          <table:table-cell office:value-type="float" office:value="450.35" calcext:value-type="float">
            <text:p>450.35</text:p>
          </table:table-cell>
        </table:table-row>
        <table:table-row table:style-name="ro1">
          <table:table-cell office:value-type="float" office:value="10654481" calcext:value-type="float">
            <text:p>10654481</text:p>
          </table:table-cell>
          <table:table-cell table:formula="of:=[.A668]/1000/(60*60*24)" office:value-type="time" office:time-value="PT02H57M34.481S" calcext:value-type="time">
            <text:p>02:57:34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366.16" calcext:value-type="float">
            <text:p>366.16</text:p>
          </table:table-cell>
          <table:table-cell office:value-type="float" office:value="451.01" calcext:value-type="float">
            <text:p>451.01</text:p>
          </table:table-cell>
        </table:table-row>
        <table:table-row table:style-name="ro1">
          <table:table-cell office:value-type="float" office:value="10670481" calcext:value-type="float">
            <text:p>10670481</text:p>
          </table:table-cell>
          <table:table-cell table:formula="of:=[.A669]/1000/(60*60*24)" office:value-type="time" office:time-value="PT02H57M50.481S" calcext:value-type="time">
            <text:p>02:57:50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366.7" calcext:value-type="float">
            <text:p>366.7</text:p>
          </table:table-cell>
          <table:table-cell office:value-type="float" office:value="451.66" calcext:value-type="float">
            <text:p>451.66</text:p>
          </table:table-cell>
        </table:table-row>
        <table:table-row table:style-name="ro1">
          <table:table-cell office:value-type="float" office:value="10686481" calcext:value-type="float">
            <text:p>10686481</text:p>
          </table:table-cell>
          <table:table-cell table:formula="of:=[.A670]/1000/(60*60*24)" office:value-type="time" office:time-value="PT02H58M06.481S" calcext:value-type="time">
            <text:p>02:58:06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367.24" calcext:value-type="float">
            <text:p>367.24</text:p>
          </table:table-cell>
          <table:table-cell office:value-type="float" office:value="452.32" calcext:value-type="float">
            <text:p>452.32</text:p>
          </table:table-cell>
        </table:table-row>
        <table:table-row table:style-name="ro1">
          <table:table-cell office:value-type="float" office:value="10702481" calcext:value-type="float">
            <text:p>10702481</text:p>
          </table:table-cell>
          <table:table-cell table:formula="of:=[.A671]/1000/(60*60*24)" office:value-type="time" office:time-value="PT02H58M22.481S" calcext:value-type="time">
            <text:p>02:58:22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367.78" calcext:value-type="float">
            <text:p>367.78</text:p>
          </table:table-cell>
          <table:table-cell office:value-type="float" office:value="452.97" calcext:value-type="float">
            <text:p>452.97</text:p>
          </table:table-cell>
        </table:table-row>
        <table:table-row table:style-name="ro1">
          <table:table-cell office:value-type="float" office:value="10718481" calcext:value-type="float">
            <text:p>10718481</text:p>
          </table:table-cell>
          <table:table-cell table:formula="of:=[.A672]/1000/(60*60*24)" office:value-type="time" office:time-value="PT02H58M38.481S" calcext:value-type="time">
            <text:p>02:58:38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368.32" calcext:value-type="float">
            <text:p>368.32</text:p>
          </table:table-cell>
          <table:table-cell office:value-type="float" office:value="453.63" calcext:value-type="float">
            <text:p>453.63</text:p>
          </table:table-cell>
        </table:table-row>
        <table:table-row table:style-name="ro1">
          <table:table-cell office:value-type="float" office:value="10734481" calcext:value-type="float">
            <text:p>10734481</text:p>
          </table:table-cell>
          <table:table-cell table:formula="of:=[.A673]/1000/(60*60*24)" office:value-type="time" office:time-value="PT02H58M54.481S" calcext:value-type="time">
            <text:p>02:58:54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368.86" calcext:value-type="float">
            <text:p>368.86</text:p>
          </table:table-cell>
          <table:table-cell office:value-type="float" office:value="454.28" calcext:value-type="float">
            <text:p>454.28</text:p>
          </table:table-cell>
        </table:table-row>
        <table:table-row table:style-name="ro1">
          <table:table-cell office:value-type="float" office:value="10750481" calcext:value-type="float">
            <text:p>10750481</text:p>
          </table:table-cell>
          <table:table-cell table:formula="of:=[.A674]/1000/(60*60*24)" office:value-type="time" office:time-value="PT02H59M10.481S" calcext:value-type="time">
            <text:p>02:59:10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369.4" calcext:value-type="float">
            <text:p>369.4</text:p>
          </table:table-cell>
          <table:table-cell office:value-type="float" office:value="454.94" calcext:value-type="float">
            <text:p>454.94</text:p>
          </table:table-cell>
        </table:table-row>
        <table:table-row table:style-name="ro1">
          <table:table-cell office:value-type="float" office:value="10766481" calcext:value-type="float">
            <text:p>10766481</text:p>
          </table:table-cell>
          <table:table-cell table:formula="of:=[.A675]/1000/(60*60*24)" office:value-type="time" office:time-value="PT02H59M26.481S" calcext:value-type="time">
            <text:p>02:59:26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369.95" calcext:value-type="float">
            <text:p>369.95</text:p>
          </table:table-cell>
          <table:table-cell office:value-type="float" office:value="455.59" calcext:value-type="float">
            <text:p>455.59</text:p>
          </table:table-cell>
        </table:table-row>
        <table:table-row table:style-name="ro1">
          <table:table-cell office:value-type="float" office:value="10782481" calcext:value-type="float">
            <text:p>10782481</text:p>
          </table:table-cell>
          <table:table-cell table:formula="of:=[.A676]/1000/(60*60*24)" office:value-type="time" office:time-value="PT02H59M42.481S" calcext:value-type="time">
            <text:p>02:59:42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370.49" calcext:value-type="float">
            <text:p>370.49</text:p>
          </table:table-cell>
          <table:table-cell office:value-type="float" office:value="456.25" calcext:value-type="float">
            <text:p>456.25</text:p>
          </table:table-cell>
        </table:table-row>
        <table:table-row table:style-name="ro1">
          <table:table-cell office:value-type="float" office:value="10798481" calcext:value-type="float">
            <text:p>10798481</text:p>
          </table:table-cell>
          <table:table-cell table:formula="of:=[.A677]/1000/(60*60*24)" office:value-type="time" office:time-value="PT02H59M58.481S" calcext:value-type="time">
            <text:p>02:59:58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371.03" calcext:value-type="float">
            <text:p>371.03</text:p>
          </table:table-cell>
          <table:table-cell office:value-type="float" office:value="456.9" calcext:value-type="float">
            <text:p>456.9</text:p>
          </table:table-cell>
        </table:table-row>
        <table:table-row table:style-name="ro1">
          <table:table-cell office:value-type="float" office:value="10814481" calcext:value-type="float">
            <text:p>10814481</text:p>
          </table:table-cell>
          <table:table-cell table:formula="of:=[.A678]/1000/(60*60*24)" office:value-type="time" office:time-value="PT03H00M14.481S" calcext:value-type="time">
            <text:p>03:00:14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371.57" calcext:value-type="float">
            <text:p>371.57</text:p>
          </table:table-cell>
          <table:table-cell office:value-type="float" office:value="457.56" calcext:value-type="float">
            <text:p>457.56</text:p>
          </table:table-cell>
        </table:table-row>
        <table:table-row table:style-name="ro1">
          <table:table-cell office:value-type="float" office:value="10830481" calcext:value-type="float">
            <text:p>10830481</text:p>
          </table:table-cell>
          <table:table-cell table:formula="of:=[.A679]/1000/(60*60*24)" office:value-type="time" office:time-value="PT03H00M30.481S" calcext:value-type="time">
            <text:p>03:00:30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372.11" calcext:value-type="float">
            <text:p>372.11</text:p>
          </table:table-cell>
          <table:table-cell office:value-type="float" office:value="458.21" calcext:value-type="float">
            <text:p>458.21</text:p>
          </table:table-cell>
        </table:table-row>
        <table:table-row table:style-name="ro1">
          <table:table-cell office:value-type="float" office:value="10846481" calcext:value-type="float">
            <text:p>10846481</text:p>
          </table:table-cell>
          <table:table-cell table:formula="of:=[.A680]/1000/(60*60*24)" office:value-type="time" office:time-value="PT03H00M46.481S" calcext:value-type="time">
            <text:p>03:00:46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372.65" calcext:value-type="float">
            <text:p>372.65</text:p>
          </table:table-cell>
          <table:table-cell office:value-type="float" office:value="458.87" calcext:value-type="float">
            <text:p>458.87</text:p>
          </table:table-cell>
        </table:table-row>
        <table:table-row table:style-name="ro1">
          <table:table-cell office:value-type="float" office:value="10862481" calcext:value-type="float">
            <text:p>10862481</text:p>
          </table:table-cell>
          <table:table-cell table:formula="of:=[.A681]/1000/(60*60*24)" office:value-type="time" office:time-value="PT03H01M02.481S" calcext:value-type="time">
            <text:p>03:01:02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373.19" calcext:value-type="float">
            <text:p>373.19</text:p>
          </table:table-cell>
          <table:table-cell office:value-type="float" office:value="459.53" calcext:value-type="float">
            <text:p>459.53</text:p>
          </table:table-cell>
        </table:table-row>
        <table:table-row table:style-name="ro1">
          <table:table-cell office:value-type="float" office:value="10878481" calcext:value-type="float">
            <text:p>10878481</text:p>
          </table:table-cell>
          <table:table-cell table:formula="of:=[.A682]/1000/(60*60*24)" office:value-type="time" office:time-value="PT03H01M18.481S" calcext:value-type="time">
            <text:p>03:01:18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373.73" calcext:value-type="float">
            <text:p>373.73</text:p>
          </table:table-cell>
          <table:table-cell office:value-type="float" office:value="460.18" calcext:value-type="float">
            <text:p>460.18</text:p>
          </table:table-cell>
        </table:table-row>
        <table:table-row table:style-name="ro1">
          <table:table-cell office:value-type="float" office:value="10894481" calcext:value-type="float">
            <text:p>10894481</text:p>
          </table:table-cell>
          <table:table-cell table:formula="of:=[.A683]/1000/(60*60*24)" office:value-type="time" office:time-value="PT03H01M34.481S" calcext:value-type="time">
            <text:p>03:01:34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374.27" calcext:value-type="float">
            <text:p>374.27</text:p>
          </table:table-cell>
          <table:table-cell office:value-type="float" office:value="460.84" calcext:value-type="float">
            <text:p>460.84</text:p>
          </table:table-cell>
        </table:table-row>
        <table:table-row table:style-name="ro1">
          <table:table-cell office:value-type="float" office:value="10910481" calcext:value-type="float">
            <text:p>10910481</text:p>
          </table:table-cell>
          <table:table-cell table:formula="of:=[.A684]/1000/(60*60*24)" office:value-type="time" office:time-value="PT03H01M50.481S" calcext:value-type="time">
            <text:p>03:01:50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374.81" calcext:value-type="float">
            <text:p>374.81</text:p>
          </table:table-cell>
          <table:table-cell office:value-type="float" office:value="461.49" calcext:value-type="float">
            <text:p>461.49</text:p>
          </table:table-cell>
        </table:table-row>
        <table:table-row table:style-name="ro1">
          <table:table-cell office:value-type="float" office:value="10926481" calcext:value-type="float">
            <text:p>10926481</text:p>
          </table:table-cell>
          <table:table-cell table:formula="of:=[.A685]/1000/(60*60*24)" office:value-type="time" office:time-value="PT03H02M06.481S" calcext:value-type="time">
            <text:p>03:02:06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375.36" calcext:value-type="float">
            <text:p>375.36</text:p>
          </table:table-cell>
          <table:table-cell office:value-type="float" office:value="462.15" calcext:value-type="float">
            <text:p>462.15</text:p>
          </table:table-cell>
        </table:table-row>
        <table:table-row table:style-name="ro1">
          <table:table-cell office:value-type="float" office:value="10942481" calcext:value-type="float">
            <text:p>10942481</text:p>
          </table:table-cell>
          <table:table-cell table:formula="of:=[.A686]/1000/(60*60*24)" office:value-type="time" office:time-value="PT03H02M22.481S" calcext:value-type="time">
            <text:p>03:02:22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375.9" calcext:value-type="float">
            <text:p>375.9</text:p>
          </table:table-cell>
          <table:table-cell office:value-type="float" office:value="462.8" calcext:value-type="float">
            <text:p>462.8</text:p>
          </table:table-cell>
        </table:table-row>
        <table:table-row table:style-name="ro1">
          <table:table-cell office:value-type="float" office:value="10958481" calcext:value-type="float">
            <text:p>10958481</text:p>
          </table:table-cell>
          <table:table-cell table:formula="of:=[.A687]/1000/(60*60*24)" office:value-type="time" office:time-value="PT03H02M38.481S" calcext:value-type="time">
            <text:p>03:02:38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376.44" calcext:value-type="float">
            <text:p>376.44</text:p>
          </table:table-cell>
          <table:table-cell office:value-type="float" office:value="463.45" calcext:value-type="float">
            <text:p>463.45</text:p>
          </table:table-cell>
        </table:table-row>
        <table:table-row table:style-name="ro1">
          <table:table-cell office:value-type="float" office:value="10974481" calcext:value-type="float">
            <text:p>10974481</text:p>
          </table:table-cell>
          <table:table-cell table:formula="of:=[.A688]/1000/(60*60*24)" office:value-type="time" office:time-value="PT03H02M54.481S" calcext:value-type="time">
            <text:p>03:02:54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7.4" calcext:value-type="float">
            <text:p>147.4</text:p>
          </table:table-cell>
          <table:table-cell office:value-type="float" office:value="376.98" calcext:value-type="float">
            <text:p>376.98</text:p>
          </table:table-cell>
          <table:table-cell office:value-type="float" office:value="464.11" calcext:value-type="float">
            <text:p>464.11</text:p>
          </table:table-cell>
        </table:table-row>
        <table:table-row table:style-name="ro1">
          <table:table-cell office:value-type="float" office:value="10990479" calcext:value-type="float">
            <text:p>10990479</text:p>
          </table:table-cell>
          <table:table-cell table:formula="of:=[.A689]/1000/(60*60*24)" office:value-type="time" office:time-value="PT03H03M10.479S" calcext:value-type="time">
            <text:p>03:03:10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7.4" calcext:value-type="float">
            <text:p>147.4</text:p>
          </table:table-cell>
          <table:table-cell office:value-type="float" office:value="377.52" calcext:value-type="float">
            <text:p>377.52</text:p>
          </table:table-cell>
          <table:table-cell office:value-type="float" office:value="464.76" calcext:value-type="float">
            <text:p>464.76</text:p>
          </table:table-cell>
        </table:table-row>
        <table:table-row table:style-name="ro1">
          <table:table-cell office:value-type="float" office:value="11006481" calcext:value-type="float">
            <text:p>11006481</text:p>
          </table:table-cell>
          <table:table-cell table:formula="of:=[.A690]/1000/(60*60*24)" office:value-type="time" office:time-value="PT03H03M26.481S" calcext:value-type="time">
            <text:p>03:03:26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378.06" calcext:value-type="float">
            <text:p>378.06</text:p>
          </table:table-cell>
          <table:table-cell office:value-type="float" office:value="465.42" calcext:value-type="float">
            <text:p>465.42</text:p>
          </table:table-cell>
        </table:table-row>
        <table:table-row table:style-name="ro1">
          <table:table-cell office:value-type="float" office:value="11022481" calcext:value-type="float">
            <text:p>11022481</text:p>
          </table:table-cell>
          <table:table-cell table:formula="of:=[.A691]/1000/(60*60*24)" office:value-type="time" office:time-value="PT03H03M42.481S" calcext:value-type="time">
            <text:p>03:03:42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378.6" calcext:value-type="float">
            <text:p>378.6</text:p>
          </table:table-cell>
          <table:table-cell office:value-type="float" office:value="466.07" calcext:value-type="float">
            <text:p>466.07</text:p>
          </table:table-cell>
        </table:table-row>
        <table:table-row table:style-name="ro1">
          <table:table-cell office:value-type="float" office:value="11038481" calcext:value-type="float">
            <text:p>11038481</text:p>
          </table:table-cell>
          <table:table-cell table:formula="of:=[.A692]/1000/(60*60*24)" office:value-type="time" office:time-value="PT03H03M58.481S" calcext:value-type="time">
            <text:p>03:03:58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7.4" calcext:value-type="float">
            <text:p>147.4</text:p>
          </table:table-cell>
          <table:table-cell office:value-type="float" office:value="379.14" calcext:value-type="float">
            <text:p>379.14</text:p>
          </table:table-cell>
          <table:table-cell office:value-type="float" office:value="466.73" calcext:value-type="float">
            <text:p>466.73</text:p>
          </table:table-cell>
        </table:table-row>
        <table:table-row table:style-name="ro1">
          <table:table-cell office:value-type="float" office:value="11054481" calcext:value-type="float">
            <text:p>11054481</text:p>
          </table:table-cell>
          <table:table-cell table:formula="of:=[.A693]/1000/(60*60*24)" office:value-type="time" office:time-value="PT03H04M14.481S" calcext:value-type="time">
            <text:p>03:04:14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379.68" calcext:value-type="float">
            <text:p>379.68</text:p>
          </table:table-cell>
          <table:table-cell office:value-type="float" office:value="467.38" calcext:value-type="float">
            <text:p>467.38</text:p>
          </table:table-cell>
        </table:table-row>
        <table:table-row table:style-name="ro1">
          <table:table-cell office:value-type="float" office:value="11070481" calcext:value-type="float">
            <text:p>11070481</text:p>
          </table:table-cell>
          <table:table-cell table:formula="of:=[.A694]/1000/(60*60*24)" office:value-type="time" office:time-value="PT03H04M30.481S" calcext:value-type="time">
            <text:p>03:04:30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380.22" calcext:value-type="float">
            <text:p>380.22</text:p>
          </table:table-cell>
          <table:table-cell office:value-type="float" office:value="468.04" calcext:value-type="float">
            <text:p>468.04</text:p>
          </table:table-cell>
        </table:table-row>
        <table:table-row table:style-name="ro1">
          <table:table-cell office:value-type="float" office:value="11086481" calcext:value-type="float">
            <text:p>11086481</text:p>
          </table:table-cell>
          <table:table-cell table:formula="of:=[.A695]/1000/(60*60*24)" office:value-type="time" office:time-value="PT03H04M46.481S" calcext:value-type="time">
            <text:p>03:04:46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380.76" calcext:value-type="float">
            <text:p>380.76</text:p>
          </table:table-cell>
          <table:table-cell office:value-type="float" office:value="468.69" calcext:value-type="float">
            <text:p>468.69</text:p>
          </table:table-cell>
        </table:table-row>
        <table:table-row table:style-name="ro1">
          <table:table-cell office:value-type="float" office:value="11102481" calcext:value-type="float">
            <text:p>11102481</text:p>
          </table:table-cell>
          <table:table-cell table:formula="of:=[.A696]/1000/(60*60*24)" office:value-type="time" office:time-value="PT03H05M02.481S" calcext:value-type="time">
            <text:p>03:05:02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381.3" calcext:value-type="float">
            <text:p>381.3</text:p>
          </table:table-cell>
          <table:table-cell office:value-type="float" office:value="469.35" calcext:value-type="float">
            <text:p>469.35</text:p>
          </table:table-cell>
        </table:table-row>
        <table:table-row table:style-name="ro1">
          <table:table-cell office:value-type="float" office:value="11118481" calcext:value-type="float">
            <text:p>11118481</text:p>
          </table:table-cell>
          <table:table-cell table:formula="of:=[.A697]/1000/(60*60*24)" office:value-type="time" office:time-value="PT03H05M18.481S" calcext:value-type="time">
            <text:p>03:05:18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7.4" calcext:value-type="float">
            <text:p>147.4</text:p>
          </table:table-cell>
          <table:table-cell office:value-type="float" office:value="381.85" calcext:value-type="float">
            <text:p>381.85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11134481" calcext:value-type="float">
            <text:p>11134481</text:p>
          </table:table-cell>
          <table:table-cell table:formula="of:=[.A698]/1000/(60*60*24)" office:value-type="time" office:time-value="PT03H05M34.481S" calcext:value-type="time">
            <text:p>03:05:34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382.39" calcext:value-type="float">
            <text:p>382.39</text:p>
          </table:table-cell>
          <table:table-cell office:value-type="float" office:value="470.65" calcext:value-type="float">
            <text:p>470.65</text:p>
          </table:table-cell>
        </table:table-row>
        <table:table-row table:style-name="ro1">
          <table:table-cell office:value-type="float" office:value="11150481" calcext:value-type="float">
            <text:p>11150481</text:p>
          </table:table-cell>
          <table:table-cell table:formula="of:=[.A699]/1000/(60*60*24)" office:value-type="time" office:time-value="PT03H05M50.481S" calcext:value-type="time">
            <text:p>03:05:50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382.93" calcext:value-type="float">
            <text:p>382.93</text:p>
          </table:table-cell>
          <table:table-cell office:value-type="float" office:value="471.31" calcext:value-type="float">
            <text:p>471.31</text:p>
          </table:table-cell>
        </table:table-row>
        <table:table-row table:style-name="ro1">
          <table:table-cell office:value-type="float" office:value="11166481" calcext:value-type="float">
            <text:p>11166481</text:p>
          </table:table-cell>
          <table:table-cell table:formula="of:=[.A700]/1000/(60*60*24)" office:value-type="time" office:time-value="PT03H06M06.481S" calcext:value-type="time">
            <text:p>03:06:06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383.47" calcext:value-type="float">
            <text:p>383.47</text:p>
          </table:table-cell>
          <table:table-cell office:value-type="float" office:value="471.96" calcext:value-type="float">
            <text:p>471.96</text:p>
          </table:table-cell>
        </table:table-row>
        <table:table-row table:style-name="ro1">
          <table:table-cell office:value-type="float" office:value="11182481" calcext:value-type="float">
            <text:p>11182481</text:p>
          </table:table-cell>
          <table:table-cell table:formula="of:=[.A701]/1000/(60*60*24)" office:value-type="time" office:time-value="PT03H06M22.481S" calcext:value-type="time">
            <text:p>03:06:22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7.4" calcext:value-type="float">
            <text:p>147.4</text:p>
          </table:table-cell>
          <table:table-cell office:value-type="float" office:value="384.01" calcext:value-type="float">
            <text:p>384.01</text:p>
          </table:table-cell>
          <table:table-cell office:value-type="float" office:value="472.62" calcext:value-type="float">
            <text:p>472.62</text:p>
          </table:table-cell>
        </table:table-row>
        <table:table-row table:style-name="ro1">
          <table:table-cell office:value-type="float" office:value="11198481" calcext:value-type="float">
            <text:p>11198481</text:p>
          </table:table-cell>
          <table:table-cell table:formula="of:=[.A702]/1000/(60*60*24)" office:value-type="time" office:time-value="PT03H06M38.481S" calcext:value-type="time">
            <text:p>03:06:38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384.55" calcext:value-type="float">
            <text:p>384.55</text:p>
          </table:table-cell>
          <table:table-cell office:value-type="float" office:value="473.27" calcext:value-type="float">
            <text:p>473.27</text:p>
          </table:table-cell>
        </table:table-row>
        <table:table-row table:style-name="ro1">
          <table:table-cell office:value-type="float" office:value="11214479" calcext:value-type="float">
            <text:p>11214479</text:p>
          </table:table-cell>
          <table:table-cell table:formula="of:=[.A703]/1000/(60*60*24)" office:value-type="time" office:time-value="PT03H06M54.479S" calcext:value-type="time">
            <text:p>03:06:54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385.09" calcext:value-type="float">
            <text:p>385.09</text:p>
          </table:table-cell>
          <table:table-cell office:value-type="float" office:value="473.92" calcext:value-type="float">
            <text:p>473.92</text:p>
          </table:table-cell>
        </table:table-row>
        <table:table-row table:style-name="ro1">
          <table:table-cell office:value-type="float" office:value="11230481" calcext:value-type="float">
            <text:p>11230481</text:p>
          </table:table-cell>
          <table:table-cell table:formula="of:=[.A704]/1000/(60*60*24)" office:value-type="time" office:time-value="PT03H07M10.481S" calcext:value-type="time">
            <text:p>03:07:10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7.4" calcext:value-type="float">
            <text:p>147.4</text:p>
          </table:table-cell>
          <table:table-cell office:value-type="float" office:value="385.63" calcext:value-type="float">
            <text:p>385.63</text:p>
          </table:table-cell>
          <table:table-cell office:value-type="float" office:value="474.58" calcext:value-type="float">
            <text:p>474.58</text:p>
          </table:table-cell>
        </table:table-row>
        <table:table-row table:style-name="ro1">
          <table:table-cell office:value-type="float" office:value="11246481" calcext:value-type="float">
            <text:p>11246481</text:p>
          </table:table-cell>
          <table:table-cell table:formula="of:=[.A705]/1000/(60*60*24)" office:value-type="time" office:time-value="PT03H07M26.481S" calcext:value-type="time">
            <text:p>03:07:26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7.4" calcext:value-type="float">
            <text:p>147.4</text:p>
          </table:table-cell>
          <table:table-cell office:value-type="float" office:value="386.17" calcext:value-type="float">
            <text:p>386.17</text:p>
          </table:table-cell>
          <table:table-cell office:value-type="float" office:value="475.23" calcext:value-type="float">
            <text:p>475.23</text:p>
          </table:table-cell>
        </table:table-row>
        <table:table-row table:style-name="ro1">
          <table:table-cell office:value-type="float" office:value="11262481" calcext:value-type="float">
            <text:p>11262481</text:p>
          </table:table-cell>
          <table:table-cell table:formula="of:=[.A706]/1000/(60*60*24)" office:value-type="time" office:time-value="PT03H07M42.481S" calcext:value-type="time">
            <text:p>03:07:42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386.71" calcext:value-type="float">
            <text:p>386.71</text:p>
          </table:table-cell>
          <table:table-cell office:value-type="float" office:value="475.89" calcext:value-type="float">
            <text:p>475.89</text:p>
          </table:table-cell>
        </table:table-row>
        <table:table-row table:style-name="ro1">
          <table:table-cell office:value-type="float" office:value="11278481" calcext:value-type="float">
            <text:p>11278481</text:p>
          </table:table-cell>
          <table:table-cell table:formula="of:=[.A707]/1000/(60*60*24)" office:value-type="time" office:time-value="PT03H07M58.481S" calcext:value-type="time">
            <text:p>03:07:58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387.25" calcext:value-type="float">
            <text:p>387.25</text:p>
          </table:table-cell>
          <table:table-cell office:value-type="float" office:value="476.54" calcext:value-type="float">
            <text:p>476.54</text:p>
          </table:table-cell>
        </table:table-row>
        <table:table-row table:style-name="ro1">
          <table:table-cell office:value-type="float" office:value="11294481" calcext:value-type="float">
            <text:p>11294481</text:p>
          </table:table-cell>
          <table:table-cell table:formula="of:=[.A708]/1000/(60*60*24)" office:value-type="time" office:time-value="PT03H08M14.481S" calcext:value-type="time">
            <text:p>03:08:14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387.79" calcext:value-type="float">
            <text:p>387.79</text:p>
          </table:table-cell>
          <table:table-cell office:value-type="float" office:value="477.19" calcext:value-type="float">
            <text:p>477.19</text:p>
          </table:table-cell>
        </table:table-row>
        <table:table-row table:style-name="ro1">
          <table:table-cell office:value-type="float" office:value="11310481" calcext:value-type="float">
            <text:p>11310481</text:p>
          </table:table-cell>
          <table:table-cell table:formula="of:=[.A709]/1000/(60*60*24)" office:value-type="time" office:time-value="PT03H08M30.481S" calcext:value-type="time">
            <text:p>03:08:30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388.33" calcext:value-type="float">
            <text:p>388.33</text:p>
          </table:table-cell>
          <table:table-cell office:value-type="float" office:value="477.85" calcext:value-type="float">
            <text:p>477.85</text:p>
          </table:table-cell>
        </table:table-row>
        <table:table-row table:style-name="ro1">
          <table:table-cell office:value-type="float" office:value="11326481" calcext:value-type="float">
            <text:p>11326481</text:p>
          </table:table-cell>
          <table:table-cell table:formula="of:=[.A710]/1000/(60*60*24)" office:value-type="time" office:time-value="PT03H08M46.481S" calcext:value-type="time">
            <text:p>03:08:46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388.87" calcext:value-type="float">
            <text:p>388.87</text:p>
          </table:table-cell>
          <table:table-cell office:value-type="float" office:value="478.5" calcext:value-type="float">
            <text:p>478.5</text:p>
          </table:table-cell>
        </table:table-row>
        <table:table-row table:style-name="ro1">
          <table:table-cell office:value-type="float" office:value="11342481" calcext:value-type="float">
            <text:p>11342481</text:p>
          </table:table-cell>
          <table:table-cell table:formula="of:=[.A711]/1000/(60*60*24)" office:value-type="time" office:time-value="PT03H09M02.481S" calcext:value-type="time">
            <text:p>03:09:02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389.41" calcext:value-type="float">
            <text:p>389.41</text:p>
          </table:table-cell>
          <table:table-cell office:value-type="float" office:value="479.15" calcext:value-type="float">
            <text:p>479.15</text:p>
          </table:table-cell>
        </table:table-row>
        <table:table-row table:style-name="ro1">
          <table:table-cell office:value-type="float" office:value="11358481" calcext:value-type="float">
            <text:p>11358481</text:p>
          </table:table-cell>
          <table:table-cell table:formula="of:=[.A712]/1000/(60*60*24)" office:value-type="time" office:time-value="PT03H09M18.481S" calcext:value-type="time">
            <text:p>03:09:18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389.95" calcext:value-type="float">
            <text:p>389.95</text:p>
          </table:table-cell>
          <table:table-cell office:value-type="float" office:value="479.81" calcext:value-type="float">
            <text:p>479.81</text:p>
          </table:table-cell>
        </table:table-row>
        <table:table-row table:style-name="ro1">
          <table:table-cell office:value-type="float" office:value="11374481" calcext:value-type="float">
            <text:p>11374481</text:p>
          </table:table-cell>
          <table:table-cell table:formula="of:=[.A713]/1000/(60*60*24)" office:value-type="time" office:time-value="PT03H09M34.481S" calcext:value-type="time">
            <text:p>03:09:34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7.4" calcext:value-type="float">
            <text:p>147.4</text:p>
          </table:table-cell>
          <table:table-cell office:value-type="float" office:value="390.5" calcext:value-type="float">
            <text:p>390.5</text:p>
          </table:table-cell>
          <table:table-cell office:value-type="float" office:value="480.46" calcext:value-type="float">
            <text:p>480.46</text:p>
          </table:table-cell>
        </table:table-row>
        <table:table-row table:style-name="ro1">
          <table:table-cell office:value-type="float" office:value="11390481" calcext:value-type="float">
            <text:p>11390481</text:p>
          </table:table-cell>
          <table:table-cell table:formula="of:=[.A714]/1000/(60*60*24)" office:value-type="time" office:time-value="PT03H09M50.481S" calcext:value-type="time">
            <text:p>03:09:50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391.04" calcext:value-type="float">
            <text:p>391.04</text:p>
          </table:table-cell>
          <table:table-cell office:value-type="float" office:value="481.11" calcext:value-type="float">
            <text:p>481.11</text:p>
          </table:table-cell>
        </table:table-row>
        <table:table-row table:style-name="ro1">
          <table:table-cell office:value-type="float" office:value="11406481" calcext:value-type="float">
            <text:p>11406481</text:p>
          </table:table-cell>
          <table:table-cell table:formula="of:=[.A715]/1000/(60*60*24)" office:value-type="time" office:time-value="PT03H10M06.481S" calcext:value-type="time">
            <text:p>03:10:06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7.28" calcext:value-type="float">
            <text:p>147.28</text:p>
          </table:table-cell>
          <table:table-cell office:value-type="float" office:value="391.58" calcext:value-type="float">
            <text:p>391.58</text:p>
          </table:table-cell>
          <table:table-cell office:value-type="float" office:value="481.77" calcext:value-type="float">
            <text:p>481.77</text:p>
          </table:table-cell>
        </table:table-row>
        <table:table-row table:style-name="ro1">
          <table:table-cell office:value-type="float" office:value="11422481" calcext:value-type="float">
            <text:p>11422481</text:p>
          </table:table-cell>
          <table:table-cell table:formula="of:=[.A716]/1000/(60*60*24)" office:value-type="time" office:time-value="PT03H10M22.481S" calcext:value-type="time">
            <text:p>03:10:22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392.12" calcext:value-type="float">
            <text:p>392.12</text:p>
          </table:table-cell>
          <table:table-cell office:value-type="float" office:value="482.42" calcext:value-type="float">
            <text:p>482.42</text:p>
          </table:table-cell>
        </table:table-row>
        <table:table-row table:style-name="ro1">
          <table:table-cell office:value-type="float" office:value="11438481" calcext:value-type="float">
            <text:p>11438481</text:p>
          </table:table-cell>
          <table:table-cell table:formula="of:=[.A717]/1000/(60*60*24)" office:value-type="time" office:time-value="PT03H10M38.481S" calcext:value-type="time">
            <text:p>03:10:38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392.66" calcext:value-type="float">
            <text:p>392.66</text:p>
          </table:table-cell>
          <table:table-cell office:value-type="float" office:value="483.08" calcext:value-type="float">
            <text:p>483.08</text:p>
          </table:table-cell>
        </table:table-row>
        <table:table-row table:style-name="ro1">
          <table:table-cell office:value-type="float" office:value="11454481" calcext:value-type="float">
            <text:p>11454481</text:p>
          </table:table-cell>
          <table:table-cell table:formula="of:=[.A718]/1000/(60*60*24)" office:value-type="time" office:time-value="PT03H10M54.481S" calcext:value-type="time">
            <text:p>03:10:54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393.2" calcext:value-type="float">
            <text:p>393.2</text:p>
          </table:table-cell>
          <table:table-cell office:value-type="float" office:value="483.73" calcext:value-type="float">
            <text:p>483.73</text:p>
          </table:table-cell>
        </table:table-row>
        <table:table-row table:style-name="ro1">
          <table:table-cell office:value-type="float" office:value="11470481" calcext:value-type="float">
            <text:p>11470481</text:p>
          </table:table-cell>
          <table:table-cell table:formula="of:=[.A719]/1000/(60*60*24)" office:value-type="time" office:time-value="PT03H11M10.481S" calcext:value-type="time">
            <text:p>03:11:10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393.74" calcext:value-type="float">
            <text:p>393.74</text:p>
          </table:table-cell>
          <table:table-cell office:value-type="float" office:value="484.38" calcext:value-type="float">
            <text:p>484.38</text:p>
          </table:table-cell>
        </table:table-row>
        <table:table-row table:style-name="ro1">
          <table:table-cell office:value-type="float" office:value="11486481" calcext:value-type="float">
            <text:p>11486481</text:p>
          </table:table-cell>
          <table:table-cell table:formula="of:=[.A720]/1000/(60*60*24)" office:value-type="time" office:time-value="PT03H11M26.481S" calcext:value-type="time">
            <text:p>03:11:26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394.28" calcext:value-type="float">
            <text:p>394.28</text:p>
          </table:table-cell>
          <table:table-cell office:value-type="float" office:value="485.03" calcext:value-type="float">
            <text:p>485.03</text:p>
          </table:table-cell>
        </table:table-row>
        <table:table-row table:style-name="ro1">
          <table:table-cell office:value-type="float" office:value="11502481" calcext:value-type="float">
            <text:p>11502481</text:p>
          </table:table-cell>
          <table:table-cell table:formula="of:=[.A721]/1000/(60*60*24)" office:value-type="time" office:time-value="PT03H11M42.481S" calcext:value-type="time">
            <text:p>03:11:42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7.4" calcext:value-type="float">
            <text:p>147.4</text:p>
          </table:table-cell>
          <table:table-cell office:value-type="float" office:value="394.82" calcext:value-type="float">
            <text:p>394.82</text:p>
          </table:table-cell>
          <table:table-cell office:value-type="float" office:value="485.69" calcext:value-type="float">
            <text:p>485.69</text:p>
          </table:table-cell>
        </table:table-row>
        <table:table-row table:style-name="ro1">
          <table:table-cell office:value-type="float" office:value="11518481" calcext:value-type="float">
            <text:p>11518481</text:p>
          </table:table-cell>
          <table:table-cell table:formula="of:=[.A722]/1000/(60*60*24)" office:value-type="time" office:time-value="PT03H11M58.481S" calcext:value-type="time">
            <text:p>03:11:58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7.4" calcext:value-type="float">
            <text:p>147.4</text:p>
          </table:table-cell>
          <table:table-cell office:value-type="float" office:value="395.36" calcext:value-type="float">
            <text:p>395.36</text:p>
          </table:table-cell>
          <table:table-cell office:value-type="float" office:value="486.34" calcext:value-type="float">
            <text:p>486.34</text:p>
          </table:table-cell>
        </table:table-row>
        <table:table-row table:style-name="ro1">
          <table:table-cell office:value-type="float" office:value="11534481" calcext:value-type="float">
            <text:p>11534481</text:p>
          </table:table-cell>
          <table:table-cell table:formula="of:=[.A723]/1000/(60*60*24)" office:value-type="time" office:time-value="PT03H12M14.481S" calcext:value-type="time">
            <text:p>03:12:14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395.9" calcext:value-type="float">
            <text:p>395.9</text:p>
          </table:table-cell>
          <table:table-cell office:value-type="float" office:value="486.99" calcext:value-type="float">
            <text:p>486.99</text:p>
          </table:table-cell>
        </table:table-row>
        <table:table-row table:style-name="ro1">
          <table:table-cell office:value-type="float" office:value="11550481" calcext:value-type="float">
            <text:p>11550481</text:p>
          </table:table-cell>
          <table:table-cell table:formula="of:=[.A724]/1000/(60*60*24)" office:value-type="time" office:time-value="PT03H12M30.481S" calcext:value-type="time">
            <text:p>03:12:30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7.4" calcext:value-type="float">
            <text:p>147.4</text:p>
          </table:table-cell>
          <table:table-cell office:value-type="float" office:value="396.44" calcext:value-type="float">
            <text:p>396.44</text:p>
          </table:table-cell>
          <table:table-cell office:value-type="float" office:value="487.65" calcext:value-type="float">
            <text:p>487.65</text:p>
          </table:table-cell>
        </table:table-row>
        <table:table-row table:style-name="ro1">
          <table:table-cell office:value-type="float" office:value="11566481" calcext:value-type="float">
            <text:p>11566481</text:p>
          </table:table-cell>
          <table:table-cell table:formula="of:=[.A725]/1000/(60*60*24)" office:value-type="time" office:time-value="PT03H12M46.481S" calcext:value-type="time">
            <text:p>03:12:46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7.4" calcext:value-type="float">
            <text:p>147.4</text:p>
          </table:table-cell>
          <table:table-cell office:value-type="float" office:value="396.98" calcext:value-type="float">
            <text:p>396.98</text:p>
          </table:table-cell>
          <table:table-cell office:value-type="float" office:value="488.3" calcext:value-type="float">
            <text:p>488.3</text:p>
          </table:table-cell>
        </table:table-row>
        <table:table-row table:style-name="ro1">
          <table:table-cell office:value-type="float" office:value="11582481" calcext:value-type="float">
            <text:p>11582481</text:p>
          </table:table-cell>
          <table:table-cell table:formula="of:=[.A726]/1000/(60*60*24)" office:value-type="time" office:time-value="PT03H13M02.481S" calcext:value-type="time">
            <text:p>03:13:02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397.52" calcext:value-type="float">
            <text:p>397.52</text:p>
          </table:table-cell>
          <table:table-cell office:value-type="float" office:value="488.95" calcext:value-type="float">
            <text:p>488.95</text:p>
          </table:table-cell>
        </table:table-row>
        <table:table-row table:style-name="ro1">
          <table:table-cell office:value-type="float" office:value="11598481" calcext:value-type="float">
            <text:p>11598481</text:p>
          </table:table-cell>
          <table:table-cell table:formula="of:=[.A727]/1000/(60*60*24)" office:value-type="time" office:time-value="PT03H13M18.481S" calcext:value-type="time">
            <text:p>03:13:18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398.06" calcext:value-type="float">
            <text:p>398.06</text:p>
          </table:table-cell>
          <table:table-cell office:value-type="float" office:value="489.61" calcext:value-type="float">
            <text:p>489.61</text:p>
          </table:table-cell>
        </table:table-row>
        <table:table-row table:style-name="ro1">
          <table:table-cell office:value-type="float" office:value="11614481" calcext:value-type="float">
            <text:p>11614481</text:p>
          </table:table-cell>
          <table:table-cell table:formula="of:=[.A728]/1000/(60*60*24)" office:value-type="time" office:time-value="PT03H13M34.481S" calcext:value-type="time">
            <text:p>03:13:34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398.6" calcext:value-type="float">
            <text:p>398.6</text:p>
          </table:table-cell>
          <table:table-cell office:value-type="float" office:value="490.26" calcext:value-type="float">
            <text:p>490.26</text:p>
          </table:table-cell>
        </table:table-row>
        <table:table-row table:style-name="ro1">
          <table:table-cell office:value-type="float" office:value="11630479" calcext:value-type="float">
            <text:p>11630479</text:p>
          </table:table-cell>
          <table:table-cell table:formula="of:=[.A729]/1000/(60*60*24)" office:value-type="time" office:time-value="PT03H13M50.479S" calcext:value-type="time">
            <text:p>03:13:50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399.14" calcext:value-type="float">
            <text:p>399.14</text:p>
          </table:table-cell>
          <table:table-cell office:value-type="float" office:value="490.91" calcext:value-type="float">
            <text:p>490.91</text:p>
          </table:table-cell>
        </table:table-row>
        <table:table-row table:style-name="ro1">
          <table:table-cell office:value-type="float" office:value="11646481" calcext:value-type="float">
            <text:p>11646481</text:p>
          </table:table-cell>
          <table:table-cell table:formula="of:=[.A730]/1000/(60*60*24)" office:value-type="time" office:time-value="PT03H14M06.481S" calcext:value-type="time">
            <text:p>03:14:06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399.68" calcext:value-type="float">
            <text:p>399.68</text:p>
          </table:table-cell>
          <table:table-cell office:value-type="float" office:value="491.56" calcext:value-type="float">
            <text:p>491.56</text:p>
          </table:table-cell>
        </table:table-row>
        <table:table-row table:style-name="ro1">
          <table:table-cell office:value-type="float" office:value="11662481" calcext:value-type="float">
            <text:p>11662481</text:p>
          </table:table-cell>
          <table:table-cell table:formula="of:=[.A731]/1000/(60*60*24)" office:value-type="time" office:time-value="PT03H14M22.481S" calcext:value-type="time">
            <text:p>03:14:22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7.28" calcext:value-type="float">
            <text:p>147.28</text:p>
          </table:table-cell>
          <table:table-cell office:value-type="float" office:value="400.22" calcext:value-type="float">
            <text:p>400.22</text:p>
          </table:table-cell>
          <table:table-cell office:value-type="float" office:value="492.22" calcext:value-type="float">
            <text:p>492.22</text:p>
          </table:table-cell>
        </table:table-row>
        <table:table-row table:style-name="ro1">
          <table:table-cell office:value-type="float" office:value="11678481" calcext:value-type="float">
            <text:p>11678481</text:p>
          </table:table-cell>
          <table:table-cell table:formula="of:=[.A732]/1000/(60*60*24)" office:value-type="time" office:time-value="PT03H14M38.481S" calcext:value-type="time">
            <text:p>03:14:38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00.76" calcext:value-type="float">
            <text:p>400.76</text:p>
          </table:table-cell>
          <table:table-cell office:value-type="float" office:value="492.87" calcext:value-type="float">
            <text:p>492.87</text:p>
          </table:table-cell>
        </table:table-row>
        <table:table-row table:style-name="ro1">
          <table:table-cell office:value-type="float" office:value="11694481" calcext:value-type="float">
            <text:p>11694481</text:p>
          </table:table-cell>
          <table:table-cell table:formula="of:=[.A733]/1000/(60*60*24)" office:value-type="time" office:time-value="PT03H14M54.481S" calcext:value-type="time">
            <text:p>03:14:54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01.3" calcext:value-type="float">
            <text:p>401.3</text:p>
          </table:table-cell>
          <table:table-cell office:value-type="float" office:value="493.52" calcext:value-type="float">
            <text:p>493.52</text:p>
          </table:table-cell>
        </table:table-row>
        <table:table-row table:style-name="ro1">
          <table:table-cell office:value-type="float" office:value="11710481" calcext:value-type="float">
            <text:p>11710481</text:p>
          </table:table-cell>
          <table:table-cell table:formula="of:=[.A734]/1000/(60*60*24)" office:value-type="time" office:time-value="PT03H15M10.481S" calcext:value-type="time">
            <text:p>03:15:10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01.84" calcext:value-type="float">
            <text:p>401.84</text:p>
          </table:table-cell>
          <table:table-cell office:value-type="float" office:value="494.17" calcext:value-type="float">
            <text:p>494.17</text:p>
          </table:table-cell>
        </table:table-row>
        <table:table-row table:style-name="ro1">
          <table:table-cell office:value-type="float" office:value="11726481" calcext:value-type="float">
            <text:p>11726481</text:p>
          </table:table-cell>
          <table:table-cell table:formula="of:=[.A735]/1000/(60*60*24)" office:value-type="time" office:time-value="PT03H15M26.481S" calcext:value-type="time">
            <text:p>03:15:26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02.38" calcext:value-type="float">
            <text:p>402.38</text:p>
          </table:table-cell>
          <table:table-cell office:value-type="float" office:value="494.83" calcext:value-type="float">
            <text:p>494.83</text:p>
          </table:table-cell>
        </table:table-row>
        <table:table-row table:style-name="ro1">
          <table:table-cell office:value-type="float" office:value="11742481" calcext:value-type="float">
            <text:p>11742481</text:p>
          </table:table-cell>
          <table:table-cell table:formula="of:=[.A736]/1000/(60*60*24)" office:value-type="time" office:time-value="PT03H15M42.481S" calcext:value-type="time">
            <text:p>03:15:42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02.92" calcext:value-type="float">
            <text:p>402.92</text:p>
          </table:table-cell>
          <table:table-cell office:value-type="float" office:value="495.48" calcext:value-type="float">
            <text:p>495.48</text:p>
          </table:table-cell>
        </table:table-row>
        <table:table-row table:style-name="ro1">
          <table:table-cell office:value-type="float" office:value="11758481" calcext:value-type="float">
            <text:p>11758481</text:p>
          </table:table-cell>
          <table:table-cell table:formula="of:=[.A737]/1000/(60*60*24)" office:value-type="time" office:time-value="PT03H15M58.481S" calcext:value-type="time">
            <text:p>03:15:58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03.46" calcext:value-type="float">
            <text:p>403.46</text:p>
          </table:table-cell>
          <table:table-cell office:value-type="float" office:value="496.13" calcext:value-type="float">
            <text:p>496.13</text:p>
          </table:table-cell>
        </table:table-row>
        <table:table-row table:style-name="ro1">
          <table:table-cell office:value-type="float" office:value="11774481" calcext:value-type="float">
            <text:p>11774481</text:p>
          </table:table-cell>
          <table:table-cell table:formula="of:=[.A738]/1000/(60*60*24)" office:value-type="time" office:time-value="PT03H16M14.481S" calcext:value-type="time">
            <text:p>03:16:14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04" calcext:value-type="float">
            <text:p>404</text:p>
          </table:table-cell>
          <table:table-cell office:value-type="float" office:value="496.79" calcext:value-type="float">
            <text:p>496.79</text:p>
          </table:table-cell>
        </table:table-row>
        <table:table-row table:style-name="ro1">
          <table:table-cell office:value-type="float" office:value="11790481" calcext:value-type="float">
            <text:p>11790481</text:p>
          </table:table-cell>
          <table:table-cell table:formula="of:=[.A739]/1000/(60*60*24)" office:value-type="time" office:time-value="PT03H16M30.481S" calcext:value-type="time">
            <text:p>03:16:30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04.54" calcext:value-type="float">
            <text:p>404.54</text:p>
          </table:table-cell>
          <table:table-cell office:value-type="float" office:value="497.44" calcext:value-type="float">
            <text:p>497.44</text:p>
          </table:table-cell>
        </table:table-row>
        <table:table-row table:style-name="ro1">
          <table:table-cell office:value-type="float" office:value="11806481" calcext:value-type="float">
            <text:p>11806481</text:p>
          </table:table-cell>
          <table:table-cell table:formula="of:=[.A740]/1000/(60*60*24)" office:value-type="time" office:time-value="PT03H16M46.481S" calcext:value-type="time">
            <text:p>03:16:46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05.08" calcext:value-type="float">
            <text:p>405.08</text:p>
          </table:table-cell>
          <table:table-cell office:value-type="float" office:value="498.09" calcext:value-type="float">
            <text:p>498.09</text:p>
          </table:table-cell>
        </table:table-row>
        <table:table-row table:style-name="ro1">
          <table:table-cell office:value-type="float" office:value="11822481" calcext:value-type="float">
            <text:p>11822481</text:p>
          </table:table-cell>
          <table:table-cell table:formula="of:=[.A741]/1000/(60*60*24)" office:value-type="time" office:time-value="PT03H17M02.481S" calcext:value-type="time">
            <text:p>03:17:02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05.62" calcext:value-type="float">
            <text:p>405.62</text:p>
          </table:table-cell>
          <table:table-cell office:value-type="float" office:value="498.74" calcext:value-type="float">
            <text:p>498.74</text:p>
          </table:table-cell>
        </table:table-row>
        <table:table-row table:style-name="ro1">
          <table:table-cell office:value-type="float" office:value="11838481" calcext:value-type="float">
            <text:p>11838481</text:p>
          </table:table-cell>
          <table:table-cell table:formula="of:=[.A742]/1000/(60*60*24)" office:value-type="time" office:time-value="PT03H17M18.481S" calcext:value-type="time">
            <text:p>03:17:18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06.16" calcext:value-type="float">
            <text:p>406.16</text:p>
          </table:table-cell>
          <table:table-cell office:value-type="float" office:value="499.39" calcext:value-type="float">
            <text:p>499.39</text:p>
          </table:table-cell>
        </table:table-row>
        <table:table-row table:style-name="ro1">
          <table:table-cell office:value-type="float" office:value="11854481" calcext:value-type="float">
            <text:p>11854481</text:p>
          </table:table-cell>
          <table:table-cell table:formula="of:=[.A743]/1000/(60*60*24)" office:value-type="time" office:time-value="PT03H17M34.481S" calcext:value-type="time">
            <text:p>03:17:34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06.7" calcext:value-type="float">
            <text:p>406.7</text:p>
          </table:table-cell>
          <table:table-cell office:value-type="float" office:value="500.05" calcext:value-type="float">
            <text:p>500.05</text:p>
          </table:table-cell>
        </table:table-row>
        <table:table-row table:style-name="ro1">
          <table:table-cell office:value-type="float" office:value="11870481" calcext:value-type="float">
            <text:p>11870481</text:p>
          </table:table-cell>
          <table:table-cell table:formula="of:=[.A744]/1000/(60*60*24)" office:value-type="time" office:time-value="PT03H17M50.481S" calcext:value-type="time">
            <text:p>03:17:50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07.24" calcext:value-type="float">
            <text:p>407.24</text:p>
          </table:table-cell>
          <table:table-cell office:value-type="float" office:value="500.7" calcext:value-type="float">
            <text:p>500.7</text:p>
          </table:table-cell>
        </table:table-row>
        <table:table-row table:style-name="ro1">
          <table:table-cell office:value-type="float" office:value="11886481" calcext:value-type="float">
            <text:p>11886481</text:p>
          </table:table-cell>
          <table:table-cell table:formula="of:=[.A745]/1000/(60*60*24)" office:value-type="time" office:time-value="PT03H18M06.481S" calcext:value-type="time">
            <text:p>03:18:06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07.78" calcext:value-type="float">
            <text:p>407.78</text:p>
          </table:table-cell>
          <table:table-cell office:value-type="float" office:value="501.35" calcext:value-type="float">
            <text:p>501.35</text:p>
          </table:table-cell>
        </table:table-row>
        <table:table-row table:style-name="ro1">
          <table:table-cell office:value-type="float" office:value="11902481" calcext:value-type="float">
            <text:p>11902481</text:p>
          </table:table-cell>
          <table:table-cell table:formula="of:=[.A746]/1000/(60*60*24)" office:value-type="time" office:time-value="PT03H18M22.481S" calcext:value-type="time">
            <text:p>03:18:22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08.32" calcext:value-type="float">
            <text:p>408.32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11918481" calcext:value-type="float">
            <text:p>11918481</text:p>
          </table:table-cell>
          <table:table-cell table:formula="of:=[.A747]/1000/(60*60*24)" office:value-type="time" office:time-value="PT03H18M38.481S" calcext:value-type="time">
            <text:p>03:18:38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08.86" calcext:value-type="float">
            <text:p>408.86</text:p>
          </table:table-cell>
          <table:table-cell office:value-type="float" office:value="502.66" calcext:value-type="float">
            <text:p>502.66</text:p>
          </table:table-cell>
        </table:table-row>
        <table:table-row table:style-name="ro1">
          <table:table-cell office:value-type="float" office:value="11934481" calcext:value-type="float">
            <text:p>11934481</text:p>
          </table:table-cell>
          <table:table-cell table:formula="of:=[.A748]/1000/(60*60*24)" office:value-type="time" office:time-value="PT03H18M54.481S" calcext:value-type="time">
            <text:p>03:18:54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09.4" calcext:value-type="float">
            <text:p>409.4</text:p>
          </table:table-cell>
          <table:table-cell office:value-type="float" office:value="503.31" calcext:value-type="float">
            <text:p>503.31</text:p>
          </table:table-cell>
        </table:table-row>
        <table:table-row table:style-name="ro1">
          <table:table-cell office:value-type="float" office:value="11950481" calcext:value-type="float">
            <text:p>11950481</text:p>
          </table:table-cell>
          <table:table-cell table:formula="of:=[.A749]/1000/(60*60*24)" office:value-type="time" office:time-value="PT03H19M10.481S" calcext:value-type="time">
            <text:p>03:19:10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09.94" calcext:value-type="float">
            <text:p>409.94</text:p>
          </table:table-cell>
          <table:table-cell office:value-type="float" office:value="503.96" calcext:value-type="float">
            <text:p>503.96</text:p>
          </table:table-cell>
        </table:table-row>
        <table:table-row table:style-name="ro1">
          <table:table-cell office:value-type="float" office:value="11966481" calcext:value-type="float">
            <text:p>11966481</text:p>
          </table:table-cell>
          <table:table-cell table:formula="of:=[.A750]/1000/(60*60*24)" office:value-type="time" office:time-value="PT03H19M26.481S" calcext:value-type="time">
            <text:p>03:19:26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10.48" calcext:value-type="float">
            <text:p>410.48</text:p>
          </table:table-cell>
          <table:table-cell office:value-type="float" office:value="504.61" calcext:value-type="float">
            <text:p>504.61</text:p>
          </table:table-cell>
        </table:table-row>
        <table:table-row table:style-name="ro1">
          <table:table-cell office:value-type="float" office:value="11982481" calcext:value-type="float">
            <text:p>11982481</text:p>
          </table:table-cell>
          <table:table-cell table:formula="of:=[.A751]/1000/(60*60*24)" office:value-type="time" office:time-value="PT03H19M42.481S" calcext:value-type="time">
            <text:p>03:19:42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11.02" calcext:value-type="float">
            <text:p>411.02</text:p>
          </table:table-cell>
          <table:table-cell office:value-type="float" office:value="505.27" calcext:value-type="float">
            <text:p>505.27</text:p>
          </table:table-cell>
        </table:table-row>
        <table:table-row table:style-name="ro1">
          <table:table-cell office:value-type="float" office:value="11998481" calcext:value-type="float">
            <text:p>11998481</text:p>
          </table:table-cell>
          <table:table-cell table:formula="of:=[.A752]/1000/(60*60*24)" office:value-type="time" office:time-value="PT03H19M58.481S" calcext:value-type="time">
            <text:p>03:19:58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11.56" calcext:value-type="float">
            <text:p>411.56</text:p>
          </table:table-cell>
          <table:table-cell office:value-type="float" office:value="505.92" calcext:value-type="float">
            <text:p>505.92</text:p>
          </table:table-cell>
        </table:table-row>
        <table:table-row table:style-name="ro1">
          <table:table-cell office:value-type="float" office:value="12014481" calcext:value-type="float">
            <text:p>12014481</text:p>
          </table:table-cell>
          <table:table-cell table:formula="of:=[.A753]/1000/(60*60*24)" office:value-type="time" office:time-value="PT03H20M14.481S" calcext:value-type="time">
            <text:p>03:20:14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12.1" calcext:value-type="float">
            <text:p>412.1</text:p>
          </table:table-cell>
          <table:table-cell office:value-type="float" office:value="506.57" calcext:value-type="float">
            <text:p>506.57</text:p>
          </table:table-cell>
        </table:table-row>
        <table:table-row table:style-name="ro1">
          <table:table-cell office:value-type="float" office:value="12030481" calcext:value-type="float">
            <text:p>12030481</text:p>
          </table:table-cell>
          <table:table-cell table:formula="of:=[.A754]/1000/(60*60*24)" office:value-type="time" office:time-value="PT03H20M30.481S" calcext:value-type="time">
            <text:p>03:20:30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12.64" calcext:value-type="float">
            <text:p>412.64</text:p>
          </table:table-cell>
          <table:table-cell office:value-type="float" office:value="507.22" calcext:value-type="float">
            <text:p>507.22</text:p>
          </table:table-cell>
        </table:table-row>
        <table:table-row table:style-name="ro1">
          <table:table-cell office:value-type="float" office:value="12046481" calcext:value-type="float">
            <text:p>12046481</text:p>
          </table:table-cell>
          <table:table-cell table:formula="of:=[.A755]/1000/(60*60*24)" office:value-type="time" office:time-value="PT03H20M46.481S" calcext:value-type="time">
            <text:p>03:20:46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13.18" calcext:value-type="float">
            <text:p>413.18</text:p>
          </table:table-cell>
          <table:table-cell office:value-type="float" office:value="507.87" calcext:value-type="float">
            <text:p>507.87</text:p>
          </table:table-cell>
        </table:table-row>
        <table:table-row table:style-name="ro1">
          <table:table-cell office:value-type="float" office:value="12062481" calcext:value-type="float">
            <text:p>12062481</text:p>
          </table:table-cell>
          <table:table-cell table:formula="of:=[.A756]/1000/(60*60*24)" office:value-type="time" office:time-value="PT03H21M02.481S" calcext:value-type="time">
            <text:p>03:21:02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13.72" calcext:value-type="float">
            <text:p>413.72</text:p>
          </table:table-cell>
          <table:table-cell office:value-type="float" office:value="508.53" calcext:value-type="float">
            <text:p>508.53</text:p>
          </table:table-cell>
        </table:table-row>
        <table:table-row table:style-name="ro1">
          <table:table-cell office:value-type="float" office:value="12078481" calcext:value-type="float">
            <text:p>12078481</text:p>
          </table:table-cell>
          <table:table-cell table:formula="of:=[.A757]/1000/(60*60*24)" office:value-type="time" office:time-value="PT03H21M18.481S" calcext:value-type="time">
            <text:p>03:21:18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14.26" calcext:value-type="float">
            <text:p>414.26</text:p>
          </table:table-cell>
          <table:table-cell office:value-type="float" office:value="509.18" calcext:value-type="float">
            <text:p>509.18</text:p>
          </table:table-cell>
        </table:table-row>
        <table:table-row table:style-name="ro1">
          <table:table-cell office:value-type="float" office:value="12094481" calcext:value-type="float">
            <text:p>12094481</text:p>
          </table:table-cell>
          <table:table-cell table:formula="of:=[.A758]/1000/(60*60*24)" office:value-type="time" office:time-value="PT03H21M34.481S" calcext:value-type="time">
            <text:p>03:21:34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14.8" calcext:value-type="float">
            <text:p>414.8</text:p>
          </table:table-cell>
          <table:table-cell office:value-type="float" office:value="509.83" calcext:value-type="float">
            <text:p>509.83</text:p>
          </table:table-cell>
        </table:table-row>
        <table:table-row table:style-name="ro1">
          <table:table-cell office:value-type="float" office:value="12110481" calcext:value-type="float">
            <text:p>12110481</text:p>
          </table:table-cell>
          <table:table-cell table:formula="of:=[.A759]/1000/(60*60*24)" office:value-type="time" office:time-value="PT03H21M50.481S" calcext:value-type="time">
            <text:p>03:21:50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15.34" calcext:value-type="float">
            <text:p>415.34</text:p>
          </table:table-cell>
          <table:table-cell office:value-type="float" office:value="510.48" calcext:value-type="float">
            <text:p>510.48</text:p>
          </table:table-cell>
        </table:table-row>
        <table:table-row table:style-name="ro1">
          <table:table-cell office:value-type="float" office:value="12126481" calcext:value-type="float">
            <text:p>12126481</text:p>
          </table:table-cell>
          <table:table-cell table:formula="of:=[.A760]/1000/(60*60*24)" office:value-type="time" office:time-value="PT03H22M06.481S" calcext:value-type="time">
            <text:p>03:22:06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15.88" calcext:value-type="float">
            <text:p>415.88</text:p>
          </table:table-cell>
          <table:table-cell office:value-type="float" office:value="511.14" calcext:value-type="float">
            <text:p>511.14</text:p>
          </table:table-cell>
        </table:table-row>
        <table:table-row table:style-name="ro1">
          <table:table-cell office:value-type="float" office:value="12142481" calcext:value-type="float">
            <text:p>12142481</text:p>
          </table:table-cell>
          <table:table-cell table:formula="of:=[.A761]/1000/(60*60*24)" office:value-type="time" office:time-value="PT03H22M22.481S" calcext:value-type="time">
            <text:p>03:22:22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16.42" calcext:value-type="float">
            <text:p>416.42</text:p>
          </table:table-cell>
          <table:table-cell office:value-type="float" office:value="511.79" calcext:value-type="float">
            <text:p>511.79</text:p>
          </table:table-cell>
        </table:table-row>
        <table:table-row table:style-name="ro1">
          <table:table-cell office:value-type="float" office:value="12158481" calcext:value-type="float">
            <text:p>12158481</text:p>
          </table:table-cell>
          <table:table-cell table:formula="of:=[.A762]/1000/(60*60*24)" office:value-type="time" office:time-value="PT03H22M38.481S" calcext:value-type="time">
            <text:p>03:22:38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16.96" calcext:value-type="float">
            <text:p>416.96</text:p>
          </table:table-cell>
          <table:table-cell office:value-type="float" office:value="512.44" calcext:value-type="float">
            <text:p>512.44</text:p>
          </table:table-cell>
        </table:table-row>
        <table:table-row table:style-name="ro1">
          <table:table-cell office:value-type="float" office:value="12174481" calcext:value-type="float">
            <text:p>12174481</text:p>
          </table:table-cell>
          <table:table-cell table:formula="of:=[.A763]/1000/(60*60*24)" office:value-type="time" office:time-value="PT03H22M54.481S" calcext:value-type="time">
            <text:p>03:22:54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17.5" calcext:value-type="float">
            <text:p>417.5</text:p>
          </table:table-cell>
          <table:table-cell office:value-type="float" office:value="513.09" calcext:value-type="float">
            <text:p>513.09</text:p>
          </table:table-cell>
        </table:table-row>
        <table:table-row table:style-name="ro1">
          <table:table-cell office:value-type="float" office:value="12190481" calcext:value-type="float">
            <text:p>12190481</text:p>
          </table:table-cell>
          <table:table-cell table:formula="of:=[.A764]/1000/(60*60*24)" office:value-type="time" office:time-value="PT03H23M10.481S" calcext:value-type="time">
            <text:p>03:23:10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18.04" calcext:value-type="float">
            <text:p>418.04</text:p>
          </table:table-cell>
          <table:table-cell office:value-type="float" office:value="513.74" calcext:value-type="float">
            <text:p>513.74</text:p>
          </table:table-cell>
        </table:table-row>
        <table:table-row table:style-name="ro1">
          <table:table-cell office:value-type="float" office:value="12206481" calcext:value-type="float">
            <text:p>12206481</text:p>
          </table:table-cell>
          <table:table-cell table:formula="of:=[.A765]/1000/(60*60*24)" office:value-type="time" office:time-value="PT03H23M26.481S" calcext:value-type="time">
            <text:p>03:23:26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18.58" calcext:value-type="float">
            <text:p>418.58</text:p>
          </table:table-cell>
          <table:table-cell office:value-type="float" office:value="514.4" calcext:value-type="float">
            <text:p>514.4</text:p>
          </table:table-cell>
        </table:table-row>
        <table:table-row table:style-name="ro1">
          <table:table-cell office:value-type="float" office:value="12222481" calcext:value-type="float">
            <text:p>12222481</text:p>
          </table:table-cell>
          <table:table-cell table:formula="of:=[.A766]/1000/(60*60*24)" office:value-type="time" office:time-value="PT03H23M42.481S" calcext:value-type="time">
            <text:p>03:23:42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19.12" calcext:value-type="float">
            <text:p>419.12</text:p>
          </table:table-cell>
          <table:table-cell office:value-type="float" office:value="515.05" calcext:value-type="float">
            <text:p>515.05</text:p>
          </table:table-cell>
        </table:table-row>
        <table:table-row table:style-name="ro1">
          <table:table-cell office:value-type="float" office:value="12238481" calcext:value-type="float">
            <text:p>12238481</text:p>
          </table:table-cell>
          <table:table-cell table:formula="of:=[.A767]/1000/(60*60*24)" office:value-type="time" office:time-value="PT03H23M58.481S" calcext:value-type="time">
            <text:p>03:23:58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19.66" calcext:value-type="float">
            <text:p>419.66</text:p>
          </table:table-cell>
          <table:table-cell office:value-type="float" office:value="515.7" calcext:value-type="float">
            <text:p>515.7</text:p>
          </table:table-cell>
        </table:table-row>
        <table:table-row table:style-name="ro1">
          <table:table-cell office:value-type="float" office:value="12254481" calcext:value-type="float">
            <text:p>12254481</text:p>
          </table:table-cell>
          <table:table-cell table:formula="of:=[.A768]/1000/(60*60*24)" office:value-type="time" office:time-value="PT03H24M14.481S" calcext:value-type="time">
            <text:p>03:24:14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20.2" calcext:value-type="float">
            <text:p>420.2</text:p>
          </table:table-cell>
          <table:table-cell office:value-type="float" office:value="516.35" calcext:value-type="float">
            <text:p>516.35</text:p>
          </table:table-cell>
        </table:table-row>
        <table:table-row table:style-name="ro1">
          <table:table-cell office:value-type="float" office:value="12270481" calcext:value-type="float">
            <text:p>12270481</text:p>
          </table:table-cell>
          <table:table-cell table:formula="of:=[.A769]/1000/(60*60*24)" office:value-type="time" office:time-value="PT03H24M30.481S" calcext:value-type="time">
            <text:p>03:24:30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20.74" calcext:value-type="float">
            <text:p>420.74</text:p>
          </table:table-cell>
          <table:table-cell office:value-type="float" office:value="517.01" calcext:value-type="float">
            <text:p>517.01</text:p>
          </table:table-cell>
        </table:table-row>
        <table:table-row table:style-name="ro1">
          <table:table-cell office:value-type="float" office:value="12286481" calcext:value-type="float">
            <text:p>12286481</text:p>
          </table:table-cell>
          <table:table-cell table:formula="of:=[.A770]/1000/(60*60*24)" office:value-type="time" office:time-value="PT03H24M46.481S" calcext:value-type="time">
            <text:p>03:24:46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21.28" calcext:value-type="float">
            <text:p>421.28</text:p>
          </table:table-cell>
          <table:table-cell office:value-type="float" office:value="517.66" calcext:value-type="float">
            <text:p>517.66</text:p>
          </table:table-cell>
        </table:table-row>
        <table:table-row table:style-name="ro1">
          <table:table-cell office:value-type="float" office:value="12302481" calcext:value-type="float">
            <text:p>12302481</text:p>
          </table:table-cell>
          <table:table-cell table:formula="of:=[.A771]/1000/(60*60*24)" office:value-type="time" office:time-value="PT03H25M02.481S" calcext:value-type="time">
            <text:p>03:25:02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21.82" calcext:value-type="float">
            <text:p>421.82</text:p>
          </table:table-cell>
          <table:table-cell office:value-type="float" office:value="518.31" calcext:value-type="float">
            <text:p>518.31</text:p>
          </table:table-cell>
        </table:table-row>
        <table:table-row table:style-name="ro1">
          <table:table-cell office:value-type="float" office:value="12318481" calcext:value-type="float">
            <text:p>12318481</text:p>
          </table:table-cell>
          <table:table-cell table:formula="of:=[.A772]/1000/(60*60*24)" office:value-type="time" office:time-value="PT03H25M18.481S" calcext:value-type="time">
            <text:p>03:25:18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22.36" calcext:value-type="float">
            <text:p>422.36</text:p>
          </table:table-cell>
          <table:table-cell office:value-type="float" office:value="518.96" calcext:value-type="float">
            <text:p>518.96</text:p>
          </table:table-cell>
        </table:table-row>
        <table:table-row table:style-name="ro1">
          <table:table-cell office:value-type="float" office:value="12334481" calcext:value-type="float">
            <text:p>12334481</text:p>
          </table:table-cell>
          <table:table-cell table:formula="of:=[.A773]/1000/(60*60*24)" office:value-type="time" office:time-value="PT03H25M34.481S" calcext:value-type="time">
            <text:p>03:25:34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22.9" calcext:value-type="float">
            <text:p>422.9</text:p>
          </table:table-cell>
          <table:table-cell office:value-type="float" office:value="519.61" calcext:value-type="float">
            <text:p>519.61</text:p>
          </table:table-cell>
        </table:table-row>
        <table:table-row table:style-name="ro1">
          <table:table-cell office:value-type="float" office:value="12350481" calcext:value-type="float">
            <text:p>12350481</text:p>
          </table:table-cell>
          <table:table-cell table:formula="of:=[.A774]/1000/(60*60*24)" office:value-type="time" office:time-value="PT03H25M50.481S" calcext:value-type="time">
            <text:p>03:25:50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23.44" calcext:value-type="float">
            <text:p>423.44</text:p>
          </table:table-cell>
          <table:table-cell office:value-type="float" office:value="520.27" calcext:value-type="float">
            <text:p>520.27</text:p>
          </table:table-cell>
        </table:table-row>
        <table:table-row table:style-name="ro1">
          <table:table-cell office:value-type="float" office:value="12366481" calcext:value-type="float">
            <text:p>12366481</text:p>
          </table:table-cell>
          <table:table-cell table:formula="of:=[.A775]/1000/(60*60*24)" office:value-type="time" office:time-value="PT03H26M06.481S" calcext:value-type="time">
            <text:p>03:26:06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23.98" calcext:value-type="float">
            <text:p>423.98</text:p>
          </table:table-cell>
          <table:table-cell office:value-type="float" office:value="520.92" calcext:value-type="float">
            <text:p>520.92</text:p>
          </table:table-cell>
        </table:table-row>
        <table:table-row table:style-name="ro1">
          <table:table-cell office:value-type="float" office:value="12382481" calcext:value-type="float">
            <text:p>12382481</text:p>
          </table:table-cell>
          <table:table-cell table:formula="of:=[.A776]/1000/(60*60*24)" office:value-type="time" office:time-value="PT03H26M22.481S" calcext:value-type="time">
            <text:p>03:26:22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24.52" calcext:value-type="float">
            <text:p>424.52</text:p>
          </table:table-cell>
          <table:table-cell office:value-type="float" office:value="521.57" calcext:value-type="float">
            <text:p>521.57</text:p>
          </table:table-cell>
        </table:table-row>
        <table:table-row table:style-name="ro1">
          <table:table-cell office:value-type="float" office:value="12398481" calcext:value-type="float">
            <text:p>12398481</text:p>
          </table:table-cell>
          <table:table-cell table:formula="of:=[.A777]/1000/(60*60*24)" office:value-type="time" office:time-value="PT03H26M38.481S" calcext:value-type="time">
            <text:p>03:26:38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25.06" calcext:value-type="float">
            <text:p>425.06</text:p>
          </table:table-cell>
          <table:table-cell office:value-type="float" office:value="522.22" calcext:value-type="float">
            <text:p>522.22</text:p>
          </table:table-cell>
        </table:table-row>
        <table:table-row table:style-name="ro1">
          <table:table-cell office:value-type="float" office:value="12414481" calcext:value-type="float">
            <text:p>12414481</text:p>
          </table:table-cell>
          <table:table-cell table:formula="of:=[.A778]/1000/(60*60*24)" office:value-type="time" office:time-value="PT03H26M54.481S" calcext:value-type="time">
            <text:p>03:26:54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25.6" calcext:value-type="float">
            <text:p>425.6</text:p>
          </table:table-cell>
          <table:table-cell office:value-type="float" office:value="522.88" calcext:value-type="float">
            <text:p>522.88</text:p>
          </table:table-cell>
        </table:table-row>
        <table:table-row table:style-name="ro1">
          <table:table-cell office:value-type="float" office:value="12430481" calcext:value-type="float">
            <text:p>12430481</text:p>
          </table:table-cell>
          <table:table-cell table:formula="of:=[.A779]/1000/(60*60*24)" office:value-type="time" office:time-value="PT03H27M10.481S" calcext:value-type="time">
            <text:p>03:27:10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26.14" calcext:value-type="float">
            <text:p>426.14</text:p>
          </table:table-cell>
          <table:table-cell office:value-type="float" office:value="523.53" calcext:value-type="float">
            <text:p>523.53</text:p>
          </table:table-cell>
        </table:table-row>
        <table:table-row table:style-name="ro1">
          <table:table-cell office:value-type="float" office:value="12446481" calcext:value-type="float">
            <text:p>12446481</text:p>
          </table:table-cell>
          <table:table-cell table:formula="of:=[.A780]/1000/(60*60*24)" office:value-type="time" office:time-value="PT03H27M26.481S" calcext:value-type="time">
            <text:p>03:27:26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26.68" calcext:value-type="float">
            <text:p>426.68</text:p>
          </table:table-cell>
          <table:table-cell office:value-type="float" office:value="524.18" calcext:value-type="float">
            <text:p>524.18</text:p>
          </table:table-cell>
        </table:table-row>
        <table:table-row table:style-name="ro1">
          <table:table-cell office:value-type="float" office:value="12462481" calcext:value-type="float">
            <text:p>12462481</text:p>
          </table:table-cell>
          <table:table-cell table:formula="of:=[.A781]/1000/(60*60*24)" office:value-type="time" office:time-value="PT03H27M42.481S" calcext:value-type="time">
            <text:p>03:27:42</text:p>
          </table:table-cell>
          <table:table-cell office:value-type="float" office:value="1.2" calcext:value-type="float">
            <text:p>1.2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18" calcext:value-type="float">
            <text:p>146.18</text:p>
          </table:table-cell>
          <table:table-cell office:value-type="float" office:value="427.22" calcext:value-type="float">
            <text:p>427.22</text:p>
          </table:table-cell>
          <table:table-cell office:value-type="float" office:value="524.83" calcext:value-type="float">
            <text:p>524.83</text:p>
          </table:table-cell>
        </table:table-row>
        <table:table-row table:style-name="ro1">
          <table:table-cell office:value-type="float" office:value="12478481" calcext:value-type="float">
            <text:p>12478481</text:p>
          </table:table-cell>
          <table:table-cell table:formula="of:=[.A782]/1000/(60*60*24)" office:value-type="time" office:time-value="PT03H27M58.481S" calcext:value-type="time">
            <text:p>03:27:58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27.75" calcext:value-type="float">
            <text:p>427.75</text:p>
          </table:table-cell>
          <table:table-cell office:value-type="float" office:value="525.48" calcext:value-type="float">
            <text:p>525.48</text:p>
          </table:table-cell>
        </table:table-row>
        <table:table-row table:style-name="ro1">
          <table:table-cell office:value-type="float" office:value="12494481" calcext:value-type="float">
            <text:p>12494481</text:p>
          </table:table-cell>
          <table:table-cell table:formula="of:=[.A783]/1000/(60*60*24)" office:value-type="time" office:time-value="PT03H28M14.481S" calcext:value-type="time">
            <text:p>03:28:14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28.29" calcext:value-type="float">
            <text:p>428.29</text:p>
          </table:table-cell>
          <table:table-cell office:value-type="float" office:value="526.13" calcext:value-type="float">
            <text:p>526.13</text:p>
          </table:table-cell>
        </table:table-row>
        <table:table-row table:style-name="ro1">
          <table:table-cell office:value-type="float" office:value="12510481" calcext:value-type="float">
            <text:p>12510481</text:p>
          </table:table-cell>
          <table:table-cell table:formula="of:=[.A784]/1000/(60*60*24)" office:value-type="time" office:time-value="PT03H28M30.481S" calcext:value-type="time">
            <text:p>03:28:30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28.83" calcext:value-type="float">
            <text:p>428.83</text:p>
          </table:table-cell>
          <table:table-cell office:value-type="float" office:value="526.79" calcext:value-type="float">
            <text:p>526.79</text:p>
          </table:table-cell>
        </table:table-row>
        <table:table-row table:style-name="ro1">
          <table:table-cell office:value-type="float" office:value="12526481" calcext:value-type="float">
            <text:p>12526481</text:p>
          </table:table-cell>
          <table:table-cell table:formula="of:=[.A785]/1000/(60*60*24)" office:value-type="time" office:time-value="PT03H28M46.481S" calcext:value-type="time">
            <text:p>03:28:46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29.37" calcext:value-type="float">
            <text:p>429.37</text:p>
          </table:table-cell>
          <table:table-cell office:value-type="float" office:value="527.44" calcext:value-type="float">
            <text:p>527.44</text:p>
          </table:table-cell>
        </table:table-row>
        <table:table-row table:style-name="ro1">
          <table:table-cell office:value-type="float" office:value="12542481" calcext:value-type="float">
            <text:p>12542481</text:p>
          </table:table-cell>
          <table:table-cell table:formula="of:=[.A786]/1000/(60*60*24)" office:value-type="time" office:time-value="PT03H29M02.481S" calcext:value-type="time">
            <text:p>03:29:02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29.91" calcext:value-type="float">
            <text:p>429.91</text:p>
          </table:table-cell>
          <table:table-cell office:value-type="float" office:value="528.09" calcext:value-type="float">
            <text:p>528.09</text:p>
          </table:table-cell>
        </table:table-row>
        <table:table-row table:style-name="ro1">
          <table:table-cell office:value-type="float" office:value="12558481" calcext:value-type="float">
            <text:p>12558481</text:p>
          </table:table-cell>
          <table:table-cell table:formula="of:=[.A787]/1000/(60*60*24)" office:value-type="time" office:time-value="PT03H29M18.481S" calcext:value-type="time">
            <text:p>03:29:18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430.45" calcext:value-type="float">
            <text:p>430.45</text:p>
          </table:table-cell>
          <table:table-cell office:value-type="float" office:value="528.74" calcext:value-type="float">
            <text:p>528.74</text:p>
          </table:table-cell>
        </table:table-row>
        <table:table-row table:style-name="ro1">
          <table:table-cell office:value-type="float" office:value="12574481" calcext:value-type="float">
            <text:p>12574481</text:p>
          </table:table-cell>
          <table:table-cell table:formula="of:=[.A788]/1000/(60*60*24)" office:value-type="time" office:time-value="PT03H29M34.481S" calcext:value-type="time">
            <text:p>03:29:34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430.99" calcext:value-type="float">
            <text:p>430.99</text:p>
          </table:table-cell>
          <table:table-cell office:value-type="float" office:value="529.39" calcext:value-type="float">
            <text:p>529.39</text:p>
          </table:table-cell>
        </table:table-row>
        <table:table-row table:style-name="ro1">
          <table:table-cell office:value-type="float" office:value="12590481" calcext:value-type="float">
            <text:p>12590481</text:p>
          </table:table-cell>
          <table:table-cell table:formula="of:=[.A789]/1000/(60*60*24)" office:value-type="time" office:time-value="PT03H29M50.481S" calcext:value-type="time">
            <text:p>03:29:50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431.53" calcext:value-type="float">
            <text:p>431.53</text:p>
          </table:table-cell>
          <table:table-cell office:value-type="float" office:value="530.05" calcext:value-type="float">
            <text:p>530.05</text:p>
          </table:table-cell>
        </table:table-row>
        <table:table-row table:style-name="ro1">
          <table:table-cell office:value-type="float" office:value="12606481" calcext:value-type="float">
            <text:p>12606481</text:p>
          </table:table-cell>
          <table:table-cell table:formula="of:=[.A790]/1000/(60*60*24)" office:value-type="time" office:time-value="PT03H30M06.481S" calcext:value-type="time">
            <text:p>03:30:06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32.07" calcext:value-type="float">
            <text:p>432.07</text:p>
          </table:table-cell>
          <table:table-cell office:value-type="float" office:value="530.7" calcext:value-type="float">
            <text:p>530.7</text:p>
          </table:table-cell>
        </table:table-row>
        <table:table-row table:style-name="ro1">
          <table:table-cell office:value-type="float" office:value="12622481" calcext:value-type="float">
            <text:p>12622481</text:p>
          </table:table-cell>
          <table:table-cell table:formula="of:=[.A791]/1000/(60*60*24)" office:value-type="time" office:time-value="PT03H30M22.481S" calcext:value-type="time">
            <text:p>03:30:22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32.61" calcext:value-type="float">
            <text:p>432.61</text:p>
          </table:table-cell>
          <table:table-cell office:value-type="float" office:value="531.35" calcext:value-type="float">
            <text:p>531.35</text:p>
          </table:table-cell>
        </table:table-row>
        <table:table-row table:style-name="ro1">
          <table:table-cell office:value-type="float" office:value="12638481" calcext:value-type="float">
            <text:p>12638481</text:p>
          </table:table-cell>
          <table:table-cell table:formula="of:=[.A792]/1000/(60*60*24)" office:value-type="time" office:time-value="PT03H30M38.481S" calcext:value-type="time">
            <text:p>03:30:38</text:p>
          </table:table-cell>
          <table:table-cell office:value-type="float" office:value="1.2" calcext:value-type="float">
            <text:p>1.2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18" calcext:value-type="float">
            <text:p>146.18</text:p>
          </table:table-cell>
          <table:table-cell office:value-type="float" office:value="433.15" calcext:value-type="float">
            <text:p>433.15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12654481" calcext:value-type="float">
            <text:p>12654481</text:p>
          </table:table-cell>
          <table:table-cell table:formula="of:=[.A793]/1000/(60*60*24)" office:value-type="time" office:time-value="PT03H30M54.481S" calcext:value-type="time">
            <text:p>03:30:54</text:p>
          </table:table-cell>
          <table:table-cell office:value-type="float" office:value="1.2" calcext:value-type="float">
            <text:p>1.2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18" calcext:value-type="float">
            <text:p>146.18</text:p>
          </table:table-cell>
          <table:table-cell office:value-type="float" office:value="433.69" calcext:value-type="float">
            <text:p>433.69</text:p>
          </table:table-cell>
          <table:table-cell office:value-type="float" office:value="532.65" calcext:value-type="float">
            <text:p>532.65</text:p>
          </table:table-cell>
        </table:table-row>
        <table:table-row table:style-name="ro1">
          <table:table-cell office:value-type="float" office:value="12670481" calcext:value-type="float">
            <text:p>12670481</text:p>
          </table:table-cell>
          <table:table-cell table:formula="of:=[.A794]/1000/(60*60*24)" office:value-type="time" office:time-value="PT03H31M10.481S" calcext:value-type="time">
            <text:p>03:31:10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34.23" calcext:value-type="float">
            <text:p>434.23</text:p>
          </table:table-cell>
          <table:table-cell office:value-type="float" office:value="533.3" calcext:value-type="float">
            <text:p>533.3</text:p>
          </table:table-cell>
        </table:table-row>
        <table:table-row table:style-name="ro1">
          <table:table-cell office:value-type="float" office:value="12686481" calcext:value-type="float">
            <text:p>12686481</text:p>
          </table:table-cell>
          <table:table-cell table:formula="of:=[.A795]/1000/(60*60*24)" office:value-type="time" office:time-value="PT03H31M26.481S" calcext:value-type="time">
            <text:p>03:31:26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434.77" calcext:value-type="float">
            <text:p>434.77</text:p>
          </table:table-cell>
          <table:table-cell office:value-type="float" office:value="533.95" calcext:value-type="float">
            <text:p>533.95</text:p>
          </table:table-cell>
        </table:table-row>
        <table:table-row table:style-name="ro1">
          <table:table-cell office:value-type="float" office:value="12702481" calcext:value-type="float">
            <text:p>12702481</text:p>
          </table:table-cell>
          <table:table-cell table:formula="of:=[.A796]/1000/(60*60*24)" office:value-type="time" office:time-value="PT03H31M42.481S" calcext:value-type="time">
            <text:p>03:31:42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435.31" calcext:value-type="float">
            <text:p>435.31</text:p>
          </table:table-cell>
          <table:table-cell office:value-type="float" office:value="534.6" calcext:value-type="float">
            <text:p>534.6</text:p>
          </table:table-cell>
        </table:table-row>
        <table:table-row table:style-name="ro1">
          <table:table-cell office:value-type="float" office:value="12718481" calcext:value-type="float">
            <text:p>12718481</text:p>
          </table:table-cell>
          <table:table-cell table:formula="of:=[.A797]/1000/(60*60*24)" office:value-type="time" office:time-value="PT03H31M58.481S" calcext:value-type="time">
            <text:p>03:31:58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435.85" calcext:value-type="float">
            <text:p>435.85</text:p>
          </table:table-cell>
          <table:table-cell office:value-type="float" office:value="535.25" calcext:value-type="float">
            <text:p>535.25</text:p>
          </table:table-cell>
        </table:table-row>
        <table:table-row table:style-name="ro1">
          <table:table-cell office:value-type="float" office:value="12734481" calcext:value-type="float">
            <text:p>12734481</text:p>
          </table:table-cell>
          <table:table-cell table:formula="of:=[.A798]/1000/(60*60*24)" office:value-type="time" office:time-value="PT03H32M14.481S" calcext:value-type="time">
            <text:p>03:32:14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36.39" calcext:value-type="float">
            <text:p>436.39</text:p>
          </table:table-cell>
          <table:table-cell office:value-type="float" office:value="535.91" calcext:value-type="float">
            <text:p>535.91</text:p>
          </table:table-cell>
        </table:table-row>
        <table:table-row table:style-name="ro1">
          <table:table-cell office:value-type="float" office:value="12750481" calcext:value-type="float">
            <text:p>12750481</text:p>
          </table:table-cell>
          <table:table-cell table:formula="of:=[.A799]/1000/(60*60*24)" office:value-type="time" office:time-value="PT03H32M30.481S" calcext:value-type="time">
            <text:p>03:32:30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36.92" calcext:value-type="float">
            <text:p>436.92</text:p>
          </table:table-cell>
          <table:table-cell office:value-type="float" office:value="536.56" calcext:value-type="float">
            <text:p>536.56</text:p>
          </table:table-cell>
        </table:table-row>
        <table:table-row table:style-name="ro1">
          <table:table-cell office:value-type="float" office:value="12766481" calcext:value-type="float">
            <text:p>12766481</text:p>
          </table:table-cell>
          <table:table-cell table:formula="of:=[.A800]/1000/(60*60*24)" office:value-type="time" office:time-value="PT03H32M46.481S" calcext:value-type="time">
            <text:p>03:32:46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37.46" calcext:value-type="float">
            <text:p>437.46</text:p>
          </table:table-cell>
          <table:table-cell office:value-type="float" office:value="537.21" calcext:value-type="float">
            <text:p>537.21</text:p>
          </table:table-cell>
        </table:table-row>
        <table:table-row table:style-name="ro1">
          <table:table-cell office:value-type="float" office:value="12782481" calcext:value-type="float">
            <text:p>12782481</text:p>
          </table:table-cell>
          <table:table-cell table:formula="of:=[.A801]/1000/(60*60*24)" office:value-type="time" office:time-value="PT03H33M02.481S" calcext:value-type="time">
            <text:p>03:33:02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438" calcext:value-type="float">
            <text:p>438</text:p>
          </table:table-cell>
          <table:table-cell office:value-type="float" office:value="537.86" calcext:value-type="float">
            <text:p>537.86</text:p>
          </table:table-cell>
        </table:table-row>
        <table:table-row table:style-name="ro1">
          <table:table-cell office:value-type="float" office:value="12798481" calcext:value-type="float">
            <text:p>12798481</text:p>
          </table:table-cell>
          <table:table-cell table:formula="of:=[.A802]/1000/(60*60*24)" office:value-type="time" office:time-value="PT03H33M18.481S" calcext:value-type="time">
            <text:p>03:33:18</text:p>
          </table:table-cell>
          <table:table-cell office:value-type="float" office:value="1.2" calcext:value-type="float">
            <text:p>1.2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18" calcext:value-type="float">
            <text:p>146.18</text:p>
          </table:table-cell>
          <table:table-cell office:value-type="float" office:value="438.54" calcext:value-type="float">
            <text:p>438.54</text:p>
          </table:table-cell>
          <table:table-cell office:value-type="float" office:value="538.51" calcext:value-type="float">
            <text:p>538.51</text:p>
          </table:table-cell>
        </table:table-row>
        <table:table-row table:style-name="ro1">
          <table:table-cell office:value-type="float" office:value="12814481" calcext:value-type="float">
            <text:p>12814481</text:p>
          </table:table-cell>
          <table:table-cell table:formula="of:=[.A803]/1000/(60*60*24)" office:value-type="time" office:time-value="PT03H33M34.481S" calcext:value-type="time">
            <text:p>03:33:34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439.08" calcext:value-type="float">
            <text:p>439.08</text:p>
          </table:table-cell>
          <table:table-cell office:value-type="float" office:value="539.16" calcext:value-type="float">
            <text:p>539.16</text:p>
          </table:table-cell>
        </table:table-row>
        <table:table-row table:style-name="ro1">
          <table:table-cell office:value-type="float" office:value="12830481" calcext:value-type="float">
            <text:p>12830481</text:p>
          </table:table-cell>
          <table:table-cell table:formula="of:=[.A804]/1000/(60*60*24)" office:value-type="time" office:time-value="PT03H33M50.481S" calcext:value-type="time">
            <text:p>03:33:50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39.62" calcext:value-type="float">
            <text:p>439.62</text:p>
          </table:table-cell>
          <table:table-cell office:value-type="float" office:value="539.81" calcext:value-type="float">
            <text:p>539.81</text:p>
          </table:table-cell>
        </table:table-row>
        <table:table-row table:style-name="ro1">
          <table:table-cell office:value-type="float" office:value="12846481" calcext:value-type="float">
            <text:p>12846481</text:p>
          </table:table-cell>
          <table:table-cell table:formula="of:=[.A805]/1000/(60*60*24)" office:value-type="time" office:time-value="PT03H34M06.481S" calcext:value-type="time">
            <text:p>03:34:06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440.16" calcext:value-type="float">
            <text:p>440.16</text:p>
          </table:table-cell>
          <table:table-cell office:value-type="float" office:value="540.46" calcext:value-type="float">
            <text:p>540.46</text:p>
          </table:table-cell>
        </table:table-row>
        <table:table-row table:style-name="ro1">
          <table:table-cell office:value-type="float" office:value="12862481" calcext:value-type="float">
            <text:p>12862481</text:p>
          </table:table-cell>
          <table:table-cell table:formula="of:=[.A806]/1000/(60*60*24)" office:value-type="time" office:time-value="PT03H34M22.481S" calcext:value-type="time">
            <text:p>03:34:22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440.7" calcext:value-type="float">
            <text:p>440.7</text:p>
          </table:table-cell>
          <table:table-cell office:value-type="float" office:value="541.11" calcext:value-type="float">
            <text:p>541.11</text:p>
          </table:table-cell>
        </table:table-row>
        <table:table-row table:style-name="ro1">
          <table:table-cell office:value-type="float" office:value="12878481" calcext:value-type="float">
            <text:p>12878481</text:p>
          </table:table-cell>
          <table:table-cell table:formula="of:=[.A807]/1000/(60*60*24)" office:value-type="time" office:time-value="PT03H34M38.481S" calcext:value-type="time">
            <text:p>03:34:38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441.24" calcext:value-type="float">
            <text:p>441.24</text:p>
          </table:table-cell>
          <table:table-cell office:value-type="float" office:value="541.76" calcext:value-type="float">
            <text:p>541.76</text:p>
          </table:table-cell>
        </table:table-row>
        <table:table-row table:style-name="ro1">
          <table:table-cell office:value-type="float" office:value="12894481" calcext:value-type="float">
            <text:p>12894481</text:p>
          </table:table-cell>
          <table:table-cell table:formula="of:=[.A808]/1000/(60*60*24)" office:value-type="time" office:time-value="PT03H34M54.481S" calcext:value-type="time">
            <text:p>03:34:54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441.78" calcext:value-type="float">
            <text:p>441.78</text:p>
          </table:table-cell>
          <table:table-cell office:value-type="float" office:value="542.41" calcext:value-type="float">
            <text:p>542.41</text:p>
          </table:table-cell>
        </table:table-row>
        <table:table-row table:style-name="ro1">
          <table:table-cell office:value-type="float" office:value="12910481" calcext:value-type="float">
            <text:p>12910481</text:p>
          </table:table-cell>
          <table:table-cell table:formula="of:=[.A809]/1000/(60*60*24)" office:value-type="time" office:time-value="PT03H35M10.481S" calcext:value-type="time">
            <text:p>03:35:10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442.32" calcext:value-type="float">
            <text:p>442.32</text:p>
          </table:table-cell>
          <table:table-cell office:value-type="float" office:value="543.06" calcext:value-type="float">
            <text:p>543.06</text:p>
          </table:table-cell>
        </table:table-row>
        <table:table-row table:style-name="ro1">
          <table:table-cell office:value-type="float" office:value="12926481" calcext:value-type="float">
            <text:p>12926481</text:p>
          </table:table-cell>
          <table:table-cell table:formula="of:=[.A810]/1000/(60*60*24)" office:value-type="time" office:time-value="PT03H35M26.481S" calcext:value-type="time">
            <text:p>03:35:26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442.85" calcext:value-type="float">
            <text:p>442.85</text:p>
          </table:table-cell>
          <table:table-cell office:value-type="float" office:value="543.71" calcext:value-type="float">
            <text:p>543.71</text:p>
          </table:table-cell>
        </table:table-row>
        <table:table-row table:style-name="ro1">
          <table:table-cell office:value-type="float" office:value="12942481" calcext:value-type="float">
            <text:p>12942481</text:p>
          </table:table-cell>
          <table:table-cell table:formula="of:=[.A811]/1000/(60*60*24)" office:value-type="time" office:time-value="PT03H35M42.481S" calcext:value-type="time">
            <text:p>03:35:42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443.39" calcext:value-type="float">
            <text:p>443.39</text:p>
          </table:table-cell>
          <table:table-cell office:value-type="float" office:value="544.37" calcext:value-type="float">
            <text:p>544.37</text:p>
          </table:table-cell>
        </table:table-row>
        <table:table-row table:style-name="ro1">
          <table:table-cell office:value-type="float" office:value="12958481" calcext:value-type="float">
            <text:p>12958481</text:p>
          </table:table-cell>
          <table:table-cell table:formula="of:=[.A812]/1000/(60*60*24)" office:value-type="time" office:time-value="PT03H35M58.481S" calcext:value-type="time">
            <text:p>03:35:58</text:p>
          </table:table-cell>
          <table:table-cell office:value-type="float" office:value="1.21" calcext:value-type="float">
            <text:p>1.21</text:p>
          </table:table-cell>
          <table:table-cell office:value-type="float" office:value="121.2" calcext:value-type="float">
            <text:p>121.2</text:p>
          </table:table-cell>
          <table:table-cell office:value-type="float" office:value="146.43" calcext:value-type="float">
            <text:p>146.43</text:p>
          </table:table-cell>
          <table:table-cell office:value-type="float" office:value="443.93" calcext:value-type="float">
            <text:p>443.93</text:p>
          </table:table-cell>
          <table:table-cell office:value-type="float" office:value="545.02" calcext:value-type="float">
            <text:p>545.02</text:p>
          </table:table-cell>
        </table:table-row>
        <table:table-row table:style-name="ro1">
          <table:table-cell office:value-type="float" office:value="12974481" calcext:value-type="float">
            <text:p>12974481</text:p>
          </table:table-cell>
          <table:table-cell table:formula="of:=[.A813]/1000/(60*60*24)" office:value-type="time" office:time-value="PT03H36M14.481S" calcext:value-type="time">
            <text:p>03:36:14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444.47" calcext:value-type="float">
            <text:p>444.47</text:p>
          </table:table-cell>
          <table:table-cell office:value-type="float" office:value="545.67" calcext:value-type="float">
            <text:p>545.67</text:p>
          </table:table-cell>
        </table:table-row>
        <table:table-row table:style-name="ro1">
          <table:table-cell office:value-type="float" office:value="12990481" calcext:value-type="float">
            <text:p>12990481</text:p>
          </table:table-cell>
          <table:table-cell table:formula="of:=[.A814]/1000/(60*60*24)" office:value-type="time" office:time-value="PT03H36M30.481S" calcext:value-type="time">
            <text:p>03:36:30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445.01" calcext:value-type="float">
            <text:p>445.01</text:p>
          </table:table-cell>
          <table:table-cell office:value-type="float" office:value="546.32" calcext:value-type="float">
            <text:p>546.32</text:p>
          </table:table-cell>
        </table:table-row>
        <table:table-row table:style-name="ro1">
          <table:table-cell office:value-type="float" office:value="13006481" calcext:value-type="float">
            <text:p>13006481</text:p>
          </table:table-cell>
          <table:table-cell table:formula="of:=[.A815]/1000/(60*60*24)" office:value-type="time" office:time-value="PT03H36M46.481S" calcext:value-type="time">
            <text:p>03:36:46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45.55" calcext:value-type="float">
            <text:p>445.55</text:p>
          </table:table-cell>
          <table:table-cell office:value-type="float" office:value="546.97" calcext:value-type="float">
            <text:p>546.97</text:p>
          </table:table-cell>
        </table:table-row>
        <table:table-row table:style-name="ro1">
          <table:table-cell office:value-type="float" office:value="13022481" calcext:value-type="float">
            <text:p>13022481</text:p>
          </table:table-cell>
          <table:table-cell table:formula="of:=[.A816]/1000/(60*60*24)" office:value-type="time" office:time-value="PT03H37M02.481S" calcext:value-type="time">
            <text:p>03:37:02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446.09" calcext:value-type="float">
            <text:p>446.09</text:p>
          </table:table-cell>
          <table:table-cell office:value-type="float" office:value="547.62" calcext:value-type="float">
            <text:p>547.62</text:p>
          </table:table-cell>
        </table:table-row>
        <table:table-row table:style-name="ro1">
          <table:table-cell office:value-type="float" office:value="13038481" calcext:value-type="float">
            <text:p>13038481</text:p>
          </table:table-cell>
          <table:table-cell table:formula="of:=[.A817]/1000/(60*60*24)" office:value-type="time" office:time-value="PT03H37M18.481S" calcext:value-type="time">
            <text:p>03:37:18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446.63" calcext:value-type="float">
            <text:p>446.63</text:p>
          </table:table-cell>
          <table:table-cell office:value-type="float" office:value="548.26" calcext:value-type="float">
            <text:p>548.26</text:p>
          </table:table-cell>
        </table:table-row>
        <table:table-row table:style-name="ro1">
          <table:table-cell office:value-type="float" office:value="13054481" calcext:value-type="float">
            <text:p>13054481</text:p>
          </table:table-cell>
          <table:table-cell table:formula="of:=[.A818]/1000/(60*60*24)" office:value-type="time" office:time-value="PT03H37M34.481S" calcext:value-type="time">
            <text:p>03:37:34</text:p>
          </table:table-cell>
          <table:table-cell office:value-type="float" office:value="1.21" calcext:value-type="float">
            <text:p>1.21</text:p>
          </table:table-cell>
          <table:table-cell office:value-type="float" office:value="121.2" calcext:value-type="float">
            <text:p>121.2</text:p>
          </table:table-cell>
          <table:table-cell office:value-type="float" office:value="146.43" calcext:value-type="float">
            <text:p>146.43</text:p>
          </table:table-cell>
          <table:table-cell office:value-type="float" office:value="447.17" calcext:value-type="float">
            <text:p>447.17</text:p>
          </table:table-cell>
          <table:table-cell office:value-type="float" office:value="548.91" calcext:value-type="float">
            <text:p>548.91</text:p>
          </table:table-cell>
        </table:table-row>
        <table:table-row table:style-name="ro1">
          <table:table-cell office:value-type="float" office:value="13070481" calcext:value-type="float">
            <text:p>13070481</text:p>
          </table:table-cell>
          <table:table-cell table:formula="of:=[.A819]/1000/(60*60*24)" office:value-type="time" office:time-value="PT03H37M50.481S" calcext:value-type="time">
            <text:p>03:37:50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447.71" calcext:value-type="float">
            <text:p>447.71</text:p>
          </table:table-cell>
          <table:table-cell office:value-type="float" office:value="549.56" calcext:value-type="float">
            <text:p>549.56</text:p>
          </table:table-cell>
        </table:table-row>
        <table:table-row table:style-name="ro1">
          <table:table-cell office:value-type="float" office:value="13086481" calcext:value-type="float">
            <text:p>13086481</text:p>
          </table:table-cell>
          <table:table-cell table:formula="of:=[.A820]/1000/(60*60*24)" office:value-type="time" office:time-value="PT03H38M06.481S" calcext:value-type="time">
            <text:p>03:38:06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448.24" calcext:value-type="float">
            <text:p>448.24</text:p>
          </table:table-cell>
          <table:table-cell office:value-type="float" office:value="550.21" calcext:value-type="float">
            <text:p>550.21</text:p>
          </table:table-cell>
        </table:table-row>
        <table:table-row table:style-name="ro1">
          <table:table-cell office:value-type="float" office:value="13102481" calcext:value-type="float">
            <text:p>13102481</text:p>
          </table:table-cell>
          <table:table-cell table:formula="of:=[.A821]/1000/(60*60*24)" office:value-type="time" office:time-value="PT03H38M22.481S" calcext:value-type="time">
            <text:p>03:38:22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448.78" calcext:value-type="float">
            <text:p>448.78</text:p>
          </table:table-cell>
          <table:table-cell office:value-type="float" office:value="550.86" calcext:value-type="float">
            <text:p>550.86</text:p>
          </table:table-cell>
        </table:table-row>
        <table:table-row table:style-name="ro1">
          <table:table-cell office:value-type="float" office:value="13118481" calcext:value-type="float">
            <text:p>13118481</text:p>
          </table:table-cell>
          <table:table-cell table:formula="of:=[.A822]/1000/(60*60*24)" office:value-type="time" office:time-value="PT03H38M38.481S" calcext:value-type="time">
            <text:p>03:38:38</text:p>
          </table:table-cell>
          <table:table-cell office:value-type="float" office:value="1.21" calcext:value-type="float">
            <text:p>1.21</text:p>
          </table:table-cell>
          <table:table-cell office:value-type="float" office:value="121.2" calcext:value-type="float">
            <text:p>121.2</text:p>
          </table:table-cell>
          <table:table-cell office:value-type="float" office:value="146.42" calcext:value-type="float">
            <text:p>146.42</text:p>
          </table:table-cell>
          <table:table-cell office:value-type="float" office:value="449.32" calcext:value-type="float">
            <text:p>449.32</text:p>
          </table:table-cell>
          <table:table-cell office:value-type="float" office:value="551.51" calcext:value-type="float">
            <text:p>551.51</text:p>
          </table:table-cell>
        </table:table-row>
        <table:table-row table:style-name="ro1">
          <table:table-cell office:value-type="float" office:value="13134481" calcext:value-type="float">
            <text:p>13134481</text:p>
          </table:table-cell>
          <table:table-cell table:formula="of:=[.A823]/1000/(60*60*24)" office:value-type="time" office:time-value="PT03H38M54.481S" calcext:value-type="time">
            <text:p>03:38:54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49.86" calcext:value-type="float">
            <text:p>449.86</text:p>
          </table:table-cell>
          <table:table-cell office:value-type="float" office:value="552.16" calcext:value-type="float">
            <text:p>552.16</text:p>
          </table:table-cell>
        </table:table-row>
        <table:table-row table:style-name="ro1">
          <table:table-cell office:value-type="float" office:value="13150481" calcext:value-type="float">
            <text:p>13150481</text:p>
          </table:table-cell>
          <table:table-cell table:formula="of:=[.A824]/1000/(60*60*24)" office:value-type="time" office:time-value="PT03H39M10.481S" calcext:value-type="time">
            <text:p>03:39:10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50.4" calcext:value-type="float">
            <text:p>450.4</text:p>
          </table:table-cell>
          <table:table-cell office:value-type="float" office:value="552.81" calcext:value-type="float">
            <text:p>552.81</text:p>
          </table:table-cell>
        </table:table-row>
        <table:table-row table:style-name="ro1">
          <table:table-cell office:value-type="float" office:value="13166481" calcext:value-type="float">
            <text:p>13166481</text:p>
          </table:table-cell>
          <table:table-cell table:formula="of:=[.A825]/1000/(60*60*24)" office:value-type="time" office:time-value="PT03H39M26.481S" calcext:value-type="time">
            <text:p>03:39:26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50.94" calcext:value-type="float">
            <text:p>450.94</text:p>
          </table:table-cell>
          <table:table-cell office:value-type="float" office:value="553.46" calcext:value-type="float">
            <text:p>553.46</text:p>
          </table:table-cell>
        </table:table-row>
        <table:table-row table:style-name="ro1">
          <table:table-cell office:value-type="float" office:value="13182481" calcext:value-type="float">
            <text:p>13182481</text:p>
          </table:table-cell>
          <table:table-cell table:formula="of:=[.A826]/1000/(60*60*24)" office:value-type="time" office:time-value="PT03H39M42.481S" calcext:value-type="time">
            <text:p>03:39:42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51.48" calcext:value-type="float">
            <text:p>451.48</text:p>
          </table:table-cell>
          <table:table-cell office:value-type="float" office:value="554.11" calcext:value-type="float">
            <text:p>554.11</text:p>
          </table:table-cell>
        </table:table-row>
        <table:table-row table:style-name="ro1">
          <table:table-cell office:value-type="float" office:value="13198481" calcext:value-type="float">
            <text:p>13198481</text:p>
          </table:table-cell>
          <table:table-cell table:formula="of:=[.A827]/1000/(60*60*24)" office:value-type="time" office:time-value="PT03H39M58.481S" calcext:value-type="time">
            <text:p>03:39:58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52.02" calcext:value-type="float">
            <text:p>452.02</text:p>
          </table:table-cell>
          <table:table-cell office:value-type="float" office:value="554.76" calcext:value-type="float">
            <text:p>554.76</text:p>
          </table:table-cell>
        </table:table-row>
        <table:table-row table:style-name="ro1">
          <table:table-cell office:value-type="float" office:value="13214481" calcext:value-type="float">
            <text:p>13214481</text:p>
          </table:table-cell>
          <table:table-cell table:formula="of:=[.A828]/1000/(60*60*24)" office:value-type="time" office:time-value="PT03H40M14.481S" calcext:value-type="time">
            <text:p>03:40:14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52.55" calcext:value-type="float">
            <text:p>452.55</text:p>
          </table:table-cell>
          <table:table-cell office:value-type="float" office:value="555.41" calcext:value-type="float">
            <text:p>555.41</text:p>
          </table:table-cell>
        </table:table-row>
        <table:table-row table:style-name="ro1">
          <table:table-cell office:value-type="float" office:value="13230481" calcext:value-type="float">
            <text:p>13230481</text:p>
          </table:table-cell>
          <table:table-cell table:formula="of:=[.A829]/1000/(60*60*24)" office:value-type="time" office:time-value="PT03H40M30.481S" calcext:value-type="time">
            <text:p>03:40:30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53.09" calcext:value-type="float">
            <text:p>453.09</text:p>
          </table:table-cell>
          <table:table-cell office:value-type="float" office:value="556.06" calcext:value-type="float">
            <text:p>556.06</text:p>
          </table:table-cell>
        </table:table-row>
        <table:table-row table:style-name="ro1">
          <table:table-cell office:value-type="float" office:value="13246481" calcext:value-type="float">
            <text:p>13246481</text:p>
          </table:table-cell>
          <table:table-cell table:formula="of:=[.A830]/1000/(60*60*24)" office:value-type="time" office:time-value="PT03H40M46.481S" calcext:value-type="time">
            <text:p>03:40:46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53.63" calcext:value-type="float">
            <text:p>453.63</text:p>
          </table:table-cell>
          <table:table-cell office:value-type="float" office:value="556.71" calcext:value-type="float">
            <text:p>556.71</text:p>
          </table:table-cell>
        </table:table-row>
        <table:table-row table:style-name="ro1">
          <table:table-cell office:value-type="float" office:value="13262481" calcext:value-type="float">
            <text:p>13262481</text:p>
          </table:table-cell>
          <table:table-cell table:formula="of:=[.A831]/1000/(60*60*24)" office:value-type="time" office:time-value="PT03H41M02.481S" calcext:value-type="time">
            <text:p>03:41:02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54.17" calcext:value-type="float">
            <text:p>454.17</text:p>
          </table:table-cell>
          <table:table-cell office:value-type="float" office:value="557.35" calcext:value-type="float">
            <text:p>557.35</text:p>
          </table:table-cell>
        </table:table-row>
        <table:table-row table:style-name="ro1">
          <table:table-cell office:value-type="float" office:value="13278481" calcext:value-type="float">
            <text:p>13278481</text:p>
          </table:table-cell>
          <table:table-cell table:formula="of:=[.A832]/1000/(60*60*24)" office:value-type="time" office:time-value="PT03H41M18.481S" calcext:value-type="time">
            <text:p>03:41:18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54.71" calcext:value-type="float">
            <text:p>454.71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13294481" calcext:value-type="float">
            <text:p>13294481</text:p>
          </table:table-cell>
          <table:table-cell table:formula="of:=[.A833]/1000/(60*60*24)" office:value-type="time" office:time-value="PT03H41M34.481S" calcext:value-type="time">
            <text:p>03:41:34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55.25" calcext:value-type="float">
            <text:p>455.25</text:p>
          </table:table-cell>
          <table:table-cell office:value-type="float" office:value="558.65" calcext:value-type="float">
            <text:p>558.65</text:p>
          </table:table-cell>
        </table:table-row>
        <table:table-row table:style-name="ro1">
          <table:table-cell office:value-type="float" office:value="13310481" calcext:value-type="float">
            <text:p>13310481</text:p>
          </table:table-cell>
          <table:table-cell table:formula="of:=[.A834]/1000/(60*60*24)" office:value-type="time" office:time-value="PT03H41M50.481S" calcext:value-type="time">
            <text:p>03:41:50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55.79" calcext:value-type="float">
            <text:p>455.79</text:p>
          </table:table-cell>
          <table:table-cell office:value-type="float" office:value="559.3" calcext:value-type="float">
            <text:p>559.3</text:p>
          </table:table-cell>
        </table:table-row>
        <table:table-row table:style-name="ro1">
          <table:table-cell office:value-type="float" office:value="13326481" calcext:value-type="float">
            <text:p>13326481</text:p>
          </table:table-cell>
          <table:table-cell table:formula="of:=[.A835]/1000/(60*60*24)" office:value-type="time" office:time-value="PT03H42M06.481S" calcext:value-type="time">
            <text:p>03:42:06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56.32" calcext:value-type="float">
            <text:p>456.32</text:p>
          </table:table-cell>
          <table:table-cell office:value-type="float" office:value="559.95" calcext:value-type="float">
            <text:p>559.95</text:p>
          </table:table-cell>
        </table:table-row>
        <table:table-row table:style-name="ro1">
          <table:table-cell office:value-type="float" office:value="13342481" calcext:value-type="float">
            <text:p>13342481</text:p>
          </table:table-cell>
          <table:table-cell table:formula="of:=[.A836]/1000/(60*60*24)" office:value-type="time" office:time-value="PT03H42M22.481S" calcext:value-type="time">
            <text:p>03:42:22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56.86" calcext:value-type="float">
            <text:p>456.86</text:p>
          </table:table-cell>
          <table:table-cell office:value-type="float" office:value="560.6" calcext:value-type="float">
            <text:p>560.6</text:p>
          </table:table-cell>
        </table:table-row>
        <table:table-row table:style-name="ro1">
          <table:table-cell office:value-type="float" office:value="13358481" calcext:value-type="float">
            <text:p>13358481</text:p>
          </table:table-cell>
          <table:table-cell table:formula="of:=[.A837]/1000/(60*60*24)" office:value-type="time" office:time-value="PT03H42M38.481S" calcext:value-type="time">
            <text:p>03:42:38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57.4" calcext:value-type="float">
            <text:p>457.4</text:p>
          </table:table-cell>
          <table:table-cell office:value-type="float" office:value="561.25" calcext:value-type="float">
            <text:p>561.25</text:p>
          </table:table-cell>
        </table:table-row>
        <table:table-row table:style-name="ro1">
          <table:table-cell office:value-type="float" office:value="13374481" calcext:value-type="float">
            <text:p>13374481</text:p>
          </table:table-cell>
          <table:table-cell table:formula="of:=[.A838]/1000/(60*60*24)" office:value-type="time" office:time-value="PT03H42M54.481S" calcext:value-type="time">
            <text:p>03:42:54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57.94" calcext:value-type="float">
            <text:p>457.94</text:p>
          </table:table-cell>
          <table:table-cell office:value-type="float" office:value="561.9" calcext:value-type="float">
            <text:p>561.9</text:p>
          </table:table-cell>
        </table:table-row>
        <table:table-row table:style-name="ro1">
          <table:table-cell office:value-type="float" office:value="13390481" calcext:value-type="float">
            <text:p>13390481</text:p>
          </table:table-cell>
          <table:table-cell table:formula="of:=[.A839]/1000/(60*60*24)" office:value-type="time" office:time-value="PT03H43M10.481S" calcext:value-type="time">
            <text:p>03:43:10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58.48" calcext:value-type="float">
            <text:p>458.48</text:p>
          </table:table-cell>
          <table:table-cell office:value-type="float" office:value="562.55" calcext:value-type="float">
            <text:p>562.55</text:p>
          </table:table-cell>
        </table:table-row>
        <table:table-row table:style-name="ro1">
          <table:table-cell office:value-type="float" office:value="13406481" calcext:value-type="float">
            <text:p>13406481</text:p>
          </table:table-cell>
          <table:table-cell table:formula="of:=[.A840]/1000/(60*60*24)" office:value-type="time" office:time-value="PT03H43M26.481S" calcext:value-type="time">
            <text:p>03:43:26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59.02" calcext:value-type="float">
            <text:p>459.02</text:p>
          </table:table-cell>
          <table:table-cell office:value-type="float" office:value="563.19" calcext:value-type="float">
            <text:p>563.19</text:p>
          </table:table-cell>
        </table:table-row>
        <table:table-row table:style-name="ro1">
          <table:table-cell office:value-type="float" office:value="13422481" calcext:value-type="float">
            <text:p>13422481</text:p>
          </table:table-cell>
          <table:table-cell table:formula="of:=[.A841]/1000/(60*60*24)" office:value-type="time" office:time-value="PT03H43M42.481S" calcext:value-type="time">
            <text:p>03:43:42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59.56" calcext:value-type="float">
            <text:p>459.56</text:p>
          </table:table-cell>
          <table:table-cell office:value-type="float" office:value="563.84" calcext:value-type="float">
            <text:p>563.84</text:p>
          </table:table-cell>
        </table:table-row>
        <table:table-row table:style-name="ro1">
          <table:table-cell office:value-type="float" office:value="13438481" calcext:value-type="float">
            <text:p>13438481</text:p>
          </table:table-cell>
          <table:table-cell table:formula="of:=[.A842]/1000/(60*60*24)" office:value-type="time" office:time-value="PT03H43M58.481S" calcext:value-type="time">
            <text:p>03:43:58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60.09" calcext:value-type="float">
            <text:p>460.09</text:p>
          </table:table-cell>
          <table:table-cell office:value-type="float" office:value="564.49" calcext:value-type="float">
            <text:p>564.49</text:p>
          </table:table-cell>
        </table:table-row>
        <table:table-row table:style-name="ro1">
          <table:table-cell office:value-type="float" office:value="13454481" calcext:value-type="float">
            <text:p>13454481</text:p>
          </table:table-cell>
          <table:table-cell table:formula="of:=[.A843]/1000/(60*60*24)" office:value-type="time" office:time-value="PT03H44M14.481S" calcext:value-type="time">
            <text:p>03:44:14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60.63" calcext:value-type="float">
            <text:p>460.63</text:p>
          </table:table-cell>
          <table:table-cell office:value-type="float" office:value="565.14" calcext:value-type="float">
            <text:p>565.14</text:p>
          </table:table-cell>
        </table:table-row>
        <table:table-row table:style-name="ro1">
          <table:table-cell office:value-type="float" office:value="13470481" calcext:value-type="float">
            <text:p>13470481</text:p>
          </table:table-cell>
          <table:table-cell table:formula="of:=[.A844]/1000/(60*60*24)" office:value-type="time" office:time-value="PT03H44M30.481S" calcext:value-type="time">
            <text:p>03:44:30</text:p>
          </table:table-cell>
          <table:table-cell office:value-type="float" office:value="1.21" calcext:value-type="float">
            <text:p>1.21</text:p>
          </table:table-cell>
          <table:table-cell office:value-type="float" office:value="121.1" calcext:value-type="float">
            <text:p>121.1</text:p>
          </table:table-cell>
          <table:table-cell office:value-type="float" office:value="146.3" calcext:value-type="float">
            <text:p>146.3</text:p>
          </table:table-cell>
          <table:table-cell office:value-type="float" office:value="461.17" calcext:value-type="float">
            <text:p>461.17</text:p>
          </table:table-cell>
          <table:table-cell office:value-type="float" office:value="565.79" calcext:value-type="float">
            <text:p>565.79</text:p>
          </table:table-cell>
        </table:table-row>
        <table:table-row table:style-name="ro1">
          <table:table-cell office:value-type="float" office:value="13486481" calcext:value-type="float">
            <text:p>13486481</text:p>
          </table:table-cell>
          <table:table-cell table:formula="of:=[.A845]/1000/(60*60*24)" office:value-type="time" office:time-value="PT03H44M46.481S" calcext:value-type="time">
            <text:p>03:44:46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61.71" calcext:value-type="float">
            <text:p>461.71</text:p>
          </table:table-cell>
          <table:table-cell office:value-type="float" office:value="566.44" calcext:value-type="float">
            <text:p>566.44</text:p>
          </table:table-cell>
        </table:table-row>
        <table:table-row table:style-name="ro1">
          <table:table-cell office:value-type="float" office:value="13502481" calcext:value-type="float">
            <text:p>13502481</text:p>
          </table:table-cell>
          <table:table-cell table:formula="of:=[.A846]/1000/(60*60*24)" office:value-type="time" office:time-value="PT03H45M02.481S" calcext:value-type="time">
            <text:p>03:45:02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62.25" calcext:value-type="float">
            <text:p>462.25</text:p>
          </table:table-cell>
          <table:table-cell office:value-type="float" office:value="567.09" calcext:value-type="float">
            <text:p>567.09</text:p>
          </table:table-cell>
        </table:table-row>
        <table:table-row table:style-name="ro1">
          <table:table-cell office:value-type="float" office:value="13518481" calcext:value-type="float">
            <text:p>13518481</text:p>
          </table:table-cell>
          <table:table-cell table:formula="of:=[.A847]/1000/(60*60*24)" office:value-type="time" office:time-value="PT03H45M18.481S" calcext:value-type="time">
            <text:p>03:45:18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62.79" calcext:value-type="float">
            <text:p>462.79</text:p>
          </table:table-cell>
          <table:table-cell office:value-type="float" office:value="567.73" calcext:value-type="float">
            <text:p>567.73</text:p>
          </table:table-cell>
        </table:table-row>
        <table:table-row table:style-name="ro1">
          <table:table-cell office:value-type="float" office:value="13534481" calcext:value-type="float">
            <text:p>13534481</text:p>
          </table:table-cell>
          <table:table-cell table:formula="of:=[.A848]/1000/(60*60*24)" office:value-type="time" office:time-value="PT03H45M34.481S" calcext:value-type="time">
            <text:p>03:45:34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63.32" calcext:value-type="float">
            <text:p>463.32</text:p>
          </table:table-cell>
          <table:table-cell office:value-type="float" office:value="568.38" calcext:value-type="float">
            <text:p>568.38</text:p>
          </table:table-cell>
        </table:table-row>
        <table:table-row table:style-name="ro1">
          <table:table-cell office:value-type="float" office:value="13550481" calcext:value-type="float">
            <text:p>13550481</text:p>
          </table:table-cell>
          <table:table-cell table:formula="of:=[.A849]/1000/(60*60*24)" office:value-type="time" office:time-value="PT03H45M50.481S" calcext:value-type="time">
            <text:p>03:45:50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63.86" calcext:value-type="float">
            <text:p>463.86</text:p>
          </table:table-cell>
          <table:table-cell office:value-type="float" office:value="569.03" calcext:value-type="float">
            <text:p>569.03</text:p>
          </table:table-cell>
        </table:table-row>
        <table:table-row table:style-name="ro1">
          <table:table-cell office:value-type="float" office:value="13566481" calcext:value-type="float">
            <text:p>13566481</text:p>
          </table:table-cell>
          <table:table-cell table:formula="of:=[.A850]/1000/(60*60*24)" office:value-type="time" office:time-value="PT03H46M06.481S" calcext:value-type="time">
            <text:p>03:46:06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64.4" calcext:value-type="float">
            <text:p>464.4</text:p>
          </table:table-cell>
          <table:table-cell office:value-type="float" office:value="569.68" calcext:value-type="float">
            <text:p>569.68</text:p>
          </table:table-cell>
        </table:table-row>
        <table:table-row table:style-name="ro1">
          <table:table-cell office:value-type="float" office:value="13582481" calcext:value-type="float">
            <text:p>13582481</text:p>
          </table:table-cell>
          <table:table-cell table:formula="of:=[.A851]/1000/(60*60*24)" office:value-type="time" office:time-value="PT03H46M22.481S" calcext:value-type="time">
            <text:p>03:46:22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64.94" calcext:value-type="float">
            <text:p>464.94</text:p>
          </table:table-cell>
          <table:table-cell office:value-type="float" office:value="570.33" calcext:value-type="float">
            <text:p>570.33</text:p>
          </table:table-cell>
        </table:table-row>
        <table:table-row table:style-name="ro1">
          <table:table-cell office:value-type="float" office:value="13598479" calcext:value-type="float">
            <text:p>13598479</text:p>
          </table:table-cell>
          <table:table-cell table:formula="of:=[.A852]/1000/(60*60*24)" office:value-type="time" office:time-value="PT03H46M38.479S" calcext:value-type="time">
            <text:p>03:46:38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65.48" calcext:value-type="float">
            <text:p>465.48</text:p>
          </table:table-cell>
          <table:table-cell office:value-type="float" office:value="570.98" calcext:value-type="float">
            <text:p>570.98</text:p>
          </table:table-cell>
        </table:table-row>
        <table:table-row table:style-name="ro1">
          <table:table-cell office:value-type="float" office:value="13614481" calcext:value-type="float">
            <text:p>13614481</text:p>
          </table:table-cell>
          <table:table-cell table:formula="of:=[.A853]/1000/(60*60*24)" office:value-type="time" office:time-value="PT03H46M54.481S" calcext:value-type="time">
            <text:p>03:46:54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66.02" calcext:value-type="float">
            <text:p>466.02</text:p>
          </table:table-cell>
          <table:table-cell office:value-type="float" office:value="571.62" calcext:value-type="float">
            <text:p>571.62</text:p>
          </table:table-cell>
        </table:table-row>
        <table:table-row table:style-name="ro1">
          <table:table-cell office:value-type="float" office:value="13630481" calcext:value-type="float">
            <text:p>13630481</text:p>
          </table:table-cell>
          <table:table-cell table:formula="of:=[.A854]/1000/(60*60*24)" office:value-type="time" office:time-value="PT03H47M10.481S" calcext:value-type="time">
            <text:p>03:47:10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66.55" calcext:value-type="float">
            <text:p>466.55</text:p>
          </table:table-cell>
          <table:table-cell office:value-type="float" office:value="572.27" calcext:value-type="float">
            <text:p>572.27</text:p>
          </table:table-cell>
        </table:table-row>
        <table:table-row table:style-name="ro1">
          <table:table-cell office:value-type="float" office:value="13646481" calcext:value-type="float">
            <text:p>13646481</text:p>
          </table:table-cell>
          <table:table-cell table:formula="of:=[.A855]/1000/(60*60*24)" office:value-type="time" office:time-value="PT03H47M26.481S" calcext:value-type="time">
            <text:p>03:47:26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67.09" calcext:value-type="float">
            <text:p>467.09</text:p>
          </table:table-cell>
          <table:table-cell office:value-type="float" office:value="572.92" calcext:value-type="float">
            <text:p>572.92</text:p>
          </table:table-cell>
        </table:table-row>
        <table:table-row table:style-name="ro1">
          <table:table-cell office:value-type="float" office:value="13662481" calcext:value-type="float">
            <text:p>13662481</text:p>
          </table:table-cell>
          <table:table-cell table:formula="of:=[.A856]/1000/(60*60*24)" office:value-type="time" office:time-value="PT03H47M42.481S" calcext:value-type="time">
            <text:p>03:47:42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67.63" calcext:value-type="float">
            <text:p>467.63</text:p>
          </table:table-cell>
          <table:table-cell office:value-type="float" office:value="573.57" calcext:value-type="float">
            <text:p>573.57</text:p>
          </table:table-cell>
        </table:table-row>
        <table:table-row table:style-name="ro1">
          <table:table-cell office:value-type="float" office:value="13678481" calcext:value-type="float">
            <text:p>13678481</text:p>
          </table:table-cell>
          <table:table-cell table:formula="of:=[.A857]/1000/(60*60*24)" office:value-type="time" office:time-value="PT03H47M58.481S" calcext:value-type="time">
            <text:p>03:47:58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68.17" calcext:value-type="float">
            <text:p>468.17</text:p>
          </table:table-cell>
          <table:table-cell office:value-type="float" office:value="574.22" calcext:value-type="float">
            <text:p>574.22</text:p>
          </table:table-cell>
        </table:table-row>
        <table:table-row table:style-name="ro1">
          <table:table-cell office:value-type="float" office:value="13694481" calcext:value-type="float">
            <text:p>13694481</text:p>
          </table:table-cell>
          <table:table-cell table:formula="of:=[.A858]/1000/(60*60*24)" office:value-type="time" office:time-value="PT03H48M14.481S" calcext:value-type="time">
            <text:p>03:48:14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68.71" calcext:value-type="float">
            <text:p>468.71</text:p>
          </table:table-cell>
          <table:table-cell office:value-type="float" office:value="574.87" calcext:value-type="float">
            <text:p>574.87</text:p>
          </table:table-cell>
        </table:table-row>
        <table:table-row table:style-name="ro1">
          <table:table-cell office:value-type="float" office:value="13710481" calcext:value-type="float">
            <text:p>13710481</text:p>
          </table:table-cell>
          <table:table-cell table:formula="of:=[.A859]/1000/(60*60*24)" office:value-type="time" office:time-value="PT03H48M30.481S" calcext:value-type="time">
            <text:p>03:48:30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69.24" calcext:value-type="float">
            <text:p>469.24</text:p>
          </table:table-cell>
          <table:table-cell office:value-type="float" office:value="575.51" calcext:value-type="float">
            <text:p>575.51</text:p>
          </table:table-cell>
        </table:table-row>
        <table:table-row table:style-name="ro1">
          <table:table-cell office:value-type="float" office:value="13726481" calcext:value-type="float">
            <text:p>13726481</text:p>
          </table:table-cell>
          <table:table-cell table:formula="of:=[.A860]/1000/(60*60*24)" office:value-type="time" office:time-value="PT03H48M46.481S" calcext:value-type="time">
            <text:p>03:48:46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69.78" calcext:value-type="float">
            <text:p>469.78</text:p>
          </table:table-cell>
          <table:table-cell office:value-type="float" office:value="576.16" calcext:value-type="float">
            <text:p>576.16</text:p>
          </table:table-cell>
        </table:table-row>
        <table:table-row table:style-name="ro1">
          <table:table-cell office:value-type="float" office:value="13742481" calcext:value-type="float">
            <text:p>13742481</text:p>
          </table:table-cell>
          <table:table-cell table:formula="of:=[.A861]/1000/(60*60*24)" office:value-type="time" office:time-value="PT03H49M02.481S" calcext:value-type="time">
            <text:p>03:49:02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70.32" calcext:value-type="float">
            <text:p>470.32</text:p>
          </table:table-cell>
          <table:table-cell office:value-type="float" office:value="576.81" calcext:value-type="float">
            <text:p>576.81</text:p>
          </table:table-cell>
        </table:table-row>
        <table:table-row table:style-name="ro1">
          <table:table-cell office:value-type="float" office:value="13758481" calcext:value-type="float">
            <text:p>13758481</text:p>
          </table:table-cell>
          <table:table-cell table:formula="of:=[.A862]/1000/(60*60*24)" office:value-type="time" office:time-value="PT03H49M18.481S" calcext:value-type="time">
            <text:p>03:49:18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70.86" calcext:value-type="float">
            <text:p>470.86</text:p>
          </table:table-cell>
          <table:table-cell office:value-type="float" office:value="577.46" calcext:value-type="float">
            <text:p>577.46</text:p>
          </table:table-cell>
        </table:table-row>
        <table:table-row table:style-name="ro1">
          <table:table-cell office:value-type="float" office:value="13774481" calcext:value-type="float">
            <text:p>13774481</text:p>
          </table:table-cell>
          <table:table-cell table:formula="of:=[.A863]/1000/(60*60*24)" office:value-type="time" office:time-value="PT03H49M34.481S" calcext:value-type="time">
            <text:p>03:49:34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71.4" calcext:value-type="float">
            <text:p>471.4</text:p>
          </table:table-cell>
          <table:table-cell office:value-type="float" office:value="578.11" calcext:value-type="float">
            <text:p>578.11</text:p>
          </table:table-cell>
        </table:table-row>
        <table:table-row table:style-name="ro1">
          <table:table-cell office:value-type="float" office:value="13790481" calcext:value-type="float">
            <text:p>13790481</text:p>
          </table:table-cell>
          <table:table-cell table:formula="of:=[.A864]/1000/(60*60*24)" office:value-type="time" office:time-value="PT03H49M50.481S" calcext:value-type="time">
            <text:p>03:49:50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71.93" calcext:value-type="float">
            <text:p>471.93</text:p>
          </table:table-cell>
          <table:table-cell office:value-type="float" office:value="578.76" calcext:value-type="float">
            <text:p>578.76</text:p>
          </table:table-cell>
        </table:table-row>
        <table:table-row table:style-name="ro1">
          <table:table-cell office:value-type="float" office:value="13806481" calcext:value-type="float">
            <text:p>13806481</text:p>
          </table:table-cell>
          <table:table-cell table:formula="of:=[.A865]/1000/(60*60*24)" office:value-type="time" office:time-value="PT03H50M06.481S" calcext:value-type="time">
            <text:p>03:50:06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72.47" calcext:value-type="float">
            <text:p>472.47</text:p>
          </table:table-cell>
          <table:table-cell office:value-type="float" office:value="579.4" calcext:value-type="float">
            <text:p>579.4</text:p>
          </table:table-cell>
        </table:table-row>
        <table:table-row table:style-name="ro1">
          <table:table-cell office:value-type="float" office:value="13822481" calcext:value-type="float">
            <text:p>13822481</text:p>
          </table:table-cell>
          <table:table-cell table:formula="of:=[.A866]/1000/(60*60*24)" office:value-type="time" office:time-value="PT03H50M22.481S" calcext:value-type="time">
            <text:p>03:50:22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73.01" calcext:value-type="float">
            <text:p>473.01</text:p>
          </table:table-cell>
          <table:table-cell office:value-type="float" office:value="580.05" calcext:value-type="float">
            <text:p>580.05</text:p>
          </table:table-cell>
        </table:table-row>
        <table:table-row table:style-name="ro1">
          <table:table-cell office:value-type="float" office:value="13838479" calcext:value-type="float">
            <text:p>13838479</text:p>
          </table:table-cell>
          <table:table-cell table:formula="of:=[.A867]/1000/(60*60*24)" office:value-type="time" office:time-value="PT03H50M38.479S" calcext:value-type="time">
            <text:p>03:50:38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73.55" calcext:value-type="float">
            <text:p>473.55</text:p>
          </table:table-cell>
          <table:table-cell office:value-type="float" office:value="580.7" calcext:value-type="float">
            <text:p>580.7</text:p>
          </table:table-cell>
        </table:table-row>
        <table:table-row table:style-name="ro1">
          <table:table-cell office:value-type="float" office:value="13854481" calcext:value-type="float">
            <text:p>13854481</text:p>
          </table:table-cell>
          <table:table-cell table:formula="of:=[.A868]/1000/(60*60*24)" office:value-type="time" office:time-value="PT03H50M54.481S" calcext:value-type="time">
            <text:p>03:50:54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74.09" calcext:value-type="float">
            <text:p>474.09</text:p>
          </table:table-cell>
          <table:table-cell office:value-type="float" office:value="581.35" calcext:value-type="float">
            <text:p>581.35</text:p>
          </table:table-cell>
        </table:table-row>
        <table:table-row table:style-name="ro1">
          <table:table-cell office:value-type="float" office:value="13870481" calcext:value-type="float">
            <text:p>13870481</text:p>
          </table:table-cell>
          <table:table-cell table:formula="of:=[.A869]/1000/(60*60*24)" office:value-type="time" office:time-value="PT03H51M10.481S" calcext:value-type="time">
            <text:p>03:51:10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74.62" calcext:value-type="float">
            <text:p>474.62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13886481" calcext:value-type="float">
            <text:p>13886481</text:p>
          </table:table-cell>
          <table:table-cell table:formula="of:=[.A870]/1000/(60*60*24)" office:value-type="time" office:time-value="PT03H51M26.481S" calcext:value-type="time">
            <text:p>03:51:26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75.16" calcext:value-type="float">
            <text:p>475.16</text:p>
          </table:table-cell>
          <table:table-cell office:value-type="float" office:value="582.64" calcext:value-type="float">
            <text:p>582.64</text:p>
          </table:table-cell>
        </table:table-row>
        <table:table-row table:style-name="ro1">
          <table:table-cell office:value-type="float" office:value="13902481" calcext:value-type="float">
            <text:p>13902481</text:p>
          </table:table-cell>
          <table:table-cell table:formula="of:=[.A871]/1000/(60*60*24)" office:value-type="time" office:time-value="PT03H51M42.481S" calcext:value-type="time">
            <text:p>03:51:42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75.7" calcext:value-type="float">
            <text:p>475.7</text:p>
          </table:table-cell>
          <table:table-cell office:value-type="float" office:value="583.29" calcext:value-type="float">
            <text:p>583.29</text:p>
          </table:table-cell>
        </table:table-row>
        <table:table-row table:style-name="ro1">
          <table:table-cell office:value-type="float" office:value="13918481" calcext:value-type="float">
            <text:p>13918481</text:p>
          </table:table-cell>
          <table:table-cell table:formula="of:=[.A872]/1000/(60*60*24)" office:value-type="time" office:time-value="PT03H51M58.481S" calcext:value-type="time">
            <text:p>03:51:58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76.24" calcext:value-type="float">
            <text:p>476.24</text:p>
          </table:table-cell>
          <table:table-cell office:value-type="float" office:value="583.94" calcext:value-type="float">
            <text:p>583.94</text:p>
          </table:table-cell>
        </table:table-row>
        <table:table-row table:style-name="ro1">
          <table:table-cell office:value-type="float" office:value="13934481" calcext:value-type="float">
            <text:p>13934481</text:p>
          </table:table-cell>
          <table:table-cell table:formula="of:=[.A873]/1000/(60*60*24)" office:value-type="time" office:time-value="PT03H52M14.481S" calcext:value-type="time">
            <text:p>03:52:14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76.78" calcext:value-type="float">
            <text:p>476.78</text:p>
          </table:table-cell>
          <table:table-cell office:value-type="float" office:value="584.59" calcext:value-type="float">
            <text:p>584.59</text:p>
          </table:table-cell>
        </table:table-row>
        <table:table-row table:style-name="ro1">
          <table:table-cell office:value-type="float" office:value="13950481" calcext:value-type="float">
            <text:p>13950481</text:p>
          </table:table-cell>
          <table:table-cell table:formula="of:=[.A874]/1000/(60*60*24)" office:value-type="time" office:time-value="PT03H52M30.481S" calcext:value-type="time">
            <text:p>03:52:30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77.31" calcext:value-type="float">
            <text:p>477.31</text:p>
          </table:table-cell>
          <table:table-cell office:value-type="float" office:value="585.24" calcext:value-type="float">
            <text:p>585.24</text:p>
          </table:table-cell>
        </table:table-row>
        <table:table-row table:style-name="ro1">
          <table:table-cell office:value-type="float" office:value="13966481" calcext:value-type="float">
            <text:p>13966481</text:p>
          </table:table-cell>
          <table:table-cell table:formula="of:=[.A875]/1000/(60*60*24)" office:value-type="time" office:time-value="PT03H52M46.481S" calcext:value-type="time">
            <text:p>03:52:46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77.85" calcext:value-type="float">
            <text:p>477.85</text:p>
          </table:table-cell>
          <table:table-cell office:value-type="float" office:value="585.88" calcext:value-type="float">
            <text:p>585.88</text:p>
          </table:table-cell>
        </table:table-row>
        <table:table-row table:style-name="ro1">
          <table:table-cell office:value-type="float" office:value="13982481" calcext:value-type="float">
            <text:p>13982481</text:p>
          </table:table-cell>
          <table:table-cell table:formula="of:=[.A876]/1000/(60*60*24)" office:value-type="time" office:time-value="PT03H53M02.481S" calcext:value-type="time">
            <text:p>03:53:02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78.39" calcext:value-type="float">
            <text:p>478.39</text:p>
          </table:table-cell>
          <table:table-cell office:value-type="float" office:value="586.53" calcext:value-type="float">
            <text:p>586.53</text:p>
          </table:table-cell>
        </table:table-row>
        <table:table-row table:style-name="ro1">
          <table:table-cell office:value-type="float" office:value="13998481" calcext:value-type="float">
            <text:p>13998481</text:p>
          </table:table-cell>
          <table:table-cell table:formula="of:=[.A877]/1000/(60*60*24)" office:value-type="time" office:time-value="PT03H53M18.481S" calcext:value-type="time">
            <text:p>03:53:18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78.93" calcext:value-type="float">
            <text:p>478.93</text:p>
          </table:table-cell>
          <table:table-cell office:value-type="float" office:value="587.18" calcext:value-type="float">
            <text:p>587.18</text:p>
          </table:table-cell>
        </table:table-row>
        <table:table-row table:style-name="ro1">
          <table:table-cell office:value-type="float" office:value="14014481" calcext:value-type="float">
            <text:p>14014481</text:p>
          </table:table-cell>
          <table:table-cell table:formula="of:=[.A878]/1000/(60*60*24)" office:value-type="time" office:time-value="PT03H53M34.481S" calcext:value-type="time">
            <text:p>03:53:34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79.46" calcext:value-type="float">
            <text:p>479.46</text:p>
          </table:table-cell>
          <table:table-cell office:value-type="float" office:value="587.83" calcext:value-type="float">
            <text:p>587.83</text:p>
          </table:table-cell>
        </table:table-row>
        <table:table-row table:style-name="ro1">
          <table:table-cell office:value-type="float" office:value="14030481" calcext:value-type="float">
            <text:p>14030481</text:p>
          </table:table-cell>
          <table:table-cell table:formula="of:=[.A879]/1000/(60*60*24)" office:value-type="time" office:time-value="PT03H53M50.481S" calcext:value-type="time">
            <text:p>03:53:50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80" calcext:value-type="float">
            <text:p>480</text:p>
          </table:table-cell>
          <table:table-cell office:value-type="float" office:value="588.47" calcext:value-type="float">
            <text:p>588.47</text:p>
          </table:table-cell>
        </table:table-row>
        <table:table-row table:style-name="ro1">
          <table:table-cell office:value-type="float" office:value="14046481" calcext:value-type="float">
            <text:p>14046481</text:p>
          </table:table-cell>
          <table:table-cell table:formula="of:=[.A880]/1000/(60*60*24)" office:value-type="time" office:time-value="PT03H54M06.481S" calcext:value-type="time">
            <text:p>03:54:06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80.54" calcext:value-type="float">
            <text:p>480.54</text:p>
          </table:table-cell>
          <table:table-cell office:value-type="float" office:value="589.12" calcext:value-type="float">
            <text:p>589.12</text:p>
          </table:table-cell>
        </table:table-row>
        <table:table-row table:style-name="ro1">
          <table:table-cell office:value-type="float" office:value="14062481" calcext:value-type="float">
            <text:p>14062481</text:p>
          </table:table-cell>
          <table:table-cell table:formula="of:=[.A881]/1000/(60*60*24)" office:value-type="time" office:time-value="PT03H54M22.481S" calcext:value-type="time">
            <text:p>03:54:22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81.08" calcext:value-type="float">
            <text:p>481.08</text:p>
          </table:table-cell>
          <table:table-cell office:value-type="float" office:value="589.77" calcext:value-type="float">
            <text:p>589.77</text:p>
          </table:table-cell>
        </table:table-row>
        <table:table-row table:style-name="ro1">
          <table:table-cell office:value-type="float" office:value="14078481" calcext:value-type="float">
            <text:p>14078481</text:p>
          </table:table-cell>
          <table:table-cell table:formula="of:=[.A882]/1000/(60*60*24)" office:value-type="time" office:time-value="PT03H54M38.481S" calcext:value-type="time">
            <text:p>03:54:38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81.62" calcext:value-type="float">
            <text:p>481.62</text:p>
          </table:table-cell>
          <table:table-cell office:value-type="float" office:value="590.42" calcext:value-type="float">
            <text:p>590.42</text:p>
          </table:table-cell>
        </table:table-row>
        <table:table-row table:style-name="ro1">
          <table:table-cell office:value-type="float" office:value="14094481" calcext:value-type="float">
            <text:p>14094481</text:p>
          </table:table-cell>
          <table:table-cell table:formula="of:=[.A883]/1000/(60*60*24)" office:value-type="time" office:time-value="PT03H54M54.481S" calcext:value-type="time">
            <text:p>03:54:54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82.15" calcext:value-type="float">
            <text:p>482.15</text:p>
          </table:table-cell>
          <table:table-cell office:value-type="float" office:value="591.06" calcext:value-type="float">
            <text:p>591.06</text:p>
          </table:table-cell>
        </table:table-row>
        <table:table-row table:style-name="ro1">
          <table:table-cell office:value-type="float" office:value="14110481" calcext:value-type="float">
            <text:p>14110481</text:p>
          </table:table-cell>
          <table:table-cell table:formula="of:=[.A884]/1000/(60*60*24)" office:value-type="time" office:time-value="PT03H55M10.481S" calcext:value-type="time">
            <text:p>03:55:10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82.69" calcext:value-type="float">
            <text:p>482.69</text:p>
          </table:table-cell>
          <table:table-cell office:value-type="float" office:value="591.71" calcext:value-type="float">
            <text:p>591.71</text:p>
          </table:table-cell>
        </table:table-row>
        <table:table-row table:style-name="ro1">
          <table:table-cell office:value-type="float" office:value="14126481" calcext:value-type="float">
            <text:p>14126481</text:p>
          </table:table-cell>
          <table:table-cell table:formula="of:=[.A885]/1000/(60*60*24)" office:value-type="time" office:time-value="PT03H55M26.481S" calcext:value-type="time">
            <text:p>03:55:26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83.23" calcext:value-type="float">
            <text:p>483.23</text:p>
          </table:table-cell>
          <table:table-cell office:value-type="float" office:value="592.36" calcext:value-type="float">
            <text:p>592.36</text:p>
          </table:table-cell>
        </table:table-row>
        <table:table-row table:style-name="ro1">
          <table:table-cell office:value-type="float" office:value="14142481" calcext:value-type="float">
            <text:p>14142481</text:p>
          </table:table-cell>
          <table:table-cell table:formula="of:=[.A886]/1000/(60*60*24)" office:value-type="time" office:time-value="PT03H55M42.481S" calcext:value-type="time">
            <text:p>03:55:42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8" calcext:value-type="float">
            <text:p>145.58</text:p>
          </table:table-cell>
          <table:table-cell office:value-type="float" office:value="483.77" calcext:value-type="float">
            <text:p>483.77</text:p>
          </table:table-cell>
          <table:table-cell office:value-type="float" office:value="593.01" calcext:value-type="float">
            <text:p>593.01</text:p>
          </table:table-cell>
        </table:table-row>
        <table:table-row table:style-name="ro1">
          <table:table-cell office:value-type="float" office:value="14158481" calcext:value-type="float">
            <text:p>14158481</text:p>
          </table:table-cell>
          <table:table-cell table:formula="of:=[.A887]/1000/(60*60*24)" office:value-type="time" office:time-value="PT03H55M58.481S" calcext:value-type="time">
            <text:p>03:55:58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69" calcext:value-type="float">
            <text:p>145.69</text:p>
          </table:table-cell>
          <table:table-cell office:value-type="float" office:value="484.3" calcext:value-type="float">
            <text:p>484.3</text:p>
          </table:table-cell>
          <table:table-cell office:value-type="float" office:value="593.65" calcext:value-type="float">
            <text:p>593.65</text:p>
          </table:table-cell>
        </table:table-row>
        <table:table-row table:style-name="ro1">
          <table:table-cell office:value-type="float" office:value="14174481" calcext:value-type="float">
            <text:p>14174481</text:p>
          </table:table-cell>
          <table:table-cell table:formula="of:=[.A888]/1000/(60*60*24)" office:value-type="time" office:time-value="PT03H56M14.481S" calcext:value-type="time">
            <text:p>03:56:14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84.84" calcext:value-type="float">
            <text:p>484.84</text:p>
          </table:table-cell>
          <table:table-cell office:value-type="float" office:value="594.3" calcext:value-type="float">
            <text:p>594.3</text:p>
          </table:table-cell>
        </table:table-row>
        <table:table-row table:style-name="ro1">
          <table:table-cell office:value-type="float" office:value="14190481" calcext:value-type="float">
            <text:p>14190481</text:p>
          </table:table-cell>
          <table:table-cell table:formula="of:=[.A889]/1000/(60*60*24)" office:value-type="time" office:time-value="PT03H56M30.481S" calcext:value-type="time">
            <text:p>03:56:30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8" calcext:value-type="float">
            <text:p>145.58</text:p>
          </table:table-cell>
          <table:table-cell office:value-type="float" office:value="485.38" calcext:value-type="float">
            <text:p>485.38</text:p>
          </table:table-cell>
          <table:table-cell office:value-type="float" office:value="594.95" calcext:value-type="float">
            <text:p>594.95</text:p>
          </table:table-cell>
        </table:table-row>
        <table:table-row table:style-name="ro1">
          <table:table-cell office:value-type="float" office:value="14206479" calcext:value-type="float">
            <text:p>14206479</text:p>
          </table:table-cell>
          <table:table-cell table:formula="of:=[.A890]/1000/(60*60*24)" office:value-type="time" office:time-value="PT03H56M46.479S" calcext:value-type="time">
            <text:p>03:56:46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69" calcext:value-type="float">
            <text:p>145.69</text:p>
          </table:table-cell>
          <table:table-cell office:value-type="float" office:value="485.92" calcext:value-type="float">
            <text:p>485.92</text:p>
          </table:table-cell>
          <table:table-cell office:value-type="float" office:value="595.59" calcext:value-type="float">
            <text:p>595.59</text:p>
          </table:table-cell>
        </table:table-row>
        <table:table-row table:style-name="ro1">
          <table:table-cell office:value-type="float" office:value="14222481" calcext:value-type="float">
            <text:p>14222481</text:p>
          </table:table-cell>
          <table:table-cell table:formula="of:=[.A891]/1000/(60*60*24)" office:value-type="time" office:time-value="PT03H57M02.481S" calcext:value-type="time">
            <text:p>03:57:02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86.45" calcext:value-type="float">
            <text:p>486.45</text:p>
          </table:table-cell>
          <table:table-cell office:value-type="float" office:value="596.24" calcext:value-type="float">
            <text:p>596.24</text:p>
          </table:table-cell>
        </table:table-row>
        <table:table-row table:style-name="ro1">
          <table:table-cell office:value-type="float" office:value="14238481" calcext:value-type="float">
            <text:p>14238481</text:p>
          </table:table-cell>
          <table:table-cell table:formula="of:=[.A892]/1000/(60*60*24)" office:value-type="time" office:time-value="PT03H57M18.481S" calcext:value-type="time">
            <text:p>03:57:18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486.99" calcext:value-type="float">
            <text:p>486.99</text:p>
          </table:table-cell>
          <table:table-cell office:value-type="float" office:value="596.89" calcext:value-type="float">
            <text:p>596.89</text:p>
          </table:table-cell>
        </table:table-row>
        <table:table-row table:style-name="ro1">
          <table:table-cell office:value-type="float" office:value="14254481" calcext:value-type="float">
            <text:p>14254481</text:p>
          </table:table-cell>
          <table:table-cell table:formula="of:=[.A893]/1000/(60*60*24)" office:value-type="time" office:time-value="PT03H57M34.481S" calcext:value-type="time">
            <text:p>03:57:34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87.53" calcext:value-type="float">
            <text:p>487.53</text:p>
          </table:table-cell>
          <table:table-cell office:value-type="float" office:value="597.54" calcext:value-type="float">
            <text:p>597.54</text:p>
          </table:table-cell>
        </table:table-row>
        <table:table-row table:style-name="ro1">
          <table:table-cell office:value-type="float" office:value="14270481" calcext:value-type="float">
            <text:p>14270481</text:p>
          </table:table-cell>
          <table:table-cell table:formula="of:=[.A894]/1000/(60*60*24)" office:value-type="time" office:time-value="PT03H57M50.481S" calcext:value-type="time">
            <text:p>03:57:50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488.07" calcext:value-type="float">
            <text:p>488.07</text:p>
          </table:table-cell>
          <table:table-cell office:value-type="float" office:value="598.18" calcext:value-type="float">
            <text:p>598.18</text:p>
          </table:table-cell>
        </table:table-row>
        <table:table-row table:style-name="ro1">
          <table:table-cell office:value-type="float" office:value="14286481" calcext:value-type="float">
            <text:p>14286481</text:p>
          </table:table-cell>
          <table:table-cell table:formula="of:=[.A895]/1000/(60*60*24)" office:value-type="time" office:time-value="PT03H58M06.481S" calcext:value-type="time">
            <text:p>03:58:06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69" calcext:value-type="float">
            <text:p>145.69</text:p>
          </table:table-cell>
          <table:table-cell office:value-type="float" office:value="488.6" calcext:value-type="float">
            <text:p>488.6</text:p>
          </table:table-cell>
          <table:table-cell office:value-type="float" office:value="598.83" calcext:value-type="float">
            <text:p>598.83</text:p>
          </table:table-cell>
        </table:table-row>
        <table:table-row table:style-name="ro1">
          <table:table-cell office:value-type="float" office:value="14302481" calcext:value-type="float">
            <text:p>14302481</text:p>
          </table:table-cell>
          <table:table-cell table:formula="of:=[.A896]/1000/(60*60*24)" office:value-type="time" office:time-value="PT03H58M22.481S" calcext:value-type="time">
            <text:p>03:58:22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489.14" calcext:value-type="float">
            <text:p>489.14</text:p>
          </table:table-cell>
          <table:table-cell office:value-type="float" office:value="599.48" calcext:value-type="float">
            <text:p>599.48</text:p>
          </table:table-cell>
        </table:table-row>
        <table:table-row table:style-name="ro1">
          <table:table-cell office:value-type="float" office:value="14318481" calcext:value-type="float">
            <text:p>14318481</text:p>
          </table:table-cell>
          <table:table-cell table:formula="of:=[.A897]/1000/(60*60*24)" office:value-type="time" office:time-value="PT03H58M38.481S" calcext:value-type="time">
            <text:p>03:58:38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489.68" calcext:value-type="float">
            <text:p>489.68</text:p>
          </table:table-cell>
          <table:table-cell office:value-type="float" office:value="600.13" calcext:value-type="float">
            <text:p>600.13</text:p>
          </table:table-cell>
        </table:table-row>
        <table:table-row table:style-name="ro1">
          <table:table-cell office:value-type="float" office:value="14334479" calcext:value-type="float">
            <text:p>14334479</text:p>
          </table:table-cell>
          <table:table-cell table:formula="of:=[.A898]/1000/(60*60*24)" office:value-type="time" office:time-value="PT03H58M54.479S" calcext:value-type="time">
            <text:p>03:58:54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490.21" calcext:value-type="float">
            <text:p>490.21</text:p>
          </table:table-cell>
          <table:table-cell office:value-type="float" office:value="600.77" calcext:value-type="float">
            <text:p>600.77</text:p>
          </table:table-cell>
        </table:table-row>
        <table:table-row table:style-name="ro1">
          <table:table-cell office:value-type="float" office:value="14350481" calcext:value-type="float">
            <text:p>14350481</text:p>
          </table:table-cell>
          <table:table-cell table:formula="of:=[.A899]/1000/(60*60*24)" office:value-type="time" office:time-value="PT03H59M10.481S" calcext:value-type="time">
            <text:p>03:59:10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490.75" calcext:value-type="float">
            <text:p>490.75</text:p>
          </table:table-cell>
          <table:table-cell office:value-type="float" office:value="601.42" calcext:value-type="float">
            <text:p>601.42</text:p>
          </table:table-cell>
        </table:table-row>
        <table:table-row table:style-name="ro1">
          <table:table-cell office:value-type="float" office:value="14366481" calcext:value-type="float">
            <text:p>14366481</text:p>
          </table:table-cell>
          <table:table-cell table:formula="of:=[.A900]/1000/(60*60*24)" office:value-type="time" office:time-value="PT03H59M26.481S" calcext:value-type="time">
            <text:p>03:59:26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8" calcext:value-type="float">
            <text:p>145.58</text:p>
          </table:table-cell>
          <table:table-cell office:value-type="float" office:value="491.29" calcext:value-type="float">
            <text:p>491.29</text:p>
          </table:table-cell>
          <table:table-cell office:value-type="float" office:value="602.06" calcext:value-type="float">
            <text:p>602.06</text:p>
          </table:table-cell>
        </table:table-row>
        <table:table-row table:style-name="ro1">
          <table:table-cell office:value-type="float" office:value="14382481" calcext:value-type="float">
            <text:p>14382481</text:p>
          </table:table-cell>
          <table:table-cell table:formula="of:=[.A901]/1000/(60*60*24)" office:value-type="time" office:time-value="PT03H59M42.481S" calcext:value-type="time">
            <text:p>03:59:42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491.83" calcext:value-type="float">
            <text:p>491.83</text:p>
          </table:table-cell>
          <table:table-cell office:value-type="float" office:value="602.71" calcext:value-type="float">
            <text:p>602.71</text:p>
          </table:table-cell>
        </table:table-row>
        <table:table-row table:style-name="ro1">
          <table:table-cell office:value-type="float" office:value="14398481" calcext:value-type="float">
            <text:p>14398481</text:p>
          </table:table-cell>
          <table:table-cell table:formula="of:=[.A902]/1000/(60*60*24)" office:value-type="time" office:time-value="PT03H59M58.481S" calcext:value-type="time">
            <text:p>03:59:58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492.36" calcext:value-type="float">
            <text:p>492.36</text:p>
          </table:table-cell>
          <table:table-cell office:value-type="float" office:value="603.36" calcext:value-type="float">
            <text:p>603.36</text:p>
          </table:table-cell>
        </table:table-row>
        <table:table-row table:style-name="ro1">
          <table:table-cell office:value-type="float" office:value="14414481" calcext:value-type="float">
            <text:p>14414481</text:p>
          </table:table-cell>
          <table:table-cell table:formula="of:=[.A903]/1000/(60*60*24)" office:value-type="time" office:time-value="PT04H00M14.481S" calcext:value-type="time">
            <text:p>04:00:14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492.9" calcext:value-type="float">
            <text:p>492.9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14430481" calcext:value-type="float">
            <text:p>14430481</text:p>
          </table:table-cell>
          <table:table-cell table:formula="of:=[.A904]/1000/(60*60*24)" office:value-type="time" office:time-value="PT04H00M30.481S" calcext:value-type="time">
            <text:p>04:00:30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493.44" calcext:value-type="float">
            <text:p>493.44</text:p>
          </table:table-cell>
          <table:table-cell office:value-type="float" office:value="604.65" calcext:value-type="float">
            <text:p>604.65</text:p>
          </table:table-cell>
        </table:table-row>
        <table:table-row table:style-name="ro1">
          <table:table-cell office:value-type="float" office:value="14446481" calcext:value-type="float">
            <text:p>14446481</text:p>
          </table:table-cell>
          <table:table-cell table:formula="of:=[.A905]/1000/(60*60*24)" office:value-type="time" office:time-value="PT04H00M46.481S" calcext:value-type="time">
            <text:p>04:00:46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493.98" calcext:value-type="float">
            <text:p>493.98</text:p>
          </table:table-cell>
          <table:table-cell office:value-type="float" office:value="605.3" calcext:value-type="float">
            <text:p>605.3</text:p>
          </table:table-cell>
        </table:table-row>
        <table:table-row table:style-name="ro1">
          <table:table-cell office:value-type="float" office:value="14462481" calcext:value-type="float">
            <text:p>14462481</text:p>
          </table:table-cell>
          <table:table-cell table:formula="of:=[.A906]/1000/(60*60*24)" office:value-type="time" office:time-value="PT04H01M02.481S" calcext:value-type="time">
            <text:p>04:01:02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494.51" calcext:value-type="float">
            <text:p>494.51</text:p>
          </table:table-cell>
          <table:table-cell office:value-type="float" office:value="605.94" calcext:value-type="float">
            <text:p>605.94</text:p>
          </table:table-cell>
        </table:table-row>
        <table:table-row table:style-name="ro1">
          <table:table-cell office:value-type="float" office:value="14478481" calcext:value-type="float">
            <text:p>14478481</text:p>
          </table:table-cell>
          <table:table-cell table:formula="of:=[.A907]/1000/(60*60*24)" office:value-type="time" office:time-value="PT04H01M18.481S" calcext:value-type="time">
            <text:p>04:01:18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495.05" calcext:value-type="float">
            <text:p>495.05</text:p>
          </table:table-cell>
          <table:table-cell office:value-type="float" office:value="606.59" calcext:value-type="float">
            <text:p>606.59</text:p>
          </table:table-cell>
        </table:table-row>
        <table:table-row table:style-name="ro1">
          <table:table-cell office:value-type="float" office:value="14494481" calcext:value-type="float">
            <text:p>14494481</text:p>
          </table:table-cell>
          <table:table-cell table:formula="of:=[.A908]/1000/(60*60*24)" office:value-type="time" office:time-value="PT04H01M34.481S" calcext:value-type="time">
            <text:p>04:01:34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5.45" calcext:value-type="float">
            <text:p>145.45</text:p>
          </table:table-cell>
          <table:table-cell office:value-type="float" office:value="495.59" calcext:value-type="float">
            <text:p>495.59</text:p>
          </table:table-cell>
          <table:table-cell office:value-type="float" office:value="607.24" calcext:value-type="float">
            <text:p>607.24</text:p>
          </table:table-cell>
        </table:table-row>
        <table:table-row table:style-name="ro1">
          <table:table-cell office:value-type="float" office:value="14510481" calcext:value-type="float">
            <text:p>14510481</text:p>
          </table:table-cell>
          <table:table-cell table:formula="of:=[.A909]/1000/(60*60*24)" office:value-type="time" office:time-value="PT04H01M50.481S" calcext:value-type="time">
            <text:p>04:01:50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496.12" calcext:value-type="float">
            <text:p>496.12</text:p>
          </table:table-cell>
          <table:table-cell office:value-type="float" office:value="607.88" calcext:value-type="float">
            <text:p>607.88</text:p>
          </table:table-cell>
        </table:table-row>
        <table:table-row table:style-name="ro1">
          <table:table-cell office:value-type="float" office:value="14526481" calcext:value-type="float">
            <text:p>14526481</text:p>
          </table:table-cell>
          <table:table-cell table:formula="of:=[.A910]/1000/(60*60*24)" office:value-type="time" office:time-value="PT04H02M06.481S" calcext:value-type="time">
            <text:p>04:02:06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496.66" calcext:value-type="float">
            <text:p>496.66</text:p>
          </table:table-cell>
          <table:table-cell office:value-type="float" office:value="608.53" calcext:value-type="float">
            <text:p>608.53</text:p>
          </table:table-cell>
        </table:table-row>
        <table:table-row table:style-name="ro1">
          <table:table-cell office:value-type="float" office:value="14542481" calcext:value-type="float">
            <text:p>14542481</text:p>
          </table:table-cell>
          <table:table-cell table:formula="of:=[.A911]/1000/(60*60*24)" office:value-type="time" office:time-value="PT04H02M22.481S" calcext:value-type="time">
            <text:p>04:02:22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497.2" calcext:value-type="float">
            <text:p>497.2</text:p>
          </table:table-cell>
          <table:table-cell office:value-type="float" office:value="609.17" calcext:value-type="float">
            <text:p>609.17</text:p>
          </table:table-cell>
        </table:table-row>
        <table:table-row table:style-name="ro1">
          <table:table-cell office:value-type="float" office:value="14558481" calcext:value-type="float">
            <text:p>14558481</text:p>
          </table:table-cell>
          <table:table-cell table:formula="of:=[.A912]/1000/(60*60*24)" office:value-type="time" office:time-value="PT04H02M38.481S" calcext:value-type="time">
            <text:p>04:02:38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497.74" calcext:value-type="float">
            <text:p>497.74</text:p>
          </table:table-cell>
          <table:table-cell office:value-type="float" office:value="609.82" calcext:value-type="float">
            <text:p>609.82</text:p>
          </table:table-cell>
        </table:table-row>
        <table:table-row table:style-name="ro1">
          <table:table-cell office:value-type="float" office:value="14574481" calcext:value-type="float">
            <text:p>14574481</text:p>
          </table:table-cell>
          <table:table-cell table:formula="of:=[.A913]/1000/(60*60*24)" office:value-type="time" office:time-value="PT04H02M54.481S" calcext:value-type="time">
            <text:p>04:02:54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498.27" calcext:value-type="float">
            <text:p>498.27</text:p>
          </table:table-cell>
          <table:table-cell office:value-type="float" office:value="610.46" calcext:value-type="float">
            <text:p>610.46</text:p>
          </table:table-cell>
        </table:table-row>
        <table:table-row table:style-name="ro1">
          <table:table-cell office:value-type="float" office:value="14590481" calcext:value-type="float">
            <text:p>14590481</text:p>
          </table:table-cell>
          <table:table-cell table:formula="of:=[.A914]/1000/(60*60*24)" office:value-type="time" office:time-value="PT04H03M10.481S" calcext:value-type="time">
            <text:p>04:03:10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498.81" calcext:value-type="float">
            <text:p>498.81</text:p>
          </table:table-cell>
          <table:table-cell office:value-type="float" office:value="611.11" calcext:value-type="float">
            <text:p>611.11</text:p>
          </table:table-cell>
        </table:table-row>
        <table:table-row table:style-name="ro1">
          <table:table-cell office:value-type="float" office:value="14606481" calcext:value-type="float">
            <text:p>14606481</text:p>
          </table:table-cell>
          <table:table-cell table:formula="of:=[.A915]/1000/(60*60*24)" office:value-type="time" office:time-value="PT04H03M26.481S" calcext:value-type="time">
            <text:p>04:03:26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499.35" calcext:value-type="float">
            <text:p>499.35</text:p>
          </table:table-cell>
          <table:table-cell office:value-type="float" office:value="611.76" calcext:value-type="float">
            <text:p>611.76</text:p>
          </table:table-cell>
        </table:table-row>
        <table:table-row table:style-name="ro1">
          <table:table-cell office:value-type="float" office:value="14622481" calcext:value-type="float">
            <text:p>14622481</text:p>
          </table:table-cell>
          <table:table-cell table:formula="of:=[.A916]/1000/(60*60*24)" office:value-type="time" office:time-value="PT04H03M42.481S" calcext:value-type="time">
            <text:p>04:03:42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5.45" calcext:value-type="float">
            <text:p>145.45</text:p>
          </table:table-cell>
          <table:table-cell office:value-type="float" office:value="499.88" calcext:value-type="float">
            <text:p>499.88</text:p>
          </table:table-cell>
          <table:table-cell office:value-type="float" office:value="612.4" calcext:value-type="float">
            <text:p>612.4</text:p>
          </table:table-cell>
        </table:table-row>
        <table:table-row table:style-name="ro1">
          <table:table-cell office:value-type="float" office:value="14638481" calcext:value-type="float">
            <text:p>14638481</text:p>
          </table:table-cell>
          <table:table-cell table:formula="of:=[.A917]/1000/(60*60*24)" office:value-type="time" office:time-value="PT04H03M58.481S" calcext:value-type="time">
            <text:p>04:03:58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500.42" calcext:value-type="float">
            <text:p>500.42</text:p>
          </table:table-cell>
          <table:table-cell office:value-type="float" office:value="613.05" calcext:value-type="float">
            <text:p>613.05</text:p>
          </table:table-cell>
        </table:table-row>
        <table:table-row table:style-name="ro1">
          <table:table-cell office:value-type="float" office:value="14654481" calcext:value-type="float">
            <text:p>14654481</text:p>
          </table:table-cell>
          <table:table-cell table:formula="of:=[.A918]/1000/(60*60*24)" office:value-type="time" office:time-value="PT04H04M14.481S" calcext:value-type="time">
            <text:p>04:04:14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500.96" calcext:value-type="float">
            <text:p>500.96</text:p>
          </table:table-cell>
          <table:table-cell office:value-type="float" office:value="613.69" calcext:value-type="float">
            <text:p>613.69</text:p>
          </table:table-cell>
        </table:table-row>
        <table:table-row table:style-name="ro1">
          <table:table-cell office:value-type="float" office:value="14670481" calcext:value-type="float">
            <text:p>14670481</text:p>
          </table:table-cell>
          <table:table-cell table:formula="of:=[.A919]/1000/(60*60*24)" office:value-type="time" office:time-value="PT04H04M30.481S" calcext:value-type="time">
            <text:p>04:04:30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501.5" calcext:value-type="float">
            <text:p>501.5</text:p>
          </table:table-cell>
          <table:table-cell office:value-type="float" office:value="614.34" calcext:value-type="float">
            <text:p>614.34</text:p>
          </table:table-cell>
        </table:table-row>
        <table:table-row table:style-name="ro1">
          <table:table-cell office:value-type="float" office:value="14686481" calcext:value-type="float">
            <text:p>14686481</text:p>
          </table:table-cell>
          <table:table-cell table:formula="of:=[.A920]/1000/(60*60*24)" office:value-type="time" office:time-value="PT04H04M46.481S" calcext:value-type="time">
            <text:p>04:04:46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502.03" calcext:value-type="float">
            <text:p>502.03</text:p>
          </table:table-cell>
          <table:table-cell office:value-type="float" office:value="614.98" calcext:value-type="float">
            <text:p>614.98</text:p>
          </table:table-cell>
        </table:table-row>
        <table:table-row table:style-name="ro1">
          <table:table-cell office:value-type="float" office:value="14702481" calcext:value-type="float">
            <text:p>14702481</text:p>
          </table:table-cell>
          <table:table-cell table:formula="of:=[.A921]/1000/(60*60*24)" office:value-type="time" office:time-value="PT04H05M02.481S" calcext:value-type="time">
            <text:p>04:05:02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502.57" calcext:value-type="float">
            <text:p>502.57</text:p>
          </table:table-cell>
          <table:table-cell office:value-type="float" office:value="615.63" calcext:value-type="float">
            <text:p>615.63</text:p>
          </table:table-cell>
        </table:table-row>
        <table:table-row table:style-name="ro1">
          <table:table-cell office:value-type="float" office:value="14718481" calcext:value-type="float">
            <text:p>14718481</text:p>
          </table:table-cell>
          <table:table-cell table:formula="of:=[.A922]/1000/(60*60*24)" office:value-type="time" office:time-value="PT04H05M18.481S" calcext:value-type="time">
            <text:p>04:05:18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503.11" calcext:value-type="float">
            <text:p>503.11</text:p>
          </table:table-cell>
          <table:table-cell office:value-type="float" office:value="616.27" calcext:value-type="float">
            <text:p>616.27</text:p>
          </table:table-cell>
        </table:table-row>
        <table:table-row table:style-name="ro1">
          <table:table-cell office:value-type="float" office:value="14734481" calcext:value-type="float">
            <text:p>14734481</text:p>
          </table:table-cell>
          <table:table-cell table:formula="of:=[.A923]/1000/(60*60*24)" office:value-type="time" office:time-value="PT04H05M34.481S" calcext:value-type="time">
            <text:p>04:05:34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503.64" calcext:value-type="float">
            <text:p>503.64</text:p>
          </table:table-cell>
          <table:table-cell office:value-type="float" office:value="616.92" calcext:value-type="float">
            <text:p>616.92</text:p>
          </table:table-cell>
        </table:table-row>
        <table:table-row table:style-name="ro1">
          <table:table-cell office:value-type="float" office:value="14750481" calcext:value-type="float">
            <text:p>14750481</text:p>
          </table:table-cell>
          <table:table-cell table:formula="of:=[.A924]/1000/(60*60*24)" office:value-type="time" office:time-value="PT04H05M50.481S" calcext:value-type="time">
            <text:p>04:05:50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504.18" calcext:value-type="float">
            <text:p>504.18</text:p>
          </table:table-cell>
          <table:table-cell office:value-type="float" office:value="617.56" calcext:value-type="float">
            <text:p>617.56</text:p>
          </table:table-cell>
        </table:table-row>
        <table:table-row table:style-name="ro1">
          <table:table-cell office:value-type="float" office:value="14766481" calcext:value-type="float">
            <text:p>14766481</text:p>
          </table:table-cell>
          <table:table-cell table:formula="of:=[.A925]/1000/(60*60*24)" office:value-type="time" office:time-value="PT04H06M06.481S" calcext:value-type="time">
            <text:p>04:06:06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504.72" calcext:value-type="float">
            <text:p>504.72</text:p>
          </table:table-cell>
          <table:table-cell office:value-type="float" office:value="618.21" calcext:value-type="float">
            <text:p>618.21</text:p>
          </table:table-cell>
        </table:table-row>
        <table:table-row table:style-name="ro1">
          <table:table-cell office:value-type="float" office:value="14782481" calcext:value-type="float">
            <text:p>14782481</text:p>
          </table:table-cell>
          <table:table-cell table:formula="of:=[.A926]/1000/(60*60*24)" office:value-type="time" office:time-value="PT04H06M22.481S" calcext:value-type="time">
            <text:p>04:06:22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505.25" calcext:value-type="float">
            <text:p>505.25</text:p>
          </table:table-cell>
          <table:table-cell office:value-type="float" office:value="618.85" calcext:value-type="float">
            <text:p>618.85</text:p>
          </table:table-cell>
        </table:table-row>
        <table:table-row table:style-name="ro1">
          <table:table-cell office:value-type="float" office:value="14798481" calcext:value-type="float">
            <text:p>14798481</text:p>
          </table:table-cell>
          <table:table-cell table:formula="of:=[.A927]/1000/(60*60*24)" office:value-type="time" office:time-value="PT04H06M38.481S" calcext:value-type="time">
            <text:p>04:06:38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505.79" calcext:value-type="float">
            <text:p>505.79</text:p>
          </table:table-cell>
          <table:table-cell office:value-type="float" office:value="619.5" calcext:value-type="float">
            <text:p>619.5</text:p>
          </table:table-cell>
        </table:table-row>
        <table:table-row table:style-name="ro1">
          <table:table-cell office:value-type="float" office:value="14814481" calcext:value-type="float">
            <text:p>14814481</text:p>
          </table:table-cell>
          <table:table-cell table:formula="of:=[.A928]/1000/(60*60*24)" office:value-type="time" office:time-value="PT04H06M54.481S" calcext:value-type="time">
            <text:p>04:06:54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06.33" calcext:value-type="float">
            <text:p>506.33</text:p>
          </table:table-cell>
          <table:table-cell office:value-type="float" office:value="620.14" calcext:value-type="float">
            <text:p>620.14</text:p>
          </table:table-cell>
        </table:table-row>
        <table:table-row table:style-name="ro1">
          <table:table-cell office:value-type="float" office:value="14830481" calcext:value-type="float">
            <text:p>14830481</text:p>
          </table:table-cell>
          <table:table-cell table:formula="of:=[.A929]/1000/(60*60*24)" office:value-type="time" office:time-value="PT04H07M10.481S" calcext:value-type="time">
            <text:p>04:07:10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506.87" calcext:value-type="float">
            <text:p>506.87</text:p>
          </table:table-cell>
          <table:table-cell office:value-type="float" office:value="620.79" calcext:value-type="float">
            <text:p>620.79</text:p>
          </table:table-cell>
        </table:table-row>
        <table:table-row table:style-name="ro1">
          <table:table-cell office:value-type="float" office:value="14846481" calcext:value-type="float">
            <text:p>14846481</text:p>
          </table:table-cell>
          <table:table-cell table:formula="of:=[.A930]/1000/(60*60*24)" office:value-type="time" office:time-value="PT04H07M26.481S" calcext:value-type="time">
            <text:p>04:07:26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507.4" calcext:value-type="float">
            <text:p>507.4</text:p>
          </table:table-cell>
          <table:table-cell office:value-type="float" office:value="621.43" calcext:value-type="float">
            <text:p>621.43</text:p>
          </table:table-cell>
        </table:table-row>
        <table:table-row table:style-name="ro1">
          <table:table-cell office:value-type="float" office:value="14862481" calcext:value-type="float">
            <text:p>14862481</text:p>
          </table:table-cell>
          <table:table-cell table:formula="of:=[.A931]/1000/(60*60*24)" office:value-type="time" office:time-value="PT04H07M42.481S" calcext:value-type="time">
            <text:p>04:07:42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507.94" calcext:value-type="float">
            <text:p>507.94</text:p>
          </table:table-cell>
          <table:table-cell office:value-type="float" office:value="622.07" calcext:value-type="float">
            <text:p>622.07</text:p>
          </table:table-cell>
        </table:table-row>
        <table:table-row table:style-name="ro1">
          <table:table-cell office:value-type="float" office:value="14878481" calcext:value-type="float">
            <text:p>14878481</text:p>
          </table:table-cell>
          <table:table-cell table:formula="of:=[.A932]/1000/(60*60*24)" office:value-type="time" office:time-value="PT04H07M58.481S" calcext:value-type="time">
            <text:p>04:07:58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508.48" calcext:value-type="float">
            <text:p>508.48</text:p>
          </table:table-cell>
          <table:table-cell office:value-type="float" office:value="622.72" calcext:value-type="float">
            <text:p>622.72</text:p>
          </table:table-cell>
        </table:table-row>
        <table:table-row table:style-name="ro1">
          <table:table-cell office:value-type="float" office:value="14894481" calcext:value-type="float">
            <text:p>14894481</text:p>
          </table:table-cell>
          <table:table-cell table:formula="of:=[.A933]/1000/(60*60*24)" office:value-type="time" office:time-value="PT04H08M14.481S" calcext:value-type="time">
            <text:p>04:08:14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5.45" calcext:value-type="float">
            <text:p>145.45</text:p>
          </table:table-cell>
          <table:table-cell office:value-type="float" office:value="509.01" calcext:value-type="float">
            <text:p>509.01</text:p>
          </table:table-cell>
          <table:table-cell office:value-type="float" office:value="623.36" calcext:value-type="float">
            <text:p>623.36</text:p>
          </table:table-cell>
        </table:table-row>
        <table:table-row table:style-name="ro1">
          <table:table-cell office:value-type="float" office:value="14910481" calcext:value-type="float">
            <text:p>14910481</text:p>
          </table:table-cell>
          <table:table-cell table:formula="of:=[.A934]/1000/(60*60*24)" office:value-type="time" office:time-value="PT04H08M30.481S" calcext:value-type="time">
            <text:p>04:08:30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09.55" calcext:value-type="float">
            <text:p>509.55</text:p>
          </table:table-cell>
          <table:table-cell office:value-type="float" office:value="624.01" calcext:value-type="float">
            <text:p>624.01</text:p>
          </table:table-cell>
        </table:table-row>
        <table:table-row table:style-name="ro1">
          <table:table-cell office:value-type="float" office:value="14926481" calcext:value-type="float">
            <text:p>14926481</text:p>
          </table:table-cell>
          <table:table-cell table:formula="of:=[.A935]/1000/(60*60*24)" office:value-type="time" office:time-value="PT04H08M46.481S" calcext:value-type="time">
            <text:p>04:08:46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10.09" calcext:value-type="float">
            <text:p>510.09</text:p>
          </table:table-cell>
          <table:table-cell office:value-type="float" office:value="624.65" calcext:value-type="float">
            <text:p>624.65</text:p>
          </table:table-cell>
        </table:table-row>
        <table:table-row table:style-name="ro1">
          <table:table-cell office:value-type="float" office:value="14942481" calcext:value-type="float">
            <text:p>14942481</text:p>
          </table:table-cell>
          <table:table-cell table:formula="of:=[.A936]/1000/(60*60*24)" office:value-type="time" office:time-value="PT04H09M02.481S" calcext:value-type="time">
            <text:p>04:09:02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510.62" calcext:value-type="float">
            <text:p>510.62</text:p>
          </table:table-cell>
          <table:table-cell office:value-type="float" office:value="625.29" calcext:value-type="float">
            <text:p>625.29</text:p>
          </table:table-cell>
        </table:table-row>
        <table:table-row table:style-name="ro1">
          <table:table-cell office:value-type="float" office:value="14958481" calcext:value-type="float">
            <text:p>14958481</text:p>
          </table:table-cell>
          <table:table-cell table:formula="of:=[.A937]/1000/(60*60*24)" office:value-type="time" office:time-value="PT04H09M18.481S" calcext:value-type="time">
            <text:p>04:09:18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11.16" calcext:value-type="float">
            <text:p>511.16</text:p>
          </table:table-cell>
          <table:table-cell office:value-type="float" office:value="625.94" calcext:value-type="float">
            <text:p>625.94</text:p>
          </table:table-cell>
        </table:table-row>
        <table:table-row table:style-name="ro1">
          <table:table-cell office:value-type="float" office:value="14974481" calcext:value-type="float">
            <text:p>14974481</text:p>
          </table:table-cell>
          <table:table-cell table:formula="of:=[.A938]/1000/(60*60*24)" office:value-type="time" office:time-value="PT04H09M34.481S" calcext:value-type="time">
            <text:p>04:09:34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511.7" calcext:value-type="float">
            <text:p>511.7</text:p>
          </table:table-cell>
          <table:table-cell office:value-type="float" office:value="626.58" calcext:value-type="float">
            <text:p>626.58</text:p>
          </table:table-cell>
        </table:table-row>
        <table:table-row table:style-name="ro1">
          <table:table-cell office:value-type="float" office:value="14990481" calcext:value-type="float">
            <text:p>14990481</text:p>
          </table:table-cell>
          <table:table-cell table:formula="of:=[.A939]/1000/(60*60*24)" office:value-type="time" office:time-value="PT04H09M50.481S" calcext:value-type="time">
            <text:p>04:09:50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12.23" calcext:value-type="float">
            <text:p>512.23</text:p>
          </table:table-cell>
          <table:table-cell office:value-type="float" office:value="627.23" calcext:value-type="float">
            <text:p>627.23</text:p>
          </table:table-cell>
        </table:table-row>
        <table:table-row table:style-name="ro1">
          <table:table-cell office:value-type="float" office:value="15006481" calcext:value-type="float">
            <text:p>15006481</text:p>
          </table:table-cell>
          <table:table-cell table:formula="of:=[.A940]/1000/(60*60*24)" office:value-type="time" office:time-value="PT04H10M06.481S" calcext:value-type="time">
            <text:p>04:10:06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12.77" calcext:value-type="float">
            <text:p>512.77</text:p>
          </table:table-cell>
          <table:table-cell office:value-type="float" office:value="627.87" calcext:value-type="float">
            <text:p>627.87</text:p>
          </table:table-cell>
        </table:table-row>
        <table:table-row table:style-name="ro1">
          <table:table-cell office:value-type="float" office:value="15022481" calcext:value-type="float">
            <text:p>15022481</text:p>
          </table:table-cell>
          <table:table-cell table:formula="of:=[.A941]/1000/(60*60*24)" office:value-type="time" office:time-value="PT04H10M22.481S" calcext:value-type="time">
            <text:p>04:10:22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13.31" calcext:value-type="float">
            <text:p>513.31</text:p>
          </table:table-cell>
          <table:table-cell office:value-type="float" office:value="628.51" calcext:value-type="float">
            <text:p>628.51</text:p>
          </table:table-cell>
        </table:table-row>
        <table:table-row table:style-name="ro1">
          <table:table-cell office:value-type="float" office:value="15038481" calcext:value-type="float">
            <text:p>15038481</text:p>
          </table:table-cell>
          <table:table-cell table:formula="of:=[.A942]/1000/(60*60*24)" office:value-type="time" office:time-value="PT04H10M38.481S" calcext:value-type="time">
            <text:p>04:10:38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13.84" calcext:value-type="float">
            <text:p>513.84</text:p>
          </table:table-cell>
          <table:table-cell office:value-type="float" office:value="629.16" calcext:value-type="float">
            <text:p>629.16</text:p>
          </table:table-cell>
        </table:table-row>
        <table:table-row table:style-name="ro1">
          <table:table-cell office:value-type="float" office:value="15054481" calcext:value-type="float">
            <text:p>15054481</text:p>
          </table:table-cell>
          <table:table-cell table:formula="of:=[.A943]/1000/(60*60*24)" office:value-type="time" office:time-value="PT04H10M54.481S" calcext:value-type="time">
            <text:p>04:10:54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14.38" calcext:value-type="float">
            <text:p>514.38</text:p>
          </table:table-cell>
          <table:table-cell office:value-type="float" office:value="629.8" calcext:value-type="float">
            <text:p>629.8</text:p>
          </table:table-cell>
        </table:table-row>
        <table:table-row table:style-name="ro1">
          <table:table-cell office:value-type="float" office:value="15070481" calcext:value-type="float">
            <text:p>15070481</text:p>
          </table:table-cell>
          <table:table-cell table:formula="of:=[.A944]/1000/(60*60*24)" office:value-type="time" office:time-value="PT04H11M10.481S" calcext:value-type="time">
            <text:p>04:11:10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14.92" calcext:value-type="float">
            <text:p>514.92</text:p>
          </table:table-cell>
          <table:table-cell office:value-type="float" office:value="630.45" calcext:value-type="float">
            <text:p>630.45</text:p>
          </table:table-cell>
        </table:table-row>
        <table:table-row table:style-name="ro1">
          <table:table-cell office:value-type="float" office:value="15086481" calcext:value-type="float">
            <text:p>15086481</text:p>
          </table:table-cell>
          <table:table-cell table:formula="of:=[.A945]/1000/(60*60*24)" office:value-type="time" office:time-value="PT04H11M26.481S" calcext:value-type="time">
            <text:p>04:11:26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15.45" calcext:value-type="float">
            <text:p>515.45</text:p>
          </table:table-cell>
          <table:table-cell office:value-type="float" office:value="631.09" calcext:value-type="float">
            <text:p>631.09</text:p>
          </table:table-cell>
        </table:table-row>
        <table:table-row table:style-name="ro1">
          <table:table-cell office:value-type="float" office:value="15102481" calcext:value-type="float">
            <text:p>15102481</text:p>
          </table:table-cell>
          <table:table-cell table:formula="of:=[.A946]/1000/(60*60*24)" office:value-type="time" office:time-value="PT04H11M42.481S" calcext:value-type="time">
            <text:p>04:11:42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15.99" calcext:value-type="float">
            <text:p>515.99</text:p>
          </table:table-cell>
          <table:table-cell office:value-type="float" office:value="631.73" calcext:value-type="float">
            <text:p>631.73</text:p>
          </table:table-cell>
        </table:table-row>
        <table:table-row table:style-name="ro1">
          <table:table-cell office:value-type="float" office:value="15118481" calcext:value-type="float">
            <text:p>15118481</text:p>
          </table:table-cell>
          <table:table-cell table:formula="of:=[.A947]/1000/(60*60*24)" office:value-type="time" office:time-value="PT04H11M58.481S" calcext:value-type="time">
            <text:p>04:11:58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16.52" calcext:value-type="float">
            <text:p>516.52</text:p>
          </table:table-cell>
          <table:table-cell office:value-type="float" office:value="632.38" calcext:value-type="float">
            <text:p>632.38</text:p>
          </table:table-cell>
        </table:table-row>
        <table:table-row table:style-name="ro1">
          <table:table-cell office:value-type="float" office:value="15134481" calcext:value-type="float">
            <text:p>15134481</text:p>
          </table:table-cell>
          <table:table-cell table:formula="of:=[.A948]/1000/(60*60*24)" office:value-type="time" office:time-value="PT04H12M14.481S" calcext:value-type="time">
            <text:p>04:12:14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17.06" calcext:value-type="float">
            <text:p>517.06</text:p>
          </table:table-cell>
          <table:table-cell office:value-type="float" office:value="633.02" calcext:value-type="float">
            <text:p>633.02</text:p>
          </table:table-cell>
        </table:table-row>
        <table:table-row table:style-name="ro1">
          <table:table-cell office:value-type="float" office:value="15150481" calcext:value-type="float">
            <text:p>15150481</text:p>
          </table:table-cell>
          <table:table-cell table:formula="of:=[.A949]/1000/(60*60*24)" office:value-type="time" office:time-value="PT04H12M30.481S" calcext:value-type="time">
            <text:p>04:12:30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17.6" calcext:value-type="float">
            <text:p>517.6</text:p>
          </table:table-cell>
          <table:table-cell office:value-type="float" office:value="633.66" calcext:value-type="float">
            <text:p>633.66</text:p>
          </table:table-cell>
        </table:table-row>
        <table:table-row table:style-name="ro1">
          <table:table-cell office:value-type="float" office:value="15166481" calcext:value-type="float">
            <text:p>15166481</text:p>
          </table:table-cell>
          <table:table-cell table:formula="of:=[.A950]/1000/(60*60*24)" office:value-type="time" office:time-value="PT04H12M46.481S" calcext:value-type="time">
            <text:p>04:12:46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18.13" calcext:value-type="float">
            <text:p>518.13</text:p>
          </table:table-cell>
          <table:table-cell office:value-type="float" office:value="634.31" calcext:value-type="float">
            <text:p>634.31</text:p>
          </table:table-cell>
        </table:table-row>
        <table:table-row table:style-name="ro1">
          <table:table-cell office:value-type="float" office:value="15182481" calcext:value-type="float">
            <text:p>15182481</text:p>
          </table:table-cell>
          <table:table-cell table:formula="of:=[.A951]/1000/(60*60*24)" office:value-type="time" office:time-value="PT04H13M02.481S" calcext:value-type="time">
            <text:p>04:13:02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18.67" calcext:value-type="float">
            <text:p>518.67</text:p>
          </table:table-cell>
          <table:table-cell office:value-type="float" office:value="634.95" calcext:value-type="float">
            <text:p>634.95</text:p>
          </table:table-cell>
        </table:table-row>
        <table:table-row table:style-name="ro1">
          <table:table-cell office:value-type="float" office:value="15198481" calcext:value-type="float">
            <text:p>15198481</text:p>
          </table:table-cell>
          <table:table-cell table:formula="of:=[.A952]/1000/(60*60*24)" office:value-type="time" office:time-value="PT04H13M18.481S" calcext:value-type="time">
            <text:p>04:13:18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519.21" calcext:value-type="float">
            <text:p>519.21</text:p>
          </table:table-cell>
          <table:table-cell office:value-type="float" office:value="635.59" calcext:value-type="float">
            <text:p>635.59</text:p>
          </table:table-cell>
        </table:table-row>
        <table:table-row table:style-name="ro1">
          <table:table-cell office:value-type="float" office:value="15214481" calcext:value-type="float">
            <text:p>15214481</text:p>
          </table:table-cell>
          <table:table-cell table:formula="of:=[.A953]/1000/(60*60*24)" office:value-type="time" office:time-value="PT04H13M34.481S" calcext:value-type="time">
            <text:p>04:13:34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19.74" calcext:value-type="float">
            <text:p>519.74</text:p>
          </table:table-cell>
          <table:table-cell office:value-type="float" office:value="636.24" calcext:value-type="float">
            <text:p>636.24</text:p>
          </table:table-cell>
        </table:table-row>
        <table:table-row table:style-name="ro1">
          <table:table-cell office:value-type="float" office:value="15230481" calcext:value-type="float">
            <text:p>15230481</text:p>
          </table:table-cell>
          <table:table-cell table:formula="of:=[.A954]/1000/(60*60*24)" office:value-type="time" office:time-value="PT04H13M50.481S" calcext:value-type="time">
            <text:p>04:13:50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520.28" calcext:value-type="float">
            <text:p>520.28</text:p>
          </table:table-cell>
          <table:table-cell office:value-type="float" office:value="636.88" calcext:value-type="float">
            <text:p>636.88</text:p>
          </table:table-cell>
        </table:table-row>
        <table:table-row table:style-name="ro1">
          <table:table-cell office:value-type="float" office:value="15246481" calcext:value-type="float">
            <text:p>15246481</text:p>
          </table:table-cell>
          <table:table-cell table:formula="of:=[.A955]/1000/(60*60*24)" office:value-type="time" office:time-value="PT04H14M06.481S" calcext:value-type="time">
            <text:p>04:14:06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520.81" calcext:value-type="float">
            <text:p>520.81</text:p>
          </table:table-cell>
          <table:table-cell office:value-type="float" office:value="637.53" calcext:value-type="float">
            <text:p>637.53</text:p>
          </table:table-cell>
        </table:table-row>
        <table:table-row table:style-name="ro1">
          <table:table-cell office:value-type="float" office:value="15262481" calcext:value-type="float">
            <text:p>15262481</text:p>
          </table:table-cell>
          <table:table-cell table:formula="of:=[.A956]/1000/(60*60*24)" office:value-type="time" office:time-value="PT04H14M22.481S" calcext:value-type="time">
            <text:p>04:14:22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521.35" calcext:value-type="float">
            <text:p>521.35</text:p>
          </table:table-cell>
          <table:table-cell office:value-type="float" office:value="638.17" calcext:value-type="float">
            <text:p>638.17</text:p>
          </table:table-cell>
        </table:table-row>
        <table:table-row table:style-name="ro1">
          <table:table-cell office:value-type="float" office:value="15278479" calcext:value-type="float">
            <text:p>15278479</text:p>
          </table:table-cell>
          <table:table-cell table:formula="of:=[.A957]/1000/(60*60*24)" office:value-type="time" office:time-value="PT04H14M38.479S" calcext:value-type="time">
            <text:p>04:14:38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521.89" calcext:value-type="float">
            <text:p>521.89</text:p>
          </table:table-cell>
          <table:table-cell office:value-type="float" office:value="638.81" calcext:value-type="float">
            <text:p>638.81</text:p>
          </table:table-cell>
        </table:table-row>
        <table:table-row table:style-name="ro1">
          <table:table-cell office:value-type="float" office:value="15294481" calcext:value-type="float">
            <text:p>15294481</text:p>
          </table:table-cell>
          <table:table-cell table:formula="of:=[.A958]/1000/(60*60*24)" office:value-type="time" office:time-value="PT04H14M54.481S" calcext:value-type="time">
            <text:p>04:14:54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522.42" calcext:value-type="float">
            <text:p>522.42</text:p>
          </table:table-cell>
          <table:table-cell office:value-type="float" office:value="639.46" calcext:value-type="float">
            <text:p>639.46</text:p>
          </table:table-cell>
        </table:table-row>
        <table:table-row table:style-name="ro1">
          <table:table-cell office:value-type="float" office:value="15310481" calcext:value-type="float">
            <text:p>15310481</text:p>
          </table:table-cell>
          <table:table-cell table:formula="of:=[.A959]/1000/(60*60*24)" office:value-type="time" office:time-value="PT04H15M10.481S" calcext:value-type="time">
            <text:p>04:15:10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522.96" calcext:value-type="float">
            <text:p>522.96</text:p>
          </table:table-cell>
          <table:table-cell office:value-type="float" office:value="640.1" calcext:value-type="float">
            <text:p>640.1</text:p>
          </table:table-cell>
        </table:table-row>
        <table:table-row table:style-name="ro1">
          <table:table-cell office:value-type="float" office:value="15326481" calcext:value-type="float">
            <text:p>15326481</text:p>
          </table:table-cell>
          <table:table-cell table:formula="of:=[.A960]/1000/(60*60*24)" office:value-type="time" office:time-value="PT04H15M26.481S" calcext:value-type="time">
            <text:p>04:15:26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523.49" calcext:value-type="float">
            <text:p>523.49</text:p>
          </table:table-cell>
          <table:table-cell office:value-type="float" office:value="640.74" calcext:value-type="float">
            <text:p>640.74</text:p>
          </table:table-cell>
        </table:table-row>
        <table:table-row table:style-name="ro1">
          <table:table-cell office:value-type="float" office:value="15342481" calcext:value-type="float">
            <text:p>15342481</text:p>
          </table:table-cell>
          <table:table-cell table:formula="of:=[.A961]/1000/(60*60*24)" office:value-type="time" office:time-value="PT04H15M42.481S" calcext:value-type="time">
            <text:p>04:15:42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524.03" calcext:value-type="float">
            <text:p>524.03</text:p>
          </table:table-cell>
          <table:table-cell office:value-type="float" office:value="641.39" calcext:value-type="float">
            <text:p>641.39</text:p>
          </table:table-cell>
        </table:table-row>
        <table:table-row table:style-name="ro1">
          <table:table-cell office:value-type="float" office:value="15358481" calcext:value-type="float">
            <text:p>15358481</text:p>
          </table:table-cell>
          <table:table-cell table:formula="of:=[.A962]/1000/(60*60*24)" office:value-type="time" office:time-value="PT04H15M58.481S" calcext:value-type="time">
            <text:p>04:15:58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524.57" calcext:value-type="float">
            <text:p>524.57</text:p>
          </table:table-cell>
          <table:table-cell office:value-type="float" office:value="642.03" calcext:value-type="float">
            <text:p>642.03</text:p>
          </table:table-cell>
        </table:table-row>
        <table:table-row table:style-name="ro1">
          <table:table-cell office:value-type="float" office:value="15374481" calcext:value-type="float">
            <text:p>15374481</text:p>
          </table:table-cell>
          <table:table-cell table:formula="of:=[.A963]/1000/(60*60*24)" office:value-type="time" office:time-value="PT04H16M14.481S" calcext:value-type="time">
            <text:p>04:16:14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24" calcext:value-type="float">
            <text:p>144.24</text:p>
          </table:table-cell>
          <table:table-cell office:value-type="float" office:value="525.1" calcext:value-type="float">
            <text:p>525.1</text:p>
          </table:table-cell>
          <table:table-cell office:value-type="float" office:value="642.67" calcext:value-type="float">
            <text:p>642.67</text:p>
          </table:table-cell>
        </table:table-row>
        <table:table-row table:style-name="ro1">
          <table:table-cell office:value-type="float" office:value="15390481" calcext:value-type="float">
            <text:p>15390481</text:p>
          </table:table-cell>
          <table:table-cell table:formula="of:=[.A964]/1000/(60*60*24)" office:value-type="time" office:time-value="PT04H16M30.481S" calcext:value-type="time">
            <text:p>04:16:30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525.64" calcext:value-type="float">
            <text:p>525.64</text:p>
          </table:table-cell>
          <table:table-cell office:value-type="float" office:value="643.32" calcext:value-type="float">
            <text:p>643.32</text:p>
          </table:table-cell>
        </table:table-row>
        <table:table-row table:style-name="ro1">
          <table:table-cell office:value-type="float" office:value="15406481" calcext:value-type="float">
            <text:p>15406481</text:p>
          </table:table-cell>
          <table:table-cell table:formula="of:=[.A965]/1000/(60*60*24)" office:value-type="time" office:time-value="PT04H16M46.481S" calcext:value-type="time">
            <text:p>04:16:46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526.17" calcext:value-type="float">
            <text:p>526.17</text:p>
          </table:table-cell>
          <table:table-cell office:value-type="float" office:value="643.96" calcext:value-type="float">
            <text:p>643.96</text:p>
          </table:table-cell>
        </table:table-row>
        <table:table-row table:style-name="ro1">
          <table:table-cell office:value-type="float" office:value="15422481" calcext:value-type="float">
            <text:p>15422481</text:p>
          </table:table-cell>
          <table:table-cell table:formula="of:=[.A966]/1000/(60*60*24)" office:value-type="time" office:time-value="PT04H17M02.481S" calcext:value-type="time">
            <text:p>04:17:02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526.71" calcext:value-type="float">
            <text:p>526.71</text:p>
          </table:table-cell>
          <table:table-cell office:value-type="float" office:value="644.6" calcext:value-type="float">
            <text:p>644.6</text:p>
          </table:table-cell>
        </table:table-row>
        <table:table-row table:style-name="ro1">
          <table:table-cell office:value-type="float" office:value="15438481" calcext:value-type="float">
            <text:p>15438481</text:p>
          </table:table-cell>
          <table:table-cell table:formula="of:=[.A967]/1000/(60*60*24)" office:value-type="time" office:time-value="PT04H17M18.481S" calcext:value-type="time">
            <text:p>04:17:18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527.25" calcext:value-type="float">
            <text:p>527.25</text:p>
          </table:table-cell>
          <table:table-cell office:value-type="float" office:value="645.24" calcext:value-type="float">
            <text:p>645.24</text:p>
          </table:table-cell>
        </table:table-row>
        <table:table-row table:style-name="ro1">
          <table:table-cell office:value-type="float" office:value="15454479" calcext:value-type="float">
            <text:p>15454479</text:p>
          </table:table-cell>
          <table:table-cell table:formula="of:=[.A968]/1000/(60*60*24)" office:value-type="time" office:time-value="PT04H17M34.479S" calcext:value-type="time">
            <text:p>04:17:34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527.78" calcext:value-type="float">
            <text:p>527.78</text:p>
          </table:table-cell>
          <table:table-cell office:value-type="float" office:value="645.89" calcext:value-type="float">
            <text:p>645.89</text:p>
          </table:table-cell>
        </table:table-row>
        <table:table-row table:style-name="ro1">
          <table:table-cell office:value-type="float" office:value="15470481" calcext:value-type="float">
            <text:p>15470481</text:p>
          </table:table-cell>
          <table:table-cell table:formula="of:=[.A969]/1000/(60*60*24)" office:value-type="time" office:time-value="PT04H17M50.481S" calcext:value-type="time">
            <text:p>04:17:50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528.32" calcext:value-type="float">
            <text:p>528.32</text:p>
          </table:table-cell>
          <table:table-cell office:value-type="float" office:value="646.53" calcext:value-type="float">
            <text:p>646.53</text:p>
          </table:table-cell>
        </table:table-row>
        <table:table-row table:style-name="ro1">
          <table:table-cell office:value-type="float" office:value="15486481" calcext:value-type="float">
            <text:p>15486481</text:p>
          </table:table-cell>
          <table:table-cell table:formula="of:=[.A970]/1000/(60*60*24)" office:value-type="time" office:time-value="PT04H18M06.481S" calcext:value-type="time">
            <text:p>04:18:06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528.85" calcext:value-type="float">
            <text:p>528.85</text:p>
          </table:table-cell>
          <table:table-cell office:value-type="float" office:value="647.17" calcext:value-type="float">
            <text:p>647.17</text:p>
          </table:table-cell>
        </table:table-row>
        <table:table-row table:style-name="ro1">
          <table:table-cell office:value-type="float" office:value="15502479" calcext:value-type="float">
            <text:p>15502479</text:p>
          </table:table-cell>
          <table:table-cell table:formula="of:=[.A971]/1000/(60*60*24)" office:value-type="time" office:time-value="PT04H18M22.479S" calcext:value-type="time">
            <text:p>04:18:22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529.39" calcext:value-type="float">
            <text:p>529.39</text:p>
          </table:table-cell>
          <table:table-cell office:value-type="float" office:value="647.82" calcext:value-type="float">
            <text:p>647.82</text:p>
          </table:table-cell>
        </table:table-row>
        <table:table-row table:style-name="ro1">
          <table:table-cell office:value-type="float" office:value="15518481" calcext:value-type="float">
            <text:p>15518481</text:p>
          </table:table-cell>
          <table:table-cell table:formula="of:=[.A972]/1000/(60*60*24)" office:value-type="time" office:time-value="PT04H18M38.481S" calcext:value-type="time">
            <text:p>04:18:38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529.92" calcext:value-type="float">
            <text:p>529.92</text:p>
          </table:table-cell>
          <table:table-cell office:value-type="float" office:value="648.46" calcext:value-type="float">
            <text:p>648.46</text:p>
          </table:table-cell>
        </table:table-row>
        <table:table-row table:style-name="ro1">
          <table:table-cell office:value-type="float" office:value="15534481" calcext:value-type="float">
            <text:p>15534481</text:p>
          </table:table-cell>
          <table:table-cell table:formula="of:=[.A973]/1000/(60*60*24)" office:value-type="time" office:time-value="PT04H18M54.481S" calcext:value-type="time">
            <text:p>04:18:54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530.46" calcext:value-type="float">
            <text:p>530.46</text:p>
          </table:table-cell>
          <table:table-cell office:value-type="float" office:value="649.1" calcext:value-type="float">
            <text:p>649.1</text:p>
          </table:table-cell>
        </table:table-row>
        <table:table-row table:style-name="ro1">
          <table:table-cell office:value-type="float" office:value="15550481" calcext:value-type="float">
            <text:p>15550481</text:p>
          </table:table-cell>
          <table:table-cell table:formula="of:=[.A974]/1000/(60*60*24)" office:value-type="time" office:time-value="PT04H19M10.481S" calcext:value-type="time">
            <text:p>04:19:10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530.99" calcext:value-type="float">
            <text:p>530.99</text:p>
          </table:table-cell>
          <table:table-cell office:value-type="float" office:value="649.74" calcext:value-type="float">
            <text:p>649.74</text:p>
          </table:table-cell>
        </table:table-row>
        <table:table-row table:style-name="ro1">
          <table:table-cell office:value-type="float" office:value="15566481" calcext:value-type="float">
            <text:p>15566481</text:p>
          </table:table-cell>
          <table:table-cell table:formula="of:=[.A975]/1000/(60*60*24)" office:value-type="time" office:time-value="PT04H19M26.481S" calcext:value-type="time">
            <text:p>04:19:26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531.53" calcext:value-type="float">
            <text:p>531.53</text:p>
          </table:table-cell>
          <table:table-cell office:value-type="float" office:value="650.39" calcext:value-type="float">
            <text:p>650.39</text:p>
          </table:table-cell>
        </table:table-row>
        <table:table-row table:style-name="ro1">
          <table:table-cell office:value-type="float" office:value="15582481" calcext:value-type="float">
            <text:p>15582481</text:p>
          </table:table-cell>
          <table:table-cell table:formula="of:=[.A976]/1000/(60*60*24)" office:value-type="time" office:time-value="PT04H19M42.481S" calcext:value-type="time">
            <text:p>04:19:42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532.07" calcext:value-type="float">
            <text:p>532.07</text:p>
          </table:table-cell>
          <table:table-cell office:value-type="float" office:value="651.03" calcext:value-type="float">
            <text:p>651.03</text:p>
          </table:table-cell>
        </table:table-row>
        <table:table-row table:style-name="ro1">
          <table:table-cell office:value-type="float" office:value="15598481" calcext:value-type="float">
            <text:p>15598481</text:p>
          </table:table-cell>
          <table:table-cell table:formula="of:=[.A977]/1000/(60*60*24)" office:value-type="time" office:time-value="PT04H19M58.481S" calcext:value-type="time">
            <text:p>04:19:58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532.6" calcext:value-type="float">
            <text:p>532.6</text:p>
          </table:table-cell>
          <table:table-cell office:value-type="float" office:value="651.67" calcext:value-type="float">
            <text:p>651.67</text:p>
          </table:table-cell>
        </table:table-row>
        <table:table-row table:style-name="ro1">
          <table:table-cell office:value-type="float" office:value="15614481" calcext:value-type="float">
            <text:p>15614481</text:p>
          </table:table-cell>
          <table:table-cell table:formula="of:=[.A978]/1000/(60*60*24)" office:value-type="time" office:time-value="PT04H20M14.481S" calcext:value-type="time">
            <text:p>04:20:14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533.14" calcext:value-type="float">
            <text:p>533.14</text:p>
          </table:table-cell>
          <table:table-cell office:value-type="float" office:value="652.31" calcext:value-type="float">
            <text:p>652.31</text:p>
          </table:table-cell>
        </table:table-row>
        <table:table-row table:style-name="ro1">
          <table:table-cell office:value-type="float" office:value="15630481" calcext:value-type="float">
            <text:p>15630481</text:p>
          </table:table-cell>
          <table:table-cell table:formula="of:=[.A979]/1000/(60*60*24)" office:value-type="time" office:time-value="PT04H20M30.481S" calcext:value-type="time">
            <text:p>04:20:30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533.67" calcext:value-type="float">
            <text:p>533.67</text:p>
          </table:table-cell>
          <table:table-cell office:value-type="float" office:value="652.95" calcext:value-type="float">
            <text:p>652.95</text:p>
          </table:table-cell>
        </table:table-row>
        <table:table-row table:style-name="ro1">
          <table:table-cell office:value-type="float" office:value="15646481" calcext:value-type="float">
            <text:p>15646481</text:p>
          </table:table-cell>
          <table:table-cell table:formula="of:=[.A980]/1000/(60*60*24)" office:value-type="time" office:time-value="PT04H20M46.481S" calcext:value-type="time">
            <text:p>04:20:46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534.21" calcext:value-type="float">
            <text:p>534.21</text:p>
          </table:table-cell>
          <table:table-cell office:value-type="float" office:value="653.6" calcext:value-type="float">
            <text:p>653.6</text:p>
          </table:table-cell>
        </table:table-row>
        <table:table-row table:style-name="ro1">
          <table:table-cell office:value-type="float" office:value="15662481" calcext:value-type="float">
            <text:p>15662481</text:p>
          </table:table-cell>
          <table:table-cell table:formula="of:=[.A981]/1000/(60*60*24)" office:value-type="time" office:time-value="PT04H21M02.481S" calcext:value-type="time">
            <text:p>04:21:02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534.74" calcext:value-type="float">
            <text:p>534.74</text:p>
          </table:table-cell>
          <table:table-cell office:value-type="float" office:value="654.24" calcext:value-type="float">
            <text:p>654.24</text:p>
          </table:table-cell>
        </table:table-row>
        <table:table-row table:style-name="ro1">
          <table:table-cell office:value-type="float" office:value="15678481" calcext:value-type="float">
            <text:p>15678481</text:p>
          </table:table-cell>
          <table:table-cell table:formula="of:=[.A982]/1000/(60*60*24)" office:value-type="time" office:time-value="PT04H21M18.481S" calcext:value-type="time">
            <text:p>04:21:18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535.28" calcext:value-type="float">
            <text:p>535.28</text:p>
          </table:table-cell>
          <table:table-cell office:value-type="float" office:value="654.88" calcext:value-type="float">
            <text:p>654.88</text:p>
          </table:table-cell>
        </table:table-row>
        <table:table-row table:style-name="ro1">
          <table:table-cell office:value-type="float" office:value="15694481" calcext:value-type="float">
            <text:p>15694481</text:p>
          </table:table-cell>
          <table:table-cell table:formula="of:=[.A983]/1000/(60*60*24)" office:value-type="time" office:time-value="PT04H21M34.481S" calcext:value-type="time">
            <text:p>04:21:34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535.81" calcext:value-type="float">
            <text:p>535.81</text:p>
          </table:table-cell>
          <table:table-cell office:value-type="float" office:value="655.52" calcext:value-type="float">
            <text:p>655.52</text:p>
          </table:table-cell>
        </table:table-row>
        <table:table-row table:style-name="ro1">
          <table:table-cell office:value-type="float" office:value="15710481" calcext:value-type="float">
            <text:p>15710481</text:p>
          </table:table-cell>
          <table:table-cell table:formula="of:=[.A984]/1000/(60*60*24)" office:value-type="time" office:time-value="PT04H21M50.481S" calcext:value-type="time">
            <text:p>04:21:50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536.35" calcext:value-type="float">
            <text:p>536.35</text:p>
          </table:table-cell>
          <table:table-cell office:value-type="float" office:value="656.16" calcext:value-type="float">
            <text:p>656.16</text:p>
          </table:table-cell>
        </table:table-row>
        <table:table-row table:style-name="ro1">
          <table:table-cell office:value-type="float" office:value="15726481" calcext:value-type="float">
            <text:p>15726481</text:p>
          </table:table-cell>
          <table:table-cell table:formula="of:=[.A985]/1000/(60*60*24)" office:value-type="time" office:time-value="PT04H22M06.481S" calcext:value-type="time">
            <text:p>04:22:06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" calcext:value-type="float">
            <text:p>144.6</text:p>
          </table:table-cell>
          <table:table-cell office:value-type="float" office:value="536.88" calcext:value-type="float">
            <text:p>536.88</text:p>
          </table:table-cell>
          <table:table-cell office:value-type="float" office:value="656.81" calcext:value-type="float">
            <text:p>656.81</text:p>
          </table:table-cell>
        </table:table-row>
        <table:table-row table:style-name="ro1">
          <table:table-cell office:value-type="float" office:value="15742481" calcext:value-type="float">
            <text:p>15742481</text:p>
          </table:table-cell>
          <table:table-cell table:formula="of:=[.A986]/1000/(60*60*24)" office:value-type="time" office:time-value="PT04H22M22.481S" calcext:value-type="time">
            <text:p>04:22:22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537.42" calcext:value-type="float">
            <text:p>537.42</text:p>
          </table:table-cell>
          <table:table-cell office:value-type="float" office:value="657.45" calcext:value-type="float">
            <text:p>657.45</text:p>
          </table:table-cell>
        </table:table-row>
        <table:table-row table:style-name="ro1">
          <table:table-cell office:value-type="float" office:value="15758481" calcext:value-type="float">
            <text:p>15758481</text:p>
          </table:table-cell>
          <table:table-cell table:formula="of:=[.A987]/1000/(60*60*24)" office:value-type="time" office:time-value="PT04H22M38.481S" calcext:value-type="time">
            <text:p>04:22:38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37.95" calcext:value-type="float">
            <text:p>537.95</text:p>
          </table:table-cell>
          <table:table-cell office:value-type="float" office:value="658.09" calcext:value-type="float">
            <text:p>658.09</text:p>
          </table:table-cell>
        </table:table-row>
        <table:table-row table:style-name="ro1">
          <table:table-cell office:value-type="float" office:value="15774481" calcext:value-type="float">
            <text:p>15774481</text:p>
          </table:table-cell>
          <table:table-cell table:formula="of:=[.A988]/1000/(60*60*24)" office:value-type="time" office:time-value="PT04H22M54.481S" calcext:value-type="time">
            <text:p>04:22:54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38.49" calcext:value-type="float">
            <text:p>538.49</text:p>
          </table:table-cell>
          <table:table-cell office:value-type="float" office:value="658.73" calcext:value-type="float">
            <text:p>658.73</text:p>
          </table:table-cell>
        </table:table-row>
        <table:table-row table:style-name="ro1">
          <table:table-cell office:value-type="float" office:value="15790481" calcext:value-type="float">
            <text:p>15790481</text:p>
          </table:table-cell>
          <table:table-cell table:formula="of:=[.A989]/1000/(60*60*24)" office:value-type="time" office:time-value="PT04H23M10.481S" calcext:value-type="time">
            <text:p>04:23:10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539.02" calcext:value-type="float">
            <text:p>539.02</text:p>
          </table:table-cell>
          <table:table-cell office:value-type="float" office:value="659.37" calcext:value-type="float">
            <text:p>659.37</text:p>
          </table:table-cell>
        </table:table-row>
        <table:table-row table:style-name="ro1">
          <table:table-cell office:value-type="float" office:value="15806481" calcext:value-type="float">
            <text:p>15806481</text:p>
          </table:table-cell>
          <table:table-cell table:formula="of:=[.A990]/1000/(60*60*24)" office:value-type="time" office:time-value="PT04H23M26.481S" calcext:value-type="time">
            <text:p>04:23:26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.49" calcext:value-type="float">
            <text:p>144.49</text:p>
          </table:table-cell>
          <table:table-cell office:value-type="float" office:value="539.56" calcext:value-type="float">
            <text:p>539.56</text:p>
          </table:table-cell>
          <table:table-cell office:value-type="float" office:value="660.01" calcext:value-type="float">
            <text:p>660.01</text:p>
          </table:table-cell>
        </table:table-row>
        <table:table-row table:style-name="ro1">
          <table:table-cell office:value-type="float" office:value="15822481" calcext:value-type="float">
            <text:p>15822481</text:p>
          </table:table-cell>
          <table:table-cell table:formula="of:=[.A991]/1000/(60*60*24)" office:value-type="time" office:time-value="PT04H23M42.481S" calcext:value-type="time">
            <text:p>04:23:42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.49" calcext:value-type="float">
            <text:p>144.49</text:p>
          </table:table-cell>
          <table:table-cell office:value-type="float" office:value="540.09" calcext:value-type="float">
            <text:p>540.09</text:p>
          </table:table-cell>
          <table:table-cell office:value-type="float" office:value="660.65" calcext:value-type="float">
            <text:p>660.65</text:p>
          </table:table-cell>
        </table:table-row>
        <table:table-row table:style-name="ro1">
          <table:table-cell office:value-type="float" office:value="15838481" calcext:value-type="float">
            <text:p>15838481</text:p>
          </table:table-cell>
          <table:table-cell table:formula="of:=[.A992]/1000/(60*60*24)" office:value-type="time" office:time-value="PT04H23M58.481S" calcext:value-type="time">
            <text:p>04:23:58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40.63" calcext:value-type="float">
            <text:p>540.63</text:p>
          </table:table-cell>
          <table:table-cell office:value-type="float" office:value="661.29" calcext:value-type="float">
            <text:p>661.29</text:p>
          </table:table-cell>
        </table:table-row>
        <table:table-row table:style-name="ro1">
          <table:table-cell office:value-type="float" office:value="15854481" calcext:value-type="float">
            <text:p>15854481</text:p>
          </table:table-cell>
          <table:table-cell table:formula="of:=[.A993]/1000/(60*60*24)" office:value-type="time" office:time-value="PT04H24M14.481S" calcext:value-type="time">
            <text:p>04:24:14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541.16" calcext:value-type="float">
            <text:p>541.16</text:p>
          </table:table-cell>
          <table:table-cell office:value-type="float" office:value="661.93" calcext:value-type="float">
            <text:p>661.93</text:p>
          </table:table-cell>
        </table:table-row>
        <table:table-row table:style-name="ro1">
          <table:table-cell office:value-type="float" office:value="15870481" calcext:value-type="float">
            <text:p>15870481</text:p>
          </table:table-cell>
          <table:table-cell table:formula="of:=[.A994]/1000/(60*60*24)" office:value-type="time" office:time-value="PT04H24M30.481S" calcext:value-type="time">
            <text:p>04:24:30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41.7" calcext:value-type="float">
            <text:p>541.7</text:p>
          </table:table-cell>
          <table:table-cell office:value-type="float" office:value="662.57" calcext:value-type="float">
            <text:p>662.57</text:p>
          </table:table-cell>
        </table:table-row>
        <table:table-row table:style-name="ro1">
          <table:table-cell office:value-type="float" office:value="15886481" calcext:value-type="float">
            <text:p>15886481</text:p>
          </table:table-cell>
          <table:table-cell table:formula="of:=[.A995]/1000/(60*60*24)" office:value-type="time" office:time-value="PT04H24M46.481S" calcext:value-type="time">
            <text:p>04:24:46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42.23" calcext:value-type="float">
            <text:p>542.23</text:p>
          </table:table-cell>
          <table:table-cell office:value-type="float" office:value="663.21" calcext:value-type="float">
            <text:p>663.21</text:p>
          </table:table-cell>
        </table:table-row>
        <table:table-row table:style-name="ro1">
          <table:table-cell office:value-type="float" office:value="15902481" calcext:value-type="float">
            <text:p>15902481</text:p>
          </table:table-cell>
          <table:table-cell table:formula="of:=[.A996]/1000/(60*60*24)" office:value-type="time" office:time-value="PT04H25M02.481S" calcext:value-type="time">
            <text:p>04:25:02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42.77" calcext:value-type="float">
            <text:p>542.77</text:p>
          </table:table-cell>
          <table:table-cell office:value-type="float" office:value="663.85" calcext:value-type="float">
            <text:p>663.85</text:p>
          </table:table-cell>
        </table:table-row>
        <table:table-row table:style-name="ro1">
          <table:table-cell office:value-type="float" office:value="15918481" calcext:value-type="float">
            <text:p>15918481</text:p>
          </table:table-cell>
          <table:table-cell table:formula="of:=[.A997]/1000/(60*60*24)" office:value-type="time" office:time-value="PT04H25M18.481S" calcext:value-type="time">
            <text:p>04:25:18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43.3" calcext:value-type="float">
            <text:p>543.3</text:p>
          </table:table-cell>
          <table:table-cell office:value-type="float" office:value="664.49" calcext:value-type="float">
            <text:p>664.49</text:p>
          </table:table-cell>
        </table:table-row>
        <table:table-row table:style-name="ro1">
          <table:table-cell office:value-type="float" office:value="15934481" calcext:value-type="float">
            <text:p>15934481</text:p>
          </table:table-cell>
          <table:table-cell table:formula="of:=[.A998]/1000/(60*60*24)" office:value-type="time" office:time-value="PT04H25M34.481S" calcext:value-type="time">
            <text:p>04:25:34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43.84" calcext:value-type="float">
            <text:p>543.84</text:p>
          </table:table-cell>
          <table:table-cell office:value-type="float" office:value="665.13" calcext:value-type="float">
            <text:p>665.13</text:p>
          </table:table-cell>
        </table:table-row>
        <table:table-row table:style-name="ro1">
          <table:table-cell office:value-type="float" office:value="15950481" calcext:value-type="float">
            <text:p>15950481</text:p>
          </table:table-cell>
          <table:table-cell table:formula="of:=[.A999]/1000/(60*60*24)" office:value-type="time" office:time-value="PT04H25M50.481S" calcext:value-type="time">
            <text:p>04:25:50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44.38" calcext:value-type="float">
            <text:p>544.38</text:p>
          </table:table-cell>
          <table:table-cell office:value-type="float" office:value="665.77" calcext:value-type="float">
            <text:p>665.77</text:p>
          </table:table-cell>
        </table:table-row>
        <table:table-row table:style-name="ro1">
          <table:table-cell office:value-type="float" office:value="15966481" calcext:value-type="float">
            <text:p>15966481</text:p>
          </table:table-cell>
          <table:table-cell table:formula="of:=[.A1000]/1000/(60*60*24)" office:value-type="time" office:time-value="PT04H26M06.481S" calcext:value-type="time">
            <text:p>04:26:06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.48" calcext:value-type="float">
            <text:p>144.48</text:p>
          </table:table-cell>
          <table:table-cell office:value-type="float" office:value="544.91" calcext:value-type="float">
            <text:p>544.91</text:p>
          </table:table-cell>
          <table:table-cell office:value-type="float" office:value="666.42" calcext:value-type="float">
            <text:p>666.42</text:p>
          </table:table-cell>
        </table:table-row>
        <table:table-row table:style-name="ro1">
          <table:table-cell office:value-type="float" office:value="15982481" calcext:value-type="float">
            <text:p>15982481</text:p>
          </table:table-cell>
          <table:table-cell table:formula="of:=[.A1001]/1000/(60*60*24)" office:value-type="time" office:time-value="PT04H26M22.481S" calcext:value-type="time">
            <text:p>04:26:22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45.44" calcext:value-type="float">
            <text:p>545.44</text:p>
          </table:table-cell>
          <table:table-cell office:value-type="float" office:value="667.06" calcext:value-type="float">
            <text:p>667.06</text:p>
          </table:table-cell>
        </table:table-row>
        <table:table-row table:style-name="ro1">
          <table:table-cell office:value-type="float" office:value="15998481" calcext:value-type="float">
            <text:p>15998481</text:p>
          </table:table-cell>
          <table:table-cell table:formula="of:=[.A1002]/1000/(60*60*24)" office:value-type="time" office:time-value="PT04H26M38.481S" calcext:value-type="time">
            <text:p>04:26:38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45.98" calcext:value-type="float">
            <text:p>545.98</text:p>
          </table:table-cell>
          <table:table-cell office:value-type="float" office:value="667.7" calcext:value-type="float">
            <text:p>667.7</text:p>
          </table:table-cell>
        </table:table-row>
        <table:table-row table:style-name="ro1">
          <table:table-cell office:value-type="float" office:value="16014481" calcext:value-type="float">
            <text:p>16014481</text:p>
          </table:table-cell>
          <table:table-cell table:formula="of:=[.A1003]/1000/(60*60*24)" office:value-type="time" office:time-value="PT04H26M54.481S" calcext:value-type="time">
            <text:p>04:26:54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46.51" calcext:value-type="float">
            <text:p>546.51</text:p>
          </table:table-cell>
          <table:table-cell office:value-type="float" office:value="668.34" calcext:value-type="float">
            <text:p>668.34</text:p>
          </table:table-cell>
        </table:table-row>
        <table:table-row table:style-name="ro1">
          <table:table-cell office:value-type="float" office:value="16030481" calcext:value-type="float">
            <text:p>16030481</text:p>
          </table:table-cell>
          <table:table-cell table:formula="of:=[.A1004]/1000/(60*60*24)" office:value-type="time" office:time-value="PT04H27M10.481S" calcext:value-type="time">
            <text:p>04:27:10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4.36" calcext:value-type="float">
            <text:p>144.36</text:p>
          </table:table-cell>
          <table:table-cell office:value-type="float" office:value="547.05" calcext:value-type="float">
            <text:p>547.05</text:p>
          </table:table-cell>
          <table:table-cell office:value-type="float" office:value="668.98" calcext:value-type="float">
            <text:p>668.98</text:p>
          </table:table-cell>
        </table:table-row>
        <table:table-row table:style-name="ro1">
          <table:table-cell office:value-type="float" office:value="16046481" calcext:value-type="float">
            <text:p>16046481</text:p>
          </table:table-cell>
          <table:table-cell table:formula="of:=[.A1005]/1000/(60*60*24)" office:value-type="time" office:time-value="PT04H27M26.481S" calcext:value-type="time">
            <text:p>04:27:26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47.58" calcext:value-type="float">
            <text:p>547.58</text:p>
          </table:table-cell>
          <table:table-cell office:value-type="float" office:value="669.62" calcext:value-type="float">
            <text:p>669.62</text:p>
          </table:table-cell>
        </table:table-row>
        <table:table-row table:style-name="ro1">
          <table:table-cell office:value-type="float" office:value="16062481" calcext:value-type="float">
            <text:p>16062481</text:p>
          </table:table-cell>
          <table:table-cell table:formula="of:=[.A1006]/1000/(60*60*24)" office:value-type="time" office:time-value="PT04H27M42.481S" calcext:value-type="time">
            <text:p>04:27:42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48.12" calcext:value-type="float">
            <text:p>548.12</text:p>
          </table:table-cell>
          <table:table-cell office:value-type="float" office:value="670.25" calcext:value-type="float">
            <text:p>670.25</text:p>
          </table:table-cell>
        </table:table-row>
        <table:table-row table:style-name="ro1">
          <table:table-cell office:value-type="float" office:value="16078481" calcext:value-type="float">
            <text:p>16078481</text:p>
          </table:table-cell>
          <table:table-cell table:formula="of:=[.A1007]/1000/(60*60*24)" office:value-type="time" office:time-value="PT04H27M58.481S" calcext:value-type="time">
            <text:p>04:27:58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48.65" calcext:value-type="float">
            <text:p>548.65</text:p>
          </table:table-cell>
          <table:table-cell office:value-type="float" office:value="670.89" calcext:value-type="float">
            <text:p>670.89</text:p>
          </table:table-cell>
        </table:table-row>
        <table:table-row table:style-name="ro1">
          <table:table-cell office:value-type="float" office:value="16094481" calcext:value-type="float">
            <text:p>16094481</text:p>
          </table:table-cell>
          <table:table-cell table:formula="of:=[.A1008]/1000/(60*60*24)" office:value-type="time" office:time-value="PT04H28M14.481S" calcext:value-type="time">
            <text:p>04:28:14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49.19" calcext:value-type="float">
            <text:p>549.19</text:p>
          </table:table-cell>
          <table:table-cell office:value-type="float" office:value="671.53" calcext:value-type="float">
            <text:p>671.53</text:p>
          </table:table-cell>
        </table:table-row>
        <table:table-row table:style-name="ro1">
          <table:table-cell office:value-type="float" office:value="16110481" calcext:value-type="float">
            <text:p>16110481</text:p>
          </table:table-cell>
          <table:table-cell table:formula="of:=[.A1009]/1000/(60*60*24)" office:value-type="time" office:time-value="PT04H28M30.481S" calcext:value-type="time">
            <text:p>04:28:30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49.72" calcext:value-type="float">
            <text:p>549.72</text:p>
          </table:table-cell>
          <table:table-cell office:value-type="float" office:value="672.17" calcext:value-type="float">
            <text:p>672.17</text:p>
          </table:table-cell>
        </table:table-row>
        <table:table-row table:style-name="ro1">
          <table:table-cell office:value-type="float" office:value="16126481" calcext:value-type="float">
            <text:p>16126481</text:p>
          </table:table-cell>
          <table:table-cell table:formula="of:=[.A1010]/1000/(60*60*24)" office:value-type="time" office:time-value="PT04H28M46.481S" calcext:value-type="time">
            <text:p>04:28:46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50.26" calcext:value-type="float">
            <text:p>550.26</text:p>
          </table:table-cell>
          <table:table-cell office:value-type="float" office:value="672.81" calcext:value-type="float">
            <text:p>672.81</text:p>
          </table:table-cell>
        </table:table-row>
        <table:table-row table:style-name="ro1">
          <table:table-cell office:value-type="float" office:value="16142481" calcext:value-type="float">
            <text:p>16142481</text:p>
          </table:table-cell>
          <table:table-cell table:formula="of:=[.A1011]/1000/(60*60*24)" office:value-type="time" office:time-value="PT04H29M02.481S" calcext:value-type="time">
            <text:p>04:29:02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50.79" calcext:value-type="float">
            <text:p>550.79</text:p>
          </table:table-cell>
          <table:table-cell office:value-type="float" office:value="673.45" calcext:value-type="float">
            <text:p>673.45</text:p>
          </table:table-cell>
        </table:table-row>
        <table:table-row table:style-name="ro1">
          <table:table-cell office:value-type="float" office:value="16158481" calcext:value-type="float">
            <text:p>16158481</text:p>
          </table:table-cell>
          <table:table-cell table:formula="of:=[.A1012]/1000/(60*60*24)" office:value-type="time" office:time-value="PT04H29M18.481S" calcext:value-type="time">
            <text:p>04:29:18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51.32" calcext:value-type="float">
            <text:p>551.32</text:p>
          </table:table-cell>
          <table:table-cell office:value-type="float" office:value="674.09" calcext:value-type="float">
            <text:p>674.09</text:p>
          </table:table-cell>
        </table:table-row>
        <table:table-row table:style-name="ro1">
          <table:table-cell office:value-type="float" office:value="16174481" calcext:value-type="float">
            <text:p>16174481</text:p>
          </table:table-cell>
          <table:table-cell table:formula="of:=[.A1013]/1000/(60*60*24)" office:value-type="time" office:time-value="PT04H29M34.481S" calcext:value-type="time">
            <text:p>04:29:34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51.86" calcext:value-type="float">
            <text:p>551.86</text:p>
          </table:table-cell>
          <table:table-cell office:value-type="float" office:value="674.73" calcext:value-type="float">
            <text:p>674.73</text:p>
          </table:table-cell>
        </table:table-row>
        <table:table-row table:style-name="ro1">
          <table:table-cell office:value-type="float" office:value="16190481" calcext:value-type="float">
            <text:p>16190481</text:p>
          </table:table-cell>
          <table:table-cell table:formula="of:=[.A1014]/1000/(60*60*24)" office:value-type="time" office:time-value="PT04H29M50.481S" calcext:value-type="time">
            <text:p>04:29:50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52.39" calcext:value-type="float">
            <text:p>552.39</text:p>
          </table:table-cell>
          <table:table-cell office:value-type="float" office:value="675.37" calcext:value-type="float">
            <text:p>675.37</text:p>
          </table:table-cell>
        </table:table-row>
        <table:table-row table:style-name="ro1">
          <table:table-cell office:value-type="float" office:value="16206481" calcext:value-type="float">
            <text:p>16206481</text:p>
          </table:table-cell>
          <table:table-cell table:formula="of:=[.A1015]/1000/(60*60*24)" office:value-type="time" office:time-value="PT04H30M06.481S" calcext:value-type="time">
            <text:p>04:30:06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52.93" calcext:value-type="float">
            <text:p>552.93</text:p>
          </table:table-cell>
          <table:table-cell office:value-type="float" office:value="676.01" calcext:value-type="float">
            <text:p>676.01</text:p>
          </table:table-cell>
        </table:table-row>
        <table:table-row table:style-name="ro1">
          <table:table-cell office:value-type="float" office:value="16222481" calcext:value-type="float">
            <text:p>16222481</text:p>
          </table:table-cell>
          <table:table-cell table:formula="of:=[.A1016]/1000/(60*60*24)" office:value-type="time" office:time-value="PT04H30M22.481S" calcext:value-type="time">
            <text:p>04:30:22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53.46" calcext:value-type="float">
            <text:p>553.46</text:p>
          </table:table-cell>
          <table:table-cell office:value-type="float" office:value="676.65" calcext:value-type="float">
            <text:p>676.65</text:p>
          </table:table-cell>
        </table:table-row>
        <table:table-row table:style-name="ro1">
          <table:table-cell office:value-type="float" office:value="16238481" calcext:value-type="float">
            <text:p>16238481</text:p>
          </table:table-cell>
          <table:table-cell table:formula="of:=[.A1017]/1000/(60*60*24)" office:value-type="time" office:time-value="PT04H30M38.481S" calcext:value-type="time">
            <text:p>04:30:38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54" calcext:value-type="float">
            <text:p>554</text:p>
          </table:table-cell>
          <table:table-cell office:value-type="float" office:value="677.29" calcext:value-type="float">
            <text:p>677.29</text:p>
          </table:table-cell>
        </table:table-row>
        <table:table-row table:style-name="ro1">
          <table:table-cell office:value-type="float" office:value="16254481" calcext:value-type="float">
            <text:p>16254481</text:p>
          </table:table-cell>
          <table:table-cell table:formula="of:=[.A1018]/1000/(60*60*24)" office:value-type="time" office:time-value="PT04H30M54.481S" calcext:value-type="time">
            <text:p>04:30:54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54.53" calcext:value-type="float">
            <text:p>554.53</text:p>
          </table:table-cell>
          <table:table-cell office:value-type="float" office:value="677.93" calcext:value-type="float">
            <text:p>677.93</text:p>
          </table:table-cell>
        </table:table-row>
        <table:table-row table:style-name="ro1">
          <table:table-cell office:value-type="float" office:value="16270481" calcext:value-type="float">
            <text:p>16270481</text:p>
          </table:table-cell>
          <table:table-cell table:formula="of:=[.A1019]/1000/(60*60*24)" office:value-type="time" office:time-value="PT04H31M10.481S" calcext:value-type="time">
            <text:p>04:31:10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55.06" calcext:value-type="float">
            <text:p>555.06</text:p>
          </table:table-cell>
          <table:table-cell office:value-type="float" office:value="678.57" calcext:value-type="float">
            <text:p>678.57</text:p>
          </table:table-cell>
        </table:table-row>
        <table:table-row table:style-name="ro1">
          <table:table-cell office:value-type="float" office:value="16286481" calcext:value-type="float">
            <text:p>16286481</text:p>
          </table:table-cell>
          <table:table-cell table:formula="of:=[.A1020]/1000/(60*60*24)" office:value-type="time" office:time-value="PT04H31M26.481S" calcext:value-type="time">
            <text:p>04:31:26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55.6" calcext:value-type="float">
            <text:p>555.6</text:p>
          </table:table-cell>
          <table:table-cell office:value-type="float" office:value="679.21" calcext:value-type="float">
            <text:p>679.21</text:p>
          </table:table-cell>
        </table:table-row>
        <table:table-row table:style-name="ro1">
          <table:table-cell office:value-type="float" office:value="16302481" calcext:value-type="float">
            <text:p>16302481</text:p>
          </table:table-cell>
          <table:table-cell table:formula="of:=[.A1021]/1000/(60*60*24)" office:value-type="time" office:time-value="PT04H31M42.481S" calcext:value-type="time">
            <text:p>04:31:42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56.13" calcext:value-type="float">
            <text:p>556.13</text:p>
          </table:table-cell>
          <table:table-cell office:value-type="float" office:value="679.85" calcext:value-type="float">
            <text:p>679.85</text:p>
          </table:table-cell>
        </table:table-row>
        <table:table-row table:style-name="ro1">
          <table:table-cell office:value-type="float" office:value="16318481" calcext:value-type="float">
            <text:p>16318481</text:p>
          </table:table-cell>
          <table:table-cell table:formula="of:=[.A1022]/1000/(60*60*24)" office:value-type="time" office:time-value="PT04H31M58.481S" calcext:value-type="time">
            <text:p>04:31:58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56.67" calcext:value-type="float">
            <text:p>556.67</text:p>
          </table:table-cell>
          <table:table-cell office:value-type="float" office:value="680.48" calcext:value-type="float">
            <text:p>680.48</text:p>
          </table:table-cell>
        </table:table-row>
        <table:table-row table:style-name="ro1">
          <table:table-cell office:value-type="float" office:value="16334481" calcext:value-type="float">
            <text:p>16334481</text:p>
          </table:table-cell>
          <table:table-cell table:formula="of:=[.A1023]/1000/(60*60*24)" office:value-type="time" office:time-value="PT04H32M14.481S" calcext:value-type="time">
            <text:p>04:32:14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57.2" calcext:value-type="float">
            <text:p>557.2</text:p>
          </table:table-cell>
          <table:table-cell office:value-type="float" office:value="681.12" calcext:value-type="float">
            <text:p>681.12</text:p>
          </table:table-cell>
        </table:table-row>
        <table:table-row table:style-name="ro1">
          <table:table-cell office:value-type="float" office:value="16350481" calcext:value-type="float">
            <text:p>16350481</text:p>
          </table:table-cell>
          <table:table-cell table:formula="of:=[.A1024]/1000/(60*60*24)" office:value-type="time" office:time-value="PT04H32M30.481S" calcext:value-type="time">
            <text:p>04:32:30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57.74" calcext:value-type="float">
            <text:p>557.74</text:p>
          </table:table-cell>
          <table:table-cell office:value-type="float" office:value="681.76" calcext:value-type="float">
            <text:p>681.76</text:p>
          </table:table-cell>
        </table:table-row>
        <table:table-row table:style-name="ro1">
          <table:table-cell office:value-type="float" office:value="16366481" calcext:value-type="float">
            <text:p>16366481</text:p>
          </table:table-cell>
          <table:table-cell table:formula="of:=[.A1025]/1000/(60*60*24)" office:value-type="time" office:time-value="PT04H32M46.481S" calcext:value-type="time">
            <text:p>04:32:46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58.27" calcext:value-type="float">
            <text:p>558.27</text:p>
          </table:table-cell>
          <table:table-cell office:value-type="float" office:value="682.4" calcext:value-type="float">
            <text:p>682.4</text:p>
          </table:table-cell>
        </table:table-row>
        <table:table-row table:style-name="ro1">
          <table:table-cell office:value-type="float" office:value="16382481" calcext:value-type="float">
            <text:p>16382481</text:p>
          </table:table-cell>
          <table:table-cell table:formula="of:=[.A1026]/1000/(60*60*24)" office:value-type="time" office:time-value="PT04H33M02.481S" calcext:value-type="time">
            <text:p>04:33:02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58.8" calcext:value-type="float">
            <text:p>558.8</text:p>
          </table:table-cell>
          <table:table-cell office:value-type="float" office:value="683.04" calcext:value-type="float">
            <text:p>683.04</text:p>
          </table:table-cell>
        </table:table-row>
        <table:table-row table:style-name="ro1">
          <table:table-cell office:value-type="float" office:value="16398481" calcext:value-type="float">
            <text:p>16398481</text:p>
          </table:table-cell>
          <table:table-cell table:formula="of:=[.A1027]/1000/(60*60*24)" office:value-type="time" office:time-value="PT04H33M18.481S" calcext:value-type="time">
            <text:p>04:33:18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59.34" calcext:value-type="float">
            <text:p>559.34</text:p>
          </table:table-cell>
          <table:table-cell office:value-type="float" office:value="683.68" calcext:value-type="float">
            <text:p>683.68</text:p>
          </table:table-cell>
        </table:table-row>
        <table:table-row table:style-name="ro1">
          <table:table-cell office:value-type="float" office:value="16414481" calcext:value-type="float">
            <text:p>16414481</text:p>
          </table:table-cell>
          <table:table-cell table:formula="of:=[.A1028]/1000/(60*60*24)" office:value-type="time" office:time-value="PT04H33M34.481S" calcext:value-type="time">
            <text:p>04:33:34</text:p>
          </table:table-cell>
          <table:table-cell office:value-type="float" office:value="1.19" calcext:value-type="float">
            <text:p>1.19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28" calcext:value-type="float">
            <text:p>143.28</text:p>
          </table:table-cell>
          <table:table-cell office:value-type="float" office:value="559.87" calcext:value-type="float">
            <text:p>559.87</text:p>
          </table:table-cell>
          <table:table-cell office:value-type="float" office:value="684.32" calcext:value-type="float">
            <text:p>684.32</text:p>
          </table:table-cell>
        </table:table-row>
        <table:table-row table:style-name="ro1">
          <table:table-cell office:value-type="float" office:value="16430481" calcext:value-type="float">
            <text:p>16430481</text:p>
          </table:table-cell>
          <table:table-cell table:formula="of:=[.A1029]/1000/(60*60*24)" office:value-type="time" office:time-value="PT04H33M50.481S" calcext:value-type="time">
            <text:p>04:33:50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4.24" calcext:value-type="float">
            <text:p>144.24</text:p>
          </table:table-cell>
          <table:table-cell office:value-type="float" office:value="560.41" calcext:value-type="float">
            <text:p>560.41</text:p>
          </table:table-cell>
          <table:table-cell office:value-type="float" office:value="684.96" calcext:value-type="float">
            <text:p>684.96</text:p>
          </table:table-cell>
        </table:table-row>
        <table:table-row table:style-name="ro1">
          <table:table-cell office:value-type="float" office:value="16446481" calcext:value-type="float">
            <text:p>16446481</text:p>
          </table:table-cell>
          <table:table-cell table:formula="of:=[.A1030]/1000/(60*60*24)" office:value-type="time" office:time-value="PT04H34M06.481S" calcext:value-type="time">
            <text:p>04:34:06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60.94" calcext:value-type="float">
            <text:p>560.94</text:p>
          </table:table-cell>
          <table:table-cell office:value-type="float" office:value="685.59" calcext:value-type="float">
            <text:p>685.59</text:p>
          </table:table-cell>
        </table:table-row>
        <table:table-row table:style-name="ro1">
          <table:table-cell office:value-type="float" office:value="16462481" calcext:value-type="float">
            <text:p>16462481</text:p>
          </table:table-cell>
          <table:table-cell table:formula="of:=[.A1031]/1000/(60*60*24)" office:value-type="time" office:time-value="PT04H34M22.481S" calcext:value-type="time">
            <text:p>04:34:22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61.48" calcext:value-type="float">
            <text:p>561.48</text:p>
          </table:table-cell>
          <table:table-cell office:value-type="float" office:value="686.23" calcext:value-type="float">
            <text:p>686.23</text:p>
          </table:table-cell>
        </table:table-row>
        <table:table-row table:style-name="ro1">
          <table:table-cell office:value-type="float" office:value="16478481" calcext:value-type="float">
            <text:p>16478481</text:p>
          </table:table-cell>
          <table:table-cell table:formula="of:=[.A1032]/1000/(60*60*24)" office:value-type="time" office:time-value="PT04H34M38.481S" calcext:value-type="time">
            <text:p>04:34:38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62.01" calcext:value-type="float">
            <text:p>562.01</text:p>
          </table:table-cell>
          <table:table-cell office:value-type="float" office:value="686.87" calcext:value-type="float">
            <text:p>686.87</text:p>
          </table:table-cell>
        </table:table-row>
        <table:table-row table:style-name="ro1">
          <table:table-cell office:value-type="float" office:value="16494481" calcext:value-type="float">
            <text:p>16494481</text:p>
          </table:table-cell>
          <table:table-cell table:formula="of:=[.A1033]/1000/(60*60*24)" office:value-type="time" office:time-value="PT04H34M54.481S" calcext:value-type="time">
            <text:p>04:34:54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562.54" calcext:value-type="float">
            <text:p>562.54</text:p>
          </table:table-cell>
          <table:table-cell office:value-type="float" office:value="687.51" calcext:value-type="float">
            <text:p>687.51</text:p>
          </table:table-cell>
        </table:table-row>
        <table:table-row table:style-name="ro1">
          <table:table-cell office:value-type="float" office:value="16510481" calcext:value-type="float">
            <text:p>16510481</text:p>
          </table:table-cell>
          <table:table-cell table:formula="of:=[.A1034]/1000/(60*60*24)" office:value-type="time" office:time-value="PT04H35M10.481S" calcext:value-type="time">
            <text:p>04:35:10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63.08" calcext:value-type="float">
            <text:p>563.08</text:p>
          </table:table-cell>
          <table:table-cell office:value-type="float" office:value="688.15" calcext:value-type="float">
            <text:p>688.15</text:p>
          </table:table-cell>
        </table:table-row>
        <table:table-row table:style-name="ro1">
          <table:table-cell office:value-type="float" office:value="16526481" calcext:value-type="float">
            <text:p>16526481</text:p>
          </table:table-cell>
          <table:table-cell table:formula="of:=[.A1035]/1000/(60*60*24)" office:value-type="time" office:time-value="PT04H35M26.481S" calcext:value-type="time">
            <text:p>04:35:26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63.61" calcext:value-type="float">
            <text:p>563.61</text:p>
          </table:table-cell>
          <table:table-cell office:value-type="float" office:value="688.79" calcext:value-type="float">
            <text:p>688.79</text:p>
          </table:table-cell>
        </table:table-row>
        <table:table-row table:style-name="ro1">
          <table:table-cell office:value-type="float" office:value="16542481" calcext:value-type="float">
            <text:p>16542481</text:p>
          </table:table-cell>
          <table:table-cell table:formula="of:=[.A1036]/1000/(60*60*24)" office:value-type="time" office:time-value="PT04H35M42.481S" calcext:value-type="time">
            <text:p>04:35:42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564.15" calcext:value-type="float">
            <text:p>564.15</text:p>
          </table:table-cell>
          <table:table-cell office:value-type="float" office:value="689.42" calcext:value-type="float">
            <text:p>689.42</text:p>
          </table:table-cell>
        </table:table-row>
        <table:table-row table:style-name="ro1">
          <table:table-cell office:value-type="float" office:value="16558481" calcext:value-type="float">
            <text:p>16558481</text:p>
          </table:table-cell>
          <table:table-cell table:formula="of:=[.A1037]/1000/(60*60*24)" office:value-type="time" office:time-value="PT04H35M58.481S" calcext:value-type="time">
            <text:p>04:35:58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564.68" calcext:value-type="float">
            <text:p>564.68</text:p>
          </table:table-cell>
          <table:table-cell office:value-type="float" office:value="690.06" calcext:value-type="float">
            <text:p>690.06</text:p>
          </table:table-cell>
        </table:table-row>
        <table:table-row table:style-name="ro1">
          <table:table-cell office:value-type="float" office:value="16574481" calcext:value-type="float">
            <text:p>16574481</text:p>
          </table:table-cell>
          <table:table-cell table:formula="of:=[.A1038]/1000/(60*60*24)" office:value-type="time" office:time-value="PT04H36M14.481S" calcext:value-type="time">
            <text:p>04:36:14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565.21" calcext:value-type="float">
            <text:p>565.21</text:p>
          </table:table-cell>
          <table:table-cell office:value-type="float" office:value="690.7" calcext:value-type="float">
            <text:p>690.7</text:p>
          </table:table-cell>
        </table:table-row>
        <table:table-row table:style-name="ro1">
          <table:table-cell office:value-type="float" office:value="16590481" calcext:value-type="float">
            <text:p>16590481</text:p>
          </table:table-cell>
          <table:table-cell table:formula="of:=[.A1039]/1000/(60*60*24)" office:value-type="time" office:time-value="PT04H36M30.481S" calcext:value-type="time">
            <text:p>04:36:30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565.75" calcext:value-type="float">
            <text:p>565.75</text:p>
          </table:table-cell>
          <table:table-cell office:value-type="float" office:value="691.34" calcext:value-type="float">
            <text:p>691.34</text:p>
          </table:table-cell>
        </table:table-row>
        <table:table-row table:style-name="ro1">
          <table:table-cell office:value-type="float" office:value="16606481" calcext:value-type="float">
            <text:p>16606481</text:p>
          </table:table-cell>
          <table:table-cell table:formula="of:=[.A1040]/1000/(60*60*24)" office:value-type="time" office:time-value="PT04H36M46.481S" calcext:value-type="time">
            <text:p>04:36:46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566.28" calcext:value-type="float">
            <text:p>566.28</text:p>
          </table:table-cell>
          <table:table-cell office:value-type="float" office:value="691.97" calcext:value-type="float">
            <text:p>691.97</text:p>
          </table:table-cell>
        </table:table-row>
        <table:table-row table:style-name="ro1">
          <table:table-cell office:value-type="float" office:value="16622481" calcext:value-type="float">
            <text:p>16622481</text:p>
          </table:table-cell>
          <table:table-cell table:formula="of:=[.A1041]/1000/(60*60*24)" office:value-type="time" office:time-value="PT04H37M02.481S" calcext:value-type="time">
            <text:p>04:37:02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566.82" calcext:value-type="float">
            <text:p>566.82</text:p>
          </table:table-cell>
          <table:table-cell office:value-type="float" office:value="692.61" calcext:value-type="float">
            <text:p>692.61</text:p>
          </table:table-cell>
        </table:table-row>
        <table:table-row table:style-name="ro1">
          <table:table-cell office:value-type="float" office:value="16638481" calcext:value-type="float">
            <text:p>16638481</text:p>
          </table:table-cell>
          <table:table-cell table:formula="of:=[.A1042]/1000/(60*60*24)" office:value-type="time" office:time-value="PT04H37M18.481S" calcext:value-type="time">
            <text:p>04:37:18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567.35" calcext:value-type="float">
            <text:p>567.35</text:p>
          </table:table-cell>
          <table:table-cell office:value-type="float" office:value="693.25" calcext:value-type="float">
            <text:p>693.25</text:p>
          </table:table-cell>
        </table:table-row>
        <table:table-row table:style-name="ro1">
          <table:table-cell office:value-type="float" office:value="16654481" calcext:value-type="float">
            <text:p>16654481</text:p>
          </table:table-cell>
          <table:table-cell table:formula="of:=[.A1043]/1000/(60*60*24)" office:value-type="time" office:time-value="PT04H37M34.481S" calcext:value-type="time">
            <text:p>04:37:34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567.88" calcext:value-type="float">
            <text:p>567.88</text:p>
          </table:table-cell>
          <table:table-cell office:value-type="float" office:value="693.89" calcext:value-type="float">
            <text:p>693.89</text:p>
          </table:table-cell>
        </table:table-row>
        <table:table-row table:style-name="ro1">
          <table:table-cell office:value-type="float" office:value="16670481" calcext:value-type="float">
            <text:p>16670481</text:p>
          </table:table-cell>
          <table:table-cell table:formula="of:=[.A1044]/1000/(60*60*24)" office:value-type="time" office:time-value="PT04H37M50.481S" calcext:value-type="time">
            <text:p>04:37:50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568.42" calcext:value-type="float">
            <text:p>568.42</text:p>
          </table:table-cell>
          <table:table-cell office:value-type="float" office:value="694.52" calcext:value-type="float">
            <text:p>694.52</text:p>
          </table:table-cell>
        </table:table-row>
        <table:table-row table:style-name="ro1">
          <table:table-cell office:value-type="float" office:value="16686481" calcext:value-type="float">
            <text:p>16686481</text:p>
          </table:table-cell>
          <table:table-cell table:formula="of:=[.A1045]/1000/(60*60*24)" office:value-type="time" office:time-value="PT04H38M06.481S" calcext:value-type="time">
            <text:p>04:38:06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68.95" calcext:value-type="float">
            <text:p>568.95</text:p>
          </table:table-cell>
          <table:table-cell office:value-type="float" office:value="695.16" calcext:value-type="float">
            <text:p>695.16</text:p>
          </table:table-cell>
        </table:table-row>
        <table:table-row table:style-name="ro1">
          <table:table-cell office:value-type="float" office:value="16702481" calcext:value-type="float">
            <text:p>16702481</text:p>
          </table:table-cell>
          <table:table-cell table:formula="of:=[.A1046]/1000/(60*60*24)" office:value-type="time" office:time-value="PT04H38M22.481S" calcext:value-type="time">
            <text:p>04:38:22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569.49" calcext:value-type="float">
            <text:p>569.49</text:p>
          </table:table-cell>
          <table:table-cell office:value-type="float" office:value="695.8" calcext:value-type="float">
            <text:p>695.8</text:p>
          </table:table-cell>
        </table:table-row>
        <table:table-row table:style-name="ro1">
          <table:table-cell office:value-type="float" office:value="16718481" calcext:value-type="float">
            <text:p>16718481</text:p>
          </table:table-cell>
          <table:table-cell table:formula="of:=[.A1047]/1000/(60*60*24)" office:value-type="time" office:time-value="PT04H38M38.481S" calcext:value-type="time">
            <text:p>04:38:38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570.02" calcext:value-type="float">
            <text:p>570.02</text:p>
          </table:table-cell>
          <table:table-cell office:value-type="float" office:value="696.44" calcext:value-type="float">
            <text:p>696.44</text:p>
          </table:table-cell>
        </table:table-row>
        <table:table-row table:style-name="ro1">
          <table:table-cell office:value-type="float" office:value="16734481" calcext:value-type="float">
            <text:p>16734481</text:p>
          </table:table-cell>
          <table:table-cell table:formula="of:=[.A1048]/1000/(60*60*24)" office:value-type="time" office:time-value="PT04H38M54.481S" calcext:value-type="time">
            <text:p>04:38:54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570.55" calcext:value-type="float">
            <text:p>570.55</text:p>
          </table:table-cell>
          <table:table-cell office:value-type="float" office:value="697.07" calcext:value-type="float">
            <text:p>697.07</text:p>
          </table:table-cell>
        </table:table-row>
        <table:table-row table:style-name="ro1">
          <table:table-cell office:value-type="float" office:value="16750481" calcext:value-type="float">
            <text:p>16750481</text:p>
          </table:table-cell>
          <table:table-cell table:formula="of:=[.A1049]/1000/(60*60*24)" office:value-type="time" office:time-value="PT04H39M10.481S" calcext:value-type="time">
            <text:p>04:39:10</text:p>
          </table:table-cell>
          <table:table-cell office:value-type="float" office:value="1.2" calcext:value-type="float">
            <text:p>1.2</text:p>
          </table:table-cell>
          <table:table-cell office:value-type="float" office:value="120" calcext:value-type="float">
            <text:p>120</text:p>
          </table:table-cell>
          <table:table-cell office:value-type="float" office:value="143.52" calcext:value-type="float">
            <text:p>143.52</text:p>
          </table:table-cell>
          <table:table-cell office:value-type="float" office:value="571.09" calcext:value-type="float">
            <text:p>571.09</text:p>
          </table:table-cell>
          <table:table-cell office:value-type="float" office:value="697.71" calcext:value-type="float">
            <text:p>697.71</text:p>
          </table:table-cell>
        </table:table-row>
        <table:table-row table:style-name="ro1">
          <table:table-cell office:value-type="float" office:value="16766481" calcext:value-type="float">
            <text:p>16766481</text:p>
          </table:table-cell>
          <table:table-cell table:formula="of:=[.A1050]/1000/(60*60*24)" office:value-type="time" office:time-value="PT04H39M26.481S" calcext:value-type="time">
            <text:p>04:39:26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571.62" calcext:value-type="float">
            <text:p>571.62</text:p>
          </table:table-cell>
          <table:table-cell office:value-type="float" office:value="698.35" calcext:value-type="float">
            <text:p>698.35</text:p>
          </table:table-cell>
        </table:table-row>
        <table:table-row table:style-name="ro1">
          <table:table-cell office:value-type="float" office:value="16782481" calcext:value-type="float">
            <text:p>16782481</text:p>
          </table:table-cell>
          <table:table-cell table:formula="of:=[.A1051]/1000/(60*60*24)" office:value-type="time" office:time-value="PT04H39M42.481S" calcext:value-type="time">
            <text:p>04:39:42</text:p>
          </table:table-cell>
          <table:table-cell office:value-type="float" office:value="1.2" calcext:value-type="float">
            <text:p>1.2</text:p>
          </table:table-cell>
          <table:table-cell office:value-type="float" office:value="120" calcext:value-type="float">
            <text:p>120</text:p>
          </table:table-cell>
          <table:table-cell office:value-type="float" office:value="143.52" calcext:value-type="float">
            <text:p>143.52</text:p>
          </table:table-cell>
          <table:table-cell office:value-type="float" office:value="572.15" calcext:value-type="float">
            <text:p>572.15</text:p>
          </table:table-cell>
          <table:table-cell office:value-type="float" office:value="698.98" calcext:value-type="float">
            <text:p>698.98</text:p>
          </table:table-cell>
        </table:table-row>
        <table:table-row table:style-name="ro1">
          <table:table-cell office:value-type="float" office:value="16798481" calcext:value-type="float">
            <text:p>16798481</text:p>
          </table:table-cell>
          <table:table-cell table:formula="of:=[.A1052]/1000/(60*60*24)" office:value-type="time" office:time-value="PT04H39M58.481S" calcext:value-type="time">
            <text:p>04:39:58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572.69" calcext:value-type="float">
            <text:p>572.69</text:p>
          </table:table-cell>
          <table:table-cell office:value-type="float" office:value="699.62" calcext:value-type="float">
            <text:p>699.62</text:p>
          </table:table-cell>
        </table:table-row>
        <table:table-row table:style-name="ro1">
          <table:table-cell office:value-type="float" office:value="16814481" calcext:value-type="float">
            <text:p>16814481</text:p>
          </table:table-cell>
          <table:table-cell table:formula="of:=[.A1053]/1000/(60*60*24)" office:value-type="time" office:time-value="PT04H40M14.481S" calcext:value-type="time">
            <text:p>04:40:14</text:p>
          </table:table-cell>
          <table:table-cell office:value-type="float" office:value="1.2" calcext:value-type="float">
            <text:p>1.2</text:p>
          </table:table-cell>
          <table:table-cell office:value-type="float" office:value="120" calcext:value-type="float">
            <text:p>120</text:p>
          </table:table-cell>
          <table:table-cell office:value-type="float" office:value="143.52" calcext:value-type="float">
            <text:p>143.52</text:p>
          </table:table-cell>
          <table:table-cell office:value-type="float" office:value="573.22" calcext:value-type="float">
            <text:p>573.22</text:p>
          </table:table-cell>
          <table:table-cell office:value-type="float" office:value="700.26" calcext:value-type="float">
            <text:p>700.26</text:p>
          </table:table-cell>
        </table:table-row>
        <table:table-row table:style-name="ro1">
          <table:table-cell office:value-type="float" office:value="16830481" calcext:value-type="float">
            <text:p>16830481</text:p>
          </table:table-cell>
          <table:table-cell table:formula="of:=[.A1054]/1000/(60*60*24)" office:value-type="time" office:time-value="PT04H40M30.481S" calcext:value-type="time">
            <text:p>04:40:30</text:p>
          </table:table-cell>
          <table:table-cell office:value-type="float" office:value="1.2" calcext:value-type="float">
            <text:p>1.2</text:p>
          </table:table-cell>
          <table:table-cell office:value-type="float" office:value="120" calcext:value-type="float">
            <text:p>120</text:p>
          </table:table-cell>
          <table:table-cell office:value-type="float" office:value="143.52" calcext:value-type="float">
            <text:p>143.52</text:p>
          </table:table-cell>
          <table:table-cell office:value-type="float" office:value="573.75" calcext:value-type="float">
            <text:p>573.75</text:p>
          </table:table-cell>
          <table:table-cell office:value-type="float" office:value="700.9" calcext:value-type="float">
            <text:p>700.9</text:p>
          </table:table-cell>
        </table:table-row>
        <table:table-row table:style-name="ro1">
          <table:table-cell office:value-type="float" office:value="16846481" calcext:value-type="float">
            <text:p>16846481</text:p>
          </table:table-cell>
          <table:table-cell table:formula="of:=[.A1055]/1000/(60*60*24)" office:value-type="time" office:time-value="PT04H40M46.481S" calcext:value-type="time">
            <text:p>04:40:46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74.29" calcext:value-type="float">
            <text:p>574.29</text:p>
          </table:table-cell>
          <table:table-cell office:value-type="float" office:value="701.53" calcext:value-type="float">
            <text:p>701.53</text:p>
          </table:table-cell>
        </table:table-row>
        <table:table-row table:style-name="ro1">
          <table:table-cell office:value-type="float" office:value="16862481" calcext:value-type="float">
            <text:p>16862481</text:p>
          </table:table-cell>
          <table:table-cell table:formula="of:=[.A1056]/1000/(60*60*24)" office:value-type="time" office:time-value="PT04H41M02.481S" calcext:value-type="time">
            <text:p>04:41:02</text:p>
          </table:table-cell>
          <table:table-cell office:value-type="float" office:value="1.2" calcext:value-type="float">
            <text:p>1.2</text:p>
          </table:table-cell>
          <table:table-cell office:value-type="float" office:value="119.9" calcext:value-type="float">
            <text:p>119.9</text:p>
          </table:table-cell>
          <table:table-cell office:value-type="float" office:value="143.4" calcext:value-type="float">
            <text:p>143.4</text:p>
          </table:table-cell>
          <table:table-cell office:value-type="float" office:value="574.82" calcext:value-type="float">
            <text:p>574.82</text:p>
          </table:table-cell>
          <table:table-cell office:value-type="float" office:value="702.17" calcext:value-type="float">
            <text:p>702.17</text:p>
          </table:table-cell>
        </table:table-row>
        <table:table-row table:style-name="ro1">
          <table:table-cell office:value-type="float" office:value="16878481" calcext:value-type="float">
            <text:p>16878481</text:p>
          </table:table-cell>
          <table:table-cell table:formula="of:=[.A1057]/1000/(60*60*24)" office:value-type="time" office:time-value="PT04H41M18.481S" calcext:value-type="time">
            <text:p>04:41:18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75.35" calcext:value-type="float">
            <text:p>575.35</text:p>
          </table:table-cell>
          <table:table-cell office:value-type="float" office:value="702.8" calcext:value-type="float">
            <text:p>702.8</text:p>
          </table:table-cell>
        </table:table-row>
        <table:table-row table:style-name="ro1">
          <table:table-cell office:value-type="float" office:value="16894481" calcext:value-type="float">
            <text:p>16894481</text:p>
          </table:table-cell>
          <table:table-cell table:formula="of:=[.A1058]/1000/(60*60*24)" office:value-type="time" office:time-value="PT04H41M34.481S" calcext:value-type="time">
            <text:p>04:41:34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75.89" calcext:value-type="float">
            <text:p>575.89</text:p>
          </table:table-cell>
          <table:table-cell office:value-type="float" office:value="703.44" calcext:value-type="float">
            <text:p>703.44</text:p>
          </table:table-cell>
        </table:table-row>
        <table:table-row table:style-name="ro1">
          <table:table-cell office:value-type="float" office:value="16910481" calcext:value-type="float">
            <text:p>16910481</text:p>
          </table:table-cell>
          <table:table-cell table:formula="of:=[.A1059]/1000/(60*60*24)" office:value-type="time" office:time-value="PT04H41M50.481S" calcext:value-type="time">
            <text:p>04:41:50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76.42" calcext:value-type="float">
            <text:p>576.42</text:p>
          </table:table-cell>
          <table:table-cell office:value-type="float" office:value="704.08" calcext:value-type="float">
            <text:p>704.08</text:p>
          </table:table-cell>
        </table:table-row>
        <table:table-row table:style-name="ro1">
          <table:table-cell office:value-type="float" office:value="16926481" calcext:value-type="float">
            <text:p>16926481</text:p>
          </table:table-cell>
          <table:table-cell table:formula="of:=[.A1060]/1000/(60*60*24)" office:value-type="time" office:time-value="PT04H42M06.481S" calcext:value-type="time">
            <text:p>04:42:06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76.95" calcext:value-type="float">
            <text:p>576.95</text:p>
          </table:table-cell>
          <table:table-cell office:value-type="float" office:value="704.71" calcext:value-type="float">
            <text:p>704.71</text:p>
          </table:table-cell>
        </table:table-row>
        <table:table-row table:style-name="ro1">
          <table:table-cell office:value-type="float" office:value="16942481" calcext:value-type="float">
            <text:p>16942481</text:p>
          </table:table-cell>
          <table:table-cell table:formula="of:=[.A1061]/1000/(60*60*24)" office:value-type="time" office:time-value="PT04H42M22.481S" calcext:value-type="time">
            <text:p>04:42:22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77.49" calcext:value-type="float">
            <text:p>577.49</text:p>
          </table:table-cell>
          <table:table-cell office:value-type="float" office:value="705.35" calcext:value-type="float">
            <text:p>705.35</text:p>
          </table:table-cell>
        </table:table-row>
        <table:table-row table:style-name="ro1">
          <table:table-cell office:value-type="float" office:value="16958481" calcext:value-type="float">
            <text:p>16958481</text:p>
          </table:table-cell>
          <table:table-cell table:formula="of:=[.A1062]/1000/(60*60*24)" office:value-type="time" office:time-value="PT04H42M38.481S" calcext:value-type="time">
            <text:p>04:42:38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78.02" calcext:value-type="float">
            <text:p>578.02</text:p>
          </table:table-cell>
          <table:table-cell office:value-type="float" office:value="705.98" calcext:value-type="float">
            <text:p>705.98</text:p>
          </table:table-cell>
        </table:table-row>
        <table:table-row table:style-name="ro1">
          <table:table-cell office:value-type="float" office:value="16974481" calcext:value-type="float">
            <text:p>16974481</text:p>
          </table:table-cell>
          <table:table-cell table:formula="of:=[.A1063]/1000/(60*60*24)" office:value-type="time" office:time-value="PT04H42M54.481S" calcext:value-type="time">
            <text:p>04:42:54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78.55" calcext:value-type="float">
            <text:p>578.55</text:p>
          </table:table-cell>
          <table:table-cell office:value-type="float" office:value="706.62" calcext:value-type="float">
            <text:p>706.62</text:p>
          </table:table-cell>
        </table:table-row>
        <table:table-row table:style-name="ro1">
          <table:table-cell office:value-type="float" office:value="16990481" calcext:value-type="float">
            <text:p>16990481</text:p>
          </table:table-cell>
          <table:table-cell table:formula="of:=[.A1064]/1000/(60*60*24)" office:value-type="time" office:time-value="PT04H43M10.481S" calcext:value-type="time">
            <text:p>04:43:10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79.09" calcext:value-type="float">
            <text:p>579.09</text:p>
          </table:table-cell>
          <table:table-cell office:value-type="float" office:value="707.26" calcext:value-type="float">
            <text:p>707.26</text:p>
          </table:table-cell>
        </table:table-row>
        <table:table-row table:style-name="ro1">
          <table:table-cell office:value-type="float" office:value="17006481" calcext:value-type="float">
            <text:p>17006481</text:p>
          </table:table-cell>
          <table:table-cell table:formula="of:=[.A1065]/1000/(60*60*24)" office:value-type="time" office:time-value="PT04H43M26.481S" calcext:value-type="time">
            <text:p>04:43:26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79.62" calcext:value-type="float">
            <text:p>579.62</text:p>
          </table:table-cell>
          <table:table-cell office:value-type="float" office:value="707.89" calcext:value-type="float">
            <text:p>707.89</text:p>
          </table:table-cell>
        </table:table-row>
        <table:table-row table:style-name="ro1">
          <table:table-cell office:value-type="float" office:value="17022481" calcext:value-type="float">
            <text:p>17022481</text:p>
          </table:table-cell>
          <table:table-cell table:formula="of:=[.A1066]/1000/(60*60*24)" office:value-type="time" office:time-value="PT04H43M42.481S" calcext:value-type="time">
            <text:p>04:43:42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80.15" calcext:value-type="float">
            <text:p>580.15</text:p>
          </table:table-cell>
          <table:table-cell office:value-type="float" office:value="708.53" calcext:value-type="float">
            <text:p>708.53</text:p>
          </table:table-cell>
        </table:table-row>
        <table:table-row table:style-name="ro1">
          <table:table-cell office:value-type="float" office:value="17038481" calcext:value-type="float">
            <text:p>17038481</text:p>
          </table:table-cell>
          <table:table-cell table:formula="of:=[.A1067]/1000/(60*60*24)" office:value-type="time" office:time-value="PT04H43M58.481S" calcext:value-type="time">
            <text:p>04:43:58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80.69" calcext:value-type="float">
            <text:p>580.69</text:p>
          </table:table-cell>
          <table:table-cell office:value-type="float" office:value="709.16" calcext:value-type="float">
            <text:p>709.16</text:p>
          </table:table-cell>
        </table:table-row>
        <table:table-row table:style-name="ro1">
          <table:table-cell office:value-type="float" office:value="17054481" calcext:value-type="float">
            <text:p>17054481</text:p>
          </table:table-cell>
          <table:table-cell table:formula="of:=[.A1068]/1000/(60*60*24)" office:value-type="time" office:time-value="PT04H44M14.481S" calcext:value-type="time">
            <text:p>04:44:14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81.22" calcext:value-type="float">
            <text:p>581.22</text:p>
          </table:table-cell>
          <table:table-cell office:value-type="float" office:value="709.8" calcext:value-type="float">
            <text:p>709.8</text:p>
          </table:table-cell>
        </table:table-row>
        <table:table-row table:style-name="ro1">
          <table:table-cell office:value-type="float" office:value="17070481" calcext:value-type="float">
            <text:p>17070481</text:p>
          </table:table-cell>
          <table:table-cell table:formula="of:=[.A1069]/1000/(60*60*24)" office:value-type="time" office:time-value="PT04H44M30.481S" calcext:value-type="time">
            <text:p>04:44:30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81.75" calcext:value-type="float">
            <text:p>581.75</text:p>
          </table:table-cell>
          <table:table-cell office:value-type="float" office:value="710.43" calcext:value-type="float">
            <text:p>710.43</text:p>
          </table:table-cell>
        </table:table-row>
        <table:table-row table:style-name="ro1">
          <table:table-cell office:value-type="float" office:value="17086481" calcext:value-type="float">
            <text:p>17086481</text:p>
          </table:table-cell>
          <table:table-cell table:formula="of:=[.A1070]/1000/(60*60*24)" office:value-type="time" office:time-value="PT04H44M46.481S" calcext:value-type="time">
            <text:p>04:44:46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82.29" calcext:value-type="float">
            <text:p>582.29</text:p>
          </table:table-cell>
          <table:table-cell office:value-type="float" office:value="711.07" calcext:value-type="float">
            <text:p>711.07</text:p>
          </table:table-cell>
        </table:table-row>
        <table:table-row table:style-name="ro1">
          <table:table-cell office:value-type="float" office:value="17102481" calcext:value-type="float">
            <text:p>17102481</text:p>
          </table:table-cell>
          <table:table-cell table:formula="of:=[.A1071]/1000/(60*60*24)" office:value-type="time" office:time-value="PT04H45M02.481S" calcext:value-type="time">
            <text:p>04:45:02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82.82" calcext:value-type="float">
            <text:p>582.82</text:p>
          </table:table-cell>
          <table:table-cell office:value-type="float" office:value="711.7" calcext:value-type="float">
            <text:p>711.7</text:p>
          </table:table-cell>
        </table:table-row>
        <table:table-row table:style-name="ro1">
          <table:table-cell office:value-type="float" office:value="17118481" calcext:value-type="float">
            <text:p>17118481</text:p>
          </table:table-cell>
          <table:table-cell table:formula="of:=[.A1072]/1000/(60*60*24)" office:value-type="time" office:time-value="PT04H45M18.481S" calcext:value-type="time">
            <text:p>04:45:18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83.35" calcext:value-type="float">
            <text:p>583.35</text:p>
          </table:table-cell>
          <table:table-cell office:value-type="float" office:value="712.34" calcext:value-type="float">
            <text:p>712.34</text:p>
          </table:table-cell>
        </table:table-row>
        <table:table-row table:style-name="ro1">
          <table:table-cell office:value-type="float" office:value="17134481" calcext:value-type="float">
            <text:p>17134481</text:p>
          </table:table-cell>
          <table:table-cell table:formula="of:=[.A1073]/1000/(60*60*24)" office:value-type="time" office:time-value="PT04H45M34.481S" calcext:value-type="time">
            <text:p>04:45:34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83.89" calcext:value-type="float">
            <text:p>583.89</text:p>
          </table:table-cell>
          <table:table-cell office:value-type="float" office:value="712.97" calcext:value-type="float">
            <text:p>712.97</text:p>
          </table:table-cell>
        </table:table-row>
        <table:table-row table:style-name="ro1">
          <table:table-cell office:value-type="float" office:value="17150481" calcext:value-type="float">
            <text:p>17150481</text:p>
          </table:table-cell>
          <table:table-cell table:formula="of:=[.A1074]/1000/(60*60*24)" office:value-type="time" office:time-value="PT04H45M50.481S" calcext:value-type="time">
            <text:p>04:45:50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84.42" calcext:value-type="float">
            <text:p>584.42</text:p>
          </table:table-cell>
          <table:table-cell office:value-type="float" office:value="713.61" calcext:value-type="float">
            <text:p>713.61</text:p>
          </table:table-cell>
        </table:table-row>
        <table:table-row table:style-name="ro1">
          <table:table-cell office:value-type="float" office:value="17166481" calcext:value-type="float">
            <text:p>17166481</text:p>
          </table:table-cell>
          <table:table-cell table:formula="of:=[.A1075]/1000/(60*60*24)" office:value-type="time" office:time-value="PT04H46M06.481S" calcext:value-type="time">
            <text:p>04:46:06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84.95" calcext:value-type="float">
            <text:p>584.95</text:p>
          </table:table-cell>
          <table:table-cell office:value-type="float" office:value="714.24" calcext:value-type="float">
            <text:p>714.24</text:p>
          </table:table-cell>
        </table:table-row>
        <table:table-row table:style-name="ro1">
          <table:table-cell office:value-type="float" office:value="17182481" calcext:value-type="float">
            <text:p>17182481</text:p>
          </table:table-cell>
          <table:table-cell table:formula="of:=[.A1076]/1000/(60*60*24)" office:value-type="time" office:time-value="PT04H46M22.481S" calcext:value-type="time">
            <text:p>04:46:22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85.48" calcext:value-type="float">
            <text:p>585.48</text:p>
          </table:table-cell>
          <table:table-cell office:value-type="float" office:value="714.88" calcext:value-type="float">
            <text:p>714.88</text:p>
          </table:table-cell>
        </table:table-row>
        <table:table-row table:style-name="ro1">
          <table:table-cell office:value-type="float" office:value="17198481" calcext:value-type="float">
            <text:p>17198481</text:p>
          </table:table-cell>
          <table:table-cell table:formula="of:=[.A1077]/1000/(60*60*24)" office:value-type="time" office:time-value="PT04H46M38.481S" calcext:value-type="time">
            <text:p>04:46:38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86.02" calcext:value-type="float">
            <text:p>586.02</text:p>
          </table:table-cell>
          <table:table-cell office:value-type="float" office:value="715.51" calcext:value-type="float">
            <text:p>715.51</text:p>
          </table:table-cell>
        </table:table-row>
        <table:table-row table:style-name="ro1">
          <table:table-cell office:value-type="float" office:value="17214481" calcext:value-type="float">
            <text:p>17214481</text:p>
          </table:table-cell>
          <table:table-cell table:formula="of:=[.A1078]/1000/(60*60*24)" office:value-type="time" office:time-value="PT04H46M54.481S" calcext:value-type="time">
            <text:p>04:46:54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86.55" calcext:value-type="float">
            <text:p>586.55</text:p>
          </table:table-cell>
          <table:table-cell office:value-type="float" office:value="716.14" calcext:value-type="float">
            <text:p>716.14</text:p>
          </table:table-cell>
        </table:table-row>
        <table:table-row table:style-name="ro1">
          <table:table-cell office:value-type="float" office:value="17230481" calcext:value-type="float">
            <text:p>17230481</text:p>
          </table:table-cell>
          <table:table-cell table:formula="of:=[.A1079]/1000/(60*60*24)" office:value-type="time" office:time-value="PT04H47M10.481S" calcext:value-type="time">
            <text:p>04:47:10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87.08" calcext:value-type="float">
            <text:p>587.08</text:p>
          </table:table-cell>
          <table:table-cell office:value-type="float" office:value="716.78" calcext:value-type="float">
            <text:p>716.78</text:p>
          </table:table-cell>
        </table:table-row>
        <table:table-row table:style-name="ro1">
          <table:table-cell office:value-type="float" office:value="17246481" calcext:value-type="float">
            <text:p>17246481</text:p>
          </table:table-cell>
          <table:table-cell table:formula="of:=[.A1080]/1000/(60*60*24)" office:value-type="time" office:time-value="PT04H47M26.481S" calcext:value-type="time">
            <text:p>04:47:26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87.61" calcext:value-type="float">
            <text:p>587.61</text:p>
          </table:table-cell>
          <table:table-cell office:value-type="float" office:value="717.41" calcext:value-type="float">
            <text:p>717.41</text:p>
          </table:table-cell>
        </table:table-row>
        <table:table-row table:style-name="ro1">
          <table:table-cell office:value-type="float" office:value="17262481" calcext:value-type="float">
            <text:p>17262481</text:p>
          </table:table-cell>
          <table:table-cell table:formula="of:=[.A1081]/1000/(60*60*24)" office:value-type="time" office:time-value="PT04H47M42.481S" calcext:value-type="time">
            <text:p>04:47:42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88.15" calcext:value-type="float">
            <text:p>588.15</text:p>
          </table:table-cell>
          <table:table-cell office:value-type="float" office:value="718.05" calcext:value-type="float">
            <text:p>718.05</text:p>
          </table:table-cell>
        </table:table-row>
        <table:table-row table:style-name="ro1">
          <table:table-cell office:value-type="float" office:value="17278481" calcext:value-type="float">
            <text:p>17278481</text:p>
          </table:table-cell>
          <table:table-cell table:formula="of:=[.A1082]/1000/(60*60*24)" office:value-type="time" office:time-value="PT04H47M58.481S" calcext:value-type="time">
            <text:p>04:47:58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88.68" calcext:value-type="float">
            <text:p>588.68</text:p>
          </table:table-cell>
          <table:table-cell office:value-type="float" office:value="718.68" calcext:value-type="float">
            <text:p>718.68</text:p>
          </table:table-cell>
        </table:table-row>
        <table:table-row table:style-name="ro1">
          <table:table-cell office:value-type="float" office:value="17294481" calcext:value-type="float">
            <text:p>17294481</text:p>
          </table:table-cell>
          <table:table-cell table:formula="of:=[.A1083]/1000/(60*60*24)" office:value-type="time" office:time-value="PT04H48M14.481S" calcext:value-type="time">
            <text:p>04:48:14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589.21" calcext:value-type="float">
            <text:p>589.21</text:p>
          </table:table-cell>
          <table:table-cell office:value-type="float" office:value="719.32" calcext:value-type="float">
            <text:p>719.32</text:p>
          </table:table-cell>
        </table:table-row>
        <table:table-row table:style-name="ro1">
          <table:table-cell office:value-type="float" office:value="17310481" calcext:value-type="float">
            <text:p>17310481</text:p>
          </table:table-cell>
          <table:table-cell table:formula="of:=[.A1084]/1000/(60*60*24)" office:value-type="time" office:time-value="PT04H48M30.481S" calcext:value-type="time">
            <text:p>04:48:30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89.74" calcext:value-type="float">
            <text:p>589.74</text:p>
          </table:table-cell>
          <table:table-cell office:value-type="float" office:value="719.95" calcext:value-type="float">
            <text:p>719.95</text:p>
          </table:table-cell>
        </table:table-row>
        <table:table-row table:style-name="ro1">
          <table:table-cell office:value-type="float" office:value="17326481" calcext:value-type="float">
            <text:p>17326481</text:p>
          </table:table-cell>
          <table:table-cell table:formula="of:=[.A1085]/1000/(60*60*24)" office:value-type="time" office:time-value="PT04H48M46.481S" calcext:value-type="time">
            <text:p>04:48:46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32" calcext:value-type="float">
            <text:p>142.32</text:p>
          </table:table-cell>
          <table:table-cell office:value-type="float" office:value="590.28" calcext:value-type="float">
            <text:p>590.28</text:p>
          </table:table-cell>
          <table:table-cell office:value-type="float" office:value="720.59" calcext:value-type="float">
            <text:p>720.59</text:p>
          </table:table-cell>
        </table:table-row>
        <table:table-row table:style-name="ro1">
          <table:table-cell office:value-type="float" office:value="17342481" calcext:value-type="float">
            <text:p>17342481</text:p>
          </table:table-cell>
          <table:table-cell table:formula="of:=[.A1086]/1000/(60*60*24)" office:value-type="time" office:time-value="PT04H49M02.481S" calcext:value-type="time">
            <text:p>04:49:02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90.81" calcext:value-type="float">
            <text:p>590.81</text:p>
          </table:table-cell>
          <table:table-cell office:value-type="float" office:value="721.22" calcext:value-type="float">
            <text:p>721.22</text:p>
          </table:table-cell>
        </table:table-row>
        <table:table-row table:style-name="ro1">
          <table:table-cell office:value-type="float" office:value="17358481" calcext:value-type="float">
            <text:p>17358481</text:p>
          </table:table-cell>
          <table:table-cell table:formula="of:=[.A1087]/1000/(60*60*24)" office:value-type="time" office:time-value="PT04H49M18.481S" calcext:value-type="time">
            <text:p>04:49:18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591.34" calcext:value-type="float">
            <text:p>591.34</text:p>
          </table:table-cell>
          <table:table-cell office:value-type="float" office:value="721.86" calcext:value-type="float">
            <text:p>721.86</text:p>
          </table:table-cell>
        </table:table-row>
        <table:table-row table:style-name="ro1">
          <table:table-cell office:value-type="float" office:value="17374479" calcext:value-type="float">
            <text:p>17374479</text:p>
          </table:table-cell>
          <table:table-cell table:formula="of:=[.A1088]/1000/(60*60*24)" office:value-type="time" office:time-value="PT04H49M34.479S" calcext:value-type="time">
            <text:p>04:49:34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91.87" calcext:value-type="float">
            <text:p>591.87</text:p>
          </table:table-cell>
          <table:table-cell office:value-type="float" office:value="722.49" calcext:value-type="float">
            <text:p>722.49</text:p>
          </table:table-cell>
        </table:table-row>
        <table:table-row table:style-name="ro1">
          <table:table-cell office:value-type="float" office:value="17390481" calcext:value-type="float">
            <text:p>17390481</text:p>
          </table:table-cell>
          <table:table-cell table:formula="of:=[.A1089]/1000/(60*60*24)" office:value-type="time" office:time-value="PT04H49M50.481S" calcext:value-type="time">
            <text:p>04:49:50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92.41" calcext:value-type="float">
            <text:p>592.41</text:p>
          </table:table-cell>
          <table:table-cell office:value-type="float" office:value="723.13" calcext:value-type="float">
            <text:p>723.13</text:p>
          </table:table-cell>
        </table:table-row>
        <table:table-row table:style-name="ro1">
          <table:table-cell office:value-type="float" office:value="17406481" calcext:value-type="float">
            <text:p>17406481</text:p>
          </table:table-cell>
          <table:table-cell table:formula="of:=[.A1090]/1000/(60*60*24)" office:value-type="time" office:time-value="PT04H50M06.481S" calcext:value-type="time">
            <text:p>04:50:06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592.94" calcext:value-type="float">
            <text:p>592.94</text:p>
          </table:table-cell>
          <table:table-cell office:value-type="float" office:value="723.76" calcext:value-type="float">
            <text:p>723.76</text:p>
          </table:table-cell>
        </table:table-row>
        <table:table-row table:style-name="ro1">
          <table:table-cell office:value-type="float" office:value="17422481" calcext:value-type="float">
            <text:p>17422481</text:p>
          </table:table-cell>
          <table:table-cell table:formula="of:=[.A1091]/1000/(60*60*24)" office:value-type="time" office:time-value="PT04H50M22.481S" calcext:value-type="time">
            <text:p>04:50:22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93.47" calcext:value-type="float">
            <text:p>593.47</text:p>
          </table:table-cell>
          <table:table-cell office:value-type="float" office:value="724.39" calcext:value-type="float">
            <text:p>724.39</text:p>
          </table:table-cell>
        </table:table-row>
        <table:table-row table:style-name="ro1">
          <table:table-cell office:value-type="float" office:value="17438481" calcext:value-type="float">
            <text:p>17438481</text:p>
          </table:table-cell>
          <table:table-cell table:formula="of:=[.A1092]/1000/(60*60*24)" office:value-type="time" office:time-value="PT04H50M38.481S" calcext:value-type="time">
            <text:p>04:50:38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594" calcext:value-type="float">
            <text:p>594</text:p>
          </table:table-cell>
          <table:table-cell office:value-type="float" office:value="725.03" calcext:value-type="float">
            <text:p>725.03</text:p>
          </table:table-cell>
        </table:table-row>
        <table:table-row table:style-name="ro1">
          <table:table-cell office:value-type="float" office:value="17454481" calcext:value-type="float">
            <text:p>17454481</text:p>
          </table:table-cell>
          <table:table-cell table:formula="of:=[.A1093]/1000/(60*60*24)" office:value-type="time" office:time-value="PT04H50M54.481S" calcext:value-type="time">
            <text:p>04:50:54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594.53" calcext:value-type="float">
            <text:p>594.53</text:p>
          </table:table-cell>
          <table:table-cell office:value-type="float" office:value="725.66" calcext:value-type="float">
            <text:p>725.66</text:p>
          </table:table-cell>
        </table:table-row>
        <table:table-row table:style-name="ro1">
          <table:table-cell office:value-type="float" office:value="17470481" calcext:value-type="float">
            <text:p>17470481</text:p>
          </table:table-cell>
          <table:table-cell table:formula="of:=[.A1094]/1000/(60*60*24)" office:value-type="time" office:time-value="PT04H51M10.481S" calcext:value-type="time">
            <text:p>04:51:10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595.07" calcext:value-type="float">
            <text:p>595.07</text:p>
          </table:table-cell>
          <table:table-cell office:value-type="float" office:value="726.29" calcext:value-type="float">
            <text:p>726.29</text:p>
          </table:table-cell>
        </table:table-row>
        <table:table-row table:style-name="ro1">
          <table:table-cell office:value-type="float" office:value="17486481" calcext:value-type="float">
            <text:p>17486481</text:p>
          </table:table-cell>
          <table:table-cell table:formula="of:=[.A1095]/1000/(60*60*24)" office:value-type="time" office:time-value="PT04H51M26.481S" calcext:value-type="time">
            <text:p>04:51:26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595.6" calcext:value-type="float">
            <text:p>595.6</text:p>
          </table:table-cell>
          <table:table-cell office:value-type="float" office:value="726.93" calcext:value-type="float">
            <text:p>726.93</text:p>
          </table:table-cell>
        </table:table-row>
        <table:table-row table:style-name="ro1">
          <table:table-cell office:value-type="float" office:value="17502481" calcext:value-type="float">
            <text:p>17502481</text:p>
          </table:table-cell>
          <table:table-cell table:formula="of:=[.A1096]/1000/(60*60*24)" office:value-type="time" office:time-value="PT04H51M42.481S" calcext:value-type="time">
            <text:p>04:51:42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596.13" calcext:value-type="float">
            <text:p>596.13</text:p>
          </table:table-cell>
          <table:table-cell office:value-type="float" office:value="727.56" calcext:value-type="float">
            <text:p>727.56</text:p>
          </table:table-cell>
        </table:table-row>
        <table:table-row table:style-name="ro1">
          <table:table-cell office:value-type="float" office:value="17518481" calcext:value-type="float">
            <text:p>17518481</text:p>
          </table:table-cell>
          <table:table-cell table:formula="of:=[.A1097]/1000/(60*60*24)" office:value-type="time" office:time-value="PT04H51M58.481S" calcext:value-type="time">
            <text:p>04:51:58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96.66" calcext:value-type="float">
            <text:p>596.66</text:p>
          </table:table-cell>
          <table:table-cell office:value-type="float" office:value="728.19" calcext:value-type="float">
            <text:p>728.19</text:p>
          </table:table-cell>
        </table:table-row>
        <table:table-row table:style-name="ro1">
          <table:table-cell office:value-type="float" office:value="17534481" calcext:value-type="float">
            <text:p>17534481</text:p>
          </table:table-cell>
          <table:table-cell table:formula="of:=[.A1098]/1000/(60*60*24)" office:value-type="time" office:time-value="PT04H52M14.481S" calcext:value-type="time">
            <text:p>04:52:14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597.19" calcext:value-type="float">
            <text:p>597.19</text:p>
          </table:table-cell>
          <table:table-cell office:value-type="float" office:value="728.83" calcext:value-type="float">
            <text:p>728.83</text:p>
          </table:table-cell>
        </table:table-row>
        <table:table-row table:style-name="ro1">
          <table:table-cell office:value-type="float" office:value="17550481" calcext:value-type="float">
            <text:p>17550481</text:p>
          </table:table-cell>
          <table:table-cell table:formula="of:=[.A1099]/1000/(60*60*24)" office:value-type="time" office:time-value="PT04H52M30.481S" calcext:value-type="time">
            <text:p>04:52:30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56" calcext:value-type="float">
            <text:p>142.56</text:p>
          </table:table-cell>
          <table:table-cell office:value-type="float" office:value="597.73" calcext:value-type="float">
            <text:p>597.73</text:p>
          </table:table-cell>
          <table:table-cell office:value-type="float" office:value="729.46" calcext:value-type="float">
            <text:p>729.46</text:p>
          </table:table-cell>
        </table:table-row>
        <table:table-row table:style-name="ro1">
          <table:table-cell office:value-type="float" office:value="17566481" calcext:value-type="float">
            <text:p>17566481</text:p>
          </table:table-cell>
          <table:table-cell table:formula="of:=[.A1100]/1000/(60*60*24)" office:value-type="time" office:time-value="PT04H52M46.481S" calcext:value-type="time">
            <text:p>04:52:46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598.26" calcext:value-type="float">
            <text:p>598.26</text:p>
          </table:table-cell>
          <table:table-cell office:value-type="float" office:value="730.1" calcext:value-type="float">
            <text:p>730.1</text:p>
          </table:table-cell>
        </table:table-row>
        <table:table-row table:style-name="ro1">
          <table:table-cell office:value-type="float" office:value="17582481" calcext:value-type="float">
            <text:p>17582481</text:p>
          </table:table-cell>
          <table:table-cell table:formula="of:=[.A1101]/1000/(60*60*24)" office:value-type="time" office:time-value="PT04H53M02.481S" calcext:value-type="time">
            <text:p>04:53:02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598.79" calcext:value-type="float">
            <text:p>598.79</text:p>
          </table:table-cell>
          <table:table-cell office:value-type="float" office:value="730.73" calcext:value-type="float">
            <text:p>730.73</text:p>
          </table:table-cell>
        </table:table-row>
        <table:table-row table:style-name="ro1">
          <table:table-cell office:value-type="float" office:value="17598481" calcext:value-type="float">
            <text:p>17598481</text:p>
          </table:table-cell>
          <table:table-cell table:formula="of:=[.A1102]/1000/(60*60*24)" office:value-type="time" office:time-value="PT04H53M18.481S" calcext:value-type="time">
            <text:p>04:53:18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599.32" calcext:value-type="float">
            <text:p>599.32</text:p>
          </table:table-cell>
          <table:table-cell office:value-type="float" office:value="731.36" calcext:value-type="float">
            <text:p>731.36</text:p>
          </table:table-cell>
        </table:table-row>
        <table:table-row table:style-name="ro1">
          <table:table-cell office:value-type="float" office:value="17614481" calcext:value-type="float">
            <text:p>17614481</text:p>
          </table:table-cell>
          <table:table-cell table:formula="of:=[.A1103]/1000/(60*60*24)" office:value-type="time" office:time-value="PT04H53M34.481S" calcext:value-type="time">
            <text:p>04:53:34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599.85" calcext:value-type="float">
            <text:p>599.85</text:p>
          </table:table-cell>
          <table:table-cell office:value-type="float" office:value="731.99" calcext:value-type="float">
            <text:p>731.99</text:p>
          </table:table-cell>
        </table:table-row>
        <table:table-row table:style-name="ro1">
          <table:table-cell office:value-type="float" office:value="17630481" calcext:value-type="float">
            <text:p>17630481</text:p>
          </table:table-cell>
          <table:table-cell table:formula="of:=[.A1104]/1000/(60*60*24)" office:value-type="time" office:time-value="PT04H53M50.481S" calcext:value-type="time">
            <text:p>04:53:50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600.39" calcext:value-type="float">
            <text:p>600.39</text:p>
          </table:table-cell>
          <table:table-cell office:value-type="float" office:value="732.62" calcext:value-type="float">
            <text:p>732.62</text:p>
          </table:table-cell>
        </table:table-row>
        <table:table-row table:style-name="ro1">
          <table:table-cell office:value-type="float" office:value="17646481" calcext:value-type="float">
            <text:p>17646481</text:p>
          </table:table-cell>
          <table:table-cell table:formula="of:=[.A1105]/1000/(60*60*24)" office:value-type="time" office:time-value="PT04H54M06.481S" calcext:value-type="time">
            <text:p>04:54:06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600.92" calcext:value-type="float">
            <text:p>600.92</text:p>
          </table:table-cell>
          <table:table-cell office:value-type="float" office:value="733.26" calcext:value-type="float">
            <text:p>733.26</text:p>
          </table:table-cell>
        </table:table-row>
        <table:table-row table:style-name="ro1">
          <table:table-cell office:value-type="float" office:value="17662481" calcext:value-type="float">
            <text:p>17662481</text:p>
          </table:table-cell>
          <table:table-cell table:formula="of:=[.A1106]/1000/(60*60*24)" office:value-type="time" office:time-value="PT04H54M22.481S" calcext:value-type="time">
            <text:p>04:54:22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601.45" calcext:value-type="float">
            <text:p>601.45</text:p>
          </table:table-cell>
          <table:table-cell office:value-type="float" office:value="733.89" calcext:value-type="float">
            <text:p>733.89</text:p>
          </table:table-cell>
        </table:table-row>
        <table:table-row table:style-name="ro1">
          <table:table-cell office:value-type="float" office:value="17678481" calcext:value-type="float">
            <text:p>17678481</text:p>
          </table:table-cell>
          <table:table-cell table:formula="of:=[.A1107]/1000/(60*60*24)" office:value-type="time" office:time-value="PT04H54M38.481S" calcext:value-type="time">
            <text:p>04:54:38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601.98" calcext:value-type="float">
            <text:p>601.98</text:p>
          </table:table-cell>
          <table:table-cell office:value-type="float" office:value="734.52" calcext:value-type="float">
            <text:p>734.52</text:p>
          </table:table-cell>
        </table:table-row>
        <table:table-row table:style-name="ro1">
          <table:table-cell office:value-type="float" office:value="17694481" calcext:value-type="float">
            <text:p>17694481</text:p>
          </table:table-cell>
          <table:table-cell table:formula="of:=[.A1108]/1000/(60*60*24)" office:value-type="time" office:time-value="PT04H54M54.481S" calcext:value-type="time">
            <text:p>04:54:54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602.51" calcext:value-type="float">
            <text:p>602.51</text:p>
          </table:table-cell>
          <table:table-cell office:value-type="float" office:value="735.15" calcext:value-type="float">
            <text:p>735.15</text:p>
          </table:table-cell>
        </table:table-row>
        <table:table-row table:style-name="ro1">
          <table:table-cell office:value-type="float" office:value="17710481" calcext:value-type="float">
            <text:p>17710481</text:p>
          </table:table-cell>
          <table:table-cell table:formula="of:=[.A1109]/1000/(60*60*24)" office:value-type="time" office:time-value="PT04H55M10.481S" calcext:value-type="time">
            <text:p>04:55:10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603.04" calcext:value-type="float">
            <text:p>603.04</text:p>
          </table:table-cell>
          <table:table-cell office:value-type="float" office:value="735.79" calcext:value-type="float">
            <text:p>735.79</text:p>
          </table:table-cell>
        </table:table-row>
        <table:table-row table:style-name="ro1">
          <table:table-cell office:value-type="float" office:value="17726481" calcext:value-type="float">
            <text:p>17726481</text:p>
          </table:table-cell>
          <table:table-cell table:formula="of:=[.A1110]/1000/(60*60*24)" office:value-type="time" office:time-value="PT04H55M26.481S" calcext:value-type="time">
            <text:p>04:55:26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603.57" calcext:value-type="float">
            <text:p>603.57</text:p>
          </table:table-cell>
          <table:table-cell office:value-type="float" office:value="736.42" calcext:value-type="float">
            <text:p>736.42</text:p>
          </table:table-cell>
        </table:table-row>
        <table:table-row table:style-name="ro1">
          <table:table-cell office:value-type="float" office:value="17742481" calcext:value-type="float">
            <text:p>17742481</text:p>
          </table:table-cell>
          <table:table-cell table:formula="of:=[.A1111]/1000/(60*60*24)" office:value-type="time" office:time-value="PT04H55M42.481S" calcext:value-type="time">
            <text:p>04:55:42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604.11" calcext:value-type="float">
            <text:p>604.11</text:p>
          </table:table-cell>
          <table:table-cell office:value-type="float" office:value="737.05" calcext:value-type="float">
            <text:p>737.05</text:p>
          </table:table-cell>
        </table:table-row>
        <table:table-row table:style-name="ro1">
          <table:table-cell office:value-type="float" office:value="17758481" calcext:value-type="float">
            <text:p>17758481</text:p>
          </table:table-cell>
          <table:table-cell table:formula="of:=[.A1112]/1000/(60*60*24)" office:value-type="time" office:time-value="PT04H55M58.481S" calcext:value-type="time">
            <text:p>04:55:58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604.64" calcext:value-type="float">
            <text:p>604.64</text:p>
          </table:table-cell>
          <table:table-cell office:value-type="float" office:value="737.68" calcext:value-type="float">
            <text:p>737.68</text:p>
          </table:table-cell>
        </table:table-row>
        <table:table-row table:style-name="ro1">
          <table:table-cell office:value-type="float" office:value="17774481" calcext:value-type="float">
            <text:p>17774481</text:p>
          </table:table-cell>
          <table:table-cell table:formula="of:=[.A1113]/1000/(60*60*24)" office:value-type="time" office:time-value="PT04H56M14.481S" calcext:value-type="time">
            <text:p>04:56:14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2.44" calcext:value-type="float">
            <text:p>142.44</text:p>
          </table:table-cell>
          <table:table-cell office:value-type="float" office:value="605.17" calcext:value-type="float">
            <text:p>605.17</text:p>
          </table:table-cell>
          <table:table-cell office:value-type="float" office:value="738.31" calcext:value-type="float">
            <text:p>738.31</text:p>
          </table:table-cell>
        </table:table-row>
        <table:table-row table:style-name="ro1">
          <table:table-cell office:value-type="float" office:value="17790481" calcext:value-type="float">
            <text:p>17790481</text:p>
          </table:table-cell>
          <table:table-cell table:formula="of:=[.A1114]/1000/(60*60*24)" office:value-type="time" office:time-value="PT04H56M30.481S" calcext:value-type="time">
            <text:p>04:56:30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605.7" calcext:value-type="float">
            <text:p>605.7</text:p>
          </table:table-cell>
          <table:table-cell office:value-type="float" office:value="738.95" calcext:value-type="float">
            <text:p>738.95</text:p>
          </table:table-cell>
        </table:table-row>
        <table:table-row table:style-name="ro1">
          <table:table-cell office:value-type="float" office:value="17806481" calcext:value-type="float">
            <text:p>17806481</text:p>
          </table:table-cell>
          <table:table-cell table:formula="of:=[.A1115]/1000/(60*60*24)" office:value-type="time" office:time-value="PT04H56M46.481S" calcext:value-type="time">
            <text:p>04:56:46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606.23" calcext:value-type="float">
            <text:p>606.23</text:p>
          </table:table-cell>
          <table:table-cell office:value-type="float" office:value="739.58" calcext:value-type="float">
            <text:p>739.58</text:p>
          </table:table-cell>
        </table:table-row>
        <table:table-row table:style-name="ro1">
          <table:table-cell office:value-type="float" office:value="17822481" calcext:value-type="float">
            <text:p>17822481</text:p>
          </table:table-cell>
          <table:table-cell table:formula="of:=[.A1116]/1000/(60*60*24)" office:value-type="time" office:time-value="PT04H57M02.481S" calcext:value-type="time">
            <text:p>04:57:02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606.76" calcext:value-type="float">
            <text:p>606.76</text:p>
          </table:table-cell>
          <table:table-cell office:value-type="float" office:value="740.21" calcext:value-type="float">
            <text:p>740.21</text:p>
          </table:table-cell>
        </table:table-row>
        <table:table-row table:style-name="ro1">
          <table:table-cell office:value-type="float" office:value="17838481" calcext:value-type="float">
            <text:p>17838481</text:p>
          </table:table-cell>
          <table:table-cell table:formula="of:=[.A1117]/1000/(60*60*24)" office:value-type="time" office:time-value="PT04H57M18.481S" calcext:value-type="time">
            <text:p>04:57:18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607.29" calcext:value-type="float">
            <text:p>607.29</text:p>
          </table:table-cell>
          <table:table-cell office:value-type="float" office:value="740.84" calcext:value-type="float">
            <text:p>740.84</text:p>
          </table:table-cell>
        </table:table-row>
        <table:table-row table:style-name="ro1">
          <table:table-cell office:value-type="float" office:value="17854481" calcext:value-type="float">
            <text:p>17854481</text:p>
          </table:table-cell>
          <table:table-cell table:formula="of:=[.A1118]/1000/(60*60*24)" office:value-type="time" office:time-value="PT04H57M34.481S" calcext:value-type="time">
            <text:p>04:57:34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607.82" calcext:value-type="float">
            <text:p>607.82</text:p>
          </table:table-cell>
          <table:table-cell office:value-type="float" office:value="741.47" calcext:value-type="float">
            <text:p>741.47</text:p>
          </table:table-cell>
        </table:table-row>
        <table:table-row table:style-name="ro1">
          <table:table-cell office:value-type="float" office:value="17870481" calcext:value-type="float">
            <text:p>17870481</text:p>
          </table:table-cell>
          <table:table-cell table:formula="of:=[.A1119]/1000/(60*60*24)" office:value-type="time" office:time-value="PT04H57M50.481S" calcext:value-type="time">
            <text:p>04:57:50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608.36" calcext:value-type="float">
            <text:p>608.36</text:p>
          </table:table-cell>
          <table:table-cell office:value-type="float" office:value="742.1" calcext:value-type="float">
            <text:p>742.1</text:p>
          </table:table-cell>
        </table:table-row>
        <table:table-row table:style-name="ro1">
          <table:table-cell office:value-type="float" office:value="17886481" calcext:value-type="float">
            <text:p>17886481</text:p>
          </table:table-cell>
          <table:table-cell table:formula="of:=[.A1120]/1000/(60*60*24)" office:value-type="time" office:time-value="PT04H58M06.481S" calcext:value-type="time">
            <text:p>04:58:06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608.89" calcext:value-type="float">
            <text:p>608.89</text:p>
          </table:table-cell>
          <table:table-cell office:value-type="float" office:value="742.73" calcext:value-type="float">
            <text:p>742.73</text:p>
          </table:table-cell>
        </table:table-row>
        <table:table-row table:style-name="ro1">
          <table:table-cell office:value-type="float" office:value="17902481" calcext:value-type="float">
            <text:p>17902481</text:p>
          </table:table-cell>
          <table:table-cell table:formula="of:=[.A1121]/1000/(60*60*24)" office:value-type="time" office:time-value="PT04H58M22.481S" calcext:value-type="time">
            <text:p>04:58:22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609.42" calcext:value-type="float">
            <text:p>609.42</text:p>
          </table:table-cell>
          <table:table-cell office:value-type="float" office:value="743.36" calcext:value-type="float">
            <text:p>743.36</text:p>
          </table:table-cell>
        </table:table-row>
        <table:table-row table:style-name="ro1">
          <table:table-cell office:value-type="float" office:value="17918481" calcext:value-type="float">
            <text:p>17918481</text:p>
          </table:table-cell>
          <table:table-cell table:formula="of:=[.A1122]/1000/(60*60*24)" office:value-type="time" office:time-value="PT04H58M38.481S" calcext:value-type="time">
            <text:p>04:58:38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609.95" calcext:value-type="float">
            <text:p>609.95</text:p>
          </table:table-cell>
          <table:table-cell office:value-type="float" office:value="743.99" calcext:value-type="float">
            <text:p>743.99</text:p>
          </table:table-cell>
        </table:table-row>
        <table:table-row table:style-name="ro1">
          <table:table-cell office:value-type="float" office:value="17934481" calcext:value-type="float">
            <text:p>17934481</text:p>
          </table:table-cell>
          <table:table-cell table:formula="of:=[.A1123]/1000/(60*60*24)" office:value-type="time" office:time-value="PT04H58M54.481S" calcext:value-type="time">
            <text:p>04:58:54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610.48" calcext:value-type="float">
            <text:p>610.48</text:p>
          </table:table-cell>
          <table:table-cell office:value-type="float" office:value="744.63" calcext:value-type="float">
            <text:p>744.63</text:p>
          </table:table-cell>
        </table:table-row>
        <table:table-row table:style-name="ro1">
          <table:table-cell office:value-type="float" office:value="17950479" calcext:value-type="float">
            <text:p>17950479</text:p>
          </table:table-cell>
          <table:table-cell table:formula="of:=[.A1124]/1000/(60*60*24)" office:value-type="time" office:time-value="PT04H59M10.479S" calcext:value-type="time">
            <text:p>04:59:10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611.01" calcext:value-type="float">
            <text:p>611.01</text:p>
          </table:table-cell>
          <table:table-cell office:value-type="float" office:value="745.26" calcext:value-type="float">
            <text:p>745.26</text:p>
          </table:table-cell>
        </table:table-row>
        <table:table-row table:style-name="ro1">
          <table:table-cell office:value-type="float" office:value="17966481" calcext:value-type="float">
            <text:p>17966481</text:p>
          </table:table-cell>
          <table:table-cell table:formula="of:=[.A1125]/1000/(60*60*24)" office:value-type="time" office:time-value="PT04H59M26.481S" calcext:value-type="time">
            <text:p>04:59:26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611.54" calcext:value-type="float">
            <text:p>611.54</text:p>
          </table:table-cell>
          <table:table-cell office:value-type="float" office:value="745.89" calcext:value-type="float">
            <text:p>745.89</text:p>
          </table:table-cell>
        </table:table-row>
        <table:table-row table:style-name="ro1">
          <table:table-cell office:value-type="float" office:value="17982481" calcext:value-type="float">
            <text:p>17982481</text:p>
          </table:table-cell>
          <table:table-cell table:formula="of:=[.A1126]/1000/(60*60*24)" office:value-type="time" office:time-value="PT04H59M42.481S" calcext:value-type="time">
            <text:p>04:59:42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612.07" calcext:value-type="float">
            <text:p>612.07</text:p>
          </table:table-cell>
          <table:table-cell office:value-type="float" office:value="746.52" calcext:value-type="float">
            <text:p>746.52</text:p>
          </table:table-cell>
        </table:table-row>
        <table:table-row table:style-name="ro1">
          <table:table-cell office:value-type="float" office:value="17998479" calcext:value-type="float">
            <text:p>17998479</text:p>
          </table:table-cell>
          <table:table-cell table:formula="of:=[.A1127]/1000/(60*60*24)" office:value-type="time" office:time-value="PT04H59M58.479S" calcext:value-type="time">
            <text:p>04:59:58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612.6" calcext:value-type="float">
            <text:p>612.6</text:p>
          </table:table-cell>
          <table:table-cell office:value-type="float" office:value="747.15" calcext:value-type="float">
            <text:p>747.15</text:p>
          </table:table-cell>
        </table:table-row>
        <table:table-row table:style-name="ro1">
          <table:table-cell office:value-type="float" office:value="18014481" calcext:value-type="float">
            <text:p>18014481</text:p>
          </table:table-cell>
          <table:table-cell table:formula="of:=[.A1128]/1000/(60*60*24)" office:value-type="time" office:time-value="PT05H00M14.481S" calcext:value-type="time">
            <text:p>05:00:14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613.13" calcext:value-type="float">
            <text:p>613.13</text:p>
          </table:table-cell>
          <table:table-cell office:value-type="float" office:value="747.78" calcext:value-type="float">
            <text:p>747.78</text:p>
          </table:table-cell>
        </table:table-row>
        <table:table-row table:style-name="ro1">
          <table:table-cell office:value-type="float" office:value="18030481" calcext:value-type="float">
            <text:p>18030481</text:p>
          </table:table-cell>
          <table:table-cell table:formula="of:=[.A1129]/1000/(60*60*24)" office:value-type="time" office:time-value="PT05H00M30.481S" calcext:value-type="time">
            <text:p>05:00:30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613.66" calcext:value-type="float">
            <text:p>613.66</text:p>
          </table:table-cell>
          <table:table-cell office:value-type="float" office:value="748.41" calcext:value-type="float">
            <text:p>748.41</text:p>
          </table:table-cell>
        </table:table-row>
        <table:table-row table:style-name="ro1">
          <table:table-cell office:value-type="float" office:value="18046481" calcext:value-type="float">
            <text:p>18046481</text:p>
          </table:table-cell>
          <table:table-cell table:formula="of:=[.A1130]/1000/(60*60*24)" office:value-type="time" office:time-value="PT05H00M46.481S" calcext:value-type="time">
            <text:p>05:00:46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614.19" calcext:value-type="float">
            <text:p>614.19</text:p>
          </table:table-cell>
          <table:table-cell office:value-type="float" office:value="749.04" calcext:value-type="float">
            <text:p>749.04</text:p>
          </table:table-cell>
        </table:table-row>
        <table:table-row table:style-name="ro1">
          <table:table-cell office:value-type="float" office:value="18062481" calcext:value-type="float">
            <text:p>18062481</text:p>
          </table:table-cell>
          <table:table-cell table:formula="of:=[.A1131]/1000/(60*60*24)" office:value-type="time" office:time-value="PT05H01M02.481S" calcext:value-type="time">
            <text:p>05:01:02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614.73" calcext:value-type="float">
            <text:p>614.73</text:p>
          </table:table-cell>
          <table:table-cell office:value-type="float" office:value="749.67" calcext:value-type="float">
            <text:p>749.67</text:p>
          </table:table-cell>
        </table:table-row>
        <table:table-row table:style-name="ro1">
          <table:table-cell office:value-type="float" office:value="18078481" calcext:value-type="float">
            <text:p>18078481</text:p>
          </table:table-cell>
          <table:table-cell table:formula="of:=[.A1132]/1000/(60*60*24)" office:value-type="time" office:time-value="PT05H01M18.481S" calcext:value-type="time">
            <text:p>05:01:18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615.26" calcext:value-type="float">
            <text:p>615.26</text:p>
          </table:table-cell>
          <table:table-cell office:value-type="float" office:value="750.3" calcext:value-type="float">
            <text:p>750.3</text:p>
          </table:table-cell>
        </table:table-row>
        <table:table-row table:style-name="ro1">
          <table:table-cell office:value-type="float" office:value="18094481" calcext:value-type="float">
            <text:p>18094481</text:p>
          </table:table-cell>
          <table:table-cell table:formula="of:=[.A1133]/1000/(60*60*24)" office:value-type="time" office:time-value="PT05H01M34.481S" calcext:value-type="time">
            <text:p>05:01:34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615.79" calcext:value-type="float">
            <text:p>615.79</text:p>
          </table:table-cell>
          <table:table-cell office:value-type="float" office:value="750.93" calcext:value-type="float">
            <text:p>750.93</text:p>
          </table:table-cell>
        </table:table-row>
        <table:table-row table:style-name="ro1">
          <table:table-cell office:value-type="float" office:value="18110481" calcext:value-type="float">
            <text:p>18110481</text:p>
          </table:table-cell>
          <table:table-cell table:formula="of:=[.A1134]/1000/(60*60*24)" office:value-type="time" office:time-value="PT05H01M50.481S" calcext:value-type="time">
            <text:p>05:01:50</text:p>
          </table:table-cell>
          <table:table-cell office:value-type="float" office:value="1.18" calcext:value-type="float">
            <text:p>1.18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24" calcext:value-type="float">
            <text:p>141.24</text:p>
          </table:table-cell>
          <table:table-cell office:value-type="float" office:value="616.32" calcext:value-type="float">
            <text:p>616.32</text:p>
          </table:table-cell>
          <table:table-cell office:value-type="float" office:value="751.56" calcext:value-type="float">
            <text:p>751.56</text:p>
          </table:table-cell>
        </table:table-row>
        <table:table-row table:style-name="ro1">
          <table:table-cell office:value-type="float" office:value="18126481" calcext:value-type="float">
            <text:p>18126481</text:p>
          </table:table-cell>
          <table:table-cell table:formula="of:=[.A1135]/1000/(60*60*24)" office:value-type="time" office:time-value="PT05H02M06.481S" calcext:value-type="time">
            <text:p>05:02:06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616.85" calcext:value-type="float">
            <text:p>616.85</text:p>
          </table:table-cell>
          <table:table-cell office:value-type="float" office:value="752.19" calcext:value-type="float">
            <text:p>752.19</text:p>
          </table:table-cell>
        </table:table-row>
        <table:table-row table:style-name="ro1">
          <table:table-cell office:value-type="float" office:value="18142481" calcext:value-type="float">
            <text:p>18142481</text:p>
          </table:table-cell>
          <table:table-cell table:formula="of:=[.A1136]/1000/(60*60*24)" office:value-type="time" office:time-value="PT05H02M22.481S" calcext:value-type="time">
            <text:p>05:02:22</text:p>
          </table:table-cell>
          <table:table-cell office:value-type="float" office:value="1.18" calcext:value-type="float">
            <text:p>1.18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36" calcext:value-type="float">
            <text:p>141.36</text:p>
          </table:table-cell>
          <table:table-cell office:value-type="float" office:value="617.38" calcext:value-type="float">
            <text:p>617.38</text:p>
          </table:table-cell>
          <table:table-cell office:value-type="float" office:value="752.82" calcext:value-type="float">
            <text:p>752.82</text:p>
          </table:table-cell>
        </table:table-row>
        <table:table-row table:style-name="ro1">
          <table:table-cell office:value-type="float" office:value="18158481" calcext:value-type="float">
            <text:p>18158481</text:p>
          </table:table-cell>
          <table:table-cell table:formula="of:=[.A1137]/1000/(60*60*24)" office:value-type="time" office:time-value="PT05H02M38.481S" calcext:value-type="time">
            <text:p>05:02:38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617.91" calcext:value-type="float">
            <text:p>617.91</text:p>
          </table:table-cell>
          <table:table-cell office:value-type="float" office:value="753.45" calcext:value-type="float">
            <text:p>753.45</text:p>
          </table:table-cell>
        </table:table-row>
        <table:table-row table:style-name="ro1">
          <table:table-cell office:value-type="float" office:value="18174481" calcext:value-type="float">
            <text:p>18174481</text:p>
          </table:table-cell>
          <table:table-cell table:formula="of:=[.A1138]/1000/(60*60*24)" office:value-type="time" office:time-value="PT05H02M54.481S" calcext:value-type="time">
            <text:p>05:02:54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618.44" calcext:value-type="float">
            <text:p>618.44</text:p>
          </table:table-cell>
          <table:table-cell office:value-type="float" office:value="754.08" calcext:value-type="float">
            <text:p>754.08</text:p>
          </table:table-cell>
        </table:table-row>
        <table:table-row table:style-name="ro1">
          <table:table-cell office:value-type="float" office:value="18190481" calcext:value-type="float">
            <text:p>18190481</text:p>
          </table:table-cell>
          <table:table-cell table:formula="of:=[.A1139]/1000/(60*60*24)" office:value-type="time" office:time-value="PT05H03M10.481S" calcext:value-type="time">
            <text:p>05:03:10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618.97" calcext:value-type="float">
            <text:p>618.97</text:p>
          </table:table-cell>
          <table:table-cell office:value-type="float" office:value="754.71" calcext:value-type="float">
            <text:p>754.71</text:p>
          </table:table-cell>
        </table:table-row>
        <table:table-row table:style-name="ro1">
          <table:table-cell office:value-type="float" office:value="18206481" calcext:value-type="float">
            <text:p>18206481</text:p>
          </table:table-cell>
          <table:table-cell table:formula="of:=[.A1140]/1000/(60*60*24)" office:value-type="time" office:time-value="PT05H03M26.481S" calcext:value-type="time">
            <text:p>05:03:26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619.5" calcext:value-type="float">
            <text:p>619.5</text:p>
          </table:table-cell>
          <table:table-cell office:value-type="float" office:value="755.34" calcext:value-type="float">
            <text:p>755.34</text:p>
          </table:table-cell>
        </table:table-row>
        <table:table-row table:style-name="ro1">
          <table:table-cell office:value-type="float" office:value="18222481" calcext:value-type="float">
            <text:p>18222481</text:p>
          </table:table-cell>
          <table:table-cell table:formula="of:=[.A1141]/1000/(60*60*24)" office:value-type="time" office:time-value="PT05H03M42.481S" calcext:value-type="time">
            <text:p>05:03:42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620.03" calcext:value-type="float">
            <text:p>620.03</text:p>
          </table:table-cell>
          <table:table-cell office:value-type="float" office:value="755.97" calcext:value-type="float">
            <text:p>755.97</text:p>
          </table:table-cell>
        </table:table-row>
        <table:table-row table:style-name="ro1">
          <table:table-cell office:value-type="float" office:value="18238481" calcext:value-type="float">
            <text:p>18238481</text:p>
          </table:table-cell>
          <table:table-cell table:formula="of:=[.A1142]/1000/(60*60*24)" office:value-type="time" office:time-value="PT05H03M58.481S" calcext:value-type="time">
            <text:p>05:03:58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620.56" calcext:value-type="float">
            <text:p>620.56</text:p>
          </table:table-cell>
          <table:table-cell office:value-type="float" office:value="756.6" calcext:value-type="float">
            <text:p>756.6</text:p>
          </table:table-cell>
        </table:table-row>
        <table:table-row table:style-name="ro1">
          <table:table-cell office:value-type="float" office:value="18254481" calcext:value-type="float">
            <text:p>18254481</text:p>
          </table:table-cell>
          <table:table-cell table:formula="of:=[.A1143]/1000/(60*60*24)" office:value-type="time" office:time-value="PT05H04M14.481S" calcext:value-type="time">
            <text:p>05:04:14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621.09" calcext:value-type="float">
            <text:p>621.09</text:p>
          </table:table-cell>
          <table:table-cell office:value-type="float" office:value="757.23" calcext:value-type="float">
            <text:p>757.23</text:p>
          </table:table-cell>
        </table:table-row>
        <table:table-row table:style-name="ro1">
          <table:table-cell office:value-type="float" office:value="18270481" calcext:value-type="float">
            <text:p>18270481</text:p>
          </table:table-cell>
          <table:table-cell table:formula="of:=[.A1144]/1000/(60*60*24)" office:value-type="time" office:time-value="PT05H04M30.481S" calcext:value-type="time">
            <text:p>05:04:30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621.62" calcext:value-type="float">
            <text:p>621.62</text:p>
          </table:table-cell>
          <table:table-cell office:value-type="float" office:value="757.86" calcext:value-type="float">
            <text:p>757.86</text:p>
          </table:table-cell>
        </table:table-row>
        <table:table-row table:style-name="ro1">
          <table:table-cell office:value-type="float" office:value="18286481" calcext:value-type="float">
            <text:p>18286481</text:p>
          </table:table-cell>
          <table:table-cell table:formula="of:=[.A1145]/1000/(60*60*24)" office:value-type="time" office:time-value="PT05H04M46.481S" calcext:value-type="time">
            <text:p>05:04:46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622.15" calcext:value-type="float">
            <text:p>622.15</text:p>
          </table:table-cell>
          <table:table-cell office:value-type="float" office:value="758.49" calcext:value-type="float">
            <text:p>758.49</text:p>
          </table:table-cell>
        </table:table-row>
        <table:table-row table:style-name="ro1">
          <table:table-cell office:value-type="float" office:value="18302481" calcext:value-type="float">
            <text:p>18302481</text:p>
          </table:table-cell>
          <table:table-cell table:formula="of:=[.A1146]/1000/(60*60*24)" office:value-type="time" office:time-value="PT05H05M02.481S" calcext:value-type="time">
            <text:p>05:05:02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622.68" calcext:value-type="float">
            <text:p>622.68</text:p>
          </table:table-cell>
          <table:table-cell office:value-type="float" office:value="759.11" calcext:value-type="float">
            <text:p>759.11</text:p>
          </table:table-cell>
        </table:table-row>
        <table:table-row table:style-name="ro1">
          <table:table-cell office:value-type="float" office:value="18318481" calcext:value-type="float">
            <text:p>18318481</text:p>
          </table:table-cell>
          <table:table-cell table:formula="of:=[.A1147]/1000/(60*60*24)" office:value-type="time" office:time-value="PT05H05M18.481S" calcext:value-type="time">
            <text:p>05:05:18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623.21" calcext:value-type="float">
            <text:p>623.21</text:p>
          </table:table-cell>
          <table:table-cell office:value-type="float" office:value="759.74" calcext:value-type="float">
            <text:p>759.74</text:p>
          </table:table-cell>
        </table:table-row>
        <table:table-row table:style-name="ro1">
          <table:table-cell office:value-type="float" office:value="18334481" calcext:value-type="float">
            <text:p>18334481</text:p>
          </table:table-cell>
          <table:table-cell table:formula="of:=[.A1148]/1000/(60*60*24)" office:value-type="time" office:time-value="PT05H05M34.481S" calcext:value-type="time">
            <text:p>05:05:34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623.74" calcext:value-type="float">
            <text:p>623.74</text:p>
          </table:table-cell>
          <table:table-cell office:value-type="float" office:value="760.37" calcext:value-type="float">
            <text:p>760.37</text:p>
          </table:table-cell>
        </table:table-row>
        <table:table-row table:style-name="ro1">
          <table:table-cell office:value-type="float" office:value="18350481" calcext:value-type="float">
            <text:p>18350481</text:p>
          </table:table-cell>
          <table:table-cell table:formula="of:=[.A1149]/1000/(60*60*24)" office:value-type="time" office:time-value="PT05H05M50.481S" calcext:value-type="time">
            <text:p>05:05:50</text:p>
          </table:table-cell>
          <table:table-cell office:value-type="float" office:value="1.19" calcext:value-type="float">
            <text:p>1.19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6" calcext:value-type="float">
            <text:p>141.6</text:p>
          </table:table-cell>
          <table:table-cell office:value-type="float" office:value="624.27" calcext:value-type="float">
            <text:p>624.27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18366481" calcext:value-type="float">
            <text:p>18366481</text:p>
          </table:table-cell>
          <table:table-cell table:formula="of:=[.A1150]/1000/(60*60*24)" office:value-type="time" office:time-value="PT05H06M06.481S" calcext:value-type="time">
            <text:p>05:06:06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624.8" calcext:value-type="float">
            <text:p>624.8</text:p>
          </table:table-cell>
          <table:table-cell office:value-type="float" office:value="761.63" calcext:value-type="float">
            <text:p>761.63</text:p>
          </table:table-cell>
        </table:table-row>
        <table:table-row table:style-name="ro1">
          <table:table-cell office:value-type="float" office:value="18382481" calcext:value-type="float">
            <text:p>18382481</text:p>
          </table:table-cell>
          <table:table-cell table:formula="of:=[.A1151]/1000/(60*60*24)" office:value-type="time" office:time-value="PT05H06M22.481S" calcext:value-type="time">
            <text:p>05:06:22</text:p>
          </table:table-cell>
          <table:table-cell office:value-type="float" office:value="1.18" calcext:value-type="float">
            <text:p>1.18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24" calcext:value-type="float">
            <text:p>141.24</text:p>
          </table:table-cell>
          <table:table-cell office:value-type="float" office:value="625.33" calcext:value-type="float">
            <text:p>625.33</text:p>
          </table:table-cell>
          <table:table-cell office:value-type="float" office:value="762.26" calcext:value-type="float">
            <text:p>762.26</text:p>
          </table:table-cell>
        </table:table-row>
        <table:table-row table:style-name="ro1">
          <table:table-cell office:value-type="float" office:value="18398481" calcext:value-type="float">
            <text:p>18398481</text:p>
          </table:table-cell>
          <table:table-cell table:formula="of:=[.A1152]/1000/(60*60*24)" office:value-type="time" office:time-value="PT05H06M38.481S" calcext:value-type="time">
            <text:p>05:06:38</text:p>
          </table:table-cell>
          <table:table-cell office:value-type="float" office:value="1.19" calcext:value-type="float">
            <text:p>1.19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6" calcext:value-type="float">
            <text:p>141.6</text:p>
          </table:table-cell>
          <table:table-cell office:value-type="float" office:value="625.86" calcext:value-type="float">
            <text:p>625.86</text:p>
          </table:table-cell>
          <table:table-cell office:value-type="float" office:value="762.89" calcext:value-type="float">
            <text:p>762.89</text:p>
          </table:table-cell>
        </table:table-row>
        <table:table-row table:style-name="ro1">
          <table:table-cell office:value-type="float" office:value="18414481" calcext:value-type="float">
            <text:p>18414481</text:p>
          </table:table-cell>
          <table:table-cell table:formula="of:=[.A1153]/1000/(60*60*24)" office:value-type="time" office:time-value="PT05H06M54.481S" calcext:value-type="time">
            <text:p>05:06:54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626.39" calcext:value-type="float">
            <text:p>626.39</text:p>
          </table:table-cell>
          <table:table-cell office:value-type="float" office:value="763.51" calcext:value-type="float">
            <text:p>763.51</text:p>
          </table:table-cell>
        </table:table-row>
        <table:table-row table:style-name="ro1">
          <table:table-cell office:value-type="float" office:value="18430481" calcext:value-type="float">
            <text:p>18430481</text:p>
          </table:table-cell>
          <table:table-cell table:formula="of:=[.A1154]/1000/(60*60*24)" office:value-type="time" office:time-value="PT05H07M10.481S" calcext:value-type="time">
            <text:p>05:07:10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626.92" calcext:value-type="float">
            <text:p>626.92</text:p>
          </table:table-cell>
          <table:table-cell office:value-type="float" office:value="764.14" calcext:value-type="float">
            <text:p>764.14</text:p>
          </table:table-cell>
        </table:table-row>
        <table:table-row table:style-name="ro1">
          <table:table-cell office:value-type="float" office:value="18446481" calcext:value-type="float">
            <text:p>18446481</text:p>
          </table:table-cell>
          <table:table-cell table:formula="of:=[.A1155]/1000/(60*60*24)" office:value-type="time" office:time-value="PT05H07M26.481S" calcext:value-type="time">
            <text:p>05:07:26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627.45" calcext:value-type="float">
            <text:p>627.45</text:p>
          </table:table-cell>
          <table:table-cell office:value-type="float" office:value="764.77" calcext:value-type="float">
            <text:p>764.77</text:p>
          </table:table-cell>
        </table:table-row>
        <table:table-row table:style-name="ro1">
          <table:table-cell office:value-type="float" office:value="18462481" calcext:value-type="float">
            <text:p>18462481</text:p>
          </table:table-cell>
          <table:table-cell table:formula="of:=[.A1156]/1000/(60*60*24)" office:value-type="time" office:time-value="PT05H07M42.481S" calcext:value-type="time">
            <text:p>05:07:42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627.97" calcext:value-type="float">
            <text:p>627.97</text:p>
          </table:table-cell>
          <table:table-cell office:value-type="float" office:value="765.39" calcext:value-type="float">
            <text:p>765.39</text:p>
          </table:table-cell>
        </table:table-row>
        <table:table-row table:style-name="ro1">
          <table:table-cell office:value-type="float" office:value="18478481" calcext:value-type="float">
            <text:p>18478481</text:p>
          </table:table-cell>
          <table:table-cell table:formula="of:=[.A1157]/1000/(60*60*24)" office:value-type="time" office:time-value="PT05H07M58.481S" calcext:value-type="time">
            <text:p>05:07:58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628.5" calcext:value-type="float">
            <text:p>628.5</text:p>
          </table:table-cell>
          <table:table-cell office:value-type="float" office:value="766.02" calcext:value-type="float">
            <text:p>766.02</text:p>
          </table:table-cell>
        </table:table-row>
        <table:table-row table:style-name="ro1">
          <table:table-cell office:value-type="float" office:value="18494481" calcext:value-type="float">
            <text:p>18494481</text:p>
          </table:table-cell>
          <table:table-cell table:formula="of:=[.A1158]/1000/(60*60*24)" office:value-type="time" office:time-value="PT05H08M14.481S" calcext:value-type="time">
            <text:p>05:08:14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629.03" calcext:value-type="float">
            <text:p>629.03</text:p>
          </table:table-cell>
          <table:table-cell office:value-type="float" office:value="766.65" calcext:value-type="float">
            <text:p>766.65</text:p>
          </table:table-cell>
        </table:table-row>
        <table:table-row table:style-name="ro1">
          <table:table-cell office:value-type="float" office:value="18510481" calcext:value-type="float">
            <text:p>18510481</text:p>
          </table:table-cell>
          <table:table-cell table:formula="of:=[.A1159]/1000/(60*60*24)" office:value-type="time" office:time-value="PT05H08M30.481S" calcext:value-type="time">
            <text:p>05:08:30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629.56" calcext:value-type="float">
            <text:p>629.56</text:p>
          </table:table-cell>
          <table:table-cell office:value-type="float" office:value="767.28" calcext:value-type="float">
            <text:p>767.28</text:p>
          </table:table-cell>
        </table:table-row>
        <table:table-row table:style-name="ro1">
          <table:table-cell office:value-type="float" office:value="18526481" calcext:value-type="float">
            <text:p>18526481</text:p>
          </table:table-cell>
          <table:table-cell table:formula="of:=[.A1160]/1000/(60*60*24)" office:value-type="time" office:time-value="PT05H08M46.481S" calcext:value-type="time">
            <text:p>05:08:46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630.09" calcext:value-type="float">
            <text:p>630.09</text:p>
          </table:table-cell>
          <table:table-cell office:value-type="float" office:value="767.9" calcext:value-type="float">
            <text:p>767.9</text:p>
          </table:table-cell>
        </table:table-row>
        <table:table-row table:style-name="ro1">
          <table:table-cell office:value-type="float" office:value="18542481" calcext:value-type="float">
            <text:p>18542481</text:p>
          </table:table-cell>
          <table:table-cell table:formula="of:=[.A1161]/1000/(60*60*24)" office:value-type="time" office:time-value="PT05H09M02.481S" calcext:value-type="time">
            <text:p>05:09:02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630.62" calcext:value-type="float">
            <text:p>630.62</text:p>
          </table:table-cell>
          <table:table-cell office:value-type="float" office:value="768.53" calcext:value-type="float">
            <text:p>768.53</text:p>
          </table:table-cell>
        </table:table-row>
        <table:table-row table:style-name="ro1">
          <table:table-cell office:value-type="float" office:value="18558481" calcext:value-type="float">
            <text:p>18558481</text:p>
          </table:table-cell>
          <table:table-cell table:formula="of:=[.A1162]/1000/(60*60*24)" office:value-type="time" office:time-value="PT05H09M18.481S" calcext:value-type="time">
            <text:p>05:09:18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631.15" calcext:value-type="float">
            <text:p>631.15</text:p>
          </table:table-cell>
          <table:table-cell office:value-type="float" office:value="769.16" calcext:value-type="float">
            <text:p>769.16</text:p>
          </table:table-cell>
        </table:table-row>
        <table:table-row table:style-name="ro1">
          <table:table-cell office:value-type="float" office:value="18574481" calcext:value-type="float">
            <text:p>18574481</text:p>
          </table:table-cell>
          <table:table-cell table:formula="of:=[.A1163]/1000/(60*60*24)" office:value-type="time" office:time-value="PT05H09M34.481S" calcext:value-type="time">
            <text:p>05:09:34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631.68" calcext:value-type="float">
            <text:p>631.68</text:p>
          </table:table-cell>
          <table:table-cell office:value-type="float" office:value="769.79" calcext:value-type="float">
            <text:p>769.79</text:p>
          </table:table-cell>
        </table:table-row>
        <table:table-row table:style-name="ro1">
          <table:table-cell office:value-type="float" office:value="18590481" calcext:value-type="float">
            <text:p>18590481</text:p>
          </table:table-cell>
          <table:table-cell table:formula="of:=[.A1164]/1000/(60*60*24)" office:value-type="time" office:time-value="PT05H09M50.481S" calcext:value-type="time">
            <text:p>05:09:50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9" calcext:value-type="float">
            <text:p>140.89</text:p>
          </table:table-cell>
          <table:table-cell office:value-type="float" office:value="632.21" calcext:value-type="float">
            <text:p>632.21</text:p>
          </table:table-cell>
          <table:table-cell office:value-type="float" office:value="770.41" calcext:value-type="float">
            <text:p>770.41</text:p>
          </table:table-cell>
        </table:table-row>
        <table:table-row table:style-name="ro1">
          <table:table-cell office:value-type="float" office:value="18606481" calcext:value-type="float">
            <text:p>18606481</text:p>
          </table:table-cell>
          <table:table-cell table:formula="of:=[.A1165]/1000/(60*60*24)" office:value-type="time" office:time-value="PT05H10M06.481S" calcext:value-type="time">
            <text:p>05:10:06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632.74" calcext:value-type="float">
            <text:p>632.74</text:p>
          </table:table-cell>
          <table:table-cell office:value-type="float" office:value="771.04" calcext:value-type="float">
            <text:p>771.04</text:p>
          </table:table-cell>
        </table:table-row>
        <table:table-row table:style-name="ro1">
          <table:table-cell office:value-type="float" office:value="18622481" calcext:value-type="float">
            <text:p>18622481</text:p>
          </table:table-cell>
          <table:table-cell table:formula="of:=[.A1166]/1000/(60*60*24)" office:value-type="time" office:time-value="PT05H10M22.481S" calcext:value-type="time">
            <text:p>05:10:22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633.27" calcext:value-type="float">
            <text:p>633.27</text:p>
          </table:table-cell>
          <table:table-cell office:value-type="float" office:value="771.67" calcext:value-type="float">
            <text:p>771.67</text:p>
          </table:table-cell>
        </table:table-row>
        <table:table-row table:style-name="ro1">
          <table:table-cell office:value-type="float" office:value="18638481" calcext:value-type="float">
            <text:p>18638481</text:p>
          </table:table-cell>
          <table:table-cell table:formula="of:=[.A1167]/1000/(60*60*24)" office:value-type="time" office:time-value="PT05H10M38.481S" calcext:value-type="time">
            <text:p>05:10:38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633.8" calcext:value-type="float">
            <text:p>633.8</text:p>
          </table:table-cell>
          <table:table-cell office:value-type="float" office:value="772.29" calcext:value-type="float">
            <text:p>772.29</text:p>
          </table:table-cell>
        </table:table-row>
        <table:table-row table:style-name="ro1">
          <table:table-cell office:value-type="float" office:value="18654481" calcext:value-type="float">
            <text:p>18654481</text:p>
          </table:table-cell>
          <table:table-cell table:formula="of:=[.A1168]/1000/(60*60*24)" office:value-type="time" office:time-value="PT05H10M54.481S" calcext:value-type="time">
            <text:p>05:10:54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634.33" calcext:value-type="float">
            <text:p>634.33</text:p>
          </table:table-cell>
          <table:table-cell office:value-type="float" office:value="772.92" calcext:value-type="float">
            <text:p>772.92</text:p>
          </table:table-cell>
        </table:table-row>
        <table:table-row table:style-name="ro1">
          <table:table-cell office:value-type="float" office:value="18670481" calcext:value-type="float">
            <text:p>18670481</text:p>
          </table:table-cell>
          <table:table-cell table:formula="of:=[.A1169]/1000/(60*60*24)" office:value-type="time" office:time-value="PT05H11M10.481S" calcext:value-type="time">
            <text:p>05:11:10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634.86" calcext:value-type="float">
            <text:p>634.86</text:p>
          </table:table-cell>
          <table:table-cell office:value-type="float" office:value="773.55" calcext:value-type="float">
            <text:p>773.55</text:p>
          </table:table-cell>
        </table:table-row>
        <table:table-row table:style-name="ro1">
          <table:table-cell office:value-type="float" office:value="18686481" calcext:value-type="float">
            <text:p>18686481</text:p>
          </table:table-cell>
          <table:table-cell table:formula="of:=[.A1170]/1000/(60*60*24)" office:value-type="time" office:time-value="PT05H11M26.481S" calcext:value-type="time">
            <text:p>05:11:26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9" calcext:value-type="float">
            <text:p>140.89</text:p>
          </table:table-cell>
          <table:table-cell office:value-type="float" office:value="635.39" calcext:value-type="float">
            <text:p>635.39</text:p>
          </table:table-cell>
          <table:table-cell office:value-type="float" office:value="774.17" calcext:value-type="float">
            <text:p>774.17</text:p>
          </table:table-cell>
        </table:table-row>
        <table:table-row table:style-name="ro1">
          <table:table-cell office:value-type="float" office:value="18702481" calcext:value-type="float">
            <text:p>18702481</text:p>
          </table:table-cell>
          <table:table-cell table:formula="of:=[.A1171]/1000/(60*60*24)" office:value-type="time" office:time-value="PT05H11M42.481S" calcext:value-type="time">
            <text:p>05:11:42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635.91" calcext:value-type="float">
            <text:p>635.91</text:p>
          </table:table-cell>
          <table:table-cell office:value-type="float" office:value="774.8" calcext:value-type="float">
            <text:p>774.8</text:p>
          </table:table-cell>
        </table:table-row>
        <table:table-row table:style-name="ro1">
          <table:table-cell office:value-type="float" office:value="18718481" calcext:value-type="float">
            <text:p>18718481</text:p>
          </table:table-cell>
          <table:table-cell table:formula="of:=[.A1172]/1000/(60*60*24)" office:value-type="time" office:time-value="PT05H11M58.481S" calcext:value-type="time">
            <text:p>05:11:58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636.44" calcext:value-type="float">
            <text:p>636.44</text:p>
          </table:table-cell>
          <table:table-cell office:value-type="float" office:value="775.42" calcext:value-type="float">
            <text:p>775.42</text:p>
          </table:table-cell>
        </table:table-row>
        <table:table-row table:style-name="ro1">
          <table:table-cell office:value-type="float" office:value="18734481" calcext:value-type="float">
            <text:p>18734481</text:p>
          </table:table-cell>
          <table:table-cell table:formula="of:=[.A1173]/1000/(60*60*24)" office:value-type="time" office:time-value="PT05H12M14.481S" calcext:value-type="time">
            <text:p>05:12:14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636.97" calcext:value-type="float">
            <text:p>636.97</text:p>
          </table:table-cell>
          <table:table-cell office:value-type="float" office:value="776.05" calcext:value-type="float">
            <text:p>776.05</text:p>
          </table:table-cell>
        </table:table-row>
        <table:table-row table:style-name="ro1">
          <table:table-cell office:value-type="float" office:value="18750481" calcext:value-type="float">
            <text:p>18750481</text:p>
          </table:table-cell>
          <table:table-cell table:formula="of:=[.A1174]/1000/(60*60*24)" office:value-type="time" office:time-value="PT05H12M30.481S" calcext:value-type="time">
            <text:p>05:12:30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637.5" calcext:value-type="float">
            <text:p>637.5</text:p>
          </table:table-cell>
          <table:table-cell office:value-type="float" office:value="776.68" calcext:value-type="float">
            <text:p>776.68</text:p>
          </table:table-cell>
        </table:table-row>
        <table:table-row table:style-name="ro1">
          <table:table-cell office:value-type="float" office:value="18766481" calcext:value-type="float">
            <text:p>18766481</text:p>
          </table:table-cell>
          <table:table-cell table:formula="of:=[.A1175]/1000/(60*60*24)" office:value-type="time" office:time-value="PT05H12M46.481S" calcext:value-type="time">
            <text:p>05:12:46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638.03" calcext:value-type="float">
            <text:p>638.03</text:p>
          </table:table-cell>
          <table:table-cell office:value-type="float" office:value="777.3" calcext:value-type="float">
            <text:p>777.3</text:p>
          </table:table-cell>
        </table:table-row>
        <table:table-row table:style-name="ro1">
          <table:table-cell office:value-type="float" office:value="18782481" calcext:value-type="float">
            <text:p>18782481</text:p>
          </table:table-cell>
          <table:table-cell table:formula="of:=[.A1176]/1000/(60*60*24)" office:value-type="time" office:time-value="PT05H13M02.481S" calcext:value-type="time">
            <text:p>05:13:02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638.56" calcext:value-type="float">
            <text:p>638.56</text:p>
          </table:table-cell>
          <table:table-cell office:value-type="float" office:value="777.93" calcext:value-type="float">
            <text:p>777.93</text:p>
          </table:table-cell>
        </table:table-row>
        <table:table-row table:style-name="ro1">
          <table:table-cell office:value-type="float" office:value="18798481" calcext:value-type="float">
            <text:p>18798481</text:p>
          </table:table-cell>
          <table:table-cell table:formula="of:=[.A1177]/1000/(60*60*24)" office:value-type="time" office:time-value="PT05H13M18.481S" calcext:value-type="time">
            <text:p>05:13:18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639.09" calcext:value-type="float">
            <text:p>639.09</text:p>
          </table:table-cell>
          <table:table-cell office:value-type="float" office:value="778.55" calcext:value-type="float">
            <text:p>778.55</text:p>
          </table:table-cell>
        </table:table-row>
        <table:table-row table:style-name="ro1">
          <table:table-cell office:value-type="float" office:value="18814481" calcext:value-type="float">
            <text:p>18814481</text:p>
          </table:table-cell>
          <table:table-cell table:formula="of:=[.A1178]/1000/(60*60*24)" office:value-type="time" office:time-value="PT05H13M34.481S" calcext:value-type="time">
            <text:p>05:13:34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41" calcext:value-type="float">
            <text:p>140.41</text:p>
          </table:table-cell>
          <table:table-cell office:value-type="float" office:value="639.62" calcext:value-type="float">
            <text:p>639.62</text:p>
          </table:table-cell>
          <table:table-cell office:value-type="float" office:value="779.18" calcext:value-type="float">
            <text:p>779.18</text:p>
          </table:table-cell>
        </table:table-row>
        <table:table-row table:style-name="ro1">
          <table:table-cell office:value-type="float" office:value="18830481" calcext:value-type="float">
            <text:p>18830481</text:p>
          </table:table-cell>
          <table:table-cell table:formula="of:=[.A1179]/1000/(60*60*24)" office:value-type="time" office:time-value="PT05H13M50.481S" calcext:value-type="time">
            <text:p>05:13:50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76" calcext:value-type="float">
            <text:p>140.76</text:p>
          </table:table-cell>
          <table:table-cell office:value-type="float" office:value="640.15" calcext:value-type="float">
            <text:p>640.15</text:p>
          </table:table-cell>
          <table:table-cell office:value-type="float" office:value="779.8" calcext:value-type="float">
            <text:p>779.8</text:p>
          </table:table-cell>
        </table:table-row>
        <table:table-row table:style-name="ro1">
          <table:table-cell office:value-type="float" office:value="18846481" calcext:value-type="float">
            <text:p>18846481</text:p>
          </table:table-cell>
          <table:table-cell table:formula="of:=[.A1180]/1000/(60*60*24)" office:value-type="time" office:time-value="PT05H14M06.481S" calcext:value-type="time">
            <text:p>05:14:06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640.68" calcext:value-type="float">
            <text:p>640.68</text:p>
          </table:table-cell>
          <table:table-cell office:value-type="float" office:value="780.43" calcext:value-type="float">
            <text:p>780.43</text:p>
          </table:table-cell>
        </table:table-row>
        <table:table-row table:style-name="ro1">
          <table:table-cell office:value-type="float" office:value="18862481" calcext:value-type="float">
            <text:p>18862481</text:p>
          </table:table-cell>
          <table:table-cell table:formula="of:=[.A1181]/1000/(60*60*24)" office:value-type="time" office:time-value="PT05H14M22.481S" calcext:value-type="time">
            <text:p>05:14:22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76" calcext:value-type="float">
            <text:p>140.76</text:p>
          </table:table-cell>
          <table:table-cell office:value-type="float" office:value="641.2" calcext:value-type="float">
            <text:p>641.2</text:p>
          </table:table-cell>
          <table:table-cell office:value-type="float" office:value="781.06" calcext:value-type="float">
            <text:p>781.06</text:p>
          </table:table-cell>
        </table:table-row>
        <table:table-row table:style-name="ro1">
          <table:table-cell office:value-type="float" office:value="18878481" calcext:value-type="float">
            <text:p>18878481</text:p>
          </table:table-cell>
          <table:table-cell table:formula="of:=[.A1182]/1000/(60*60*24)" office:value-type="time" office:time-value="PT05H14M38.481S" calcext:value-type="time">
            <text:p>05:14:38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76" calcext:value-type="float">
            <text:p>140.76</text:p>
          </table:table-cell>
          <table:table-cell office:value-type="float" office:value="641.73" calcext:value-type="float">
            <text:p>641.73</text:p>
          </table:table-cell>
          <table:table-cell office:value-type="float" office:value="781.68" calcext:value-type="float">
            <text:p>781.68</text:p>
          </table:table-cell>
        </table:table-row>
        <table:table-row table:style-name="ro1">
          <table:table-cell office:value-type="float" office:value="18894481" calcext:value-type="float">
            <text:p>18894481</text:p>
          </table:table-cell>
          <table:table-cell table:formula="of:=[.A1183]/1000/(60*60*24)" office:value-type="time" office:time-value="PT05H14M54.481S" calcext:value-type="time">
            <text:p>05:14:54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76" calcext:value-type="float">
            <text:p>140.76</text:p>
          </table:table-cell>
          <table:table-cell office:value-type="float" office:value="642.26" calcext:value-type="float">
            <text:p>642.26</text:p>
          </table:table-cell>
          <table:table-cell office:value-type="float" office:value="782.31" calcext:value-type="float">
            <text:p>782.31</text:p>
          </table:table-cell>
        </table:table-row>
        <table:table-row table:style-name="ro1">
          <table:table-cell office:value-type="float" office:value="18910481" calcext:value-type="float">
            <text:p>18910481</text:p>
          </table:table-cell>
          <table:table-cell table:formula="of:=[.A1184]/1000/(60*60*24)" office:value-type="time" office:time-value="PT05H15M10.481S" calcext:value-type="time">
            <text:p>05:15:10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76" calcext:value-type="float">
            <text:p>140.76</text:p>
          </table:table-cell>
          <table:table-cell office:value-type="float" office:value="642.79" calcext:value-type="float">
            <text:p>642.79</text:p>
          </table:table-cell>
          <table:table-cell office:value-type="float" office:value="782.93" calcext:value-type="float">
            <text:p>782.93</text:p>
          </table:table-cell>
        </table:table-row>
        <table:table-row table:style-name="ro1">
          <table:table-cell office:value-type="float" office:value="18926481" calcext:value-type="float">
            <text:p>18926481</text:p>
          </table:table-cell>
          <table:table-cell table:formula="of:=[.A1185]/1000/(60*60*24)" office:value-type="time" office:time-value="PT05H15M26.481S" calcext:value-type="time">
            <text:p>05:15:26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76" calcext:value-type="float">
            <text:p>140.76</text:p>
          </table:table-cell>
          <table:table-cell office:value-type="float" office:value="643.32" calcext:value-type="float">
            <text:p>643.32</text:p>
          </table:table-cell>
          <table:table-cell office:value-type="float" office:value="783.56" calcext:value-type="float">
            <text:p>783.56</text:p>
          </table:table-cell>
        </table:table-row>
        <table:table-row table:style-name="ro1">
          <table:table-cell office:value-type="float" office:value="18942481" calcext:value-type="float">
            <text:p>18942481</text:p>
          </table:table-cell>
          <table:table-cell table:formula="of:=[.A1186]/1000/(60*60*24)" office:value-type="time" office:time-value="PT05H15M42.481S" calcext:value-type="time">
            <text:p>05:15:42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76" calcext:value-type="float">
            <text:p>140.76</text:p>
          </table:table-cell>
          <table:table-cell office:value-type="float" office:value="643.85" calcext:value-type="float">
            <text:p>643.85</text:p>
          </table:table-cell>
          <table:table-cell office:value-type="float" office:value="784.18" calcext:value-type="float">
            <text:p>784.18</text:p>
          </table:table-cell>
        </table:table-row>
        <table:table-row table:style-name="ro1">
          <table:table-cell office:value-type="float" office:value="18958481" calcext:value-type="float">
            <text:p>18958481</text:p>
          </table:table-cell>
          <table:table-cell table:formula="of:=[.A1187]/1000/(60*60*24)" office:value-type="time" office:time-value="PT05H15M58.481S" calcext:value-type="time">
            <text:p>05:15:58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76" calcext:value-type="float">
            <text:p>140.76</text:p>
          </table:table-cell>
          <table:table-cell office:value-type="float" office:value="644.37" calcext:value-type="float">
            <text:p>644.37</text:p>
          </table:table-cell>
          <table:table-cell office:value-type="float" office:value="784.81" calcext:value-type="float">
            <text:p>784.81</text:p>
          </table:table-cell>
        </table:table-row>
        <table:table-row table:style-name="ro1">
          <table:table-cell office:value-type="float" office:value="18974481" calcext:value-type="float">
            <text:p>18974481</text:p>
          </table:table-cell>
          <table:table-cell table:formula="of:=[.A1188]/1000/(60*60*24)" office:value-type="time" office:time-value="PT05H16M14.481S" calcext:value-type="time">
            <text:p>05:16:14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29" calcext:value-type="float">
            <text:p>140.29</text:p>
          </table:table-cell>
          <table:table-cell office:value-type="float" office:value="644.9" calcext:value-type="float">
            <text:p>644.9</text:p>
          </table:table-cell>
          <table:table-cell office:value-type="float" office:value="785.43" calcext:value-type="float">
            <text:p>785.43</text:p>
          </table:table-cell>
        </table:table-row>
        <table:table-row table:style-name="ro1">
          <table:table-cell office:value-type="float" office:value="18990481" calcext:value-type="float">
            <text:p>18990481</text:p>
          </table:table-cell>
          <table:table-cell table:formula="of:=[.A1189]/1000/(60*60*24)" office:value-type="time" office:time-value="PT05H16M30.481S" calcext:value-type="time">
            <text:p>05:16:30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76" calcext:value-type="float">
            <text:p>140.76</text:p>
          </table:table-cell>
          <table:table-cell office:value-type="float" office:value="645.43" calcext:value-type="float">
            <text:p>645.43</text:p>
          </table:table-cell>
          <table:table-cell office:value-type="float" office:value="786.06" calcext:value-type="float">
            <text:p>786.06</text:p>
          </table:table-cell>
        </table:table-row>
        <table:table-row table:style-name="ro1">
          <table:table-cell office:value-type="float" office:value="19006481" calcext:value-type="float">
            <text:p>19006481</text:p>
          </table:table-cell>
          <table:table-cell table:formula="of:=[.A1190]/1000/(60*60*24)" office:value-type="time" office:time-value="PT05H16M46.481S" calcext:value-type="time">
            <text:p>05:16:46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645.96" calcext:value-type="float">
            <text:p>645.96</text:p>
          </table:table-cell>
          <table:table-cell office:value-type="float" office:value="786.68" calcext:value-type="float">
            <text:p>786.68</text:p>
          </table:table-cell>
        </table:table-row>
        <table:table-row table:style-name="ro1">
          <table:table-cell office:value-type="float" office:value="19022481" calcext:value-type="float">
            <text:p>19022481</text:p>
          </table:table-cell>
          <table:table-cell table:formula="of:=[.A1191]/1000/(60*60*24)" office:value-type="time" office:time-value="PT05H17M02.481S" calcext:value-type="time">
            <text:p>05:17:02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64" calcext:value-type="float">
            <text:p>140.64</text:p>
          </table:table-cell>
          <table:table-cell office:value-type="float" office:value="646.49" calcext:value-type="float">
            <text:p>646.49</text:p>
          </table:table-cell>
          <table:table-cell office:value-type="float" office:value="787.3" calcext:value-type="float">
            <text:p>787.3</text:p>
          </table:table-cell>
        </table:table-row>
        <table:table-row table:style-name="ro1">
          <table:table-cell office:value-type="float" office:value="19038481" calcext:value-type="float">
            <text:p>19038481</text:p>
          </table:table-cell>
          <table:table-cell table:formula="of:=[.A1192]/1000/(60*60*24)" office:value-type="time" office:time-value="PT05H17M18.481S" calcext:value-type="time">
            <text:p>05:17:18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647.02" calcext:value-type="float">
            <text:p>647.02</text:p>
          </table:table-cell>
          <table:table-cell office:value-type="float" office:value="787.93" calcext:value-type="float">
            <text:p>787.93</text:p>
          </table:table-cell>
        </table:table-row>
        <table:table-row table:style-name="ro1">
          <table:table-cell office:value-type="float" office:value="19054481" calcext:value-type="float">
            <text:p>19054481</text:p>
          </table:table-cell>
          <table:table-cell table:formula="of:=[.A1193]/1000/(60*60*24)" office:value-type="time" office:time-value="PT05H17M34.481S" calcext:value-type="time">
            <text:p>05:17:34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29" calcext:value-type="float">
            <text:p>140.29</text:p>
          </table:table-cell>
          <table:table-cell office:value-type="float" office:value="647.54" calcext:value-type="float">
            <text:p>647.54</text:p>
          </table:table-cell>
          <table:table-cell office:value-type="float" office:value="788.55" calcext:value-type="float">
            <text:p>788.55</text:p>
          </table:table-cell>
        </table:table-row>
        <table:table-row table:style-name="ro1">
          <table:table-cell office:value-type="float" office:value="19070481" calcext:value-type="float">
            <text:p>19070481</text:p>
          </table:table-cell>
          <table:table-cell table:formula="of:=[.A1194]/1000/(60*60*24)" office:value-type="time" office:time-value="PT05H17M50.481S" calcext:value-type="time">
            <text:p>05:17:50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648.07" calcext:value-type="float">
            <text:p>648.07</text:p>
          </table:table-cell>
          <table:table-cell office:value-type="float" office:value="789.18" calcext:value-type="float">
            <text:p>789.18</text:p>
          </table:table-cell>
        </table:table-row>
        <table:table-row table:style-name="ro1">
          <table:table-cell office:value-type="float" office:value="19086481" calcext:value-type="float">
            <text:p>19086481</text:p>
          </table:table-cell>
          <table:table-cell table:formula="of:=[.A1195]/1000/(60*60*24)" office:value-type="time" office:time-value="PT05H18M06.481S" calcext:value-type="time">
            <text:p>05:18:06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648.6" calcext:value-type="float">
            <text:p>648.6</text:p>
          </table:table-cell>
          <table:table-cell office:value-type="float" office:value="789.8" calcext:value-type="float">
            <text:p>789.8</text:p>
          </table:table-cell>
        </table:table-row>
        <table:table-row table:style-name="ro1">
          <table:table-cell office:value-type="float" office:value="19102481" calcext:value-type="float">
            <text:p>19102481</text:p>
          </table:table-cell>
          <table:table-cell table:formula="of:=[.A1196]/1000/(60*60*24)" office:value-type="time" office:time-value="PT05H18M22.481S" calcext:value-type="time">
            <text:p>05:18:22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649.13" calcext:value-type="float">
            <text:p>649.13</text:p>
          </table:table-cell>
          <table:table-cell office:value-type="float" office:value="790.42" calcext:value-type="float">
            <text:p>790.42</text:p>
          </table:table-cell>
        </table:table-row>
        <table:table-row table:style-name="ro1">
          <table:table-cell office:value-type="float" office:value="19118481" calcext:value-type="float">
            <text:p>19118481</text:p>
          </table:table-cell>
          <table:table-cell table:formula="of:=[.A1197]/1000/(60*60*24)" office:value-type="time" office:time-value="PT05H18M38.481S" calcext:value-type="time">
            <text:p>05:18:38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649.66" calcext:value-type="float">
            <text:p>649.66</text:p>
          </table:table-cell>
          <table:table-cell office:value-type="float" office:value="791.05" calcext:value-type="float">
            <text:p>791.05</text:p>
          </table:table-cell>
        </table:table-row>
        <table:table-row table:style-name="ro1">
          <table:table-cell office:value-type="float" office:value="19134481" calcext:value-type="float">
            <text:p>19134481</text:p>
          </table:table-cell>
          <table:table-cell table:formula="of:=[.A1198]/1000/(60*60*24)" office:value-type="time" office:time-value="PT05H18M54.481S" calcext:value-type="time">
            <text:p>05:18:54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650.18" calcext:value-type="float">
            <text:p>650.18</text:p>
          </table:table-cell>
          <table:table-cell office:value-type="float" office:value="791.67" calcext:value-type="float">
            <text:p>791.67</text:p>
          </table:table-cell>
        </table:table-row>
        <table:table-row table:style-name="ro1">
          <table:table-cell office:value-type="float" office:value="19150481" calcext:value-type="float">
            <text:p>19150481</text:p>
          </table:table-cell>
          <table:table-cell table:formula="of:=[.A1199]/1000/(60*60*24)" office:value-type="time" office:time-value="PT05H19M10.481S" calcext:value-type="time">
            <text:p>05:19:10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650.71" calcext:value-type="float">
            <text:p>650.71</text:p>
          </table:table-cell>
          <table:table-cell office:value-type="float" office:value="792.29" calcext:value-type="float">
            <text:p>792.29</text:p>
          </table:table-cell>
        </table:table-row>
        <table:table-row table:style-name="ro1">
          <table:table-cell office:value-type="float" office:value="19166481" calcext:value-type="float">
            <text:p>19166481</text:p>
          </table:table-cell>
          <table:table-cell table:formula="of:=[.A1200]/1000/(60*60*24)" office:value-type="time" office:time-value="PT05H19M26.481S" calcext:value-type="time">
            <text:p>05:19:26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651.24" calcext:value-type="float">
            <text:p>651.24</text:p>
          </table:table-cell>
          <table:table-cell office:value-type="float" office:value="792.91" calcext:value-type="float">
            <text:p>792.91</text:p>
          </table:table-cell>
        </table:table-row>
        <table:table-row table:style-name="ro1">
          <table:table-cell office:value-type="float" office:value="19182481" calcext:value-type="float">
            <text:p>19182481</text:p>
          </table:table-cell>
          <table:table-cell table:formula="of:=[.A1201]/1000/(60*60*24)" office:value-type="time" office:time-value="PT05H19M42.481S" calcext:value-type="time">
            <text:p>05:19:42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651.77" calcext:value-type="float">
            <text:p>651.77</text:p>
          </table:table-cell>
          <table:table-cell office:value-type="float" office:value="793.54" calcext:value-type="float">
            <text:p>793.54</text:p>
          </table:table-cell>
        </table:table-row>
        <table:table-row table:style-name="ro1">
          <table:table-cell office:value-type="float" office:value="19198481" calcext:value-type="float">
            <text:p>19198481</text:p>
          </table:table-cell>
          <table:table-cell table:formula="of:=[.A1202]/1000/(60*60*24)" office:value-type="time" office:time-value="PT05H19M58.481S" calcext:value-type="time">
            <text:p>05:19:58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652.3" calcext:value-type="float">
            <text:p>652.3</text:p>
          </table:table-cell>
          <table:table-cell office:value-type="float" office:value="794.16" calcext:value-type="float">
            <text:p>794.16</text:p>
          </table:table-cell>
        </table:table-row>
        <table:table-row table:style-name="ro1">
          <table:table-cell office:value-type="float" office:value="19214481" calcext:value-type="float">
            <text:p>19214481</text:p>
          </table:table-cell>
          <table:table-cell table:formula="of:=[.A1203]/1000/(60*60*24)" office:value-type="time" office:time-value="PT05H20M14.481S" calcext:value-type="time">
            <text:p>05:20:14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652.82" calcext:value-type="float">
            <text:p>652.82</text:p>
          </table:table-cell>
          <table:table-cell office:value-type="float" office:value="794.78" calcext:value-type="float">
            <text:p>794.78</text:p>
          </table:table-cell>
        </table:table-row>
        <table:table-row table:style-name="ro1">
          <table:table-cell office:value-type="float" office:value="19230481" calcext:value-type="float">
            <text:p>19230481</text:p>
          </table:table-cell>
          <table:table-cell table:formula="of:=[.A1204]/1000/(60*60*24)" office:value-type="time" office:time-value="PT05H20M30.481S" calcext:value-type="time">
            <text:p>05:20:30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653.35" calcext:value-type="float">
            <text:p>653.35</text:p>
          </table:table-cell>
          <table:table-cell office:value-type="float" office:value="795.4" calcext:value-type="float">
            <text:p>795.4</text:p>
          </table:table-cell>
        </table:table-row>
        <table:table-row table:style-name="ro1">
          <table:table-cell office:value-type="float" office:value="19246481" calcext:value-type="float">
            <text:p>19246481</text:p>
          </table:table-cell>
          <table:table-cell table:formula="of:=[.A1205]/1000/(60*60*24)" office:value-type="time" office:time-value="PT05H20M46.481S" calcext:value-type="time">
            <text:p>05:20:46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653.88" calcext:value-type="float">
            <text:p>653.88</text:p>
          </table:table-cell>
          <table:table-cell office:value-type="float" office:value="796.03" calcext:value-type="float">
            <text:p>796.03</text:p>
          </table:table-cell>
        </table:table-row>
        <table:table-row table:style-name="ro1">
          <table:table-cell office:value-type="float" office:value="19262481" calcext:value-type="float">
            <text:p>19262481</text:p>
          </table:table-cell>
          <table:table-cell table:formula="of:=[.A1206]/1000/(60*60*24)" office:value-type="time" office:time-value="PT05H21M02.481S" calcext:value-type="time">
            <text:p>05:21:02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53" calcext:value-type="float">
            <text:p>140.53</text:p>
          </table:table-cell>
          <table:table-cell office:value-type="float" office:value="654.41" calcext:value-type="float">
            <text:p>654.41</text:p>
          </table:table-cell>
          <table:table-cell office:value-type="float" office:value="796.65" calcext:value-type="float">
            <text:p>796.65</text:p>
          </table:table-cell>
        </table:table-row>
        <table:table-row table:style-name="ro1">
          <table:table-cell office:value-type="float" office:value="19278481" calcext:value-type="float">
            <text:p>19278481</text:p>
          </table:table-cell>
          <table:table-cell table:formula="of:=[.A1207]/1000/(60*60*24)" office:value-type="time" office:time-value="PT05H21M18.481S" calcext:value-type="time">
            <text:p>05:21:18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654.93" calcext:value-type="float">
            <text:p>654.93</text:p>
          </table:table-cell>
          <table:table-cell office:value-type="float" office:value="797.27" calcext:value-type="float">
            <text:p>797.27</text:p>
          </table:table-cell>
        </table:table-row>
        <table:table-row table:style-name="ro1">
          <table:table-cell office:value-type="float" office:value="19294481" calcext:value-type="float">
            <text:p>19294481</text:p>
          </table:table-cell>
          <table:table-cell table:formula="of:=[.A1208]/1000/(60*60*24)" office:value-type="time" office:time-value="PT05H21M34.481S" calcext:value-type="time">
            <text:p>05:21:34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655.46" calcext:value-type="float">
            <text:p>655.46</text:p>
          </table:table-cell>
          <table:table-cell office:value-type="float" office:value="797.89" calcext:value-type="float">
            <text:p>797.89</text:p>
          </table:table-cell>
        </table:table-row>
        <table:table-row table:style-name="ro1">
          <table:table-cell office:value-type="float" office:value="19310481" calcext:value-type="float">
            <text:p>19310481</text:p>
          </table:table-cell>
          <table:table-cell table:formula="of:=[.A1209]/1000/(60*60*24)" office:value-type="time" office:time-value="PT05H21M50.481S" calcext:value-type="time">
            <text:p>05:21:50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655.99" calcext:value-type="float">
            <text:p>655.99</text:p>
          </table:table-cell>
          <table:table-cell office:value-type="float" office:value="798.51" calcext:value-type="float">
            <text:p>798.51</text:p>
          </table:table-cell>
        </table:table-row>
        <table:table-row table:style-name="ro1">
          <table:table-cell office:value-type="float" office:value="19326481" calcext:value-type="float">
            <text:p>19326481</text:p>
          </table:table-cell>
          <table:table-cell table:formula="of:=[.A1210]/1000/(60*60*24)" office:value-type="time" office:time-value="PT05H22M06.481S" calcext:value-type="time">
            <text:p>05:22:06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656.51" calcext:value-type="float">
            <text:p>656.51</text:p>
          </table:table-cell>
          <table:table-cell office:value-type="float" office:value="799.14" calcext:value-type="float">
            <text:p>799.14</text:p>
          </table:table-cell>
        </table:table-row>
        <table:table-row table:style-name="ro1">
          <table:table-cell office:value-type="float" office:value="19342481" calcext:value-type="float">
            <text:p>19342481</text:p>
          </table:table-cell>
          <table:table-cell table:formula="of:=[.A1211]/1000/(60*60*24)" office:value-type="time" office:time-value="PT05H22M22.481S" calcext:value-type="time">
            <text:p>05:22:22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657.04" calcext:value-type="float">
            <text:p>657.04</text:p>
          </table:table-cell>
          <table:table-cell office:value-type="float" office:value="799.76" calcext:value-type="float">
            <text:p>799.76</text:p>
          </table:table-cell>
        </table:table-row>
        <table:table-row table:style-name="ro1">
          <table:table-cell office:value-type="float" office:value="19358481" calcext:value-type="float">
            <text:p>19358481</text:p>
          </table:table-cell>
          <table:table-cell table:formula="of:=[.A1212]/1000/(60*60*24)" office:value-type="time" office:time-value="PT05H22M38.481S" calcext:value-type="time">
            <text:p>05:22:38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657.57" calcext:value-type="float">
            <text:p>657.57</text:p>
          </table:table-cell>
          <table:table-cell office:value-type="float" office:value="800.38" calcext:value-type="float">
            <text:p>800.38</text:p>
          </table:table-cell>
        </table:table-row>
        <table:table-row table:style-name="ro1">
          <table:table-cell office:value-type="float" office:value="19374479" calcext:value-type="float">
            <text:p>19374479</text:p>
          </table:table-cell>
          <table:table-cell table:formula="of:=[.A1213]/1000/(60*60*24)" office:value-type="time" office:time-value="PT05H22M54.479S" calcext:value-type="time">
            <text:p>05:22:54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658.1" calcext:value-type="float">
            <text:p>658.1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19390481" calcext:value-type="float">
            <text:p>19390481</text:p>
          </table:table-cell>
          <table:table-cell table:formula="of:=[.A1214]/1000/(60*60*24)" office:value-type="time" office:time-value="PT05H23M10.481S" calcext:value-type="time">
            <text:p>05:23:10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81" calcext:value-type="float">
            <text:p>139.81</text:p>
          </table:table-cell>
          <table:table-cell office:value-type="float" office:value="658.62" calcext:value-type="float">
            <text:p>658.62</text:p>
          </table:table-cell>
          <table:table-cell office:value-type="float" office:value="801.62" calcext:value-type="float">
            <text:p>801.62</text:p>
          </table:table-cell>
        </table:table-row>
        <table:table-row table:style-name="ro1">
          <table:table-cell office:value-type="float" office:value="19406481" calcext:value-type="float">
            <text:p>19406481</text:p>
          </table:table-cell>
          <table:table-cell table:formula="of:=[.A1215]/1000/(60*60*24)" office:value-type="time" office:time-value="PT05H23M26.481S" calcext:value-type="time">
            <text:p>05:23:26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659.15" calcext:value-type="float">
            <text:p>659.15</text:p>
          </table:table-cell>
          <table:table-cell office:value-type="float" office:value="802.24" calcext:value-type="float">
            <text:p>802.24</text:p>
          </table:table-cell>
        </table:table-row>
        <table:table-row table:style-name="ro1">
          <table:table-cell office:value-type="float" office:value="19422481" calcext:value-type="float">
            <text:p>19422481</text:p>
          </table:table-cell>
          <table:table-cell table:formula="of:=[.A1216]/1000/(60*60*24)" office:value-type="time" office:time-value="PT05H23M42.481S" calcext:value-type="time">
            <text:p>05:23:42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34" calcext:value-type="float">
            <text:p>139.34</text:p>
          </table:table-cell>
          <table:table-cell office:value-type="float" office:value="659.68" calcext:value-type="float">
            <text:p>659.68</text:p>
          </table:table-cell>
          <table:table-cell office:value-type="float" office:value="802.87" calcext:value-type="float">
            <text:p>802.87</text:p>
          </table:table-cell>
        </table:table-row>
        <table:table-row table:style-name="ro1">
          <table:table-cell office:value-type="float" office:value="19438481" calcext:value-type="float">
            <text:p>19438481</text:p>
          </table:table-cell>
          <table:table-cell table:formula="of:=[.A1217]/1000/(60*60*24)" office:value-type="time" office:time-value="PT05H23M58.481S" calcext:value-type="time">
            <text:p>05:23:58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81" calcext:value-type="float">
            <text:p>139.81</text:p>
          </table:table-cell>
          <table:table-cell office:value-type="float" office:value="660.2" calcext:value-type="float">
            <text:p>660.2</text:p>
          </table:table-cell>
          <table:table-cell office:value-type="float" office:value="803.49" calcext:value-type="float">
            <text:p>803.49</text:p>
          </table:table-cell>
        </table:table-row>
        <table:table-row table:style-name="ro1">
          <table:table-cell office:value-type="float" office:value="19454481" calcext:value-type="float">
            <text:p>19454481</text:p>
          </table:table-cell>
          <table:table-cell table:formula="of:=[.A1218]/1000/(60*60*24)" office:value-type="time" office:time-value="PT05H24M14.481S" calcext:value-type="time">
            <text:p>05:24:14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81" calcext:value-type="float">
            <text:p>139.81</text:p>
          </table:table-cell>
          <table:table-cell office:value-type="float" office:value="660.73" calcext:value-type="float">
            <text:p>660.73</text:p>
          </table:table-cell>
          <table:table-cell office:value-type="float" office:value="804.11" calcext:value-type="float">
            <text:p>804.11</text:p>
          </table:table-cell>
        </table:table-row>
        <table:table-row table:style-name="ro1">
          <table:table-cell office:value-type="float" office:value="19470481" calcext:value-type="float">
            <text:p>19470481</text:p>
          </table:table-cell>
          <table:table-cell table:formula="of:=[.A1219]/1000/(60*60*24)" office:value-type="time" office:time-value="PT05H24M30.481S" calcext:value-type="time">
            <text:p>05:24:30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81" calcext:value-type="float">
            <text:p>139.81</text:p>
          </table:table-cell>
          <table:table-cell office:value-type="float" office:value="661.26" calcext:value-type="float">
            <text:p>661.26</text:p>
          </table:table-cell>
          <table:table-cell office:value-type="float" office:value="804.73" calcext:value-type="float">
            <text:p>804.73</text:p>
          </table:table-cell>
        </table:table-row>
        <table:table-row table:style-name="ro1">
          <table:table-cell office:value-type="float" office:value="19486481" calcext:value-type="float">
            <text:p>19486481</text:p>
          </table:table-cell>
          <table:table-cell table:formula="of:=[.A1220]/1000/(60*60*24)" office:value-type="time" office:time-value="PT05H24M46.481S" calcext:value-type="time">
            <text:p>05:24:46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81" calcext:value-type="float">
            <text:p>139.81</text:p>
          </table:table-cell>
          <table:table-cell office:value-type="float" office:value="661.78" calcext:value-type="float">
            <text:p>661.78</text:p>
          </table:table-cell>
          <table:table-cell office:value-type="float" office:value="805.35" calcext:value-type="float">
            <text:p>805.35</text:p>
          </table:table-cell>
        </table:table-row>
        <table:table-row table:style-name="ro1">
          <table:table-cell office:value-type="float" office:value="19502481" calcext:value-type="float">
            <text:p>19502481</text:p>
          </table:table-cell>
          <table:table-cell table:formula="of:=[.A1221]/1000/(60*60*24)" office:value-type="time" office:time-value="PT05H25M02.481S" calcext:value-type="time">
            <text:p>05:25:02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34" calcext:value-type="float">
            <text:p>139.34</text:p>
          </table:table-cell>
          <table:table-cell office:value-type="float" office:value="662.31" calcext:value-type="float">
            <text:p>662.31</text:p>
          </table:table-cell>
          <table:table-cell office:value-type="float" office:value="805.97" calcext:value-type="float">
            <text:p>805.97</text:p>
          </table:table-cell>
        </table:table-row>
        <table:table-row table:style-name="ro1">
          <table:table-cell office:value-type="float" office:value="19518481" calcext:value-type="float">
            <text:p>19518481</text:p>
          </table:table-cell>
          <table:table-cell table:formula="of:=[.A1222]/1000/(60*60*24)" office:value-type="time" office:time-value="PT05H25M18.481S" calcext:value-type="time">
            <text:p>05:25:18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34" calcext:value-type="float">
            <text:p>139.34</text:p>
          </table:table-cell>
          <table:table-cell office:value-type="float" office:value="662.84" calcext:value-type="float">
            <text:p>662.84</text:p>
          </table:table-cell>
          <table:table-cell office:value-type="float" office:value="806.59" calcext:value-type="float">
            <text:p>806.59</text:p>
          </table:table-cell>
        </table:table-row>
        <table:table-row table:style-name="ro1">
          <table:table-cell office:value-type="float" office:value="19534481" calcext:value-type="float">
            <text:p>19534481</text:p>
          </table:table-cell>
          <table:table-cell table:formula="of:=[.A1223]/1000/(60*60*24)" office:value-type="time" office:time-value="PT05H25M34.481S" calcext:value-type="time">
            <text:p>05:25:34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34" calcext:value-type="float">
            <text:p>139.34</text:p>
          </table:table-cell>
          <table:table-cell office:value-type="float" office:value="663.36" calcext:value-type="float">
            <text:p>663.36</text:p>
          </table:table-cell>
          <table:table-cell office:value-type="float" office:value="807.21" calcext:value-type="float">
            <text:p>807.21</text:p>
          </table:table-cell>
        </table:table-row>
        <table:table-row table:style-name="ro1">
          <table:table-cell office:value-type="float" office:value="19550481" calcext:value-type="float">
            <text:p>19550481</text:p>
          </table:table-cell>
          <table:table-cell table:formula="of:=[.A1224]/1000/(60*60*24)" office:value-type="time" office:time-value="PT05H25M50.481S" calcext:value-type="time">
            <text:p>05:25:50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81" calcext:value-type="float">
            <text:p>139.81</text:p>
          </table:table-cell>
          <table:table-cell office:value-type="float" office:value="663.89" calcext:value-type="float">
            <text:p>663.89</text:p>
          </table:table-cell>
          <table:table-cell office:value-type="float" office:value="807.83" calcext:value-type="float">
            <text:p>807.83</text:p>
          </table:table-cell>
        </table:table-row>
        <table:table-row table:style-name="ro1">
          <table:table-cell office:value-type="float" office:value="19566481" calcext:value-type="float">
            <text:p>19566481</text:p>
          </table:table-cell>
          <table:table-cell table:formula="of:=[.A1225]/1000/(60*60*24)" office:value-type="time" office:time-value="PT05H26M06.481S" calcext:value-type="time">
            <text:p>05:26:06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81" calcext:value-type="float">
            <text:p>139.81</text:p>
          </table:table-cell>
          <table:table-cell office:value-type="float" office:value="664.42" calcext:value-type="float">
            <text:p>664.42</text:p>
          </table:table-cell>
          <table:table-cell office:value-type="float" office:value="808.45" calcext:value-type="float">
            <text:p>808.45</text:p>
          </table:table-cell>
        </table:table-row>
        <table:table-row table:style-name="ro1">
          <table:table-cell office:value-type="float" office:value="19582481" calcext:value-type="float">
            <text:p>19582481</text:p>
          </table:table-cell>
          <table:table-cell table:formula="of:=[.A1226]/1000/(60*60*24)" office:value-type="time" office:time-value="PT05H26M22.481S" calcext:value-type="time">
            <text:p>05:26:22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34" calcext:value-type="float">
            <text:p>139.34</text:p>
          </table:table-cell>
          <table:table-cell office:value-type="float" office:value="664.94" calcext:value-type="float">
            <text:p>664.94</text:p>
          </table:table-cell>
          <table:table-cell office:value-type="float" office:value="809.07" calcext:value-type="float">
            <text:p>809.07</text:p>
          </table:table-cell>
        </table:table-row>
        <table:table-row table:style-name="ro1">
          <table:table-cell office:value-type="float" office:value="19598481" calcext:value-type="float">
            <text:p>19598481</text:p>
          </table:table-cell>
          <table:table-cell table:formula="of:=[.A1227]/1000/(60*60*24)" office:value-type="time" office:time-value="PT05H26M38.481S" calcext:value-type="time">
            <text:p>05:26:38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34" calcext:value-type="float">
            <text:p>139.34</text:p>
          </table:table-cell>
          <table:table-cell office:value-type="float" office:value="665.47" calcext:value-type="float">
            <text:p>665.47</text:p>
          </table:table-cell>
          <table:table-cell office:value-type="float" office:value="809.69" calcext:value-type="float">
            <text:p>809.69</text:p>
          </table:table-cell>
        </table:table-row>
        <table:table-row table:style-name="ro1">
          <table:table-cell office:value-type="float" office:value="19614481" calcext:value-type="float">
            <text:p>19614481</text:p>
          </table:table-cell>
          <table:table-cell table:formula="of:=[.A1228]/1000/(60*60*24)" office:value-type="time" office:time-value="PT05H26M54.481S" calcext:value-type="time">
            <text:p>05:26:54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69" calcext:value-type="float">
            <text:p>139.69</text:p>
          </table:table-cell>
          <table:table-cell office:value-type="float" office:value="666" calcext:value-type="float">
            <text:p>666</text:p>
          </table:table-cell>
          <table:table-cell office:value-type="float" office:value="810.31" calcext:value-type="float">
            <text:p>810.31</text:p>
          </table:table-cell>
        </table:table-row>
        <table:table-row table:style-name="ro1">
          <table:table-cell office:value-type="float" office:value="19630481" calcext:value-type="float">
            <text:p>19630481</text:p>
          </table:table-cell>
          <table:table-cell table:formula="of:=[.A1229]/1000/(60*60*24)" office:value-type="time" office:time-value="PT05H27M10.481S" calcext:value-type="time">
            <text:p>05:27:10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666.52" calcext:value-type="float">
            <text:p>666.52</text:p>
          </table:table-cell>
          <table:table-cell office:value-type="float" office:value="810.93" calcext:value-type="float">
            <text:p>810.93</text:p>
          </table:table-cell>
        </table:table-row>
        <table:table-row table:style-name="ro1">
          <table:table-cell office:value-type="float" office:value="19646481" calcext:value-type="float">
            <text:p>19646481</text:p>
          </table:table-cell>
          <table:table-cell table:formula="of:=[.A1230]/1000/(60*60*24)" office:value-type="time" office:time-value="PT05H27M26.481S" calcext:value-type="time">
            <text:p>05:27:26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667.05" calcext:value-type="float">
            <text:p>667.05</text:p>
          </table:table-cell>
          <table:table-cell office:value-type="float" office:value="811.55" calcext:value-type="float">
            <text:p>811.55</text:p>
          </table:table-cell>
        </table:table-row>
        <table:table-row table:style-name="ro1">
          <table:table-cell office:value-type="float" office:value="19662481" calcext:value-type="float">
            <text:p>19662481</text:p>
          </table:table-cell>
          <table:table-cell table:formula="of:=[.A1231]/1000/(60*60*24)" office:value-type="time" office:time-value="PT05H27M42.481S" calcext:value-type="time">
            <text:p>05:27:42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667.57" calcext:value-type="float">
            <text:p>667.57</text:p>
          </table:table-cell>
          <table:table-cell office:value-type="float" office:value="812.16" calcext:value-type="float">
            <text:p>812.16</text:p>
          </table:table-cell>
        </table:table-row>
        <table:table-row table:style-name="ro1">
          <table:table-cell office:value-type="float" office:value="19678481" calcext:value-type="float">
            <text:p>19678481</text:p>
          </table:table-cell>
          <table:table-cell table:formula="of:=[.A1232]/1000/(60*60*24)" office:value-type="time" office:time-value="PT05H27M58.481S" calcext:value-type="time">
            <text:p>05:27:58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668.1" calcext:value-type="float">
            <text:p>668.1</text:p>
          </table:table-cell>
          <table:table-cell office:value-type="float" office:value="812.78" calcext:value-type="float">
            <text:p>812.78</text:p>
          </table:table-cell>
        </table:table-row>
        <table:table-row table:style-name="ro1">
          <table:table-cell office:value-type="float" office:value="19694481" calcext:value-type="float">
            <text:p>19694481</text:p>
          </table:table-cell>
          <table:table-cell table:formula="of:=[.A1233]/1000/(60*60*24)" office:value-type="time" office:time-value="PT05H28M14.481S" calcext:value-type="time">
            <text:p>05:28:14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668.63" calcext:value-type="float">
            <text:p>668.63</text:p>
          </table:table-cell>
          <table:table-cell office:value-type="float" office:value="813.4" calcext:value-type="float">
            <text:p>813.4</text:p>
          </table:table-cell>
        </table:table-row>
        <table:table-row table:style-name="ro1">
          <table:table-cell office:value-type="float" office:value="19710481" calcext:value-type="float">
            <text:p>19710481</text:p>
          </table:table-cell>
          <table:table-cell table:formula="of:=[.A1234]/1000/(60*60*24)" office:value-type="time" office:time-value="PT05H28M30.481S" calcext:value-type="time">
            <text:p>05:28:30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669.15" calcext:value-type="float">
            <text:p>669.15</text:p>
          </table:table-cell>
          <table:table-cell office:value-type="float" office:value="814.02" calcext:value-type="float">
            <text:p>814.02</text:p>
          </table:table-cell>
        </table:table-row>
        <table:table-row table:style-name="ro1">
          <table:table-cell office:value-type="float" office:value="19726479" calcext:value-type="float">
            <text:p>19726479</text:p>
          </table:table-cell>
          <table:table-cell table:formula="of:=[.A1235]/1000/(60*60*24)" office:value-type="time" office:time-value="PT05H28M46.479S" calcext:value-type="time">
            <text:p>05:28:46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669.68" calcext:value-type="float">
            <text:p>669.68</text:p>
          </table:table-cell>
          <table:table-cell office:value-type="float" office:value="814.64" calcext:value-type="float">
            <text:p>814.64</text:p>
          </table:table-cell>
        </table:table-row>
        <table:table-row table:style-name="ro1">
          <table:table-cell office:value-type="float" office:value="19742481" calcext:value-type="float">
            <text:p>19742481</text:p>
          </table:table-cell>
          <table:table-cell table:formula="of:=[.A1236]/1000/(60*60*24)" office:value-type="time" office:time-value="PT05H29M02.481S" calcext:value-type="time">
            <text:p>05:29:02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670.2" calcext:value-type="float">
            <text:p>670.2</text:p>
          </table:table-cell>
          <table:table-cell office:value-type="float" office:value="815.26" calcext:value-type="float">
            <text:p>815.26</text:p>
          </table:table-cell>
        </table:table-row>
        <table:table-row table:style-name="ro1">
          <table:table-cell office:value-type="float" office:value="19758481" calcext:value-type="float">
            <text:p>19758481</text:p>
          </table:table-cell>
          <table:table-cell table:formula="of:=[.A1237]/1000/(60*60*24)" office:value-type="time" office:time-value="PT05H29M18.481S" calcext:value-type="time">
            <text:p>05:29:18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670.73" calcext:value-type="float">
            <text:p>670.73</text:p>
          </table:table-cell>
          <table:table-cell office:value-type="float" office:value="815.88" calcext:value-type="float">
            <text:p>815.88</text:p>
          </table:table-cell>
        </table:table-row>
        <table:table-row table:style-name="ro1">
          <table:table-cell office:value-type="float" office:value="19774481" calcext:value-type="float">
            <text:p>19774481</text:p>
          </table:table-cell>
          <table:table-cell table:formula="of:=[.A1238]/1000/(60*60*24)" office:value-type="time" office:time-value="PT05H29M34.481S" calcext:value-type="time">
            <text:p>05:29:34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671.26" calcext:value-type="float">
            <text:p>671.26</text:p>
          </table:table-cell>
          <table:table-cell office:value-type="float" office:value="816.49" calcext:value-type="float">
            <text:p>816.49</text:p>
          </table:table-cell>
        </table:table-row>
        <table:table-row table:style-name="ro1">
          <table:table-cell office:value-type="float" office:value="19790481" calcext:value-type="float">
            <text:p>19790481</text:p>
          </table:table-cell>
          <table:table-cell table:formula="of:=[.A1239]/1000/(60*60*24)" office:value-type="time" office:time-value="PT05H29M50.481S" calcext:value-type="time">
            <text:p>05:29:50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671.78" calcext:value-type="float">
            <text:p>671.78</text:p>
          </table:table-cell>
          <table:table-cell office:value-type="float" office:value="817.11" calcext:value-type="float">
            <text:p>817.11</text:p>
          </table:table-cell>
        </table:table-row>
        <table:table-row table:style-name="ro1">
          <table:table-cell office:value-type="float" office:value="19806481" calcext:value-type="float">
            <text:p>19806481</text:p>
          </table:table-cell>
          <table:table-cell table:formula="of:=[.A1240]/1000/(60*60*24)" office:value-type="time" office:time-value="PT05H30M06.481S" calcext:value-type="time">
            <text:p>05:30:06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57" calcext:value-type="float">
            <text:p>139.57</text:p>
          </table:table-cell>
          <table:table-cell office:value-type="float" office:value="672.31" calcext:value-type="float">
            <text:p>672.31</text:p>
          </table:table-cell>
          <table:table-cell office:value-type="float" office:value="817.73" calcext:value-type="float">
            <text:p>817.73</text:p>
          </table:table-cell>
        </table:table-row>
        <table:table-row table:style-name="ro1">
          <table:table-cell office:value-type="float" office:value="19822481" calcext:value-type="float">
            <text:p>19822481</text:p>
          </table:table-cell>
          <table:table-cell table:formula="of:=[.A1241]/1000/(60*60*24)" office:value-type="time" office:time-value="PT05H30M22.481S" calcext:value-type="time">
            <text:p>05:30:22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672.83" calcext:value-type="float">
            <text:p>672.83</text:p>
          </table:table-cell>
          <table:table-cell office:value-type="float" office:value="818.35" calcext:value-type="float">
            <text:p>818.35</text:p>
          </table:table-cell>
        </table:table-row>
        <table:table-row table:style-name="ro1">
          <table:table-cell office:value-type="float" office:value="19838481" calcext:value-type="float">
            <text:p>19838481</text:p>
          </table:table-cell>
          <table:table-cell table:formula="of:=[.A1242]/1000/(60*60*24)" office:value-type="time" office:time-value="PT05H30M38.481S" calcext:value-type="time">
            <text:p>05:30:38</text:p>
          </table:table-cell>
          <table:table-cell office:value-type="float" office:value="1.17" calcext:value-type="float">
            <text:p>1.17</text:p>
          </table:table-cell>
          <table:table-cell office:value-type="float" office:value="118.3" calcext:value-type="float">
            <text:p>118.3</text:p>
          </table:table-cell>
          <table:table-cell office:value-type="float" office:value="138.63" calcext:value-type="float">
            <text:p>138.63</text:p>
          </table:table-cell>
          <table:table-cell office:value-type="float" office:value="673.36" calcext:value-type="float">
            <text:p>673.36</text:p>
          </table:table-cell>
          <table:table-cell office:value-type="float" office:value="818.97" calcext:value-type="float">
            <text:p>818.97</text:p>
          </table:table-cell>
        </table:table-row>
        <table:table-row table:style-name="ro1">
          <table:table-cell office:value-type="float" office:value="19854481" calcext:value-type="float">
            <text:p>19854481</text:p>
          </table:table-cell>
          <table:table-cell table:formula="of:=[.A1243]/1000/(60*60*24)" office:value-type="time" office:time-value="PT05H30M54.481S" calcext:value-type="time">
            <text:p>05:30:54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673.88" calcext:value-type="float">
            <text:p>673.88</text:p>
          </table:table-cell>
          <table:table-cell office:value-type="float" office:value="819.59" calcext:value-type="float">
            <text:p>819.59</text:p>
          </table:table-cell>
        </table:table-row>
        <table:table-row table:style-name="ro1">
          <table:table-cell office:value-type="float" office:value="19870481" calcext:value-type="float">
            <text:p>19870481</text:p>
          </table:table-cell>
          <table:table-cell table:formula="of:=[.A1244]/1000/(60*60*24)" office:value-type="time" office:time-value="PT05H31M10.481S" calcext:value-type="time">
            <text:p>05:31:10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674.41" calcext:value-type="float">
            <text:p>674.41</text:p>
          </table:table-cell>
          <table:table-cell office:value-type="float" office:value="820.2" calcext:value-type="float">
            <text:p>820.2</text:p>
          </table:table-cell>
        </table:table-row>
        <table:table-row table:style-name="ro1">
          <table:table-cell office:value-type="float" office:value="19886481" calcext:value-type="float">
            <text:p>19886481</text:p>
          </table:table-cell>
          <table:table-cell table:formula="of:=[.A1245]/1000/(60*60*24)" office:value-type="time" office:time-value="PT05H31M26.481S" calcext:value-type="time">
            <text:p>05:31:26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674.93" calcext:value-type="float">
            <text:p>674.93</text:p>
          </table:table-cell>
          <table:table-cell office:value-type="float" office:value="820.82" calcext:value-type="float">
            <text:p>820.82</text:p>
          </table:table-cell>
        </table:table-row>
        <table:table-row table:style-name="ro1">
          <table:table-cell office:value-type="float" office:value="19902481" calcext:value-type="float">
            <text:p>19902481</text:p>
          </table:table-cell>
          <table:table-cell table:formula="of:=[.A1246]/1000/(60*60*24)" office:value-type="time" office:time-value="PT05H31M42.481S" calcext:value-type="time">
            <text:p>05:31:42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675.46" calcext:value-type="float">
            <text:p>675.46</text:p>
          </table:table-cell>
          <table:table-cell office:value-type="float" office:value="821.44" calcext:value-type="float">
            <text:p>821.44</text:p>
          </table:table-cell>
        </table:table-row>
        <table:table-row table:style-name="ro1">
          <table:table-cell office:value-type="float" office:value="19918481" calcext:value-type="float">
            <text:p>19918481</text:p>
          </table:table-cell>
          <table:table-cell table:formula="of:=[.A1247]/1000/(60*60*24)" office:value-type="time" office:time-value="PT05H31M58.481S" calcext:value-type="time">
            <text:p>05:31:58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675.98" calcext:value-type="float">
            <text:p>675.98</text:p>
          </table:table-cell>
          <table:table-cell office:value-type="float" office:value="822.06" calcext:value-type="float">
            <text:p>822.06</text:p>
          </table:table-cell>
        </table:table-row>
        <table:table-row table:style-name="ro1">
          <table:table-cell office:value-type="float" office:value="19934481" calcext:value-type="float">
            <text:p>19934481</text:p>
          </table:table-cell>
          <table:table-cell table:formula="of:=[.A1248]/1000/(60*60*24)" office:value-type="time" office:time-value="PT05H32M14.481S" calcext:value-type="time">
            <text:p>05:32:14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676.51" calcext:value-type="float">
            <text:p>676.51</text:p>
          </table:table-cell>
          <table:table-cell office:value-type="float" office:value="822.68" calcext:value-type="float">
            <text:p>822.68</text:p>
          </table:table-cell>
        </table:table-row>
        <table:table-row table:style-name="ro1">
          <table:table-cell office:value-type="float" office:value="19950481" calcext:value-type="float">
            <text:p>19950481</text:p>
          </table:table-cell>
          <table:table-cell table:formula="of:=[.A1249]/1000/(60*60*24)" office:value-type="time" office:time-value="PT05H32M30.481S" calcext:value-type="time">
            <text:p>05:32:30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677.03" calcext:value-type="float">
            <text:p>677.03</text:p>
          </table:table-cell>
          <table:table-cell office:value-type="float" office:value="823.29" calcext:value-type="float">
            <text:p>823.29</text:p>
          </table:table-cell>
        </table:table-row>
        <table:table-row table:style-name="ro1">
          <table:table-cell office:value-type="float" office:value="19966481" calcext:value-type="float">
            <text:p>19966481</text:p>
          </table:table-cell>
          <table:table-cell table:formula="of:=[.A1250]/1000/(60*60*24)" office:value-type="time" office:time-value="PT05H32M46.481S" calcext:value-type="time">
            <text:p>05:32:46</text:p>
          </table:table-cell>
          <table:table-cell office:value-type="float" office:value="1.17" calcext:value-type="float">
            <text:p>1.17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51" calcext:value-type="float">
            <text:p>138.51</text:p>
          </table:table-cell>
          <table:table-cell office:value-type="float" office:value="677.56" calcext:value-type="float">
            <text:p>677.56</text:p>
          </table:table-cell>
          <table:table-cell office:value-type="float" office:value="823.91" calcext:value-type="float">
            <text:p>823.91</text:p>
          </table:table-cell>
        </table:table-row>
        <table:table-row table:style-name="ro1">
          <table:table-cell office:value-type="float" office:value="19982481" calcext:value-type="float">
            <text:p>19982481</text:p>
          </table:table-cell>
          <table:table-cell table:formula="of:=[.A1251]/1000/(60*60*24)" office:value-type="time" office:time-value="PT05H33M02.481S" calcext:value-type="time">
            <text:p>05:33:02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678.08" calcext:value-type="float">
            <text:p>678.08</text:p>
          </table:table-cell>
          <table:table-cell office:value-type="float" office:value="824.53" calcext:value-type="float">
            <text:p>824.53</text:p>
          </table:table-cell>
        </table:table-row>
        <table:table-row table:style-name="ro1">
          <table:table-cell office:value-type="float" office:value="19998481" calcext:value-type="float">
            <text:p>19998481</text:p>
          </table:table-cell>
          <table:table-cell table:formula="of:=[.A1252]/1000/(60*60*24)" office:value-type="time" office:time-value="PT05H33M18.481S" calcext:value-type="time">
            <text:p>05:33:18</text:p>
          </table:table-cell>
          <table:table-cell office:value-type="float" office:value="1.18" calcext:value-type="float">
            <text:p>1.18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86" calcext:value-type="float">
            <text:p>138.86</text:p>
          </table:table-cell>
          <table:table-cell office:value-type="float" office:value="678.61" calcext:value-type="float">
            <text:p>678.61</text:p>
          </table:table-cell>
          <table:table-cell office:value-type="float" office:value="825.15" calcext:value-type="float">
            <text:p>825.15</text:p>
          </table:table-cell>
        </table:table-row>
        <table:table-row table:style-name="ro1">
          <table:table-cell office:value-type="float" office:value="20014481" calcext:value-type="float">
            <text:p>20014481</text:p>
          </table:table-cell>
          <table:table-cell table:formula="of:=[.A1253]/1000/(60*60*24)" office:value-type="time" office:time-value="PT05H33M34.481S" calcext:value-type="time">
            <text:p>05:33:34</text:p>
          </table:table-cell>
          <table:table-cell office:value-type="float" office:value="1.18" calcext:value-type="float">
            <text:p>1.18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86" calcext:value-type="float">
            <text:p>138.86</text:p>
          </table:table-cell>
          <table:table-cell office:value-type="float" office:value="679.13" calcext:value-type="float">
            <text:p>679.13</text:p>
          </table:table-cell>
          <table:table-cell office:value-type="float" office:value="825.76" calcext:value-type="float">
            <text:p>825.76</text:p>
          </table:table-cell>
        </table:table-row>
        <table:table-row table:style-name="ro1">
          <table:table-cell office:value-type="float" office:value="20030481" calcext:value-type="float">
            <text:p>20030481</text:p>
          </table:table-cell>
          <table:table-cell table:formula="of:=[.A1254]/1000/(60*60*24)" office:value-type="time" office:time-value="PT05H33M50.481S" calcext:value-type="time">
            <text:p>05:33:50</text:p>
          </table:table-cell>
          <table:table-cell office:value-type="float" office:value="1.18" calcext:value-type="float">
            <text:p>1.18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86" calcext:value-type="float">
            <text:p>138.86</text:p>
          </table:table-cell>
          <table:table-cell office:value-type="float" office:value="679.66" calcext:value-type="float">
            <text:p>679.66</text:p>
          </table:table-cell>
          <table:table-cell office:value-type="float" office:value="826.38" calcext:value-type="float">
            <text:p>826.38</text:p>
          </table:table-cell>
        </table:table-row>
        <table:table-row table:style-name="ro1">
          <table:table-cell office:value-type="float" office:value="20046481" calcext:value-type="float">
            <text:p>20046481</text:p>
          </table:table-cell>
          <table:table-cell table:formula="of:=[.A1255]/1000/(60*60*24)" office:value-type="time" office:time-value="PT05H34M06.481S" calcext:value-type="time">
            <text:p>05:34:06</text:p>
          </table:table-cell>
          <table:table-cell office:value-type="float" office:value="1.18" calcext:value-type="float">
            <text:p>1.18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86" calcext:value-type="float">
            <text:p>138.86</text:p>
          </table:table-cell>
          <table:table-cell office:value-type="float" office:value="680.18" calcext:value-type="float">
            <text:p>680.18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20062481" calcext:value-type="float">
            <text:p>20062481</text:p>
          </table:table-cell>
          <table:table-cell table:formula="of:=[.A1256]/1000/(60*60*24)" office:value-type="time" office:time-value="PT05H34M22.481S" calcext:value-type="time">
            <text:p>05:34:22</text:p>
          </table:table-cell>
          <table:table-cell office:value-type="float" office:value="1.18" calcext:value-type="float">
            <text:p>1.18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86" calcext:value-type="float">
            <text:p>138.86</text:p>
          </table:table-cell>
          <table:table-cell office:value-type="float" office:value="680.71" calcext:value-type="float">
            <text:p>680.71</text:p>
          </table:table-cell>
          <table:table-cell office:value-type="float" office:value="827.61" calcext:value-type="float">
            <text:p>827.61</text:p>
          </table:table-cell>
        </table:table-row>
        <table:table-row table:style-name="ro1">
          <table:table-cell office:value-type="float" office:value="20078481" calcext:value-type="float">
            <text:p>20078481</text:p>
          </table:table-cell>
          <table:table-cell table:formula="of:=[.A1257]/1000/(60*60*24)" office:value-type="time" office:time-value="PT05H34M38.481S" calcext:value-type="time">
            <text:p>05:34:38</text:p>
          </table:table-cell>
          <table:table-cell office:value-type="float" office:value="1.18" calcext:value-type="float">
            <text:p>1.18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86" calcext:value-type="float">
            <text:p>138.86</text:p>
          </table:table-cell>
          <table:table-cell office:value-type="float" office:value="681.23" calcext:value-type="float">
            <text:p>681.23</text:p>
          </table:table-cell>
          <table:table-cell office:value-type="float" office:value="828.23" calcext:value-type="float">
            <text:p>828.23</text:p>
          </table:table-cell>
        </table:table-row>
        <table:table-row table:style-name="ro1">
          <table:table-cell office:value-type="float" office:value="20094481" calcext:value-type="float">
            <text:p>20094481</text:p>
          </table:table-cell>
          <table:table-cell table:formula="of:=[.A1258]/1000/(60*60*24)" office:value-type="time" office:time-value="PT05H34M54.481S" calcext:value-type="time">
            <text:p>05:34:54</text:p>
          </table:table-cell>
          <table:table-cell office:value-type="float" office:value="1.18" calcext:value-type="float">
            <text:p>1.18</text:p>
          </table:table-cell>
          <table:table-cell office:value-type="float" office:value="118" calcext:value-type="float">
            <text:p>118</text:p>
          </table:table-cell>
          <table:table-cell office:value-type="float" office:value="138.74" calcext:value-type="float">
            <text:p>138.74</text:p>
          </table:table-cell>
          <table:table-cell office:value-type="float" office:value="681.76" calcext:value-type="float">
            <text:p>681.76</text:p>
          </table:table-cell>
          <table:table-cell office:value-type="float" office:value="828.85" calcext:value-type="float">
            <text:p>828.85</text:p>
          </table:table-cell>
        </table:table-row>
        <table:table-row table:style-name="ro1">
          <table:table-cell office:value-type="float" office:value="20110481" calcext:value-type="float">
            <text:p>20110481</text:p>
          </table:table-cell>
          <table:table-cell table:formula="of:=[.A1259]/1000/(60*60*24)" office:value-type="time" office:time-value="PT05H35M10.481S" calcext:value-type="time">
            <text:p>05:35:10</text:p>
          </table:table-cell>
          <table:table-cell office:value-type="float" office:value="1.18" calcext:value-type="float">
            <text:p>1.18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86" calcext:value-type="float">
            <text:p>138.86</text:p>
          </table:table-cell>
          <table:table-cell office:value-type="float" office:value="682.28" calcext:value-type="float">
            <text:p>682.28</text:p>
          </table:table-cell>
          <table:table-cell office:value-type="float" office:value="829.46" calcext:value-type="float">
            <text:p>829.46</text:p>
          </table:table-cell>
        </table:table-row>
        <table:table-row table:style-name="ro1">
          <table:table-cell office:value-type="float" office:value="20126481" calcext:value-type="float">
            <text:p>20126481</text:p>
          </table:table-cell>
          <table:table-cell table:formula="of:=[.A1260]/1000/(60*60*24)" office:value-type="time" office:time-value="PT05H35M26.481S" calcext:value-type="time">
            <text:p>05:35:26</text:p>
          </table:table-cell>
          <table:table-cell office:value-type="float" office:value="1.18" calcext:value-type="float">
            <text:p>1.18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86" calcext:value-type="float">
            <text:p>138.86</text:p>
          </table:table-cell>
          <table:table-cell office:value-type="float" office:value="682.81" calcext:value-type="float">
            <text:p>682.81</text:p>
          </table:table-cell>
          <table:table-cell office:value-type="float" office:value="830.08" calcext:value-type="float">
            <text:p>830.08</text:p>
          </table:table-cell>
        </table:table-row>
        <table:table-row table:style-name="ro1">
          <table:table-cell office:value-type="float" office:value="20142481" calcext:value-type="float">
            <text:p>20142481</text:p>
          </table:table-cell>
          <table:table-cell table:formula="of:=[.A1261]/1000/(60*60*24)" office:value-type="time" office:time-value="PT05H35M42.481S" calcext:value-type="time">
            <text:p>05:35:42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683.33" calcext:value-type="float">
            <text:p>683.33</text:p>
          </table:table-cell>
          <table:table-cell office:value-type="float" office:value="830.7" calcext:value-type="float">
            <text:p>830.7</text:p>
          </table:table-cell>
        </table:table-row>
        <table:table-row table:style-name="ro1">
          <table:table-cell office:value-type="float" office:value="20158481" calcext:value-type="float">
            <text:p>20158481</text:p>
          </table:table-cell>
          <table:table-cell table:formula="of:=[.A1262]/1000/(60*60*24)" office:value-type="time" office:time-value="PT05H35M58.481S" calcext:value-type="time">
            <text:p>05:35:58</text:p>
          </table:table-cell>
          <table:table-cell office:value-type="float" office:value="1.17" calcext:value-type="float">
            <text:p>1.17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39" calcext:value-type="float">
            <text:p>138.39</text:p>
          </table:table-cell>
          <table:table-cell office:value-type="float" office:value="683.86" calcext:value-type="float">
            <text:p>683.86</text:p>
          </table:table-cell>
          <table:table-cell office:value-type="float" office:value="831.31" calcext:value-type="float">
            <text:p>831.31</text:p>
          </table:table-cell>
        </table:table-row>
        <table:table-row table:style-name="ro1">
          <table:table-cell office:value-type="float" office:value="20174481" calcext:value-type="float">
            <text:p>20174481</text:p>
          </table:table-cell>
          <table:table-cell table:formula="of:=[.A1263]/1000/(60*60*24)" office:value-type="time" office:time-value="PT05H36M14.481S" calcext:value-type="time">
            <text:p>05:36:14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684.38" calcext:value-type="float">
            <text:p>684.38</text:p>
          </table:table-cell>
          <table:table-cell office:value-type="float" office:value="831.93" calcext:value-type="float">
            <text:p>831.93</text:p>
          </table:table-cell>
        </table:table-row>
        <table:table-row table:style-name="ro1">
          <table:table-cell office:value-type="float" office:value="20190481" calcext:value-type="float">
            <text:p>20190481</text:p>
          </table:table-cell>
          <table:table-cell table:formula="of:=[.A1264]/1000/(60*60*24)" office:value-type="time" office:time-value="PT05H36M30.481S" calcext:value-type="time">
            <text:p>05:36:30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684.9" calcext:value-type="float">
            <text:p>684.9</text:p>
          </table:table-cell>
          <table:table-cell office:value-type="float" office:value="832.54" calcext:value-type="float">
            <text:p>832.54</text:p>
          </table:table-cell>
        </table:table-row>
        <table:table-row table:style-name="ro1">
          <table:table-cell office:value-type="float" office:value="20206481" calcext:value-type="float">
            <text:p>20206481</text:p>
          </table:table-cell>
          <table:table-cell table:formula="of:=[.A1265]/1000/(60*60*24)" office:value-type="time" office:time-value="PT05H36M46.481S" calcext:value-type="time">
            <text:p>05:36:46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685.43" calcext:value-type="float">
            <text:p>685.43</text:p>
          </table:table-cell>
          <table:table-cell office:value-type="float" office:value="833.16" calcext:value-type="float">
            <text:p>833.16</text:p>
          </table:table-cell>
        </table:table-row>
        <table:table-row table:style-name="ro1">
          <table:table-cell office:value-type="float" office:value="20222481" calcext:value-type="float">
            <text:p>20222481</text:p>
          </table:table-cell>
          <table:table-cell table:formula="of:=[.A1266]/1000/(60*60*24)" office:value-type="time" office:time-value="PT05H37M02.481S" calcext:value-type="time">
            <text:p>05:37:02</text:p>
          </table:table-cell>
          <table:table-cell office:value-type="float" office:value="1.18" calcext:value-type="float">
            <text:p>1.18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63" calcext:value-type="float">
            <text:p>138.63</text:p>
          </table:table-cell>
          <table:table-cell office:value-type="float" office:value="685.95" calcext:value-type="float">
            <text:p>685.95</text:p>
          </table:table-cell>
          <table:table-cell office:value-type="float" office:value="833.77" calcext:value-type="float">
            <text:p>833.77</text:p>
          </table:table-cell>
        </table:table-row>
        <table:table-row table:style-name="ro1">
          <table:table-cell office:value-type="float" office:value="20238481" calcext:value-type="float">
            <text:p>20238481</text:p>
          </table:table-cell>
          <table:table-cell table:formula="of:=[.A1267]/1000/(60*60*24)" office:value-type="time" office:time-value="PT05H37M18.481S" calcext:value-type="time">
            <text:p>05:37:18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686.48" calcext:value-type="float">
            <text:p>686.48</text:p>
          </table:table-cell>
          <table:table-cell office:value-type="float" office:value="834.39" calcext:value-type="float">
            <text:p>834.39</text:p>
          </table:table-cell>
        </table:table-row>
        <table:table-row table:style-name="ro1">
          <table:table-cell office:value-type="float" office:value="20254481" calcext:value-type="float">
            <text:p>20254481</text:p>
          </table:table-cell>
          <table:table-cell table:formula="of:=[.A1268]/1000/(60*60*24)" office:value-type="time" office:time-value="PT05H37M34.481S" calcext:value-type="time">
            <text:p>05:37:34</text:p>
          </table:table-cell>
          <table:table-cell office:value-type="float" office:value="1.18" calcext:value-type="float">
            <text:p>1.18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63" calcext:value-type="float">
            <text:p>138.63</text:p>
          </table:table-cell>
          <table:table-cell office:value-type="float" office:value="687" calcext:value-type="float">
            <text:p>687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float" office:value="20270481" calcext:value-type="float">
            <text:p>20270481</text:p>
          </table:table-cell>
          <table:table-cell table:formula="of:=[.A1269]/1000/(60*60*24)" office:value-type="time" office:time-value="PT05H37M50.481S" calcext:value-type="time">
            <text:p>05:37:50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5" calcext:value-type="float">
            <text:p>138.15</text:p>
          </table:table-cell>
          <table:table-cell office:value-type="float" office:value="687.53" calcext:value-type="float">
            <text:p>687.53</text:p>
          </table:table-cell>
          <table:table-cell office:value-type="float" office:value="835.61" calcext:value-type="float">
            <text:p>835.61</text:p>
          </table:table-cell>
        </table:table-row>
        <table:table-row table:style-name="ro1">
          <table:table-cell office:value-type="float" office:value="20286481" calcext:value-type="float">
            <text:p>20286481</text:p>
          </table:table-cell>
          <table:table-cell table:formula="of:=[.A1270]/1000/(60*60*24)" office:value-type="time" office:time-value="PT05H38M06.481S" calcext:value-type="time">
            <text:p>05:38:06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688.05" calcext:value-type="float">
            <text:p>688.05</text:p>
          </table:table-cell>
          <table:table-cell office:value-type="float" office:value="836.23" calcext:value-type="float">
            <text:p>836.23</text:p>
          </table:table-cell>
        </table:table-row>
        <table:table-row table:style-name="ro1">
          <table:table-cell office:value-type="float" office:value="20302481" calcext:value-type="float">
            <text:p>20302481</text:p>
          </table:table-cell>
          <table:table-cell table:formula="of:=[.A1271]/1000/(60*60*24)" office:value-type="time" office:time-value="PT05H38M22.481S" calcext:value-type="time">
            <text:p>05:38:22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6" calcext:value-type="float">
            <text:p>138.16</text:p>
          </table:table-cell>
          <table:table-cell office:value-type="float" office:value="688.57" calcext:value-type="float">
            <text:p>688.57</text:p>
          </table:table-cell>
          <table:table-cell office:value-type="float" office:value="836.84" calcext:value-type="float">
            <text:p>836.84</text:p>
          </table:table-cell>
        </table:table-row>
        <table:table-row table:style-name="ro1">
          <table:table-cell office:value-type="float" office:value="20318481" calcext:value-type="float">
            <text:p>20318481</text:p>
          </table:table-cell>
          <table:table-cell table:formula="of:=[.A1272]/1000/(60*60*24)" office:value-type="time" office:time-value="PT05H38M38.481S" calcext:value-type="time">
            <text:p>05:38:38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5" calcext:value-type="float">
            <text:p>138.15</text:p>
          </table:table-cell>
          <table:table-cell office:value-type="float" office:value="689.1" calcext:value-type="float">
            <text:p>689.1</text:p>
          </table:table-cell>
          <table:table-cell office:value-type="float" office:value="837.46" calcext:value-type="float">
            <text:p>837.46</text:p>
          </table:table-cell>
        </table:table-row>
        <table:table-row table:style-name="ro1">
          <table:table-cell office:value-type="float" office:value="20334481" calcext:value-type="float">
            <text:p>20334481</text:p>
          </table:table-cell>
          <table:table-cell table:formula="of:=[.A1273]/1000/(60*60*24)" office:value-type="time" office:time-value="PT05H38M54.481S" calcext:value-type="time">
            <text:p>05:38:54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5" calcext:value-type="float">
            <text:p>138.15</text:p>
          </table:table-cell>
          <table:table-cell office:value-type="float" office:value="689.62" calcext:value-type="float">
            <text:p>689.62</text:p>
          </table:table-cell>
          <table:table-cell office:value-type="float" office:value="838.07" calcext:value-type="float">
            <text:p>838.07</text:p>
          </table:table-cell>
        </table:table-row>
        <table:table-row table:style-name="ro1">
          <table:table-cell office:value-type="float" office:value="20350481" calcext:value-type="float">
            <text:p>20350481</text:p>
          </table:table-cell>
          <table:table-cell table:formula="of:=[.A1274]/1000/(60*60*24)" office:value-type="time" office:time-value="PT05H39M10.481S" calcext:value-type="time">
            <text:p>05:39:10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8.04" calcext:value-type="float">
            <text:p>138.04</text:p>
          </table:table-cell>
          <table:table-cell office:value-type="float" office:value="690.15" calcext:value-type="float">
            <text:p>690.15</text:p>
          </table:table-cell>
          <table:table-cell office:value-type="float" office:value="838.69" calcext:value-type="float">
            <text:p>838.69</text:p>
          </table:table-cell>
        </table:table-row>
        <table:table-row table:style-name="ro1">
          <table:table-cell office:value-type="float" office:value="20366481" calcext:value-type="float">
            <text:p>20366481</text:p>
          </table:table-cell>
          <table:table-cell table:formula="of:=[.A1275]/1000/(60*60*24)" office:value-type="time" office:time-value="PT05H39M26.481S" calcext:value-type="time">
            <text:p>05:39:26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5" calcext:value-type="float">
            <text:p>138.15</text:p>
          </table:table-cell>
          <table:table-cell office:value-type="float" office:value="690.67" calcext:value-type="float">
            <text:p>690.67</text:p>
          </table:table-cell>
          <table:table-cell office:value-type="float" office:value="839.3" calcext:value-type="float">
            <text:p>839.3</text:p>
          </table:table-cell>
        </table:table-row>
        <table:table-row table:style-name="ro1">
          <table:table-cell office:value-type="float" office:value="20382481" calcext:value-type="float">
            <text:p>20382481</text:p>
          </table:table-cell>
          <table:table-cell table:formula="of:=[.A1276]/1000/(60*60*24)" office:value-type="time" office:time-value="PT05H39M42.481S" calcext:value-type="time">
            <text:p>05:39:42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8.04" calcext:value-type="float">
            <text:p>138.04</text:p>
          </table:table-cell>
          <table:table-cell office:value-type="float" office:value="691.2" calcext:value-type="float">
            <text:p>691.2</text:p>
          </table:table-cell>
          <table:table-cell office:value-type="float" office:value="839.91" calcext:value-type="float">
            <text:p>839.91</text:p>
          </table:table-cell>
        </table:table-row>
        <table:table-row table:style-name="ro1">
          <table:table-cell office:value-type="float" office:value="20398481" calcext:value-type="float">
            <text:p>20398481</text:p>
          </table:table-cell>
          <table:table-cell table:formula="of:=[.A1277]/1000/(60*60*24)" office:value-type="time" office:time-value="PT05H39M58.481S" calcext:value-type="time">
            <text:p>05:39:58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8.04" calcext:value-type="float">
            <text:p>138.04</text:p>
          </table:table-cell>
          <table:table-cell office:value-type="float" office:value="691.72" calcext:value-type="float">
            <text:p>691.72</text:p>
          </table:table-cell>
          <table:table-cell office:value-type="float" office:value="840.53" calcext:value-type="float">
            <text:p>840.53</text:p>
          </table:table-cell>
        </table:table-row>
        <table:table-row table:style-name="ro1">
          <table:table-cell office:value-type="float" office:value="20414481" calcext:value-type="float">
            <text:p>20414481</text:p>
          </table:table-cell>
          <table:table-cell table:formula="of:=[.A1278]/1000/(60*60*24)" office:value-type="time" office:time-value="PT05H40M14.481S" calcext:value-type="time">
            <text:p>05:40:14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5" calcext:value-type="float">
            <text:p>138.15</text:p>
          </table:table-cell>
          <table:table-cell office:value-type="float" office:value="692.24" calcext:value-type="float">
            <text:p>692.24</text:p>
          </table:table-cell>
          <table:table-cell office:value-type="float" office:value="841.14" calcext:value-type="float">
            <text:p>841.14</text:p>
          </table:table-cell>
        </table:table-row>
        <table:table-row table:style-name="ro1">
          <table:table-cell office:value-type="float" office:value="20430481" calcext:value-type="float">
            <text:p>20430481</text:p>
          </table:table-cell>
          <table:table-cell table:formula="of:=[.A1279]/1000/(60*60*24)" office:value-type="time" office:time-value="PT05H40M30.481S" calcext:value-type="time">
            <text:p>05:40:30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8.04" calcext:value-type="float">
            <text:p>138.04</text:p>
          </table:table-cell>
          <table:table-cell office:value-type="float" office:value="692.77" calcext:value-type="float">
            <text:p>692.77</text:p>
          </table:table-cell>
          <table:table-cell office:value-type="float" office:value="841.75" calcext:value-type="float">
            <text:p>841.75</text:p>
          </table:table-cell>
        </table:table-row>
        <table:table-row table:style-name="ro1">
          <table:table-cell office:value-type="float" office:value="20446481" calcext:value-type="float">
            <text:p>20446481</text:p>
          </table:table-cell>
          <table:table-cell table:formula="of:=[.A1280]/1000/(60*60*24)" office:value-type="time" office:time-value="PT05H40M46.481S" calcext:value-type="time">
            <text:p>05:40:46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8.04" calcext:value-type="float">
            <text:p>138.04</text:p>
          </table:table-cell>
          <table:table-cell office:value-type="float" office:value="693.29" calcext:value-type="float">
            <text:p>693.29</text:p>
          </table:table-cell>
          <table:table-cell office:value-type="float" office:value="842.37" calcext:value-type="float">
            <text:p>842.37</text:p>
          </table:table-cell>
        </table:table-row>
        <table:table-row table:style-name="ro1">
          <table:table-cell office:value-type="float" office:value="20462481" calcext:value-type="float">
            <text:p>20462481</text:p>
          </table:table-cell>
          <table:table-cell table:formula="of:=[.A1281]/1000/(60*60*24)" office:value-type="time" office:time-value="PT05H41M02.481S" calcext:value-type="time">
            <text:p>05:41:02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8.04" calcext:value-type="float">
            <text:p>138.04</text:p>
          </table:table-cell>
          <table:table-cell office:value-type="float" office:value="693.81" calcext:value-type="float">
            <text:p>693.81</text:p>
          </table:table-cell>
          <table:table-cell office:value-type="float" office:value="842.98" calcext:value-type="float">
            <text:p>842.98</text:p>
          </table:table-cell>
        </table:table-row>
        <table:table-row table:style-name="ro1">
          <table:table-cell office:value-type="float" office:value="20478481" calcext:value-type="float">
            <text:p>20478481</text:p>
          </table:table-cell>
          <table:table-cell table:formula="of:=[.A1282]/1000/(60*60*24)" office:value-type="time" office:time-value="PT05H41M18.481S" calcext:value-type="time">
            <text:p>05:41:18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92" calcext:value-type="float">
            <text:p>137.92</text:p>
          </table:table-cell>
          <table:table-cell office:value-type="float" office:value="694.34" calcext:value-type="float">
            <text:p>694.34</text:p>
          </table:table-cell>
          <table:table-cell office:value-type="float" office:value="843.59" calcext:value-type="float">
            <text:p>843.59</text:p>
          </table:table-cell>
        </table:table-row>
        <table:table-row table:style-name="ro1">
          <table:table-cell office:value-type="float" office:value="20494481" calcext:value-type="float">
            <text:p>20494481</text:p>
          </table:table-cell>
          <table:table-cell table:formula="of:=[.A1283]/1000/(60*60*24)" office:value-type="time" office:time-value="PT05H41M34.481S" calcext:value-type="time">
            <text:p>05:41:34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8.04" calcext:value-type="float">
            <text:p>138.04</text:p>
          </table:table-cell>
          <table:table-cell office:value-type="float" office:value="694.86" calcext:value-type="float">
            <text:p>694.86</text:p>
          </table:table-cell>
          <table:table-cell office:value-type="float" office:value="844.21" calcext:value-type="float">
            <text:p>844.21</text:p>
          </table:table-cell>
        </table:table-row>
        <table:table-row table:style-name="ro1">
          <table:table-cell office:value-type="float" office:value="20510481" calcext:value-type="float">
            <text:p>20510481</text:p>
          </table:table-cell>
          <table:table-cell table:formula="of:=[.A1284]/1000/(60*60*24)" office:value-type="time" office:time-value="PT05H41M50.481S" calcext:value-type="time">
            <text:p>05:41:50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8.04" calcext:value-type="float">
            <text:p>138.04</text:p>
          </table:table-cell>
          <table:table-cell office:value-type="float" office:value="695.39" calcext:value-type="float">
            <text:p>695.39</text:p>
          </table:table-cell>
          <table:table-cell office:value-type="float" office:value="844.82" calcext:value-type="float">
            <text:p>844.82</text:p>
          </table:table-cell>
        </table:table-row>
        <table:table-row table:style-name="ro1">
          <table:table-cell office:value-type="float" office:value="20526481" calcext:value-type="float">
            <text:p>20526481</text:p>
          </table:table-cell>
          <table:table-cell table:formula="of:=[.A1285]/1000/(60*60*24)" office:value-type="time" office:time-value="PT05H42M06.481S" calcext:value-type="time">
            <text:p>05:42:06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92" calcext:value-type="float">
            <text:p>137.92</text:p>
          </table:table-cell>
          <table:table-cell office:value-type="float" office:value="695.91" calcext:value-type="float">
            <text:p>695.91</text:p>
          </table:table-cell>
          <table:table-cell office:value-type="float" office:value="845.43" calcext:value-type="float">
            <text:p>845.43</text:p>
          </table:table-cell>
        </table:table-row>
        <table:table-row table:style-name="ro1">
          <table:table-cell office:value-type="float" office:value="20542481" calcext:value-type="float">
            <text:p>20542481</text:p>
          </table:table-cell>
          <table:table-cell table:formula="of:=[.A1286]/1000/(60*60*24)" office:value-type="time" office:time-value="PT05H42M22.481S" calcext:value-type="time">
            <text:p>05:42:22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45" calcext:value-type="float">
            <text:p>137.45</text:p>
          </table:table-cell>
          <table:table-cell office:value-type="float" office:value="696.43" calcext:value-type="float">
            <text:p>696.43</text:p>
          </table:table-cell>
          <table:table-cell office:value-type="float" office:value="846.04" calcext:value-type="float">
            <text:p>846.04</text:p>
          </table:table-cell>
        </table:table-row>
        <table:table-row table:style-name="ro1">
          <table:table-cell office:value-type="float" office:value="20558481" calcext:value-type="float">
            <text:p>20558481</text:p>
          </table:table-cell>
          <table:table-cell table:formula="of:=[.A1287]/1000/(60*60*24)" office:value-type="time" office:time-value="PT05H42M38.481S" calcext:value-type="time">
            <text:p>05:42:38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7.56" calcext:value-type="float">
            <text:p>137.56</text:p>
          </table:table-cell>
          <table:table-cell office:value-type="float" office:value="696.96" calcext:value-type="float">
            <text:p>696.96</text:p>
          </table:table-cell>
          <table:table-cell office:value-type="float" office:value="846.66" calcext:value-type="float">
            <text:p>846.66</text:p>
          </table:table-cell>
        </table:table-row>
        <table:table-row table:style-name="ro1">
          <table:table-cell office:value-type="float" office:value="20574481" calcext:value-type="float">
            <text:p>20574481</text:p>
          </table:table-cell>
          <table:table-cell table:formula="of:=[.A1288]/1000/(60*60*24)" office:value-type="time" office:time-value="PT05H42M54.481S" calcext:value-type="time">
            <text:p>05:42:54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45" calcext:value-type="float">
            <text:p>137.45</text:p>
          </table:table-cell>
          <table:table-cell office:value-type="float" office:value="697.48" calcext:value-type="float">
            <text:p>697.48</text:p>
          </table:table-cell>
          <table:table-cell office:value-type="float" office:value="847.27" calcext:value-type="float">
            <text:p>847.27</text:p>
          </table:table-cell>
        </table:table-row>
        <table:table-row table:style-name="ro1">
          <table:table-cell office:value-type="float" office:value="20590481" calcext:value-type="float">
            <text:p>20590481</text:p>
          </table:table-cell>
          <table:table-cell table:formula="of:=[.A1289]/1000/(60*60*24)" office:value-type="time" office:time-value="PT05H43M10.481S" calcext:value-type="time">
            <text:p>05:43:10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92" calcext:value-type="float">
            <text:p>137.92</text:p>
          </table:table-cell>
          <table:table-cell office:value-type="float" office:value="698" calcext:value-type="float">
            <text:p>698</text:p>
          </table:table-cell>
          <table:table-cell office:value-type="float" office:value="847.88" calcext:value-type="float">
            <text:p>847.88</text:p>
          </table:table-cell>
        </table:table-row>
        <table:table-row table:style-name="ro1">
          <table:table-cell office:value-type="float" office:value="20606481" calcext:value-type="float">
            <text:p>20606481</text:p>
          </table:table-cell>
          <table:table-cell table:formula="of:=[.A1290]/1000/(60*60*24)" office:value-type="time" office:time-value="PT05H43M26.481S" calcext:value-type="time">
            <text:p>05:43:26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92" calcext:value-type="float">
            <text:p>137.92</text:p>
          </table:table-cell>
          <table:table-cell office:value-type="float" office:value="698.53" calcext:value-type="float">
            <text:p>698.53</text:p>
          </table:table-cell>
          <table:table-cell office:value-type="float" office:value="848.49" calcext:value-type="float">
            <text:p>848.49</text:p>
          </table:table-cell>
        </table:table-row>
        <table:table-row table:style-name="ro1">
          <table:table-cell office:value-type="float" office:value="20622481" calcext:value-type="float">
            <text:p>20622481</text:p>
          </table:table-cell>
          <table:table-cell table:formula="of:=[.A1291]/1000/(60*60*24)" office:value-type="time" office:time-value="PT05H43M42.481S" calcext:value-type="time">
            <text:p>05:43:42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92" calcext:value-type="float">
            <text:p>137.92</text:p>
          </table:table-cell>
          <table:table-cell office:value-type="float" office:value="699.05" calcext:value-type="float">
            <text:p>699.05</text:p>
          </table:table-cell>
          <table:table-cell office:value-type="float" office:value="849.11" calcext:value-type="float">
            <text:p>849.11</text:p>
          </table:table-cell>
        </table:table-row>
        <table:table-row table:style-name="ro1">
          <table:table-cell office:value-type="float" office:value="20638481" calcext:value-type="float">
            <text:p>20638481</text:p>
          </table:table-cell>
          <table:table-cell table:formula="of:=[.A1292]/1000/(60*60*24)" office:value-type="time" office:time-value="PT05H43M58.481S" calcext:value-type="time">
            <text:p>05:43:58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92" calcext:value-type="float">
            <text:p>137.92</text:p>
          </table:table-cell>
          <table:table-cell office:value-type="float" office:value="699.57" calcext:value-type="float">
            <text:p>699.57</text:p>
          </table:table-cell>
          <table:table-cell office:value-type="float" office:value="849.72" calcext:value-type="float">
            <text:p>849.72</text:p>
          </table:table-cell>
        </table:table-row>
        <table:table-row table:style-name="ro1">
          <table:table-cell office:value-type="float" office:value="20654481" calcext:value-type="float">
            <text:p>20654481</text:p>
          </table:table-cell>
          <table:table-cell table:formula="of:=[.A1293]/1000/(60*60*24)" office:value-type="time" office:time-value="PT05H44M14.481S" calcext:value-type="time">
            <text:p>05:44:14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700.09" calcext:value-type="float">
            <text:p>700.09</text:p>
          </table:table-cell>
          <table:table-cell office:value-type="float" office:value="850.33" calcext:value-type="float">
            <text:p>850.33</text:p>
          </table:table-cell>
        </table:table-row>
        <table:table-row table:style-name="ro1">
          <table:table-cell office:value-type="float" office:value="20670481" calcext:value-type="float">
            <text:p>20670481</text:p>
          </table:table-cell>
          <table:table-cell table:formula="of:=[.A1294]/1000/(60*60*24)" office:value-type="time" office:time-value="PT05H44M30.481S" calcext:value-type="time">
            <text:p>05:44:30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700.62" calcext:value-type="float">
            <text:p>700.62</text:p>
          </table:table-cell>
          <table:table-cell office:value-type="float" office:value="850.94" calcext:value-type="float">
            <text:p>850.94</text:p>
          </table:table-cell>
        </table:table-row>
        <table:table-row table:style-name="ro1">
          <table:table-cell office:value-type="float" office:value="20686481" calcext:value-type="float">
            <text:p>20686481</text:p>
          </table:table-cell>
          <table:table-cell table:formula="of:=[.A1295]/1000/(60*60*24)" office:value-type="time" office:time-value="PT05H44M46.481S" calcext:value-type="time">
            <text:p>05:44:46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701.14" calcext:value-type="float">
            <text:p>701.14</text:p>
          </table:table-cell>
          <table:table-cell office:value-type="float" office:value="851.55" calcext:value-type="float">
            <text:p>851.55</text:p>
          </table:table-cell>
        </table:table-row>
        <table:table-row table:style-name="ro1">
          <table:table-cell office:value-type="float" office:value="20702481" calcext:value-type="float">
            <text:p>20702481</text:p>
          </table:table-cell>
          <table:table-cell table:formula="of:=[.A1296]/1000/(60*60*24)" office:value-type="time" office:time-value="PT05H45M02.481S" calcext:value-type="time">
            <text:p>05:45:02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701.66" calcext:value-type="float">
            <text:p>701.66</text:p>
          </table:table-cell>
          <table:table-cell office:value-type="float" office:value="852.16" calcext:value-type="float">
            <text:p>852.16</text:p>
          </table:table-cell>
        </table:table-row>
        <table:table-row table:style-name="ro1">
          <table:table-cell office:value-type="float" office:value="20718481" calcext:value-type="float">
            <text:p>20718481</text:p>
          </table:table-cell>
          <table:table-cell table:formula="of:=[.A1297]/1000/(60*60*24)" office:value-type="time" office:time-value="PT05H45M18.481S" calcext:value-type="time">
            <text:p>05:45:18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702.19" calcext:value-type="float">
            <text:p>702.19</text:p>
          </table:table-cell>
          <table:table-cell office:value-type="float" office:value="852.77" calcext:value-type="float">
            <text:p>852.77</text:p>
          </table:table-cell>
        </table:table-row>
        <table:table-row table:style-name="ro1">
          <table:table-cell office:value-type="float" office:value="20734481" calcext:value-type="float">
            <text:p>20734481</text:p>
          </table:table-cell>
          <table:table-cell table:formula="of:=[.A1298]/1000/(60*60*24)" office:value-type="time" office:time-value="PT05H45M34.481S" calcext:value-type="time">
            <text:p>05:45:34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702.71" calcext:value-type="float">
            <text:p>702.71</text:p>
          </table:table-cell>
          <table:table-cell office:value-type="float" office:value="853.38" calcext:value-type="float">
            <text:p>853.38</text:p>
          </table:table-cell>
        </table:table-row>
        <table:table-row table:style-name="ro1">
          <table:table-cell office:value-type="float" office:value="20750481" calcext:value-type="float">
            <text:p>20750481</text:p>
          </table:table-cell>
          <table:table-cell table:formula="of:=[.A1299]/1000/(60*60*24)" office:value-type="time" office:time-value="PT05H45M50.481S" calcext:value-type="time">
            <text:p>05:45:50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703.23" calcext:value-type="float">
            <text:p>703.23</text:p>
          </table:table-cell>
          <table:table-cell office:value-type="float" office:value="853.99" calcext:value-type="float">
            <text:p>853.99</text:p>
          </table:table-cell>
        </table:table-row>
        <table:table-row table:style-name="ro1">
          <table:table-cell office:value-type="float" office:value="20766481" calcext:value-type="float">
            <text:p>20766481</text:p>
          </table:table-cell>
          <table:table-cell table:formula="of:=[.A1300]/1000/(60*60*24)" office:value-type="time" office:time-value="PT05H46M06.481S" calcext:value-type="time">
            <text:p>05:46:06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703.75" calcext:value-type="float">
            <text:p>703.75</text:p>
          </table:table-cell>
          <table:table-cell office:value-type="float" office:value="854.6" calcext:value-type="float">
            <text:p>854.6</text:p>
          </table:table-cell>
        </table:table-row>
        <table:table-row table:style-name="ro1">
          <table:table-cell office:value-type="float" office:value="20782481" calcext:value-type="float">
            <text:p>20782481</text:p>
          </table:table-cell>
          <table:table-cell table:formula="of:=[.A1301]/1000/(60*60*24)" office:value-type="time" office:time-value="PT05H46M22.481S" calcext:value-type="time">
            <text:p>05:46:22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704.28" calcext:value-type="float">
            <text:p>704.28</text:p>
          </table:table-cell>
          <table:table-cell office:value-type="float" office:value="855.21" calcext:value-type="float">
            <text:p>855.21</text:p>
          </table:table-cell>
        </table:table-row>
        <table:table-row table:style-name="ro1">
          <table:table-cell office:value-type="float" office:value="20798481" calcext:value-type="float">
            <text:p>20798481</text:p>
          </table:table-cell>
          <table:table-cell table:formula="of:=[.A1302]/1000/(60*60*24)" office:value-type="time" office:time-value="PT05H46M38.481S" calcext:value-type="time">
            <text:p>05:46:38</text:p>
          </table:table-cell>
          <table:table-cell office:value-type="float" office:value="1.17" calcext:value-type="float">
            <text:p>1.17</text:p>
          </table:table-cell>
          <table:table-cell office:value-type="float" office:value="117.5" calcext:value-type="float">
            <text:p>117.5</text:p>
          </table:table-cell>
          <table:table-cell office:value-type="float" office:value="137.21" calcext:value-type="float">
            <text:p>137.21</text:p>
          </table:table-cell>
          <table:table-cell office:value-type="float" office:value="704.8" calcext:value-type="float">
            <text:p>704.8</text:p>
          </table:table-cell>
          <table:table-cell office:value-type="float" office:value="855.82" calcext:value-type="float">
            <text:p>855.82</text:p>
          </table:table-cell>
        </table:table-row>
        <table:table-row table:style-name="ro1">
          <table:table-cell office:value-type="float" office:value="20814481" calcext:value-type="float">
            <text:p>20814481</text:p>
          </table:table-cell>
          <table:table-cell table:formula="of:=[.A1303]/1000/(60*60*24)" office:value-type="time" office:time-value="PT05H46M54.481S" calcext:value-type="time">
            <text:p>05:46:54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705.32" calcext:value-type="float">
            <text:p>705.32</text:p>
          </table:table-cell>
          <table:table-cell office:value-type="float" office:value="856.43" calcext:value-type="float">
            <text:p>856.43</text:p>
          </table:table-cell>
        </table:table-row>
        <table:table-row table:style-name="ro1">
          <table:table-cell office:value-type="float" office:value="20830481" calcext:value-type="float">
            <text:p>20830481</text:p>
          </table:table-cell>
          <table:table-cell table:formula="of:=[.A1304]/1000/(60*60*24)" office:value-type="time" office:time-value="PT05H47M10.481S" calcext:value-type="time">
            <text:p>05:47:10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705.84" calcext:value-type="float">
            <text:p>705.84</text:p>
          </table:table-cell>
          <table:table-cell office:value-type="float" office:value="857.04" calcext:value-type="float">
            <text:p>857.04</text:p>
          </table:table-cell>
        </table:table-row>
        <table:table-row table:style-name="ro1">
          <table:table-cell office:value-type="float" office:value="20846481" calcext:value-type="float">
            <text:p>20846481</text:p>
          </table:table-cell>
          <table:table-cell table:formula="of:=[.A1305]/1000/(60*60*24)" office:value-type="time" office:time-value="PT05H47M26.481S" calcext:value-type="time">
            <text:p>05:47:26</text:p>
          </table:table-cell>
          <table:table-cell office:value-type="float" office:value="1.17" calcext:value-type="float">
            <text:p>1.17</text:p>
          </table:table-cell>
          <table:table-cell office:value-type="float" office:value="117.5" calcext:value-type="float">
            <text:p>117.5</text:p>
          </table:table-cell>
          <table:table-cell office:value-type="float" office:value="137.21" calcext:value-type="float">
            <text:p>137.21</text:p>
          </table:table-cell>
          <table:table-cell office:value-type="float" office:value="706.37" calcext:value-type="float">
            <text:p>706.37</text:p>
          </table:table-cell>
          <table:table-cell office:value-type="float" office:value="857.65" calcext:value-type="float">
            <text:p>857.65</text:p>
          </table:table-cell>
        </table:table-row>
        <table:table-row table:style-name="ro1">
          <table:table-cell office:value-type="float" office:value="20862481" calcext:value-type="float">
            <text:p>20862481</text:p>
          </table:table-cell>
          <table:table-cell table:formula="of:=[.A1306]/1000/(60*60*24)" office:value-type="time" office:time-value="PT05H47M42.481S" calcext:value-type="time">
            <text:p>05:47:42</text:p>
          </table:table-cell>
          <table:table-cell office:value-type="float" office:value="1.17" calcext:value-type="float">
            <text:p>1.17</text:p>
          </table:table-cell>
          <table:table-cell office:value-type="float" office:value="117.5" calcext:value-type="float">
            <text:p>117.5</text:p>
          </table:table-cell>
          <table:table-cell office:value-type="float" office:value="137.21" calcext:value-type="float">
            <text:p>137.21</text:p>
          </table:table-cell>
          <table:table-cell office:value-type="float" office:value="706.89" calcext:value-type="float">
            <text:p>706.89</text:p>
          </table:table-cell>
          <table:table-cell office:value-type="float" office:value="858.26" calcext:value-type="float">
            <text:p>858.26</text:p>
          </table:table-cell>
        </table:table-row>
        <table:table-row table:style-name="ro1">
          <table:table-cell office:value-type="float" office:value="20878481" calcext:value-type="float">
            <text:p>20878481</text:p>
          </table:table-cell>
          <table:table-cell table:formula="of:=[.A1307]/1000/(60*60*24)" office:value-type="time" office:time-value="PT05H47M58.481S" calcext:value-type="time">
            <text:p>05:47:58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707.41" calcext:value-type="float">
            <text:p>707.41</text:p>
          </table:table-cell>
          <table:table-cell office:value-type="float" office:value="858.87" calcext:value-type="float">
            <text:p>858.87</text:p>
          </table:table-cell>
        </table:table-row>
        <table:table-row table:style-name="ro1">
          <table:table-cell office:value-type="float" office:value="20894481" calcext:value-type="float">
            <text:p>20894481</text:p>
          </table:table-cell>
          <table:table-cell table:formula="of:=[.A1308]/1000/(60*60*24)" office:value-type="time" office:time-value="PT05H48M14.481S" calcext:value-type="time">
            <text:p>05:48:14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707.93" calcext:value-type="float">
            <text:p>707.93</text:p>
          </table:table-cell>
          <table:table-cell office:value-type="float" office:value="859.48" calcext:value-type="float">
            <text:p>859.48</text:p>
          </table:table-cell>
        </table:table-row>
        <table:table-row table:style-name="ro1">
          <table:table-cell office:value-type="float" office:value="20910481" calcext:value-type="float">
            <text:p>20910481</text:p>
          </table:table-cell>
          <table:table-cell table:formula="of:=[.A1309]/1000/(60*60*24)" office:value-type="time" office:time-value="PT05H48M30.481S" calcext:value-type="time">
            <text:p>05:48:30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708.45" calcext:value-type="float">
            <text:p>708.45</text:p>
          </table:table-cell>
          <table:table-cell office:value-type="float" office:value="860.09" calcext:value-type="float">
            <text:p>860.09</text:p>
          </table:table-cell>
        </table:table-row>
        <table:table-row table:style-name="ro1">
          <table:table-cell office:value-type="float" office:value="20926481" calcext:value-type="float">
            <text:p>20926481</text:p>
          </table:table-cell>
          <table:table-cell table:formula="of:=[.A1310]/1000/(60*60*24)" office:value-type="time" office:time-value="PT05H48M46.481S" calcext:value-type="time">
            <text:p>05:48:46</text:p>
          </table:table-cell>
          <table:table-cell office:value-type="float" office:value="1.17" calcext:value-type="float">
            <text:p>1.17</text:p>
          </table:table-cell>
          <table:table-cell office:value-type="float" office:value="117.5" calcext:value-type="float">
            <text:p>117.5</text:p>
          </table:table-cell>
          <table:table-cell office:value-type="float" office:value="137.21" calcext:value-type="float">
            <text:p>137.21</text:p>
          </table:table-cell>
          <table:table-cell office:value-type="float" office:value="708.98" calcext:value-type="float">
            <text:p>708.98</text:p>
          </table:table-cell>
          <table:table-cell office:value-type="float" office:value="860.7" calcext:value-type="float">
            <text:p>860.7</text:p>
          </table:table-cell>
        </table:table-row>
        <table:table-row table:style-name="ro1">
          <table:table-cell office:value-type="float" office:value="20942479" calcext:value-type="float">
            <text:p>20942479</text:p>
          </table:table-cell>
          <table:table-cell table:formula="of:=[.A1311]/1000/(60*60*24)" office:value-type="time" office:time-value="PT05H49M02.479S" calcext:value-type="time">
            <text:p>05:49:02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709.5" calcext:value-type="float">
            <text:p>709.5</text:p>
          </table:table-cell>
          <table:table-cell office:value-type="float" office:value="861.31" calcext:value-type="float">
            <text:p>861.31</text:p>
          </table:table-cell>
        </table:table-row>
        <table:table-row table:style-name="ro1">
          <table:table-cell office:value-type="float" office:value="20958481" calcext:value-type="float">
            <text:p>20958481</text:p>
          </table:table-cell>
          <table:table-cell table:formula="of:=[.A1312]/1000/(60*60*24)" office:value-type="time" office:time-value="PT05H49M18.481S" calcext:value-type="time">
            <text:p>05:49:18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710.02" calcext:value-type="float">
            <text:p>710.02</text:p>
          </table:table-cell>
          <table:table-cell office:value-type="float" office:value="861.92" calcext:value-type="float">
            <text:p>861.92</text:p>
          </table:table-cell>
        </table:table-row>
        <table:table-row table:style-name="ro1">
          <table:table-cell office:value-type="float" office:value="20974481" calcext:value-type="float">
            <text:p>20974481</text:p>
          </table:table-cell>
          <table:table-cell table:formula="of:=[.A1313]/1000/(60*60*24)" office:value-type="time" office:time-value="PT05H49M34.481S" calcext:value-type="time">
            <text:p>05:49:34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710.54" calcext:value-type="float">
            <text:p>710.54</text:p>
          </table:table-cell>
          <table:table-cell office:value-type="float" office:value="862.53" calcext:value-type="float">
            <text:p>862.53</text:p>
          </table:table-cell>
        </table:table-row>
        <table:table-row table:style-name="ro1">
          <table:table-cell office:value-type="float" office:value="20990481" calcext:value-type="float">
            <text:p>20990481</text:p>
          </table:table-cell>
          <table:table-cell table:formula="of:=[.A1314]/1000/(60*60*24)" office:value-type="time" office:time-value="PT05H49M50.481S" calcext:value-type="time">
            <text:p>05:49:50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711.06" calcext:value-type="float">
            <text:p>711.06</text:p>
          </table:table-cell>
          <table:table-cell office:value-type="float" office:value="863.14" calcext:value-type="float">
            <text:p>863.14</text:p>
          </table:table-cell>
        </table:table-row>
        <table:table-row table:style-name="ro1">
          <table:table-cell office:value-type="float" office:value="21006481" calcext:value-type="float">
            <text:p>21006481</text:p>
          </table:table-cell>
          <table:table-cell table:formula="of:=[.A1315]/1000/(60*60*24)" office:value-type="time" office:time-value="PT05H50M06.481S" calcext:value-type="time">
            <text:p>05:50:06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711.58" calcext:value-type="float">
            <text:p>711.58</text:p>
          </table:table-cell>
          <table:table-cell office:value-type="float" office:value="863.75" calcext:value-type="float">
            <text:p>863.75</text:p>
          </table:table-cell>
        </table:table-row>
        <table:table-row table:style-name="ro1">
          <table:table-cell office:value-type="float" office:value="21022481" calcext:value-type="float">
            <text:p>21022481</text:p>
          </table:table-cell>
          <table:table-cell table:formula="of:=[.A1316]/1000/(60*60*24)" office:value-type="time" office:time-value="PT05H50M22.481S" calcext:value-type="time">
            <text:p>05:50:22</text:p>
          </table:table-cell>
          <table:table-cell office:value-type="float" office:value="1.17" calcext:value-type="float">
            <text:p>1.17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98" calcext:value-type="float">
            <text:p>136.98</text:p>
          </table:table-cell>
          <table:table-cell office:value-type="float" office:value="712.11" calcext:value-type="float">
            <text:p>712.11</text:p>
          </table:table-cell>
          <table:table-cell office:value-type="float" office:value="864.36" calcext:value-type="float">
            <text:p>864.36</text:p>
          </table:table-cell>
        </table:table-row>
        <table:table-row table:style-name="ro1">
          <table:table-cell office:value-type="float" office:value="21038481" calcext:value-type="float">
            <text:p>21038481</text:p>
          </table:table-cell>
          <table:table-cell table:formula="of:=[.A1317]/1000/(60*60*24)" office:value-type="time" office:time-value="PT05H50M38.481S" calcext:value-type="time">
            <text:p>05:50:38</text:p>
          </table:table-cell>
          <table:table-cell office:value-type="float" office:value="1.17" calcext:value-type="float">
            <text:p>1.17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97" calcext:value-type="float">
            <text:p>136.97</text:p>
          </table:table-cell>
          <table:table-cell office:value-type="float" office:value="712.63" calcext:value-type="float">
            <text:p>712.63</text:p>
          </table:table-cell>
          <table:table-cell office:value-type="float" office:value="864.96" calcext:value-type="float">
            <text:p>864.96</text:p>
          </table:table-cell>
        </table:table-row>
        <table:table-row table:style-name="ro1">
          <table:table-cell office:value-type="float" office:value="21054481" calcext:value-type="float">
            <text:p>21054481</text:p>
          </table:table-cell>
          <table:table-cell table:formula="of:=[.A1318]/1000/(60*60*24)" office:value-type="time" office:time-value="PT05H50M54.481S" calcext:value-type="time">
            <text:p>05:50:54</text:p>
          </table:table-cell>
          <table:table-cell office:value-type="float" office:value="1.16" calcext:value-type="float">
            <text:p>1.16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51" calcext:value-type="float">
            <text:p>136.51</text:p>
          </table:table-cell>
          <table:table-cell office:value-type="float" office:value="713.15" calcext:value-type="float">
            <text:p>713.15</text:p>
          </table:table-cell>
          <table:table-cell office:value-type="float" office:value="865.57" calcext:value-type="float">
            <text:p>865.57</text:p>
          </table:table-cell>
        </table:table-row>
        <table:table-row table:style-name="ro1">
          <table:table-cell office:value-type="float" office:value="21070481" calcext:value-type="float">
            <text:p>21070481</text:p>
          </table:table-cell>
          <table:table-cell table:formula="of:=[.A1319]/1000/(60*60*24)" office:value-type="time" office:time-value="PT05H51M10.481S" calcext:value-type="time">
            <text:p>05:51:10</text:p>
          </table:table-cell>
          <table:table-cell office:value-type="float" office:value="1.17" calcext:value-type="float">
            <text:p>1.17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97" calcext:value-type="float">
            <text:p>136.97</text:p>
          </table:table-cell>
          <table:table-cell office:value-type="float" office:value="713.67" calcext:value-type="float">
            <text:p>713.67</text:p>
          </table:table-cell>
          <table:table-cell office:value-type="float" office:value="866.18" calcext:value-type="float">
            <text:p>866.18</text:p>
          </table:table-cell>
        </table:table-row>
        <table:table-row table:style-name="ro1">
          <table:table-cell office:value-type="float" office:value="21086481" calcext:value-type="float">
            <text:p>21086481</text:p>
          </table:table-cell>
          <table:table-cell table:formula="of:=[.A1320]/1000/(60*60*24)" office:value-type="time" office:time-value="PT05H51M26.481S" calcext:value-type="time">
            <text:p>05:51:26</text:p>
          </table:table-cell>
          <table:table-cell office:value-type="float" office:value="1.17" calcext:value-type="float">
            <text:p>1.17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97" calcext:value-type="float">
            <text:p>136.97</text:p>
          </table:table-cell>
          <table:table-cell office:value-type="float" office:value="714.19" calcext:value-type="float">
            <text:p>714.19</text:p>
          </table:table-cell>
          <table:table-cell office:value-type="float" office:value="866.79" calcext:value-type="float">
            <text:p>866.79</text:p>
          </table:table-cell>
        </table:table-row>
        <table:table-row table:style-name="ro1">
          <table:table-cell office:value-type="float" office:value="21102481" calcext:value-type="float">
            <text:p>21102481</text:p>
          </table:table-cell>
          <table:table-cell table:formula="of:=[.A1321]/1000/(60*60*24)" office:value-type="time" office:time-value="PT05H51M42.481S" calcext:value-type="time">
            <text:p>05:51:42</text:p>
          </table:table-cell>
          <table:table-cell office:value-type="float" office:value="1.16" calcext:value-type="float">
            <text:p>1.16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51" calcext:value-type="float">
            <text:p>136.51</text:p>
          </table:table-cell>
          <table:table-cell office:value-type="float" office:value="714.71" calcext:value-type="float">
            <text:p>714.71</text:p>
          </table:table-cell>
          <table:table-cell office:value-type="float" office:value="867.4" calcext:value-type="float">
            <text:p>867.4</text:p>
          </table:table-cell>
        </table:table-row>
        <table:table-row table:style-name="ro1">
          <table:table-cell office:value-type="float" office:value="21118481" calcext:value-type="float">
            <text:p>21118481</text:p>
          </table:table-cell>
          <table:table-cell table:formula="of:=[.A1322]/1000/(60*60*24)" office:value-type="time" office:time-value="PT05H51M58.481S" calcext:value-type="time">
            <text:p>05:51:58</text:p>
          </table:table-cell>
          <table:table-cell office:value-type="float" office:value="1.16" calcext:value-type="float">
            <text:p>1.16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51" calcext:value-type="float">
            <text:p>136.51</text:p>
          </table:table-cell>
          <table:table-cell office:value-type="float" office:value="715.23" calcext:value-type="float">
            <text:p>715.23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21134481" calcext:value-type="float">
            <text:p>21134481</text:p>
          </table:table-cell>
          <table:table-cell table:formula="of:=[.A1323]/1000/(60*60*24)" office:value-type="time" office:time-value="PT05H52M14.481S" calcext:value-type="time">
            <text:p>05:52:14</text:p>
          </table:table-cell>
          <table:table-cell office:value-type="float" office:value="1.16" calcext:value-type="float">
            <text:p>1.16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5" calcext:value-type="float">
            <text:p>136.5</text:p>
          </table:table-cell>
          <table:table-cell office:value-type="float" office:value="715.76" calcext:value-type="float">
            <text:p>715.76</text:p>
          </table:table-cell>
          <table:table-cell office:value-type="float" office:value="868.61" calcext:value-type="float">
            <text:p>868.61</text:p>
          </table:table-cell>
        </table:table-row>
        <table:table-row table:style-name="ro1">
          <table:table-cell office:value-type="float" office:value="21150481" calcext:value-type="float">
            <text:p>21150481</text:p>
          </table:table-cell>
          <table:table-cell table:formula="of:=[.A1324]/1000/(60*60*24)" office:value-type="time" office:time-value="PT05H52M30.481S" calcext:value-type="time">
            <text:p>05:52:30</text:p>
          </table:table-cell>
          <table:table-cell office:value-type="float" office:value="1.16" calcext:value-type="float">
            <text:p>1.16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51" calcext:value-type="float">
            <text:p>136.51</text:p>
          </table:table-cell>
          <table:table-cell office:value-type="float" office:value="716.28" calcext:value-type="float">
            <text:p>716.28</text:p>
          </table:table-cell>
          <table:table-cell office:value-type="float" office:value="869.22" calcext:value-type="float">
            <text:p>869.22</text:p>
          </table:table-cell>
        </table:table-row>
        <table:table-row table:style-name="ro1">
          <table:table-cell office:value-type="float" office:value="21166481" calcext:value-type="float">
            <text:p>21166481</text:p>
          </table:table-cell>
          <table:table-cell table:formula="of:=[.A1325]/1000/(60*60*24)" office:value-type="time" office:time-value="PT05H52M46.481S" calcext:value-type="time">
            <text:p>05:52:46</text:p>
          </table:table-cell>
          <table:table-cell office:value-type="float" office:value="1.16" calcext:value-type="float">
            <text:p>1.16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51" calcext:value-type="float">
            <text:p>136.51</text:p>
          </table:table-cell>
          <table:table-cell office:value-type="float" office:value="716.8" calcext:value-type="float">
            <text:p>716.8</text:p>
          </table:table-cell>
          <table:table-cell office:value-type="float" office:value="869.82" calcext:value-type="float">
            <text:p>869.82</text:p>
          </table:table-cell>
        </table:table-row>
        <table:table-row table:style-name="ro1">
          <table:table-cell office:value-type="float" office:value="21182481" calcext:value-type="float">
            <text:p>21182481</text:p>
          </table:table-cell>
          <table:table-cell table:formula="of:=[.A1326]/1000/(60*60*24)" office:value-type="time" office:time-value="PT05H53M02.481S" calcext:value-type="time">
            <text:p>05:53:02</text:p>
          </table:table-cell>
          <table:table-cell office:value-type="float" office:value="1.16" calcext:value-type="float">
            <text:p>1.16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39" calcext:value-type="float">
            <text:p>136.39</text:p>
          </table:table-cell>
          <table:table-cell office:value-type="float" office:value="717.32" calcext:value-type="float">
            <text:p>717.32</text:p>
          </table:table-cell>
          <table:table-cell office:value-type="float" office:value="870.43" calcext:value-type="float">
            <text:p>870.43</text:p>
          </table:table-cell>
        </table:table-row>
        <table:table-row table:style-name="ro1">
          <table:table-cell office:value-type="float" office:value="21198481" calcext:value-type="float">
            <text:p>21198481</text:p>
          </table:table-cell>
          <table:table-cell table:formula="of:=[.A1327]/1000/(60*60*24)" office:value-type="time" office:time-value="PT05H53M18.481S" calcext:value-type="time">
            <text:p>05:53:18</text:p>
          </table:table-cell>
          <table:table-cell office:value-type="float" office:value="1.16" calcext:value-type="float">
            <text:p>1.16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39" calcext:value-type="float">
            <text:p>136.39</text:p>
          </table:table-cell>
          <table:table-cell office:value-type="float" office:value="717.84" calcext:value-type="float">
            <text:p>717.84</text:p>
          </table:table-cell>
          <table:table-cell office:value-type="float" office:value="871.04" calcext:value-type="float">
            <text:p>871.04</text:p>
          </table:table-cell>
        </table:table-row>
        <table:table-row table:style-name="ro1">
          <table:table-cell office:value-type="float" office:value="21214481" calcext:value-type="float">
            <text:p>21214481</text:p>
          </table:table-cell>
          <table:table-cell table:formula="of:=[.A1328]/1000/(60*60*24)" office:value-type="time" office:time-value="PT05H53M34.481S" calcext:value-type="time">
            <text:p>05:53:34</text:p>
          </table:table-cell>
          <table:table-cell office:value-type="float" office:value="1.16" calcext:value-type="float">
            <text:p>1.16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39" calcext:value-type="float">
            <text:p>136.39</text:p>
          </table:table-cell>
          <table:table-cell office:value-type="float" office:value="718.36" calcext:value-type="float">
            <text:p>718.36</text:p>
          </table:table-cell>
          <table:table-cell office:value-type="float" office:value="871.64" calcext:value-type="float">
            <text:p>871.64</text:p>
          </table:table-cell>
        </table:table-row>
        <table:table-row table:style-name="ro1">
          <table:table-cell office:value-type="float" office:value="21230481" calcext:value-type="float">
            <text:p>21230481</text:p>
          </table:table-cell>
          <table:table-cell table:formula="of:=[.A1329]/1000/(60*60*24)" office:value-type="time" office:time-value="PT05H53M50.481S" calcext:value-type="time">
            <text:p>05:53:50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718.88" calcext:value-type="float">
            <text:p>718.88</text:p>
          </table:table-cell>
          <table:table-cell office:value-type="float" office:value="872.25" calcext:value-type="float">
            <text:p>872.25</text:p>
          </table:table-cell>
        </table:table-row>
        <table:table-row table:style-name="ro1">
          <table:table-cell office:value-type="float" office:value="21246481" calcext:value-type="float">
            <text:p>21246481</text:p>
          </table:table-cell>
          <table:table-cell table:formula="of:=[.A1330]/1000/(60*60*24)" office:value-type="time" office:time-value="PT05H54M06.481S" calcext:value-type="time">
            <text:p>05:54:06</text:p>
          </table:table-cell>
          <table:table-cell office:value-type="float" office:value="1.17" calcext:value-type="float">
            <text:p>1.17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74" calcext:value-type="float">
            <text:p>136.74</text:p>
          </table:table-cell>
          <table:table-cell office:value-type="float" office:value="719.4" calcext:value-type="float">
            <text:p>719.4</text:p>
          </table:table-cell>
          <table:table-cell office:value-type="float" office:value="872.86" calcext:value-type="float">
            <text:p>872.86</text:p>
          </table:table-cell>
        </table:table-row>
        <table:table-row table:style-name="ro1">
          <table:table-cell office:value-type="float" office:value="21262481" calcext:value-type="float">
            <text:p>21262481</text:p>
          </table:table-cell>
          <table:table-cell table:formula="of:=[.A1331]/1000/(60*60*24)" office:value-type="time" office:time-value="PT05H54M22.481S" calcext:value-type="time">
            <text:p>05:54:22</text:p>
          </table:table-cell>
          <table:table-cell office:value-type="float" office:value="1.16" calcext:value-type="float">
            <text:p>1.16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39" calcext:value-type="float">
            <text:p>136.39</text:p>
          </table:table-cell>
          <table:table-cell office:value-type="float" office:value="719.92" calcext:value-type="float">
            <text:p>719.92</text:p>
          </table:table-cell>
          <table:table-cell office:value-type="float" office:value="873.46" calcext:value-type="float">
            <text:p>873.46</text:p>
          </table:table-cell>
        </table:table-row>
        <table:table-row table:style-name="ro1">
          <table:table-cell office:value-type="float" office:value="21278481" calcext:value-type="float">
            <text:p>21278481</text:p>
          </table:table-cell>
          <table:table-cell table:formula="of:=[.A1332]/1000/(60*60*24)" office:value-type="time" office:time-value="PT05H54M38.481S" calcext:value-type="time">
            <text:p>05:54:38</text:p>
          </table:table-cell>
          <table:table-cell office:value-type="float" office:value="1.16" calcext:value-type="float">
            <text:p>1.16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39" calcext:value-type="float">
            <text:p>136.39</text:p>
          </table:table-cell>
          <table:table-cell office:value-type="float" office:value="720.44" calcext:value-type="float">
            <text:p>720.44</text:p>
          </table:table-cell>
          <table:table-cell office:value-type="float" office:value="874.07" calcext:value-type="float">
            <text:p>874.07</text:p>
          </table:table-cell>
        </table:table-row>
        <table:table-row table:style-name="ro1">
          <table:table-cell office:value-type="float" office:value="21294481" calcext:value-type="float">
            <text:p>21294481</text:p>
          </table:table-cell>
          <table:table-cell table:formula="of:=[.A1333]/1000/(60*60*24)" office:value-type="time" office:time-value="PT05H54M54.481S" calcext:value-type="time">
            <text:p>05:54:54</text:p>
          </table:table-cell>
          <table:table-cell office:value-type="float" office:value="1.16" calcext:value-type="float">
            <text:p>1.16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39" calcext:value-type="float">
            <text:p>136.39</text:p>
          </table:table-cell>
          <table:table-cell office:value-type="float" office:value="720.96" calcext:value-type="float">
            <text:p>720.96</text:p>
          </table:table-cell>
          <table:table-cell office:value-type="float" office:value="874.67" calcext:value-type="float">
            <text:p>874.67</text:p>
          </table:table-cell>
        </table:table-row>
        <table:table-row table:style-name="ro1">
          <table:table-cell office:value-type="float" office:value="21310481" calcext:value-type="float">
            <text:p>21310481</text:p>
          </table:table-cell>
          <table:table-cell table:formula="of:=[.A1334]/1000/(60*60*24)" office:value-type="time" office:time-value="PT05H55M10.481S" calcext:value-type="time">
            <text:p>05:55:10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721.48" calcext:value-type="float">
            <text:p>721.48</text:p>
          </table:table-cell>
          <table:table-cell office:value-type="float" office:value="875.28" calcext:value-type="float">
            <text:p>875.28</text:p>
          </table:table-cell>
        </table:table-row>
        <table:table-row table:style-name="ro1">
          <table:table-cell office:value-type="float" office:value="21326479" calcext:value-type="float">
            <text:p>21326479</text:p>
          </table:table-cell>
          <table:table-cell table:formula="of:=[.A1335]/1000/(60*60*24)" office:value-type="time" office:time-value="PT05H55M26.479S" calcext:value-type="time">
            <text:p>05:55:26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722" calcext:value-type="float">
            <text:p>722</text:p>
          </table:table-cell>
          <table:table-cell office:value-type="float" office:value="875.89" calcext:value-type="float">
            <text:p>875.89</text:p>
          </table:table-cell>
        </table:table-row>
        <table:table-row table:style-name="ro1">
          <table:table-cell office:value-type="float" office:value="21342481" calcext:value-type="float">
            <text:p>21342481</text:p>
          </table:table-cell>
          <table:table-cell table:formula="of:=[.A1336]/1000/(60*60*24)" office:value-type="time" office:time-value="PT05H55M42.481S" calcext:value-type="time">
            <text:p>05:55:42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722.52" calcext:value-type="float">
            <text:p>722.52</text:p>
          </table:table-cell>
          <table:table-cell office:value-type="float" office:value="876.49" calcext:value-type="float">
            <text:p>876.49</text:p>
          </table:table-cell>
        </table:table-row>
        <table:table-row table:style-name="ro1">
          <table:table-cell office:value-type="float" office:value="21358481" calcext:value-type="float">
            <text:p>21358481</text:p>
          </table:table-cell>
          <table:table-cell table:formula="of:=[.A1337]/1000/(60*60*24)" office:value-type="time" office:time-value="PT05H55M58.481S" calcext:value-type="time">
            <text:p>05:55:58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723.04" calcext:value-type="float">
            <text:p>723.04</text:p>
          </table:table-cell>
          <table:table-cell office:value-type="float" office:value="877.1" calcext:value-type="float">
            <text:p>877.1</text:p>
          </table:table-cell>
        </table:table-row>
        <table:table-row table:style-name="ro1">
          <table:table-cell office:value-type="float" office:value="21374481" calcext:value-type="float">
            <text:p>21374481</text:p>
          </table:table-cell>
          <table:table-cell table:formula="of:=[.A1338]/1000/(60*60*24)" office:value-type="time" office:time-value="PT05H56M14.481S" calcext:value-type="time">
            <text:p>05:56:14</text:p>
          </table:table-cell>
          <table:table-cell office:value-type="float" office:value="1.16" calcext:value-type="float">
            <text:p>1.16</text:p>
          </table:table-cell>
          <table:table-cell office:value-type="float" office:value="117" calcext:value-type="float">
            <text:p>117</text:p>
          </table:table-cell>
          <table:table-cell office:value-type="float" office:value="136.15" calcext:value-type="float">
            <text:p>136.15</text:p>
          </table:table-cell>
          <table:table-cell office:value-type="float" office:value="723.56" calcext:value-type="float">
            <text:p>723.56</text:p>
          </table:table-cell>
          <table:table-cell office:value-type="float" office:value="877.7" calcext:value-type="float">
            <text:p>877.7</text:p>
          </table:table-cell>
        </table:table-row>
        <table:table-row table:style-name="ro1">
          <table:table-cell office:value-type="float" office:value="21390481" calcext:value-type="float">
            <text:p>21390481</text:p>
          </table:table-cell>
          <table:table-cell table:formula="of:=[.A1339]/1000/(60*60*24)" office:value-type="time" office:time-value="PT05H56M30.481S" calcext:value-type="time">
            <text:p>05:56:30</text:p>
          </table:table-cell>
          <table:table-cell office:value-type="float" office:value="1.16" calcext:value-type="float">
            <text:p>1.16</text:p>
          </table:table-cell>
          <table:table-cell office:value-type="float" office:value="117" calcext:value-type="float">
            <text:p>117</text:p>
          </table:table-cell>
          <table:table-cell office:value-type="float" office:value="136.15" calcext:value-type="float">
            <text:p>136.15</text:p>
          </table:table-cell>
          <table:table-cell office:value-type="float" office:value="724.08" calcext:value-type="float">
            <text:p>724.08</text:p>
          </table:table-cell>
          <table:table-cell office:value-type="float" office:value="878.31" calcext:value-type="float">
            <text:p>878.31</text:p>
          </table:table-cell>
        </table:table-row>
        <table:table-row table:style-name="ro1">
          <table:table-cell office:value-type="float" office:value="21406481" calcext:value-type="float">
            <text:p>21406481</text:p>
          </table:table-cell>
          <table:table-cell table:formula="of:=[.A1340]/1000/(60*60*24)" office:value-type="time" office:time-value="PT05H56M46.481S" calcext:value-type="time">
            <text:p>05:56:46</text:p>
          </table:table-cell>
          <table:table-cell office:value-type="float" office:value="1.16" calcext:value-type="float">
            <text:p>1.16</text:p>
          </table:table-cell>
          <table:table-cell office:value-type="float" office:value="117" calcext:value-type="float">
            <text:p>117</text:p>
          </table:table-cell>
          <table:table-cell office:value-type="float" office:value="136.15" calcext:value-type="float">
            <text:p>136.15</text:p>
          </table:table-cell>
          <table:table-cell office:value-type="float" office:value="724.6" calcext:value-type="float">
            <text:p>724.6</text:p>
          </table:table-cell>
          <table:table-cell office:value-type="float" office:value="878.91" calcext:value-type="float">
            <text:p>878.91</text:p>
          </table:table-cell>
        </table:table-row>
        <table:table-row table:style-name="ro1">
          <table:table-cell office:value-type="float" office:value="21422481" calcext:value-type="float">
            <text:p>21422481</text:p>
          </table:table-cell>
          <table:table-cell table:formula="of:=[.A1341]/1000/(60*60*24)" office:value-type="time" office:time-value="PT05H57M02.481S" calcext:value-type="time">
            <text:p>05:57:02</text:p>
          </table:table-cell>
          <table:table-cell office:value-type="float" office:value="1.16" calcext:value-type="float">
            <text:p>1.16</text:p>
          </table:table-cell>
          <table:table-cell office:value-type="float" office:value="117" calcext:value-type="float">
            <text:p>117</text:p>
          </table:table-cell>
          <table:table-cell office:value-type="float" office:value="136.15" calcext:value-type="float">
            <text:p>136.15</text:p>
          </table:table-cell>
          <table:table-cell office:value-type="float" office:value="725.12" calcext:value-type="float">
            <text:p>725.12</text:p>
          </table:table-cell>
          <table:table-cell office:value-type="float" office:value="879.52" calcext:value-type="float">
            <text:p>879.52</text:p>
          </table:table-cell>
        </table:table-row>
        <table:table-row table:style-name="ro1">
          <table:table-cell office:value-type="float" office:value="21438481" calcext:value-type="float">
            <text:p>21438481</text:p>
          </table:table-cell>
          <table:table-cell table:formula="of:=[.A1342]/1000/(60*60*24)" office:value-type="time" office:time-value="PT05H57M18.481S" calcext:value-type="time">
            <text:p>05:57:18</text:p>
          </table:table-cell>
          <table:table-cell office:value-type="float" office:value="1.16" calcext:value-type="float">
            <text:p>1.16</text:p>
          </table:table-cell>
          <table:table-cell office:value-type="float" office:value="117" calcext:value-type="float">
            <text:p>117</text:p>
          </table:table-cell>
          <table:table-cell office:value-type="float" office:value="136.15" calcext:value-type="float">
            <text:p>136.15</text:p>
          </table:table-cell>
          <table:table-cell office:value-type="float" office:value="725.64" calcext:value-type="float">
            <text:p>725.64</text:p>
          </table:table-cell>
          <table:table-cell office:value-type="float" office:value="880.12" calcext:value-type="float">
            <text:p>880.12</text:p>
          </table:table-cell>
        </table:table-row>
        <table:table-row table:style-name="ro1">
          <table:table-cell office:value-type="float" office:value="21454481" calcext:value-type="float">
            <text:p>21454481</text:p>
          </table:table-cell>
          <table:table-cell table:formula="of:=[.A1343]/1000/(60*60*24)" office:value-type="time" office:time-value="PT05H57M34.481S" calcext:value-type="time">
            <text:p>05:57:34</text:p>
          </table:table-cell>
          <table:table-cell office:value-type="float" office:value="1.16" calcext:value-type="float">
            <text:p>1.16</text:p>
          </table:table-cell>
          <table:table-cell office:value-type="float" office:value="117" calcext:value-type="float">
            <text:p>117</text:p>
          </table:table-cell>
          <table:table-cell office:value-type="float" office:value="136.15" calcext:value-type="float">
            <text:p>136.15</text:p>
          </table:table-cell>
          <table:table-cell office:value-type="float" office:value="726.16" calcext:value-type="float">
            <text:p>726.16</text:p>
          </table:table-cell>
          <table:table-cell office:value-type="float" office:value="880.73" calcext:value-type="float">
            <text:p>880.73</text:p>
          </table:table-cell>
        </table:table-row>
        <table:table-row table:style-name="ro1">
          <table:table-cell office:value-type="float" office:value="21470481" calcext:value-type="float">
            <text:p>21470481</text:p>
          </table:table-cell>
          <table:table-cell table:formula="of:=[.A1344]/1000/(60*60*24)" office:value-type="time" office:time-value="PT05H57M50.481S" calcext:value-type="time">
            <text:p>05:57:50</text:p>
          </table:table-cell>
          <table:table-cell office:value-type="float" office:value="1.16" calcext:value-type="float">
            <text:p>1.16</text:p>
          </table:table-cell>
          <table:table-cell office:value-type="float" office:value="117" calcext:value-type="float">
            <text:p>117</text:p>
          </table:table-cell>
          <table:table-cell office:value-type="float" office:value="136.15" calcext:value-type="float">
            <text:p>136.15</text:p>
          </table:table-cell>
          <table:table-cell office:value-type="float" office:value="726.68" calcext:value-type="float">
            <text:p>726.68</text:p>
          </table:table-cell>
          <table:table-cell office:value-type="float" office:value="881.33" calcext:value-type="float">
            <text:p>881.33</text:p>
          </table:table-cell>
        </table:table-row>
        <table:table-row table:style-name="ro1">
          <table:table-cell office:value-type="float" office:value="21486481" calcext:value-type="float">
            <text:p>21486481</text:p>
          </table:table-cell>
          <table:table-cell table:formula="of:=[.A1345]/1000/(60*60*24)" office:value-type="time" office:time-value="PT05H58M06.481S" calcext:value-type="time">
            <text:p>05:58:06</text:p>
          </table:table-cell>
          <table:table-cell office:value-type="float" office:value="1.16" calcext:value-type="float">
            <text:p>1.16</text:p>
          </table:table-cell>
          <table:table-cell office:value-type="float" office:value="117" calcext:value-type="float">
            <text:p>117</text:p>
          </table:table-cell>
          <table:table-cell office:value-type="float" office:value="136.15" calcext:value-type="float">
            <text:p>136.15</text:p>
          </table:table-cell>
          <table:table-cell office:value-type="float" office:value="727.2" calcext:value-type="float">
            <text:p>727.2</text:p>
          </table:table-cell>
          <table:table-cell office:value-type="float" office:value="881.94" calcext:value-type="float">
            <text:p>881.94</text:p>
          </table:table-cell>
        </table:table-row>
        <table:table-row table:style-name="ro1">
          <table:table-cell office:value-type="float" office:value="21502481" calcext:value-type="float">
            <text:p>21502481</text:p>
          </table:table-cell>
          <table:table-cell table:formula="of:=[.A1346]/1000/(60*60*24)" office:value-type="time" office:time-value="PT05H58M22.481S" calcext:value-type="time">
            <text:p>05:58:22</text:p>
          </table:table-cell>
          <table:table-cell office:value-type="float" office:value="1.16" calcext:value-type="float">
            <text:p>1.16</text:p>
          </table:table-cell>
          <table:table-cell office:value-type="float" office:value="117" calcext:value-type="float">
            <text:p>117</text:p>
          </table:table-cell>
          <table:table-cell office:value-type="float" office:value="136.15" calcext:value-type="float">
            <text:p>136.15</text:p>
          </table:table-cell>
          <table:table-cell office:value-type="float" office:value="727.72" calcext:value-type="float">
            <text:p>727.72</text:p>
          </table:table-cell>
          <table:table-cell office:value-type="float" office:value="882.54" calcext:value-type="float">
            <text:p>882.54</text:p>
          </table:table-cell>
        </table:table-row>
        <table:table-row table:style-name="ro1">
          <table:table-cell office:value-type="float" office:value="21518481" calcext:value-type="float">
            <text:p>21518481</text:p>
          </table:table-cell>
          <table:table-cell table:formula="of:=[.A1347]/1000/(60*60*24)" office:value-type="time" office:time-value="PT05H58M38.481S" calcext:value-type="time">
            <text:p>05:58:38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5.57" calcext:value-type="float">
            <text:p>135.57</text:p>
          </table:table-cell>
          <table:table-cell office:value-type="float" office:value="728.24" calcext:value-type="float">
            <text:p>728.24</text:p>
          </table:table-cell>
          <table:table-cell office:value-type="float" office:value="883.15" calcext:value-type="float">
            <text:p>883.15</text:p>
          </table:table-cell>
        </table:table-row>
        <table:table-row table:style-name="ro1">
          <table:table-cell office:value-type="float" office:value="21534481" calcext:value-type="float">
            <text:p>21534481</text:p>
          </table:table-cell>
          <table:table-cell table:formula="of:=[.A1348]/1000/(60*60*24)" office:value-type="time" office:time-value="PT05H58M54.481S" calcext:value-type="time">
            <text:p>05:58:54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6.04" calcext:value-type="float">
            <text:p>136.04</text:p>
          </table:table-cell>
          <table:table-cell office:value-type="float" office:value="728.76" calcext:value-type="float">
            <text:p>728.76</text:p>
          </table:table-cell>
          <table:table-cell office:value-type="float" office:value="883.75" calcext:value-type="float">
            <text:p>883.75</text:p>
          </table:table-cell>
        </table:table-row>
        <table:table-row table:style-name="ro1">
          <table:table-cell office:value-type="float" office:value="21550481" calcext:value-type="float">
            <text:p>21550481</text:p>
          </table:table-cell>
          <table:table-cell table:formula="of:=[.A1349]/1000/(60*60*24)" office:value-type="time" office:time-value="PT05H59M10.481S" calcext:value-type="time">
            <text:p>05:59:10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6.04" calcext:value-type="float">
            <text:p>136.04</text:p>
          </table:table-cell>
          <table:table-cell office:value-type="float" office:value="729.28" calcext:value-type="float">
            <text:p>729.28</text:p>
          </table:table-cell>
          <table:table-cell office:value-type="float" office:value="884.36" calcext:value-type="float">
            <text:p>884.36</text:p>
          </table:table-cell>
        </table:table-row>
        <table:table-row table:style-name="ro1">
          <table:table-cell office:value-type="float" office:value="21566481" calcext:value-type="float">
            <text:p>21566481</text:p>
          </table:table-cell>
          <table:table-cell table:formula="of:=[.A1350]/1000/(60*60*24)" office:value-type="time" office:time-value="PT05H59M26.481S" calcext:value-type="time">
            <text:p>05:59:26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6.04" calcext:value-type="float">
            <text:p>136.04</text:p>
          </table:table-cell>
          <table:table-cell office:value-type="float" office:value="729.8" calcext:value-type="float">
            <text:p>729.8</text:p>
          </table:table-cell>
          <table:table-cell office:value-type="float" office:value="884.96" calcext:value-type="float">
            <text:p>884.96</text:p>
          </table:table-cell>
        </table:table-row>
        <table:table-row table:style-name="ro1">
          <table:table-cell office:value-type="float" office:value="21582481" calcext:value-type="float">
            <text:p>21582481</text:p>
          </table:table-cell>
          <table:table-cell table:formula="of:=[.A1351]/1000/(60*60*24)" office:value-type="time" office:time-value="PT05H59M42.481S" calcext:value-type="time">
            <text:p>05:59:42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6.04" calcext:value-type="float">
            <text:p>136.04</text:p>
          </table:table-cell>
          <table:table-cell office:value-type="float" office:value="730.32" calcext:value-type="float">
            <text:p>730.32</text:p>
          </table:table-cell>
          <table:table-cell office:value-type="float" office:value="885.56" calcext:value-type="float">
            <text:p>885.56</text:p>
          </table:table-cell>
        </table:table-row>
        <table:table-row table:style-name="ro1">
          <table:table-cell office:value-type="float" office:value="21598481" calcext:value-type="float">
            <text:p>21598481</text:p>
          </table:table-cell>
          <table:table-cell table:formula="of:=[.A1352]/1000/(60*60*24)" office:value-type="time" office:time-value="PT05H59M58.481S" calcext:value-type="time">
            <text:p>05:59:58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5.57" calcext:value-type="float">
            <text:p>135.57</text:p>
          </table:table-cell>
          <table:table-cell office:value-type="float" office:value="730.84" calcext:value-type="float">
            <text:p>730.84</text:p>
          </table:table-cell>
          <table:table-cell office:value-type="float" office:value="886.17" calcext:value-type="float">
            <text:p>886.17</text:p>
          </table:table-cell>
        </table:table-row>
        <table:table-row table:style-name="ro1">
          <table:table-cell office:value-type="float" office:value="21614481" calcext:value-type="float">
            <text:p>21614481</text:p>
          </table:table-cell>
          <table:table-cell table:formula="of:=[.A1353]/1000/(60*60*24)" office:value-type="time" office:time-value="PT06H00M14.481S" calcext:value-type="time">
            <text:p>06:00:14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6.04" calcext:value-type="float">
            <text:p>136.04</text:p>
          </table:table-cell>
          <table:table-cell office:value-type="float" office:value="731.36" calcext:value-type="float">
            <text:p>731.36</text:p>
          </table:table-cell>
          <table:table-cell office:value-type="float" office:value="886.77" calcext:value-type="float">
            <text:p>886.77</text:p>
          </table:table-cell>
        </table:table-row>
        <table:table-row table:style-name="ro1">
          <table:table-cell office:value-type="float" office:value="21630481" calcext:value-type="float">
            <text:p>21630481</text:p>
          </table:table-cell>
          <table:table-cell table:formula="of:=[.A1354]/1000/(60*60*24)" office:value-type="time" office:time-value="PT06H00M30.481S" calcext:value-type="time">
            <text:p>06:00:30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5.57" calcext:value-type="float">
            <text:p>135.57</text:p>
          </table:table-cell>
          <table:table-cell office:value-type="float" office:value="731.88" calcext:value-type="float">
            <text:p>731.88</text:p>
          </table:table-cell>
          <table:table-cell office:value-type="float" office:value="887.37" calcext:value-type="float">
            <text:p>887.37</text:p>
          </table:table-cell>
        </table:table-row>
        <table:table-row table:style-name="ro1">
          <table:table-cell office:value-type="float" office:value="21646481" calcext:value-type="float">
            <text:p>21646481</text:p>
          </table:table-cell>
          <table:table-cell table:formula="of:=[.A1355]/1000/(60*60*24)" office:value-type="time" office:time-value="PT06H00M46.481S" calcext:value-type="time">
            <text:p>06:00:46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92" calcext:value-type="float">
            <text:p>135.92</text:p>
          </table:table-cell>
          <table:table-cell office:value-type="float" office:value="732.4" calcext:value-type="float">
            <text:p>732.4</text:p>
          </table:table-cell>
          <table:table-cell office:value-type="float" office:value="887.98" calcext:value-type="float">
            <text:p>887.98</text:p>
          </table:table-cell>
        </table:table-row>
        <table:table-row table:style-name="ro1">
          <table:table-cell office:value-type="float" office:value="21662481" calcext:value-type="float">
            <text:p>21662481</text:p>
          </table:table-cell>
          <table:table-cell table:formula="of:=[.A1356]/1000/(60*60*24)" office:value-type="time" office:time-value="PT06H01M02.481S" calcext:value-type="time">
            <text:p>06:01:02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45" calcext:value-type="float">
            <text:p>135.45</text:p>
          </table:table-cell>
          <table:table-cell office:value-type="float" office:value="732.92" calcext:value-type="float">
            <text:p>732.92</text:p>
          </table:table-cell>
          <table:table-cell office:value-type="float" office:value="888.58" calcext:value-type="float">
            <text:p>888.58</text:p>
          </table:table-cell>
        </table:table-row>
        <table:table-row table:style-name="ro1">
          <table:table-cell office:value-type="float" office:value="21678481" calcext:value-type="float">
            <text:p>21678481</text:p>
          </table:table-cell>
          <table:table-cell table:formula="of:=[.A1357]/1000/(60*60*24)" office:value-type="time" office:time-value="PT06H01M18.481S" calcext:value-type="time">
            <text:p>06:01:18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45" calcext:value-type="float">
            <text:p>135.45</text:p>
          </table:table-cell>
          <table:table-cell office:value-type="float" office:value="733.44" calcext:value-type="float">
            <text:p>733.44</text:p>
          </table:table-cell>
          <table:table-cell office:value-type="float" office:value="889.18" calcext:value-type="float">
            <text:p>889.18</text:p>
          </table:table-cell>
        </table:table-row>
        <table:table-row table:style-name="ro1">
          <table:table-cell office:value-type="float" office:value="21694481" calcext:value-type="float">
            <text:p>21694481</text:p>
          </table:table-cell>
          <table:table-cell table:formula="of:=[.A1358]/1000/(60*60*24)" office:value-type="time" office:time-value="PT06H01M34.481S" calcext:value-type="time">
            <text:p>06:01:34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45" calcext:value-type="float">
            <text:p>135.45</text:p>
          </table:table-cell>
          <table:table-cell office:value-type="float" office:value="733.96" calcext:value-type="float">
            <text:p>733.96</text:p>
          </table:table-cell>
          <table:table-cell office:value-type="float" office:value="889.78" calcext:value-type="float">
            <text:p>889.78</text:p>
          </table:table-cell>
        </table:table-row>
        <table:table-row table:style-name="ro1">
          <table:table-cell office:value-type="float" office:value="21710481" calcext:value-type="float">
            <text:p>21710481</text:p>
          </table:table-cell>
          <table:table-cell table:formula="of:=[.A1359]/1000/(60*60*24)" office:value-type="time" office:time-value="PT06H01M50.481S" calcext:value-type="time">
            <text:p>06:01:50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45" calcext:value-type="float">
            <text:p>135.45</text:p>
          </table:table-cell>
          <table:table-cell office:value-type="float" office:value="734.48" calcext:value-type="float">
            <text:p>734.48</text:p>
          </table:table-cell>
          <table:table-cell office:value-type="float" office:value="890.38" calcext:value-type="float">
            <text:p>890.38</text:p>
          </table:table-cell>
        </table:table-row>
        <table:table-row table:style-name="ro1">
          <table:table-cell office:value-type="float" office:value="21726481" calcext:value-type="float">
            <text:p>21726481</text:p>
          </table:table-cell>
          <table:table-cell table:formula="of:=[.A1360]/1000/(60*60*24)" office:value-type="time" office:time-value="PT06H02M06.481S" calcext:value-type="time">
            <text:p>06:02:06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45" calcext:value-type="float">
            <text:p>135.45</text:p>
          </table:table-cell>
          <table:table-cell office:value-type="float" office:value="734.99" calcext:value-type="float">
            <text:p>734.99</text:p>
          </table:table-cell>
          <table:table-cell office:value-type="float" office:value="890.99" calcext:value-type="float">
            <text:p>890.99</text:p>
          </table:table-cell>
        </table:table-row>
        <table:table-row table:style-name="ro1">
          <table:table-cell office:value-type="float" office:value="21742481" calcext:value-type="float">
            <text:p>21742481</text:p>
          </table:table-cell>
          <table:table-cell table:formula="of:=[.A1361]/1000/(60*60*24)" office:value-type="time" office:time-value="PT06H02M22.481S" calcext:value-type="time">
            <text:p>06:02:22</text:p>
          </table:table-cell>
          <table:table-cell office:value-type="float" office:value="1.16" calcext:value-type="float">
            <text:p>1.16</text:p>
          </table:table-cell>
          <table:table-cell office:value-type="float" office:value="116.7" calcext:value-type="float">
            <text:p>116.7</text:p>
          </table:table-cell>
          <table:table-cell office:value-type="float" office:value="135.33" calcext:value-type="float">
            <text:p>135.33</text:p>
          </table:table-cell>
          <table:table-cell office:value-type="float" office:value="735.51" calcext:value-type="float">
            <text:p>735.51</text:p>
          </table:table-cell>
          <table:table-cell office:value-type="float" office:value="891.59" calcext:value-type="float">
            <text:p>891.59</text:p>
          </table:table-cell>
        </table:table-row>
        <table:table-row table:style-name="ro1">
          <table:table-cell office:value-type="float" office:value="21758481" calcext:value-type="float">
            <text:p>21758481</text:p>
          </table:table-cell>
          <table:table-cell table:formula="of:=[.A1362]/1000/(60*60*24)" office:value-type="time" office:time-value="PT06H02M38.481S" calcext:value-type="time">
            <text:p>06:02:38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45" calcext:value-type="float">
            <text:p>135.45</text:p>
          </table:table-cell>
          <table:table-cell office:value-type="float" office:value="736.03" calcext:value-type="float">
            <text:p>736.03</text:p>
          </table:table-cell>
          <table:table-cell office:value-type="float" office:value="892.19" calcext:value-type="float">
            <text:p>892.19</text:p>
          </table:table-cell>
        </table:table-row>
        <table:table-row table:style-name="ro1">
          <table:table-cell office:value-type="float" office:value="21774481" calcext:value-type="float">
            <text:p>21774481</text:p>
          </table:table-cell>
          <table:table-cell table:formula="of:=[.A1363]/1000/(60*60*24)" office:value-type="time" office:time-value="PT06H02M54.481S" calcext:value-type="time">
            <text:p>06:02:54</text:p>
          </table:table-cell>
          <table:table-cell office:value-type="float" office:value="1.16" calcext:value-type="float">
            <text:p>1.16</text:p>
          </table:table-cell>
          <table:table-cell office:value-type="float" office:value="116.7" calcext:value-type="float">
            <text:p>116.7</text:p>
          </table:table-cell>
          <table:table-cell office:value-type="float" office:value="135.33" calcext:value-type="float">
            <text:p>135.33</text:p>
          </table:table-cell>
          <table:table-cell office:value-type="float" office:value="736.55" calcext:value-type="float">
            <text:p>736.55</text:p>
          </table:table-cell>
          <table:table-cell office:value-type="float" office:value="892.79" calcext:value-type="float">
            <text:p>892.79</text:p>
          </table:table-cell>
        </table:table-row>
        <table:table-row table:style-name="ro1">
          <table:table-cell office:value-type="float" office:value="21790481" calcext:value-type="float">
            <text:p>21790481</text:p>
          </table:table-cell>
          <table:table-cell table:formula="of:=[.A1364]/1000/(60*60*24)" office:value-type="time" office:time-value="PT06H03M10.481S" calcext:value-type="time">
            <text:p>06:03:10</text:p>
          </table:table-cell>
          <table:table-cell office:value-type="float" office:value="1.16" calcext:value-type="float">
            <text:p>1.16</text:p>
          </table:table-cell>
          <table:table-cell office:value-type="float" office:value="116.7" calcext:value-type="float">
            <text:p>116.7</text:p>
          </table:table-cell>
          <table:table-cell office:value-type="float" office:value="135.33" calcext:value-type="float">
            <text:p>135.33</text:p>
          </table:table-cell>
          <table:table-cell office:value-type="float" office:value="737.07" calcext:value-type="float">
            <text:p>737.07</text:p>
          </table:table-cell>
          <table:table-cell office:value-type="float" office:value="893.39" calcext:value-type="float">
            <text:p>893.39</text:p>
          </table:table-cell>
        </table:table-row>
        <table:table-row table:style-name="ro1">
          <table:table-cell office:value-type="float" office:value="21806481" calcext:value-type="float">
            <text:p>21806481</text:p>
          </table:table-cell>
          <table:table-cell table:formula="of:=[.A1365]/1000/(60*60*24)" office:value-type="time" office:time-value="PT06H03M26.481S" calcext:value-type="time">
            <text:p>06:03:26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5.22" calcext:value-type="float">
            <text:p>135.22</text:p>
          </table:table-cell>
          <table:table-cell office:value-type="float" office:value="737.59" calcext:value-type="float">
            <text:p>737.59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21822481" calcext:value-type="float">
            <text:p>21822481</text:p>
          </table:table-cell>
          <table:table-cell table:formula="of:=[.A1366]/1000/(60*60*24)" office:value-type="time" office:time-value="PT06H03M42.481S" calcext:value-type="time">
            <text:p>06:03:42</text:p>
          </table:table-cell>
          <table:table-cell office:value-type="float" office:value="1.16" calcext:value-type="float">
            <text:p>1.16</text:p>
          </table:table-cell>
          <table:table-cell office:value-type="float" office:value="116.7" calcext:value-type="float">
            <text:p>116.7</text:p>
          </table:table-cell>
          <table:table-cell office:value-type="float" office:value="135.33" calcext:value-type="float">
            <text:p>135.33</text:p>
          </table:table-cell>
          <table:table-cell office:value-type="float" office:value="738.11" calcext:value-type="float">
            <text:p>738.11</text:p>
          </table:table-cell>
          <table:table-cell office:value-type="float" office:value="894.6" calcext:value-type="float">
            <text:p>894.6</text:p>
          </table:table-cell>
        </table:table-row>
        <table:table-row table:style-name="ro1">
          <table:table-cell office:value-type="float" office:value="21838481" calcext:value-type="float">
            <text:p>21838481</text:p>
          </table:table-cell>
          <table:table-cell table:formula="of:=[.A1367]/1000/(60*60*24)" office:value-type="time" office:time-value="PT06H03M58.481S" calcext:value-type="time">
            <text:p>06:03:58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5.22" calcext:value-type="float">
            <text:p>135.22</text:p>
          </table:table-cell>
          <table:table-cell office:value-type="float" office:value="738.63" calcext:value-type="float">
            <text:p>738.63</text:p>
          </table:table-cell>
          <table:table-cell office:value-type="float" office:value="895.2" calcext:value-type="float">
            <text:p>895.2</text:p>
          </table:table-cell>
        </table:table-row>
        <table:table-row table:style-name="ro1">
          <table:table-cell office:value-type="float" office:value="21854481" calcext:value-type="float">
            <text:p>21854481</text:p>
          </table:table-cell>
          <table:table-cell table:formula="of:=[.A1368]/1000/(60*60*24)" office:value-type="time" office:time-value="PT06H04M14.481S" calcext:value-type="time">
            <text:p>06:04:14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5.22" calcext:value-type="float">
            <text:p>135.22</text:p>
          </table:table-cell>
          <table:table-cell office:value-type="float" office:value="739.14" calcext:value-type="float">
            <text:p>739.14</text:p>
          </table:table-cell>
          <table:table-cell office:value-type="float" office:value="895.8" calcext:value-type="float">
            <text:p>895.8</text:p>
          </table:table-cell>
        </table:table-row>
        <table:table-row table:style-name="ro1">
          <table:table-cell office:value-type="float" office:value="21870481" calcext:value-type="float">
            <text:p>21870481</text:p>
          </table:table-cell>
          <table:table-cell table:formula="of:=[.A1369]/1000/(60*60*24)" office:value-type="time" office:time-value="PT06H04M30.481S" calcext:value-type="time">
            <text:p>06:04:30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5.22" calcext:value-type="float">
            <text:p>135.22</text:p>
          </table:table-cell>
          <table:table-cell office:value-type="float" office:value="739.66" calcext:value-type="float">
            <text:p>739.66</text:p>
          </table:table-cell>
          <table:table-cell office:value-type="float" office:value="896.4" calcext:value-type="float">
            <text:p>896.4</text:p>
          </table:table-cell>
        </table:table-row>
        <table:table-row table:style-name="ro1">
          <table:table-cell office:value-type="float" office:value="21886481" calcext:value-type="float">
            <text:p>21886481</text:p>
          </table:table-cell>
          <table:table-cell table:formula="of:=[.A1370]/1000/(60*60*24)" office:value-type="time" office:time-value="PT06H04M46.481S" calcext:value-type="time">
            <text:p>06:04:46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5.22" calcext:value-type="float">
            <text:p>135.22</text:p>
          </table:table-cell>
          <table:table-cell office:value-type="float" office:value="740.18" calcext:value-type="float">
            <text:p>740.18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float" office:value="21902481" calcext:value-type="float">
            <text:p>21902481</text:p>
          </table:table-cell>
          <table:table-cell table:formula="of:=[.A1371]/1000/(60*60*24)" office:value-type="time" office:time-value="PT06H05M02.481S" calcext:value-type="time">
            <text:p>06:05:02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4.75" calcext:value-type="float">
            <text:p>134.75</text:p>
          </table:table-cell>
          <table:table-cell office:value-type="float" office:value="740.7" calcext:value-type="float">
            <text:p>740.7</text:p>
          </table:table-cell>
          <table:table-cell office:value-type="float" office:value="897.6" calcext:value-type="float">
            <text:p>897.6</text:p>
          </table:table-cell>
        </table:table-row>
        <table:table-row table:style-name="ro1">
          <table:table-cell office:value-type="float" office:value="21918481" calcext:value-type="float">
            <text:p>21918481</text:p>
          </table:table-cell>
          <table:table-cell table:formula="of:=[.A1372]/1000/(60*60*24)" office:value-type="time" office:time-value="PT06H05M18.481S" calcext:value-type="time">
            <text:p>06:05:18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5.22" calcext:value-type="float">
            <text:p>135.22</text:p>
          </table:table-cell>
          <table:table-cell office:value-type="float" office:value="741.22" calcext:value-type="float">
            <text:p>741.22</text:p>
          </table:table-cell>
          <table:table-cell office:value-type="float" office:value="898.2" calcext:value-type="float">
            <text:p>898.2</text:p>
          </table:table-cell>
        </table:table-row>
        <table:table-row table:style-name="ro1">
          <table:table-cell office:value-type="float" office:value="21934481" calcext:value-type="float">
            <text:p>21934481</text:p>
          </table:table-cell>
          <table:table-cell table:formula="of:=[.A1373]/1000/(60*60*24)" office:value-type="time" office:time-value="PT06H05M34.481S" calcext:value-type="time">
            <text:p>06:05:34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5.22" calcext:value-type="float">
            <text:p>135.22</text:p>
          </table:table-cell>
          <table:table-cell office:value-type="float" office:value="741.74" calcext:value-type="float">
            <text:p>741.74</text:p>
          </table:table-cell>
          <table:table-cell office:value-type="float" office:value="898.8" calcext:value-type="float">
            <text:p>898.8</text:p>
          </table:table-cell>
        </table:table-row>
        <table:table-row table:style-name="ro1">
          <table:table-cell office:value-type="float" office:value="21950481" calcext:value-type="float">
            <text:p>21950481</text:p>
          </table:table-cell>
          <table:table-cell table:formula="of:=[.A1374]/1000/(60*60*24)" office:value-type="time" office:time-value="PT06H05M50.481S" calcext:value-type="time">
            <text:p>06:05:50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5.1" calcext:value-type="float">
            <text:p>135.1</text:p>
          </table:table-cell>
          <table:table-cell office:value-type="float" office:value="742.25" calcext:value-type="float">
            <text:p>742.25</text:p>
          </table:table-cell>
          <table:table-cell office:value-type="float" office:value="899.4" calcext:value-type="float">
            <text:p>899.4</text:p>
          </table:table-cell>
        </table:table-row>
        <table:table-row table:style-name="ro1">
          <table:table-cell office:value-type="float" office:value="21966481" calcext:value-type="float">
            <text:p>21966481</text:p>
          </table:table-cell>
          <table:table-cell table:formula="of:=[.A1375]/1000/(60*60*24)" office:value-type="time" office:time-value="PT06H06M06.481S" calcext:value-type="time">
            <text:p>06:06:06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5.1" calcext:value-type="float">
            <text:p>135.1</text:p>
          </table:table-cell>
          <table:table-cell office:value-type="float" office:value="742.77" calcext:value-type="float">
            <text:p>742.77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21982481" calcext:value-type="float">
            <text:p>21982481</text:p>
          </table:table-cell>
          <table:table-cell table:formula="of:=[.A1376]/1000/(60*60*24)" office:value-type="time" office:time-value="PT06H06M22.481S" calcext:value-type="time">
            <text:p>06:06:22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4.63" calcext:value-type="float">
            <text:p>134.63</text:p>
          </table:table-cell>
          <table:table-cell office:value-type="float" office:value="743.29" calcext:value-type="float">
            <text:p>743.29</text:p>
          </table:table-cell>
          <table:table-cell office:value-type="float" office:value="900.6" calcext:value-type="float">
            <text:p>900.6</text:p>
          </table:table-cell>
        </table:table-row>
        <table:table-row table:style-name="ro1">
          <table:table-cell office:value-type="float" office:value="21998481" calcext:value-type="float">
            <text:p>21998481</text:p>
          </table:table-cell>
          <table:table-cell table:formula="of:=[.A1377]/1000/(60*60*24)" office:value-type="time" office:time-value="PT06H06M38.481S" calcext:value-type="time">
            <text:p>06:06:38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4.63" calcext:value-type="float">
            <text:p>134.63</text:p>
          </table:table-cell>
          <table:table-cell office:value-type="float" office:value="743.81" calcext:value-type="float">
            <text:p>743.81</text:p>
          </table:table-cell>
          <table:table-cell office:value-type="float" office:value="901.2" calcext:value-type="float">
            <text:p>901.2</text:p>
          </table:table-cell>
        </table:table-row>
        <table:table-row table:style-name="ro1">
          <table:table-cell office:value-type="float" office:value="22014481" calcext:value-type="float">
            <text:p>22014481</text:p>
          </table:table-cell>
          <table:table-cell table:formula="of:=[.A1378]/1000/(60*60*24)" office:value-type="time" office:time-value="PT06H06M54.481S" calcext:value-type="time">
            <text:p>06:06:54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4.63" calcext:value-type="float">
            <text:p>134.63</text:p>
          </table:table-cell>
          <table:table-cell office:value-type="float" office:value="744.32" calcext:value-type="float">
            <text:p>744.32</text:p>
          </table:table-cell>
          <table:table-cell office:value-type="float" office:value="901.79" calcext:value-type="float">
            <text:p>901.79</text:p>
          </table:table-cell>
        </table:table-row>
        <table:table-row table:style-name="ro1">
          <table:table-cell office:value-type="float" office:value="22030481" calcext:value-type="float">
            <text:p>22030481</text:p>
          </table:table-cell>
          <table:table-cell table:formula="of:=[.A1379]/1000/(60*60*24)" office:value-type="time" office:time-value="PT06H07M10.481S" calcext:value-type="time">
            <text:p>06:07:10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4.63" calcext:value-type="float">
            <text:p>134.63</text:p>
          </table:table-cell>
          <table:table-cell office:value-type="float" office:value="744.84" calcext:value-type="float">
            <text:p>744.84</text:p>
          </table:table-cell>
          <table:table-cell office:value-type="float" office:value="902.39" calcext:value-type="float">
            <text:p>902.39</text:p>
          </table:table-cell>
        </table:table-row>
        <table:table-row table:style-name="ro1">
          <table:table-cell office:value-type="float" office:value="22046481" calcext:value-type="float">
            <text:p>22046481</text:p>
          </table:table-cell>
          <table:table-cell table:formula="of:=[.A1380]/1000/(60*60*24)" office:value-type="time" office:time-value="PT06H07M26.481S" calcext:value-type="time">
            <text:p>06:07:26</text:p>
          </table:table-cell>
          <table:table-cell office:value-type="float" office:value="1.16" calcext:value-type="float">
            <text:p>1.16</text:p>
          </table:table-cell>
          <table:table-cell office:value-type="float" office:value="116.4" calcext:value-type="float">
            <text:p>116.4</text:p>
          </table:table-cell>
          <table:table-cell office:value-type="float" office:value="134.52" calcext:value-type="float">
            <text:p>134.52</text:p>
          </table:table-cell>
          <table:table-cell office:value-type="float" office:value="745.36" calcext:value-type="float">
            <text:p>745.36</text:p>
          </table:table-cell>
          <table:table-cell office:value-type="float" office:value="902.99" calcext:value-type="float">
            <text:p>902.99</text:p>
          </table:table-cell>
        </table:table-row>
        <table:table-row table:style-name="ro1">
          <table:table-cell office:value-type="float" office:value="22062481" calcext:value-type="float">
            <text:p>22062481</text:p>
          </table:table-cell>
          <table:table-cell table:formula="of:=[.A1381]/1000/(60*60*24)" office:value-type="time" office:time-value="PT06H07M42.481S" calcext:value-type="time">
            <text:p>06:07:42</text:p>
          </table:table-cell>
          <table:table-cell office:value-type="float" office:value="1.16" calcext:value-type="float">
            <text:p>1.16</text:p>
          </table:table-cell>
          <table:table-cell office:value-type="float" office:value="116.4" calcext:value-type="float">
            <text:p>116.4</text:p>
          </table:table-cell>
          <table:table-cell office:value-type="float" office:value="134.52" calcext:value-type="float">
            <text:p>134.52</text:p>
          </table:table-cell>
          <table:table-cell office:value-type="float" office:value="745.88" calcext:value-type="float">
            <text:p>745.88</text:p>
          </table:table-cell>
          <table:table-cell office:value-type="float" office:value="903.59" calcext:value-type="float">
            <text:p>903.59</text:p>
          </table:table-cell>
        </table:table-row>
        <table:table-row table:style-name="ro1">
          <table:table-cell office:value-type="float" office:value="22078481" calcext:value-type="float">
            <text:p>22078481</text:p>
          </table:table-cell>
          <table:table-cell table:formula="of:=[.A1382]/1000/(60*60*24)" office:value-type="time" office:time-value="PT06H07M58.481S" calcext:value-type="time">
            <text:p>06:07:58</text:p>
          </table:table-cell>
          <table:table-cell office:value-type="float" office:value="1.16" calcext:value-type="float">
            <text:p>1.16</text:p>
          </table:table-cell>
          <table:table-cell office:value-type="float" office:value="116.4" calcext:value-type="float">
            <text:p>116.4</text:p>
          </table:table-cell>
          <table:table-cell office:value-type="float" office:value="134.52" calcext:value-type="float">
            <text:p>134.52</text:p>
          </table:table-cell>
          <table:table-cell office:value-type="float" office:value="746.4" calcext:value-type="float">
            <text:p>746.4</text:p>
          </table:table-cell>
          <table:table-cell office:value-type="float" office:value="904.19" calcext:value-type="float">
            <text:p>904.19</text:p>
          </table:table-cell>
        </table:table-row>
        <table:table-row table:style-name="ro1">
          <table:table-cell office:value-type="float" office:value="22094481" calcext:value-type="float">
            <text:p>22094481</text:p>
          </table:table-cell>
          <table:table-cell table:formula="of:=[.A1383]/1000/(60*60*24)" office:value-type="time" office:time-value="PT06H08M14.481S" calcext:value-type="time">
            <text:p>06:08:14</text:p>
          </table:table-cell>
          <table:table-cell office:value-type="float" office:value="1.16" calcext:value-type="float">
            <text:p>1.16</text:p>
          </table:table-cell>
          <table:table-cell office:value-type="float" office:value="116.4" calcext:value-type="float">
            <text:p>116.4</text:p>
          </table:table-cell>
          <table:table-cell office:value-type="float" office:value="134.52" calcext:value-type="float">
            <text:p>134.52</text:p>
          </table:table-cell>
          <table:table-cell office:value-type="float" office:value="746.91" calcext:value-type="float">
            <text:p>746.91</text:p>
          </table:table-cell>
          <table:table-cell office:value-type="float" office:value="904.78" calcext:value-type="float">
            <text:p>904.78</text:p>
          </table:table-cell>
        </table:table-row>
        <table:table-row table:style-name="ro1">
          <table:table-cell office:value-type="float" office:value="22110481" calcext:value-type="float">
            <text:p>22110481</text:p>
          </table:table-cell>
          <table:table-cell table:formula="of:=[.A1384]/1000/(60*60*24)" office:value-type="time" office:time-value="PT06H08M30.481S" calcext:value-type="time">
            <text:p>06:08:30</text:p>
          </table:table-cell>
          <table:table-cell office:value-type="float" office:value="1.16" calcext:value-type="float">
            <text:p>1.16</text:p>
          </table:table-cell>
          <table:table-cell office:value-type="float" office:value="116.4" calcext:value-type="float">
            <text:p>116.4</text:p>
          </table:table-cell>
          <table:table-cell office:value-type="float" office:value="134.52" calcext:value-type="float">
            <text:p>134.52</text:p>
          </table:table-cell>
          <table:table-cell office:value-type="float" office:value="747.43" calcext:value-type="float">
            <text:p>747.43</text:p>
          </table:table-cell>
          <table:table-cell office:value-type="float" office:value="905.38" calcext:value-type="float">
            <text:p>905.38</text:p>
          </table:table-cell>
        </table:table-row>
        <table:table-row table:style-name="ro1">
          <table:table-cell office:value-type="float" office:value="22126481" calcext:value-type="float">
            <text:p>22126481</text:p>
          </table:table-cell>
          <table:table-cell table:formula="of:=[.A1385]/1000/(60*60*24)" office:value-type="time" office:time-value="PT06H08M46.481S" calcext:value-type="time">
            <text:p>06:08:46</text:p>
          </table:table-cell>
          <table:table-cell office:value-type="float" office:value="1.16" calcext:value-type="float">
            <text:p>1.16</text:p>
          </table:table-cell>
          <table:table-cell office:value-type="float" office:value="116.4" calcext:value-type="float">
            <text:p>116.4</text:p>
          </table:table-cell>
          <table:table-cell office:value-type="float" office:value="134.52" calcext:value-type="float">
            <text:p>134.52</text:p>
          </table:table-cell>
          <table:table-cell office:value-type="float" office:value="747.95" calcext:value-type="float">
            <text:p>747.95</text:p>
          </table:table-cell>
          <table:table-cell office:value-type="float" office:value="905.98" calcext:value-type="float">
            <text:p>905.98</text:p>
          </table:table-cell>
        </table:table-row>
        <table:table-row table:style-name="ro1">
          <table:table-cell office:value-type="float" office:value="22142481" calcext:value-type="float">
            <text:p>22142481</text:p>
          </table:table-cell>
          <table:table-cell table:formula="of:=[.A1386]/1000/(60*60*24)" office:value-type="time" office:time-value="PT06H09M02.481S" calcext:value-type="time">
            <text:p>06:09:02</text:p>
          </table:table-cell>
          <table:table-cell office:value-type="float" office:value="1.16" calcext:value-type="float">
            <text:p>1.16</text:p>
          </table:table-cell>
          <table:table-cell office:value-type="float" office:value="116.4" calcext:value-type="float">
            <text:p>116.4</text:p>
          </table:table-cell>
          <table:table-cell office:value-type="float" office:value="134.52" calcext:value-type="float">
            <text:p>134.52</text:p>
          </table:table-cell>
          <table:table-cell office:value-type="float" office:value="748.46" calcext:value-type="float">
            <text:p>748.46</text:p>
          </table:table-cell>
          <table:table-cell office:value-type="float" office:value="906.58" calcext:value-type="float">
            <text:p>906.58</text:p>
          </table:table-cell>
        </table:table-row>
        <table:table-row table:style-name="ro1">
          <table:table-cell office:value-type="float" office:value="22158481" calcext:value-type="float">
            <text:p>22158481</text:p>
          </table:table-cell>
          <table:table-cell table:formula="of:=[.A1387]/1000/(60*60*24)" office:value-type="time" office:time-value="PT06H09M18.481S" calcext:value-type="time">
            <text:p>06:09:18</text:p>
          </table:table-cell>
          <table:table-cell office:value-type="float" office:value="1.16" calcext:value-type="float">
            <text:p>1.16</text:p>
          </table:table-cell>
          <table:table-cell office:value-type="float" office:value="116.4" calcext:value-type="float">
            <text:p>116.4</text:p>
          </table:table-cell>
          <table:table-cell office:value-type="float" office:value="134.52" calcext:value-type="float">
            <text:p>134.52</text:p>
          </table:table-cell>
          <table:table-cell office:value-type="float" office:value="748.98" calcext:value-type="float">
            <text:p>748.98</text:p>
          </table:table-cell>
          <table:table-cell office:value-type="float" office:value="907.18" calcext:value-type="float">
            <text:p>907.18</text:p>
          </table:table-cell>
        </table:table-row>
        <table:table-row table:style-name="ro1">
          <table:table-cell office:value-type="float" office:value="22174481" calcext:value-type="float">
            <text:p>22174481</text:p>
          </table:table-cell>
          <table:table-cell table:formula="of:=[.A1388]/1000/(60*60*24)" office:value-type="time" office:time-value="PT06H09M34.481S" calcext:value-type="time">
            <text:p>06:09:34</text:p>
          </table:table-cell>
          <table:table-cell office:value-type="float" office:value="1.16" calcext:value-type="float">
            <text:p>1.16</text:p>
          </table:table-cell>
          <table:table-cell office:value-type="float" office:value="116.3" calcext:value-type="float">
            <text:p>116.3</text:p>
          </table:table-cell>
          <table:table-cell office:value-type="float" office:value="134.4" calcext:value-type="float">
            <text:p>134.4</text:p>
          </table:table-cell>
          <table:table-cell office:value-type="float" office:value="749.5" calcext:value-type="float">
            <text:p>749.5</text:p>
          </table:table-cell>
          <table:table-cell office:value-type="float" office:value="907.77" calcext:value-type="float">
            <text:p>907.77</text:p>
          </table:table-cell>
        </table:table-row>
        <table:table-row table:style-name="ro1">
          <table:table-cell office:value-type="float" office:value="22190481" calcext:value-type="float">
            <text:p>22190481</text:p>
          </table:table-cell>
          <table:table-cell table:formula="of:=[.A1389]/1000/(60*60*24)" office:value-type="time" office:time-value="PT06H09M50.481S" calcext:value-type="time">
            <text:p>06:09:50</text:p>
          </table:table-cell>
          <table:table-cell office:value-type="float" office:value="1.16" calcext:value-type="float">
            <text:p>1.16</text:p>
          </table:table-cell>
          <table:table-cell office:value-type="float" office:value="116.3" calcext:value-type="float">
            <text:p>116.3</text:p>
          </table:table-cell>
          <table:table-cell office:value-type="float" office:value="134.4" calcext:value-type="float">
            <text:p>134.4</text:p>
          </table:table-cell>
          <table:table-cell office:value-type="float" office:value="750.01" calcext:value-type="float">
            <text:p>750.01</text:p>
          </table:table-cell>
          <table:table-cell office:value-type="float" office:value="908.37" calcext:value-type="float">
            <text:p>908.37</text:p>
          </table:table-cell>
        </table:table-row>
        <table:table-row table:style-name="ro1">
          <table:table-cell office:value-type="float" office:value="22206481" calcext:value-type="float">
            <text:p>22206481</text:p>
          </table:table-cell>
          <table:table-cell table:formula="of:=[.A1390]/1000/(60*60*24)" office:value-type="time" office:time-value="PT06H10M06.481S" calcext:value-type="time">
            <text:p>06:10:06</text:p>
          </table:table-cell>
          <table:table-cell office:value-type="float" office:value="1.16" calcext:value-type="float">
            <text:p>1.16</text:p>
          </table:table-cell>
          <table:table-cell office:value-type="float" office:value="116.3" calcext:value-type="float">
            <text:p>116.3</text:p>
          </table:table-cell>
          <table:table-cell office:value-type="float" office:value="134.4" calcext:value-type="float">
            <text:p>134.4</text:p>
          </table:table-cell>
          <table:table-cell office:value-type="float" office:value="750.53" calcext:value-type="float">
            <text:p>750.53</text:p>
          </table:table-cell>
          <table:table-cell office:value-type="float" office:value="908.97" calcext:value-type="float">
            <text:p>908.97</text:p>
          </table:table-cell>
        </table:table-row>
        <table:table-row table:style-name="ro1">
          <table:table-cell office:value-type="float" office:value="22222481" calcext:value-type="float">
            <text:p>22222481</text:p>
          </table:table-cell>
          <table:table-cell table:formula="of:=[.A1391]/1000/(60*60*24)" office:value-type="time" office:time-value="PT06H10M22.481S" calcext:value-type="time">
            <text:p>06:10:22</text:p>
          </table:table-cell>
          <table:table-cell office:value-type="float" office:value="1.16" calcext:value-type="float">
            <text:p>1.16</text:p>
          </table:table-cell>
          <table:table-cell office:value-type="float" office:value="116.2" calcext:value-type="float">
            <text:p>116.2</text:p>
          </table:table-cell>
          <table:table-cell office:value-type="float" office:value="134.28" calcext:value-type="float">
            <text:p>134.28</text:p>
          </table:table-cell>
          <table:table-cell office:value-type="float" office:value="751.05" calcext:value-type="float">
            <text:p>751.05</text:p>
          </table:table-cell>
          <table:table-cell office:value-type="float" office:value="909.56" calcext:value-type="float">
            <text:p>909.56</text:p>
          </table:table-cell>
        </table:table-row>
        <table:table-row table:style-name="ro1">
          <table:table-cell office:value-type="float" office:value="22238481" calcext:value-type="float">
            <text:p>22238481</text:p>
          </table:table-cell>
          <table:table-cell table:formula="of:=[.A1392]/1000/(60*60*24)" office:value-type="time" office:time-value="PT06H10M38.481S" calcext:value-type="time">
            <text:p>06:10:38</text:p>
          </table:table-cell>
          <table:table-cell office:value-type="float" office:value="1.16" calcext:value-type="float">
            <text:p>1.16</text:p>
          </table:table-cell>
          <table:table-cell office:value-type="float" office:value="116.2" calcext:value-type="float">
            <text:p>116.2</text:p>
          </table:table-cell>
          <table:table-cell office:value-type="float" office:value="134.28" calcext:value-type="float">
            <text:p>134.28</text:p>
          </table:table-cell>
          <table:table-cell office:value-type="float" office:value="751.56" calcext:value-type="float">
            <text:p>751.56</text:p>
          </table:table-cell>
          <table:table-cell office:value-type="float" office:value="910.16" calcext:value-type="float">
            <text:p>910.16</text:p>
          </table:table-cell>
        </table:table-row>
        <table:table-row table:style-name="ro1">
          <table:table-cell office:value-type="float" office:value="22254481" calcext:value-type="float">
            <text:p>22254481</text:p>
          </table:table-cell>
          <table:table-cell table:formula="of:=[.A1393]/1000/(60*60*24)" office:value-type="time" office:time-value="PT06H10M54.481S" calcext:value-type="time">
            <text:p>06:10:54</text:p>
          </table:table-cell>
          <table:table-cell office:value-type="float" office:value="1.16" calcext:value-type="float">
            <text:p>1.16</text:p>
          </table:table-cell>
          <table:table-cell office:value-type="float" office:value="116.2" calcext:value-type="float">
            <text:p>116.2</text:p>
          </table:table-cell>
          <table:table-cell office:value-type="float" office:value="134.28" calcext:value-type="float">
            <text:p>134.28</text:p>
          </table:table-cell>
          <table:table-cell office:value-type="float" office:value="752.08" calcext:value-type="float">
            <text:p>752.08</text:p>
          </table:table-cell>
          <table:table-cell office:value-type="float" office:value="910.76" calcext:value-type="float">
            <text:p>910.76</text:p>
          </table:table-cell>
        </table:table-row>
        <table:table-row table:style-name="ro1">
          <table:table-cell office:value-type="float" office:value="22270481" calcext:value-type="float">
            <text:p>22270481</text:p>
          </table:table-cell>
          <table:table-cell table:formula="of:=[.A1394]/1000/(60*60*24)" office:value-type="time" office:time-value="PT06H11M10.481S" calcext:value-type="time">
            <text:p>06:11:10</text:p>
          </table:table-cell>
          <table:table-cell office:value-type="float" office:value="1.16" calcext:value-type="float">
            <text:p>1.16</text:p>
          </table:table-cell>
          <table:table-cell office:value-type="float" office:value="116.2" calcext:value-type="float">
            <text:p>116.2</text:p>
          </table:table-cell>
          <table:table-cell office:value-type="float" office:value="134.28" calcext:value-type="float">
            <text:p>134.28</text:p>
          </table:table-cell>
          <table:table-cell office:value-type="float" office:value="752.6" calcext:value-type="float">
            <text:p>752.6</text:p>
          </table:table-cell>
          <table:table-cell office:value-type="float" office:value="911.35" calcext:value-type="float">
            <text:p>911.35</text:p>
          </table:table-cell>
        </table:table-row>
        <table:table-row table:style-name="ro1">
          <table:table-cell office:value-type="float" office:value="22286481" calcext:value-type="float">
            <text:p>22286481</text:p>
          </table:table-cell>
          <table:table-cell table:formula="of:=[.A1395]/1000/(60*60*24)" office:value-type="time" office:time-value="PT06H11M26.481S" calcext:value-type="time">
            <text:p>06:11:26</text:p>
          </table:table-cell>
          <table:table-cell office:value-type="float" office:value="1.16" calcext:value-type="float">
            <text:p>1.16</text:p>
          </table:table-cell>
          <table:table-cell office:value-type="float" office:value="116.2" calcext:value-type="float">
            <text:p>116.2</text:p>
          </table:table-cell>
          <table:table-cell office:value-type="float" office:value="134.28" calcext:value-type="float">
            <text:p>134.28</text:p>
          </table:table-cell>
          <table:table-cell office:value-type="float" office:value="753.11" calcext:value-type="float">
            <text:p>753.11</text:p>
          </table:table-cell>
          <table:table-cell office:value-type="float" office:value="911.95" calcext:value-type="float">
            <text:p>911.95</text:p>
          </table:table-cell>
        </table:table-row>
        <table:table-row table:style-name="ro1">
          <table:table-cell office:value-type="float" office:value="22302481" calcext:value-type="float">
            <text:p>22302481</text:p>
          </table:table-cell>
          <table:table-cell table:formula="of:=[.A1396]/1000/(60*60*24)" office:value-type="time" office:time-value="PT06H11M42.481S" calcext:value-type="time">
            <text:p>06:11:42</text:p>
          </table:table-cell>
          <table:table-cell office:value-type="float" office:value="1.16" calcext:value-type="float">
            <text:p>1.16</text:p>
          </table:table-cell>
          <table:table-cell office:value-type="float" office:value="116.1" calcext:value-type="float">
            <text:p>116.1</text:p>
          </table:table-cell>
          <table:table-cell office:value-type="float" office:value="134.17" calcext:value-type="float">
            <text:p>134.17</text:p>
          </table:table-cell>
          <table:table-cell office:value-type="float" office:value="753.63" calcext:value-type="float">
            <text:p>753.63</text:p>
          </table:table-cell>
          <table:table-cell office:value-type="float" office:value="912.55" calcext:value-type="float">
            <text:p>912.55</text:p>
          </table:table-cell>
        </table:table-row>
        <table:table-row table:style-name="ro1">
          <table:table-cell office:value-type="float" office:value="22318481" calcext:value-type="float">
            <text:p>22318481</text:p>
          </table:table-cell>
          <table:table-cell table:formula="of:=[.A1397]/1000/(60*60*24)" office:value-type="time" office:time-value="PT06H11M58.481S" calcext:value-type="time">
            <text:p>06:11:58</text:p>
          </table:table-cell>
          <table:table-cell office:value-type="float" office:value="1.15" calcext:value-type="float">
            <text:p>1.15</text:p>
          </table:table-cell>
          <table:table-cell office:value-type="float" office:value="116.2" calcext:value-type="float">
            <text:p>116.2</text:p>
          </table:table-cell>
          <table:table-cell office:value-type="float" office:value="133.82" calcext:value-type="float">
            <text:p>133.82</text:p>
          </table:table-cell>
          <table:table-cell office:value-type="float" office:value="754.15" calcext:value-type="float">
            <text:p>754.15</text:p>
          </table:table-cell>
          <table:table-cell office:value-type="float" office:value="913.14" calcext:value-type="float">
            <text:p>913.14</text:p>
          </table:table-cell>
        </table:table-row>
        <table:table-row table:style-name="ro1">
          <table:table-cell office:value-type="float" office:value="22334481" calcext:value-type="float">
            <text:p>22334481</text:p>
          </table:table-cell>
          <table:table-cell table:formula="of:=[.A1398]/1000/(60*60*24)" office:value-type="time" office:time-value="PT06H12M14.481S" calcext:value-type="time">
            <text:p>06:12:14</text:p>
          </table:table-cell>
          <table:table-cell office:value-type="float" office:value="1.16" calcext:value-type="float">
            <text:p>1.16</text:p>
          </table:table-cell>
          <table:table-cell office:value-type="float" office:value="116.1" calcext:value-type="float">
            <text:p>116.1</text:p>
          </table:table-cell>
          <table:table-cell office:value-type="float" office:value="134.17" calcext:value-type="float">
            <text:p>134.17</text:p>
          </table:table-cell>
          <table:table-cell office:value-type="float" office:value="754.66" calcext:value-type="float">
            <text:p>754.66</text:p>
          </table:table-cell>
          <table:table-cell office:value-type="float" office:value="913.74" calcext:value-type="float">
            <text:p>913.74</text:p>
          </table:table-cell>
        </table:table-row>
        <table:table-row table:style-name="ro1">
          <table:table-cell office:value-type="float" office:value="22350481" calcext:value-type="float">
            <text:p>22350481</text:p>
          </table:table-cell>
          <table:table-cell table:formula="of:=[.A1399]/1000/(60*60*24)" office:value-type="time" office:time-value="PT06H12M30.481S" calcext:value-type="time">
            <text:p>06:12:30</text:p>
          </table:table-cell>
          <table:table-cell office:value-type="float" office:value="1.16" calcext:value-type="float">
            <text:p>1.16</text:p>
          </table:table-cell>
          <table:table-cell office:value-type="float" office:value="116.1" calcext:value-type="float">
            <text:p>116.1</text:p>
          </table:table-cell>
          <table:table-cell office:value-type="float" office:value="134.17" calcext:value-type="float">
            <text:p>134.17</text:p>
          </table:table-cell>
          <table:table-cell office:value-type="float" office:value="755.18" calcext:value-type="float">
            <text:p>755.18</text:p>
          </table:table-cell>
          <table:table-cell office:value-type="float" office:value="914.33" calcext:value-type="float">
            <text:p>914.33</text:p>
          </table:table-cell>
        </table:table-row>
        <table:table-row table:style-name="ro1">
          <table:table-cell office:value-type="float" office:value="22366479" calcext:value-type="float">
            <text:p>22366479</text:p>
          </table:table-cell>
          <table:table-cell table:formula="of:=[.A1400]/1000/(60*60*24)" office:value-type="time" office:time-value="PT06H12M46.479S" calcext:value-type="time">
            <text:p>06:12:46</text:p>
          </table:table-cell>
          <table:table-cell office:value-type="float" office:value="1.15" calcext:value-type="float">
            <text:p>1.15</text:p>
          </table:table-cell>
          <table:table-cell office:value-type="float" office:value="116.1" calcext:value-type="float">
            <text:p>116.1</text:p>
          </table:table-cell>
          <table:table-cell office:value-type="float" office:value="133.7" calcext:value-type="float">
            <text:p>133.7</text:p>
          </table:table-cell>
          <table:table-cell office:value-type="float" office:value="755.69" calcext:value-type="float">
            <text:p>755.69</text:p>
          </table:table-cell>
          <table:table-cell office:value-type="float" office:value="914.93" calcext:value-type="float">
            <text:p>914.93</text:p>
          </table:table-cell>
        </table:table-row>
        <table:table-row table:style-name="ro1">
          <table:table-cell office:value-type="float" office:value="22382481" calcext:value-type="float">
            <text:p>22382481</text:p>
          </table:table-cell>
          <table:table-cell table:formula="of:=[.A1401]/1000/(60*60*24)" office:value-type="time" office:time-value="PT06H13M02.481S" calcext:value-type="time">
            <text:p>06:13:02</text:p>
          </table:table-cell>
          <table:table-cell office:value-type="float" office:value="1.15" calcext:value-type="float">
            <text:p>1.15</text:p>
          </table:table-cell>
          <table:table-cell office:value-type="float" office:value="116.1" calcext:value-type="float">
            <text:p>116.1</text:p>
          </table:table-cell>
          <table:table-cell office:value-type="float" office:value="133.7" calcext:value-type="float">
            <text:p>133.7</text:p>
          </table:table-cell>
          <table:table-cell office:value-type="float" office:value="756.21" calcext:value-type="float">
            <text:p>756.21</text:p>
          </table:table-cell>
          <table:table-cell office:value-type="float" office:value="915.52" calcext:value-type="float">
            <text:p>915.52</text:p>
          </table:table-cell>
        </table:table-row>
        <table:table-row table:style-name="ro1">
          <table:table-cell office:value-type="float" office:value="22398481" calcext:value-type="float">
            <text:p>22398481</text:p>
          </table:table-cell>
          <table:table-cell table:formula="of:=[.A1402]/1000/(60*60*24)" office:value-type="time" office:time-value="PT06H13M18.481S" calcext:value-type="time">
            <text:p>06:13:18</text:p>
          </table:table-cell>
          <table:table-cell office:value-type="float" office:value="1.15" calcext:value-type="float">
            <text:p>1.15</text:p>
          </table:table-cell>
          <table:table-cell office:value-type="float" office:value="116.1" calcext:value-type="float">
            <text:p>116.1</text:p>
          </table:table-cell>
          <table:table-cell office:value-type="float" office:value="133.7" calcext:value-type="float">
            <text:p>133.7</text:p>
          </table:table-cell>
          <table:table-cell office:value-type="float" office:value="756.73" calcext:value-type="float">
            <text:p>756.73</text:p>
          </table:table-cell>
          <table:table-cell office:value-type="float" office:value="916.12" calcext:value-type="float">
            <text:p>916.12</text:p>
          </table:table-cell>
        </table:table-row>
        <table:table-row table:style-name="ro1">
          <table:table-cell office:value-type="float" office:value="22414481" calcext:value-type="float">
            <text:p>22414481</text:p>
          </table:table-cell>
          <table:table-cell table:formula="of:=[.A1403]/1000/(60*60*24)" office:value-type="time" office:time-value="PT06H13M34.481S" calcext:value-type="time">
            <text:p>06:13:34</text:p>
          </table:table-cell>
          <table:table-cell office:value-type="float" office:value="1.15" calcext:value-type="float">
            <text:p>1.15</text:p>
          </table:table-cell>
          <table:table-cell office:value-type="float" office:value="116.1" calcext:value-type="float">
            <text:p>116.1</text:p>
          </table:table-cell>
          <table:table-cell office:value-type="float" office:value="133.7" calcext:value-type="float">
            <text:p>133.7</text:p>
          </table:table-cell>
          <table:table-cell office:value-type="float" office:value="757.24" calcext:value-type="float">
            <text:p>757.24</text:p>
          </table:table-cell>
          <table:table-cell office:value-type="float" office:value="916.71" calcext:value-type="float">
            <text:p>916.71</text:p>
          </table:table-cell>
        </table:table-row>
        <table:table-row table:style-name="ro1">
          <table:table-cell office:value-type="float" office:value="22430481" calcext:value-type="float">
            <text:p>22430481</text:p>
          </table:table-cell>
          <table:table-cell table:formula="of:=[.A1404]/1000/(60*60*24)" office:value-type="time" office:time-value="PT06H13M50.481S" calcext:value-type="time">
            <text:p>06:13:50</text:p>
          </table:table-cell>
          <table:table-cell office:value-type="float" office:value="1.15" calcext:value-type="float">
            <text:p>1.15</text:p>
          </table:table-cell>
          <table:table-cell office:value-type="float" office:value="116.1" calcext:value-type="float">
            <text:p>116.1</text:p>
          </table:table-cell>
          <table:table-cell office:value-type="float" office:value="133.7" calcext:value-type="float">
            <text:p>133.7</text:p>
          </table:table-cell>
          <table:table-cell office:value-type="float" office:value="757.76" calcext:value-type="float">
            <text:p>757.76</text:p>
          </table:table-cell>
          <table:table-cell office:value-type="float" office:value="917.3" calcext:value-type="float">
            <text:p>917.3</text:p>
          </table:table-cell>
        </table:table-row>
        <table:table-row table:style-name="ro1">
          <table:table-cell office:value-type="float" office:value="22446481" calcext:value-type="float">
            <text:p>22446481</text:p>
          </table:table-cell>
          <table:table-cell table:formula="of:=[.A1405]/1000/(60*60*24)" office:value-type="time" office:time-value="PT06H14M06.481S" calcext:value-type="time">
            <text:p>06:14:06</text:p>
          </table:table-cell>
          <table:table-cell office:value-type="float" office:value="1.15" calcext:value-type="float">
            <text:p>1.15</text:p>
          </table:table-cell>
          <table:table-cell office:value-type="float" office:value="116" calcext:value-type="float">
            <text:p>116</text:p>
          </table:table-cell>
          <table:table-cell office:value-type="float" office:value="133.59" calcext:value-type="float">
            <text:p>133.59</text:p>
          </table:table-cell>
          <table:table-cell office:value-type="float" office:value="758.27" calcext:value-type="float">
            <text:p>758.27</text:p>
          </table:table-cell>
          <table:table-cell office:value-type="float" office:value="917.9" calcext:value-type="float">
            <text:p>917.9</text:p>
          </table:table-cell>
        </table:table-row>
        <table:table-row table:style-name="ro1">
          <table:table-cell office:value-type="float" office:value="22462481" calcext:value-type="float">
            <text:p>22462481</text:p>
          </table:table-cell>
          <table:table-cell table:formula="of:=[.A1406]/1000/(60*60*24)" office:value-type="time" office:time-value="PT06H14M22.481S" calcext:value-type="time">
            <text:p>06:14:22</text:p>
          </table:table-cell>
          <table:table-cell office:value-type="float" office:value="1.15" calcext:value-type="float">
            <text:p>1.15</text:p>
          </table:table-cell>
          <table:table-cell office:value-type="float" office:value="116" calcext:value-type="float">
            <text:p>116</text:p>
          </table:table-cell>
          <table:table-cell office:value-type="float" office:value="133.58" calcext:value-type="float">
            <text:p>133.58</text:p>
          </table:table-cell>
          <table:table-cell office:value-type="float" office:value="758.79" calcext:value-type="float">
            <text:p>758.79</text:p>
          </table:table-cell>
          <table:table-cell office:value-type="float" office:value="918.49" calcext:value-type="float">
            <text:p>918.49</text:p>
          </table:table-cell>
        </table:table-row>
        <table:table-row table:style-name="ro1">
          <table:table-cell office:value-type="float" office:value="22478481" calcext:value-type="float">
            <text:p>22478481</text:p>
          </table:table-cell>
          <table:table-cell table:formula="of:=[.A1407]/1000/(60*60*24)" office:value-type="time" office:time-value="PT06H14M38.481S" calcext:value-type="time">
            <text:p>06:14:38</text:p>
          </table:table-cell>
          <table:table-cell office:value-type="float" office:value="1.15" calcext:value-type="float">
            <text:p>1.15</text:p>
          </table:table-cell>
          <table:table-cell office:value-type="float" office:value="116" calcext:value-type="float">
            <text:p>116</text:p>
          </table:table-cell>
          <table:table-cell office:value-type="float" office:value="133.58" calcext:value-type="float">
            <text:p>133.58</text:p>
          </table:table-cell>
          <table:table-cell office:value-type="float" office:value="759.3" calcext:value-type="float">
            <text:p>759.3</text:p>
          </table:table-cell>
          <table:table-cell office:value-type="float" office:value="919.09" calcext:value-type="float">
            <text:p>919.09</text:p>
          </table:table-cell>
        </table:table-row>
        <table:table-row table:style-name="ro1">
          <table:table-cell office:value-type="float" office:value="22494481" calcext:value-type="float">
            <text:p>22494481</text:p>
          </table:table-cell>
          <table:table-cell table:formula="of:=[.A1408]/1000/(60*60*24)" office:value-type="time" office:time-value="PT06H14M54.481S" calcext:value-type="time">
            <text:p>06:14:54</text:p>
          </table:table-cell>
          <table:table-cell office:value-type="float" office:value="1.15" calcext:value-type="float">
            <text:p>1.15</text:p>
          </table:table-cell>
          <table:table-cell office:value-type="float" office:value="116" calcext:value-type="float">
            <text:p>116</text:p>
          </table:table-cell>
          <table:table-cell office:value-type="float" office:value="133.59" calcext:value-type="float">
            <text:p>133.59</text:p>
          </table:table-cell>
          <table:table-cell office:value-type="float" office:value="759.82" calcext:value-type="float">
            <text:p>759.82</text:p>
          </table:table-cell>
          <table:table-cell office:value-type="float" office:value="919.68" calcext:value-type="float">
            <text:p>919.68</text:p>
          </table:table-cell>
        </table:table-row>
        <table:table-row table:style-name="ro1">
          <table:table-cell office:value-type="float" office:value="22510481" calcext:value-type="float">
            <text:p>22510481</text:p>
          </table:table-cell>
          <table:table-cell table:formula="of:=[.A1409]/1000/(60*60*24)" office:value-type="time" office:time-value="PT06H15M10.481S" calcext:value-type="time">
            <text:p>06:15:10</text:p>
          </table:table-cell>
          <table:table-cell office:value-type="float" office:value="1.15" calcext:value-type="float">
            <text:p>1.15</text:p>
          </table:table-cell>
          <table:table-cell office:value-type="float" office:value="115.9" calcext:value-type="float">
            <text:p>115.9</text:p>
          </table:table-cell>
          <table:table-cell office:value-type="float" office:value="133.47" calcext:value-type="float">
            <text:p>133.47</text:p>
          </table:table-cell>
          <table:table-cell office:value-type="float" office:value="760.33" calcext:value-type="float">
            <text:p>760.33</text:p>
          </table:table-cell>
          <table:table-cell office:value-type="float" office:value="920.27" calcext:value-type="float">
            <text:p>920.27</text:p>
          </table:table-cell>
        </table:table-row>
        <table:table-row table:style-name="ro1">
          <table:table-cell office:value-type="float" office:value="22526481" calcext:value-type="float">
            <text:p>22526481</text:p>
          </table:table-cell>
          <table:table-cell table:formula="of:=[.A1410]/1000/(60*60*24)" office:value-type="time" office:time-value="PT06H15M26.481S" calcext:value-type="time">
            <text:p>06:15:26</text:p>
          </table:table-cell>
          <table:table-cell office:value-type="float" office:value="1.15" calcext:value-type="float">
            <text:p>1.15</text:p>
          </table:table-cell>
          <table:table-cell office:value-type="float" office:value="115.9" calcext:value-type="float">
            <text:p>115.9</text:p>
          </table:table-cell>
          <table:table-cell office:value-type="float" office:value="133.47" calcext:value-type="float">
            <text:p>133.47</text:p>
          </table:table-cell>
          <table:table-cell office:value-type="float" office:value="760.85" calcext:value-type="float">
            <text:p>760.85</text:p>
          </table:table-cell>
          <table:table-cell office:value-type="float" office:value="920.87" calcext:value-type="float">
            <text:p>920.87</text:p>
          </table:table-cell>
        </table:table-row>
        <table:table-row table:style-name="ro1">
          <table:table-cell office:value-type="float" office:value="22542481" calcext:value-type="float">
            <text:p>22542481</text:p>
          </table:table-cell>
          <table:table-cell table:formula="of:=[.A1411]/1000/(60*60*24)" office:value-type="time" office:time-value="PT06H15M42.481S" calcext:value-type="time">
            <text:p>06:15:42</text:p>
          </table:table-cell>
          <table:table-cell office:value-type="float" office:value="1.15" calcext:value-type="float">
            <text:p>1.15</text:p>
          </table:table-cell>
          <table:table-cell office:value-type="float" office:value="115.9" calcext:value-type="float">
            <text:p>115.9</text:p>
          </table:table-cell>
          <table:table-cell office:value-type="float" office:value="133.47" calcext:value-type="float">
            <text:p>133.47</text:p>
          </table:table-cell>
          <table:table-cell office:value-type="float" office:value="761.36" calcext:value-type="float">
            <text:p>761.36</text:p>
          </table:table-cell>
          <table:table-cell office:value-type="float" office:value="921.46" calcext:value-type="float">
            <text:p>921.46</text:p>
          </table:table-cell>
        </table:table-row>
        <table:table-row table:style-name="ro1">
          <table:table-cell office:value-type="float" office:value="22558481" calcext:value-type="float">
            <text:p>22558481</text:p>
          </table:table-cell>
          <table:table-cell table:formula="of:=[.A1412]/1000/(60*60*24)" office:value-type="time" office:time-value="PT06H15M58.481S" calcext:value-type="time">
            <text:p>06:15:58</text:p>
          </table:table-cell>
          <table:table-cell office:value-type="float" office:value="1.15" calcext:value-type="float">
            <text:p>1.15</text:p>
          </table:table-cell>
          <table:table-cell office:value-type="float" office:value="115.9" calcext:value-type="float">
            <text:p>115.9</text:p>
          </table:table-cell>
          <table:table-cell office:value-type="float" office:value="133.47" calcext:value-type="float">
            <text:p>133.47</text:p>
          </table:table-cell>
          <table:table-cell office:value-type="float" office:value="761.88" calcext:value-type="float">
            <text:p>761.88</text:p>
          </table:table-cell>
          <table:table-cell office:value-type="float" office:value="922.05" calcext:value-type="float">
            <text:p>922.05</text:p>
          </table:table-cell>
        </table:table-row>
        <table:table-row table:style-name="ro1">
          <table:table-cell office:value-type="float" office:value="22574481" calcext:value-type="float">
            <text:p>22574481</text:p>
          </table:table-cell>
          <table:table-cell table:formula="of:=[.A1413]/1000/(60*60*24)" office:value-type="time" office:time-value="PT06H16M14.481S" calcext:value-type="time">
            <text:p>06:16:14</text:p>
          </table:table-cell>
          <table:table-cell office:value-type="float" office:value="1.15" calcext:value-type="float">
            <text:p>1.15</text:p>
          </table:table-cell>
          <table:table-cell office:value-type="float" office:value="115.9" calcext:value-type="float">
            <text:p>115.9</text:p>
          </table:table-cell>
          <table:table-cell office:value-type="float" office:value="133.47" calcext:value-type="float">
            <text:p>133.47</text:p>
          </table:table-cell>
          <table:table-cell office:value-type="float" office:value="762.39" calcext:value-type="float">
            <text:p>762.39</text:p>
          </table:table-cell>
          <table:table-cell office:value-type="float" office:value="922.64" calcext:value-type="float">
            <text:p>922.64</text:p>
          </table:table-cell>
        </table:table-row>
        <table:table-row table:style-name="ro1">
          <table:table-cell office:value-type="float" office:value="22590481" calcext:value-type="float">
            <text:p>22590481</text:p>
          </table:table-cell>
          <table:table-cell table:formula="of:=[.A1414]/1000/(60*60*24)" office:value-type="time" office:time-value="PT06H16M30.481S" calcext:value-type="time">
            <text:p>06:16:30</text:p>
          </table:table-cell>
          <table:table-cell office:value-type="float" office:value="1.15" calcext:value-type="float">
            <text:p>1.15</text:p>
          </table:table-cell>
          <table:table-cell office:value-type="float" office:value="115.9" calcext:value-type="float">
            <text:p>115.9</text:p>
          </table:table-cell>
          <table:table-cell office:value-type="float" office:value="133.47" calcext:value-type="float">
            <text:p>133.47</text:p>
          </table:table-cell>
          <table:table-cell office:value-type="float" office:value="762.91" calcext:value-type="float">
            <text:p>762.91</text:p>
          </table:table-cell>
          <table:table-cell office:value-type="float" office:value="923.24" calcext:value-type="float">
            <text:p>923.24</text:p>
          </table:table-cell>
        </table:table-row>
        <table:table-row table:style-name="ro1">
          <table:table-cell office:value-type="float" office:value="22606481" calcext:value-type="float">
            <text:p>22606481</text:p>
          </table:table-cell>
          <table:table-cell table:formula="of:=[.A1415]/1000/(60*60*24)" office:value-type="time" office:time-value="PT06H16M46.481S" calcext:value-type="time">
            <text:p>06:16:46</text:p>
          </table:table-cell>
          <table:table-cell office:value-type="float" office:value="1.15" calcext:value-type="float">
            <text:p>1.15</text:p>
          </table:table-cell>
          <table:table-cell office:value-type="float" office:value="115.8" calcext:value-type="float">
            <text:p>115.8</text:p>
          </table:table-cell>
          <table:table-cell office:value-type="float" office:value="133.35" calcext:value-type="float">
            <text:p>133.35</text:p>
          </table:table-cell>
          <table:table-cell office:value-type="float" office:value="763.42" calcext:value-type="float">
            <text:p>763.42</text:p>
          </table:table-cell>
          <table:table-cell office:value-type="float" office:value="923.83" calcext:value-type="float">
            <text:p>923.83</text:p>
          </table:table-cell>
        </table:table-row>
        <table:table-row table:style-name="ro1">
          <table:table-cell office:value-type="float" office:value="22622481" calcext:value-type="float">
            <text:p>22622481</text:p>
          </table:table-cell>
          <table:table-cell table:formula="of:=[.A1416]/1000/(60*60*24)" office:value-type="time" office:time-value="PT06H17M02.481S" calcext:value-type="time">
            <text:p>06:17:02</text:p>
          </table:table-cell>
          <table:table-cell office:value-type="float" office:value="1.15" calcext:value-type="float">
            <text:p>1.15</text:p>
          </table:table-cell>
          <table:table-cell office:value-type="float" office:value="115.9" calcext:value-type="float">
            <text:p>115.9</text:p>
          </table:table-cell>
          <table:table-cell office:value-type="float" office:value="133.47" calcext:value-type="float">
            <text:p>133.47</text:p>
          </table:table-cell>
          <table:table-cell office:value-type="float" office:value="763.94" calcext:value-type="float">
            <text:p>763.94</text:p>
          </table:table-cell>
          <table:table-cell office:value-type="float" office:value="924.42" calcext:value-type="float">
            <text:p>924.42</text:p>
          </table:table-cell>
        </table:table-row>
        <table:table-row table:style-name="ro1">
          <table:table-cell office:value-type="float" office:value="22638481" calcext:value-type="float">
            <text:p>22638481</text:p>
          </table:table-cell>
          <table:table-cell table:formula="of:=[.A1417]/1000/(60*60*24)" office:value-type="time" office:time-value="PT06H17M18.481S" calcext:value-type="time">
            <text:p>06:17:18</text:p>
          </table:table-cell>
          <table:table-cell office:value-type="float" office:value="1.15" calcext:value-type="float">
            <text:p>1.15</text:p>
          </table:table-cell>
          <table:table-cell office:value-type="float" office:value="115.8" calcext:value-type="float">
            <text:p>115.8</text:p>
          </table:table-cell>
          <table:table-cell office:value-type="float" office:value="132.89" calcext:value-type="float">
            <text:p>132.89</text:p>
          </table:table-cell>
          <table:table-cell office:value-type="float" office:value="764.45" calcext:value-type="float">
            <text:p>764.45</text:p>
          </table:table-cell>
          <table:table-cell office:value-type="float" office:value="925.01" calcext:value-type="float">
            <text:p>925.01</text:p>
          </table:table-cell>
        </table:table-row>
        <table:table-row table:style-name="ro1">
          <table:table-cell office:value-type="float" office:value="22654481" calcext:value-type="float">
            <text:p>22654481</text:p>
          </table:table-cell>
          <table:table-cell table:formula="of:=[.A1418]/1000/(60*60*24)" office:value-type="time" office:time-value="PT06H17M34.481S" calcext:value-type="time">
            <text:p>06:17:34</text:p>
          </table:table-cell>
          <table:table-cell office:value-type="float" office:value="1.15" calcext:value-type="float">
            <text:p>1.15</text:p>
          </table:table-cell>
          <table:table-cell office:value-type="float" office:value="115.7" calcext:value-type="float">
            <text:p>115.7</text:p>
          </table:table-cell>
          <table:table-cell office:value-type="float" office:value="132.78" calcext:value-type="float">
            <text:p>132.78</text:p>
          </table:table-cell>
          <table:table-cell office:value-type="float" office:value="764.97" calcext:value-type="float">
            <text:p>764.97</text:p>
          </table:table-cell>
          <table:table-cell office:value-type="float" office:value="925.6" calcext:value-type="float">
            <text:p>925.6</text:p>
          </table:table-cell>
        </table:table-row>
        <table:table-row table:style-name="ro1">
          <table:table-cell office:value-type="float" office:value="22670481" calcext:value-type="float">
            <text:p>22670481</text:p>
          </table:table-cell>
          <table:table-cell table:formula="of:=[.A1419]/1000/(60*60*24)" office:value-type="time" office:time-value="PT06H17M50.481S" calcext:value-type="time">
            <text:p>06:17:50</text:p>
          </table:table-cell>
          <table:table-cell office:value-type="float" office:value="1.15" calcext:value-type="float">
            <text:p>1.15</text:p>
          </table:table-cell>
          <table:table-cell office:value-type="float" office:value="115.7" calcext:value-type="float">
            <text:p>115.7</text:p>
          </table:table-cell>
          <table:table-cell office:value-type="float" office:value="132.78" calcext:value-type="float">
            <text:p>132.78</text:p>
          </table:table-cell>
          <table:table-cell office:value-type="float" office:value="765.48" calcext:value-type="float">
            <text:p>765.48</text:p>
          </table:table-cell>
          <table:table-cell office:value-type="float" office:value="926.2" calcext:value-type="float">
            <text:p>926.2</text:p>
          </table:table-cell>
        </table:table-row>
        <table:table-row table:style-name="ro1">
          <table:table-cell office:value-type="float" office:value="22686481" calcext:value-type="float">
            <text:p>22686481</text:p>
          </table:table-cell>
          <table:table-cell table:formula="of:=[.A1420]/1000/(60*60*24)" office:value-type="time" office:time-value="PT06H18M06.481S" calcext:value-type="time">
            <text:p>06:18:06</text:p>
          </table:table-cell>
          <table:table-cell office:value-type="float" office:value="1.15" calcext:value-type="float">
            <text:p>1.15</text:p>
          </table:table-cell>
          <table:table-cell office:value-type="float" office:value="115.7" calcext:value-type="float">
            <text:p>115.7</text:p>
          </table:table-cell>
          <table:table-cell office:value-type="float" office:value="133.24" calcext:value-type="float">
            <text:p>133.24</text:p>
          </table:table-cell>
          <table:table-cell office:value-type="float" office:value="766" calcext:value-type="float">
            <text:p>766</text:p>
          </table:table-cell>
          <table:table-cell office:value-type="float" office:value="926.79" calcext:value-type="float">
            <text:p>926.79</text:p>
          </table:table-cell>
        </table:table-row>
        <table:table-row table:style-name="ro1">
          <table:table-cell office:value-type="float" office:value="22702481" calcext:value-type="float">
            <text:p>22702481</text:p>
          </table:table-cell>
          <table:table-cell table:formula="of:=[.A1421]/1000/(60*60*24)" office:value-type="time" office:time-value="PT06H18M22.481S" calcext:value-type="time">
            <text:p>06:18:22</text:p>
          </table:table-cell>
          <table:table-cell office:value-type="float" office:value="1.15" calcext:value-type="float">
            <text:p>1.15</text:p>
          </table:table-cell>
          <table:table-cell office:value-type="float" office:value="115.7" calcext:value-type="float">
            <text:p>115.7</text:p>
          </table:table-cell>
          <table:table-cell office:value-type="float" office:value="132.78" calcext:value-type="float">
            <text:p>132.78</text:p>
          </table:table-cell>
          <table:table-cell office:value-type="float" office:value="766.51" calcext:value-type="float">
            <text:p>766.51</text:p>
          </table:table-cell>
          <table:table-cell office:value-type="float" office:value="927.38" calcext:value-type="float">
            <text:p>927.38</text:p>
          </table:table-cell>
        </table:table-row>
        <table:table-row table:style-name="ro1">
          <table:table-cell office:value-type="float" office:value="22718481" calcext:value-type="float">
            <text:p>22718481</text:p>
          </table:table-cell>
          <table:table-cell table:formula="of:=[.A1422]/1000/(60*60*24)" office:value-type="time" office:time-value="PT06H18M38.481S" calcext:value-type="time">
            <text:p>06:18:38</text:p>
          </table:table-cell>
          <table:table-cell office:value-type="float" office:value="1.15" calcext:value-type="float">
            <text:p>1.15</text:p>
          </table:table-cell>
          <table:table-cell office:value-type="float" office:value="115.7" calcext:value-type="float">
            <text:p>115.7</text:p>
          </table:table-cell>
          <table:table-cell office:value-type="float" office:value="132.77" calcext:value-type="float">
            <text:p>132.77</text:p>
          </table:table-cell>
          <table:table-cell office:value-type="float" office:value="767.03" calcext:value-type="float">
            <text:p>767.03</text:p>
          </table:table-cell>
          <table:table-cell office:value-type="float" office:value="927.97" calcext:value-type="float">
            <text:p>927.97</text:p>
          </table:table-cell>
        </table:table-row>
        <table:table-row table:style-name="ro1">
          <table:table-cell office:value-type="float" office:value="22734481" calcext:value-type="float">
            <text:p>22734481</text:p>
          </table:table-cell>
          <table:table-cell table:formula="of:=[.A1423]/1000/(60*60*24)" office:value-type="time" office:time-value="PT06H18M54.481S" calcext:value-type="time">
            <text:p>06:18:54</text:p>
          </table:table-cell>
          <table:table-cell office:value-type="float" office:value="1.15" calcext:value-type="float">
            <text:p>1.15</text:p>
          </table:table-cell>
          <table:table-cell office:value-type="float" office:value="115.6" calcext:value-type="float">
            <text:p>115.6</text:p>
          </table:table-cell>
          <table:table-cell office:value-type="float" office:value="132.66" calcext:value-type="float">
            <text:p>132.66</text:p>
          </table:table-cell>
          <table:table-cell office:value-type="float" office:value="767.54" calcext:value-type="float">
            <text:p>767.54</text:p>
          </table:table-cell>
          <table:table-cell office:value-type="float" office:value="928.56" calcext:value-type="float">
            <text:p>928.56</text:p>
          </table:table-cell>
        </table:table-row>
        <table:table-row table:style-name="ro1">
          <table:table-cell office:value-type="float" office:value="22750481" calcext:value-type="float">
            <text:p>22750481</text:p>
          </table:table-cell>
          <table:table-cell table:formula="of:=[.A1424]/1000/(60*60*24)" office:value-type="time" office:time-value="PT06H19M10.481S" calcext:value-type="time">
            <text:p>06:19:10</text:p>
          </table:table-cell>
          <table:table-cell office:value-type="float" office:value="1.15" calcext:value-type="float">
            <text:p>1.15</text:p>
          </table:table-cell>
          <table:table-cell office:value-type="float" office:value="115.7" calcext:value-type="float">
            <text:p>115.7</text:p>
          </table:table-cell>
          <table:table-cell office:value-type="float" office:value="132.77" calcext:value-type="float">
            <text:p>132.77</text:p>
          </table:table-cell>
          <table:table-cell office:value-type="float" office:value="768.05" calcext:value-type="float">
            <text:p>768.05</text:p>
          </table:table-cell>
          <table:table-cell office:value-type="float" office:value="929.15" calcext:value-type="float">
            <text:p>929.15</text:p>
          </table:table-cell>
        </table:table-row>
        <table:table-row table:style-name="ro1">
          <table:table-cell office:value-type="float" office:value="22766481" calcext:value-type="float">
            <text:p>22766481</text:p>
          </table:table-cell>
          <table:table-cell table:formula="of:=[.A1425]/1000/(60*60*24)" office:value-type="time" office:time-value="PT06H19M26.481S" calcext:value-type="time">
            <text:p>06:19:26</text:p>
          </table:table-cell>
          <table:table-cell office:value-type="float" office:value="1.15" calcext:value-type="float">
            <text:p>1.15</text:p>
          </table:table-cell>
          <table:table-cell office:value-type="float" office:value="115.7" calcext:value-type="float">
            <text:p>115.7</text:p>
          </table:table-cell>
          <table:table-cell office:value-type="float" office:value="132.77" calcext:value-type="float">
            <text:p>132.77</text:p>
          </table:table-cell>
          <table:table-cell office:value-type="float" office:value="768.57" calcext:value-type="float">
            <text:p>768.57</text:p>
          </table:table-cell>
          <table:table-cell office:value-type="float" office:value="929.74" calcext:value-type="float">
            <text:p>929.74</text:p>
          </table:table-cell>
        </table:table-row>
        <table:table-row table:style-name="ro1">
          <table:table-cell office:value-type="float" office:value="22782481" calcext:value-type="float">
            <text:p>22782481</text:p>
          </table:table-cell>
          <table:table-cell table:formula="of:=[.A1426]/1000/(60*60*24)" office:value-type="time" office:time-value="PT06H19M42.481S" calcext:value-type="time">
            <text:p>06:19:42</text:p>
          </table:table-cell>
          <table:table-cell office:value-type="float" office:value="1.15" calcext:value-type="float">
            <text:p>1.15</text:p>
          </table:table-cell>
          <table:table-cell office:value-type="float" office:value="115.6" calcext:value-type="float">
            <text:p>115.6</text:p>
          </table:table-cell>
          <table:table-cell office:value-type="float" office:value="132.66" calcext:value-type="float">
            <text:p>132.66</text:p>
          </table:table-cell>
          <table:table-cell office:value-type="float" office:value="769.08" calcext:value-type="float">
            <text:p>769.08</text:p>
          </table:table-cell>
          <table:table-cell office:value-type="float" office:value="930.33" calcext:value-type="float">
            <text:p>930.33</text:p>
          </table:table-cell>
        </table:table-row>
        <table:table-row table:style-name="ro1">
          <table:table-cell office:value-type="float" office:value="22798481" calcext:value-type="float">
            <text:p>22798481</text:p>
          </table:table-cell>
          <table:table-cell table:formula="of:=[.A1427]/1000/(60*60*24)" office:value-type="time" office:time-value="PT06H19M58.481S" calcext:value-type="time">
            <text:p>06:19:58</text:p>
          </table:table-cell>
          <table:table-cell office:value-type="float" office:value="1.15" calcext:value-type="float">
            <text:p>1.15</text:p>
          </table:table-cell>
          <table:table-cell office:value-type="float" office:value="115.6" calcext:value-type="float">
            <text:p>115.6</text:p>
          </table:table-cell>
          <table:table-cell office:value-type="float" office:value="132.66" calcext:value-type="float">
            <text:p>132.66</text:p>
          </table:table-cell>
          <table:table-cell office:value-type="float" office:value="769.6" calcext:value-type="float">
            <text:p>769.6</text:p>
          </table:table-cell>
          <table:table-cell office:value-type="float" office:value="930.92" calcext:value-type="float">
            <text:p>930.92</text:p>
          </table:table-cell>
        </table:table-row>
        <table:table-row table:style-name="ro1">
          <table:table-cell office:value-type="float" office:value="22814481" calcext:value-type="float">
            <text:p>22814481</text:p>
          </table:table-cell>
          <table:table-cell table:formula="of:=[.A1428]/1000/(60*60*24)" office:value-type="time" office:time-value="PT06H20M14.481S" calcext:value-type="time">
            <text:p>06:20:14</text:p>
          </table:table-cell>
          <table:table-cell office:value-type="float" office:value="1.15" calcext:value-type="float">
            <text:p>1.15</text:p>
          </table:table-cell>
          <table:table-cell office:value-type="float" office:value="115.6" calcext:value-type="float">
            <text:p>115.6</text:p>
          </table:table-cell>
          <table:table-cell office:value-type="float" office:value="132.66" calcext:value-type="float">
            <text:p>132.66</text:p>
          </table:table-cell>
          <table:table-cell office:value-type="float" office:value="770.11" calcext:value-type="float">
            <text:p>770.11</text:p>
          </table:table-cell>
          <table:table-cell office:value-type="float" office:value="931.51" calcext:value-type="float">
            <text:p>931.51</text:p>
          </table:table-cell>
        </table:table-row>
        <table:table-row table:style-name="ro1">
          <table:table-cell office:value-type="float" office:value="22830481" calcext:value-type="float">
            <text:p>22830481</text:p>
          </table:table-cell>
          <table:table-cell table:formula="of:=[.A1429]/1000/(60*60*24)" office:value-type="time" office:time-value="PT06H20M30.481S" calcext:value-type="time">
            <text:p>06:20:30</text:p>
          </table:table-cell>
          <table:table-cell office:value-type="float" office:value="1.15" calcext:value-type="float">
            <text:p>1.15</text:p>
          </table:table-cell>
          <table:table-cell office:value-type="float" office:value="115.6" calcext:value-type="float">
            <text:p>115.6</text:p>
          </table:table-cell>
          <table:table-cell office:value-type="float" office:value="132.66" calcext:value-type="float">
            <text:p>132.66</text:p>
          </table:table-cell>
          <table:table-cell office:value-type="float" office:value="770.62" calcext:value-type="float">
            <text:p>770.62</text:p>
          </table:table-cell>
          <table:table-cell office:value-type="float" office:value="932.1" calcext:value-type="float">
            <text:p>932.1</text:p>
          </table:table-cell>
        </table:table-row>
        <table:table-row table:style-name="ro1">
          <table:table-cell office:value-type="float" office:value="22846481" calcext:value-type="float">
            <text:p>22846481</text:p>
          </table:table-cell>
          <table:table-cell table:formula="of:=[.A1430]/1000/(60*60*24)" office:value-type="time" office:time-value="PT06H20M46.481S" calcext:value-type="time">
            <text:p>06:20:46</text:p>
          </table:table-cell>
          <table:table-cell office:value-type="float" office:value="1.15" calcext:value-type="float">
            <text:p>1.15</text:p>
          </table:table-cell>
          <table:table-cell office:value-type="float" office:value="115.5" calcext:value-type="float">
            <text:p>115.5</text:p>
          </table:table-cell>
          <table:table-cell office:value-type="float" office:value="132.54" calcext:value-type="float">
            <text:p>132.54</text:p>
          </table:table-cell>
          <table:table-cell office:value-type="float" office:value="771.14" calcext:value-type="float">
            <text:p>771.14</text:p>
          </table:table-cell>
          <table:table-cell office:value-type="float" office:value="932.69" calcext:value-type="float">
            <text:p>932.69</text:p>
          </table:table-cell>
        </table:table-row>
        <table:table-row table:style-name="ro1">
          <table:table-cell office:value-type="float" office:value="22862481" calcext:value-type="float">
            <text:p>22862481</text:p>
          </table:table-cell>
          <table:table-cell table:formula="of:=[.A1431]/1000/(60*60*24)" office:value-type="time" office:time-value="PT06H21M02.481S" calcext:value-type="time">
            <text:p>06:21:02</text:p>
          </table:table-cell>
          <table:table-cell office:value-type="float" office:value="1.15" calcext:value-type="float">
            <text:p>1.15</text:p>
          </table:table-cell>
          <table:table-cell office:value-type="float" office:value="115.5" calcext:value-type="float">
            <text:p>115.5</text:p>
          </table:table-cell>
          <table:table-cell office:value-type="float" office:value="132.54" calcext:value-type="float">
            <text:p>132.54</text:p>
          </table:table-cell>
          <table:table-cell office:value-type="float" office:value="771.65" calcext:value-type="float">
            <text:p>771.65</text:p>
          </table:table-cell>
          <table:table-cell office:value-type="float" office:value="933.27" calcext:value-type="float">
            <text:p>933.27</text:p>
          </table:table-cell>
        </table:table-row>
        <table:table-row table:style-name="ro1">
          <table:table-cell office:value-type="float" office:value="22878481" calcext:value-type="float">
            <text:p>22878481</text:p>
          </table:table-cell>
          <table:table-cell table:formula="of:=[.A1432]/1000/(60*60*24)" office:value-type="time" office:time-value="PT06H21M18.481S" calcext:value-type="time">
            <text:p>06:21:18</text:p>
          </table:table-cell>
          <table:table-cell office:value-type="float" office:value="1.15" calcext:value-type="float">
            <text:p>1.15</text:p>
          </table:table-cell>
          <table:table-cell office:value-type="float" office:value="115.5" calcext:value-type="float">
            <text:p>115.5</text:p>
          </table:table-cell>
          <table:table-cell office:value-type="float" office:value="132.54" calcext:value-type="float">
            <text:p>132.54</text:p>
          </table:table-cell>
          <table:table-cell office:value-type="float" office:value="772.17" calcext:value-type="float">
            <text:p>772.17</text:p>
          </table:table-cell>
          <table:table-cell office:value-type="float" office:value="933.86" calcext:value-type="float">
            <text:p>933.86</text:p>
          </table:table-cell>
        </table:table-row>
        <table:table-row table:style-name="ro1">
          <table:table-cell office:value-type="float" office:value="22894481" calcext:value-type="float">
            <text:p>22894481</text:p>
          </table:table-cell>
          <table:table-cell table:formula="of:=[.A1433]/1000/(60*60*24)" office:value-type="time" office:time-value="PT06H21M34.481S" calcext:value-type="time">
            <text:p>06:21:34</text:p>
          </table:table-cell>
          <table:table-cell office:value-type="float" office:value="1.15" calcext:value-type="float">
            <text:p>1.15</text:p>
          </table:table-cell>
          <table:table-cell office:value-type="float" office:value="115.5" calcext:value-type="float">
            <text:p>115.5</text:p>
          </table:table-cell>
          <table:table-cell office:value-type="float" office:value="132.54" calcext:value-type="float">
            <text:p>132.54</text:p>
          </table:table-cell>
          <table:table-cell office:value-type="float" office:value="772.68" calcext:value-type="float">
            <text:p>772.68</text:p>
          </table:table-cell>
          <table:table-cell office:value-type="float" office:value="934.45" calcext:value-type="float">
            <text:p>934.45</text:p>
          </table:table-cell>
        </table:table-row>
        <table:table-row table:style-name="ro1">
          <table:table-cell office:value-type="float" office:value="22910481" calcext:value-type="float">
            <text:p>22910481</text:p>
          </table:table-cell>
          <table:table-cell table:formula="of:=[.A1434]/1000/(60*60*24)" office:value-type="time" office:time-value="PT06H21M50.481S" calcext:value-type="time">
            <text:p>06:21:50</text:p>
          </table:table-cell>
          <table:table-cell office:value-type="float" office:value="1.15" calcext:value-type="float">
            <text:p>1.15</text:p>
          </table:table-cell>
          <table:table-cell office:value-type="float" office:value="115.5" calcext:value-type="float">
            <text:p>115.5</text:p>
          </table:table-cell>
          <table:table-cell office:value-type="float" office:value="132.54" calcext:value-type="float">
            <text:p>132.54</text:p>
          </table:table-cell>
          <table:table-cell office:value-type="float" office:value="773.19" calcext:value-type="float">
            <text:p>773.19</text:p>
          </table:table-cell>
          <table:table-cell office:value-type="float" office:value="935.04" calcext:value-type="float">
            <text:p>935.04</text:p>
          </table:table-cell>
        </table:table-row>
        <table:table-row table:style-name="ro1">
          <table:table-cell office:value-type="float" office:value="22926481" calcext:value-type="float">
            <text:p>22926481</text:p>
          </table:table-cell>
          <table:table-cell table:formula="of:=[.A1435]/1000/(60*60*24)" office:value-type="time" office:time-value="PT06H22M06.481S" calcext:value-type="time">
            <text:p>06:22:06</text:p>
          </table:table-cell>
          <table:table-cell office:value-type="float" office:value="1.15" calcext:value-type="float">
            <text:p>1.15</text:p>
          </table:table-cell>
          <table:table-cell office:value-type="float" office:value="115.5" calcext:value-type="float">
            <text:p>115.5</text:p>
          </table:table-cell>
          <table:table-cell office:value-type="float" office:value="132.54" calcext:value-type="float">
            <text:p>132.54</text:p>
          </table:table-cell>
          <table:table-cell office:value-type="float" office:value="773.71" calcext:value-type="float">
            <text:p>773.71</text:p>
          </table:table-cell>
          <table:table-cell office:value-type="float" office:value="935.63" calcext:value-type="float">
            <text:p>935.63</text:p>
          </table:table-cell>
        </table:table-row>
        <table:table-row table:style-name="ro1">
          <table:table-cell office:value-type="float" office:value="22942481" calcext:value-type="float">
            <text:p>22942481</text:p>
          </table:table-cell>
          <table:table-cell table:formula="of:=[.A1436]/1000/(60*60*24)" office:value-type="time" office:time-value="PT06H22M22.481S" calcext:value-type="time">
            <text:p>06:22:22</text:p>
          </table:table-cell>
          <table:table-cell office:value-type="float" office:value="1.15" calcext:value-type="float">
            <text:p>1.15</text:p>
          </table:table-cell>
          <table:table-cell office:value-type="float" office:value="115.4" calcext:value-type="float">
            <text:p>115.4</text:p>
          </table:table-cell>
          <table:table-cell office:value-type="float" office:value="132.43" calcext:value-type="float">
            <text:p>132.43</text:p>
          </table:table-cell>
          <table:table-cell office:value-type="float" office:value="774.22" calcext:value-type="float">
            <text:p>774.22</text:p>
          </table:table-cell>
          <table:table-cell office:value-type="float" office:value="936.22" calcext:value-type="float">
            <text:p>936.22</text:p>
          </table:table-cell>
        </table:table-row>
        <table:table-row table:style-name="ro1">
          <table:table-cell office:value-type="float" office:value="22958481" calcext:value-type="float">
            <text:p>22958481</text:p>
          </table:table-cell>
          <table:table-cell table:formula="of:=[.A1437]/1000/(60*60*24)" office:value-type="time" office:time-value="PT06H22M38.481S" calcext:value-type="time">
            <text:p>06:22:38</text:p>
          </table:table-cell>
          <table:table-cell office:value-type="float" office:value="1.14" calcext:value-type="float">
            <text:p>1.14</text:p>
          </table:table-cell>
          <table:table-cell office:value-type="float" office:value="115.4" calcext:value-type="float">
            <text:p>115.4</text:p>
          </table:table-cell>
          <table:table-cell office:value-type="float" office:value="131.96" calcext:value-type="float">
            <text:p>131.96</text:p>
          </table:table-cell>
          <table:table-cell office:value-type="float" office:value="774.73" calcext:value-type="float">
            <text:p>774.73</text:p>
          </table:table-cell>
          <table:table-cell office:value-type="float" office:value="936.81" calcext:value-type="float">
            <text:p>936.81</text:p>
          </table:table-cell>
        </table:table-row>
        <table:table-row table:style-name="ro1">
          <table:table-cell office:value-type="float" office:value="22974481" calcext:value-type="float">
            <text:p>22974481</text:p>
          </table:table-cell>
          <table:table-cell table:formula="of:=[.A1438]/1000/(60*60*24)" office:value-type="time" office:time-value="PT06H22M54.481S" calcext:value-type="time">
            <text:p>06:22:54</text:p>
          </table:table-cell>
          <table:table-cell office:value-type="float" office:value="1.15" calcext:value-type="float">
            <text:p>1.15</text:p>
          </table:table-cell>
          <table:table-cell office:value-type="float" office:value="115.4" calcext:value-type="float">
            <text:p>115.4</text:p>
          </table:table-cell>
          <table:table-cell office:value-type="float" office:value="132.43" calcext:value-type="float">
            <text:p>132.43</text:p>
          </table:table-cell>
          <table:table-cell office:value-type="float" office:value="775.24" calcext:value-type="float">
            <text:p>775.24</text:p>
          </table:table-cell>
          <table:table-cell office:value-type="float" office:value="937.4" calcext:value-type="float">
            <text:p>937.4</text:p>
          </table:table-cell>
        </table:table-row>
        <table:table-row table:style-name="ro1">
          <table:table-cell office:value-type="float" office:value="22990481" calcext:value-type="float">
            <text:p>22990481</text:p>
          </table:table-cell>
          <table:table-cell table:formula="of:=[.A1439]/1000/(60*60*24)" office:value-type="time" office:time-value="PT06H23M10.481S" calcext:value-type="time">
            <text:p>06:23:10</text:p>
          </table:table-cell>
          <table:table-cell office:value-type="float" office:value="1.14" calcext:value-type="float">
            <text:p>1.14</text:p>
          </table:table-cell>
          <table:table-cell office:value-type="float" office:value="115.3" calcext:value-type="float">
            <text:p>115.3</text:p>
          </table:table-cell>
          <table:table-cell office:value-type="float" office:value="131.85" calcext:value-type="float">
            <text:p>131.85</text:p>
          </table:table-cell>
          <table:table-cell office:value-type="float" office:value="775.76" calcext:value-type="float">
            <text:p>775.76</text:p>
          </table:table-cell>
          <table:table-cell office:value-type="float" office:value="937.98" calcext:value-type="float">
            <text:p>937.98</text:p>
          </table:table-cell>
        </table:table-row>
        <table:table-row table:style-name="ro1">
          <table:table-cell office:value-type="float" office:value="23006481" calcext:value-type="float">
            <text:p>23006481</text:p>
          </table:table-cell>
          <table:table-cell table:formula="of:=[.A1440]/1000/(60*60*24)" office:value-type="time" office:time-value="PT06H23M26.481S" calcext:value-type="time">
            <text:p>06:23:26</text:p>
          </table:table-cell>
          <table:table-cell office:value-type="float" office:value="1.15" calcext:value-type="float">
            <text:p>1.15</text:p>
          </table:table-cell>
          <table:table-cell office:value-type="float" office:value="115.3" calcext:value-type="float">
            <text:p>115.3</text:p>
          </table:table-cell>
          <table:table-cell office:value-type="float" office:value="132.31" calcext:value-type="float">
            <text:p>132.31</text:p>
          </table:table-cell>
          <table:table-cell office:value-type="float" office:value="776.27" calcext:value-type="float">
            <text:p>776.27</text:p>
          </table:table-cell>
          <table:table-cell office:value-type="float" office:value="938.57" calcext:value-type="float">
            <text:p>938.57</text:p>
          </table:table-cell>
        </table:table-row>
        <table:table-row table:style-name="ro1">
          <table:table-cell office:value-type="float" office:value="23022481" calcext:value-type="float">
            <text:p>23022481</text:p>
          </table:table-cell>
          <table:table-cell table:formula="of:=[.A1441]/1000/(60*60*24)" office:value-type="time" office:time-value="PT06H23M42.481S" calcext:value-type="time">
            <text:p>06:23:42</text:p>
          </table:table-cell>
          <table:table-cell office:value-type="float" office:value="1.14" calcext:value-type="float">
            <text:p>1.14</text:p>
          </table:table-cell>
          <table:table-cell office:value-type="float" office:value="115.3" calcext:value-type="float">
            <text:p>115.3</text:p>
          </table:table-cell>
          <table:table-cell office:value-type="float" office:value="131.85" calcext:value-type="float">
            <text:p>131.85</text:p>
          </table:table-cell>
          <table:table-cell office:value-type="float" office:value="776.78" calcext:value-type="float">
            <text:p>776.78</text:p>
          </table:table-cell>
          <table:table-cell office:value-type="float" office:value="939.16" calcext:value-type="float">
            <text:p>939.16</text:p>
          </table:table-cell>
        </table:table-row>
        <table:table-row table:style-name="ro1">
          <table:table-cell office:value-type="float" office:value="23038481" calcext:value-type="float">
            <text:p>23038481</text:p>
          </table:table-cell>
          <table:table-cell table:formula="of:=[.A1442]/1000/(60*60*24)" office:value-type="time" office:time-value="PT06H23M58.481S" calcext:value-type="time">
            <text:p>06:23:58</text:p>
          </table:table-cell>
          <table:table-cell office:value-type="float" office:value="1.14" calcext:value-type="float">
            <text:p>1.14</text:p>
          </table:table-cell>
          <table:table-cell office:value-type="float" office:value="115.3" calcext:value-type="float">
            <text:p>115.3</text:p>
          </table:table-cell>
          <table:table-cell office:value-type="float" office:value="131.85" calcext:value-type="float">
            <text:p>131.85</text:p>
          </table:table-cell>
          <table:table-cell office:value-type="float" office:value="777.29" calcext:value-type="float">
            <text:p>777.29</text:p>
          </table:table-cell>
          <table:table-cell office:value-type="float" office:value="939.75" calcext:value-type="float">
            <text:p>939.75</text:p>
          </table:table-cell>
        </table:table-row>
        <table:table-row table:style-name="ro1">
          <table:table-cell office:value-type="float" office:value="23054481" calcext:value-type="float">
            <text:p>23054481</text:p>
          </table:table-cell>
          <table:table-cell table:formula="of:=[.A1443]/1000/(60*60*24)" office:value-type="time" office:time-value="PT06H24M14.481S" calcext:value-type="time">
            <text:p>06:24:14</text:p>
          </table:table-cell>
          <table:table-cell office:value-type="float" office:value="1.14" calcext:value-type="float">
            <text:p>1.14</text:p>
          </table:table-cell>
          <table:table-cell office:value-type="float" office:value="115.3" calcext:value-type="float">
            <text:p>115.3</text:p>
          </table:table-cell>
          <table:table-cell office:value-type="float" office:value="131.85" calcext:value-type="float">
            <text:p>131.85</text:p>
          </table:table-cell>
          <table:table-cell office:value-type="float" office:value="777.81" calcext:value-type="float">
            <text:p>777.81</text:p>
          </table:table-cell>
          <table:table-cell office:value-type="float" office:value="940.33" calcext:value-type="float">
            <text:p>940.33</text:p>
          </table:table-cell>
        </table:table-row>
        <table:table-row table:style-name="ro1">
          <table:table-cell office:value-type="float" office:value="23070481" calcext:value-type="float">
            <text:p>23070481</text:p>
          </table:table-cell>
          <table:table-cell table:formula="of:=[.A1444]/1000/(60*60*24)" office:value-type="time" office:time-value="PT06H24M30.481S" calcext:value-type="time">
            <text:p>06:24:30</text:p>
          </table:table-cell>
          <table:table-cell office:value-type="float" office:value="1.14" calcext:value-type="float">
            <text:p>1.14</text:p>
          </table:table-cell>
          <table:table-cell office:value-type="float" office:value="115.3" calcext:value-type="float">
            <text:p>115.3</text:p>
          </table:table-cell>
          <table:table-cell office:value-type="float" office:value="131.85" calcext:value-type="float">
            <text:p>131.85</text:p>
          </table:table-cell>
          <table:table-cell office:value-type="float" office:value="778.32" calcext:value-type="float">
            <text:p>778.32</text:p>
          </table:table-cell>
          <table:table-cell office:value-type="float" office:value="940.92" calcext:value-type="float">
            <text:p>940.92</text:p>
          </table:table-cell>
        </table:table-row>
        <table:table-row table:style-name="ro1">
          <table:table-cell office:value-type="float" office:value="23086481" calcext:value-type="float">
            <text:p>23086481</text:p>
          </table:table-cell>
          <table:table-cell table:formula="of:=[.A1445]/1000/(60*60*24)" office:value-type="time" office:time-value="PT06H24M46.481S" calcext:value-type="time">
            <text:p>06:24:46</text:p>
          </table:table-cell>
          <table:table-cell office:value-type="float" office:value="1.14" calcext:value-type="float">
            <text:p>1.14</text:p>
          </table:table-cell>
          <table:table-cell office:value-type="float" office:value="115.2" calcext:value-type="float">
            <text:p>115.2</text:p>
          </table:table-cell>
          <table:table-cell office:value-type="float" office:value="131.73" calcext:value-type="float">
            <text:p>131.73</text:p>
          </table:table-cell>
          <table:table-cell office:value-type="float" office:value="778.83" calcext:value-type="float">
            <text:p>778.83</text:p>
          </table:table-cell>
          <table:table-cell office:value-type="float" office:value="941.5" calcext:value-type="float">
            <text:p>941.5</text:p>
          </table:table-cell>
        </table:table-row>
        <table:table-row table:style-name="ro1">
          <table:table-cell office:value-type="float" office:value="23102481" calcext:value-type="float">
            <text:p>23102481</text:p>
          </table:table-cell>
          <table:table-cell table:formula="of:=[.A1446]/1000/(60*60*24)" office:value-type="time" office:time-value="PT06H25M02.481S" calcext:value-type="time">
            <text:p>06:25:02</text:p>
          </table:table-cell>
          <table:table-cell office:value-type="float" office:value="1.14" calcext:value-type="float">
            <text:p>1.14</text:p>
          </table:table-cell>
          <table:table-cell office:value-type="float" office:value="115.2" calcext:value-type="float">
            <text:p>115.2</text:p>
          </table:table-cell>
          <table:table-cell office:value-type="float" office:value="131.27" calcext:value-type="float">
            <text:p>131.27</text:p>
          </table:table-cell>
          <table:table-cell office:value-type="float" office:value="779.34" calcext:value-type="float">
            <text:p>779.34</text:p>
          </table:table-cell>
          <table:table-cell office:value-type="float" office:value="942.09" calcext:value-type="float">
            <text:p>942.09</text:p>
          </table:table-cell>
        </table:table-row>
        <table:table-row table:style-name="ro1">
          <table:table-cell office:value-type="float" office:value="23118481" calcext:value-type="float">
            <text:p>23118481</text:p>
          </table:table-cell>
          <table:table-cell table:formula="of:=[.A1447]/1000/(60*60*24)" office:value-type="time" office:time-value="PT06H25M18.481S" calcext:value-type="time">
            <text:p>06:25:18</text:p>
          </table:table-cell>
          <table:table-cell office:value-type="float" office:value="1.14" calcext:value-type="float">
            <text:p>1.14</text:p>
          </table:table-cell>
          <table:table-cell office:value-type="float" office:value="115.2" calcext:value-type="float">
            <text:p>115.2</text:p>
          </table:table-cell>
          <table:table-cell office:value-type="float" office:value="131.73" calcext:value-type="float">
            <text:p>131.73</text:p>
          </table:table-cell>
          <table:table-cell office:value-type="float" office:value="779.86" calcext:value-type="float">
            <text:p>779.86</text:p>
          </table:table-cell>
          <table:table-cell office:value-type="float" office:value="942.68" calcext:value-type="float">
            <text:p>942.68</text:p>
          </table:table-cell>
        </table:table-row>
        <table:table-row table:style-name="ro1">
          <table:table-cell office:value-type="float" office:value="23134481" calcext:value-type="float">
            <text:p>23134481</text:p>
          </table:table-cell>
          <table:table-cell table:formula="of:=[.A1448]/1000/(60*60*24)" office:value-type="time" office:time-value="PT06H25M34.481S" calcext:value-type="time">
            <text:p>06:25:34</text:p>
          </table:table-cell>
          <table:table-cell office:value-type="float" office:value="1.14" calcext:value-type="float">
            <text:p>1.14</text:p>
          </table:table-cell>
          <table:table-cell office:value-type="float" office:value="115.2" calcext:value-type="float">
            <text:p>115.2</text:p>
          </table:table-cell>
          <table:table-cell office:value-type="float" office:value="131.73" calcext:value-type="float">
            <text:p>131.73</text:p>
          </table:table-cell>
          <table:table-cell office:value-type="float" office:value="780.37" calcext:value-type="float">
            <text:p>780.37</text:p>
          </table:table-cell>
          <table:table-cell office:value-type="float" office:value="943.26" calcext:value-type="float">
            <text:p>943.26</text:p>
          </table:table-cell>
        </table:table-row>
        <table:table-row table:style-name="ro1">
          <table:table-cell office:value-type="float" office:value="23150481" calcext:value-type="float">
            <text:p>23150481</text:p>
          </table:table-cell>
          <table:table-cell table:formula="of:=[.A1449]/1000/(60*60*24)" office:value-type="time" office:time-value="PT06H25M50.481S" calcext:value-type="time">
            <text:p>06:25:50</text:p>
          </table:table-cell>
          <table:table-cell office:value-type="float" office:value="1.14" calcext:value-type="float">
            <text:p>1.14</text:p>
          </table:table-cell>
          <table:table-cell office:value-type="float" office:value="115.1" calcext:value-type="float">
            <text:p>115.1</text:p>
          </table:table-cell>
          <table:table-cell office:value-type="float" office:value="131.62" calcext:value-type="float">
            <text:p>131.62</text:p>
          </table:table-cell>
          <table:table-cell office:value-type="float" office:value="780.88" calcext:value-type="float">
            <text:p>780.88</text:p>
          </table:table-cell>
          <table:table-cell office:value-type="float" office:value="943.85" calcext:value-type="float">
            <text:p>943.85</text:p>
          </table:table-cell>
        </table:table-row>
        <table:table-row table:style-name="ro1">
          <table:table-cell office:value-type="float" office:value="23166479" calcext:value-type="float">
            <text:p>23166479</text:p>
          </table:table-cell>
          <table:table-cell table:formula="of:=[.A1450]/1000/(60*60*24)" office:value-type="time" office:time-value="PT06H26M06.479S" calcext:value-type="time">
            <text:p>06:26:06</text:p>
          </table:table-cell>
          <table:table-cell office:value-type="float" office:value="1.14" calcext:value-type="float">
            <text:p>1.14</text:p>
          </table:table-cell>
          <table:table-cell office:value-type="float" office:value="115.1" calcext:value-type="float">
            <text:p>115.1</text:p>
          </table:table-cell>
          <table:table-cell office:value-type="float" office:value="131.62" calcext:value-type="float">
            <text:p>131.62</text:p>
          </table:table-cell>
          <table:table-cell office:value-type="float" office:value="781.39" calcext:value-type="float">
            <text:p>781.39</text:p>
          </table:table-cell>
          <table:table-cell office:value-type="float" office:value="944.43" calcext:value-type="float">
            <text:p>944.43</text:p>
          </table:table-cell>
        </table:table-row>
        <table:table-row table:style-name="ro1">
          <table:table-cell office:value-type="float" office:value="23182481" calcext:value-type="float">
            <text:p>23182481</text:p>
          </table:table-cell>
          <table:table-cell table:formula="of:=[.A1451]/1000/(60*60*24)" office:value-type="time" office:time-value="PT06H26M22.481S" calcext:value-type="time">
            <text:p>06:26:22</text:p>
          </table:table-cell>
          <table:table-cell office:value-type="float" office:value="1.14" calcext:value-type="float">
            <text:p>1.14</text:p>
          </table:table-cell>
          <table:table-cell office:value-type="float" office:value="115.1" calcext:value-type="float">
            <text:p>115.1</text:p>
          </table:table-cell>
          <table:table-cell office:value-type="float" office:value="131.62" calcext:value-type="float">
            <text:p>131.62</text:p>
          </table:table-cell>
          <table:table-cell office:value-type="float" office:value="781.9" calcext:value-type="float">
            <text:p>781.9</text:p>
          </table:table-cell>
          <table:table-cell office:value-type="float" office:value="945.02" calcext:value-type="float">
            <text:p>945.02</text:p>
          </table:table-cell>
        </table:table-row>
        <table:table-row table:style-name="ro1">
          <table:table-cell office:value-type="float" office:value="23198481" calcext:value-type="float">
            <text:p>23198481</text:p>
          </table:table-cell>
          <table:table-cell table:formula="of:=[.A1452]/1000/(60*60*24)" office:value-type="time" office:time-value="PT06H26M38.481S" calcext:value-type="time">
            <text:p>06:26:38</text:p>
          </table:table-cell>
          <table:table-cell office:value-type="float" office:value="1.14" calcext:value-type="float">
            <text:p>1.14</text:p>
          </table:table-cell>
          <table:table-cell office:value-type="float" office:value="115.1" calcext:value-type="float">
            <text:p>115.1</text:p>
          </table:table-cell>
          <table:table-cell office:value-type="float" office:value="131.62" calcext:value-type="float">
            <text:p>131.62</text:p>
          </table:table-cell>
          <table:table-cell office:value-type="float" office:value="782.41" calcext:value-type="float">
            <text:p>782.41</text:p>
          </table:table-cell>
          <table:table-cell office:value-type="float" office:value="945.6" calcext:value-type="float">
            <text:p>945.6</text:p>
          </table:table-cell>
        </table:table-row>
        <table:table-row table:style-name="ro1">
          <table:table-cell office:value-type="float" office:value="23214481" calcext:value-type="float">
            <text:p>23214481</text:p>
          </table:table-cell>
          <table:table-cell table:formula="of:=[.A1453]/1000/(60*60*24)" office:value-type="time" office:time-value="PT06H26M54.481S" calcext:value-type="time">
            <text:p>06:26:54</text:p>
          </table:table-cell>
          <table:table-cell office:value-type="float" office:value="1.14" calcext:value-type="float">
            <text:p>1.14</text:p>
          </table:table-cell>
          <table:table-cell office:value-type="float" office:value="115.1" calcext:value-type="float">
            <text:p>115.1</text:p>
          </table:table-cell>
          <table:table-cell office:value-type="float" office:value="131.62" calcext:value-type="float">
            <text:p>131.62</text:p>
          </table:table-cell>
          <table:table-cell office:value-type="float" office:value="782.93" calcext:value-type="float">
            <text:p>782.93</text:p>
          </table:table-cell>
          <table:table-cell office:value-type="float" office:value="946.19" calcext:value-type="float">
            <text:p>946.19</text:p>
          </table:table-cell>
        </table:table-row>
        <table:table-row table:style-name="ro1">
          <table:table-cell office:value-type="float" office:value="23230481" calcext:value-type="float">
            <text:p>23230481</text:p>
          </table:table-cell>
          <table:table-cell table:formula="of:=[.A1454]/1000/(60*60*24)" office:value-type="time" office:time-value="PT06H27M10.481S" calcext:value-type="time">
            <text:p>06:27:10</text:p>
          </table:table-cell>
          <table:table-cell office:value-type="float" office:value="1.14" calcext:value-type="float">
            <text:p>1.14</text:p>
          </table:table-cell>
          <table:table-cell office:value-type="float" office:value="115.1" calcext:value-type="float">
            <text:p>115.1</text:p>
          </table:table-cell>
          <table:table-cell office:value-type="float" office:value="131.62" calcext:value-type="float">
            <text:p>131.62</text:p>
          </table:table-cell>
          <table:table-cell office:value-type="float" office:value="783.44" calcext:value-type="float">
            <text:p>783.44</text:p>
          </table:table-cell>
          <table:table-cell office:value-type="float" office:value="946.77" calcext:value-type="float">
            <text:p>946.77</text:p>
          </table:table-cell>
        </table:table-row>
        <table:table-row table:style-name="ro1">
          <table:table-cell office:value-type="float" office:value="23246481" calcext:value-type="float">
            <text:p>23246481</text:p>
          </table:table-cell>
          <table:table-cell table:formula="of:=[.A1455]/1000/(60*60*24)" office:value-type="time" office:time-value="PT06H27M26.481S" calcext:value-type="time">
            <text:p>06:27:26</text:p>
          </table:table-cell>
          <table:table-cell office:value-type="float" office:value="1.14" calcext:value-type="float">
            <text:p>1.14</text:p>
          </table:table-cell>
          <table:table-cell office:value-type="float" office:value="115" calcext:value-type="float">
            <text:p>115</text:p>
          </table:table-cell>
          <table:table-cell office:value-type="float" office:value="131.5" calcext:value-type="float">
            <text:p>131.5</text:p>
          </table:table-cell>
          <table:table-cell office:value-type="float" office:value="783.95" calcext:value-type="float">
            <text:p>783.95</text:p>
          </table:table-cell>
          <table:table-cell office:value-type="float" office:value="947.36" calcext:value-type="float">
            <text:p>947.36</text:p>
          </table:table-cell>
        </table:table-row>
        <table:table-row table:style-name="ro1">
          <table:table-cell office:value-type="float" office:value="23262481" calcext:value-type="float">
            <text:p>23262481</text:p>
          </table:table-cell>
          <table:table-cell table:formula="of:=[.A1456]/1000/(60*60*24)" office:value-type="time" office:time-value="PT06H27M42.481S" calcext:value-type="time">
            <text:p>06:27:42</text:p>
          </table:table-cell>
          <table:table-cell office:value-type="float" office:value="1.14" calcext:value-type="float">
            <text:p>1.14</text:p>
          </table:table-cell>
          <table:table-cell office:value-type="float" office:value="115" calcext:value-type="float">
            <text:p>115</text:p>
          </table:table-cell>
          <table:table-cell office:value-type="float" office:value="131.04" calcext:value-type="float">
            <text:p>131.04</text:p>
          </table:table-cell>
          <table:table-cell office:value-type="float" office:value="784.46" calcext:value-type="float">
            <text:p>784.46</text:p>
          </table:table-cell>
          <table:table-cell office:value-type="float" office:value="947.94" calcext:value-type="float">
            <text:p>947.94</text:p>
          </table:table-cell>
        </table:table-row>
        <table:table-row table:style-name="ro1">
          <table:table-cell office:value-type="float" office:value="23278481" calcext:value-type="float">
            <text:p>23278481</text:p>
          </table:table-cell>
          <table:table-cell table:formula="of:=[.A1457]/1000/(60*60*24)" office:value-type="time" office:time-value="PT06H27M58.481S" calcext:value-type="time">
            <text:p>06:27:58</text:p>
          </table:table-cell>
          <table:table-cell office:value-type="float" office:value="1.14" calcext:value-type="float">
            <text:p>1.14</text:p>
          </table:table-cell>
          <table:table-cell office:value-type="float" office:value="115" calcext:value-type="float">
            <text:p>115</text:p>
          </table:table-cell>
          <table:table-cell office:value-type="float" office:value="131.5" calcext:value-type="float">
            <text:p>131.5</text:p>
          </table:table-cell>
          <table:table-cell office:value-type="float" office:value="784.97" calcext:value-type="float">
            <text:p>784.97</text:p>
          </table:table-cell>
          <table:table-cell office:value-type="float" office:value="948.52" calcext:value-type="float">
            <text:p>948.52</text:p>
          </table:table-cell>
        </table:table-row>
        <table:table-row table:style-name="ro1">
          <table:table-cell office:value-type="float" office:value="23294481" calcext:value-type="float">
            <text:p>23294481</text:p>
          </table:table-cell>
          <table:table-cell table:formula="of:=[.A1458]/1000/(60*60*24)" office:value-type="time" office:time-value="PT06H28M14.481S" calcext:value-type="time">
            <text:p>06:28:14</text:p>
          </table:table-cell>
          <table:table-cell office:value-type="float" office:value="1.14" calcext:value-type="float">
            <text:p>1.14</text:p>
          </table:table-cell>
          <table:table-cell office:value-type="float" office:value="115" calcext:value-type="float">
            <text:p>115</text:p>
          </table:table-cell>
          <table:table-cell office:value-type="float" office:value="131.5" calcext:value-type="float">
            <text:p>131.5</text:p>
          </table:table-cell>
          <table:table-cell office:value-type="float" office:value="785.48" calcext:value-type="float">
            <text:p>785.48</text:p>
          </table:table-cell>
          <table:table-cell office:value-type="float" office:value="949.11" calcext:value-type="float">
            <text:p>949.11</text:p>
          </table:table-cell>
        </table:table-row>
        <table:table-row table:style-name="ro1">
          <table:table-cell office:value-type="float" office:value="23310481" calcext:value-type="float">
            <text:p>23310481</text:p>
          </table:table-cell>
          <table:table-cell table:formula="of:=[.A1459]/1000/(60*60*24)" office:value-type="time" office:time-value="PT06H28M30.481S" calcext:value-type="time">
            <text:p>06:28:30</text:p>
          </table:table-cell>
          <table:table-cell office:value-type="float" office:value="1.14" calcext:value-type="float">
            <text:p>1.14</text:p>
          </table:table-cell>
          <table:table-cell office:value-type="float" office:value="115" calcext:value-type="float">
            <text:p>115</text:p>
          </table:table-cell>
          <table:table-cell office:value-type="float" office:value="131.04" calcext:value-type="float">
            <text:p>131.04</text:p>
          </table:table-cell>
          <table:table-cell office:value-type="float" office:value="785.99" calcext:value-type="float">
            <text:p>785.99</text:p>
          </table:table-cell>
          <table:table-cell office:value-type="float" office:value="949.69" calcext:value-type="float">
            <text:p>949.69</text:p>
          </table:table-cell>
        </table:table-row>
        <table:table-row table:style-name="ro1">
          <table:table-cell office:value-type="float" office:value="23326481" calcext:value-type="float">
            <text:p>23326481</text:p>
          </table:table-cell>
          <table:table-cell table:formula="of:=[.A1460]/1000/(60*60*24)" office:value-type="time" office:time-value="PT06H28M46.481S" calcext:value-type="time">
            <text:p>06:28:46</text:p>
          </table:table-cell>
          <table:table-cell office:value-type="float" office:value="1.14" calcext:value-type="float">
            <text:p>1.14</text:p>
          </table:table-cell>
          <table:table-cell office:value-type="float" office:value="115" calcext:value-type="float">
            <text:p>115</text:p>
          </table:table-cell>
          <table:table-cell office:value-type="float" office:value="131.04" calcext:value-type="float">
            <text:p>131.04</text:p>
          </table:table-cell>
          <table:table-cell office:value-type="float" office:value="786.5" calcext:value-type="float">
            <text:p>786.5</text:p>
          </table:table-cell>
          <table:table-cell office:value-type="float" office:value="950.28" calcext:value-type="float">
            <text:p>950.28</text:p>
          </table:table-cell>
        </table:table-row>
        <table:table-row table:style-name="ro1">
          <table:table-cell office:value-type="float" office:value="23342481" calcext:value-type="float">
            <text:p>23342481</text:p>
          </table:table-cell>
          <table:table-cell table:formula="of:=[.A1461]/1000/(60*60*24)" office:value-type="time" office:time-value="PT06H29M02.481S" calcext:value-type="time">
            <text:p>06:29:02</text:p>
          </table:table-cell>
          <table:table-cell office:value-type="float" office:value="1.14" calcext:value-type="float">
            <text:p>1.14</text:p>
          </table:table-cell>
          <table:table-cell office:value-type="float" office:value="114.9" calcext:value-type="float">
            <text:p>114.9</text:p>
          </table:table-cell>
          <table:table-cell office:value-type="float" office:value="131.39" calcext:value-type="float">
            <text:p>131.39</text:p>
          </table:table-cell>
          <table:table-cell office:value-type="float" office:value="787.01" calcext:value-type="float">
            <text:p>787.01</text:p>
          </table:table-cell>
          <table:table-cell office:value-type="float" office:value="950.86" calcext:value-type="float">
            <text:p>950.86</text:p>
          </table:table-cell>
        </table:table-row>
        <table:table-row table:style-name="ro1">
          <table:table-cell office:value-type="float" office:value="23358481" calcext:value-type="float">
            <text:p>23358481</text:p>
          </table:table-cell>
          <table:table-cell table:formula="of:=[.A1462]/1000/(60*60*24)" office:value-type="time" office:time-value="PT06H29M18.481S" calcext:value-type="time">
            <text:p>06:29:18</text:p>
          </table:table-cell>
          <table:table-cell office:value-type="float" office:value="1.14" calcext:value-type="float">
            <text:p>1.14</text:p>
          </table:table-cell>
          <table:table-cell office:value-type="float" office:value="114.9" calcext:value-type="float">
            <text:p>114.9</text:p>
          </table:table-cell>
          <table:table-cell office:value-type="float" office:value="131.39" calcext:value-type="float">
            <text:p>131.39</text:p>
          </table:table-cell>
          <table:table-cell office:value-type="float" office:value="787.53" calcext:value-type="float">
            <text:p>787.53</text:p>
          </table:table-cell>
          <table:table-cell office:value-type="float" office:value="951.44" calcext:value-type="float">
            <text:p>951.44</text:p>
          </table:table-cell>
        </table:table-row>
        <table:table-row table:style-name="ro1">
          <table:table-cell office:value-type="float" office:value="23374481" calcext:value-type="float">
            <text:p>23374481</text:p>
          </table:table-cell>
          <table:table-cell table:formula="of:=[.A1463]/1000/(60*60*24)" office:value-type="time" office:time-value="PT06H29M34.481S" calcext:value-type="time">
            <text:p>06:29:34</text:p>
          </table:table-cell>
          <table:table-cell office:value-type="float" office:value="1.14" calcext:value-type="float">
            <text:p>1.14</text:p>
          </table:table-cell>
          <table:table-cell office:value-type="float" office:value="114.9" calcext:value-type="float">
            <text:p>114.9</text:p>
          </table:table-cell>
          <table:table-cell office:value-type="float" office:value="130.93" calcext:value-type="float">
            <text:p>130.93</text:p>
          </table:table-cell>
          <table:table-cell office:value-type="float" office:value="788.04" calcext:value-type="float">
            <text:p>788.04</text:p>
          </table:table-cell>
          <table:table-cell office:value-type="float" office:value="952.02" calcext:value-type="float">
            <text:p>952.02</text:p>
          </table:table-cell>
        </table:table-row>
        <table:table-row table:style-name="ro1">
          <table:table-cell office:value-type="float" office:value="23390481" calcext:value-type="float">
            <text:p>23390481</text:p>
          </table:table-cell>
          <table:table-cell table:formula="of:=[.A1464]/1000/(60*60*24)" office:value-type="time" office:time-value="PT06H29M50.481S" calcext:value-type="time">
            <text:p>06:29:50</text:p>
          </table:table-cell>
          <table:table-cell office:value-type="float" office:value="1.14" calcext:value-type="float">
            <text:p>1.14</text:p>
          </table:table-cell>
          <table:table-cell office:value-type="float" office:value="114.8" calcext:value-type="float">
            <text:p>114.8</text:p>
          </table:table-cell>
          <table:table-cell office:value-type="float" office:value="130.81" calcext:value-type="float">
            <text:p>130.81</text:p>
          </table:table-cell>
          <table:table-cell office:value-type="float" office:value="788.55" calcext:value-type="float">
            <text:p>788.55</text:p>
          </table:table-cell>
          <table:table-cell office:value-type="float" office:value="952.61" calcext:value-type="float">
            <text:p>952.61</text:p>
          </table:table-cell>
        </table:table-row>
        <table:table-row table:style-name="ro1">
          <table:table-cell office:value-type="float" office:value="23406481" calcext:value-type="float">
            <text:p>23406481</text:p>
          </table:table-cell>
          <table:table-cell table:formula="of:=[.A1465]/1000/(60*60*24)" office:value-type="time" office:time-value="PT06H30M06.481S" calcext:value-type="time">
            <text:p>06:30:06</text:p>
          </table:table-cell>
          <table:table-cell office:value-type="float" office:value="1.14" calcext:value-type="float">
            <text:p>1.14</text:p>
          </table:table-cell>
          <table:table-cell office:value-type="float" office:value="114.9" calcext:value-type="float">
            <text:p>114.9</text:p>
          </table:table-cell>
          <table:table-cell office:value-type="float" office:value="130.93" calcext:value-type="float">
            <text:p>130.93</text:p>
          </table:table-cell>
          <table:table-cell office:value-type="float" office:value="789.06" calcext:value-type="float">
            <text:p>789.06</text:p>
          </table:table-cell>
          <table:table-cell office:value-type="float" office:value="953.19" calcext:value-type="float">
            <text:p>953.19</text:p>
          </table:table-cell>
        </table:table-row>
        <table:table-row table:style-name="ro1">
          <table:table-cell office:value-type="float" office:value="23422481" calcext:value-type="float">
            <text:p>23422481</text:p>
          </table:table-cell>
          <table:table-cell table:formula="of:=[.A1466]/1000/(60*60*24)" office:value-type="time" office:time-value="PT06H30M22.481S" calcext:value-type="time">
            <text:p>06:30:22</text:p>
          </table:table-cell>
          <table:table-cell office:value-type="float" office:value="1.14" calcext:value-type="float">
            <text:p>1.14</text:p>
          </table:table-cell>
          <table:table-cell office:value-type="float" office:value="114.8" calcext:value-type="float">
            <text:p>114.8</text:p>
          </table:table-cell>
          <table:table-cell office:value-type="float" office:value="130.81" calcext:value-type="float">
            <text:p>130.81</text:p>
          </table:table-cell>
          <table:table-cell office:value-type="float" office:value="789.57" calcext:value-type="float">
            <text:p>789.57</text:p>
          </table:table-cell>
          <table:table-cell office:value-type="float" office:value="953.77" calcext:value-type="float">
            <text:p>953.77</text:p>
          </table:table-cell>
        </table:table-row>
        <table:table-row table:style-name="ro1">
          <table:table-cell office:value-type="float" office:value="23438481" calcext:value-type="float">
            <text:p>23438481</text:p>
          </table:table-cell>
          <table:table-cell table:formula="of:=[.A1467]/1000/(60*60*24)" office:value-type="time" office:time-value="PT06H30M38.481S" calcext:value-type="time">
            <text:p>06:30:38</text:p>
          </table:table-cell>
          <table:table-cell office:value-type="float" office:value="1.14" calcext:value-type="float">
            <text:p>1.14</text:p>
          </table:table-cell>
          <table:table-cell office:value-type="float" office:value="114.8" calcext:value-type="float">
            <text:p>114.8</text:p>
          </table:table-cell>
          <table:table-cell office:value-type="float" office:value="130.81" calcext:value-type="float">
            <text:p>130.81</text:p>
          </table:table-cell>
          <table:table-cell office:value-type="float" office:value="790.08" calcext:value-type="float">
            <text:p>790.08</text:p>
          </table:table-cell>
          <table:table-cell office:value-type="float" office:value="954.35" calcext:value-type="float">
            <text:p>954.35</text:p>
          </table:table-cell>
        </table:table-row>
        <table:table-row table:style-name="ro1">
          <table:table-cell office:value-type="float" office:value="23454481" calcext:value-type="float">
            <text:p>23454481</text:p>
          </table:table-cell>
          <table:table-cell table:formula="of:=[.A1468]/1000/(60*60*24)" office:value-type="time" office:time-value="PT06H30M54.481S" calcext:value-type="time">
            <text:p>06:30:54</text:p>
          </table:table-cell>
          <table:table-cell office:value-type="float" office:value="1.14" calcext:value-type="float">
            <text:p>1.14</text:p>
          </table:table-cell>
          <table:table-cell office:value-type="float" office:value="114.8" calcext:value-type="float">
            <text:p>114.8</text:p>
          </table:table-cell>
          <table:table-cell office:value-type="float" office:value="130.81" calcext:value-type="float">
            <text:p>130.81</text:p>
          </table:table-cell>
          <table:table-cell office:value-type="float" office:value="790.59" calcext:value-type="float">
            <text:p>790.59</text:p>
          </table:table-cell>
          <table:table-cell office:value-type="float" office:value="954.93" calcext:value-type="float">
            <text:p>954.93</text:p>
          </table:table-cell>
        </table:table-row>
        <table:table-row table:style-name="ro1">
          <table:table-cell office:value-type="float" office:value="23470481" calcext:value-type="float">
            <text:p>23470481</text:p>
          </table:table-cell>
          <table:table-cell table:formula="of:=[.A1469]/1000/(60*60*24)" office:value-type="time" office:time-value="PT06H31M10.481S" calcext:value-type="time">
            <text:p>06:31:10</text:p>
          </table:table-cell>
          <table:table-cell office:value-type="float" office:value="1.14" calcext:value-type="float">
            <text:p>1.14</text:p>
          </table:table-cell>
          <table:table-cell office:value-type="float" office:value="114.8" calcext:value-type="float">
            <text:p>114.8</text:p>
          </table:table-cell>
          <table:table-cell office:value-type="float" office:value="130.81" calcext:value-type="float">
            <text:p>130.81</text:p>
          </table:table-cell>
          <table:table-cell office:value-type="float" office:value="791.1" calcext:value-type="float">
            <text:p>791.1</text:p>
          </table:table-cell>
          <table:table-cell office:value-type="float" office:value="955.51" calcext:value-type="float">
            <text:p>955.51</text:p>
          </table:table-cell>
        </table:table-row>
        <table:table-row table:style-name="ro1">
          <table:table-cell office:value-type="float" office:value="23486481" calcext:value-type="float">
            <text:p>23486481</text:p>
          </table:table-cell>
          <table:table-cell table:formula="of:=[.A1470]/1000/(60*60*24)" office:value-type="time" office:time-value="PT06H31M26.481S" calcext:value-type="time">
            <text:p>06:31:26</text:p>
          </table:table-cell>
          <table:table-cell office:value-type="float" office:value="1.14" calcext:value-type="float">
            <text:p>1.14</text:p>
          </table:table-cell>
          <table:table-cell office:value-type="float" office:value="114.7" calcext:value-type="float">
            <text:p>114.7</text:p>
          </table:table-cell>
          <table:table-cell office:value-type="float" office:value="130.7" calcext:value-type="float">
            <text:p>130.7</text:p>
          </table:table-cell>
          <table:table-cell office:value-type="float" office:value="791.61" calcext:value-type="float">
            <text:p>791.61</text:p>
          </table:table-cell>
          <table:table-cell office:value-type="float" office:value="956.09" calcext:value-type="float">
            <text:p>956.09</text:p>
          </table:table-cell>
        </table:table-row>
        <table:table-row table:style-name="ro1">
          <table:table-cell office:value-type="float" office:value="23502481" calcext:value-type="float">
            <text:p>23502481</text:p>
          </table:table-cell>
          <table:table-cell table:formula="of:=[.A1471]/1000/(60*60*24)" office:value-type="time" office:time-value="PT06H31M42.481S" calcext:value-type="time">
            <text:p>06:31:42</text:p>
          </table:table-cell>
          <table:table-cell office:value-type="float" office:value="1.14" calcext:value-type="float">
            <text:p>1.14</text:p>
          </table:table-cell>
          <table:table-cell office:value-type="float" office:value="114.7" calcext:value-type="float">
            <text:p>114.7</text:p>
          </table:table-cell>
          <table:table-cell office:value-type="float" office:value="130.7" calcext:value-type="float">
            <text:p>130.7</text:p>
          </table:table-cell>
          <table:table-cell office:value-type="float" office:value="792.12" calcext:value-type="float">
            <text:p>792.12</text:p>
          </table:table-cell>
          <table:table-cell office:value-type="float" office:value="956.67" calcext:value-type="float">
            <text:p>956.67</text:p>
          </table:table-cell>
        </table:table-row>
        <table:table-row table:style-name="ro1">
          <table:table-cell office:value-type="float" office:value="23518481" calcext:value-type="float">
            <text:p>23518481</text:p>
          </table:table-cell>
          <table:table-cell table:formula="of:=[.A1472]/1000/(60*60*24)" office:value-type="time" office:time-value="PT06H31M58.481S" calcext:value-type="time">
            <text:p>06:31:58</text:p>
          </table:table-cell>
          <table:table-cell office:value-type="float" office:value="1.14" calcext:value-type="float">
            <text:p>1.14</text:p>
          </table:table-cell>
          <table:table-cell office:value-type="float" office:value="114.7" calcext:value-type="float">
            <text:p>114.7</text:p>
          </table:table-cell>
          <table:table-cell office:value-type="float" office:value="130.7" calcext:value-type="float">
            <text:p>130.7</text:p>
          </table:table-cell>
          <table:table-cell office:value-type="float" office:value="792.63" calcext:value-type="float">
            <text:p>792.63</text:p>
          </table:table-cell>
          <table:table-cell office:value-type="float" office:value="957.26" calcext:value-type="float">
            <text:p>957.26</text:p>
          </table:table-cell>
        </table:table-row>
        <table:table-row table:style-name="ro1">
          <table:table-cell office:value-type="float" office:value="23534481" calcext:value-type="float">
            <text:p>23534481</text:p>
          </table:table-cell>
          <table:table-cell table:formula="of:=[.A1473]/1000/(60*60*24)" office:value-type="time" office:time-value="PT06H32M14.481S" calcext:value-type="time">
            <text:p>06:32:14</text:p>
          </table:table-cell>
          <table:table-cell office:value-type="float" office:value="1.14" calcext:value-type="float">
            <text:p>1.14</text:p>
          </table:table-cell>
          <table:table-cell office:value-type="float" office:value="114.7" calcext:value-type="float">
            <text:p>114.7</text:p>
          </table:table-cell>
          <table:table-cell office:value-type="float" office:value="130.7" calcext:value-type="float">
            <text:p>130.7</text:p>
          </table:table-cell>
          <table:table-cell office:value-type="float" office:value="793.14" calcext:value-type="float">
            <text:p>793.14</text:p>
          </table:table-cell>
          <table:table-cell office:value-type="float" office:value="957.84" calcext:value-type="float">
            <text:p>957.84</text:p>
          </table:table-cell>
        </table:table-row>
        <table:table-row table:style-name="ro1">
          <table:table-cell office:value-type="float" office:value="23550481" calcext:value-type="float">
            <text:p>23550481</text:p>
          </table:table-cell>
          <table:table-cell table:formula="of:=[.A1474]/1000/(60*60*24)" office:value-type="time" office:time-value="PT06H32M30.481S" calcext:value-type="time">
            <text:p>06:32:30</text:p>
          </table:table-cell>
          <table:table-cell office:value-type="float" office:value="1.14" calcext:value-type="float">
            <text:p>1.14</text:p>
          </table:table-cell>
          <table:table-cell office:value-type="float" office:value="114.7" calcext:value-type="float">
            <text:p>114.7</text:p>
          </table:table-cell>
          <table:table-cell office:value-type="float" office:value="130.7" calcext:value-type="float">
            <text:p>130.7</text:p>
          </table:table-cell>
          <table:table-cell office:value-type="float" office:value="793.65" calcext:value-type="float">
            <text:p>793.65</text:p>
          </table:table-cell>
          <table:table-cell office:value-type="float" office:value="958.42" calcext:value-type="float">
            <text:p>958.42</text:p>
          </table:table-cell>
        </table:table-row>
        <table:table-row table:style-name="ro1">
          <table:table-cell office:value-type="float" office:value="23566481" calcext:value-type="float">
            <text:p>23566481</text:p>
          </table:table-cell>
          <table:table-cell table:formula="of:=[.A1475]/1000/(60*60*24)" office:value-type="time" office:time-value="PT06H32M46.481S" calcext:value-type="time">
            <text:p>06:32:46</text:p>
          </table:table-cell>
          <table:table-cell office:value-type="float" office:value="1.14" calcext:value-type="float">
            <text:p>1.14</text:p>
          </table:table-cell>
          <table:table-cell office:value-type="float" office:value="114.6" calcext:value-type="float">
            <text:p>114.6</text:p>
          </table:table-cell>
          <table:table-cell office:value-type="float" office:value="130.58" calcext:value-type="float">
            <text:p>130.58</text:p>
          </table:table-cell>
          <table:table-cell office:value-type="float" office:value="794.16" calcext:value-type="float">
            <text:p>794.16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23582481" calcext:value-type="float">
            <text:p>23582481</text:p>
          </table:table-cell>
          <table:table-cell table:formula="of:=[.A1476]/1000/(60*60*24)" office:value-type="time" office:time-value="PT06H33M02.481S" calcext:value-type="time">
            <text:p>06:33:02</text:p>
          </table:table-cell>
          <table:table-cell office:value-type="float" office:value="1.14" calcext:value-type="float">
            <text:p>1.14</text:p>
          </table:table-cell>
          <table:table-cell office:value-type="float" office:value="114.6" calcext:value-type="float">
            <text:p>114.6</text:p>
          </table:table-cell>
          <table:table-cell office:value-type="float" office:value="130.12" calcext:value-type="float">
            <text:p>130.12</text:p>
          </table:table-cell>
          <table:table-cell office:value-type="float" office:value="794.67" calcext:value-type="float">
            <text:p>794.67</text:p>
          </table:table-cell>
          <table:table-cell office:value-type="float" office:value="959.58" calcext:value-type="float">
            <text:p>959.58</text:p>
          </table:table-cell>
        </table:table-row>
        <table:table-row table:style-name="ro1">
          <table:table-cell office:value-type="float" office:value="23598481" calcext:value-type="float">
            <text:p>23598481</text:p>
          </table:table-cell>
          <table:table-cell table:formula="of:=[.A1477]/1000/(60*60*24)" office:value-type="time" office:time-value="PT06H33M18.481S" calcext:value-type="time">
            <text:p>06:33:18</text:p>
          </table:table-cell>
          <table:table-cell office:value-type="float" office:value="1.14" calcext:value-type="float">
            <text:p>1.14</text:p>
          </table:table-cell>
          <table:table-cell office:value-type="float" office:value="114.6" calcext:value-type="float">
            <text:p>114.6</text:p>
          </table:table-cell>
          <table:table-cell office:value-type="float" office:value="130.58" calcext:value-type="float">
            <text:p>130.58</text:p>
          </table:table-cell>
          <table:table-cell office:value-type="float" office:value="795.17" calcext:value-type="float">
            <text:p>795.17</text:p>
          </table:table-cell>
          <table:table-cell office:value-type="float" office:value="960.16" calcext:value-type="float">
            <text:p>960.16</text:p>
          </table:table-cell>
        </table:table-row>
        <table:table-row table:style-name="ro1">
          <table:table-cell office:value-type="float" office:value="23614481" calcext:value-type="float">
            <text:p>23614481</text:p>
          </table:table-cell>
          <table:table-cell table:formula="of:=[.A1478]/1000/(60*60*24)" office:value-type="time" office:time-value="PT06H33M34.481S" calcext:value-type="time">
            <text:p>06:33:34</text:p>
          </table:table-cell>
          <table:table-cell office:value-type="float" office:value="1.14" calcext:value-type="float">
            <text:p>1.14</text:p>
          </table:table-cell>
          <table:table-cell office:value-type="float" office:value="114.6" calcext:value-type="float">
            <text:p>114.6</text:p>
          </table:table-cell>
          <table:table-cell office:value-type="float" office:value="130.58" calcext:value-type="float">
            <text:p>130.58</text:p>
          </table:table-cell>
          <table:table-cell office:value-type="float" office:value="795.68" calcext:value-type="float">
            <text:p>795.68</text:p>
          </table:table-cell>
          <table:table-cell office:value-type="float" office:value="960.74" calcext:value-type="float">
            <text:p>960.74</text:p>
          </table:table-cell>
        </table:table-row>
        <table:table-row table:style-name="ro1">
          <table:table-cell office:value-type="float" office:value="23630481" calcext:value-type="float">
            <text:p>23630481</text:p>
          </table:table-cell>
          <table:table-cell table:formula="of:=[.A1479]/1000/(60*60*24)" office:value-type="time" office:time-value="PT06H33M50.481S" calcext:value-type="time">
            <text:p>06:33:50</text:p>
          </table:table-cell>
          <table:table-cell office:value-type="float" office:value="1.14" calcext:value-type="float">
            <text:p>1.14</text:p>
          </table:table-cell>
          <table:table-cell office:value-type="float" office:value="114.6" calcext:value-type="float">
            <text:p>114.6</text:p>
          </table:table-cell>
          <table:table-cell office:value-type="float" office:value="130.12" calcext:value-type="float">
            <text:p>130.12</text:p>
          </table:table-cell>
          <table:table-cell office:value-type="float" office:value="796.19" calcext:value-type="float">
            <text:p>796.19</text:p>
          </table:table-cell>
          <table:table-cell office:value-type="float" office:value="961.31" calcext:value-type="float">
            <text:p>961.31</text:p>
          </table:table-cell>
        </table:table-row>
        <table:table-row table:style-name="ro1">
          <table:table-cell office:value-type="float" office:value="23646481" calcext:value-type="float">
            <text:p>23646481</text:p>
          </table:table-cell>
          <table:table-cell table:formula="of:=[.A1480]/1000/(60*60*24)" office:value-type="time" office:time-value="PT06H34M06.481S" calcext:value-type="time">
            <text:p>06:34:06</text:p>
          </table:table-cell>
          <table:table-cell office:value-type="float" office:value="1.14" calcext:value-type="float">
            <text:p>1.14</text:p>
          </table:table-cell>
          <table:table-cell office:value-type="float" office:value="114.5" calcext:value-type="float">
            <text:p>114.5</text:p>
          </table:table-cell>
          <table:table-cell office:value-type="float" office:value="130.47" calcext:value-type="float">
            <text:p>130.47</text:p>
          </table:table-cell>
          <table:table-cell office:value-type="float" office:value="796.7" calcext:value-type="float">
            <text:p>796.7</text:p>
          </table:table-cell>
          <table:table-cell office:value-type="float" office:value="961.89" calcext:value-type="float">
            <text:p>961.89</text:p>
          </table:table-cell>
        </table:table-row>
        <table:table-row table:style-name="ro1">
          <table:table-cell office:value-type="float" office:value="23662481" calcext:value-type="float">
            <text:p>23662481</text:p>
          </table:table-cell>
          <table:table-cell table:formula="of:=[.A1481]/1000/(60*60*24)" office:value-type="time" office:time-value="PT06H34M22.481S" calcext:value-type="time">
            <text:p>06:34:22</text:p>
          </table:table-cell>
          <table:table-cell office:value-type="float" office:value="1.14" calcext:value-type="float">
            <text:p>1.14</text:p>
          </table:table-cell>
          <table:table-cell office:value-type="float" office:value="114.5" calcext:value-type="float">
            <text:p>114.5</text:p>
          </table:table-cell>
          <table:table-cell office:value-type="float" office:value="130.47" calcext:value-type="float">
            <text:p>130.47</text:p>
          </table:table-cell>
          <table:table-cell office:value-type="float" office:value="797.21" calcext:value-type="float">
            <text:p>797.21</text:p>
          </table:table-cell>
          <table:table-cell office:value-type="float" office:value="962.47" calcext:value-type="float">
            <text:p>962.47</text:p>
          </table:table-cell>
        </table:table-row>
        <table:table-row table:style-name="ro1">
          <table:table-cell office:value-type="float" office:value="23678481" calcext:value-type="float">
            <text:p>23678481</text:p>
          </table:table-cell>
          <table:table-cell table:formula="of:=[.A1482]/1000/(60*60*24)" office:value-type="time" office:time-value="PT06H34M38.481S" calcext:value-type="time">
            <text:p>06:34:38</text:p>
          </table:table-cell>
          <table:table-cell office:value-type="float" office:value="1.14" calcext:value-type="float">
            <text:p>1.14</text:p>
          </table:table-cell>
          <table:table-cell office:value-type="float" office:value="114.5" calcext:value-type="float">
            <text:p>114.5</text:p>
          </table:table-cell>
          <table:table-cell office:value-type="float" office:value="130.47" calcext:value-type="float">
            <text:p>130.47</text:p>
          </table:table-cell>
          <table:table-cell office:value-type="float" office:value="797.72" calcext:value-type="float">
            <text:p>797.72</text:p>
          </table:table-cell>
          <table:table-cell office:value-type="float" office:value="963.05" calcext:value-type="float">
            <text:p>963.05</text:p>
          </table:table-cell>
        </table:table-row>
        <table:table-row table:style-name="ro1">
          <table:table-cell office:value-type="float" office:value="23694481" calcext:value-type="float">
            <text:p>23694481</text:p>
          </table:table-cell>
          <table:table-cell table:formula="of:=[.A1483]/1000/(60*60*24)" office:value-type="time" office:time-value="PT06H34M54.481S" calcext:value-type="time">
            <text:p>06:34:54</text:p>
          </table:table-cell>
          <table:table-cell office:value-type="float" office:value="1.14" calcext:value-type="float">
            <text:p>1.14</text:p>
          </table:table-cell>
          <table:table-cell office:value-type="float" office:value="114.4" calcext:value-type="float">
            <text:p>114.4</text:p>
          </table:table-cell>
          <table:table-cell office:value-type="float" office:value="129.89" calcext:value-type="float">
            <text:p>129.89</text:p>
          </table:table-cell>
          <table:table-cell office:value-type="float" office:value="798.23" calcext:value-type="float">
            <text:p>798.23</text:p>
          </table:table-cell>
          <table:table-cell office:value-type="float" office:value="963.63" calcext:value-type="float">
            <text:p>963.63</text:p>
          </table:table-cell>
        </table:table-row>
        <table:table-row table:style-name="ro1">
          <table:table-cell office:value-type="float" office:value="23710481" calcext:value-type="float">
            <text:p>23710481</text:p>
          </table:table-cell>
          <table:table-cell table:formula="of:=[.A1484]/1000/(60*60*24)" office:value-type="time" office:time-value="PT06H35M10.481S" calcext:value-type="time">
            <text:p>06:35:10</text:p>
          </table:table-cell>
          <table:table-cell office:value-type="float" office:value="1.14" calcext:value-type="float">
            <text:p>1.14</text:p>
          </table:table-cell>
          <table:table-cell office:value-type="float" office:value="114.5" calcext:value-type="float">
            <text:p>114.5</text:p>
          </table:table-cell>
          <table:table-cell office:value-type="float" office:value="130.01" calcext:value-type="float">
            <text:p>130.01</text:p>
          </table:table-cell>
          <table:table-cell office:value-type="float" office:value="798.74" calcext:value-type="float">
            <text:p>798.74</text:p>
          </table:table-cell>
          <table:table-cell office:value-type="float" office:value="964.21" calcext:value-type="float">
            <text:p>964.21</text:p>
          </table:table-cell>
        </table:table-row>
        <table:table-row table:style-name="ro1">
          <table:table-cell office:value-type="float" office:value="23726481" calcext:value-type="float">
            <text:p>23726481</text:p>
          </table:table-cell>
          <table:table-cell table:formula="of:=[.A1485]/1000/(60*60*24)" office:value-type="time" office:time-value="PT06H35M26.481S" calcext:value-type="time">
            <text:p>06:35:26</text:p>
          </table:table-cell>
          <table:table-cell office:value-type="float" office:value="1.14" calcext:value-type="float">
            <text:p>1.14</text:p>
          </table:table-cell>
          <table:table-cell office:value-type="float" office:value="114.4" calcext:value-type="float">
            <text:p>114.4</text:p>
          </table:table-cell>
          <table:table-cell office:value-type="float" office:value="129.9" calcext:value-type="float">
            <text:p>129.9</text:p>
          </table:table-cell>
          <table:table-cell office:value-type="float" office:value="799.25" calcext:value-type="float">
            <text:p>799.25</text:p>
          </table:table-cell>
          <table:table-cell office:value-type="float" office:value="964.78" calcext:value-type="float">
            <text:p>964.78</text:p>
          </table:table-cell>
        </table:table-row>
        <table:table-row table:style-name="ro1">
          <table:table-cell office:value-type="float" office:value="23742481" calcext:value-type="float">
            <text:p>23742481</text:p>
          </table:table-cell>
          <table:table-cell table:formula="of:=[.A1486]/1000/(60*60*24)" office:value-type="time" office:time-value="PT06H35M42.481S" calcext:value-type="time">
            <text:p>06:35:42</text:p>
          </table:table-cell>
          <table:table-cell office:value-type="float" office:value="1.14" calcext:value-type="float">
            <text:p>1.14</text:p>
          </table:table-cell>
          <table:table-cell office:value-type="float" office:value="114.4" calcext:value-type="float">
            <text:p>114.4</text:p>
          </table:table-cell>
          <table:table-cell office:value-type="float" office:value="129.89" calcext:value-type="float">
            <text:p>129.89</text:p>
          </table:table-cell>
          <table:table-cell office:value-type="float" office:value="799.76" calcext:value-type="float">
            <text:p>799.76</text:p>
          </table:table-cell>
          <table:table-cell office:value-type="float" office:value="965.36" calcext:value-type="float">
            <text:p>965.36</text:p>
          </table:table-cell>
        </table:table-row>
        <table:table-row table:style-name="ro1">
          <table:table-cell office:value-type="float" office:value="23758481" calcext:value-type="float">
            <text:p>23758481</text:p>
          </table:table-cell>
          <table:table-cell table:formula="of:=[.A1487]/1000/(60*60*24)" office:value-type="time" office:time-value="PT06H35M58.481S" calcext:value-type="time">
            <text:p>06:35:58</text:p>
          </table:table-cell>
          <table:table-cell office:value-type="float" office:value="1.14" calcext:value-type="float">
            <text:p>1.14</text:p>
          </table:table-cell>
          <table:table-cell office:value-type="float" office:value="114.4" calcext:value-type="float">
            <text:p>114.4</text:p>
          </table:table-cell>
          <table:table-cell office:value-type="float" office:value="129.89" calcext:value-type="float">
            <text:p>129.89</text:p>
          </table:table-cell>
          <table:table-cell office:value-type="float" office:value="800.26" calcext:value-type="float">
            <text:p>800.26</text:p>
          </table:table-cell>
          <table:table-cell office:value-type="float" office:value="965.94" calcext:value-type="float">
            <text:p>965.94</text:p>
          </table:table-cell>
        </table:table-row>
        <table:table-row table:style-name="ro1">
          <table:table-cell office:value-type="float" office:value="23774481" calcext:value-type="float">
            <text:p>23774481</text:p>
          </table:table-cell>
          <table:table-cell table:formula="of:=[.A1488]/1000/(60*60*24)" office:value-type="time" office:time-value="PT06H36M14.481S" calcext:value-type="time">
            <text:p>06:36:14</text:p>
          </table:table-cell>
          <table:table-cell office:value-type="float" office:value="1.14" calcext:value-type="float">
            <text:p>1.14</text:p>
          </table:table-cell>
          <table:table-cell office:value-type="float" office:value="114.4" calcext:value-type="float">
            <text:p>114.4</text:p>
          </table:table-cell>
          <table:table-cell office:value-type="float" office:value="129.89" calcext:value-type="float">
            <text:p>129.89</text:p>
          </table:table-cell>
          <table:table-cell office:value-type="float" office:value="800.77" calcext:value-type="float">
            <text:p>800.77</text:p>
          </table:table-cell>
          <table:table-cell office:value-type="float" office:value="966.52" calcext:value-type="float">
            <text:p>966.52</text:p>
          </table:table-cell>
        </table:table-row>
        <table:table-row table:style-name="ro1">
          <table:table-cell office:value-type="float" office:value="23790481" calcext:value-type="float">
            <text:p>23790481</text:p>
          </table:table-cell>
          <table:table-cell table:formula="of:=[.A1489]/1000/(60*60*24)" office:value-type="time" office:time-value="PT06H36M30.481S" calcext:value-type="time">
            <text:p>06:36:30</text:p>
          </table:table-cell>
          <table:table-cell office:value-type="float" office:value="1.14" calcext:value-type="float">
            <text:p>1.14</text:p>
          </table:table-cell>
          <table:table-cell office:value-type="float" office:value="114.3" calcext:value-type="float">
            <text:p>114.3</text:p>
          </table:table-cell>
          <table:table-cell office:value-type="float" office:value="129.78" calcext:value-type="float">
            <text:p>129.78</text:p>
          </table:table-cell>
          <table:table-cell office:value-type="float" office:value="801.28" calcext:value-type="float">
            <text:p>801.28</text:p>
          </table:table-cell>
          <table:table-cell office:value-type="float" office:value="967.09" calcext:value-type="float">
            <text:p>967.09</text:p>
          </table:table-cell>
        </table:table-row>
        <table:table-row table:style-name="ro1">
          <table:table-cell office:value-type="float" office:value="23806481" calcext:value-type="float">
            <text:p>23806481</text:p>
          </table:table-cell>
          <table:table-cell table:formula="of:=[.A1490]/1000/(60*60*24)" office:value-type="time" office:time-value="PT06H36M46.481S" calcext:value-type="time">
            <text:p>06:36:46</text:p>
          </table:table-cell>
          <table:table-cell office:value-type="float" office:value="1.14" calcext:value-type="float">
            <text:p>1.14</text:p>
          </table:table-cell>
          <table:table-cell office:value-type="float" office:value="114.4" calcext:value-type="float">
            <text:p>114.4</text:p>
          </table:table-cell>
          <table:table-cell office:value-type="float" office:value="129.89" calcext:value-type="float">
            <text:p>129.89</text:p>
          </table:table-cell>
          <table:table-cell office:value-type="float" office:value="801.79" calcext:value-type="float">
            <text:p>801.79</text:p>
          </table:table-cell>
          <table:table-cell office:value-type="float" office:value="967.67" calcext:value-type="float">
            <text:p>967.67</text:p>
          </table:table-cell>
        </table:table-row>
        <table:table-row table:style-name="ro1">
          <table:table-cell office:value-type="float" office:value="23822481" calcext:value-type="float">
            <text:p>23822481</text:p>
          </table:table-cell>
          <table:table-cell table:formula="of:=[.A1491]/1000/(60*60*24)" office:value-type="time" office:time-value="PT06H37M02.481S" calcext:value-type="time">
            <text:p>06:37:02</text:p>
          </table:table-cell>
          <table:table-cell office:value-type="float" office:value="1.14" calcext:value-type="float">
            <text:p>1.14</text:p>
          </table:table-cell>
          <table:table-cell office:value-type="float" office:value="114.3" calcext:value-type="float">
            <text:p>114.3</text:p>
          </table:table-cell>
          <table:table-cell office:value-type="float" office:value="129.78" calcext:value-type="float">
            <text:p>129.78</text:p>
          </table:table-cell>
          <table:table-cell office:value-type="float" office:value="802.3" calcext:value-type="float">
            <text:p>802.3</text:p>
          </table:table-cell>
          <table:table-cell office:value-type="float" office:value="968.25" calcext:value-type="float">
            <text:p>968.25</text:p>
          </table:table-cell>
        </table:table-row>
        <table:table-row table:style-name="ro1">
          <table:table-cell office:value-type="float" office:value="23838481" calcext:value-type="float">
            <text:p>23838481</text:p>
          </table:table-cell>
          <table:table-cell table:formula="of:=[.A1492]/1000/(60*60*24)" office:value-type="time" office:time-value="PT06H37M18.481S" calcext:value-type="time">
            <text:p>06:37:18</text:p>
          </table:table-cell>
          <table:table-cell office:value-type="float" office:value="1.14" calcext:value-type="float">
            <text:p>1.14</text:p>
          </table:table-cell>
          <table:table-cell office:value-type="float" office:value="114.3" calcext:value-type="float">
            <text:p>114.3</text:p>
          </table:table-cell>
          <table:table-cell office:value-type="float" office:value="129.78" calcext:value-type="float">
            <text:p>129.78</text:p>
          </table:table-cell>
          <table:table-cell office:value-type="float" office:value="802.8" calcext:value-type="float">
            <text:p>802.8</text:p>
          </table:table-cell>
          <table:table-cell office:value-type="float" office:value="968.82" calcext:value-type="float">
            <text:p>968.82</text:p>
          </table:table-cell>
        </table:table-row>
        <table:table-row table:style-name="ro1">
          <table:table-cell office:value-type="float" office:value="23854481" calcext:value-type="float">
            <text:p>23854481</text:p>
          </table:table-cell>
          <table:table-cell table:formula="of:=[.A1493]/1000/(60*60*24)" office:value-type="time" office:time-value="PT06H37M34.481S" calcext:value-type="time">
            <text:p>06:37:34</text:p>
          </table:table-cell>
          <table:table-cell office:value-type="float" office:value="1.14" calcext:value-type="float">
            <text:p>1.14</text:p>
          </table:table-cell>
          <table:table-cell office:value-type="float" office:value="114.2" calcext:value-type="float">
            <text:p>114.2</text:p>
          </table:table-cell>
          <table:table-cell office:value-type="float" office:value="129.66" calcext:value-type="float">
            <text:p>129.66</text:p>
          </table:table-cell>
          <table:table-cell office:value-type="float" office:value="803.31" calcext:value-type="float">
            <text:p>803.31</text:p>
          </table:table-cell>
          <table:table-cell office:value-type="float" office:value="969.4" calcext:value-type="float">
            <text:p>969.4</text:p>
          </table:table-cell>
        </table:table-row>
        <table:table-row table:style-name="ro1">
          <table:table-cell office:value-type="float" office:value="23870481" calcext:value-type="float">
            <text:p>23870481</text:p>
          </table:table-cell>
          <table:table-cell table:formula="of:=[.A1494]/1000/(60*60*24)" office:value-type="time" office:time-value="PT06H37M50.481S" calcext:value-type="time">
            <text:p>06:37:50</text:p>
          </table:table-cell>
          <table:table-cell office:value-type="float" office:value="1.13" calcext:value-type="float">
            <text:p>1.13</text:p>
          </table:table-cell>
          <table:table-cell office:value-type="float" office:value="114.2" calcext:value-type="float">
            <text:p>114.2</text:p>
          </table:table-cell>
          <table:table-cell office:value-type="float" office:value="129.21" calcext:value-type="float">
            <text:p>129.21</text:p>
          </table:table-cell>
          <table:table-cell office:value-type="float" office:value="803.82" calcext:value-type="float">
            <text:p>803.82</text:p>
          </table:table-cell>
          <table:table-cell office:value-type="float" office:value="969.98" calcext:value-type="float">
            <text:p>969.98</text:p>
          </table:table-cell>
        </table:table-row>
        <table:table-row table:style-name="ro1">
          <table:table-cell office:value-type="float" office:value="23886481" calcext:value-type="float">
            <text:p>23886481</text:p>
          </table:table-cell>
          <table:table-cell table:formula="of:=[.A1495]/1000/(60*60*24)" office:value-type="time" office:time-value="PT06H38M06.481S" calcext:value-type="time">
            <text:p>06:38:06</text:p>
          </table:table-cell>
          <table:table-cell office:value-type="float" office:value="1.13" calcext:value-type="float">
            <text:p>1.13</text:p>
          </table:table-cell>
          <table:table-cell office:value-type="float" office:value="114.2" calcext:value-type="float">
            <text:p>114.2</text:p>
          </table:table-cell>
          <table:table-cell office:value-type="float" office:value="129.21" calcext:value-type="float">
            <text:p>129.21</text:p>
          </table:table-cell>
          <table:table-cell office:value-type="float" office:value="804.33" calcext:value-type="float">
            <text:p>804.33</text:p>
          </table:table-cell>
          <table:table-cell office:value-type="float" office:value="970.55" calcext:value-type="float">
            <text:p>970.55</text:p>
          </table:table-cell>
        </table:table-row>
        <table:table-row table:style-name="ro1">
          <table:table-cell office:value-type="float" office:value="23902481" calcext:value-type="float">
            <text:p>23902481</text:p>
          </table:table-cell>
          <table:table-cell table:formula="of:=[.A1496]/1000/(60*60*24)" office:value-type="time" office:time-value="PT06H38M22.481S" calcext:value-type="time">
            <text:p>06:38:22</text:p>
          </table:table-cell>
          <table:table-cell office:value-type="float" office:value="1.13" calcext:value-type="float">
            <text:p>1.13</text:p>
          </table:table-cell>
          <table:table-cell office:value-type="float" office:value="114.2" calcext:value-type="float">
            <text:p>114.2</text:p>
          </table:table-cell>
          <table:table-cell office:value-type="float" office:value="129.21" calcext:value-type="float">
            <text:p>129.21</text:p>
          </table:table-cell>
          <table:table-cell office:value-type="float" office:value="804.84" calcext:value-type="float">
            <text:p>804.84</text:p>
          </table:table-cell>
          <table:table-cell office:value-type="float" office:value="971.13" calcext:value-type="float">
            <text:p>971.13</text:p>
          </table:table-cell>
        </table:table-row>
        <table:table-row table:style-name="ro1">
          <table:table-cell office:value-type="float" office:value="23918481" calcext:value-type="float">
            <text:p>23918481</text:p>
          </table:table-cell>
          <table:table-cell table:formula="of:=[.A1497]/1000/(60*60*24)" office:value-type="time" office:time-value="PT06H38M38.481S" calcext:value-type="time">
            <text:p>06:38:38</text:p>
          </table:table-cell>
          <table:table-cell office:value-type="float" office:value="1.13" calcext:value-type="float">
            <text:p>1.13</text:p>
          </table:table-cell>
          <table:table-cell office:value-type="float" office:value="114.1" calcext:value-type="float">
            <text:p>114.1</text:p>
          </table:table-cell>
          <table:table-cell office:value-type="float" office:value="129.1" calcext:value-type="float">
            <text:p>129.1</text:p>
          </table:table-cell>
          <table:table-cell office:value-type="float" office:value="805.34" calcext:value-type="float">
            <text:p>805.34</text:p>
          </table:table-cell>
          <table:table-cell office:value-type="float" office:value="971.7" calcext:value-type="float">
            <text:p>971.7</text:p>
          </table:table-cell>
        </table:table-row>
        <table:table-row table:style-name="ro1">
          <table:table-cell office:value-type="float" office:value="23934481" calcext:value-type="float">
            <text:p>23934481</text:p>
          </table:table-cell>
          <table:table-cell table:formula="of:=[.A1498]/1000/(60*60*24)" office:value-type="time" office:time-value="PT06H38M54.481S" calcext:value-type="time">
            <text:p>06:38:54</text:p>
          </table:table-cell>
          <table:table-cell office:value-type="float" office:value="1.13" calcext:value-type="float">
            <text:p>1.13</text:p>
          </table:table-cell>
          <table:table-cell office:value-type="float" office:value="114.1" calcext:value-type="float">
            <text:p>114.1</text:p>
          </table:table-cell>
          <table:table-cell office:value-type="float" office:value="129.09" calcext:value-type="float">
            <text:p>129.09</text:p>
          </table:table-cell>
          <table:table-cell office:value-type="float" office:value="805.85" calcext:value-type="float">
            <text:p>805.85</text:p>
          </table:table-cell>
          <table:table-cell office:value-type="float" office:value="972.27" calcext:value-type="float">
            <text:p>972.27</text:p>
          </table:table-cell>
        </table:table-row>
        <table:table-row table:style-name="ro1">
          <table:table-cell office:value-type="float" office:value="23950481" calcext:value-type="float">
            <text:p>23950481</text:p>
          </table:table-cell>
          <table:table-cell table:formula="of:=[.A1499]/1000/(60*60*24)" office:value-type="time" office:time-value="PT06H39M10.481S" calcext:value-type="time">
            <text:p>06:39:10</text:p>
          </table:table-cell>
          <table:table-cell office:value-type="float" office:value="1.13" calcext:value-type="float">
            <text:p>1.13</text:p>
          </table:table-cell>
          <table:table-cell office:value-type="float" office:value="114.1" calcext:value-type="float">
            <text:p>114.1</text:p>
          </table:table-cell>
          <table:table-cell office:value-type="float" office:value="129.09" calcext:value-type="float">
            <text:p>129.09</text:p>
          </table:table-cell>
          <table:table-cell office:value-type="float" office:value="806.36" calcext:value-type="float">
            <text:p>806.36</text:p>
          </table:table-cell>
          <table:table-cell office:value-type="float" office:value="972.85" calcext:value-type="float">
            <text:p>972.85</text:p>
          </table:table-cell>
        </table:table-row>
        <table:table-row table:style-name="ro1">
          <table:table-cell office:value-type="float" office:value="23966481" calcext:value-type="float">
            <text:p>23966481</text:p>
          </table:table-cell>
          <table:table-cell table:formula="of:=[.A1500]/1000/(60*60*24)" office:value-type="time" office:time-value="PT06H39M26.481S" calcext:value-type="time">
            <text:p>06:39:26</text:p>
          </table:table-cell>
          <table:table-cell office:value-type="float" office:value="1.13" calcext:value-type="float">
            <text:p>1.13</text:p>
          </table:table-cell>
          <table:table-cell office:value-type="float" office:value="114.1" calcext:value-type="float">
            <text:p>114.1</text:p>
          </table:table-cell>
          <table:table-cell office:value-type="float" office:value="129.09" calcext:value-type="float">
            <text:p>129.09</text:p>
          </table:table-cell>
          <table:table-cell office:value-type="float" office:value="806.86" calcext:value-type="float">
            <text:p>806.86</text:p>
          </table:table-cell>
          <table:table-cell office:value-type="float" office:value="973.42" calcext:value-type="float">
            <text:p>973.42</text:p>
          </table:table-cell>
        </table:table-row>
        <table:table-row table:style-name="ro1">
          <table:table-cell office:value-type="float" office:value="23982481" calcext:value-type="float">
            <text:p>23982481</text:p>
          </table:table-cell>
          <table:table-cell table:formula="of:=[.A1501]/1000/(60*60*24)" office:value-type="time" office:time-value="PT06H39M42.481S" calcext:value-type="time">
            <text:p>06:39:42</text:p>
          </table:table-cell>
          <table:table-cell office:value-type="float" office:value="1.13" calcext:value-type="float">
            <text:p>1.13</text:p>
          </table:table-cell>
          <table:table-cell office:value-type="float" office:value="114.1" calcext:value-type="float">
            <text:p>114.1</text:p>
          </table:table-cell>
          <table:table-cell office:value-type="float" office:value="129.09" calcext:value-type="float">
            <text:p>129.09</text:p>
          </table:table-cell>
          <table:table-cell office:value-type="float" office:value="807.37" calcext:value-type="float">
            <text:p>807.37</text:p>
          </table:table-cell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float" office:value="23998481" calcext:value-type="float">
            <text:p>23998481</text:p>
          </table:table-cell>
          <table:table-cell table:formula="of:=[.A1502]/1000/(60*60*24)" office:value-type="time" office:time-value="PT06H39M58.481S" calcext:value-type="time">
            <text:p>06:39:58</text:p>
          </table:table-cell>
          <table:table-cell office:value-type="float" office:value="1.13" calcext:value-type="float">
            <text:p>1.13</text:p>
          </table:table-cell>
          <table:table-cell office:value-type="float" office:value="114" calcext:value-type="float">
            <text:p>114</text:p>
          </table:table-cell>
          <table:table-cell office:value-type="float" office:value="128.98" calcext:value-type="float">
            <text:p>128.98</text:p>
          </table:table-cell>
          <table:table-cell office:value-type="float" office:value="807.88" calcext:value-type="float">
            <text:p>807.88</text:p>
          </table:table-cell>
          <table:table-cell office:value-type="float" office:value="974.57" calcext:value-type="float">
            <text:p>974.57</text:p>
          </table:table-cell>
        </table:table-row>
        <table:table-row table:style-name="ro1">
          <table:table-cell office:value-type="float" office:value="24014481" calcext:value-type="float">
            <text:p>24014481</text:p>
          </table:table-cell>
          <table:table-cell table:formula="of:=[.A1503]/1000/(60*60*24)" office:value-type="time" office:time-value="PT06H40M14.481S" calcext:value-type="time">
            <text:p>06:40:14</text:p>
          </table:table-cell>
          <table:table-cell office:value-type="float" office:value="1.13" calcext:value-type="float">
            <text:p>1.13</text:p>
          </table:table-cell>
          <table:table-cell office:value-type="float" office:value="114" calcext:value-type="float">
            <text:p>114</text:p>
          </table:table-cell>
          <table:table-cell office:value-type="float" office:value="128.98" calcext:value-type="float">
            <text:p>128.98</text:p>
          </table:table-cell>
          <table:table-cell office:value-type="float" office:value="808.38" calcext:value-type="float">
            <text:p>808.38</text:p>
          </table:table-cell>
          <table:table-cell office:value-type="float" office:value="975.14" calcext:value-type="float">
            <text:p>975.14</text:p>
          </table:table-cell>
        </table:table-row>
        <table:table-row table:style-name="ro1">
          <table:table-cell office:value-type="float" office:value="24030481" calcext:value-type="float">
            <text:p>24030481</text:p>
          </table:table-cell>
          <table:table-cell table:formula="of:=[.A1504]/1000/(60*60*24)" office:value-type="time" office:time-value="PT06H40M30.481S" calcext:value-type="time">
            <text:p>06:40:30</text:p>
          </table:table-cell>
          <table:table-cell office:value-type="float" office:value="1.13" calcext:value-type="float">
            <text:p>1.13</text:p>
          </table:table-cell>
          <table:table-cell office:value-type="float" office:value="114" calcext:value-type="float">
            <text:p>114</text:p>
          </table:table-cell>
          <table:table-cell office:value-type="float" office:value="128.98" calcext:value-type="float">
            <text:p>128.98</text:p>
          </table:table-cell>
          <table:table-cell office:value-type="float" office:value="808.89" calcext:value-type="float">
            <text:p>808.89</text:p>
          </table:table-cell>
          <table:table-cell office:value-type="float" office:value="975.72" calcext:value-type="float">
            <text:p>975.72</text:p>
          </table:table-cell>
        </table:table-row>
        <table:table-row table:style-name="ro1">
          <table:table-cell office:value-type="float" office:value="24046481" calcext:value-type="float">
            <text:p>24046481</text:p>
          </table:table-cell>
          <table:table-cell table:formula="of:=[.A1505]/1000/(60*60*24)" office:value-type="time" office:time-value="PT06H40M46.481S" calcext:value-type="time">
            <text:p>06:40:46</text:p>
          </table:table-cell>
          <table:table-cell office:value-type="float" office:value="1.13" calcext:value-type="float">
            <text:p>1.13</text:p>
          </table:table-cell>
          <table:table-cell office:value-type="float" office:value="113.9" calcext:value-type="float">
            <text:p>113.9</text:p>
          </table:table-cell>
          <table:table-cell office:value-type="float" office:value="128.87" calcext:value-type="float">
            <text:p>128.87</text:p>
          </table:table-cell>
          <table:table-cell office:value-type="float" office:value="809.4" calcext:value-type="float">
            <text:p>809.4</text:p>
          </table:table-cell>
          <table:table-cell office:value-type="float" office:value="976.29" calcext:value-type="float">
            <text:p>976.29</text:p>
          </table:table-cell>
        </table:table-row>
        <table:table-row table:style-name="ro1">
          <table:table-cell office:value-type="float" office:value="24062481" calcext:value-type="float">
            <text:p>24062481</text:p>
          </table:table-cell>
          <table:table-cell table:formula="of:=[.A1506]/1000/(60*60*24)" office:value-type="time" office:time-value="PT06H41M02.481S" calcext:value-type="time">
            <text:p>06:41:02</text:p>
          </table:table-cell>
          <table:table-cell office:value-type="float" office:value="1.13" calcext:value-type="float">
            <text:p>1.13</text:p>
          </table:table-cell>
          <table:table-cell office:value-type="float" office:value="113.9" calcext:value-type="float">
            <text:p>113.9</text:p>
          </table:table-cell>
          <table:table-cell office:value-type="float" office:value="128.87" calcext:value-type="float">
            <text:p>128.87</text:p>
          </table:table-cell>
          <table:table-cell office:value-type="float" office:value="809.9" calcext:value-type="float">
            <text:p>809.9</text:p>
          </table:table-cell>
          <table:table-cell office:value-type="float" office:value="976.86" calcext:value-type="float">
            <text:p>976.86</text:p>
          </table:table-cell>
        </table:table-row>
        <table:table-row table:style-name="ro1">
          <table:table-cell office:value-type="float" office:value="24078481" calcext:value-type="float">
            <text:p>24078481</text:p>
          </table:table-cell>
          <table:table-cell table:formula="of:=[.A1507]/1000/(60*60*24)" office:value-type="time" office:time-value="PT06H41M18.481S" calcext:value-type="time">
            <text:p>06:41:18</text:p>
          </table:table-cell>
          <table:table-cell office:value-type="float" office:value="1.13" calcext:value-type="float">
            <text:p>1.13</text:p>
          </table:table-cell>
          <table:table-cell office:value-type="float" office:value="113.9" calcext:value-type="float">
            <text:p>113.9</text:p>
          </table:table-cell>
          <table:table-cell office:value-type="float" office:value="128.87" calcext:value-type="float">
            <text:p>128.87</text:p>
          </table:table-cell>
          <table:table-cell office:value-type="float" office:value="810.41" calcext:value-type="float">
            <text:p>810.41</text:p>
          </table:table-cell>
          <table:table-cell office:value-type="float" office:value="977.43" calcext:value-type="float">
            <text:p>977.43</text:p>
          </table:table-cell>
        </table:table-row>
        <table:table-row table:style-name="ro1">
          <table:table-cell office:value-type="float" office:value="24094481" calcext:value-type="float">
            <text:p>24094481</text:p>
          </table:table-cell>
          <table:table-cell table:formula="of:=[.A1508]/1000/(60*60*24)" office:value-type="time" office:time-value="PT06H41M34.481S" calcext:value-type="time">
            <text:p>06:41:34</text:p>
          </table:table-cell>
          <table:table-cell office:value-type="float" office:value="1.13" calcext:value-type="float">
            <text:p>1.13</text:p>
          </table:table-cell>
          <table:table-cell office:value-type="float" office:value="113.9" calcext:value-type="float">
            <text:p>113.9</text:p>
          </table:table-cell>
          <table:table-cell office:value-type="float" office:value="128.87" calcext:value-type="float">
            <text:p>128.87</text:p>
          </table:table-cell>
          <table:table-cell office:value-type="float" office:value="810.92" calcext:value-type="float">
            <text:p>810.92</text:p>
          </table:table-cell>
          <table:table-cell office:value-type="float" office:value="978.01" calcext:value-type="float">
            <text:p>978.01</text:p>
          </table:table-cell>
        </table:table-row>
        <table:table-row table:style-name="ro1">
          <table:table-cell office:value-type="float" office:value="24110481" calcext:value-type="float">
            <text:p>24110481</text:p>
          </table:table-cell>
          <table:table-cell table:formula="of:=[.A1509]/1000/(60*60*24)" office:value-type="time" office:time-value="PT06H41M50.481S" calcext:value-type="time">
            <text:p>06:41:50</text:p>
          </table:table-cell>
          <table:table-cell office:value-type="float" office:value="1.13" calcext:value-type="float">
            <text:p>1.13</text:p>
          </table:table-cell>
          <table:table-cell office:value-type="float" office:value="113.9" calcext:value-type="float">
            <text:p>113.9</text:p>
          </table:table-cell>
          <table:table-cell office:value-type="float" office:value="128.87" calcext:value-type="float">
            <text:p>128.87</text:p>
          </table:table-cell>
          <table:table-cell office:value-type="float" office:value="811.42" calcext:value-type="float">
            <text:p>811.42</text:p>
          </table:table-cell>
          <table:table-cell office:value-type="float" office:value="978.58" calcext:value-type="float">
            <text:p>978.58</text:p>
          </table:table-cell>
        </table:table-row>
        <table:table-row table:style-name="ro1">
          <table:table-cell office:value-type="float" office:value="24126481" calcext:value-type="float">
            <text:p>24126481</text:p>
          </table:table-cell>
          <table:table-cell table:formula="of:=[.A1510]/1000/(60*60*24)" office:value-type="time" office:time-value="PT06H42M06.481S" calcext:value-type="time">
            <text:p>06:42:06</text:p>
          </table:table-cell>
          <table:table-cell office:value-type="float" office:value="1.13" calcext:value-type="float">
            <text:p>1.13</text:p>
          </table:table-cell>
          <table:table-cell office:value-type="float" office:value="113.8" calcext:value-type="float">
            <text:p>113.8</text:p>
          </table:table-cell>
          <table:table-cell office:value-type="float" office:value="128.75" calcext:value-type="float">
            <text:p>128.75</text:p>
          </table:table-cell>
          <table:table-cell office:value-type="float" office:value="811.93" calcext:value-type="float">
            <text:p>811.93</text:p>
          </table:table-cell>
          <table:table-cell office:value-type="float" office:value="979.15" calcext:value-type="float">
            <text:p>979.15</text:p>
          </table:table-cell>
        </table:table-row>
        <table:table-row table:style-name="ro1">
          <table:table-cell office:value-type="float" office:value="24142481" calcext:value-type="float">
            <text:p>24142481</text:p>
          </table:table-cell>
          <table:table-cell table:formula="of:=[.A1511]/1000/(60*60*24)" office:value-type="time" office:time-value="PT06H42M22.481S" calcext:value-type="time">
            <text:p>06:42:22</text:p>
          </table:table-cell>
          <table:table-cell office:value-type="float" office:value="1.13" calcext:value-type="float">
            <text:p>1.13</text:p>
          </table:table-cell>
          <table:table-cell office:value-type="float" office:value="113.8" calcext:value-type="float">
            <text:p>113.8</text:p>
          </table:table-cell>
          <table:table-cell office:value-type="float" office:value="128.3" calcext:value-type="float">
            <text:p>128.3</text:p>
          </table:table-cell>
          <table:table-cell office:value-type="float" office:value="812.43" calcext:value-type="float">
            <text:p>812.43</text:p>
          </table:table-cell>
          <table:table-cell office:value-type="float" office:value="979.72" calcext:value-type="float">
            <text:p>979.72</text:p>
          </table:table-cell>
        </table:table-row>
        <table:table-row table:style-name="ro1">
          <table:table-cell office:value-type="float" office:value="24158481" calcext:value-type="float">
            <text:p>24158481</text:p>
          </table:table-cell>
          <table:table-cell table:formula="of:=[.A1512]/1000/(60*60*24)" office:value-type="time" office:time-value="PT06H42M38.481S" calcext:value-type="time">
            <text:p>06:42:38</text:p>
          </table:table-cell>
          <table:table-cell office:value-type="float" office:value="1.13" calcext:value-type="float">
            <text:p>1.13</text:p>
          </table:table-cell>
          <table:table-cell office:value-type="float" office:value="113.8" calcext:value-type="float">
            <text:p>113.8</text:p>
          </table:table-cell>
          <table:table-cell office:value-type="float" office:value="128.3" calcext:value-type="float">
            <text:p>128.3</text:p>
          </table:table-cell>
          <table:table-cell office:value-type="float" office:value="812.94" calcext:value-type="float">
            <text:p>812.94</text:p>
          </table:table-cell>
          <table:table-cell office:value-type="float" office:value="980.29" calcext:value-type="float">
            <text:p>980.29</text:p>
          </table:table-cell>
        </table:table-row>
        <table:table-row table:style-name="ro1">
          <table:table-cell office:value-type="float" office:value="24174481" calcext:value-type="float">
            <text:p>24174481</text:p>
          </table:table-cell>
          <table:table-cell table:formula="of:=[.A1513]/1000/(60*60*24)" office:value-type="time" office:time-value="PT06H42M54.481S" calcext:value-type="time">
            <text:p>06:42:54</text:p>
          </table:table-cell>
          <table:table-cell office:value-type="float" office:value="1.13" calcext:value-type="float">
            <text:p>1.13</text:p>
          </table:table-cell>
          <table:table-cell office:value-type="float" office:value="113.8" calcext:value-type="float">
            <text:p>113.8</text:p>
          </table:table-cell>
          <table:table-cell office:value-type="float" office:value="128.3" calcext:value-type="float">
            <text:p>128.3</text:p>
          </table:table-cell>
          <table:table-cell office:value-type="float" office:value="813.44" calcext:value-type="float">
            <text:p>813.44</text:p>
          </table:table-cell>
          <table:table-cell office:value-type="float" office:value="980.86" calcext:value-type="float">
            <text:p>980.86</text:p>
          </table:table-cell>
        </table:table-row>
        <table:table-row table:style-name="ro1">
          <table:table-cell office:value-type="float" office:value="24190481" calcext:value-type="float">
            <text:p>24190481</text:p>
          </table:table-cell>
          <table:table-cell table:formula="of:=[.A1514]/1000/(60*60*24)" office:value-type="time" office:time-value="PT06H43M10.481S" calcext:value-type="time">
            <text:p>06:43:10</text:p>
          </table:table-cell>
          <table:table-cell office:value-type="float" office:value="1.13" calcext:value-type="float">
            <text:p>1.13</text:p>
          </table:table-cell>
          <table:table-cell office:value-type="float" office:value="113.7" calcext:value-type="float">
            <text:p>113.7</text:p>
          </table:table-cell>
          <table:table-cell office:value-type="float" office:value="128.18" calcext:value-type="float">
            <text:p>128.18</text:p>
          </table:table-cell>
          <table:table-cell office:value-type="float" office:value="813.95" calcext:value-type="float">
            <text:p>813.95</text:p>
          </table:table-cell>
          <table:table-cell office:value-type="float" office:value="981.43" calcext:value-type="float">
            <text:p>981.43</text:p>
          </table:table-cell>
        </table:table-row>
        <table:table-row table:style-name="ro1">
          <table:table-cell office:value-type="float" office:value="24206481" calcext:value-type="float">
            <text:p>24206481</text:p>
          </table:table-cell>
          <table:table-cell table:formula="of:=[.A1515]/1000/(60*60*24)" office:value-type="time" office:time-value="PT06H43M26.481S" calcext:value-type="time">
            <text:p>06:43:26</text:p>
          </table:table-cell>
          <table:table-cell office:value-type="float" office:value="1.13" calcext:value-type="float">
            <text:p>1.13</text:p>
          </table:table-cell>
          <table:table-cell office:value-type="float" office:value="113.7" calcext:value-type="float">
            <text:p>113.7</text:p>
          </table:table-cell>
          <table:table-cell office:value-type="float" office:value="128.18" calcext:value-type="float">
            <text:p>128.18</text:p>
          </table:table-cell>
          <table:table-cell office:value-type="float" office:value="814.45" calcext:value-type="float">
            <text:p>814.45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float" office:value="24222479" calcext:value-type="float">
            <text:p>24222479</text:p>
          </table:table-cell>
          <table:table-cell table:formula="of:=[.A1516]/1000/(60*60*24)" office:value-type="time" office:time-value="PT06H43M42.479S" calcext:value-type="time">
            <text:p>06:43:42</text:p>
          </table:table-cell>
          <table:table-cell office:value-type="float" office:value="1.13" calcext:value-type="float">
            <text:p>1.13</text:p>
          </table:table-cell>
          <table:table-cell office:value-type="float" office:value="113.6" calcext:value-type="float">
            <text:p>113.6</text:p>
          </table:table-cell>
          <table:table-cell office:value-type="float" office:value="128.07" calcext:value-type="float">
            <text:p>128.07</text:p>
          </table:table-cell>
          <table:table-cell office:value-type="float" office:value="814.96" calcext:value-type="float">
            <text:p>814.96</text:p>
          </table:table-cell>
          <table:table-cell office:value-type="float" office:value="982.57" calcext:value-type="float">
            <text:p>982.57</text:p>
          </table:table-cell>
        </table:table-row>
        <table:table-row table:style-name="ro1">
          <table:table-cell office:value-type="float" office:value="24238481" calcext:value-type="float">
            <text:p>24238481</text:p>
          </table:table-cell>
          <table:table-cell table:formula="of:=[.A1517]/1000/(60*60*24)" office:value-type="time" office:time-value="PT06H43M58.481S" calcext:value-type="time">
            <text:p>06:43:58</text:p>
          </table:table-cell>
          <table:table-cell office:value-type="float" office:value="1.13" calcext:value-type="float">
            <text:p>1.13</text:p>
          </table:table-cell>
          <table:table-cell office:value-type="float" office:value="113.6" calcext:value-type="float">
            <text:p>113.6</text:p>
          </table:table-cell>
          <table:table-cell office:value-type="float" office:value="128.07" calcext:value-type="float">
            <text:p>128.07</text:p>
          </table:table-cell>
          <table:table-cell office:value-type="float" office:value="815.46" calcext:value-type="float">
            <text:p>815.46</text:p>
          </table:table-cell>
          <table:table-cell office:value-type="float" office:value="983.14" calcext:value-type="float">
            <text:p>983.14</text:p>
          </table:table-cell>
        </table:table-row>
        <table:table-row table:style-name="ro1">
          <table:table-cell office:value-type="float" office:value="24254481" calcext:value-type="float">
            <text:p>24254481</text:p>
          </table:table-cell>
          <table:table-cell table:formula="of:=[.A1518]/1000/(60*60*24)" office:value-type="time" office:time-value="PT06H44M14.481S" calcext:value-type="time">
            <text:p>06:44:14</text:p>
          </table:table-cell>
          <table:table-cell office:value-type="float" office:value="1.13" calcext:value-type="float">
            <text:p>1.13</text:p>
          </table:table-cell>
          <table:table-cell office:value-type="float" office:value="113.6" calcext:value-type="float">
            <text:p>113.6</text:p>
          </table:table-cell>
          <table:table-cell office:value-type="float" office:value="128.07" calcext:value-type="float">
            <text:p>128.07</text:p>
          </table:table-cell>
          <table:table-cell office:value-type="float" office:value="815.97" calcext:value-type="float">
            <text:p>815.97</text:p>
          </table:table-cell>
          <table:table-cell office:value-type="float" office:value="983.71" calcext:value-type="float">
            <text:p>983.71</text:p>
          </table:table-cell>
        </table:table-row>
        <table:table-row table:style-name="ro1">
          <table:table-cell office:value-type="float" office:value="24270481" calcext:value-type="float">
            <text:p>24270481</text:p>
          </table:table-cell>
          <table:table-cell table:formula="of:=[.A1519]/1000/(60*60*24)" office:value-type="time" office:time-value="PT06H44M30.481S" calcext:value-type="time">
            <text:p>06:44:30</text:p>
          </table:table-cell>
          <table:table-cell office:value-type="float" office:value="1.13" calcext:value-type="float">
            <text:p>1.13</text:p>
          </table:table-cell>
          <table:table-cell office:value-type="float" office:value="113.6" calcext:value-type="float">
            <text:p>113.6</text:p>
          </table:table-cell>
          <table:table-cell office:value-type="float" office:value="128.07" calcext:value-type="float">
            <text:p>128.07</text:p>
          </table:table-cell>
          <table:table-cell office:value-type="float" office:value="816.47" calcext:value-type="float">
            <text:p>816.47</text:p>
          </table:table-cell>
          <table:table-cell office:value-type="float" office:value="984.28" calcext:value-type="float">
            <text:p>984.28</text:p>
          </table:table-cell>
        </table:table-row>
        <table:table-row table:style-name="ro1">
          <table:table-cell office:value-type="float" office:value="24286481" calcext:value-type="float">
            <text:p>24286481</text:p>
          </table:table-cell>
          <table:table-cell table:formula="of:=[.A1520]/1000/(60*60*24)" office:value-type="time" office:time-value="PT06H44M46.481S" calcext:value-type="time">
            <text:p>06:44:46</text:p>
          </table:table-cell>
          <table:table-cell office:value-type="float" office:value="1.13" calcext:value-type="float">
            <text:p>1.13</text:p>
          </table:table-cell>
          <table:table-cell office:value-type="float" office:value="113.6" calcext:value-type="float">
            <text:p>113.6</text:p>
          </table:table-cell>
          <table:table-cell office:value-type="float" office:value="128.07" calcext:value-type="float">
            <text:p>128.07</text:p>
          </table:table-cell>
          <table:table-cell office:value-type="float" office:value="816.98" calcext:value-type="float">
            <text:p>816.98</text:p>
          </table:table-cell>
          <table:table-cell office:value-type="float" office:value="984.85" calcext:value-type="float">
            <text:p>984.85</text:p>
          </table:table-cell>
        </table:table-row>
        <table:table-row table:style-name="ro1">
          <table:table-cell office:value-type="float" office:value="24302481" calcext:value-type="float">
            <text:p>24302481</text:p>
          </table:table-cell>
          <table:table-cell table:formula="of:=[.A1521]/1000/(60*60*24)" office:value-type="time" office:time-value="PT06H45M02.481S" calcext:value-type="time">
            <text:p>06:45:02</text:p>
          </table:table-cell>
          <table:table-cell office:value-type="float" office:value="1.13" calcext:value-type="float">
            <text:p>1.13</text:p>
          </table:table-cell>
          <table:table-cell office:value-type="float" office:value="113.6" calcext:value-type="float">
            <text:p>113.6</text:p>
          </table:table-cell>
          <table:table-cell office:value-type="float" office:value="128.07" calcext:value-type="float">
            <text:p>128.07</text:p>
          </table:table-cell>
          <table:table-cell office:value-type="float" office:value="817.48" calcext:value-type="float">
            <text:p>817.48</text:p>
          </table:table-cell>
          <table:table-cell office:value-type="float" office:value="985.42" calcext:value-type="float">
            <text:p>985.42</text:p>
          </table:table-cell>
        </table:table-row>
        <table:table-row table:style-name="ro1">
          <table:table-cell office:value-type="float" office:value="24318481" calcext:value-type="float">
            <text:p>24318481</text:p>
          </table:table-cell>
          <table:table-cell table:formula="of:=[.A1522]/1000/(60*60*24)" office:value-type="time" office:time-value="PT06H45M18.481S" calcext:value-type="time">
            <text:p>06:45:18</text:p>
          </table:table-cell>
          <table:table-cell office:value-type="float" office:value="1.13" calcext:value-type="float">
            <text:p>1.13</text:p>
          </table:table-cell>
          <table:table-cell office:value-type="float" office:value="113.6" calcext:value-type="float">
            <text:p>113.6</text:p>
          </table:table-cell>
          <table:table-cell office:value-type="float" office:value="128.07" calcext:value-type="float">
            <text:p>128.07</text:p>
          </table:table-cell>
          <table:table-cell office:value-type="float" office:value="817.99" calcext:value-type="float">
            <text:p>817.99</text:p>
          </table:table-cell>
          <table:table-cell office:value-type="float" office:value="985.99" calcext:value-type="float">
            <text:p>985.99</text:p>
          </table:table-cell>
        </table:table-row>
        <table:table-row table:style-name="ro1">
          <table:table-cell office:value-type="float" office:value="24334481" calcext:value-type="float">
            <text:p>24334481</text:p>
          </table:table-cell>
          <table:table-cell table:formula="of:=[.A1523]/1000/(60*60*24)" office:value-type="time" office:time-value="PT06H45M34.481S" calcext:value-type="time">
            <text:p>06:45:34</text:p>
          </table:table-cell>
          <table:table-cell office:value-type="float" office:value="1.13" calcext:value-type="float">
            <text:p>1.13</text:p>
          </table:table-cell>
          <table:table-cell office:value-type="float" office:value="113.5" calcext:value-type="float">
            <text:p>113.5</text:p>
          </table:table-cell>
          <table:table-cell office:value-type="float" office:value="127.95" calcext:value-type="float">
            <text:p>127.95</text:p>
          </table:table-cell>
          <table:table-cell office:value-type="float" office:value="818.49" calcext:value-type="float">
            <text:p>818.49</text:p>
          </table:table-cell>
          <table:table-cell office:value-type="float" office:value="986.56" calcext:value-type="float">
            <text:p>986.56</text:p>
          </table:table-cell>
        </table:table-row>
        <table:table-row table:style-name="ro1">
          <table:table-cell office:value-type="float" office:value="24350481" calcext:value-type="float">
            <text:p>24350481</text:p>
          </table:table-cell>
          <table:table-cell table:formula="of:=[.A1524]/1000/(60*60*24)" office:value-type="time" office:time-value="PT06H45M50.481S" calcext:value-type="time">
            <text:p>06:45:50</text:p>
          </table:table-cell>
          <table:table-cell office:value-type="float" office:value="1.13" calcext:value-type="float">
            <text:p>1.13</text:p>
          </table:table-cell>
          <table:table-cell office:value-type="float" office:value="113.5" calcext:value-type="float">
            <text:p>113.5</text:p>
          </table:table-cell>
          <table:table-cell office:value-type="float" office:value="127.95" calcext:value-type="float">
            <text:p>127.95</text:p>
          </table:table-cell>
          <table:table-cell office:value-type="float" office:value="819" calcext:value-type="float">
            <text:p>819</text:p>
          </table:table-cell>
          <table:table-cell office:value-type="float" office:value="987.12" calcext:value-type="float">
            <text:p>987.12</text:p>
          </table:table-cell>
        </table:table-row>
        <table:table-row table:style-name="ro1">
          <table:table-cell office:value-type="float" office:value="24366481" calcext:value-type="float">
            <text:p>24366481</text:p>
          </table:table-cell>
          <table:table-cell table:formula="of:=[.A1525]/1000/(60*60*24)" office:value-type="time" office:time-value="PT06H46M06.481S" calcext:value-type="time">
            <text:p>06:46:06</text:p>
          </table:table-cell>
          <table:table-cell office:value-type="float" office:value="1.12" calcext:value-type="float">
            <text:p>1.12</text:p>
          </table:table-cell>
          <table:table-cell office:value-type="float" office:value="113.4" calcext:value-type="float">
            <text:p>113.4</text:p>
          </table:table-cell>
          <table:table-cell office:value-type="float" office:value="127.39" calcext:value-type="float">
            <text:p>127.39</text:p>
          </table:table-cell>
          <table:table-cell office:value-type="float" office:value="819.5" calcext:value-type="float">
            <text:p>819.5</text:p>
          </table:table-cell>
          <table:table-cell office:value-type="float" office:value="987.69" calcext:value-type="float">
            <text:p>987.69</text:p>
          </table:table-cell>
        </table:table-row>
        <table:table-row table:style-name="ro1">
          <table:table-cell office:value-type="float" office:value="24382481" calcext:value-type="float">
            <text:p>24382481</text:p>
          </table:table-cell>
          <table:table-cell table:formula="of:=[.A1526]/1000/(60*60*24)" office:value-type="time" office:time-value="PT06H46M22.481S" calcext:value-type="time">
            <text:p>06:46:22</text:p>
          </table:table-cell>
          <table:table-cell office:value-type="float" office:value="1.13" calcext:value-type="float">
            <text:p>1.13</text:p>
          </table:table-cell>
          <table:table-cell office:value-type="float" office:value="113.4" calcext:value-type="float">
            <text:p>113.4</text:p>
          </table:table-cell>
          <table:table-cell office:value-type="float" office:value="127.84" calcext:value-type="float">
            <text:p>127.84</text:p>
          </table:table-cell>
          <table:table-cell office:value-type="float" office:value="820.01" calcext:value-type="float">
            <text:p>820.01</text:p>
          </table:table-cell>
          <table:table-cell office:value-type="float" office:value="988.26" calcext:value-type="float">
            <text:p>988.26</text:p>
          </table:table-cell>
        </table:table-row>
        <table:table-row table:style-name="ro1">
          <table:table-cell office:value-type="float" office:value="24398481" calcext:value-type="float">
            <text:p>24398481</text:p>
          </table:table-cell>
          <table:table-cell table:formula="of:=[.A1527]/1000/(60*60*24)" office:value-type="time" office:time-value="PT06H46M38.481S" calcext:value-type="time">
            <text:p>06:46:38</text:p>
          </table:table-cell>
          <table:table-cell office:value-type="float" office:value="1.13" calcext:value-type="float">
            <text:p>1.13</text:p>
          </table:table-cell>
          <table:table-cell office:value-type="float" office:value="113.4" calcext:value-type="float">
            <text:p>113.4</text:p>
          </table:table-cell>
          <table:table-cell office:value-type="float" office:value="127.84" calcext:value-type="float">
            <text:p>127.84</text:p>
          </table:table-cell>
          <table:table-cell office:value-type="float" office:value="820.51" calcext:value-type="float">
            <text:p>820.51</text:p>
          </table:table-cell>
          <table:table-cell office:value-type="float" office:value="988.83" calcext:value-type="float">
            <text:p>988.83</text:p>
          </table:table-cell>
        </table:table-row>
        <table:table-row table:style-name="ro1">
          <table:table-cell office:value-type="float" office:value="24414481" calcext:value-type="float">
            <text:p>24414481</text:p>
          </table:table-cell>
          <table:table-cell table:formula="of:=[.A1528]/1000/(60*60*24)" office:value-type="time" office:time-value="PT06H46M54.481S" calcext:value-type="time">
            <text:p>06:46:54</text:p>
          </table:table-cell>
          <table:table-cell office:value-type="float" office:value="1.13" calcext:value-type="float">
            <text:p>1.13</text:p>
          </table:table-cell>
          <table:table-cell office:value-type="float" office:value="113.4" calcext:value-type="float">
            <text:p>113.4</text:p>
          </table:table-cell>
          <table:table-cell office:value-type="float" office:value="127.84" calcext:value-type="float">
            <text:p>127.84</text:p>
          </table:table-cell>
          <table:table-cell office:value-type="float" office:value="821.02" calcext:value-type="float">
            <text:p>821.02</text:p>
          </table:table-cell>
          <table:table-cell office:value-type="float" office:value="989.39" calcext:value-type="float">
            <text:p>989.39</text:p>
          </table:table-cell>
        </table:table-row>
        <table:table-row table:style-name="ro1">
          <table:table-cell office:value-type="float" office:value="24430481" calcext:value-type="float">
            <text:p>24430481</text:p>
          </table:table-cell>
          <table:table-cell table:formula="of:=[.A1529]/1000/(60*60*24)" office:value-type="time" office:time-value="PT06H47M10.481S" calcext:value-type="time">
            <text:p>06:47:10</text:p>
          </table:table-cell>
          <table:table-cell office:value-type="float" office:value="1.12" calcext:value-type="float">
            <text:p>1.12</text:p>
          </table:table-cell>
          <table:table-cell office:value-type="float" office:value="113.3" calcext:value-type="float">
            <text:p>113.3</text:p>
          </table:table-cell>
          <table:table-cell office:value-type="float" office:value="127.27" calcext:value-type="float">
            <text:p>127.27</text:p>
          </table:table-cell>
          <table:table-cell office:value-type="float" office:value="821.52" calcext:value-type="float">
            <text:p>821.52</text:p>
          </table:table-cell>
          <table:table-cell office:value-type="float" office:value="989.96" calcext:value-type="float">
            <text:p>989.96</text:p>
          </table:table-cell>
        </table:table-row>
        <table:table-row table:style-name="ro1">
          <table:table-cell office:value-type="float" office:value="24446481" calcext:value-type="float">
            <text:p>24446481</text:p>
          </table:table-cell>
          <table:table-cell table:formula="of:=[.A1530]/1000/(60*60*24)" office:value-type="time" office:time-value="PT06H47M26.481S" calcext:value-type="time">
            <text:p>06:47:26</text:p>
          </table:table-cell>
          <table:table-cell office:value-type="float" office:value="1.13" calcext:value-type="float">
            <text:p>1.13</text:p>
          </table:table-cell>
          <table:table-cell office:value-type="float" office:value="113.3" calcext:value-type="float">
            <text:p>113.3</text:p>
          </table:table-cell>
          <table:table-cell office:value-type="float" office:value="127.73" calcext:value-type="float">
            <text:p>127.73</text:p>
          </table:table-cell>
          <table:table-cell office:value-type="float" office:value="822.02" calcext:value-type="float">
            <text:p>822.02</text:p>
          </table:table-cell>
          <table:table-cell office:value-type="float" office:value="990.53" calcext:value-type="float">
            <text:p>990.53</text:p>
          </table:table-cell>
        </table:table-row>
        <table:table-row table:style-name="ro1">
          <table:table-cell office:value-type="float" office:value="24462481" calcext:value-type="float">
            <text:p>24462481</text:p>
          </table:table-cell>
          <table:table-cell table:formula="of:=[.A1531]/1000/(60*60*24)" office:value-type="time" office:time-value="PT06H47M42.481S" calcext:value-type="time">
            <text:p>06:47:42</text:p>
          </table:table-cell>
          <table:table-cell office:value-type="float" office:value="1.12" calcext:value-type="float">
            <text:p>1.12</text:p>
          </table:table-cell>
          <table:table-cell office:value-type="float" office:value="113.3" calcext:value-type="float">
            <text:p>113.3</text:p>
          </table:table-cell>
          <table:table-cell office:value-type="float" office:value="127.27" calcext:value-type="float">
            <text:p>127.27</text:p>
          </table:table-cell>
          <table:table-cell office:value-type="float" office:value="822.53" calcext:value-type="float">
            <text:p>822.53</text:p>
          </table:table-cell>
          <table:table-cell office:value-type="float" office:value="991.09" calcext:value-type="float">
            <text:p>991.09</text:p>
          </table:table-cell>
        </table:table-row>
        <table:table-row table:style-name="ro1">
          <table:table-cell office:value-type="float" office:value="24478481" calcext:value-type="float">
            <text:p>24478481</text:p>
          </table:table-cell>
          <table:table-cell table:formula="of:=[.A1532]/1000/(60*60*24)" office:value-type="time" office:time-value="PT06H47M58.481S" calcext:value-type="time">
            <text:p>06:47:58</text:p>
          </table:table-cell>
          <table:table-cell office:value-type="float" office:value="1.12" calcext:value-type="float">
            <text:p>1.12</text:p>
          </table:table-cell>
          <table:table-cell office:value-type="float" office:value="113.3" calcext:value-type="float">
            <text:p>113.3</text:p>
          </table:table-cell>
          <table:table-cell office:value-type="float" office:value="127.27" calcext:value-type="float">
            <text:p>127.27</text:p>
          </table:table-cell>
          <table:table-cell office:value-type="float" office:value="823.03" calcext:value-type="float">
            <text:p>823.03</text:p>
          </table:table-cell>
          <table:table-cell office:value-type="float" office:value="991.66" calcext:value-type="float">
            <text:p>991.66</text:p>
          </table:table-cell>
        </table:table-row>
        <table:table-row table:style-name="ro1">
          <table:table-cell office:value-type="float" office:value="24494481" calcext:value-type="float">
            <text:p>24494481</text:p>
          </table:table-cell>
          <table:table-cell table:formula="of:=[.A1533]/1000/(60*60*24)" office:value-type="time" office:time-value="PT06H48M14.481S" calcext:value-type="time">
            <text:p>06:48:14</text:p>
          </table:table-cell>
          <table:table-cell office:value-type="float" office:value="1.12" calcext:value-type="float">
            <text:p>1.12</text:p>
          </table:table-cell>
          <table:table-cell office:value-type="float" office:value="113.2" calcext:value-type="float">
            <text:p>113.2</text:p>
          </table:table-cell>
          <table:table-cell office:value-type="float" office:value="127.16" calcext:value-type="float">
            <text:p>127.16</text:p>
          </table:table-cell>
          <table:table-cell office:value-type="float" office:value="823.53" calcext:value-type="float">
            <text:p>823.53</text:p>
          </table:table-cell>
          <table:table-cell office:value-type="float" office:value="992.22" calcext:value-type="float">
            <text:p>992.22</text:p>
          </table:table-cell>
        </table:table-row>
        <table:table-row table:style-name="ro1">
          <table:table-cell office:value-type="float" office:value="24510481" calcext:value-type="float">
            <text:p>24510481</text:p>
          </table:table-cell>
          <table:table-cell table:formula="of:=[.A1534]/1000/(60*60*24)" office:value-type="time" office:time-value="PT06H48M30.481S" calcext:value-type="time">
            <text:p>06:48:30</text:p>
          </table:table-cell>
          <table:table-cell office:value-type="float" office:value="1.12" calcext:value-type="float">
            <text:p>1.12</text:p>
          </table:table-cell>
          <table:table-cell office:value-type="float" office:value="113.2" calcext:value-type="float">
            <text:p>113.2</text:p>
          </table:table-cell>
          <table:table-cell office:value-type="float" office:value="127.16" calcext:value-type="float">
            <text:p>127.16</text:p>
          </table:table-cell>
          <table:table-cell office:value-type="float" office:value="824.04" calcext:value-type="float">
            <text:p>824.04</text:p>
          </table:table-cell>
          <table:table-cell office:value-type="float" office:value="992.79" calcext:value-type="float">
            <text:p>992.79</text:p>
          </table:table-cell>
        </table:table-row>
        <table:table-row table:style-name="ro1">
          <table:table-cell office:value-type="float" office:value="24526481" calcext:value-type="float">
            <text:p>24526481</text:p>
          </table:table-cell>
          <table:table-cell table:formula="of:=[.A1535]/1000/(60*60*24)" office:value-type="time" office:time-value="PT06H48M46.481S" calcext:value-type="time">
            <text:p>06:48:46</text:p>
          </table:table-cell>
          <table:table-cell office:value-type="float" office:value="1.12" calcext:value-type="float">
            <text:p>1.12</text:p>
          </table:table-cell>
          <table:table-cell office:value-type="float" office:value="113.2" calcext:value-type="float">
            <text:p>113.2</text:p>
          </table:table-cell>
          <table:table-cell office:value-type="float" office:value="127.16" calcext:value-type="float">
            <text:p>127.16</text:p>
          </table:table-cell>
          <table:table-cell office:value-type="float" office:value="824.54" calcext:value-type="float">
            <text:p>824.54</text:p>
          </table:table-cell>
          <table:table-cell office:value-type="float" office:value="993.36" calcext:value-type="float">
            <text:p>993.36</text:p>
          </table:table-cell>
        </table:table-row>
        <table:table-row table:style-name="ro1">
          <table:table-cell office:value-type="float" office:value="24542481" calcext:value-type="float">
            <text:p>24542481</text:p>
          </table:table-cell>
          <table:table-cell table:formula="of:=[.A1536]/1000/(60*60*24)" office:value-type="time" office:time-value="PT06H49M02.481S" calcext:value-type="time">
            <text:p>06:49:02</text:p>
          </table:table-cell>
          <table:table-cell office:value-type="float" office:value="1.12" calcext:value-type="float">
            <text:p>1.12</text:p>
          </table:table-cell>
          <table:table-cell office:value-type="float" office:value="113.1" calcext:value-type="float">
            <text:p>113.1</text:p>
          </table:table-cell>
          <table:table-cell office:value-type="float" office:value="127.05" calcext:value-type="float">
            <text:p>127.05</text:p>
          </table:table-cell>
          <table:table-cell office:value-type="float" office:value="825.04" calcext:value-type="float">
            <text:p>825.04</text:p>
          </table:table-cell>
          <table:table-cell office:value-type="float" office:value="993.92" calcext:value-type="float">
            <text:p>993.92</text:p>
          </table:table-cell>
        </table:table-row>
        <table:table-row table:style-name="ro1">
          <table:table-cell office:value-type="float" office:value="24558481" calcext:value-type="float">
            <text:p>24558481</text:p>
          </table:table-cell>
          <table:table-cell table:formula="of:=[.A1537]/1000/(60*60*24)" office:value-type="time" office:time-value="PT06H49M18.481S" calcext:value-type="time">
            <text:p>06:49:18</text:p>
          </table:table-cell>
          <table:table-cell office:value-type="float" office:value="1.12" calcext:value-type="float">
            <text:p>1.12</text:p>
          </table:table-cell>
          <table:table-cell office:value-type="float" office:value="113.1" calcext:value-type="float">
            <text:p>113.1</text:p>
          </table:table-cell>
          <table:table-cell office:value-type="float" office:value="127.05" calcext:value-type="float">
            <text:p>127.05</text:p>
          </table:table-cell>
          <table:table-cell office:value-type="float" office:value="825.55" calcext:value-type="float">
            <text:p>825.55</text:p>
          </table:table-cell>
          <table:table-cell office:value-type="float" office:value="994.49" calcext:value-type="float">
            <text:p>994.49</text:p>
          </table:table-cell>
        </table:table-row>
        <table:table-row table:style-name="ro1">
          <table:table-cell office:value-type="float" office:value="24574481" calcext:value-type="float">
            <text:p>24574481</text:p>
          </table:table-cell>
          <table:table-cell table:formula="of:=[.A1538]/1000/(60*60*24)" office:value-type="time" office:time-value="PT06H49M34.481S" calcext:value-type="time">
            <text:p>06:49:34</text:p>
          </table:table-cell>
          <table:table-cell office:value-type="float" office:value="1.12" calcext:value-type="float">
            <text:p>1.12</text:p>
          </table:table-cell>
          <table:table-cell office:value-type="float" office:value="113.1" calcext:value-type="float">
            <text:p>113.1</text:p>
          </table:table-cell>
          <table:table-cell office:value-type="float" office:value="127.05" calcext:value-type="float">
            <text:p>127.05</text:p>
          </table:table-cell>
          <table:table-cell office:value-type="float" office:value="826.05" calcext:value-type="float">
            <text:p>826.05</text:p>
          </table:table-cell>
          <table:table-cell office:value-type="float" office:value="995.05" calcext:value-type="float">
            <text:p>995.05</text:p>
          </table:table-cell>
        </table:table-row>
        <table:table-row table:style-name="ro1">
          <table:table-cell office:value-type="float" office:value="24590481" calcext:value-type="float">
            <text:p>24590481</text:p>
          </table:table-cell>
          <table:table-cell table:formula="of:=[.A1539]/1000/(60*60*24)" office:value-type="time" office:time-value="PT06H49M50.481S" calcext:value-type="time">
            <text:p>06:49:50</text:p>
          </table:table-cell>
          <table:table-cell office:value-type="float" office:value="1.12" calcext:value-type="float">
            <text:p>1.12</text:p>
          </table:table-cell>
          <table:table-cell office:value-type="float" office:value="113" calcext:value-type="float">
            <text:p>113</text:p>
          </table:table-cell>
          <table:table-cell office:value-type="float" office:value="126.93" calcext:value-type="float">
            <text:p>126.93</text:p>
          </table:table-cell>
          <table:table-cell office:value-type="float" office:value="826.55" calcext:value-type="float">
            <text:p>826.55</text:p>
          </table:table-cell>
          <table:table-cell office:value-type="float" office:value="995.61" calcext:value-type="float">
            <text:p>995.61</text:p>
          </table:table-cell>
        </table:table-row>
        <table:table-row table:style-name="ro1">
          <table:table-cell office:value-type="float" office:value="24606481" calcext:value-type="float">
            <text:p>24606481</text:p>
          </table:table-cell>
          <table:table-cell table:formula="of:=[.A1540]/1000/(60*60*24)" office:value-type="time" office:time-value="PT06H50M06.481S" calcext:value-type="time">
            <text:p>06:50:06</text:p>
          </table:table-cell>
          <table:table-cell office:value-type="float" office:value="1.12" calcext:value-type="float">
            <text:p>1.12</text:p>
          </table:table-cell>
          <table:table-cell office:value-type="float" office:value="113" calcext:value-type="float">
            <text:p>113</text:p>
          </table:table-cell>
          <table:table-cell office:value-type="float" office:value="126.93" calcext:value-type="float">
            <text:p>126.93</text:p>
          </table:table-cell>
          <table:table-cell office:value-type="float" office:value="827.05" calcext:value-type="float">
            <text:p>827.05</text:p>
          </table:table-cell>
          <table:table-cell office:value-type="float" office:value="996.18" calcext:value-type="float">
            <text:p>996.18</text:p>
          </table:table-cell>
        </table:table-row>
        <table:table-row table:style-name="ro1">
          <table:table-cell office:value-type="float" office:value="24622481" calcext:value-type="float">
            <text:p>24622481</text:p>
          </table:table-cell>
          <table:table-cell table:formula="of:=[.A1541]/1000/(60*60*24)" office:value-type="time" office:time-value="PT06H50M22.481S" calcext:value-type="time">
            <text:p>06:50:22</text:p>
          </table:table-cell>
          <table:table-cell office:value-type="float" office:value="1.12" calcext:value-type="float">
            <text:p>1.12</text:p>
          </table:table-cell>
          <table:table-cell office:value-type="float" office:value="113" calcext:value-type="float">
            <text:p>113</text:p>
          </table:table-cell>
          <table:table-cell office:value-type="float" office:value="126.93" calcext:value-type="float">
            <text:p>126.93</text:p>
          </table:table-cell>
          <table:table-cell office:value-type="float" office:value="827.56" calcext:value-type="float">
            <text:p>827.56</text:p>
          </table:table-cell>
          <table:table-cell office:value-type="float" office:value="996.74" calcext:value-type="float">
            <text:p>996.74</text:p>
          </table:table-cell>
        </table:table-row>
        <table:table-row table:style-name="ro1">
          <table:table-cell office:value-type="float" office:value="24638481" calcext:value-type="float">
            <text:p>24638481</text:p>
          </table:table-cell>
          <table:table-cell table:formula="of:=[.A1542]/1000/(60*60*24)" office:value-type="time" office:time-value="PT06H50M38.481S" calcext:value-type="time">
            <text:p>06:50:38</text:p>
          </table:table-cell>
          <table:table-cell office:value-type="float" office:value="1.12" calcext:value-type="float">
            <text:p>1.12</text:p>
          </table:table-cell>
          <table:table-cell office:value-type="float" office:value="113" calcext:value-type="float">
            <text:p>113</text:p>
          </table:table-cell>
          <table:table-cell office:value-type="float" office:value="126.93" calcext:value-type="float">
            <text:p>126.93</text:p>
          </table:table-cell>
          <table:table-cell office:value-type="float" office:value="828.06" calcext:value-type="float">
            <text:p>828.06</text:p>
          </table:table-cell>
          <table:table-cell office:value-type="float" office:value="997.31" calcext:value-type="float">
            <text:p>997.31</text:p>
          </table:table-cell>
        </table:table-row>
        <table:table-row table:style-name="ro1">
          <table:table-cell office:value-type="float" office:value="24654481" calcext:value-type="float">
            <text:p>24654481</text:p>
          </table:table-cell>
          <table:table-cell table:formula="of:=[.A1543]/1000/(60*60*24)" office:value-type="time" office:time-value="PT06H50M54.481S" calcext:value-type="time">
            <text:p>06:50:54</text:p>
          </table:table-cell>
          <table:table-cell office:value-type="float" office:value="1.12" calcext:value-type="float">
            <text:p>1.12</text:p>
          </table:table-cell>
          <table:table-cell office:value-type="float" office:value="112.9" calcext:value-type="float">
            <text:p>112.9</text:p>
          </table:table-cell>
          <table:table-cell office:value-type="float" office:value="126.37" calcext:value-type="float">
            <text:p>126.37</text:p>
          </table:table-cell>
          <table:table-cell office:value-type="float" office:value="828.56" calcext:value-type="float">
            <text:p>828.56</text:p>
          </table:table-cell>
          <table:table-cell office:value-type="float" office:value="997.87" calcext:value-type="float">
            <text:p>997.87</text:p>
          </table:table-cell>
        </table:table-row>
        <table:table-row table:style-name="ro1">
          <table:table-cell office:value-type="float" office:value="24670481" calcext:value-type="float">
            <text:p>24670481</text:p>
          </table:table-cell>
          <table:table-cell table:formula="of:=[.A1544]/1000/(60*60*24)" office:value-type="time" office:time-value="PT06H51M10.481S" calcext:value-type="time">
            <text:p>06:51:10</text:p>
          </table:table-cell>
          <table:table-cell office:value-type="float" office:value="1.12" calcext:value-type="float">
            <text:p>1.12</text:p>
          </table:table-cell>
          <table:table-cell office:value-type="float" office:value="112.9" calcext:value-type="float">
            <text:p>112.9</text:p>
          </table:table-cell>
          <table:table-cell office:value-type="float" office:value="126.82" calcext:value-type="float">
            <text:p>126.82</text:p>
          </table:table-cell>
          <table:table-cell office:value-type="float" office:value="829.06" calcext:value-type="float">
            <text:p>829.06</text:p>
          </table:table-cell>
          <table:table-cell office:value-type="float" office:value="998.43" calcext:value-type="float">
            <text:p>998.43</text:p>
          </table:table-cell>
        </table:table-row>
        <table:table-row table:style-name="ro1">
          <table:table-cell office:value-type="float" office:value="24686481" calcext:value-type="float">
            <text:p>24686481</text:p>
          </table:table-cell>
          <table:table-cell table:formula="of:=[.A1545]/1000/(60*60*24)" office:value-type="time" office:time-value="PT06H51M26.481S" calcext:value-type="time">
            <text:p>06:51:26</text:p>
          </table:table-cell>
          <table:table-cell office:value-type="float" office:value="1.12" calcext:value-type="float">
            <text:p>1.12</text:p>
          </table:table-cell>
          <table:table-cell office:value-type="float" office:value="112.9" calcext:value-type="float">
            <text:p>112.9</text:p>
          </table:table-cell>
          <table:table-cell office:value-type="float" office:value="126.82" calcext:value-type="float">
            <text:p>126.82</text:p>
          </table:table-cell>
          <table:table-cell office:value-type="float" office:value="829.56" calcext:value-type="float">
            <text:p>829.56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24702481" calcext:value-type="float">
            <text:p>24702481</text:p>
          </table:table-cell>
          <table:table-cell table:formula="of:=[.A1546]/1000/(60*60*24)" office:value-type="time" office:time-value="PT06H51M42.481S" calcext:value-type="time">
            <text:p>06:51:42</text:p>
          </table:table-cell>
          <table:table-cell office:value-type="float" office:value="1.12" calcext:value-type="float">
            <text:p>1.12</text:p>
          </table:table-cell>
          <table:table-cell office:value-type="float" office:value="112.9" calcext:value-type="float">
            <text:p>112.9</text:p>
          </table:table-cell>
          <table:table-cell office:value-type="float" office:value="126.37" calcext:value-type="float">
            <text:p>126.37</text:p>
          </table:table-cell>
          <table:table-cell office:value-type="float" office:value="830.06" calcext:value-type="float">
            <text:p>830.06</text:p>
          </table:table-cell>
          <table:table-cell office:value-type="float" office:value="999.56" calcext:value-type="float">
            <text:p>999.56</text:p>
          </table:table-cell>
        </table:table-row>
        <table:table-row table:style-name="ro1">
          <table:table-cell office:value-type="float" office:value="24718481" calcext:value-type="float">
            <text:p>24718481</text:p>
          </table:table-cell>
          <table:table-cell table:formula="of:=[.A1547]/1000/(60*60*24)" office:value-type="time" office:time-value="PT06H51M58.481S" calcext:value-type="time">
            <text:p>06:51:58</text:p>
          </table:table-cell>
          <table:table-cell office:value-type="float" office:value="1.12" calcext:value-type="float">
            <text:p>1.12</text:p>
          </table:table-cell>
          <table:table-cell office:value-type="float" office:value="112.8" calcext:value-type="float">
            <text:p>112.8</text:p>
          </table:table-cell>
          <table:table-cell office:value-type="float" office:value="126.25" calcext:value-type="float">
            <text:p>126.25</text:p>
          </table:table-cell>
          <table:table-cell office:value-type="float" office:value="830.57" calcext:value-type="float">
            <text:p>830.57</text:p>
          </table:table-cell>
          <table:table-cell office:value-type="float" office:value="1000.12" calcext:value-type="float">
            <text:p>1000.12</text:p>
          </table:table-cell>
        </table:table-row>
        <table:table-row table:style-name="ro1">
          <table:table-cell office:value-type="float" office:value="24734481" calcext:value-type="float">
            <text:p>24734481</text:p>
          </table:table-cell>
          <table:table-cell table:formula="of:=[.A1548]/1000/(60*60*24)" office:value-type="time" office:time-value="PT06H52M14.481S" calcext:value-type="time">
            <text:p>06:52:14</text:p>
          </table:table-cell>
          <table:table-cell office:value-type="float" office:value="1.12" calcext:value-type="float">
            <text:p>1.12</text:p>
          </table:table-cell>
          <table:table-cell office:value-type="float" office:value="112.8" calcext:value-type="float">
            <text:p>112.8</text:p>
          </table:table-cell>
          <table:table-cell office:value-type="float" office:value="126.26" calcext:value-type="float">
            <text:p>126.26</text:p>
          </table:table-cell>
          <table:table-cell office:value-type="float" office:value="831.07" calcext:value-type="float">
            <text:p>831.07</text:p>
          </table:table-cell>
          <table:table-cell office:value-type="float" office:value="1000.68" calcext:value-type="float">
            <text:p>1000.68</text:p>
          </table:table-cell>
        </table:table-row>
        <table:table-row table:style-name="ro1">
          <table:table-cell office:value-type="float" office:value="24750481" calcext:value-type="float">
            <text:p>24750481</text:p>
          </table:table-cell>
          <table:table-cell table:formula="of:=[.A1549]/1000/(60*60*24)" office:value-type="time" office:time-value="PT06H52M30.481S" calcext:value-type="time">
            <text:p>06:52:30</text:p>
          </table:table-cell>
          <table:table-cell office:value-type="float" office:value="1.12" calcext:value-type="float">
            <text:p>1.12</text:p>
          </table:table-cell>
          <table:table-cell office:value-type="float" office:value="112.8" calcext:value-type="float">
            <text:p>112.8</text:p>
          </table:table-cell>
          <table:table-cell office:value-type="float" office:value="126.25" calcext:value-type="float">
            <text:p>126.25</text:p>
          </table:table-cell>
          <table:table-cell office:value-type="float" office:value="831.57" calcext:value-type="float">
            <text:p>831.57</text:p>
          </table:table-cell>
          <table:table-cell office:value-type="float" office:value="1001.24" calcext:value-type="float">
            <text:p>1001.24</text:p>
          </table:table-cell>
        </table:table-row>
        <table:table-row table:style-name="ro1">
          <table:table-cell office:value-type="float" office:value="24766481" calcext:value-type="float">
            <text:p>24766481</text:p>
          </table:table-cell>
          <table:table-cell table:formula="of:=[.A1550]/1000/(60*60*24)" office:value-type="time" office:time-value="PT06H52M46.481S" calcext:value-type="time">
            <text:p>06:52:46</text:p>
          </table:table-cell>
          <table:table-cell office:value-type="float" office:value="1.12" calcext:value-type="float">
            <text:p>1.12</text:p>
          </table:table-cell>
          <table:table-cell office:value-type="float" office:value="112.7" calcext:value-type="float">
            <text:p>112.7</text:p>
          </table:table-cell>
          <table:table-cell office:value-type="float" office:value="126.14" calcext:value-type="float">
            <text:p>126.14</text:p>
          </table:table-cell>
          <table:table-cell office:value-type="float" office:value="832.07" calcext:value-type="float">
            <text:p>832.07</text:p>
          </table:table-cell>
          <table:table-cell office:value-type="float" office:value="1001.8" calcext:value-type="float">
            <text:p>1001.8</text:p>
          </table:table-cell>
        </table:table-row>
        <table:table-row table:style-name="ro1">
          <table:table-cell office:value-type="float" office:value="24782481" calcext:value-type="float">
            <text:p>24782481</text:p>
          </table:table-cell>
          <table:table-cell table:formula="of:=[.A1551]/1000/(60*60*24)" office:value-type="time" office:time-value="PT06H53M02.481S" calcext:value-type="time">
            <text:p>06:53:02</text:p>
          </table:table-cell>
          <table:table-cell office:value-type="float" office:value="1.12" calcext:value-type="float">
            <text:p>1.12</text:p>
          </table:table-cell>
          <table:table-cell office:value-type="float" office:value="112.7" calcext:value-type="float">
            <text:p>112.7</text:p>
          </table:table-cell>
          <table:table-cell office:value-type="float" office:value="126.14" calcext:value-type="float">
            <text:p>126.14</text:p>
          </table:table-cell>
          <table:table-cell office:value-type="float" office:value="832.57" calcext:value-type="float">
            <text:p>832.57</text:p>
          </table:table-cell>
          <table:table-cell office:value-type="float" office:value="1002.36" calcext:value-type="float">
            <text:p>1002.36</text:p>
          </table:table-cell>
        </table:table-row>
        <table:table-row table:style-name="ro1">
          <table:table-cell office:value-type="float" office:value="24798481" calcext:value-type="float">
            <text:p>24798481</text:p>
          </table:table-cell>
          <table:table-cell table:formula="of:=[.A1552]/1000/(60*60*24)" office:value-type="time" office:time-value="PT06H53M18.481S" calcext:value-type="time">
            <text:p>06:53:18</text:p>
          </table:table-cell>
          <table:table-cell office:value-type="float" office:value="1.12" calcext:value-type="float">
            <text:p>1.12</text:p>
          </table:table-cell>
          <table:table-cell office:value-type="float" office:value="112.7" calcext:value-type="float">
            <text:p>112.7</text:p>
          </table:table-cell>
          <table:table-cell office:value-type="float" office:value="126.14" calcext:value-type="float">
            <text:p>126.14</text:p>
          </table:table-cell>
          <table:table-cell office:value-type="float" office:value="833.07" calcext:value-type="float">
            <text:p>833.07</text:p>
          </table:table-cell>
          <table:table-cell office:value-type="float" office:value="1002.93" calcext:value-type="float">
            <text:p>1002.93</text:p>
          </table:table-cell>
        </table:table-row>
        <table:table-row table:style-name="ro1">
          <table:table-cell office:value-type="float" office:value="24814481" calcext:value-type="float">
            <text:p>24814481</text:p>
          </table:table-cell>
          <table:table-cell table:formula="of:=[.A1553]/1000/(60*60*24)" office:value-type="time" office:time-value="PT06H53M34.481S" calcext:value-type="time">
            <text:p>06:53:34</text:p>
          </table:table-cell>
          <table:table-cell office:value-type="float" office:value="1.12" calcext:value-type="float">
            <text:p>1.12</text:p>
          </table:table-cell>
          <table:table-cell office:value-type="float" office:value="112.6" calcext:value-type="float">
            <text:p>112.6</text:p>
          </table:table-cell>
          <table:table-cell office:value-type="float" office:value="126.03" calcext:value-type="float">
            <text:p>126.03</text:p>
          </table:table-cell>
          <table:table-cell office:value-type="float" office:value="833.57" calcext:value-type="float">
            <text:p>833.57</text:p>
          </table:table-cell>
          <table:table-cell office:value-type="float" office:value="1003.49" calcext:value-type="float">
            <text:p>1003.49</text:p>
          </table:table-cell>
        </table:table-row>
        <table:table-row table:style-name="ro1">
          <table:table-cell office:value-type="float" office:value="24830481" calcext:value-type="float">
            <text:p>24830481</text:p>
          </table:table-cell>
          <table:table-cell table:formula="of:=[.A1554]/1000/(60*60*24)" office:value-type="time" office:time-value="PT06H53M50.481S" calcext:value-type="time">
            <text:p>06:53:50</text:p>
          </table:table-cell>
          <table:table-cell office:value-type="float" office:value="1.12" calcext:value-type="float">
            <text:p>1.12</text:p>
          </table:table-cell>
          <table:table-cell office:value-type="float" office:value="112.6" calcext:value-type="float">
            <text:p>112.6</text:p>
          </table:table-cell>
          <table:table-cell office:value-type="float" office:value="126.03" calcext:value-type="float">
            <text:p>126.03</text:p>
          </table:table-cell>
          <table:table-cell office:value-type="float" office:value="834.07" calcext:value-type="float">
            <text:p>834.07</text:p>
          </table:table-cell>
          <table:table-cell office:value-type="float" office:value="1004.05" calcext:value-type="float">
            <text:p>1004.05</text:p>
          </table:table-cell>
        </table:table-row>
        <table:table-row table:style-name="ro1">
          <table:table-cell office:value-type="float" office:value="24846481" calcext:value-type="float">
            <text:p>24846481</text:p>
          </table:table-cell>
          <table:table-cell table:formula="of:=[.A1555]/1000/(60*60*24)" office:value-type="time" office:time-value="PT06H54M06.481S" calcext:value-type="time">
            <text:p>06:54:06</text:p>
          </table:table-cell>
          <table:table-cell office:value-type="float" office:value="1.12" calcext:value-type="float">
            <text:p>1.12</text:p>
          </table:table-cell>
          <table:table-cell office:value-type="float" office:value="112.7" calcext:value-type="float">
            <text:p>112.7</text:p>
          </table:table-cell>
          <table:table-cell office:value-type="float" office:value="126.14" calcext:value-type="float">
            <text:p>126.14</text:p>
          </table:table-cell>
          <table:table-cell office:value-type="float" office:value="834.57" calcext:value-type="float">
            <text:p>834.57</text:p>
          </table:table-cell>
          <table:table-cell office:value-type="float" office:value="1004.61" calcext:value-type="float">
            <text:p>1004.61</text:p>
          </table:table-cell>
        </table:table-row>
        <table:table-row table:style-name="ro1">
          <table:table-cell office:value-type="float" office:value="24862481" calcext:value-type="float">
            <text:p>24862481</text:p>
          </table:table-cell>
          <table:table-cell table:formula="of:=[.A1556]/1000/(60*60*24)" office:value-type="time" office:time-value="PT06H54M22.481S" calcext:value-type="time">
            <text:p>06:54:22</text:p>
          </table:table-cell>
          <table:table-cell office:value-type="float" office:value="1.12" calcext:value-type="float">
            <text:p>1.12</text:p>
          </table:table-cell>
          <table:table-cell office:value-type="float" office:value="112.6" calcext:value-type="float">
            <text:p>112.6</text:p>
          </table:table-cell>
          <table:table-cell office:value-type="float" office:value="125.58" calcext:value-type="float">
            <text:p>125.58</text:p>
          </table:table-cell>
          <table:table-cell office:value-type="float" office:value="835.07" calcext:value-type="float">
            <text:p>835.07</text:p>
          </table:table-cell>
          <table:table-cell office:value-type="float" office:value="1005.17" calcext:value-type="float">
            <text:p>1005.17</text:p>
          </table:table-cell>
        </table:table-row>
        <table:table-row table:style-name="ro1">
          <table:table-cell office:value-type="float" office:value="24878481" calcext:value-type="float">
            <text:p>24878481</text:p>
          </table:table-cell>
          <table:table-cell table:formula="of:=[.A1557]/1000/(60*60*24)" office:value-type="time" office:time-value="PT06H54M38.481S" calcext:value-type="time">
            <text:p>06:54:38</text:p>
          </table:table-cell>
          <table:table-cell office:value-type="float" office:value="1.12" calcext:value-type="float">
            <text:p>1.12</text:p>
          </table:table-cell>
          <table:table-cell office:value-type="float" office:value="112.5" calcext:value-type="float">
            <text:p>112.5</text:p>
          </table:table-cell>
          <table:table-cell office:value-type="float" office:value="125.92" calcext:value-type="float">
            <text:p>125.92</text:p>
          </table:table-cell>
          <table:table-cell office:value-type="float" office:value="835.57" calcext:value-type="float">
            <text:p>835.57</text:p>
          </table:table-cell>
          <table:table-cell office:value-type="float" office:value="1005.73" calcext:value-type="float">
            <text:p>1005.73</text:p>
          </table:table-cell>
        </table:table-row>
        <table:table-row table:style-name="ro1">
          <table:table-cell office:value-type="float" office:value="24894481" calcext:value-type="float">
            <text:p>24894481</text:p>
          </table:table-cell>
          <table:table-cell table:formula="of:=[.A1558]/1000/(60*60*24)" office:value-type="time" office:time-value="PT06H54M54.481S" calcext:value-type="time">
            <text:p>06:54:54</text:p>
          </table:table-cell>
          <table:table-cell office:value-type="float" office:value="1.12" calcext:value-type="float">
            <text:p>1.12</text:p>
          </table:table-cell>
          <table:table-cell office:value-type="float" office:value="112.5" calcext:value-type="float">
            <text:p>112.5</text:p>
          </table:table-cell>
          <table:table-cell office:value-type="float" office:value="125.47" calcext:value-type="float">
            <text:p>125.47</text:p>
          </table:table-cell>
          <table:table-cell office:value-type="float" office:value="836.07" calcext:value-type="float">
            <text:p>836.07</text:p>
          </table:table-cell>
          <table:table-cell office:value-type="float" office:value="1006.29" calcext:value-type="float">
            <text:p>1006.29</text:p>
          </table:table-cell>
        </table:table-row>
        <table:table-row table:style-name="ro1">
          <table:table-cell office:value-type="float" office:value="24910481" calcext:value-type="float">
            <text:p>24910481</text:p>
          </table:table-cell>
          <table:table-cell table:formula="of:=[.A1559]/1000/(60*60*24)" office:value-type="time" office:time-value="PT06H55M10.481S" calcext:value-type="time">
            <text:p>06:55:10</text:p>
          </table:table-cell>
          <table:table-cell office:value-type="float" office:value="1.12" calcext:value-type="float">
            <text:p>1.12</text:p>
          </table:table-cell>
          <table:table-cell office:value-type="float" office:value="112.5" calcext:value-type="float">
            <text:p>112.5</text:p>
          </table:table-cell>
          <table:table-cell office:value-type="float" office:value="125.47" calcext:value-type="float">
            <text:p>125.47</text:p>
          </table:table-cell>
          <table:table-cell office:value-type="float" office:value="836.57" calcext:value-type="float">
            <text:p>836.57</text:p>
          </table:table-cell>
          <table:table-cell office:value-type="float" office:value="1006.84" calcext:value-type="float">
            <text:p>1006.84</text:p>
          </table:table-cell>
        </table:table-row>
        <table:table-row table:style-name="ro1">
          <table:table-cell office:value-type="float" office:value="24926481" calcext:value-type="float">
            <text:p>24926481</text:p>
          </table:table-cell>
          <table:table-cell table:formula="of:=[.A1560]/1000/(60*60*24)" office:value-type="time" office:time-value="PT06H55M26.481S" calcext:value-type="time">
            <text:p>06:55:26</text:p>
          </table:table-cell>
          <table:table-cell office:value-type="float" office:value="1.12" calcext:value-type="float">
            <text:p>1.12</text:p>
          </table:table-cell>
          <table:table-cell office:value-type="float" office:value="112.4" calcext:value-type="float">
            <text:p>112.4</text:p>
          </table:table-cell>
          <table:table-cell office:value-type="float" office:value="125.35" calcext:value-type="float">
            <text:p>125.35</text:p>
          </table:table-cell>
          <table:table-cell office:value-type="float" office:value="837.07" calcext:value-type="float">
            <text:p>837.07</text:p>
          </table:table-cell>
          <table:table-cell office:value-type="float" office:value="1007.4" calcext:value-type="float">
            <text:p>1007.4</text:p>
          </table:table-cell>
        </table:table-row>
        <table:table-row table:style-name="ro1">
          <table:table-cell office:value-type="float" office:value="24942481" calcext:value-type="float">
            <text:p>24942481</text:p>
          </table:table-cell>
          <table:table-cell table:formula="of:=[.A1561]/1000/(60*60*24)" office:value-type="time" office:time-value="PT06H55M42.481S" calcext:value-type="time">
            <text:p>06:55:42</text:p>
          </table:table-cell>
          <table:table-cell office:value-type="float" office:value="1.12" calcext:value-type="float">
            <text:p>1.12</text:p>
          </table:table-cell>
          <table:table-cell office:value-type="float" office:value="112.4" calcext:value-type="float">
            <text:p>112.4</text:p>
          </table:table-cell>
          <table:table-cell office:value-type="float" office:value="125.35" calcext:value-type="float">
            <text:p>125.35</text:p>
          </table:table-cell>
          <table:table-cell office:value-type="float" office:value="837.57" calcext:value-type="float">
            <text:p>837.57</text:p>
          </table:table-cell>
          <table:table-cell office:value-type="float" office:value="1007.96" calcext:value-type="float">
            <text:p>1007.96</text:p>
          </table:table-cell>
        </table:table-row>
        <table:table-row table:style-name="ro1">
          <table:table-cell office:value-type="float" office:value="24958481" calcext:value-type="float">
            <text:p>24958481</text:p>
          </table:table-cell>
          <table:table-cell table:formula="of:=[.A1562]/1000/(60*60*24)" office:value-type="time" office:time-value="PT06H55M58.481S" calcext:value-type="time">
            <text:p>06:55:58</text:p>
          </table:table-cell>
          <table:table-cell office:value-type="float" office:value="1.12" calcext:value-type="float">
            <text:p>1.12</text:p>
          </table:table-cell>
          <table:table-cell office:value-type="float" office:value="112.4" calcext:value-type="float">
            <text:p>112.4</text:p>
          </table:table-cell>
          <table:table-cell office:value-type="float" office:value="125.35" calcext:value-type="float">
            <text:p>125.35</text:p>
          </table:table-cell>
          <table:table-cell office:value-type="float" office:value="838.07" calcext:value-type="float">
            <text:p>838.07</text:p>
          </table:table-cell>
          <table:table-cell office:value-type="float" office:value="1008.52" calcext:value-type="float">
            <text:p>1008.52</text:p>
          </table:table-cell>
        </table:table-row>
        <table:table-row table:style-name="ro1">
          <table:table-cell office:value-type="float" office:value="24974481" calcext:value-type="float">
            <text:p>24974481</text:p>
          </table:table-cell>
          <table:table-cell table:formula="of:=[.A1563]/1000/(60*60*24)" office:value-type="time" office:time-value="PT06H56M14.481S" calcext:value-type="time">
            <text:p>06:56:14</text:p>
          </table:table-cell>
          <table:table-cell office:value-type="float" office:value="1.12" calcext:value-type="float">
            <text:p>1.12</text:p>
          </table:table-cell>
          <table:table-cell office:value-type="float" office:value="112.3" calcext:value-type="float">
            <text:p>112.3</text:p>
          </table:table-cell>
          <table:table-cell office:value-type="float" office:value="125.24" calcext:value-type="float">
            <text:p>125.24</text:p>
          </table:table-cell>
          <table:table-cell office:value-type="float" office:value="838.57" calcext:value-type="float">
            <text:p>838.57</text:p>
          </table:table-cell>
          <table:table-cell office:value-type="float" office:value="1009.07" calcext:value-type="float">
            <text:p>1009.07</text:p>
          </table:table-cell>
        </table:table-row>
        <table:table-row table:style-name="ro1">
          <table:table-cell office:value-type="float" office:value="24990481" calcext:value-type="float">
            <text:p>24990481</text:p>
          </table:table-cell>
          <table:table-cell table:formula="of:=[.A1564]/1000/(60*60*24)" office:value-type="time" office:time-value="PT06H56M30.481S" calcext:value-type="time">
            <text:p>06:56:30</text:p>
          </table:table-cell>
          <table:table-cell office:value-type="float" office:value="1.12" calcext:value-type="float">
            <text:p>1.12</text:p>
          </table:table-cell>
          <table:table-cell office:value-type="float" office:value="112.3" calcext:value-type="float">
            <text:p>112.3</text:p>
          </table:table-cell>
          <table:table-cell office:value-type="float" office:value="125.24" calcext:value-type="float">
            <text:p>125.24</text:p>
          </table:table-cell>
          <table:table-cell office:value-type="float" office:value="839.07" calcext:value-type="float">
            <text:p>839.07</text:p>
          </table:table-cell>
          <table:table-cell office:value-type="float" office:value="1009.63" calcext:value-type="float">
            <text:p>1009.63</text:p>
          </table:table-cell>
        </table:table-row>
        <table:table-row table:style-name="ro1">
          <table:table-cell office:value-type="float" office:value="25006481" calcext:value-type="float">
            <text:p>25006481</text:p>
          </table:table-cell>
          <table:table-cell table:formula="of:=[.A1565]/1000/(60*60*24)" office:value-type="time" office:time-value="PT06H56M46.481S" calcext:value-type="time">
            <text:p>06:56:46</text:p>
          </table:table-cell>
          <table:table-cell office:value-type="float" office:value="1.12" calcext:value-type="float">
            <text:p>1.12</text:p>
          </table:table-cell>
          <table:table-cell office:value-type="float" office:value="112.3" calcext:value-type="float">
            <text:p>112.3</text:p>
          </table:table-cell>
          <table:table-cell office:value-type="float" office:value="125.24" calcext:value-type="float">
            <text:p>125.24</text:p>
          </table:table-cell>
          <table:table-cell office:value-type="float" office:value="839.57" calcext:value-type="float">
            <text:p>839.57</text:p>
          </table:table-cell>
          <table:table-cell office:value-type="float" office:value="1010.19" calcext:value-type="float">
            <text:p>1010.19</text:p>
          </table:table-cell>
        </table:table-row>
        <table:table-row table:style-name="ro1">
          <table:table-cell office:value-type="float" office:value="25022481" calcext:value-type="float">
            <text:p>25022481</text:p>
          </table:table-cell>
          <table:table-cell table:formula="of:=[.A1566]/1000/(60*60*24)" office:value-type="time" office:time-value="PT06H57M02.481S" calcext:value-type="time">
            <text:p>06:57:02</text:p>
          </table:table-cell>
          <table:table-cell office:value-type="float" office:value="1.12" calcext:value-type="float">
            <text:p>1.12</text:p>
          </table:table-cell>
          <table:table-cell office:value-type="float" office:value="112.3" calcext:value-type="float">
            <text:p>112.3</text:p>
          </table:table-cell>
          <table:table-cell office:value-type="float" office:value="125.24" calcext:value-type="float">
            <text:p>125.24</text:p>
          </table:table-cell>
          <table:table-cell office:value-type="float" office:value="840.07" calcext:value-type="float">
            <text:p>840.07</text:p>
          </table:table-cell>
          <table:table-cell office:value-type="float" office:value="1010.74" calcext:value-type="float">
            <text:p>1010.74</text:p>
          </table:table-cell>
        </table:table-row>
        <table:table-row table:style-name="ro1">
          <table:table-cell office:value-type="float" office:value="25038481" calcext:value-type="float">
            <text:p>25038481</text:p>
          </table:table-cell>
          <table:table-cell table:formula="of:=[.A1567]/1000/(60*60*24)" office:value-type="time" office:time-value="PT06H57M18.481S" calcext:value-type="time">
            <text:p>06:57:18</text:p>
          </table:table-cell>
          <table:table-cell office:value-type="float" office:value="1.12" calcext:value-type="float">
            <text:p>1.12</text:p>
          </table:table-cell>
          <table:table-cell office:value-type="float" office:value="112.2" calcext:value-type="float">
            <text:p>112.2</text:p>
          </table:table-cell>
          <table:table-cell office:value-type="float" office:value="125.13" calcext:value-type="float">
            <text:p>125.13</text:p>
          </table:table-cell>
          <table:table-cell office:value-type="float" office:value="840.57" calcext:value-type="float">
            <text:p>840.57</text:p>
          </table:table-cell>
          <table:table-cell office:value-type="float" office:value="1011.3" calcext:value-type="float">
            <text:p>1011.3</text:p>
          </table:table-cell>
        </table:table-row>
        <table:table-row table:style-name="ro1">
          <table:table-cell office:value-type="float" office:value="25054481" calcext:value-type="float">
            <text:p>25054481</text:p>
          </table:table-cell>
          <table:table-cell table:formula="of:=[.A1568]/1000/(60*60*24)" office:value-type="time" office:time-value="PT06H57M34.481S" calcext:value-type="time">
            <text:p>06:57:34</text:p>
          </table:table-cell>
          <table:table-cell office:value-type="float" office:value="1.12" calcext:value-type="float">
            <text:p>1.12</text:p>
          </table:table-cell>
          <table:table-cell office:value-type="float" office:value="112.2" calcext:value-type="float">
            <text:p>112.2</text:p>
          </table:table-cell>
          <table:table-cell office:value-type="float" office:value="125.13" calcext:value-type="float">
            <text:p>125.13</text:p>
          </table:table-cell>
          <table:table-cell office:value-type="float" office:value="841.07" calcext:value-type="float">
            <text:p>841.07</text:p>
          </table:table-cell>
          <table:table-cell office:value-type="float" office:value="1011.85" calcext:value-type="float">
            <text:p>1011.85</text:p>
          </table:table-cell>
        </table:table-row>
        <table:table-row table:style-name="ro1">
          <table:table-cell office:value-type="float" office:value="25070481" calcext:value-type="float">
            <text:p>25070481</text:p>
          </table:table-cell>
          <table:table-cell table:formula="of:=[.A1569]/1000/(60*60*24)" office:value-type="time" office:time-value="PT06H57M50.481S" calcext:value-type="time">
            <text:p>06:57:50</text:p>
          </table:table-cell>
          <table:table-cell office:value-type="float" office:value="1.12" calcext:value-type="float">
            <text:p>1.12</text:p>
          </table:table-cell>
          <table:table-cell office:value-type="float" office:value="112.2" calcext:value-type="float">
            <text:p>112.2</text:p>
          </table:table-cell>
          <table:table-cell office:value-type="float" office:value="125.13" calcext:value-type="float">
            <text:p>125.13</text:p>
          </table:table-cell>
          <table:table-cell office:value-type="float" office:value="841.57" calcext:value-type="float">
            <text:p>841.57</text:p>
          </table:table-cell>
          <table:table-cell office:value-type="float" office:value="1012.41" calcext:value-type="float">
            <text:p>1012.41</text:p>
          </table:table-cell>
        </table:table-row>
        <table:table-row table:style-name="ro1">
          <table:table-cell office:value-type="float" office:value="25086481" calcext:value-type="float">
            <text:p>25086481</text:p>
          </table:table-cell>
          <table:table-cell table:formula="of:=[.A1570]/1000/(60*60*24)" office:value-type="time" office:time-value="PT06H58M06.481S" calcext:value-type="time">
            <text:p>06:58:06</text:p>
          </table:table-cell>
          <table:table-cell office:value-type="float" office:value="1.11" calcext:value-type="float">
            <text:p>1.11</text:p>
          </table:table-cell>
          <table:table-cell office:value-type="float" office:value="112.1" calcext:value-type="float">
            <text:p>112.1</text:p>
          </table:table-cell>
          <table:table-cell office:value-type="float" office:value="124.57" calcext:value-type="float">
            <text:p>124.57</text:p>
          </table:table-cell>
          <table:table-cell office:value-type="float" office:value="842.07" calcext:value-type="float">
            <text:p>842.07</text:p>
          </table:table-cell>
          <table:table-cell office:value-type="float" office:value="1012.96" calcext:value-type="float">
            <text:p>1012.96</text:p>
          </table:table-cell>
        </table:table-row>
        <table:table-row table:style-name="ro1">
          <table:table-cell office:value-type="float" office:value="25102481" calcext:value-type="float">
            <text:p>25102481</text:p>
          </table:table-cell>
          <table:table-cell table:formula="of:=[.A1571]/1000/(60*60*24)" office:value-type="time" office:time-value="PT06H58M22.481S" calcext:value-type="time">
            <text:p>06:58:22</text:p>
          </table:table-cell>
          <table:table-cell office:value-type="float" office:value="1.11" calcext:value-type="float">
            <text:p>1.11</text:p>
          </table:table-cell>
          <table:table-cell office:value-type="float" office:value="112.1" calcext:value-type="float">
            <text:p>112.1</text:p>
          </table:table-cell>
          <table:table-cell office:value-type="float" office:value="124.57" calcext:value-type="float">
            <text:p>124.57</text:p>
          </table:table-cell>
          <table:table-cell office:value-type="float" office:value="842.56" calcext:value-type="float">
            <text:p>842.56</text:p>
          </table:table-cell>
          <table:table-cell office:value-type="float" office:value="1013.52" calcext:value-type="float">
            <text:p>1013.52</text:p>
          </table:table-cell>
        </table:table-row>
        <table:table-row table:style-name="ro1">
          <table:table-cell office:value-type="float" office:value="25118481" calcext:value-type="float">
            <text:p>25118481</text:p>
          </table:table-cell>
          <table:table-cell table:formula="of:=[.A1572]/1000/(60*60*24)" office:value-type="time" office:time-value="PT06H58M38.481S" calcext:value-type="time">
            <text:p>06:58:38</text:p>
          </table:table-cell>
          <table:table-cell office:value-type="float" office:value="1.12" calcext:value-type="float">
            <text:p>1.12</text:p>
          </table:table-cell>
          <table:table-cell office:value-type="float" office:value="112.1" calcext:value-type="float">
            <text:p>112.1</text:p>
          </table:table-cell>
          <table:table-cell office:value-type="float" office:value="125.02" calcext:value-type="float">
            <text:p>125.02</text:p>
          </table:table-cell>
          <table:table-cell office:value-type="float" office:value="843.06" calcext:value-type="float">
            <text:p>843.06</text:p>
          </table:table-cell>
          <table:table-cell office:value-type="float" office:value="1014.07" calcext:value-type="float">
            <text:p>1014.07</text:p>
          </table:table-cell>
        </table:table-row>
        <table:table-row table:style-name="ro1">
          <table:table-cell office:value-type="float" office:value="25134481" calcext:value-type="float">
            <text:p>25134481</text:p>
          </table:table-cell>
          <table:table-cell table:formula="of:=[.A1573]/1000/(60*60*24)" office:value-type="time" office:time-value="PT06H58M54.481S" calcext:value-type="time">
            <text:p>06:58:54</text:p>
          </table:table-cell>
          <table:table-cell office:value-type="float" office:value="1.11" calcext:value-type="float">
            <text:p>1.11</text:p>
          </table:table-cell>
          <table:table-cell office:value-type="float" office:value="112" calcext:value-type="float">
            <text:p>112</text:p>
          </table:table-cell>
          <table:table-cell office:value-type="float" office:value="124.45" calcext:value-type="float">
            <text:p>124.45</text:p>
          </table:table-cell>
          <table:table-cell office:value-type="float" office:value="843.56" calcext:value-type="float">
            <text:p>843.56</text:p>
          </table:table-cell>
          <table:table-cell office:value-type="float" office:value="1014.62" calcext:value-type="float">
            <text:p>1014.62</text:p>
          </table:table-cell>
        </table:table-row>
        <table:table-row table:style-name="ro1">
          <table:table-cell office:value-type="float" office:value="25150481" calcext:value-type="float">
            <text:p>25150481</text:p>
          </table:table-cell>
          <table:table-cell table:formula="of:=[.A1574]/1000/(60*60*24)" office:value-type="time" office:time-value="PT06H59M10.481S" calcext:value-type="time">
            <text:p>06:59:10</text:p>
          </table:table-cell>
          <table:table-cell office:value-type="float" office:value="1.11" calcext:value-type="float">
            <text:p>1.11</text:p>
          </table:table-cell>
          <table:table-cell office:value-type="float" office:value="112" calcext:value-type="float">
            <text:p>112</text:p>
          </table:table-cell>
          <table:table-cell office:value-type="float" office:value="124.45" calcext:value-type="float">
            <text:p>124.45</text:p>
          </table:table-cell>
          <table:table-cell office:value-type="float" office:value="844.06" calcext:value-type="float">
            <text:p>844.06</text:p>
          </table:table-cell>
          <table:table-cell office:value-type="float" office:value="1015.18" calcext:value-type="float">
            <text:p>1015.18</text:p>
          </table:table-cell>
        </table:table-row>
        <table:table-row table:style-name="ro1">
          <table:table-cell office:value-type="float" office:value="25166481" calcext:value-type="float">
            <text:p>25166481</text:p>
          </table:table-cell>
          <table:table-cell table:formula="of:=[.A1575]/1000/(60*60*24)" office:value-type="time" office:time-value="PT06H59M26.481S" calcext:value-type="time">
            <text:p>06:59:26</text:p>
          </table:table-cell>
          <table:table-cell office:value-type="float" office:value="1.11" calcext:value-type="float">
            <text:p>1.11</text:p>
          </table:table-cell>
          <table:table-cell office:value-type="float" office:value="111.9" calcext:value-type="float">
            <text:p>111.9</text:p>
          </table:table-cell>
          <table:table-cell office:value-type="float" office:value="124.34" calcext:value-type="float">
            <text:p>124.34</text:p>
          </table:table-cell>
          <table:table-cell office:value-type="float" office:value="844.56" calcext:value-type="float">
            <text:p>844.56</text:p>
          </table:table-cell>
          <table:table-cell office:value-type="float" office:value="1015.73" calcext:value-type="float">
            <text:p>1015.73</text:p>
          </table:table-cell>
        </table:table-row>
        <table:table-row table:style-name="ro1">
          <table:table-cell office:value-type="float" office:value="25182481" calcext:value-type="float">
            <text:p>25182481</text:p>
          </table:table-cell>
          <table:table-cell table:formula="of:=[.A1576]/1000/(60*60*24)" office:value-type="time" office:time-value="PT06H59M42.481S" calcext:value-type="time">
            <text:p>06:59:42</text:p>
          </table:table-cell>
          <table:table-cell office:value-type="float" office:value="1.11" calcext:value-type="float">
            <text:p>1.11</text:p>
          </table:table-cell>
          <table:table-cell office:value-type="float" office:value="111.9" calcext:value-type="float">
            <text:p>111.9</text:p>
          </table:table-cell>
          <table:table-cell office:value-type="float" office:value="124.34" calcext:value-type="float">
            <text:p>124.34</text:p>
          </table:table-cell>
          <table:table-cell office:value-type="float" office:value="845.05" calcext:value-type="float">
            <text:p>845.05</text:p>
          </table:table-cell>
          <table:table-cell office:value-type="float" office:value="1016.28" calcext:value-type="float">
            <text:p>1016.28</text:p>
          </table:table-cell>
        </table:table-row>
        <table:table-row table:style-name="ro1">
          <table:table-cell office:value-type="float" office:value="25198481" calcext:value-type="float">
            <text:p>25198481</text:p>
          </table:table-cell>
          <table:table-cell table:formula="of:=[.A1577]/1000/(60*60*24)" office:value-type="time" office:time-value="PT06H59M58.481S" calcext:value-type="time">
            <text:p>06:59:58</text:p>
          </table:table-cell>
          <table:table-cell office:value-type="float" office:value="1.11" calcext:value-type="float">
            <text:p>1.11</text:p>
          </table:table-cell>
          <table:table-cell office:value-type="float" office:value="111.9" calcext:value-type="float">
            <text:p>111.9</text:p>
          </table:table-cell>
          <table:table-cell office:value-type="float" office:value="124.34" calcext:value-type="float">
            <text:p>124.34</text:p>
          </table:table-cell>
          <table:table-cell office:value-type="float" office:value="845.55" calcext:value-type="float">
            <text:p>845.55</text:p>
          </table:table-cell>
          <table:table-cell office:value-type="float" office:value="1016.83" calcext:value-type="float">
            <text:p>1016.83</text:p>
          </table:table-cell>
        </table:table-row>
        <table:table-row table:style-name="ro1">
          <table:table-cell office:value-type="float" office:value="25214481" calcext:value-type="float">
            <text:p>25214481</text:p>
          </table:table-cell>
          <table:table-cell table:formula="of:=[.A1578]/1000/(60*60*24)" office:value-type="time" office:time-value="PT07H00M14.481S" calcext:value-type="time">
            <text:p>07:00:14</text:p>
          </table:table-cell>
          <table:table-cell office:value-type="float" office:value="1.11" calcext:value-type="float">
            <text:p>1.11</text:p>
          </table:table-cell>
          <table:table-cell office:value-type="float" office:value="111.9" calcext:value-type="float">
            <text:p>111.9</text:p>
          </table:table-cell>
          <table:table-cell office:value-type="float" office:value="124.34" calcext:value-type="float">
            <text:p>124.34</text:p>
          </table:table-cell>
          <table:table-cell office:value-type="float" office:value="846.05" calcext:value-type="float">
            <text:p>846.05</text:p>
          </table:table-cell>
          <table:table-cell office:value-type="float" office:value="1017.39" calcext:value-type="float">
            <text:p>1017.39</text:p>
          </table:table-cell>
        </table:table-row>
        <table:table-row table:style-name="ro1">
          <table:table-cell office:value-type="float" office:value="25230481" calcext:value-type="float">
            <text:p>25230481</text:p>
          </table:table-cell>
          <table:table-cell table:formula="of:=[.A1579]/1000/(60*60*24)" office:value-type="time" office:time-value="PT07H00M30.481S" calcext:value-type="time">
            <text:p>07:00:30</text:p>
          </table:table-cell>
          <table:table-cell office:value-type="float" office:value="1.11" calcext:value-type="float">
            <text:p>1.11</text:p>
          </table:table-cell>
          <table:table-cell office:value-type="float" office:value="111.8" calcext:value-type="float">
            <text:p>111.8</text:p>
          </table:table-cell>
          <table:table-cell office:value-type="float" office:value="124.23" calcext:value-type="float">
            <text:p>124.23</text:p>
          </table:table-cell>
          <table:table-cell office:value-type="float" office:value="846.54" calcext:value-type="float">
            <text:p>846.54</text:p>
          </table:table-cell>
          <table:table-cell office:value-type="float" office:value="1017.94" calcext:value-type="float">
            <text:p>1017.94</text:p>
          </table:table-cell>
        </table:table-row>
        <table:table-row table:style-name="ro1">
          <table:table-cell office:value-type="float" office:value="25246481" calcext:value-type="float">
            <text:p>25246481</text:p>
          </table:table-cell>
          <table:table-cell table:formula="of:=[.A1580]/1000/(60*60*24)" office:value-type="time" office:time-value="PT07H00M46.481S" calcext:value-type="time">
            <text:p>07:00:46</text:p>
          </table:table-cell>
          <table:table-cell office:value-type="float" office:value="1.11" calcext:value-type="float">
            <text:p>1.11</text:p>
          </table:table-cell>
          <table:table-cell office:value-type="float" office:value="111.8" calcext:value-type="float">
            <text:p>111.8</text:p>
          </table:table-cell>
          <table:table-cell office:value-type="float" office:value="124.23" calcext:value-type="float">
            <text:p>124.23</text:p>
          </table:table-cell>
          <table:table-cell office:value-type="float" office:value="847.04" calcext:value-type="float">
            <text:p>847.04</text:p>
          </table:table-cell>
          <table:table-cell office:value-type="float" office:value="1018.49" calcext:value-type="float">
            <text:p>1018.49</text:p>
          </table:table-cell>
        </table:table-row>
        <table:table-row table:style-name="ro1">
          <table:table-cell office:value-type="float" office:value="25262481" calcext:value-type="float">
            <text:p>25262481</text:p>
          </table:table-cell>
          <table:table-cell table:formula="of:=[.A1581]/1000/(60*60*24)" office:value-type="time" office:time-value="PT07H01M02.481S" calcext:value-type="time">
            <text:p>07:01:02</text:p>
          </table:table-cell>
          <table:table-cell office:value-type="float" office:value="1.11" calcext:value-type="float">
            <text:p>1.11</text:p>
          </table:table-cell>
          <table:table-cell office:value-type="float" office:value="111.7" calcext:value-type="float">
            <text:p>111.7</text:p>
          </table:table-cell>
          <table:table-cell office:value-type="float" office:value="123.67" calcext:value-type="float">
            <text:p>123.67</text:p>
          </table:table-cell>
          <table:table-cell office:value-type="float" office:value="847.54" calcext:value-type="float">
            <text:p>847.54</text:p>
          </table:table-cell>
          <table:table-cell office:value-type="float" office:value="1019.04" calcext:value-type="float">
            <text:p>1019.04</text:p>
          </table:table-cell>
        </table:table-row>
        <table:table-row table:style-name="ro1">
          <table:table-cell office:value-type="float" office:value="25278481" calcext:value-type="float">
            <text:p>25278481</text:p>
          </table:table-cell>
          <table:table-cell table:formula="of:=[.A1582]/1000/(60*60*24)" office:value-type="time" office:time-value="PT07H01M18.481S" calcext:value-type="time">
            <text:p>07:01:18</text:p>
          </table:table-cell>
          <table:table-cell office:value-type="float" office:value="1.11" calcext:value-type="float">
            <text:p>1.11</text:p>
          </table:table-cell>
          <table:table-cell office:value-type="float" office:value="111.7" calcext:value-type="float">
            <text:p>111.7</text:p>
          </table:table-cell>
          <table:table-cell office:value-type="float" office:value="123.67" calcext:value-type="float">
            <text:p>123.67</text:p>
          </table:table-cell>
          <table:table-cell office:value-type="float" office:value="848.03" calcext:value-type="float">
            <text:p>848.03</text:p>
          </table:table-cell>
          <table:table-cell office:value-type="float" office:value="1019.59" calcext:value-type="float">
            <text:p>1019.59</text:p>
          </table:table-cell>
        </table:table-row>
        <table:table-row table:style-name="ro1">
          <table:table-cell office:value-type="float" office:value="25294481" calcext:value-type="float">
            <text:p>25294481</text:p>
          </table:table-cell>
          <table:table-cell table:formula="of:=[.A1583]/1000/(60*60*24)" office:value-type="time" office:time-value="PT07H01M34.481S" calcext:value-type="time">
            <text:p>07:01:34</text:p>
          </table:table-cell>
          <table:table-cell office:value-type="float" office:value="1.11" calcext:value-type="float">
            <text:p>1.11</text:p>
          </table:table-cell>
          <table:table-cell office:value-type="float" office:value="111.7" calcext:value-type="float">
            <text:p>111.7</text:p>
          </table:table-cell>
          <table:table-cell office:value-type="float" office:value="123.67" calcext:value-type="float">
            <text:p>123.67</text:p>
          </table:table-cell>
          <table:table-cell office:value-type="float" office:value="848.53" calcext:value-type="float">
            <text:p>848.53</text:p>
          </table:table-cell>
          <table:table-cell office:value-type="float" office:value="1020.14" calcext:value-type="float">
            <text:p>1020.14</text:p>
          </table:table-cell>
        </table:table-row>
        <table:table-row table:style-name="ro1">
          <table:table-cell office:value-type="float" office:value="25310481" calcext:value-type="float">
            <text:p>25310481</text:p>
          </table:table-cell>
          <table:table-cell table:formula="of:=[.A1584]/1000/(60*60*24)" office:value-type="time" office:time-value="PT07H01M50.481S" calcext:value-type="time">
            <text:p>07:01:50</text:p>
          </table:table-cell>
          <table:table-cell office:value-type="float" office:value="1.11" calcext:value-type="float">
            <text:p>1.11</text:p>
          </table:table-cell>
          <table:table-cell office:value-type="float" office:value="111.7" calcext:value-type="float">
            <text:p>111.7</text:p>
          </table:table-cell>
          <table:table-cell office:value-type="float" office:value="123.67" calcext:value-type="float">
            <text:p>123.67</text:p>
          </table:table-cell>
          <table:table-cell office:value-type="float" office:value="849.03" calcext:value-type="float">
            <text:p>849.03</text:p>
          </table:table-cell>
          <table:table-cell office:value-type="float" office:value="1020.69" calcext:value-type="float">
            <text:p>1020.69</text:p>
          </table:table-cell>
        </table:table-row>
        <table:table-row table:style-name="ro1">
          <table:table-cell office:value-type="float" office:value="25326481" calcext:value-type="float">
            <text:p>25326481</text:p>
          </table:table-cell>
          <table:table-cell table:formula="of:=[.A1585]/1000/(60*60*24)" office:value-type="time" office:time-value="PT07H02M06.481S" calcext:value-type="time">
            <text:p>07:02:06</text:p>
          </table:table-cell>
          <table:table-cell office:value-type="float" office:value="1.11" calcext:value-type="float">
            <text:p>1.11</text:p>
          </table:table-cell>
          <table:table-cell office:value-type="float" office:value="111.6" calcext:value-type="float">
            <text:p>111.6</text:p>
          </table:table-cell>
          <table:table-cell office:value-type="float" office:value="123.56" calcext:value-type="float">
            <text:p>123.56</text:p>
          </table:table-cell>
          <table:table-cell office:value-type="float" office:value="849.52" calcext:value-type="float">
            <text:p>849.52</text:p>
          </table:table-cell>
          <table:table-cell office:value-type="float" office:value="1021.24" calcext:value-type="float">
            <text:p>1021.24</text:p>
          </table:table-cell>
        </table:table-row>
        <table:table-row table:style-name="ro1">
          <table:table-cell office:value-type="float" office:value="25342481" calcext:value-type="float">
            <text:p>25342481</text:p>
          </table:table-cell>
          <table:table-cell table:formula="of:=[.A1586]/1000/(60*60*24)" office:value-type="time" office:time-value="PT07H02M22.481S" calcext:value-type="time">
            <text:p>07:02:22</text:p>
          </table:table-cell>
          <table:table-cell office:value-type="float" office:value="1.11" calcext:value-type="float">
            <text:p>1.11</text:p>
          </table:table-cell>
          <table:table-cell office:value-type="float" office:value="111.6" calcext:value-type="float">
            <text:p>111.6</text:p>
          </table:table-cell>
          <table:table-cell office:value-type="float" office:value="123.56" calcext:value-type="float">
            <text:p>123.56</text:p>
          </table:table-cell>
          <table:table-cell office:value-type="float" office:value="850.02" calcext:value-type="float">
            <text:p>850.02</text:p>
          </table:table-cell>
          <table:table-cell office:value-type="float" office:value="1021.79" calcext:value-type="float">
            <text:p>1021.79</text:p>
          </table:table-cell>
        </table:table-row>
        <table:table-row table:style-name="ro1">
          <table:table-cell office:value-type="float" office:value="25358481" calcext:value-type="float">
            <text:p>25358481</text:p>
          </table:table-cell>
          <table:table-cell table:formula="of:=[.A1587]/1000/(60*60*24)" office:value-type="time" office:time-value="PT07H02M38.481S" calcext:value-type="time">
            <text:p>07:02:38</text:p>
          </table:table-cell>
          <table:table-cell office:value-type="float" office:value="1.11" calcext:value-type="float">
            <text:p>1.11</text:p>
          </table:table-cell>
          <table:table-cell office:value-type="float" office:value="111.5" calcext:value-type="float">
            <text:p>111.5</text:p>
          </table:table-cell>
          <table:table-cell office:value-type="float" office:value="123.45" calcext:value-type="float">
            <text:p>123.45</text:p>
          </table:table-cell>
          <table:table-cell office:value-type="float" office:value="850.51" calcext:value-type="float">
            <text:p>850.51</text:p>
          </table:table-cell>
          <table:table-cell office:value-type="float" office:value="1022.34" calcext:value-type="float">
            <text:p>1022.34</text:p>
          </table:table-cell>
        </table:table-row>
        <table:table-row table:style-name="ro1">
          <table:table-cell office:value-type="float" office:value="25374481" calcext:value-type="float">
            <text:p>25374481</text:p>
          </table:table-cell>
          <table:table-cell table:formula="of:=[.A1588]/1000/(60*60*24)" office:value-type="time" office:time-value="PT07H02M54.481S" calcext:value-type="time">
            <text:p>07:02:54</text:p>
          </table:table-cell>
          <table:table-cell office:value-type="float" office:value="1.11" calcext:value-type="float">
            <text:p>1.11</text:p>
          </table:table-cell>
          <table:table-cell office:value-type="float" office:value="111.5" calcext:value-type="float">
            <text:p>111.5</text:p>
          </table:table-cell>
          <table:table-cell office:value-type="float" office:value="123.45" calcext:value-type="float">
            <text:p>123.45</text:p>
          </table:table-cell>
          <table:table-cell office:value-type="float" office:value="851.01" calcext:value-type="float">
            <text:p>851.01</text:p>
          </table:table-cell>
          <table:table-cell office:value-type="float" office:value="1022.89" calcext:value-type="float">
            <text:p>1022.89</text:p>
          </table:table-cell>
        </table:table-row>
        <table:table-row table:style-name="ro1">
          <table:table-cell office:value-type="float" office:value="25390481" calcext:value-type="float">
            <text:p>25390481</text:p>
          </table:table-cell>
          <table:table-cell table:formula="of:=[.A1589]/1000/(60*60*24)" office:value-type="time" office:time-value="PT07H03M10.481S" calcext:value-type="time">
            <text:p>07:03:10</text:p>
          </table:table-cell>
          <table:table-cell office:value-type="float" office:value="1.11" calcext:value-type="float">
            <text:p>1.11</text:p>
          </table:table-cell>
          <table:table-cell office:value-type="float" office:value="111.5" calcext:value-type="float">
            <text:p>111.5</text:p>
          </table:table-cell>
          <table:table-cell office:value-type="float" office:value="123.45" calcext:value-type="float">
            <text:p>123.45</text:p>
          </table:table-cell>
          <table:table-cell office:value-type="float" office:value="851.5" calcext:value-type="float">
            <text:p>851.5</text:p>
          </table:table-cell>
          <table:table-cell office:value-type="float" office:value="1023.43" calcext:value-type="float">
            <text:p>1023.43</text:p>
          </table:table-cell>
        </table:table-row>
        <table:table-row table:style-name="ro1">
          <table:table-cell office:value-type="float" office:value="25406481" calcext:value-type="float">
            <text:p>25406481</text:p>
          </table:table-cell>
          <table:table-cell table:formula="of:=[.A1590]/1000/(60*60*24)" office:value-type="time" office:time-value="PT07H03M26.481S" calcext:value-type="time">
            <text:p>07:03:26</text:p>
          </table:table-cell>
          <table:table-cell office:value-type="float" office:value="1.11" calcext:value-type="float">
            <text:p>1.11</text:p>
          </table:table-cell>
          <table:table-cell office:value-type="float" office:value="111.5" calcext:value-type="float">
            <text:p>111.5</text:p>
          </table:table-cell>
          <table:table-cell office:value-type="float" office:value="123.45" calcext:value-type="float">
            <text:p>123.45</text:p>
          </table:table-cell>
          <table:table-cell office:value-type="float" office:value="852" calcext:value-type="float">
            <text:p>852</text:p>
          </table:table-cell>
          <table:table-cell office:value-type="float" office:value="1023.98" calcext:value-type="float">
            <text:p>1023.98</text:p>
          </table:table-cell>
        </table:table-row>
        <table:table-row table:style-name="ro1">
          <table:table-cell office:value-type="float" office:value="25422481" calcext:value-type="float">
            <text:p>25422481</text:p>
          </table:table-cell>
          <table:table-cell table:formula="of:=[.A1591]/1000/(60*60*24)" office:value-type="time" office:time-value="PT07H03M42.481S" calcext:value-type="time">
            <text:p>07:03:42</text:p>
          </table:table-cell>
          <table:table-cell office:value-type="float" office:value="1.11" calcext:value-type="float">
            <text:p>1.11</text:p>
          </table:table-cell>
          <table:table-cell office:value-type="float" office:value="111.4" calcext:value-type="float">
            <text:p>111.4</text:p>
          </table:table-cell>
          <table:table-cell office:value-type="float" office:value="123.34" calcext:value-type="float">
            <text:p>123.34</text:p>
          </table:table-cell>
          <table:table-cell office:value-type="float" office:value="852.49" calcext:value-type="float">
            <text:p>852.49</text:p>
          </table:table-cell>
          <table:table-cell office:value-type="float" office:value="1024.53" calcext:value-type="float">
            <text:p>1024.53</text:p>
          </table:table-cell>
        </table:table-row>
        <table:table-row table:style-name="ro1">
          <table:table-cell office:value-type="float" office:value="25438481" calcext:value-type="float">
            <text:p>25438481</text:p>
          </table:table-cell>
          <table:table-cell table:formula="of:=[.A1592]/1000/(60*60*24)" office:value-type="time" office:time-value="PT07H03M58.481S" calcext:value-type="time">
            <text:p>07:03:58</text:p>
          </table:table-cell>
          <table:table-cell office:value-type="float" office:value="1.1" calcext:value-type="float">
            <text:p>1.1</text:p>
          </table:table-cell>
          <table:table-cell office:value-type="float" office:value="111.3" calcext:value-type="float">
            <text:p>111.3</text:p>
          </table:table-cell>
          <table:table-cell office:value-type="float" office:value="122.78" calcext:value-type="float">
            <text:p>122.78</text:p>
          </table:table-cell>
          <table:table-cell office:value-type="float" office:value="852.99" calcext:value-type="float">
            <text:p>852.99</text:p>
          </table:table-cell>
          <table:table-cell office:value-type="float" office:value="1025.08" calcext:value-type="float">
            <text:p>1025.08</text:p>
          </table:table-cell>
        </table:table-row>
        <table:table-row table:style-name="ro1">
          <table:table-cell office:value-type="float" office:value="25454481" calcext:value-type="float">
            <text:p>25454481</text:p>
          </table:table-cell>
          <table:table-cell table:formula="of:=[.A1593]/1000/(60*60*24)" office:value-type="time" office:time-value="PT07H04M14.481S" calcext:value-type="time">
            <text:p>07:04:14</text:p>
          </table:table-cell>
          <table:table-cell office:value-type="float" office:value="1.1" calcext:value-type="float">
            <text:p>1.1</text:p>
          </table:table-cell>
          <table:table-cell office:value-type="float" office:value="111.3" calcext:value-type="float">
            <text:p>111.3</text:p>
          </table:table-cell>
          <table:table-cell office:value-type="float" office:value="122.78" calcext:value-type="float">
            <text:p>122.78</text:p>
          </table:table-cell>
          <table:table-cell office:value-type="float" office:value="853.48" calcext:value-type="float">
            <text:p>853.48</text:p>
          </table:table-cell>
          <table:table-cell office:value-type="float" office:value="1025.62" calcext:value-type="float">
            <text:p>1025.62</text:p>
          </table:table-cell>
        </table:table-row>
        <table:table-row table:style-name="ro1">
          <table:table-cell office:value-type="float" office:value="25470481" calcext:value-type="float">
            <text:p>25470481</text:p>
          </table:table-cell>
          <table:table-cell table:formula="of:=[.A1594]/1000/(60*60*24)" office:value-type="time" office:time-value="PT07H04M30.481S" calcext:value-type="time">
            <text:p>07:04:30</text:p>
          </table:table-cell>
          <table:table-cell office:value-type="float" office:value="1.1" calcext:value-type="float">
            <text:p>1.1</text:p>
          </table:table-cell>
          <table:table-cell office:value-type="float" office:value="111.3" calcext:value-type="float">
            <text:p>111.3</text:p>
          </table:table-cell>
          <table:table-cell office:value-type="float" office:value="122.78" calcext:value-type="float">
            <text:p>122.78</text:p>
          </table:table-cell>
          <table:table-cell office:value-type="float" office:value="853.98" calcext:value-type="float">
            <text:p>853.98</text:p>
          </table:table-cell>
          <table:table-cell office:value-type="float" office:value="1026.17" calcext:value-type="float">
            <text:p>1026.17</text:p>
          </table:table-cell>
        </table:table-row>
        <table:table-row table:style-name="ro1">
          <table:table-cell office:value-type="float" office:value="25486481" calcext:value-type="float">
            <text:p>25486481</text:p>
          </table:table-cell>
          <table:table-cell table:formula="of:=[.A1595]/1000/(60*60*24)" office:value-type="time" office:time-value="PT07H04M46.481S" calcext:value-type="time">
            <text:p>07:04:46</text:p>
          </table:table-cell>
          <table:table-cell office:value-type="float" office:value="1.1" calcext:value-type="float">
            <text:p>1.1</text:p>
          </table:table-cell>
          <table:table-cell office:value-type="float" office:value="111.3" calcext:value-type="float">
            <text:p>111.3</text:p>
          </table:table-cell>
          <table:table-cell office:value-type="float" office:value="122.78" calcext:value-type="float">
            <text:p>122.78</text:p>
          </table:table-cell>
          <table:table-cell office:value-type="float" office:value="854.47" calcext:value-type="float">
            <text:p>854.47</text:p>
          </table:table-cell>
          <table:table-cell office:value-type="float" office:value="1026.71" calcext:value-type="float">
            <text:p>1026.71</text:p>
          </table:table-cell>
        </table:table-row>
        <table:table-row table:style-name="ro1">
          <table:table-cell office:value-type="float" office:value="25502481" calcext:value-type="float">
            <text:p>25502481</text:p>
          </table:table-cell>
          <table:table-cell table:formula="of:=[.A1596]/1000/(60*60*24)" office:value-type="time" office:time-value="PT07H05M02.481S" calcext:value-type="time">
            <text:p>07:05:02</text:p>
          </table:table-cell>
          <table:table-cell office:value-type="float" office:value="1.1" calcext:value-type="float">
            <text:p>1.1</text:p>
          </table:table-cell>
          <table:table-cell office:value-type="float" office:value="111.3" calcext:value-type="float">
            <text:p>111.3</text:p>
          </table:table-cell>
          <table:table-cell office:value-type="float" office:value="122.78" calcext:value-type="float">
            <text:p>122.78</text:p>
          </table:table-cell>
          <table:table-cell office:value-type="float" office:value="854.97" calcext:value-type="float">
            <text:p>854.97</text:p>
          </table:table-cell>
          <table:table-cell office:value-type="float" office:value="1027.26" calcext:value-type="float">
            <text:p>1027.26</text:p>
          </table:table-cell>
        </table:table-row>
        <table:table-row table:style-name="ro1">
          <table:table-cell office:value-type="float" office:value="25518481" calcext:value-type="float">
            <text:p>25518481</text:p>
          </table:table-cell>
          <table:table-cell table:formula="of:=[.A1597]/1000/(60*60*24)" office:value-type="time" office:time-value="PT07H05M18.481S" calcext:value-type="time">
            <text:p>07:05:18</text:p>
          </table:table-cell>
          <table:table-cell office:value-type="float" office:value="1.1" calcext:value-type="float">
            <text:p>1.1</text:p>
          </table:table-cell>
          <table:table-cell office:value-type="float" office:value="111.1" calcext:value-type="float">
            <text:p>111.1</text:p>
          </table:table-cell>
          <table:table-cell office:value-type="float" office:value="122.56" calcext:value-type="float">
            <text:p>122.56</text:p>
          </table:table-cell>
          <table:table-cell office:value-type="float" office:value="855.46" calcext:value-type="float">
            <text:p>855.46</text:p>
          </table:table-cell>
          <table:table-cell office:value-type="float" office:value="1027.8" calcext:value-type="float">
            <text:p>1027.8</text:p>
          </table:table-cell>
        </table:table-row>
        <table:table-row table:style-name="ro1">
          <table:table-cell office:value-type="float" office:value="25534481" calcext:value-type="float">
            <text:p>25534481</text:p>
          </table:table-cell>
          <table:table-cell table:formula="of:=[.A1598]/1000/(60*60*24)" office:value-type="time" office:time-value="PT07H05M34.481S" calcext:value-type="time">
            <text:p>07:05:34</text:p>
          </table:table-cell>
          <table:table-cell office:value-type="float" office:value="1.1" calcext:value-type="float">
            <text:p>1.1</text:p>
          </table:table-cell>
          <table:table-cell office:value-type="float" office:value="111.1" calcext:value-type="float">
            <text:p>111.1</text:p>
          </table:table-cell>
          <table:table-cell office:value-type="float" office:value="122.56" calcext:value-type="float">
            <text:p>122.56</text:p>
          </table:table-cell>
          <table:table-cell office:value-type="float" office:value="855.96" calcext:value-type="float">
            <text:p>855.96</text:p>
          </table:table-cell>
          <table:table-cell office:value-type="float" office:value="1028.35" calcext:value-type="float">
            <text:p>1028.35</text:p>
          </table:table-cell>
        </table:table-row>
        <table:table-row table:style-name="ro1">
          <table:table-cell office:value-type="float" office:value="25550481" calcext:value-type="float">
            <text:p>25550481</text:p>
          </table:table-cell>
          <table:table-cell table:formula="of:=[.A1599]/1000/(60*60*24)" office:value-type="time" office:time-value="PT07H05M50.481S" calcext:value-type="time">
            <text:p>07:05:50</text:p>
          </table:table-cell>
          <table:table-cell office:value-type="float" office:value="1.1" calcext:value-type="float">
            <text:p>1.1</text:p>
          </table:table-cell>
          <table:table-cell office:value-type="float" office:value="111.1" calcext:value-type="float">
            <text:p>111.1</text:p>
          </table:table-cell>
          <table:table-cell office:value-type="float" office:value="122.56" calcext:value-type="float">
            <text:p>122.56</text:p>
          </table:table-cell>
          <table:table-cell office:value-type="float" office:value="856.45" calcext:value-type="float">
            <text:p>856.45</text:p>
          </table:table-cell>
          <table:table-cell office:value-type="float" office:value="1028.89" calcext:value-type="float">
            <text:p>1028.89</text:p>
          </table:table-cell>
        </table:table-row>
        <table:table-row table:style-name="ro1">
          <table:table-cell office:value-type="float" office:value="25566481" calcext:value-type="float">
            <text:p>25566481</text:p>
          </table:table-cell>
          <table:table-cell table:formula="of:=[.A1600]/1000/(60*60*24)" office:value-type="time" office:time-value="PT07H06M06.481S" calcext:value-type="time">
            <text:p>07:06:06</text:p>
          </table:table-cell>
          <table:table-cell office:value-type="float" office:value="1.1" calcext:value-type="float">
            <text:p>1.1</text:p>
          </table:table-cell>
          <table:table-cell office:value-type="float" office:value="111" calcext:value-type="float">
            <text:p>111</text:p>
          </table:table-cell>
          <table:table-cell office:value-type="float" office:value="122.44" calcext:value-type="float">
            <text:p>122.44</text:p>
          </table:table-cell>
          <table:table-cell office:value-type="float" office:value="856.94" calcext:value-type="float">
            <text:p>856.94</text:p>
          </table:table-cell>
          <table:table-cell office:value-type="float" office:value="1029.44" calcext:value-type="float">
            <text:p>1029.44</text:p>
          </table:table-cell>
        </table:table-row>
        <table:table-row table:style-name="ro1">
          <table:table-cell office:value-type="float" office:value="25582481" calcext:value-type="float">
            <text:p>25582481</text:p>
          </table:table-cell>
          <table:table-cell table:formula="of:=[.A1601]/1000/(60*60*24)" office:value-type="time" office:time-value="PT07H06M22.481S" calcext:value-type="time">
            <text:p>07:06:22</text:p>
          </table:table-cell>
          <table:table-cell office:value-type="float" office:value="1.1" calcext:value-type="float">
            <text:p>1.1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857.44" calcext:value-type="float">
            <text:p>857.44</text:p>
          </table:table-cell>
          <table:table-cell office:value-type="float" office:value="1029.98" calcext:value-type="float">
            <text:p>1029.98</text:p>
          </table:table-cell>
        </table:table-row>
        <table:table-row table:style-name="ro1">
          <table:table-cell office:value-type="float" office:value="25598481" calcext:value-type="float">
            <text:p>25598481</text:p>
          </table:table-cell>
          <table:table-cell table:formula="of:=[.A1602]/1000/(60*60*24)" office:value-type="time" office:time-value="PT07H06M38.481S" calcext:value-type="time">
            <text:p>07:06:38</text:p>
          </table:table-cell>
          <table:table-cell office:value-type="float" office:value="1.1" calcext:value-type="float">
            <text:p>1.1</text:p>
          </table:table-cell>
          <table:table-cell office:value-type="float" office:value="111" calcext:value-type="float">
            <text:p>111</text:p>
          </table:table-cell>
          <table:table-cell office:value-type="float" office:value="122.44" calcext:value-type="float">
            <text:p>122.44</text:p>
          </table:table-cell>
          <table:table-cell office:value-type="float" office:value="857.93" calcext:value-type="float">
            <text:p>857.93</text:p>
          </table:table-cell>
          <table:table-cell office:value-type="float" office:value="1030.52" calcext:value-type="float">
            <text:p>1030.52</text:p>
          </table:table-cell>
        </table:table-row>
        <table:table-row table:style-name="ro1">
          <table:table-cell office:value-type="float" office:value="25614481" calcext:value-type="float">
            <text:p>25614481</text:p>
          </table:table-cell>
          <table:table-cell table:formula="of:=[.A1603]/1000/(60*60*24)" office:value-type="time" office:time-value="PT07H06M54.481S" calcext:value-type="time">
            <text:p>07:06:54</text:p>
          </table:table-cell>
          <table:table-cell office:value-type="float" office:value="1.1" calcext:value-type="float">
            <text:p>1.1</text:p>
          </table:table-cell>
          <table:table-cell office:value-type="float" office:value="110.9" calcext:value-type="float">
            <text:p>110.9</text:p>
          </table:table-cell>
          <table:table-cell office:value-type="float" office:value="121.89" calcext:value-type="float">
            <text:p>121.89</text:p>
          </table:table-cell>
          <table:table-cell office:value-type="float" office:value="858.42" calcext:value-type="float">
            <text:p>858.42</text:p>
          </table:table-cell>
          <table:table-cell office:value-type="float" office:value="1031.07" calcext:value-type="float">
            <text:p>1031.07</text:p>
          </table:table-cell>
        </table:table-row>
        <table:table-row table:style-name="ro1">
          <table:table-cell office:value-type="float" office:value="25630481" calcext:value-type="float">
            <text:p>25630481</text:p>
          </table:table-cell>
          <table:table-cell table:formula="of:=[.A1604]/1000/(60*60*24)" office:value-type="time" office:time-value="PT07H07M10.481S" calcext:value-type="time">
            <text:p>07:07:10</text:p>
          </table:table-cell>
          <table:table-cell office:value-type="float" office:value="1.1" calcext:value-type="float">
            <text:p>1.1</text:p>
          </table:table-cell>
          <table:table-cell office:value-type="float" office:value="110.9" calcext:value-type="float">
            <text:p>110.9</text:p>
          </table:table-cell>
          <table:table-cell office:value-type="float" office:value="121.89" calcext:value-type="float">
            <text:p>121.89</text:p>
          </table:table-cell>
          <table:table-cell office:value-type="float" office:value="858.92" calcext:value-type="float">
            <text:p>858.92</text:p>
          </table:table-cell>
          <table:table-cell office:value-type="float" office:value="1031.61" calcext:value-type="float">
            <text:p>1031.61</text:p>
          </table:table-cell>
        </table:table-row>
        <table:table-row table:style-name="ro1">
          <table:table-cell office:value-type="float" office:value="25646481" calcext:value-type="float">
            <text:p>25646481</text:p>
          </table:table-cell>
          <table:table-cell table:formula="of:=[.A1605]/1000/(60*60*24)" office:value-type="time" office:time-value="PT07H07M26.481S" calcext:value-type="time">
            <text:p>07:07:26</text:p>
          </table:table-cell>
          <table:table-cell office:value-type="float" office:value="1.1" calcext:value-type="float">
            <text:p>1.1</text:p>
          </table:table-cell>
          <table:table-cell office:value-type="float" office:value="110.8" calcext:value-type="float">
            <text:p>110.8</text:p>
          </table:table-cell>
          <table:table-cell office:value-type="float" office:value="121.78" calcext:value-type="float">
            <text:p>121.78</text:p>
          </table:table-cell>
          <table:table-cell office:value-type="float" office:value="859.41" calcext:value-type="float">
            <text:p>859.41</text:p>
          </table:table-cell>
          <table:table-cell office:value-type="float" office:value="1032.15" calcext:value-type="float">
            <text:p>1032.15</text:p>
          </table:table-cell>
        </table:table-row>
        <table:table-row table:style-name="ro1">
          <table:table-cell office:value-type="float" office:value="25662481" calcext:value-type="float">
            <text:p>25662481</text:p>
          </table:table-cell>
          <table:table-cell table:formula="of:=[.A1606]/1000/(60*60*24)" office:value-type="time" office:time-value="PT07H07M42.481S" calcext:value-type="time">
            <text:p>07:07:42</text:p>
          </table:table-cell>
          <table:table-cell office:value-type="float" office:value="1.1" calcext:value-type="float">
            <text:p>1.1</text:p>
          </table:table-cell>
          <table:table-cell office:value-type="float" office:value="110.8" calcext:value-type="float">
            <text:p>110.8</text:p>
          </table:table-cell>
          <table:table-cell office:value-type="float" office:value="121.78" calcext:value-type="float">
            <text:p>121.78</text:p>
          </table:table-cell>
          <table:table-cell office:value-type="float" office:value="859.9" calcext:value-type="float">
            <text:p>859.9</text:p>
          </table:table-cell>
          <table:table-cell office:value-type="float" office:value="1032.69" calcext:value-type="float">
            <text:p>1032.69</text:p>
          </table:table-cell>
        </table:table-row>
        <table:table-row table:style-name="ro1">
          <table:table-cell office:value-type="float" office:value="25678481" calcext:value-type="float">
            <text:p>25678481</text:p>
          </table:table-cell>
          <table:table-cell table:formula="of:=[.A1607]/1000/(60*60*24)" office:value-type="time" office:time-value="PT07H07M58.481S" calcext:value-type="time">
            <text:p>07:07:58</text:p>
          </table:table-cell>
          <table:table-cell office:value-type="float" office:value="1.1" calcext:value-type="float">
            <text:p>1.1</text:p>
          </table:table-cell>
          <table:table-cell office:value-type="float" office:value="110.8" calcext:value-type="float">
            <text:p>110.8</text:p>
          </table:table-cell>
          <table:table-cell office:value-type="float" office:value="121.78" calcext:value-type="float">
            <text:p>121.78</text:p>
          </table:table-cell>
          <table:table-cell office:value-type="float" office:value="860.39" calcext:value-type="float">
            <text:p>860.39</text:p>
          </table:table-cell>
          <table:table-cell office:value-type="float" office:value="1033.23" calcext:value-type="float">
            <text:p>1033.23</text:p>
          </table:table-cell>
        </table:table-row>
        <table:table-row table:style-name="ro1">
          <table:table-cell office:value-type="float" office:value="25694481" calcext:value-type="float">
            <text:p>25694481</text:p>
          </table:table-cell>
          <table:table-cell table:formula="of:=[.A1608]/1000/(60*60*24)" office:value-type="time" office:time-value="PT07H08M14.481S" calcext:value-type="time">
            <text:p>07:08:14</text:p>
          </table:table-cell>
          <table:table-cell office:value-type="float" office:value="1.1" calcext:value-type="float">
            <text:p>1.1</text:p>
          </table:table-cell>
          <table:table-cell office:value-type="float" office:value="110.7" calcext:value-type="float">
            <text:p>110.7</text:p>
          </table:table-cell>
          <table:table-cell office:value-type="float" office:value="121.67" calcext:value-type="float">
            <text:p>121.67</text:p>
          </table:table-cell>
          <table:table-cell office:value-type="float" office:value="860.89" calcext:value-type="float">
            <text:p>860.89</text:p>
          </table:table-cell>
          <table:table-cell office:value-type="float" office:value="1033.77" calcext:value-type="float">
            <text:p>1033.77</text:p>
          </table:table-cell>
        </table:table-row>
        <table:table-row table:style-name="ro1">
          <table:table-cell office:value-type="float" office:value="25710481" calcext:value-type="float">
            <text:p>25710481</text:p>
          </table:table-cell>
          <table:table-cell table:formula="of:=[.A1609]/1000/(60*60*24)" office:value-type="time" office:time-value="PT07H08M30.481S" calcext:value-type="time">
            <text:p>07:08:30</text:p>
          </table:table-cell>
          <table:table-cell office:value-type="float" office:value="1.1" calcext:value-type="float">
            <text:p>1.1</text:p>
          </table:table-cell>
          <table:table-cell office:value-type="float" office:value="110.7" calcext:value-type="float">
            <text:p>110.7</text:p>
          </table:table-cell>
          <table:table-cell office:value-type="float" office:value="121.67" calcext:value-type="float">
            <text:p>121.67</text:p>
          </table:table-cell>
          <table:table-cell office:value-type="float" office:value="861.38" calcext:value-type="float">
            <text:p>861.38</text:p>
          </table:table-cell>
          <table:table-cell office:value-type="float" office:value="1034.31" calcext:value-type="float">
            <text:p>1034.31</text:p>
          </table:table-cell>
        </table:table-row>
        <table:table-row table:style-name="ro1">
          <table:table-cell office:value-type="float" office:value="25726481" calcext:value-type="float">
            <text:p>25726481</text:p>
          </table:table-cell>
          <table:table-cell table:formula="of:=[.A1610]/1000/(60*60*24)" office:value-type="time" office:time-value="PT07H08M46.481S" calcext:value-type="time">
            <text:p>07:08:46</text:p>
          </table:table-cell>
          <table:table-cell office:value-type="float" office:value="1.1" calcext:value-type="float">
            <text:p>1.1</text:p>
          </table:table-cell>
          <table:table-cell office:value-type="float" office:value="110.7" calcext:value-type="float">
            <text:p>110.7</text:p>
          </table:table-cell>
          <table:table-cell office:value-type="float" office:value="121.22" calcext:value-type="float">
            <text:p>121.22</text:p>
          </table:table-cell>
          <table:table-cell office:value-type="float" office:value="861.87" calcext:value-type="float">
            <text:p>861.87</text:p>
          </table:table-cell>
          <table:table-cell office:value-type="float" office:value="1034.85" calcext:value-type="float">
            <text:p>1034.85</text:p>
          </table:table-cell>
        </table:table-row>
        <table:table-row table:style-name="ro1">
          <table:table-cell office:value-type="float" office:value="25742481" calcext:value-type="float">
            <text:p>25742481</text:p>
          </table:table-cell>
          <table:table-cell table:formula="of:=[.A1611]/1000/(60*60*24)" office:value-type="time" office:time-value="PT07H09M02.481S" calcext:value-type="time">
            <text:p>07:09:02</text:p>
          </table:table-cell>
          <table:table-cell office:value-type="float" office:value="1.1" calcext:value-type="float">
            <text:p>1.1</text:p>
          </table:table-cell>
          <table:table-cell office:value-type="float" office:value="110.6" calcext:value-type="float">
            <text:p>110.6</text:p>
          </table:table-cell>
          <table:table-cell office:value-type="float" office:value="121.56" calcext:value-type="float">
            <text:p>121.56</text:p>
          </table:table-cell>
          <table:table-cell office:value-type="float" office:value="862.36" calcext:value-type="float">
            <text:p>862.36</text:p>
          </table:table-cell>
          <table:table-cell office:value-type="float" office:value="1035.39" calcext:value-type="float">
            <text:p>1035.39</text:p>
          </table:table-cell>
        </table:table-row>
        <table:table-row table:style-name="ro1">
          <table:table-cell office:value-type="float" office:value="25758481" calcext:value-type="float">
            <text:p>25758481</text:p>
          </table:table-cell>
          <table:table-cell table:formula="of:=[.A1612]/1000/(60*60*24)" office:value-type="time" office:time-value="PT07H09M18.481S" calcext:value-type="time">
            <text:p>07:09:18</text:p>
          </table:table-cell>
          <table:table-cell office:value-type="float" office:value="1.1" calcext:value-type="float">
            <text:p>1.1</text:p>
          </table:table-cell>
          <table:table-cell office:value-type="float" office:value="110.5" calcext:value-type="float">
            <text:p>110.5</text:p>
          </table:table-cell>
          <table:table-cell office:value-type="float" office:value="121" calcext:value-type="float">
            <text:p>121</text:p>
          </table:table-cell>
          <table:table-cell office:value-type="float" office:value="862.85" calcext:value-type="float">
            <text:p>862.85</text:p>
          </table:table-cell>
          <table:table-cell office:value-type="float" office:value="1035.93" calcext:value-type="float">
            <text:p>1035.93</text:p>
          </table:table-cell>
        </table:table-row>
        <table:table-row table:style-name="ro1">
          <table:table-cell office:value-type="float" office:value="25774481" calcext:value-type="float">
            <text:p>25774481</text:p>
          </table:table-cell>
          <table:table-cell table:formula="of:=[.A1613]/1000/(60*60*24)" office:value-type="time" office:time-value="PT07H09M34.481S" calcext:value-type="time">
            <text:p>07:09:34</text:p>
          </table:table-cell>
          <table:table-cell office:value-type="float" office:value="1.1" calcext:value-type="float">
            <text:p>1.1</text:p>
          </table:table-cell>
          <table:table-cell office:value-type="float" office:value="110.5" calcext:value-type="float">
            <text:p>110.5</text:p>
          </table:table-cell>
          <table:table-cell office:value-type="float" office:value="121" calcext:value-type="float">
            <text:p>121</text:p>
          </table:table-cell>
          <table:table-cell office:value-type="float" office:value="863.34" calcext:value-type="float">
            <text:p>863.34</text:p>
          </table:table-cell>
          <table:table-cell office:value-type="float" office:value="1036.47" calcext:value-type="float">
            <text:p>1036.47</text:p>
          </table:table-cell>
        </table:table-row>
        <table:table-row table:style-name="ro1">
          <table:table-cell office:value-type="float" office:value="25790481" calcext:value-type="float">
            <text:p>25790481</text:p>
          </table:table-cell>
          <table:table-cell table:formula="of:=[.A1614]/1000/(60*60*24)" office:value-type="time" office:time-value="PT07H09M50.481S" calcext:value-type="time">
            <text:p>07:09:50</text:p>
          </table:table-cell>
          <table:table-cell office:value-type="float" office:value="1.1" calcext:value-type="float">
            <text:p>1.1</text:p>
          </table:table-cell>
          <table:table-cell office:value-type="float" office:value="110.4" calcext:value-type="float">
            <text:p>110.4</text:p>
          </table:table-cell>
          <table:table-cell office:value-type="float" office:value="120.89" calcext:value-type="float">
            <text:p>120.89</text:p>
          </table:table-cell>
          <table:table-cell office:value-type="float" office:value="863.84" calcext:value-type="float">
            <text:p>863.84</text:p>
          </table:table-cell>
          <table:table-cell office:value-type="float" office:value="1037.01" calcext:value-type="float">
            <text:p>1037.01</text:p>
          </table:table-cell>
        </table:table-row>
        <table:table-row table:style-name="ro1">
          <table:table-cell office:value-type="float" office:value="25806481" calcext:value-type="float">
            <text:p>25806481</text:p>
          </table:table-cell>
          <table:table-cell table:formula="of:=[.A1615]/1000/(60*60*24)" office:value-type="time" office:time-value="PT07H10M06.481S" calcext:value-type="time">
            <text:p>07:10:06</text:p>
          </table:table-cell>
          <table:table-cell office:value-type="float" office:value="1.1" calcext:value-type="float">
            <text:p>1.1</text:p>
          </table:table-cell>
          <table:table-cell office:value-type="float" office:value="110.4" calcext:value-type="float">
            <text:p>110.4</text:p>
          </table:table-cell>
          <table:table-cell office:value-type="float" office:value="120.89" calcext:value-type="float">
            <text:p>120.89</text:p>
          </table:table-cell>
          <table:table-cell office:value-type="float" office:value="864.33" calcext:value-type="float">
            <text:p>864.33</text:p>
          </table:table-cell>
          <table:table-cell office:value-type="float" office:value="1037.54" calcext:value-type="float">
            <text:p>1037.54</text:p>
          </table:table-cell>
        </table:table-row>
        <table:table-row table:style-name="ro1">
          <table:table-cell office:value-type="float" office:value="25822481" calcext:value-type="float">
            <text:p>25822481</text:p>
          </table:table-cell>
          <table:table-cell table:formula="of:=[.A1616]/1000/(60*60*24)" office:value-type="time" office:time-value="PT07H10M22.481S" calcext:value-type="time">
            <text:p>07:10:22</text:p>
          </table:table-cell>
          <table:table-cell office:value-type="float" office:value="1.1" calcext:value-type="float">
            <text:p>1.1</text:p>
          </table:table-cell>
          <table:table-cell office:value-type="float" office:value="110.4" calcext:value-type="float">
            <text:p>110.4</text:p>
          </table:table-cell>
          <table:table-cell office:value-type="float" office:value="120.89" calcext:value-type="float">
            <text:p>120.89</text:p>
          </table:table-cell>
          <table:table-cell office:value-type="float" office:value="864.82" calcext:value-type="float">
            <text:p>864.82</text:p>
          </table:table-cell>
          <table:table-cell office:value-type="float" office:value="1038.08" calcext:value-type="float">
            <text:p>1038.08</text:p>
          </table:table-cell>
        </table:table-row>
        <table:table-row table:style-name="ro1">
          <table:table-cell office:value-type="float" office:value="25838481" calcext:value-type="float">
            <text:p>25838481</text:p>
          </table:table-cell>
          <table:table-cell table:formula="of:=[.A1617]/1000/(60*60*24)" office:value-type="time" office:time-value="PT07H10M38.481S" calcext:value-type="time">
            <text:p>07:10:38</text:p>
          </table:table-cell>
          <table:table-cell office:value-type="float" office:value="1.1" calcext:value-type="float">
            <text:p>1.1</text:p>
          </table:table-cell>
          <table:table-cell office:value-type="float" office:value="110.3" calcext:value-type="float">
            <text:p>110.3</text:p>
          </table:table-cell>
          <table:table-cell office:value-type="float" office:value="120.78" calcext:value-type="float">
            <text:p>120.78</text:p>
          </table:table-cell>
          <table:table-cell office:value-type="float" office:value="865.31" calcext:value-type="float">
            <text:p>865.31</text:p>
          </table:table-cell>
          <table:table-cell office:value-type="float" office:value="1038.62" calcext:value-type="float">
            <text:p>1038.62</text:p>
          </table:table-cell>
        </table:table-row>
        <table:table-row table:style-name="ro1">
          <table:table-cell office:value-type="float" office:value="25854481" calcext:value-type="float">
            <text:p>25854481</text:p>
          </table:table-cell>
          <table:table-cell table:formula="of:=[.A1618]/1000/(60*60*24)" office:value-type="time" office:time-value="PT07H10M54.481S" calcext:value-type="time">
            <text:p>07:10:54</text:p>
          </table:table-cell>
          <table:table-cell office:value-type="float" office:value="1.1" calcext:value-type="float">
            <text:p>1.1</text:p>
          </table:table-cell>
          <table:table-cell office:value-type="float" office:value="110.2" calcext:value-type="float">
            <text:p>110.2</text:p>
          </table:table-cell>
          <table:table-cell office:value-type="float" office:value="120.67" calcext:value-type="float">
            <text:p>120.67</text:p>
          </table:table-cell>
          <table:table-cell office:value-type="float" office:value="865.8" calcext:value-type="float">
            <text:p>865.8</text:p>
          </table:table-cell>
          <table:table-cell office:value-type="float" office:value="1039.15" calcext:value-type="float">
            <text:p>1039.15</text:p>
          </table:table-cell>
        </table:table-row>
        <table:table-row table:style-name="ro1">
          <table:table-cell office:value-type="float" office:value="25870481" calcext:value-type="float">
            <text:p>25870481</text:p>
          </table:table-cell>
          <table:table-cell table:formula="of:=[.A1619]/1000/(60*60*24)" office:value-type="time" office:time-value="PT07H11M10.481S" calcext:value-type="time">
            <text:p>07:11:10</text:p>
          </table:table-cell>
          <table:table-cell office:value-type="float" office:value="1.09" calcext:value-type="float">
            <text:p>1.09</text:p>
          </table:table-cell>
          <table:table-cell office:value-type="float" office:value="110.2" calcext:value-type="float">
            <text:p>110.2</text:p>
          </table:table-cell>
          <table:table-cell office:value-type="float" office:value="120.23" calcext:value-type="float">
            <text:p>120.23</text:p>
          </table:table-cell>
          <table:table-cell office:value-type="float" office:value="866.29" calcext:value-type="float">
            <text:p>866.29</text:p>
          </table:table-cell>
          <table:table-cell office:value-type="float" office:value="1039.69" calcext:value-type="float">
            <text:p>1039.69</text:p>
          </table:table-cell>
        </table:table-row>
        <table:table-row table:style-name="ro1">
          <table:table-cell office:value-type="float" office:value="25886481" calcext:value-type="float">
            <text:p>25886481</text:p>
          </table:table-cell>
          <table:table-cell table:formula="of:=[.A1620]/1000/(60*60*24)" office:value-type="time" office:time-value="PT07H11M26.481S" calcext:value-type="time">
            <text:p>07:11:26</text:p>
          </table:table-cell>
          <table:table-cell office:value-type="float" office:value="1.1" calcext:value-type="float">
            <text:p>1.1</text:p>
          </table:table-cell>
          <table:table-cell office:value-type="float" office:value="110.2" calcext:value-type="float">
            <text:p>110.2</text:p>
          </table:table-cell>
          <table:table-cell office:value-type="float" office:value="120.67" calcext:value-type="float">
            <text:p>120.67</text:p>
          </table:table-cell>
          <table:table-cell office:value-type="float" office:value="866.78" calcext:value-type="float">
            <text:p>866.78</text:p>
          </table:table-cell>
          <table:table-cell office:value-type="float" office:value="1040.23" calcext:value-type="float">
            <text:p>1040.23</text:p>
          </table:table-cell>
        </table:table-row>
        <table:table-row table:style-name="ro1">
          <table:table-cell office:value-type="float" office:value="25902481" calcext:value-type="float">
            <text:p>25902481</text:p>
          </table:table-cell>
          <table:table-cell table:formula="of:=[.A1621]/1000/(60*60*24)" office:value-type="time" office:time-value="PT07H11M42.481S" calcext:value-type="time">
            <text:p>07:11:42</text:p>
          </table:table-cell>
          <table:table-cell office:value-type="float" office:value="1.09" calcext:value-type="float">
            <text:p>1.09</text:p>
          </table:table-cell>
          <table:table-cell office:value-type="float" office:value="110.1" calcext:value-type="float">
            <text:p>110.1</text:p>
          </table:table-cell>
          <table:table-cell office:value-type="float" office:value="120.12" calcext:value-type="float">
            <text:p>120.12</text:p>
          </table:table-cell>
          <table:table-cell office:value-type="float" office:value="867.27" calcext:value-type="float">
            <text:p>867.27</text:p>
          </table:table-cell>
          <table:table-cell office:value-type="float" office:value="1040.76" calcext:value-type="float">
            <text:p>1040.76</text:p>
          </table:table-cell>
        </table:table-row>
        <table:table-row table:style-name="ro1">
          <table:table-cell office:value-type="float" office:value="25918481" calcext:value-type="float">
            <text:p>25918481</text:p>
          </table:table-cell>
          <table:table-cell table:formula="of:=[.A1622]/1000/(60*60*24)" office:value-type="time" office:time-value="PT07H11M58.481S" calcext:value-type="time">
            <text:p>07:11:58</text:p>
          </table:table-cell>
          <table:table-cell office:value-type="float" office:value="1.09" calcext:value-type="float">
            <text:p>1.09</text:p>
          </table:table-cell>
          <table:table-cell office:value-type="float" office:value="110.1" calcext:value-type="float">
            <text:p>110.1</text:p>
          </table:table-cell>
          <table:table-cell office:value-type="float" office:value="120.12" calcext:value-type="float">
            <text:p>120.12</text:p>
          </table:table-cell>
          <table:table-cell office:value-type="float" office:value="867.76" calcext:value-type="float">
            <text:p>867.76</text:p>
          </table:table-cell>
          <table:table-cell office:value-type="float" office:value="1041.3" calcext:value-type="float">
            <text:p>1041.3</text:p>
          </table:table-cell>
        </table:table-row>
        <table:table-row table:style-name="ro1">
          <table:table-cell office:value-type="float" office:value="25934481" calcext:value-type="float">
            <text:p>25934481</text:p>
          </table:table-cell>
          <table:table-cell table:formula="of:=[.A1623]/1000/(60*60*24)" office:value-type="time" office:time-value="PT07H12M14.481S" calcext:value-type="time">
            <text:p>07:12:14</text:p>
          </table:table-cell>
          <table:table-cell office:value-type="float" office:value="1.09" calcext:value-type="float">
            <text:p>1.09</text:p>
          </table:table-cell>
          <table:table-cell office:value-type="float" office:value="110" calcext:value-type="float">
            <text:p>110</text:p>
          </table:table-cell>
          <table:table-cell office:value-type="float" office:value="120.01" calcext:value-type="float">
            <text:p>120.01</text:p>
          </table:table-cell>
          <table:table-cell office:value-type="float" office:value="868.25" calcext:value-type="float">
            <text:p>868.25</text:p>
          </table:table-cell>
          <table:table-cell office:value-type="float" office:value="1041.83" calcext:value-type="float">
            <text:p>1041.83</text:p>
          </table:table-cell>
        </table:table-row>
        <table:table-row table:style-name="ro1">
          <table:table-cell office:value-type="float" office:value="25950481" calcext:value-type="float">
            <text:p>25950481</text:p>
          </table:table-cell>
          <table:table-cell table:formula="of:=[.A1624]/1000/(60*60*24)" office:value-type="time" office:time-value="PT07H12M30.481S" calcext:value-type="time">
            <text:p>07:12:30</text:p>
          </table:table-cell>
          <table:table-cell office:value-type="float" office:value="1.09" calcext:value-type="float">
            <text:p>1.09</text:p>
          </table:table-cell>
          <table:table-cell office:value-type="float" office:value="110" calcext:value-type="float">
            <text:p>110</text:p>
          </table:table-cell>
          <table:table-cell office:value-type="float" office:value="120.01" calcext:value-type="float">
            <text:p>120.01</text:p>
          </table:table-cell>
          <table:table-cell office:value-type="float" office:value="868.73" calcext:value-type="float">
            <text:p>868.73</text:p>
          </table:table-cell>
          <table:table-cell office:value-type="float" office:value="1042.36" calcext:value-type="float">
            <text:p>1042.36</text:p>
          </table:table-cell>
        </table:table-row>
        <table:table-row table:style-name="ro1">
          <table:table-cell office:value-type="float" office:value="25966481" calcext:value-type="float">
            <text:p>25966481</text:p>
          </table:table-cell>
          <table:table-cell table:formula="of:=[.A1625]/1000/(60*60*24)" office:value-type="time" office:time-value="PT07H12M46.481S" calcext:value-type="time">
            <text:p>07:12:46</text:p>
          </table:table-cell>
          <table:table-cell office:value-type="float" office:value="1.09" calcext:value-type="float">
            <text:p>1.09</text:p>
          </table:table-cell>
          <table:table-cell office:value-type="float" office:value="109.9" calcext:value-type="float">
            <text:p>109.9</text:p>
          </table:table-cell>
          <table:table-cell office:value-type="float" office:value="119.9" calcext:value-type="float">
            <text:p>119.9</text:p>
          </table:table-cell>
          <table:table-cell office:value-type="float" office:value="869.22" calcext:value-type="float">
            <text:p>869.22</text:p>
          </table:table-cell>
          <table:table-cell office:value-type="float" office:value="1042.9" calcext:value-type="float">
            <text:p>1042.9</text:p>
          </table:table-cell>
        </table:table-row>
        <table:table-row table:style-name="ro1">
          <table:table-cell office:value-type="float" office:value="25982481" calcext:value-type="float">
            <text:p>25982481</text:p>
          </table:table-cell>
          <table:table-cell table:formula="of:=[.A1626]/1000/(60*60*24)" office:value-type="time" office:time-value="PT07H13M02.481S" calcext:value-type="time">
            <text:p>07:13:02</text:p>
          </table:table-cell>
          <table:table-cell office:value-type="float" office:value="1.09" calcext:value-type="float">
            <text:p>1.09</text:p>
          </table:table-cell>
          <table:table-cell office:value-type="float" office:value="109.9" calcext:value-type="float">
            <text:p>109.9</text:p>
          </table:table-cell>
          <table:table-cell office:value-type="float" office:value="119.9" calcext:value-type="float">
            <text:p>119.9</text:p>
          </table:table-cell>
          <table:table-cell office:value-type="float" office:value="869.71" calcext:value-type="float">
            <text:p>869.71</text:p>
          </table:table-cell>
          <table:table-cell office:value-type="float" office:value="1043.43" calcext:value-type="float">
            <text:p>1043.43</text:p>
          </table:table-cell>
        </table:table-row>
        <table:table-row table:style-name="ro1">
          <table:table-cell office:value-type="float" office:value="25998481" calcext:value-type="float">
            <text:p>25998481</text:p>
          </table:table-cell>
          <table:table-cell table:formula="of:=[.A1627]/1000/(60*60*24)" office:value-type="time" office:time-value="PT07H13M18.481S" calcext:value-type="time">
            <text:p>07:13:18</text:p>
          </table:table-cell>
          <table:table-cell office:value-type="float" office:value="1.09" calcext:value-type="float">
            <text:p>1.09</text:p>
          </table:table-cell>
          <table:table-cell office:value-type="float" office:value="109.8" calcext:value-type="float">
            <text:p>109.8</text:p>
          </table:table-cell>
          <table:table-cell office:value-type="float" office:value="119.35" calcext:value-type="float">
            <text:p>119.35</text:p>
          </table:table-cell>
          <table:table-cell office:value-type="float" office:value="870.2" calcext:value-type="float">
            <text:p>870.2</text:p>
          </table:table-cell>
          <table:table-cell office:value-type="float" office:value="1043.96" calcext:value-type="float">
            <text:p>1043.96</text:p>
          </table:table-cell>
        </table:table-row>
        <table:table-row table:style-name="ro1">
          <table:table-cell office:value-type="float" office:value="26014481" calcext:value-type="float">
            <text:p>26014481</text:p>
          </table:table-cell>
          <table:table-cell table:formula="of:=[.A1628]/1000/(60*60*24)" office:value-type="time" office:time-value="PT07H13M34.481S" calcext:value-type="time">
            <text:p>07:13:34</text:p>
          </table:table-cell>
          <table:table-cell office:value-type="float" office:value="1.09" calcext:value-type="float">
            <text:p>1.09</text:p>
          </table:table-cell>
          <table:table-cell office:value-type="float" office:value="109.8" calcext:value-type="float">
            <text:p>109.8</text:p>
          </table:table-cell>
          <table:table-cell office:value-type="float" office:value="119.79" calcext:value-type="float">
            <text:p>119.79</text:p>
          </table:table-cell>
          <table:table-cell office:value-type="float" office:value="870.69" calcext:value-type="float">
            <text:p>870.69</text:p>
          </table:table-cell>
          <table:table-cell office:value-type="float" office:value="1044.49" calcext:value-type="float">
            <text:p>1044.49</text:p>
          </table:table-cell>
        </table:table-row>
        <table:table-row table:style-name="ro1">
          <table:table-cell office:value-type="float" office:value="26030481" calcext:value-type="float">
            <text:p>26030481</text:p>
          </table:table-cell>
          <table:table-cell table:formula="of:=[.A1629]/1000/(60*60*24)" office:value-type="time" office:time-value="PT07H13M50.481S" calcext:value-type="time">
            <text:p>07:13:50</text:p>
          </table:table-cell>
          <table:table-cell office:value-type="float" office:value="1.09" calcext:value-type="float">
            <text:p>1.09</text:p>
          </table:table-cell>
          <table:table-cell office:value-type="float" office:value="109.7" calcext:value-type="float">
            <text:p>109.7</text:p>
          </table:table-cell>
          <table:table-cell office:value-type="float" office:value="119.24" calcext:value-type="float">
            <text:p>119.24</text:p>
          </table:table-cell>
          <table:table-cell office:value-type="float" office:value="871.18" calcext:value-type="float">
            <text:p>871.18</text:p>
          </table:table-cell>
          <table:table-cell office:value-type="float" office:value="1045.02" calcext:value-type="float">
            <text:p>1045.02</text:p>
          </table:table-cell>
        </table:table-row>
        <table:table-row table:style-name="ro1">
          <table:table-cell office:value-type="float" office:value="26046481" calcext:value-type="float">
            <text:p>26046481</text:p>
          </table:table-cell>
          <table:table-cell table:formula="of:=[.A1630]/1000/(60*60*24)" office:value-type="time" office:time-value="PT07H14M06.481S" calcext:value-type="time">
            <text:p>07:14:06</text:p>
          </table:table-cell>
          <table:table-cell office:value-type="float" office:value="1.09" calcext:value-type="float">
            <text:p>1.09</text:p>
          </table:table-cell>
          <table:table-cell office:value-type="float" office:value="109.6" calcext:value-type="float">
            <text:p>109.6</text:p>
          </table:table-cell>
          <table:table-cell office:value-type="float" office:value="119.13" calcext:value-type="float">
            <text:p>119.13</text:p>
          </table:table-cell>
          <table:table-cell office:value-type="float" office:value="871.66" calcext:value-type="float">
            <text:p>871.66</text:p>
          </table:table-cell>
          <table:table-cell office:value-type="float" office:value="1045.55" calcext:value-type="float">
            <text:p>1045.55</text:p>
          </table:table-cell>
        </table:table-row>
        <table:table-row table:style-name="ro1">
          <table:table-cell office:value-type="float" office:value="26062481" calcext:value-type="float">
            <text:p>26062481</text:p>
          </table:table-cell>
          <table:table-cell table:formula="of:=[.A1631]/1000/(60*60*24)" office:value-type="time" office:time-value="PT07H14M22.481S" calcext:value-type="time">
            <text:p>07:14:22</text:p>
          </table:table-cell>
          <table:table-cell office:value-type="float" office:value="1.09" calcext:value-type="float">
            <text:p>1.09</text:p>
          </table:table-cell>
          <table:table-cell office:value-type="float" office:value="109.6" calcext:value-type="float">
            <text:p>109.6</text:p>
          </table:table-cell>
          <table:table-cell office:value-type="float" office:value="119.13" calcext:value-type="float">
            <text:p>119.13</text:p>
          </table:table-cell>
          <table:table-cell office:value-type="float" office:value="872.15" calcext:value-type="float">
            <text:p>872.15</text:p>
          </table:table-cell>
          <table:table-cell office:value-type="float" office:value="1046.08" calcext:value-type="float">
            <text:p>1046.08</text:p>
          </table:table-cell>
        </table:table-row>
        <table:table-row table:style-name="ro1">
          <table:table-cell office:value-type="float" office:value="26078481" calcext:value-type="float">
            <text:p>26078481</text:p>
          </table:table-cell>
          <table:table-cell table:formula="of:=[.A1632]/1000/(60*60*24)" office:value-type="time" office:time-value="PT07H14M38.481S" calcext:value-type="time">
            <text:p>07:14:38</text:p>
          </table:table-cell>
          <table:table-cell office:value-type="float" office:value="1.09" calcext:value-type="float">
            <text:p>1.09</text:p>
          </table:table-cell>
          <table:table-cell office:value-type="float" office:value="109.6" calcext:value-type="float">
            <text:p>109.6</text:p>
          </table:table-cell>
          <table:table-cell office:value-type="float" office:value="119.13" calcext:value-type="float">
            <text:p>119.13</text:p>
          </table:table-cell>
          <table:table-cell office:value-type="float" office:value="872.64" calcext:value-type="float">
            <text:p>872.64</text:p>
          </table:table-cell>
          <table:table-cell office:value-type="float" office:value="1046.61" calcext:value-type="float">
            <text:p>1046.61</text:p>
          </table:table-cell>
        </table:table-row>
        <table:table-row table:style-name="ro1">
          <table:table-cell office:value-type="float" office:value="26094481" calcext:value-type="float">
            <text:p>26094481</text:p>
          </table:table-cell>
          <table:table-cell table:formula="of:=[.A1633]/1000/(60*60*24)" office:value-type="time" office:time-value="PT07H14M54.481S" calcext:value-type="time">
            <text:p>07:14:54</text:p>
          </table:table-cell>
          <table:table-cell office:value-type="float" office:value="1.09" calcext:value-type="float">
            <text:p>1.09</text:p>
          </table:table-cell>
          <table:table-cell office:value-type="float" office:value="109.5" calcext:value-type="float">
            <text:p>109.5</text:p>
          </table:table-cell>
          <table:table-cell office:value-type="float" office:value="119.02" calcext:value-type="float">
            <text:p>119.02</text:p>
          </table:table-cell>
          <table:table-cell office:value-type="float" office:value="873.12" calcext:value-type="float">
            <text:p>873.12</text:p>
          </table:table-cell>
          <table:table-cell office:value-type="float" office:value="1047.14" calcext:value-type="float">
            <text:p>1047.14</text:p>
          </table:table-cell>
        </table:table-row>
        <table:table-row table:style-name="ro1">
          <table:table-cell office:value-type="float" office:value="26110481" calcext:value-type="float">
            <text:p>26110481</text:p>
          </table:table-cell>
          <table:table-cell table:formula="of:=[.A1634]/1000/(60*60*24)" office:value-type="time" office:time-value="PT07H15M10.481S" calcext:value-type="time">
            <text:p>07:15:10</text:p>
          </table:table-cell>
          <table:table-cell office:value-type="float" office:value="1.09" calcext:value-type="float">
            <text:p>1.09</text:p>
          </table:table-cell>
          <table:table-cell office:value-type="float" office:value="109.4" calcext:value-type="float">
            <text:p>109.4</text:p>
          </table:table-cell>
          <table:table-cell office:value-type="float" office:value="118.91" calcext:value-type="float">
            <text:p>118.91</text:p>
          </table:table-cell>
          <table:table-cell office:value-type="float" office:value="873.61" calcext:value-type="float">
            <text:p>873.61</text:p>
          </table:table-cell>
          <table:table-cell office:value-type="float" office:value="1047.67" calcext:value-type="float">
            <text:p>1047.67</text:p>
          </table:table-cell>
        </table:table-row>
        <table:table-row table:style-name="ro1">
          <table:table-cell office:value-type="float" office:value="26126481" calcext:value-type="float">
            <text:p>26126481</text:p>
          </table:table-cell>
          <table:table-cell table:formula="of:=[.A1635]/1000/(60*60*24)" office:value-type="time" office:time-value="PT07H15M26.481S" calcext:value-type="time">
            <text:p>07:15:26</text:p>
          </table:table-cell>
          <table:table-cell office:value-type="float" office:value="1.08" calcext:value-type="float">
            <text:p>1.08</text:p>
          </table:table-cell>
          <table:table-cell office:value-type="float" office:value="109.4" calcext:value-type="float">
            <text:p>109.4</text:p>
          </table:table-cell>
          <table:table-cell office:value-type="float" office:value="118.47" calcext:value-type="float">
            <text:p>118.47</text:p>
          </table:table-cell>
          <table:table-cell office:value-type="float" office:value="874.1" calcext:value-type="float">
            <text:p>874.1</text:p>
          </table:table-cell>
          <table:table-cell office:value-type="float" office:value="1048.2" calcext:value-type="float">
            <text:p>1048.2</text:p>
          </table:table-cell>
        </table:table-row>
        <table:table-row table:style-name="ro1">
          <table:table-cell office:value-type="float" office:value="26142481" calcext:value-type="float">
            <text:p>26142481</text:p>
          </table:table-cell>
          <table:table-cell table:formula="of:=[.A1636]/1000/(60*60*24)" office:value-type="time" office:time-value="PT07H15M42.481S" calcext:value-type="time">
            <text:p>07:15:42</text:p>
          </table:table-cell>
          <table:table-cell office:value-type="float" office:value="1.09" calcext:value-type="float">
            <text:p>1.09</text:p>
          </table:table-cell>
          <table:table-cell office:value-type="float" office:value="109.3" calcext:value-type="float">
            <text:p>109.3</text:p>
          </table:table-cell>
          <table:table-cell office:value-type="float" office:value="118.8" calcext:value-type="float">
            <text:p>118.8</text:p>
          </table:table-cell>
          <table:table-cell office:value-type="float" office:value="874.58" calcext:value-type="float">
            <text:p>874.58</text:p>
          </table:table-cell>
          <table:table-cell office:value-type="float" office:value="1048.73" calcext:value-type="float">
            <text:p>1048.73</text:p>
          </table:table-cell>
        </table:table-row>
        <table:table-row table:style-name="ro1">
          <table:table-cell office:value-type="float" office:value="26158481" calcext:value-type="float">
            <text:p>26158481</text:p>
          </table:table-cell>
          <table:table-cell table:formula="of:=[.A1637]/1000/(60*60*24)" office:value-type="time" office:time-value="PT07H15M58.481S" calcext:value-type="time">
            <text:p>07:15:58</text:p>
          </table:table-cell>
          <table:table-cell office:value-type="float" office:value="1.08" calcext:value-type="float">
            <text:p>1.08</text:p>
          </table:table-cell>
          <table:table-cell office:value-type="float" office:value="109.3" calcext:value-type="float">
            <text:p>109.3</text:p>
          </table:table-cell>
          <table:table-cell office:value-type="float" office:value="118.36" calcext:value-type="float">
            <text:p>118.36</text:p>
          </table:table-cell>
          <table:table-cell office:value-type="float" office:value="875.07" calcext:value-type="float">
            <text:p>875.07</text:p>
          </table:table-cell>
          <table:table-cell office:value-type="float" office:value="1049.25" calcext:value-type="float">
            <text:p>1049.25</text:p>
          </table:table-cell>
        </table:table-row>
        <table:table-row table:style-name="ro1">
          <table:table-cell office:value-type="float" office:value="26174481" calcext:value-type="float">
            <text:p>26174481</text:p>
          </table:table-cell>
          <table:table-cell table:formula="of:=[.A1638]/1000/(60*60*24)" office:value-type="time" office:time-value="PT07H16M14.481S" calcext:value-type="time">
            <text:p>07:16:14</text:p>
          </table:table-cell>
          <table:table-cell office:value-type="float" office:value="1.08" calcext:value-type="float">
            <text:p>1.08</text:p>
          </table:table-cell>
          <table:table-cell office:value-type="float" office:value="109.2" calcext:value-type="float">
            <text:p>109.2</text:p>
          </table:table-cell>
          <table:table-cell office:value-type="float" office:value="118.25" calcext:value-type="float">
            <text:p>118.25</text:p>
          </table:table-cell>
          <table:table-cell office:value-type="float" office:value="875.55" calcext:value-type="float">
            <text:p>875.55</text:p>
          </table:table-cell>
          <table:table-cell office:value-type="float" office:value="1049.78" calcext:value-type="float">
            <text:p>1049.78</text:p>
          </table:table-cell>
        </table:table-row>
        <table:table-row table:style-name="ro1">
          <table:table-cell office:value-type="float" office:value="26190481" calcext:value-type="float">
            <text:p>26190481</text:p>
          </table:table-cell>
          <table:table-cell table:formula="of:=[.A1639]/1000/(60*60*24)" office:value-type="time" office:time-value="PT07H16M30.481S" calcext:value-type="time">
            <text:p>07:16:30</text:p>
          </table:table-cell>
          <table:table-cell office:value-type="float" office:value="1.08" calcext:value-type="float">
            <text:p>1.08</text:p>
          </table:table-cell>
          <table:table-cell office:value-type="float" office:value="109.2" calcext:value-type="float">
            <text:p>109.2</text:p>
          </table:table-cell>
          <table:table-cell office:value-type="float" office:value="118.25" calcext:value-type="float">
            <text:p>118.25</text:p>
          </table:table-cell>
          <table:table-cell office:value-type="float" office:value="876.04" calcext:value-type="float">
            <text:p>876.04</text:p>
          </table:table-cell>
          <table:table-cell office:value-type="float" office:value="1050.31" calcext:value-type="float">
            <text:p>1050.31</text:p>
          </table:table-cell>
        </table:table-row>
        <table:table-row table:style-name="ro1">
          <table:table-cell office:value-type="float" office:value="26206481" calcext:value-type="float">
            <text:p>26206481</text:p>
          </table:table-cell>
          <table:table-cell table:formula="of:=[.A1640]/1000/(60*60*24)" office:value-type="time" office:time-value="PT07H16M46.481S" calcext:value-type="time">
            <text:p>07:16:46</text:p>
          </table:table-cell>
          <table:table-cell office:value-type="float" office:value="1.08" calcext:value-type="float">
            <text:p>1.08</text:p>
          </table:table-cell>
          <table:table-cell office:value-type="float" office:value="109.1" calcext:value-type="float">
            <text:p>109.1</text:p>
          </table:table-cell>
          <table:table-cell office:value-type="float" office:value="118.15" calcext:value-type="float">
            <text:p>118.15</text:p>
          </table:table-cell>
          <table:table-cell office:value-type="float" office:value="876.52" calcext:value-type="float">
            <text:p>876.52</text:p>
          </table:table-cell>
          <table:table-cell office:value-type="float" office:value="1050.83" calcext:value-type="float">
            <text:p>1050.83</text:p>
          </table:table-cell>
        </table:table-row>
        <table:table-row table:style-name="ro1">
          <table:table-cell office:value-type="float" office:value="26222481" calcext:value-type="float">
            <text:p>26222481</text:p>
          </table:table-cell>
          <table:table-cell table:formula="of:=[.A1641]/1000/(60*60*24)" office:value-type="time" office:time-value="PT07H17M02.481S" calcext:value-type="time">
            <text:p>07:17:02</text:p>
          </table:table-cell>
          <table:table-cell office:value-type="float" office:value="1.08" calcext:value-type="float">
            <text:p>1.08</text:p>
          </table:table-cell>
          <table:table-cell office:value-type="float" office:value="109.1" calcext:value-type="float">
            <text:p>109.1</text:p>
          </table:table-cell>
          <table:table-cell office:value-type="float" office:value="118.15" calcext:value-type="float">
            <text:p>118.15</text:p>
          </table:table-cell>
          <table:table-cell office:value-type="float" office:value="877.01" calcext:value-type="float">
            <text:p>877.01</text:p>
          </table:table-cell>
          <table:table-cell office:value-type="float" office:value="1051.36" calcext:value-type="float">
            <text:p>1051.36</text:p>
          </table:table-cell>
        </table:table-row>
        <table:table-row table:style-name="ro1">
          <table:table-cell office:value-type="float" office:value="26238481" calcext:value-type="float">
            <text:p>26238481</text:p>
          </table:table-cell>
          <table:table-cell table:formula="of:=[.A1642]/1000/(60*60*24)" office:value-type="time" office:time-value="PT07H17M18.481S" calcext:value-type="time">
            <text:p>07:17:18</text:p>
          </table:table-cell>
          <table:table-cell office:value-type="float" office:value="1.08" calcext:value-type="float">
            <text:p>1.08</text:p>
          </table:table-cell>
          <table:table-cell office:value-type="float" office:value="109" calcext:value-type="float">
            <text:p>109</text:p>
          </table:table-cell>
          <table:table-cell office:value-type="float" office:value="118.04" calcext:value-type="float">
            <text:p>118.04</text:p>
          </table:table-cell>
          <table:table-cell office:value-type="float" office:value="877.49" calcext:value-type="float">
            <text:p>877.49</text:p>
          </table:table-cell>
          <table:table-cell office:value-type="float" office:value="1051.88" calcext:value-type="float">
            <text:p>1051.88</text:p>
          </table:table-cell>
        </table:table-row>
        <table:table-row table:style-name="ro1">
          <table:table-cell office:value-type="float" office:value="26254481" calcext:value-type="float">
            <text:p>26254481</text:p>
          </table:table-cell>
          <table:table-cell table:formula="of:=[.A1643]/1000/(60*60*24)" office:value-type="time" office:time-value="PT07H17M34.481S" calcext:value-type="time">
            <text:p>07:17:34</text:p>
          </table:table-cell>
          <table:table-cell office:value-type="float" office:value="1.08" calcext:value-type="float">
            <text:p>1.08</text:p>
          </table:table-cell>
          <table:table-cell office:value-type="float" office:value="109" calcext:value-type="float">
            <text:p>109</text:p>
          </table:table-cell>
          <table:table-cell office:value-type="float" office:value="117.6" calcext:value-type="float">
            <text:p>117.6</text:p>
          </table:table-cell>
          <table:table-cell office:value-type="float" office:value="877.98" calcext:value-type="float">
            <text:p>877.98</text:p>
          </table:table-cell>
          <table:table-cell office:value-type="float" office:value="1052.41" calcext:value-type="float">
            <text:p>1052.41</text:p>
          </table:table-cell>
        </table:table-row>
        <table:table-row table:style-name="ro1">
          <table:table-cell office:value-type="float" office:value="26270479" calcext:value-type="float">
            <text:p>26270479</text:p>
          </table:table-cell>
          <table:table-cell table:formula="of:=[.A1644]/1000/(60*60*24)" office:value-type="time" office:time-value="PT07H17M50.479S" calcext:value-type="time">
            <text:p>07:17:50</text:p>
          </table:table-cell>
          <table:table-cell office:value-type="float" office:value="1.08" calcext:value-type="float">
            <text:p>1.08</text:p>
          </table:table-cell>
          <table:table-cell office:value-type="float" office:value="108.9" calcext:value-type="float">
            <text:p>108.9</text:p>
          </table:table-cell>
          <table:table-cell office:value-type="float" office:value="117.49" calcext:value-type="float">
            <text:p>117.49</text:p>
          </table:table-cell>
          <table:table-cell office:value-type="float" office:value="878.46" calcext:value-type="float">
            <text:p>878.46</text:p>
          </table:table-cell>
          <table:table-cell office:value-type="float" office:value="1052.93" calcext:value-type="float">
            <text:p>1052.93</text:p>
          </table:table-cell>
        </table:table-row>
        <table:table-row table:style-name="ro1">
          <table:table-cell office:value-type="float" office:value="26286481" calcext:value-type="float">
            <text:p>26286481</text:p>
          </table:table-cell>
          <table:table-cell table:formula="of:=[.A1645]/1000/(60*60*24)" office:value-type="time" office:time-value="PT07H18M06.481S" calcext:value-type="time">
            <text:p>07:18:06</text:p>
          </table:table-cell>
          <table:table-cell office:value-type="float" office:value="1.08" calcext:value-type="float">
            <text:p>1.08</text:p>
          </table:table-cell>
          <table:table-cell office:value-type="float" office:value="108.8" calcext:value-type="float">
            <text:p>108.8</text:p>
          </table:table-cell>
          <table:table-cell office:value-type="float" office:value="117.38" calcext:value-type="float">
            <text:p>117.38</text:p>
          </table:table-cell>
          <table:table-cell office:value-type="float" office:value="878.95" calcext:value-type="float">
            <text:p>878.95</text:p>
          </table:table-cell>
          <table:table-cell office:value-type="float" office:value="1053.45" calcext:value-type="float">
            <text:p>1053.45</text:p>
          </table:table-cell>
        </table:table-row>
        <table:table-row table:style-name="ro1">
          <table:table-cell office:value-type="float" office:value="26302481" calcext:value-type="float">
            <text:p>26302481</text:p>
          </table:table-cell>
          <table:table-cell table:formula="of:=[.A1646]/1000/(60*60*24)" office:value-type="time" office:time-value="PT07H18M22.481S" calcext:value-type="time">
            <text:p>07:18:22</text:p>
          </table:table-cell>
          <table:table-cell office:value-type="float" office:value="1.08" calcext:value-type="float">
            <text:p>1.08</text:p>
          </table:table-cell>
          <table:table-cell office:value-type="float" office:value="108.7" calcext:value-type="float">
            <text:p>108.7</text:p>
          </table:table-cell>
          <table:table-cell office:value-type="float" office:value="117.27" calcext:value-type="float">
            <text:p>117.27</text:p>
          </table:table-cell>
          <table:table-cell office:value-type="float" office:value="879.43" calcext:value-type="float">
            <text:p>879.43</text:p>
          </table:table-cell>
          <table:table-cell office:value-type="float" office:value="1053.97" calcext:value-type="float">
            <text:p>1053.97</text:p>
          </table:table-cell>
        </table:table-row>
        <table:table-row table:style-name="ro1">
          <table:table-cell office:value-type="float" office:value="26318481" calcext:value-type="float">
            <text:p>26318481</text:p>
          </table:table-cell>
          <table:table-cell table:formula="of:=[.A1647]/1000/(60*60*24)" office:value-type="time" office:time-value="PT07H18M38.481S" calcext:value-type="time">
            <text:p>07:18:38</text:p>
          </table:table-cell>
          <table:table-cell office:value-type="float" office:value="1.07" calcext:value-type="float">
            <text:p>1.07</text:p>
          </table:table-cell>
          <table:table-cell office:value-type="float" office:value="108.7" calcext:value-type="float">
            <text:p>108.7</text:p>
          </table:table-cell>
          <table:table-cell office:value-type="float" office:value="116.84" calcext:value-type="float">
            <text:p>116.84</text:p>
          </table:table-cell>
          <table:table-cell office:value-type="float" office:value="879.91" calcext:value-type="float">
            <text:p>879.91</text:p>
          </table:table-cell>
          <table:table-cell office:value-type="float" office:value="1054.49" calcext:value-type="float">
            <text:p>1054.49</text:p>
          </table:table-cell>
        </table:table-row>
        <table:table-row table:style-name="ro1">
          <table:table-cell office:value-type="float" office:value="26334481" calcext:value-type="float">
            <text:p>26334481</text:p>
          </table:table-cell>
          <table:table-cell table:formula="of:=[.A1648]/1000/(60*60*24)" office:value-type="time" office:time-value="PT07H18M54.481S" calcext:value-type="time">
            <text:p>07:18:54</text:p>
          </table:table-cell>
          <table:table-cell office:value-type="float" office:value="1.08" calcext:value-type="float">
            <text:p>1.08</text:p>
          </table:table-cell>
          <table:table-cell office:value-type="float" office:value="108.7" calcext:value-type="float">
            <text:p>108.7</text:p>
          </table:table-cell>
          <table:table-cell office:value-type="float" office:value="117.27" calcext:value-type="float">
            <text:p>117.27</text:p>
          </table:table-cell>
          <table:table-cell office:value-type="float" office:value="880.4" calcext:value-type="float">
            <text:p>880.4</text:p>
          </table:table-cell>
          <table:table-cell office:value-type="float" office:value="1055.01" calcext:value-type="float">
            <text:p>1055.01</text:p>
          </table:table-cell>
        </table:table-row>
        <table:table-row table:style-name="ro1">
          <table:table-cell office:value-type="float" office:value="26350481" calcext:value-type="float">
            <text:p>26350481</text:p>
          </table:table-cell>
          <table:table-cell table:formula="of:=[.A1649]/1000/(60*60*24)" office:value-type="time" office:time-value="PT07H19M10.481S" calcext:value-type="time">
            <text:p>07:19:10</text:p>
          </table:table-cell>
          <table:table-cell office:value-type="float" office:value="1.07" calcext:value-type="float">
            <text:p>1.07</text:p>
          </table:table-cell>
          <table:table-cell office:value-type="float" office:value="108.5" calcext:value-type="float">
            <text:p>108.5</text:p>
          </table:table-cell>
          <table:table-cell office:value-type="float" office:value="116.62" calcext:value-type="float">
            <text:p>116.62</text:p>
          </table:table-cell>
          <table:table-cell office:value-type="float" office:value="880.88" calcext:value-type="float">
            <text:p>880.88</text:p>
          </table:table-cell>
          <table:table-cell office:value-type="float" office:value="1055.53" calcext:value-type="float">
            <text:p>1055.53</text:p>
          </table:table-cell>
        </table:table-row>
        <table:table-row table:style-name="ro1">
          <table:table-cell office:value-type="float" office:value="26366481" calcext:value-type="float">
            <text:p>26366481</text:p>
          </table:table-cell>
          <table:table-cell table:formula="of:=[.A1650]/1000/(60*60*24)" office:value-type="time" office:time-value="PT07H19M26.481S" calcext:value-type="time">
            <text:p>07:19:26</text:p>
          </table:table-cell>
          <table:table-cell office:value-type="float" office:value="1.08" calcext:value-type="float">
            <text:p>1.08</text:p>
          </table:table-cell>
          <table:table-cell office:value-type="float" office:value="108.5" calcext:value-type="float">
            <text:p>108.5</text:p>
          </table:table-cell>
          <table:table-cell office:value-type="float" office:value="117.06" calcext:value-type="float">
            <text:p>117.06</text:p>
          </table:table-cell>
          <table:table-cell office:value-type="float" office:value="881.36" calcext:value-type="float">
            <text:p>881.36</text:p>
          </table:table-cell>
          <table:table-cell office:value-type="float" office:value="1056.05" calcext:value-type="float">
            <text:p>1056.05</text:p>
          </table:table-cell>
        </table:table-row>
        <table:table-row table:style-name="ro1">
          <table:table-cell office:value-type="float" office:value="26382481" calcext:value-type="float">
            <text:p>26382481</text:p>
          </table:table-cell>
          <table:table-cell table:formula="of:=[.A1651]/1000/(60*60*24)" office:value-type="time" office:time-value="PT07H19M42.481S" calcext:value-type="time">
            <text:p>07:19:42</text:p>
          </table:table-cell>
          <table:table-cell office:value-type="float" office:value="1.07" calcext:value-type="float">
            <text:p>1.07</text:p>
          </table:table-cell>
          <table:table-cell office:value-type="float" office:value="108.4" calcext:value-type="float">
            <text:p>108.4</text:p>
          </table:table-cell>
          <table:table-cell office:value-type="float" office:value="116.51" calcext:value-type="float">
            <text:p>116.51</text:p>
          </table:table-cell>
          <table:table-cell office:value-type="float" office:value="881.84" calcext:value-type="float">
            <text:p>881.84</text:p>
          </table:table-cell>
          <table:table-cell office:value-type="float" office:value="1056.57" calcext:value-type="float">
            <text:p>1056.57</text:p>
          </table:table-cell>
        </table:table-row>
        <table:table-row table:style-name="ro1">
          <table:table-cell office:value-type="float" office:value="26398481" calcext:value-type="float">
            <text:p>26398481</text:p>
          </table:table-cell>
          <table:table-cell table:formula="of:=[.A1652]/1000/(60*60*24)" office:value-type="time" office:time-value="PT07H19M58.481S" calcext:value-type="time">
            <text:p>07:19:58</text:p>
          </table:table-cell>
          <table:table-cell office:value-type="float" office:value="1.07" calcext:value-type="float">
            <text:p>1.07</text:p>
          </table:table-cell>
          <table:table-cell office:value-type="float" office:value="108.4" calcext:value-type="float">
            <text:p>108.4</text:p>
          </table:table-cell>
          <table:table-cell office:value-type="float" office:value="116.51" calcext:value-type="float">
            <text:p>116.51</text:p>
          </table:table-cell>
          <table:table-cell office:value-type="float" office:value="882.33" calcext:value-type="float">
            <text:p>882.33</text:p>
          </table:table-cell>
          <table:table-cell office:value-type="float" office:value="1057.09" calcext:value-type="float">
            <text:p>1057.09</text:p>
          </table:table-cell>
        </table:table-row>
        <table:table-row table:style-name="ro1">
          <table:table-cell office:value-type="float" office:value="26414481" calcext:value-type="float">
            <text:p>26414481</text:p>
          </table:table-cell>
          <table:table-cell table:formula="of:=[.A1653]/1000/(60*60*24)" office:value-type="time" office:time-value="PT07H20M14.481S" calcext:value-type="time">
            <text:p>07:20:14</text:p>
          </table:table-cell>
          <table:table-cell office:value-type="float" office:value="1.07" calcext:value-type="float">
            <text:p>1.07</text:p>
          </table:table-cell>
          <table:table-cell office:value-type="float" office:value="108.3" calcext:value-type="float">
            <text:p>108.3</text:p>
          </table:table-cell>
          <table:table-cell office:value-type="float" office:value="116.4" calcext:value-type="float">
            <text:p>116.4</text:p>
          </table:table-cell>
          <table:table-cell office:value-type="float" office:value="882.81" calcext:value-type="float">
            <text:p>882.81</text:p>
          </table:table-cell>
          <table:table-cell office:value-type="float" office:value="1057.61" calcext:value-type="float">
            <text:p>1057.61</text:p>
          </table:table-cell>
        </table:table-row>
        <table:table-row table:style-name="ro1">
          <table:table-cell office:value-type="float" office:value="26430481" calcext:value-type="float">
            <text:p>26430481</text:p>
          </table:table-cell>
          <table:table-cell table:formula="of:=[.A1654]/1000/(60*60*24)" office:value-type="time" office:time-value="PT07H20M30.481S" calcext:value-type="time">
            <text:p>07:20:30</text:p>
          </table:table-cell>
          <table:table-cell office:value-type="float" office:value="1.07" calcext:value-type="float">
            <text:p>1.07</text:p>
          </table:table-cell>
          <table:table-cell office:value-type="float" office:value="108.2" calcext:value-type="float">
            <text:p>108.2</text:p>
          </table:table-cell>
          <table:table-cell office:value-type="float" office:value="116.3" calcext:value-type="float">
            <text:p>116.3</text:p>
          </table:table-cell>
          <table:table-cell office:value-type="float" office:value="883.29" calcext:value-type="float">
            <text:p>883.29</text:p>
          </table:table-cell>
          <table:table-cell office:value-type="float" office:value="1058.12" calcext:value-type="float">
            <text:p>1058.12</text:p>
          </table:table-cell>
        </table:table-row>
        <table:table-row table:style-name="ro1">
          <table:table-cell office:value-type="float" office:value="26446481" calcext:value-type="float">
            <text:p>26446481</text:p>
          </table:table-cell>
          <table:table-cell table:formula="of:=[.A1655]/1000/(60*60*24)" office:value-type="time" office:time-value="PT07H20M46.481S" calcext:value-type="time">
            <text:p>07:20:46</text:p>
          </table:table-cell>
          <table:table-cell office:value-type="float" office:value="1.07" calcext:value-type="float">
            <text:p>1.07</text:p>
          </table:table-cell>
          <table:table-cell office:value-type="float" office:value="108.2" calcext:value-type="float">
            <text:p>108.2</text:p>
          </table:table-cell>
          <table:table-cell office:value-type="float" office:value="115.86" calcext:value-type="float">
            <text:p>115.86</text:p>
          </table:table-cell>
          <table:table-cell office:value-type="float" office:value="883.77" calcext:value-type="float">
            <text:p>883.77</text:p>
          </table:table-cell>
          <table:table-cell office:value-type="float" office:value="1058.64" calcext:value-type="float">
            <text:p>1058.64</text:p>
          </table:table-cell>
        </table:table-row>
        <table:table-row table:style-name="ro1">
          <table:table-cell office:value-type="float" office:value="26462481" calcext:value-type="float">
            <text:p>26462481</text:p>
          </table:table-cell>
          <table:table-cell table:formula="of:=[.A1656]/1000/(60*60*24)" office:value-type="time" office:time-value="PT07H21M02.481S" calcext:value-type="time">
            <text:p>07:21:02</text:p>
          </table:table-cell>
          <table:table-cell office:value-type="float" office:value="1.07" calcext:value-type="float">
            <text:p>1.07</text:p>
          </table:table-cell>
          <table:table-cell office:value-type="float" office:value="108.1" calcext:value-type="float">
            <text:p>108.1</text:p>
          </table:table-cell>
          <table:table-cell office:value-type="float" office:value="115.75" calcext:value-type="float">
            <text:p>115.75</text:p>
          </table:table-cell>
          <table:table-cell office:value-type="float" office:value="884.25" calcext:value-type="float">
            <text:p>884.25</text:p>
          </table:table-cell>
          <table:table-cell office:value-type="float" office:value="1059.15" calcext:value-type="float">
            <text:p>1059.15</text:p>
          </table:table-cell>
        </table:table-row>
        <table:table-row table:style-name="ro1">
          <table:table-cell office:value-type="float" office:value="26478481" calcext:value-type="float">
            <text:p>26478481</text:p>
          </table:table-cell>
          <table:table-cell table:formula="of:=[.A1657]/1000/(60*60*24)" office:value-type="time" office:time-value="PT07H21M18.481S" calcext:value-type="time">
            <text:p>07:21:18</text:p>
          </table:table-cell>
          <table:table-cell office:value-type="float" office:value="1.07" calcext:value-type="float">
            <text:p>1.07</text:p>
          </table:table-cell>
          <table:table-cell office:value-type="float" office:value="108.1" calcext:value-type="float">
            <text:p>108.1</text:p>
          </table:table-cell>
          <table:table-cell office:value-type="float" office:value="115.75" calcext:value-type="float">
            <text:p>115.75</text:p>
          </table:table-cell>
          <table:table-cell office:value-type="float" office:value="884.73" calcext:value-type="float">
            <text:p>884.73</text:p>
          </table:table-cell>
          <table:table-cell office:value-type="float" office:value="1059.67" calcext:value-type="float">
            <text:p>1059.67</text:p>
          </table:table-cell>
        </table:table-row>
        <table:table-row table:style-name="ro1">
          <table:table-cell office:value-type="float" office:value="26494481" calcext:value-type="float">
            <text:p>26494481</text:p>
          </table:table-cell>
          <table:table-cell table:formula="of:=[.A1658]/1000/(60*60*24)" office:value-type="time" office:time-value="PT07H21M34.481S" calcext:value-type="time">
            <text:p>07:21:34</text:p>
          </table:table-cell>
          <table:table-cell office:value-type="float" office:value="1.07" calcext:value-type="float">
            <text:p>1.07</text:p>
          </table:table-cell>
          <table:table-cell office:value-type="float" office:value="108" calcext:value-type="float">
            <text:p>108</text:p>
          </table:table-cell>
          <table:table-cell office:value-type="float" office:value="115.65" calcext:value-type="float">
            <text:p>115.65</text:p>
          </table:table-cell>
          <table:table-cell office:value-type="float" office:value="885.21" calcext:value-type="float">
            <text:p>885.21</text:p>
          </table:table-cell>
          <table:table-cell office:value-type="float" office:value="1060.18" calcext:value-type="float">
            <text:p>1060.18</text:p>
          </table:table-cell>
        </table:table-row>
        <table:table-row table:style-name="ro1">
          <table:table-cell office:value-type="float" office:value="26510481" calcext:value-type="float">
            <text:p>26510481</text:p>
          </table:table-cell>
          <table:table-cell table:formula="of:=[.A1659]/1000/(60*60*24)" office:value-type="time" office:time-value="PT07H21M50.481S" calcext:value-type="time">
            <text:p>07:21:50</text:p>
          </table:table-cell>
          <table:table-cell office:value-type="float" office:value="1.07" calcext:value-type="float">
            <text:p>1.07</text:p>
          </table:table-cell>
          <table:table-cell office:value-type="float" office:value="107.9" calcext:value-type="float">
            <text:p>107.9</text:p>
          </table:table-cell>
          <table:table-cell office:value-type="float" office:value="115.54" calcext:value-type="float">
            <text:p>115.54</text:p>
          </table:table-cell>
          <table:table-cell office:value-type="float" office:value="885.69" calcext:value-type="float">
            <text:p>885.69</text:p>
          </table:table-cell>
          <table:table-cell office:value-type="float" office:value="1060.69" calcext:value-type="float">
            <text:p>1060.69</text:p>
          </table:table-cell>
        </table:table-row>
        <table:table-row table:style-name="ro1">
          <table:table-cell office:value-type="float" office:value="26526481" calcext:value-type="float">
            <text:p>26526481</text:p>
          </table:table-cell>
          <table:table-cell table:formula="of:=[.A1660]/1000/(60*60*24)" office:value-type="time" office:time-value="PT07H22M06.481S" calcext:value-type="time">
            <text:p>07:22:06</text:p>
          </table:table-cell>
          <table:table-cell office:value-type="float" office:value="1.07" calcext:value-type="float">
            <text:p>1.07</text:p>
          </table:table-cell>
          <table:table-cell office:value-type="float" office:value="107.8" calcext:value-type="float">
            <text:p>107.8</text:p>
          </table:table-cell>
          <table:table-cell office:value-type="float" office:value="115.43" calcext:value-type="float">
            <text:p>115.43</text:p>
          </table:table-cell>
          <table:table-cell office:value-type="float" office:value="886.17" calcext:value-type="float">
            <text:p>886.17</text:p>
          </table:table-cell>
          <table:table-cell office:value-type="float" office:value="1061.21" calcext:value-type="float">
            <text:p>1061.21</text:p>
          </table:table-cell>
        </table:table-row>
        <table:table-row table:style-name="ro1">
          <table:table-cell office:value-type="float" office:value="26542481" calcext:value-type="float">
            <text:p>26542481</text:p>
          </table:table-cell>
          <table:table-cell table:formula="of:=[.A1661]/1000/(60*60*24)" office:value-type="time" office:time-value="PT07H22M22.481S" calcext:value-type="time">
            <text:p>07:22:22</text:p>
          </table:table-cell>
          <table:table-cell office:value-type="float" office:value="1.07" calcext:value-type="float">
            <text:p>1.07</text:p>
          </table:table-cell>
          <table:table-cell office:value-type="float" office:value="107.8" calcext:value-type="float">
            <text:p>107.8</text:p>
          </table:table-cell>
          <table:table-cell office:value-type="float" office:value="115.43" calcext:value-type="float">
            <text:p>115.43</text:p>
          </table:table-cell>
          <table:table-cell office:value-type="float" office:value="886.65" calcext:value-type="float">
            <text:p>886.65</text:p>
          </table:table-cell>
          <table:table-cell office:value-type="float" office:value="1061.72" calcext:value-type="float">
            <text:p>1061.72</text:p>
          </table:table-cell>
        </table:table-row>
        <table:table-row table:style-name="ro1">
          <table:table-cell office:value-type="float" office:value="26558481" calcext:value-type="float">
            <text:p>26558481</text:p>
          </table:table-cell>
          <table:table-cell table:formula="of:=[.A1662]/1000/(60*60*24)" office:value-type="time" office:time-value="PT07H22M38.481S" calcext:value-type="time">
            <text:p>07:22:38</text:p>
          </table:table-cell>
          <table:table-cell office:value-type="float" office:value="1.07" calcext:value-type="float">
            <text:p>1.07</text:p>
          </table:table-cell>
          <table:table-cell office:value-type="float" office:value="107.6" calcext:value-type="float">
            <text:p>107.6</text:p>
          </table:table-cell>
          <table:table-cell office:value-type="float" office:value="114.78" calcext:value-type="float">
            <text:p>114.78</text:p>
          </table:table-cell>
          <table:table-cell office:value-type="float" office:value="887.13" calcext:value-type="float">
            <text:p>887.13</text:p>
          </table:table-cell>
          <table:table-cell office:value-type="float" office:value="1062.23" calcext:value-type="float">
            <text:p>1062.23</text:p>
          </table:table-cell>
        </table:table-row>
        <table:table-row table:style-name="ro1">
          <table:table-cell office:value-type="float" office:value="26574481" calcext:value-type="float">
            <text:p>26574481</text:p>
          </table:table-cell>
          <table:table-cell table:formula="of:=[.A1663]/1000/(60*60*24)" office:value-type="time" office:time-value="PT07H22M54.481S" calcext:value-type="time">
            <text:p>07:22:54</text:p>
          </table:table-cell>
          <table:table-cell office:value-type="float" office:value="1.07" calcext:value-type="float">
            <text:p>1.07</text:p>
          </table:table-cell>
          <table:table-cell office:value-type="float" office:value="107.6" calcext:value-type="float">
            <text:p>107.6</text:p>
          </table:table-cell>
          <table:table-cell office:value-type="float" office:value="114.78" calcext:value-type="float">
            <text:p>114.78</text:p>
          </table:table-cell>
          <table:table-cell office:value-type="float" office:value="887.61" calcext:value-type="float">
            <text:p>887.61</text:p>
          </table:table-cell>
          <table:table-cell office:value-type="float" office:value="1062.74" calcext:value-type="float">
            <text:p>1062.74</text:p>
          </table:table-cell>
        </table:table-row>
        <table:table-row table:style-name="ro1">
          <table:table-cell office:value-type="float" office:value="26590481" calcext:value-type="float">
            <text:p>26590481</text:p>
          </table:table-cell>
          <table:table-cell table:formula="of:=[.A1664]/1000/(60*60*24)" office:value-type="time" office:time-value="PT07H23M10.481S" calcext:value-type="time">
            <text:p>07:23:10</text:p>
          </table:table-cell>
          <table:table-cell office:value-type="float" office:value="1.06" calcext:value-type="float">
            <text:p>1.06</text:p>
          </table:table-cell>
          <table:table-cell office:value-type="float" office:value="107.5" calcext:value-type="float">
            <text:p>107.5</text:p>
          </table:table-cell>
          <table:table-cell office:value-type="float" office:value="114.25" calcext:value-type="float">
            <text:p>114.25</text:p>
          </table:table-cell>
          <table:table-cell office:value-type="float" office:value="888.08" calcext:value-type="float">
            <text:p>888.08</text:p>
          </table:table-cell>
          <table:table-cell office:value-type="float" office:value="1063.25" calcext:value-type="float">
            <text:p>1063.25</text:p>
          </table:table-cell>
        </table:table-row>
        <table:table-row table:style-name="ro1">
          <table:table-cell office:value-type="float" office:value="26606481" calcext:value-type="float">
            <text:p>26606481</text:p>
          </table:table-cell>
          <table:table-cell table:formula="of:=[.A1665]/1000/(60*60*24)" office:value-type="time" office:time-value="PT07H23M26.481S" calcext:value-type="time">
            <text:p>07:23:26</text:p>
          </table:table-cell>
          <table:table-cell office:value-type="float" office:value="1.06" calcext:value-type="float">
            <text:p>1.06</text:p>
          </table:table-cell>
          <table:table-cell office:value-type="float" office:value="107.5" calcext:value-type="float">
            <text:p>107.5</text:p>
          </table:table-cell>
          <table:table-cell office:value-type="float" office:value="114.24" calcext:value-type="float">
            <text:p>114.24</text:p>
          </table:table-cell>
          <table:table-cell office:value-type="float" office:value="888.56" calcext:value-type="float">
            <text:p>888.56</text:p>
          </table:table-cell>
          <table:table-cell office:value-type="float" office:value="1063.76" calcext:value-type="float">
            <text:p>1063.76</text:p>
          </table:table-cell>
        </table:table-row>
        <table:table-row table:style-name="ro1">
          <table:table-cell office:value-type="float" office:value="26622481" calcext:value-type="float">
            <text:p>26622481</text:p>
          </table:table-cell>
          <table:table-cell table:formula="of:=[.A1666]/1000/(60*60*24)" office:value-type="time" office:time-value="PT07H23M42.481S" calcext:value-type="time">
            <text:p>07:23:42</text:p>
          </table:table-cell>
          <table:table-cell office:value-type="float" office:value="1.06" calcext:value-type="float">
            <text:p>1.06</text:p>
          </table:table-cell>
          <table:table-cell office:value-type="float" office:value="107.4" calcext:value-type="float">
            <text:p>107.4</text:p>
          </table:table-cell>
          <table:table-cell office:value-type="float" office:value="114.14" calcext:value-type="float">
            <text:p>114.14</text:p>
          </table:table-cell>
          <table:table-cell office:value-type="float" office:value="889.04" calcext:value-type="float">
            <text:p>889.04</text:p>
          </table:table-cell>
          <table:table-cell office:value-type="float" office:value="1064.27" calcext:value-type="float">
            <text:p>1064.27</text:p>
          </table:table-cell>
        </table:table-row>
        <table:table-row table:style-name="ro1">
          <table:table-cell office:value-type="float" office:value="26638481" calcext:value-type="float">
            <text:p>26638481</text:p>
          </table:table-cell>
          <table:table-cell table:formula="of:=[.A1667]/1000/(60*60*24)" office:value-type="time" office:time-value="PT07H23M58.481S" calcext:value-type="time">
            <text:p>07:23:58</text:p>
          </table:table-cell>
          <table:table-cell office:value-type="float" office:value="1.06" calcext:value-type="float">
            <text:p>1.06</text:p>
          </table:table-cell>
          <table:table-cell office:value-type="float" office:value="107.3" calcext:value-type="float">
            <text:p>107.3</text:p>
          </table:table-cell>
          <table:table-cell office:value-type="float" office:value="114.03" calcext:value-type="float">
            <text:p>114.03</text:p>
          </table:table-cell>
          <table:table-cell office:value-type="float" office:value="889.52" calcext:value-type="float">
            <text:p>889.52</text:p>
          </table:table-cell>
          <table:table-cell office:value-type="float" office:value="1064.77" calcext:value-type="float">
            <text:p>1064.77</text:p>
          </table:table-cell>
        </table:table-row>
        <table:table-row table:style-name="ro1">
          <table:table-cell office:value-type="float" office:value="26654481" calcext:value-type="float">
            <text:p>26654481</text:p>
          </table:table-cell>
          <table:table-cell table:formula="of:=[.A1668]/1000/(60*60*24)" office:value-type="time" office:time-value="PT07H24M14.481S" calcext:value-type="time">
            <text:p>07:24:14</text:p>
          </table:table-cell>
          <table:table-cell office:value-type="float" office:value="1.06" calcext:value-type="float">
            <text:p>1.06</text:p>
          </table:table-cell>
          <table:table-cell office:value-type="float" office:value="107.2" calcext:value-type="float">
            <text:p>107.2</text:p>
          </table:table-cell>
          <table:table-cell office:value-type="float" office:value="113.92" calcext:value-type="float">
            <text:p>113.92</text:p>
          </table:table-cell>
          <table:table-cell office:value-type="float" office:value="889.99" calcext:value-type="float">
            <text:p>889.99</text:p>
          </table:table-cell>
          <table:table-cell office:value-type="float" office:value="1065.28" calcext:value-type="float">
            <text:p>1065.28</text:p>
          </table:table-cell>
        </table:table-row>
        <table:table-row table:style-name="ro1">
          <table:table-cell office:value-type="float" office:value="26670481" calcext:value-type="float">
            <text:p>26670481</text:p>
          </table:table-cell>
          <table:table-cell table:formula="of:=[.A1669]/1000/(60*60*24)" office:value-type="time" office:time-value="PT07H24M30.481S" calcext:value-type="time">
            <text:p>07:24:30</text:p>
          </table:table-cell>
          <table:table-cell office:value-type="float" office:value="1.06" calcext:value-type="float">
            <text:p>1.06</text:p>
          </table:table-cell>
          <table:table-cell office:value-type="float" office:value="107.1" calcext:value-type="float">
            <text:p>107.1</text:p>
          </table:table-cell>
          <table:table-cell office:value-type="float" office:value="113.82" calcext:value-type="float">
            <text:p>113.82</text:p>
          </table:table-cell>
          <table:table-cell office:value-type="float" office:value="890.47" calcext:value-type="float">
            <text:p>890.47</text:p>
          </table:table-cell>
          <table:table-cell office:value-type="float" office:value="1065.79" calcext:value-type="float">
            <text:p>1065.79</text:p>
          </table:table-cell>
        </table:table-row>
        <table:table-row table:style-name="ro1">
          <table:table-cell office:value-type="float" office:value="26686481" calcext:value-type="float">
            <text:p>26686481</text:p>
          </table:table-cell>
          <table:table-cell table:formula="of:=[.A1670]/1000/(60*60*24)" office:value-type="time" office:time-value="PT07H24M46.481S" calcext:value-type="time">
            <text:p>07:24:46</text:p>
          </table:table-cell>
          <table:table-cell office:value-type="float" office:value="1.06" calcext:value-type="float">
            <text:p>1.06</text:p>
          </table:table-cell>
          <table:table-cell office:value-type="float" office:value="107" calcext:value-type="float">
            <text:p>107</text:p>
          </table:table-cell>
          <table:table-cell office:value-type="float" office:value="113.28" calcext:value-type="float">
            <text:p>113.28</text:p>
          </table:table-cell>
          <table:table-cell office:value-type="float" office:value="890.94" calcext:value-type="float">
            <text:p>890.94</text:p>
          </table:table-cell>
          <table:table-cell office:value-type="float" office:value="1066.29" calcext:value-type="float">
            <text:p>1066.29</text:p>
          </table:table-cell>
        </table:table-row>
        <table:table-row table:style-name="ro1">
          <table:table-cell office:value-type="float" office:value="26702481" calcext:value-type="float">
            <text:p>26702481</text:p>
          </table:table-cell>
          <table:table-cell table:formula="of:=[.A1671]/1000/(60*60*24)" office:value-type="time" office:time-value="PT07H25M02.481S" calcext:value-type="time">
            <text:p>07:25:02</text:p>
          </table:table-cell>
          <table:table-cell office:value-type="float" office:value="1.06" calcext:value-type="float">
            <text:p>1.06</text:p>
          </table:table-cell>
          <table:table-cell office:value-type="float" office:value="106.9" calcext:value-type="float">
            <text:p>106.9</text:p>
          </table:table-cell>
          <table:table-cell office:value-type="float" office:value="113.17" calcext:value-type="float">
            <text:p>113.17</text:p>
          </table:table-cell>
          <table:table-cell office:value-type="float" office:value="891.42" calcext:value-type="float">
            <text:p>891.42</text:p>
          </table:table-cell>
          <table:table-cell office:value-type="float" office:value="1066.79" calcext:value-type="float">
            <text:p>1066.79</text:p>
          </table:table-cell>
        </table:table-row>
        <table:table-row table:style-name="ro1">
          <table:table-cell office:value-type="float" office:value="26718481" calcext:value-type="float">
            <text:p>26718481</text:p>
          </table:table-cell>
          <table:table-cell table:formula="of:=[.A1672]/1000/(60*60*24)" office:value-type="time" office:time-value="PT07H25M18.481S" calcext:value-type="time">
            <text:p>07:25:18</text:p>
          </table:table-cell>
          <table:table-cell office:value-type="float" office:value="1.06" calcext:value-type="float">
            <text:p>1.06</text:p>
          </table:table-cell>
          <table:table-cell office:value-type="float" office:value="106.9" calcext:value-type="float">
            <text:p>106.9</text:p>
          </table:table-cell>
          <table:table-cell office:value-type="float" office:value="113.17" calcext:value-type="float">
            <text:p>113.17</text:p>
          </table:table-cell>
          <table:table-cell office:value-type="float" office:value="891.89" calcext:value-type="float">
            <text:p>891.89</text:p>
          </table:table-cell>
          <table:table-cell office:value-type="float" office:value="1067.3" calcext:value-type="float">
            <text:p>1067.3</text:p>
          </table:table-cell>
        </table:table-row>
        <table:table-row table:style-name="ro1">
          <table:table-cell office:value-type="float" office:value="26734481" calcext:value-type="float">
            <text:p>26734481</text:p>
          </table:table-cell>
          <table:table-cell table:formula="of:=[.A1673]/1000/(60*60*24)" office:value-type="time" office:time-value="PT07H25M34.481S" calcext:value-type="time">
            <text:p>07:25:34</text:p>
          </table:table-cell>
          <table:table-cell office:value-type="float" office:value="1.06" calcext:value-type="float">
            <text:p>1.06</text:p>
          </table:table-cell>
          <table:table-cell office:value-type="float" office:value="106.8" calcext:value-type="float">
            <text:p>106.8</text:p>
          </table:table-cell>
          <table:table-cell office:value-type="float" office:value="113.07" calcext:value-type="float">
            <text:p>113.07</text:p>
          </table:table-cell>
          <table:table-cell office:value-type="float" office:value="892.37" calcext:value-type="float">
            <text:p>892.37</text:p>
          </table:table-cell>
          <table:table-cell office:value-type="float" office:value="1067.8" calcext:value-type="float">
            <text:p>1067.8</text:p>
          </table:table-cell>
        </table:table-row>
        <table:table-row table:style-name="ro1">
          <table:table-cell office:value-type="float" office:value="26750481" calcext:value-type="float">
            <text:p>26750481</text:p>
          </table:table-cell>
          <table:table-cell table:formula="of:=[.A1674]/1000/(60*60*24)" office:value-type="time" office:time-value="PT07H25M50.481S" calcext:value-type="time">
            <text:p>07:25:50</text:p>
          </table:table-cell>
          <table:table-cell office:value-type="float" office:value="1.06" calcext:value-type="float">
            <text:p>1.06</text:p>
          </table:table-cell>
          <table:table-cell office:value-type="float" office:value="106.6" calcext:value-type="float">
            <text:p>106.6</text:p>
          </table:table-cell>
          <table:table-cell office:value-type="float" office:value="112.85" calcext:value-type="float">
            <text:p>112.85</text:p>
          </table:table-cell>
          <table:table-cell office:value-type="float" office:value="892.84" calcext:value-type="float">
            <text:p>892.84</text:p>
          </table:table-cell>
          <table:table-cell office:value-type="float" office:value="1068.3" calcext:value-type="float">
            <text:p>1068.3</text:p>
          </table:table-cell>
        </table:table-row>
        <table:table-row table:style-name="ro1">
          <table:table-cell office:value-type="float" office:value="26766481" calcext:value-type="float">
            <text:p>26766481</text:p>
          </table:table-cell>
          <table:table-cell table:formula="of:=[.A1675]/1000/(60*60*24)" office:value-type="time" office:time-value="PT07H26M06.481S" calcext:value-type="time">
            <text:p>07:26:06</text:p>
          </table:table-cell>
          <table:table-cell office:value-type="float" office:value="1.05" calcext:value-type="float">
            <text:p>1.05</text:p>
          </table:table-cell>
          <table:table-cell office:value-type="float" office:value="106.6" calcext:value-type="float">
            <text:p>106.6</text:p>
          </table:table-cell>
          <table:table-cell office:value-type="float" office:value="112.43" calcext:value-type="float">
            <text:p>112.43</text:p>
          </table:table-cell>
          <table:table-cell office:value-type="float" office:value="893.32" calcext:value-type="float">
            <text:p>893.32</text:p>
          </table:table-cell>
          <table:table-cell office:value-type="float" office:value="1068.8" calcext:value-type="float">
            <text:p>1068.8</text:p>
          </table:table-cell>
        </table:table-row>
        <table:table-row table:style-name="ro1">
          <table:table-cell office:value-type="float" office:value="26782481" calcext:value-type="float">
            <text:p>26782481</text:p>
          </table:table-cell>
          <table:table-cell table:formula="of:=[.A1676]/1000/(60*60*24)" office:value-type="time" office:time-value="PT07H26M22.481S" calcext:value-type="time">
            <text:p>07:26:22</text:p>
          </table:table-cell>
          <table:table-cell office:value-type="float" office:value="1.05" calcext:value-type="float">
            <text:p>1.05</text:p>
          </table:table-cell>
          <table:table-cell office:value-type="float" office:value="106.4" calcext:value-type="float">
            <text:p>106.4</text:p>
          </table:table-cell>
          <table:table-cell office:value-type="float" office:value="112.21" calcext:value-type="float">
            <text:p>112.21</text:p>
          </table:table-cell>
          <table:table-cell office:value-type="float" office:value="893.79" calcext:value-type="float">
            <text:p>893.79</text:p>
          </table:table-cell>
          <table:table-cell office:value-type="float" office:value="1069.3" calcext:value-type="float">
            <text:p>1069.3</text:p>
          </table:table-cell>
        </table:table-row>
        <table:table-row table:style-name="ro1">
          <table:table-cell office:value-type="float" office:value="26798481" calcext:value-type="float">
            <text:p>26798481</text:p>
          </table:table-cell>
          <table:table-cell table:formula="of:=[.A1677]/1000/(60*60*24)" office:value-type="time" office:time-value="PT07H26M38.481S" calcext:value-type="time">
            <text:p>07:26:38</text:p>
          </table:table-cell>
          <table:table-cell office:value-type="float" office:value="1.05" calcext:value-type="float">
            <text:p>1.05</text:p>
          </table:table-cell>
          <table:table-cell office:value-type="float" office:value="106.4" calcext:value-type="float">
            <text:p>106.4</text:p>
          </table:table-cell>
          <table:table-cell office:value-type="float" office:value="112.21" calcext:value-type="float">
            <text:p>112.21</text:p>
          </table:table-cell>
          <table:table-cell office:value-type="float" office:value="894.26" calcext:value-type="float">
            <text:p>894.26</text:p>
          </table:table-cell>
          <table:table-cell office:value-type="float" office:value="1069.8" calcext:value-type="float">
            <text:p>1069.8</text:p>
          </table:table-cell>
        </table:table-row>
        <table:table-row table:style-name="ro1">
          <table:table-cell office:value-type="float" office:value="26814481" calcext:value-type="float">
            <text:p>26814481</text:p>
          </table:table-cell>
          <table:table-cell table:formula="of:=[.A1678]/1000/(60*60*24)" office:value-type="time" office:time-value="PT07H26M54.481S" calcext:value-type="time">
            <text:p>07:26:54</text:p>
          </table:table-cell>
          <table:table-cell office:value-type="float" office:value="1.05" calcext:value-type="float">
            <text:p>1.05</text:p>
          </table:table-cell>
          <table:table-cell office:value-type="float" office:value="106.3" calcext:value-type="float">
            <text:p>106.3</text:p>
          </table:table-cell>
          <table:table-cell office:value-type="float" office:value="111.68" calcext:value-type="float">
            <text:p>111.68</text:p>
          </table:table-cell>
          <table:table-cell office:value-type="float" office:value="894.74" calcext:value-type="float">
            <text:p>894.74</text:p>
          </table:table-cell>
          <table:table-cell office:value-type="float" office:value="1070.3" calcext:value-type="float">
            <text:p>1070.3</text:p>
          </table:table-cell>
        </table:table-row>
        <table:table-row table:style-name="ro1">
          <table:table-cell office:value-type="float" office:value="26830481" calcext:value-type="float">
            <text:p>26830481</text:p>
          </table:table-cell>
          <table:table-cell table:formula="of:=[.A1679]/1000/(60*60*24)" office:value-type="time" office:time-value="PT07H27M10.481S" calcext:value-type="time">
            <text:p>07:27:10</text:p>
          </table:table-cell>
          <table:table-cell office:value-type="float" office:value="1.05" calcext:value-type="float">
            <text:p>1.05</text:p>
          </table:table-cell>
          <table:table-cell office:value-type="float" office:value="106.2" calcext:value-type="float">
            <text:p>106.2</text:p>
          </table:table-cell>
          <table:table-cell office:value-type="float" office:value="111.58" calcext:value-type="float">
            <text:p>111.58</text:p>
          </table:table-cell>
          <table:table-cell office:value-type="float" office:value="895.21" calcext:value-type="float">
            <text:p>895.21</text:p>
          </table:table-cell>
          <table:table-cell office:value-type="float" office:value="1070.8" calcext:value-type="float">
            <text:p>1070.8</text:p>
          </table:table-cell>
        </table:table-row>
        <table:table-row table:style-name="ro1">
          <table:table-cell office:value-type="float" office:value="26846481" calcext:value-type="float">
            <text:p>26846481</text:p>
          </table:table-cell>
          <table:table-cell table:formula="of:=[.A1680]/1000/(60*60*24)" office:value-type="time" office:time-value="PT07H27M26.481S" calcext:value-type="time">
            <text:p>07:27:26</text:p>
          </table:table-cell>
          <table:table-cell office:value-type="float" office:value="1.05" calcext:value-type="float">
            <text:p>1.05</text:p>
          </table:table-cell>
          <table:table-cell office:value-type="float" office:value="106.1" calcext:value-type="float">
            <text:p>106.1</text:p>
          </table:table-cell>
          <table:table-cell office:value-type="float" office:value="111.47" calcext:value-type="float">
            <text:p>111.47</text:p>
          </table:table-cell>
          <table:table-cell office:value-type="float" office:value="895.68" calcext:value-type="float">
            <text:p>895.68</text:p>
          </table:table-cell>
          <table:table-cell office:value-type="float" office:value="1071.29" calcext:value-type="float">
            <text:p>1071.29</text:p>
          </table:table-cell>
        </table:table-row>
        <table:table-row table:style-name="ro1">
          <table:table-cell office:value-type="float" office:value="26862481" calcext:value-type="float">
            <text:p>26862481</text:p>
          </table:table-cell>
          <table:table-cell table:formula="of:=[.A1681]/1000/(60*60*24)" office:value-type="time" office:time-value="PT07H27M42.481S" calcext:value-type="time">
            <text:p>07:27:42</text:p>
          </table:table-cell>
          <table:table-cell office:value-type="float" office:value="1.05" calcext:value-type="float">
            <text:p>1.05</text:p>
          </table:table-cell>
          <table:table-cell office:value-type="float" office:value="106" calcext:value-type="float">
            <text:p>106</text:p>
          </table:table-cell>
          <table:table-cell office:value-type="float" office:value="111.36" calcext:value-type="float">
            <text:p>111.36</text:p>
          </table:table-cell>
          <table:table-cell office:value-type="float" office:value="896.15" calcext:value-type="float">
            <text:p>896.15</text:p>
          </table:table-cell>
          <table:table-cell office:value-type="float" office:value="1071.79" calcext:value-type="float">
            <text:p>1071.79</text:p>
          </table:table-cell>
        </table:table-row>
        <table:table-row table:style-name="ro1">
          <table:table-cell office:value-type="float" office:value="26878481" calcext:value-type="float">
            <text:p>26878481</text:p>
          </table:table-cell>
          <table:table-cell table:formula="of:=[.A1682]/1000/(60*60*24)" office:value-type="time" office:time-value="PT07H27M58.481S" calcext:value-type="time">
            <text:p>07:27:58</text:p>
          </table:table-cell>
          <table:table-cell office:value-type="float" office:value="1.05" calcext:value-type="float">
            <text:p>1.05</text:p>
          </table:table-cell>
          <table:table-cell office:value-type="float" office:value="105.9" calcext:value-type="float">
            <text:p>105.9</text:p>
          </table:table-cell>
          <table:table-cell office:value-type="float" office:value="110.83" calcext:value-type="float">
            <text:p>110.83</text:p>
          </table:table-cell>
          <table:table-cell office:value-type="float" office:value="896.62" calcext:value-type="float">
            <text:p>896.62</text:p>
          </table:table-cell>
          <table:table-cell office:value-type="float" office:value="1072.28" calcext:value-type="float">
            <text:p>1072.28</text:p>
          </table:table-cell>
        </table:table-row>
        <table:table-row table:style-name="ro1">
          <table:table-cell office:value-type="float" office:value="26894481" calcext:value-type="float">
            <text:p>26894481</text:p>
          </table:table-cell>
          <table:table-cell table:formula="of:=[.A1683]/1000/(60*60*24)" office:value-type="time" office:time-value="PT07H28M14.481S" calcext:value-type="time">
            <text:p>07:28:14</text:p>
          </table:table-cell>
          <table:table-cell office:value-type="float" office:value="1.05" calcext:value-type="float">
            <text:p>1.05</text:p>
          </table:table-cell>
          <table:table-cell office:value-type="float" office:value="105.8" calcext:value-type="float">
            <text:p>105.8</text:p>
          </table:table-cell>
          <table:table-cell office:value-type="float" office:value="110.73" calcext:value-type="float">
            <text:p>110.73</text:p>
          </table:table-cell>
          <table:table-cell office:value-type="float" office:value="897.09" calcext:value-type="float">
            <text:p>897.09</text:p>
          </table:table-cell>
          <table:table-cell office:value-type="float" office:value="1072.77" calcext:value-type="float">
            <text:p>1072.77</text:p>
          </table:table-cell>
        </table:table-row>
        <table:table-row table:style-name="ro1">
          <table:table-cell office:value-type="float" office:value="26910481" calcext:value-type="float">
            <text:p>26910481</text:p>
          </table:table-cell>
          <table:table-cell table:formula="of:=[.A1684]/1000/(60*60*24)" office:value-type="time" office:time-value="PT07H28M30.481S" calcext:value-type="time">
            <text:p>07:28:30</text:p>
          </table:table-cell>
          <table:table-cell office:value-type="float" office:value="1.05" calcext:value-type="float">
            <text:p>1.05</text:p>
          </table:table-cell>
          <table:table-cell office:value-type="float" office:value="105.7" calcext:value-type="float">
            <text:p>105.7</text:p>
          </table:table-cell>
          <table:table-cell office:value-type="float" office:value="110.62" calcext:value-type="float">
            <text:p>110.62</text:p>
          </table:table-cell>
          <table:table-cell office:value-type="float" office:value="897.56" calcext:value-type="float">
            <text:p>897.56</text:p>
          </table:table-cell>
          <table:table-cell office:value-type="float" office:value="1073.27" calcext:value-type="float">
            <text:p>1073.27</text:p>
          </table:table-cell>
        </table:table-row>
        <table:table-row table:style-name="ro1">
          <table:table-cell office:value-type="float" office:value="26926481" calcext:value-type="float">
            <text:p>26926481</text:p>
          </table:table-cell>
          <table:table-cell table:formula="of:=[.A1685]/1000/(60*60*24)" office:value-type="time" office:time-value="PT07H28M46.481S" calcext:value-type="time">
            <text:p>07:28:46</text:p>
          </table:table-cell>
          <table:table-cell office:value-type="float" office:value="1.05" calcext:value-type="float">
            <text:p>1.05</text:p>
          </table:table-cell>
          <table:table-cell office:value-type="float" office:value="105.6" calcext:value-type="float">
            <text:p>105.6</text:p>
          </table:table-cell>
          <table:table-cell office:value-type="float" office:value="110.52" calcext:value-type="float">
            <text:p>110.52</text:p>
          </table:table-cell>
          <table:table-cell office:value-type="float" office:value="898.03" calcext:value-type="float">
            <text:p>898.03</text:p>
          </table:table-cell>
          <table:table-cell office:value-type="float" office:value="1073.76" calcext:value-type="float">
            <text:p>1073.76</text:p>
          </table:table-cell>
        </table:table-row>
        <table:table-row table:style-name="ro1">
          <table:table-cell office:value-type="float" office:value="26942481" calcext:value-type="float">
            <text:p>26942481</text:p>
          </table:table-cell>
          <table:table-cell table:formula="of:=[.A1686]/1000/(60*60*24)" office:value-type="time" office:time-value="PT07H29M02.481S" calcext:value-type="time">
            <text:p>07:29:02</text:p>
          </table:table-cell>
          <table:table-cell office:value-type="float" office:value="1.04" calcext:value-type="float">
            <text:p>1.04</text:p>
          </table:table-cell>
          <table:table-cell office:value-type="float" office:value="105.4" calcext:value-type="float">
            <text:p>105.4</text:p>
          </table:table-cell>
          <table:table-cell office:value-type="float" office:value="109.88" calcext:value-type="float">
            <text:p>109.88</text:p>
          </table:table-cell>
          <table:table-cell office:value-type="float" office:value="898.5" calcext:value-type="float">
            <text:p>898.5</text:p>
          </table:table-cell>
          <table:table-cell office:value-type="float" office:value="1074.25" calcext:value-type="float">
            <text:p>1074.25</text:p>
          </table:table-cell>
        </table:table-row>
        <table:table-row table:style-name="ro1">
          <table:table-cell office:value-type="float" office:value="26958481" calcext:value-type="float">
            <text:p>26958481</text:p>
          </table:table-cell>
          <table:table-cell table:formula="of:=[.A1687]/1000/(60*60*24)" office:value-type="time" office:time-value="PT07H29M18.481S" calcext:value-type="time">
            <text:p>07:29:18</text:p>
          </table:table-cell>
          <table:table-cell office:value-type="float" office:value="1.04" calcext:value-type="float">
            <text:p>1.04</text:p>
          </table:table-cell>
          <table:table-cell office:value-type="float" office:value="105.3" calcext:value-type="float">
            <text:p>105.3</text:p>
          </table:table-cell>
          <table:table-cell office:value-type="float" office:value="109.78" calcext:value-type="float">
            <text:p>109.78</text:p>
          </table:table-cell>
          <table:table-cell office:value-type="float" office:value="898.97" calcext:value-type="float">
            <text:p>898.97</text:p>
          </table:table-cell>
          <table:table-cell office:value-type="float" office:value="1074.74" calcext:value-type="float">
            <text:p>1074.74</text:p>
          </table:table-cell>
        </table:table-row>
        <table:table-row table:style-name="ro1">
          <table:table-cell office:value-type="float" office:value="26974481" calcext:value-type="float">
            <text:p>26974481</text:p>
          </table:table-cell>
          <table:table-cell table:formula="of:=[.A1688]/1000/(60*60*24)" office:value-type="time" office:time-value="PT07H29M34.481S" calcext:value-type="time">
            <text:p>07:29:34</text:p>
          </table:table-cell>
          <table:table-cell office:value-type="float" office:value="1.04" calcext:value-type="float">
            <text:p>1.04</text:p>
          </table:table-cell>
          <table:table-cell office:value-type="float" office:value="105.2" calcext:value-type="float">
            <text:p>105.2</text:p>
          </table:table-cell>
          <table:table-cell office:value-type="float" office:value="109.67" calcext:value-type="float">
            <text:p>109.67</text:p>
          </table:table-cell>
          <table:table-cell office:value-type="float" office:value="899.44" calcext:value-type="float">
            <text:p>899.44</text:p>
          </table:table-cell>
          <table:table-cell office:value-type="float" office:value="1075.22" calcext:value-type="float">
            <text:p>1075.22</text:p>
          </table:table-cell>
        </table:table-row>
        <table:table-row table:style-name="ro1">
          <table:table-cell office:value-type="float" office:value="26990481" calcext:value-type="float">
            <text:p>26990481</text:p>
          </table:table-cell>
          <table:table-cell table:formula="of:=[.A1689]/1000/(60*60*24)" office:value-type="time" office:time-value="PT07H29M50.481S" calcext:value-type="time">
            <text:p>07:29:50</text:p>
          </table:table-cell>
          <table:table-cell office:value-type="float" office:value="1.04" calcext:value-type="float">
            <text:p>1.04</text:p>
          </table:table-cell>
          <table:table-cell office:value-type="float" office:value="105.1" calcext:value-type="float">
            <text:p>105.1</text:p>
          </table:table-cell>
          <table:table-cell office:value-type="float" office:value="109.57" calcext:value-type="float">
            <text:p>109.57</text:p>
          </table:table-cell>
          <table:table-cell office:value-type="float" office:value="899.9" calcext:value-type="float">
            <text:p>899.9</text:p>
          </table:table-cell>
          <table:table-cell office:value-type="float" office:value="1075.71" calcext:value-type="float">
            <text:p>1075.71</text:p>
          </table:table-cell>
        </table:table-row>
        <table:table-row table:style-name="ro1">
          <table:table-cell office:value-type="float" office:value="27006481" calcext:value-type="float">
            <text:p>27006481</text:p>
          </table:table-cell>
          <table:table-cell table:formula="of:=[.A1690]/1000/(60*60*24)" office:value-type="time" office:time-value="PT07H30M06.481S" calcext:value-type="time">
            <text:p>07:30:06</text:p>
          </table:table-cell>
          <table:table-cell office:value-type="float" office:value="1.04" calcext:value-type="float">
            <text:p>1.04</text:p>
          </table:table-cell>
          <table:table-cell office:value-type="float" office:value="105" calcext:value-type="float">
            <text:p>105</text:p>
          </table:table-cell>
          <table:table-cell office:value-type="float" office:value="109.46" calcext:value-type="float">
            <text:p>109.46</text:p>
          </table:table-cell>
          <table:table-cell office:value-type="float" office:value="900.37" calcext:value-type="float">
            <text:p>900.37</text:p>
          </table:table-cell>
          <table:table-cell office:value-type="float" office:value="1076.2" calcext:value-type="float">
            <text:p>1076.2</text:p>
          </table:table-cell>
        </table:table-row>
        <table:table-row table:style-name="ro1">
          <table:table-cell office:value-type="float" office:value="27022481" calcext:value-type="float">
            <text:p>27022481</text:p>
          </table:table-cell>
          <table:table-cell table:formula="of:=[.A1691]/1000/(60*60*24)" office:value-type="time" office:time-value="PT07H30M22.481S" calcext:value-type="time">
            <text:p>07:30:22</text:p>
          </table:table-cell>
          <table:table-cell office:value-type="float" office:value="1.04" calcext:value-type="float">
            <text:p>1.04</text:p>
          </table:table-cell>
          <table:table-cell office:value-type="float" office:value="104.9" calcext:value-type="float">
            <text:p>104.9</text:p>
          </table:table-cell>
          <table:table-cell office:value-type="float" office:value="108.94" calcext:value-type="float">
            <text:p>108.94</text:p>
          </table:table-cell>
          <table:table-cell office:value-type="float" office:value="900.84" calcext:value-type="float">
            <text:p>900.84</text:p>
          </table:table-cell>
          <table:table-cell office:value-type="float" office:value="1076.68" calcext:value-type="float">
            <text:p>1076.68</text:p>
          </table:table-cell>
        </table:table-row>
        <table:table-row table:style-name="ro1">
          <table:table-cell office:value-type="float" office:value="27038481" calcext:value-type="float">
            <text:p>27038481</text:p>
          </table:table-cell>
          <table:table-cell table:formula="of:=[.A1692]/1000/(60*60*24)" office:value-type="time" office:time-value="PT07H30M38.481S" calcext:value-type="time">
            <text:p>07:30:38</text:p>
          </table:table-cell>
          <table:table-cell office:value-type="float" office:value="1.04" calcext:value-type="float">
            <text:p>1.04</text:p>
          </table:table-cell>
          <table:table-cell office:value-type="float" office:value="104.7" calcext:value-type="float">
            <text:p>104.7</text:p>
          </table:table-cell>
          <table:table-cell office:value-type="float" office:value="108.73" calcext:value-type="float">
            <text:p>108.73</text:p>
          </table:table-cell>
          <table:table-cell office:value-type="float" office:value="901.3" calcext:value-type="float">
            <text:p>901.3</text:p>
          </table:table-cell>
          <table:table-cell office:value-type="float" office:value="1077.17" calcext:value-type="float">
            <text:p>1077.17</text:p>
          </table:table-cell>
        </table:table-row>
        <table:table-row table:style-name="ro1">
          <table:table-cell office:value-type="float" office:value="27054481" calcext:value-type="float">
            <text:p>27054481</text:p>
          </table:table-cell>
          <table:table-cell table:formula="of:=[.A1693]/1000/(60*60*24)" office:value-type="time" office:time-value="PT07H30M54.481S" calcext:value-type="time">
            <text:p>07:30:54</text:p>
          </table:table-cell>
          <table:table-cell office:value-type="float" office:value="1.04" calcext:value-type="float">
            <text:p>1.04</text:p>
          </table:table-cell>
          <table:table-cell office:value-type="float" office:value="104.6" calcext:value-type="float">
            <text:p>104.6</text:p>
          </table:table-cell>
          <table:table-cell office:value-type="float" office:value="108.62" calcext:value-type="float">
            <text:p>108.62</text:p>
          </table:table-cell>
          <table:table-cell office:value-type="float" office:value="901.77" calcext:value-type="float">
            <text:p>901.77</text:p>
          </table:table-cell>
          <table:table-cell office:value-type="float" office:value="1077.65" calcext:value-type="float">
            <text:p>1077.65</text:p>
          </table:table-cell>
        </table:table-row>
        <table:table-row table:style-name="ro1">
          <table:table-cell office:value-type="float" office:value="27070481" calcext:value-type="float">
            <text:p>27070481</text:p>
          </table:table-cell>
          <table:table-cell table:formula="of:=[.A1694]/1000/(60*60*24)" office:value-type="time" office:time-value="PT07H31M10.481S" calcext:value-type="time">
            <text:p>07:31:10</text:p>
          </table:table-cell>
          <table:table-cell office:value-type="float" office:value="1.03" calcext:value-type="float">
            <text:p>1.03</text:p>
          </table:table-cell>
          <table:table-cell office:value-type="float" office:value="104.5" calcext:value-type="float">
            <text:p>104.5</text:p>
          </table:table-cell>
          <table:table-cell office:value-type="float" office:value="108.1" calcext:value-type="float">
            <text:p>108.1</text:p>
          </table:table-cell>
          <table:table-cell office:value-type="float" office:value="902.23" calcext:value-type="float">
            <text:p>902.23</text:p>
          </table:table-cell>
          <table:table-cell office:value-type="float" office:value="1078.13" calcext:value-type="float">
            <text:p>1078.13</text:p>
          </table:table-cell>
        </table:table-row>
        <table:table-row table:style-name="ro1">
          <table:table-cell office:value-type="float" office:value="27086481" calcext:value-type="float">
            <text:p>27086481</text:p>
          </table:table-cell>
          <table:table-cell table:formula="of:=[.A1695]/1000/(60*60*24)" office:value-type="time" office:time-value="PT07H31M26.481S" calcext:value-type="time">
            <text:p>07:31:26</text:p>
          </table:table-cell>
          <table:table-cell office:value-type="float" office:value="1.03" calcext:value-type="float">
            <text:p>1.03</text:p>
          </table:table-cell>
          <table:table-cell office:value-type="float" office:value="104.3" calcext:value-type="float">
            <text:p>104.3</text:p>
          </table:table-cell>
          <table:table-cell office:value-type="float" office:value="107.89" calcext:value-type="float">
            <text:p>107.89</text:p>
          </table:table-cell>
          <table:table-cell office:value-type="float" office:value="902.7" calcext:value-type="float">
            <text:p>902.7</text:p>
          </table:table-cell>
          <table:table-cell office:value-type="float" office:value="1078.61" calcext:value-type="float">
            <text:p>1078.61</text:p>
          </table:table-cell>
        </table:table-row>
        <table:table-row table:style-name="ro1">
          <table:table-cell office:value-type="float" office:value="27102481" calcext:value-type="float">
            <text:p>27102481</text:p>
          </table:table-cell>
          <table:table-cell table:formula="of:=[.A1696]/1000/(60*60*24)" office:value-type="time" office:time-value="PT07H31M42.481S" calcext:value-type="time">
            <text:p>07:31:42</text:p>
          </table:table-cell>
          <table:table-cell office:value-type="float" office:value="1.03" calcext:value-type="float">
            <text:p>1.03</text:p>
          </table:table-cell>
          <table:table-cell office:value-type="float" office:value="104.2" calcext:value-type="float">
            <text:p>104.2</text:p>
          </table:table-cell>
          <table:table-cell office:value-type="float" office:value="107.37" calcext:value-type="float">
            <text:p>107.37</text:p>
          </table:table-cell>
          <table:table-cell office:value-type="float" office:value="903.16" calcext:value-type="float">
            <text:p>903.16</text:p>
          </table:table-cell>
          <table:table-cell office:value-type="float" office:value="1079.09" calcext:value-type="float">
            <text:p>1079.09</text:p>
          </table:table-cell>
        </table:table-row>
        <table:table-row table:style-name="ro1">
          <table:table-cell office:value-type="float" office:value="27118481" calcext:value-type="float">
            <text:p>27118481</text:p>
          </table:table-cell>
          <table:table-cell table:formula="of:=[.A1697]/1000/(60*60*24)" office:value-type="time" office:time-value="PT07H31M58.481S" calcext:value-type="time">
            <text:p>07:31:58</text:p>
          </table:table-cell>
          <table:table-cell office:value-type="float" office:value="1.03" calcext:value-type="float">
            <text:p>1.03</text:p>
          </table:table-cell>
          <table:table-cell office:value-type="float" office:value="104" calcext:value-type="float">
            <text:p>104</text:p>
          </table:table-cell>
          <table:table-cell office:value-type="float" office:value="107.16" calcext:value-type="float">
            <text:p>107.16</text:p>
          </table:table-cell>
          <table:table-cell office:value-type="float" office:value="903.62" calcext:value-type="float">
            <text:p>903.62</text:p>
          </table:table-cell>
          <table:table-cell office:value-type="float" office:value="1079.56" calcext:value-type="float">
            <text:p>1079.56</text:p>
          </table:table-cell>
        </table:table-row>
        <table:table-row table:style-name="ro1">
          <table:table-cell office:value-type="float" office:value="27134481" calcext:value-type="float">
            <text:p>27134481</text:p>
          </table:table-cell>
          <table:table-cell table:formula="of:=[.A1698]/1000/(60*60*24)" office:value-type="time" office:time-value="PT07H32M14.481S" calcext:value-type="time">
            <text:p>07:32:14</text:p>
          </table:table-cell>
          <table:table-cell office:value-type="float" office:value="1.03" calcext:value-type="float">
            <text:p>1.03</text:p>
          </table:table-cell>
          <table:table-cell office:value-type="float" office:value="103.9" calcext:value-type="float">
            <text:p>103.9</text:p>
          </table:table-cell>
          <table:table-cell office:value-type="float" office:value="107.06" calcext:value-type="float">
            <text:p>107.06</text:p>
          </table:table-cell>
          <table:table-cell office:value-type="float" office:value="904.09" calcext:value-type="float">
            <text:p>904.09</text:p>
          </table:table-cell>
          <table:table-cell office:value-type="float" office:value="1080.04" calcext:value-type="float">
            <text:p>1080.04</text:p>
          </table:table-cell>
        </table:table-row>
        <table:table-row table:style-name="ro1">
          <table:table-cell office:value-type="float" office:value="27150481" calcext:value-type="float">
            <text:p>27150481</text:p>
          </table:table-cell>
          <table:table-cell table:formula="of:=[.A1699]/1000/(60*60*24)" office:value-type="time" office:time-value="PT07H32M30.481S" calcext:value-type="time">
            <text:p>07:32:30</text:p>
          </table:table-cell>
          <table:table-cell office:value-type="float" office:value="1.03" calcext:value-type="float">
            <text:p>1.03</text:p>
          </table:table-cell>
          <table:table-cell office:value-type="float" office:value="103.8" calcext:value-type="float">
            <text:p>103.8</text:p>
          </table:table-cell>
          <table:table-cell office:value-type="float" office:value="106.54" calcext:value-type="float">
            <text:p>106.54</text:p>
          </table:table-cell>
          <table:table-cell office:value-type="float" office:value="904.55" calcext:value-type="float">
            <text:p>904.55</text:p>
          </table:table-cell>
          <table:table-cell office:value-type="float" office:value="1080.52" calcext:value-type="float">
            <text:p>1080.52</text:p>
          </table:table-cell>
        </table:table-row>
        <table:table-row table:style-name="ro1">
          <table:table-cell office:value-type="float" office:value="27166481" calcext:value-type="float">
            <text:p>27166481</text:p>
          </table:table-cell>
          <table:table-cell table:formula="of:=[.A1700]/1000/(60*60*24)" office:value-type="time" office:time-value="PT07H32M46.481S" calcext:value-type="time">
            <text:p>07:32:46</text:p>
          </table:table-cell>
          <table:table-cell office:value-type="float" office:value="1.03" calcext:value-type="float">
            <text:p>1.03</text:p>
          </table:table-cell>
          <table:table-cell office:value-type="float" office:value="103.7" calcext:value-type="float">
            <text:p>103.7</text:p>
          </table:table-cell>
          <table:table-cell office:value-type="float" office:value="106.43" calcext:value-type="float">
            <text:p>106.43</text:p>
          </table:table-cell>
          <table:table-cell office:value-type="float" office:value="905.01" calcext:value-type="float">
            <text:p>905.01</text:p>
          </table:table-cell>
          <table:table-cell office:value-type="float" office:value="1080.99" calcext:value-type="float">
            <text:p>1080.99</text:p>
          </table:table-cell>
        </table:table-row>
        <table:table-row table:style-name="ro1">
          <table:table-cell office:value-type="float" office:value="27182481" calcext:value-type="float">
            <text:p>27182481</text:p>
          </table:table-cell>
          <table:table-cell table:formula="of:=[.A1701]/1000/(60*60*24)" office:value-type="time" office:time-value="PT07H33M02.481S" calcext:value-type="time">
            <text:p>07:33:02</text:p>
          </table:table-cell>
          <table:table-cell office:value-type="float" office:value="1.03" calcext:value-type="float">
            <text:p>1.03</text:p>
          </table:table-cell>
          <table:table-cell office:value-type="float" office:value="103.5" calcext:value-type="float">
            <text:p>103.5</text:p>
          </table:table-cell>
          <table:table-cell office:value-type="float" office:value="106.23" calcext:value-type="float">
            <text:p>106.23</text:p>
          </table:table-cell>
          <table:table-cell office:value-type="float" office:value="905.47" calcext:value-type="float">
            <text:p>905.47</text:p>
          </table:table-cell>
          <table:table-cell office:value-type="float" office:value="1081.46" calcext:value-type="float">
            <text:p>1081.46</text:p>
          </table:table-cell>
        </table:table-row>
        <table:table-row table:style-name="ro1">
          <table:table-cell office:value-type="float" office:value="27198481" calcext:value-type="float">
            <text:p>27198481</text:p>
          </table:table-cell>
          <table:table-cell table:formula="of:=[.A1702]/1000/(60*60*24)" office:value-type="time" office:time-value="PT07H33M18.481S" calcext:value-type="time">
            <text:p>07:33:18</text:p>
          </table:table-cell>
          <table:table-cell office:value-type="float" office:value="1.03" calcext:value-type="float">
            <text:p>1.03</text:p>
          </table:table-cell>
          <table:table-cell office:value-type="float" office:value="103.3" calcext:value-type="float">
            <text:p>103.3</text:p>
          </table:table-cell>
          <table:table-cell office:value-type="float" office:value="106.02" calcext:value-type="float">
            <text:p>106.02</text:p>
          </table:table-cell>
          <table:table-cell office:value-type="float" office:value="905.93" calcext:value-type="float">
            <text:p>905.93</text:p>
          </table:table-cell>
          <table:table-cell office:value-type="float" office:value="1081.93" calcext:value-type="float">
            <text:p>1081.93</text:p>
          </table:table-cell>
        </table:table-row>
        <table:table-row table:style-name="ro1">
          <table:table-cell office:value-type="float" office:value="27214481" calcext:value-type="float">
            <text:p>27214481</text:p>
          </table:table-cell>
          <table:table-cell table:formula="of:=[.A1703]/1000/(60*60*24)" office:value-type="time" office:time-value="PT07H33M34.481S" calcext:value-type="time">
            <text:p>07:33:34</text:p>
          </table:table-cell>
          <table:table-cell office:value-type="float" office:value="1.02" calcext:value-type="float">
            <text:p>1.02</text:p>
          </table:table-cell>
          <table:table-cell office:value-type="float" office:value="103.2" calcext:value-type="float">
            <text:p>103.2</text:p>
          </table:table-cell>
          <table:table-cell office:value-type="float" office:value="105.5" calcext:value-type="float">
            <text:p>105.5</text:p>
          </table:table-cell>
          <table:table-cell office:value-type="float" office:value="906.39" calcext:value-type="float">
            <text:p>906.39</text:p>
          </table:table-cell>
          <table:table-cell office:value-type="float" office:value="1082.4" calcext:value-type="float">
            <text:p>1082.4</text:p>
          </table:table-cell>
        </table:table-row>
        <table:table-row table:style-name="ro1">
          <table:table-cell office:value-type="float" office:value="27230481" calcext:value-type="float">
            <text:p>27230481</text:p>
          </table:table-cell>
          <table:table-cell table:formula="of:=[.A1704]/1000/(60*60*24)" office:value-type="time" office:time-value="PT07H33M50.481S" calcext:value-type="time">
            <text:p>07:33:50</text:p>
          </table:table-cell>
          <table:table-cell office:value-type="float" office:value="1.02" calcext:value-type="float">
            <text:p>1.02</text:p>
          </table:table-cell>
          <table:table-cell office:value-type="float" office:value="103" calcext:value-type="float">
            <text:p>103</text:p>
          </table:table-cell>
          <table:table-cell office:value-type="float" office:value="105.3" calcext:value-type="float">
            <text:p>105.3</text:p>
          </table:table-cell>
          <table:table-cell office:value-type="float" office:value="906.85" calcext:value-type="float">
            <text:p>906.85</text:p>
          </table:table-cell>
          <table:table-cell office:value-type="float" office:value="1082.87" calcext:value-type="float">
            <text:p>1082.87</text:p>
          </table:table-cell>
        </table:table-row>
        <table:table-row table:style-name="ro1">
          <table:table-cell office:value-type="float" office:value="27246481" calcext:value-type="float">
            <text:p>27246481</text:p>
          </table:table-cell>
          <table:table-cell table:formula="of:=[.A1705]/1000/(60*60*24)" office:value-type="time" office:time-value="PT07H34M06.481S" calcext:value-type="time">
            <text:p>07:34:06</text:p>
          </table:table-cell>
          <table:table-cell office:value-type="float" office:value="1.02" calcext:value-type="float">
            <text:p>1.02</text:p>
          </table:table-cell>
          <table:table-cell office:value-type="float" office:value="102.9" calcext:value-type="float">
            <text:p>102.9</text:p>
          </table:table-cell>
          <table:table-cell office:value-type="float" office:value="104.78" calcext:value-type="float">
            <text:p>104.78</text:p>
          </table:table-cell>
          <table:table-cell office:value-type="float" office:value="907.3" calcext:value-type="float">
            <text:p>907.3</text:p>
          </table:table-cell>
          <table:table-cell office:value-type="float" office:value="1083.34" calcext:value-type="float">
            <text:p>1083.34</text:p>
          </table:table-cell>
        </table:table-row>
        <table:table-row table:style-name="ro1">
          <table:table-cell office:value-type="float" office:value="27262481" calcext:value-type="float">
            <text:p>27262481</text:p>
          </table:table-cell>
          <table:table-cell table:formula="of:=[.A1706]/1000/(60*60*24)" office:value-type="time" office:time-value="PT07H34M22.481S" calcext:value-type="time">
            <text:p>07:34:22</text:p>
          </table:table-cell>
          <table:table-cell office:value-type="float" office:value="1.01" calcext:value-type="float">
            <text:p>1.01</text:p>
          </table:table-cell>
          <table:table-cell office:value-type="float" office:value="102.7" calcext:value-type="float">
            <text:p>102.7</text:p>
          </table:table-cell>
          <table:table-cell office:value-type="float" office:value="104.17" calcext:value-type="float">
            <text:p>104.17</text:p>
          </table:table-cell>
          <table:table-cell office:value-type="float" office:value="907.76" calcext:value-type="float">
            <text:p>907.76</text:p>
          </table:table-cell>
          <table:table-cell office:value-type="float" office:value="1083.8" calcext:value-type="float">
            <text:p>1083.8</text:p>
          </table:table-cell>
        </table:table-row>
        <table:table-row table:style-name="ro1">
          <table:table-cell office:value-type="float" office:value="27278481" calcext:value-type="float">
            <text:p>27278481</text:p>
          </table:table-cell>
          <table:table-cell table:formula="of:=[.A1707]/1000/(60*60*24)" office:value-type="time" office:time-value="PT07H34M38.481S" calcext:value-type="time">
            <text:p>07:34:38</text:p>
          </table:table-cell>
          <table:table-cell office:value-type="float" office:value="1.01" calcext:value-type="float">
            <text:p>1.01</text:p>
          </table:table-cell>
          <table:table-cell office:value-type="float" office:value="102.5" calcext:value-type="float">
            <text:p>102.5</text:p>
          </table:table-cell>
          <table:table-cell office:value-type="float" office:value="103.96" calcext:value-type="float">
            <text:p>103.96</text:p>
          </table:table-cell>
          <table:table-cell office:value-type="float" office:value="908.22" calcext:value-type="float">
            <text:p>908.22</text:p>
          </table:table-cell>
          <table:table-cell office:value-type="float" office:value="1084.26" calcext:value-type="float">
            <text:p>1084.26</text:p>
          </table:table-cell>
        </table:table-row>
        <table:table-row table:style-name="ro1">
          <table:table-cell office:value-type="float" office:value="27294481" calcext:value-type="float">
            <text:p>27294481</text:p>
          </table:table-cell>
          <table:table-cell table:formula="of:=[.A1708]/1000/(60*60*24)" office:value-type="time" office:time-value="PT07H34M54.481S" calcext:value-type="time">
            <text:p>07:34:54</text:p>
          </table:table-cell>
          <table:table-cell office:value-type="float" office:value="1.01" calcext:value-type="float">
            <text:p>1.01</text:p>
          </table:table-cell>
          <table:table-cell office:value-type="float" office:value="102.3" calcext:value-type="float">
            <text:p>102.3</text:p>
          </table:table-cell>
          <table:table-cell office:value-type="float" office:value="103.76" calcext:value-type="float">
            <text:p>103.76</text:p>
          </table:table-cell>
          <table:table-cell office:value-type="float" office:value="908.67" calcext:value-type="float">
            <text:p>908.67</text:p>
          </table:table-cell>
          <table:table-cell office:value-type="float" office:value="1084.73" calcext:value-type="float">
            <text:p>1084.73</text:p>
          </table:table-cell>
        </table:table-row>
        <table:table-row table:style-name="ro1">
          <table:table-cell office:value-type="float" office:value="27310481" calcext:value-type="float">
            <text:p>27310481</text:p>
          </table:table-cell>
          <table:table-cell table:formula="of:=[.A1709]/1000/(60*60*24)" office:value-type="time" office:time-value="PT07H35M10.481S" calcext:value-type="time">
            <text:p>07:35:10</text:p>
          </table:table-cell>
          <table:table-cell office:value-type="float" office:value="1.01" calcext:value-type="float">
            <text:p>1.01</text:p>
          </table:table-cell>
          <table:table-cell office:value-type="float" office:value="102.1" calcext:value-type="float">
            <text:p>102.1</text:p>
          </table:table-cell>
          <table:table-cell office:value-type="float" office:value="103.55" calcext:value-type="float">
            <text:p>103.55</text:p>
          </table:table-cell>
          <table:table-cell office:value-type="float" office:value="909.12" calcext:value-type="float">
            <text:p>909.12</text:p>
          </table:table-cell>
          <table:table-cell office:value-type="float" office:value="1085.19" calcext:value-type="float">
            <text:p>1085.19</text:p>
          </table:table-cell>
        </table:table-row>
        <table:table-row table:style-name="ro1">
          <table:table-cell office:value-type="float" office:value="27326481" calcext:value-type="float">
            <text:p>27326481</text:p>
          </table:table-cell>
          <table:table-cell table:formula="of:=[.A1710]/1000/(60*60*24)" office:value-type="time" office:time-value="PT07H35M26.481S" calcext:value-type="time">
            <text:p>07:35:26</text:p>
          </table:table-cell>
          <table:table-cell office:value-type="float" office:value="1.01" calcext:value-type="float">
            <text:p>1.01</text:p>
          </table:table-cell>
          <table:table-cell office:value-type="float" office:value="101.9" calcext:value-type="float">
            <text:p>101.9</text:p>
          </table:table-cell>
          <table:table-cell office:value-type="float" office:value="102.94" calcext:value-type="float">
            <text:p>102.94</text:p>
          </table:table-cell>
          <table:table-cell office:value-type="float" office:value="909.58" calcext:value-type="float">
            <text:p>909.58</text:p>
          </table:table-cell>
          <table:table-cell office:value-type="float" office:value="1085.64" calcext:value-type="float">
            <text:p>1085.64</text:p>
          </table:table-cell>
        </table:table-row>
        <table:table-row table:style-name="ro1">
          <table:table-cell office:value-type="float" office:value="27342481" calcext:value-type="float">
            <text:p>27342481</text:p>
          </table:table-cell>
          <table:table-cell table:formula="of:=[.A1711]/1000/(60*60*24)" office:value-type="time" office:time-value="PT07H35M42.481S" calcext:value-type="time">
            <text:p>07:35:42</text:p>
          </table:table-cell>
          <table:table-cell office:value-type="float" office:value="1.01" calcext:value-type="float">
            <text:p>1.01</text:p>
          </table:table-cell>
          <table:table-cell office:value-type="float" office:value="101.8" calcext:value-type="float">
            <text:p>101.8</text:p>
          </table:table-cell>
          <table:table-cell office:value-type="float" office:value="102.84" calcext:value-type="float">
            <text:p>102.84</text:p>
          </table:table-cell>
          <table:table-cell office:value-type="float" office:value="910.03" calcext:value-type="float">
            <text:p>910.03</text:p>
          </table:table-cell>
          <table:table-cell office:value-type="float" office:value="1086.1" calcext:value-type="float">
            <text:p>1086.1</text:p>
          </table:table-cell>
        </table:table-row>
        <table:table-row table:style-name="ro1">
          <table:table-cell office:value-type="float" office:value="27358481" calcext:value-type="float">
            <text:p>27358481</text:p>
          </table:table-cell>
          <table:table-cell table:formula="of:=[.A1712]/1000/(60*60*24)" office:value-type="time" office:time-value="PT07H35M58.481S" calcext:value-type="time">
            <text:p>07:35:58</text:p>
          </table:table-cell>
          <table:table-cell office:value-type="float" office:value="1.01" calcext:value-type="float">
            <text:p>1.01</text:p>
          </table:table-cell>
          <table:table-cell office:value-type="float" office:value="101.6" calcext:value-type="float">
            <text:p>101.6</text:p>
          </table:table-cell>
          <table:table-cell office:value-type="float" office:value="102.23" calcext:value-type="float">
            <text:p>102.23</text:p>
          </table:table-cell>
          <table:table-cell office:value-type="float" office:value="910.48" calcext:value-type="float">
            <text:p>910.48</text:p>
          </table:table-cell>
          <table:table-cell office:value-type="float" office:value="1086.56" calcext:value-type="float">
            <text:p>1086.56</text:p>
          </table:table-cell>
        </table:table-row>
        <table:table-row table:style-name="ro1">
          <table:table-cell office:value-type="float" office:value="27374481" calcext:value-type="float">
            <text:p>27374481</text:p>
          </table:table-cell>
          <table:table-cell table:formula="of:=[.A1713]/1000/(60*60*24)" office:value-type="time" office:time-value="PT07H36M14.481S" calcext:value-type="time">
            <text:p>07:36:14</text:p>
          </table:table-cell>
          <table:table-cell office:value-type="float" office:value="1.01" calcext:value-type="float">
            <text:p>1.01</text:p>
          </table:table-cell>
          <table:table-cell office:value-type="float" office:value="101.4" calcext:value-type="float">
            <text:p>101.4</text:p>
          </table:table-cell>
          <table:table-cell office:value-type="float" office:value="102.02" calcext:value-type="float">
            <text:p>102.02</text:p>
          </table:table-cell>
          <table:table-cell office:value-type="float" office:value="910.93" calcext:value-type="float">
            <text:p>910.93</text:p>
          </table:table-cell>
          <table:table-cell office:value-type="float" office:value="1087.01" calcext:value-type="float">
            <text:p>1087.01</text:p>
          </table:table-cell>
        </table:table-row>
        <table:table-row table:style-name="ro1">
          <table:table-cell office:value-type="float" office:value="27390481" calcext:value-type="float">
            <text:p>27390481</text:p>
          </table:table-cell>
          <table:table-cell table:formula="of:=[.A1714]/1000/(60*60*24)" office:value-type="time" office:time-value="PT07H36M30.481S" calcext:value-type="time">
            <text:p>07:36:30</text:p>
          </table:table-cell>
          <table:table-cell office:value-type="float" office:value="1" calcext:value-type="float">
            <text:p>1</text:p>
          </table:table-cell>
          <table:table-cell office:value-type="float" office:value="101.2" calcext:value-type="float">
            <text:p>101.2</text:p>
          </table:table-cell>
          <table:table-cell office:value-type="float" office:value="101.41" calcext:value-type="float">
            <text:p>101.41</text:p>
          </table:table-cell>
          <table:table-cell office:value-type="float" office:value="911.38" calcext:value-type="float">
            <text:p>911.38</text:p>
          </table:table-cell>
          <table:table-cell office:value-type="float" office:value="1087.46" calcext:value-type="float">
            <text:p>1087.46</text:p>
          </table:table-cell>
        </table:table-row>
        <table:table-row table:style-name="ro1">
          <table:table-cell office:value-type="float" office:value="27398480" calcext:value-type="float">
            <text:p>27398480</text:p>
          </table:table-cell>
          <table:table-cell table:formula="of:=[.A1715]/1000/(60*60*24)" office:value-type="time" office:time-value="PT07H36M38.48S" calcext:value-type="time">
            <text:p>07:36:38</text:p>
          </table:table-cell>
          <table:table-cell office:value-type="float" office:value="1" calcext:value-type="float">
            <text:p>1</text:p>
          </table:table-cell>
          <table:table-cell office:value-type="float" office:value="101.1" calcext:value-type="float">
            <text:p>101.1</text:p>
          </table:table-cell>
          <table:table-cell office:value-type="float" office:value="100.91" calcext:value-type="float">
            <text:p>100.91</text:p>
          </table:table-cell>
          <table:table-cell office:value-type="float" office:value="911.61" calcext:value-type="float">
            <text:p>911.61</text:p>
          </table:table-cell>
          <table:table-cell office:value-type="float" office:value="1087.69" calcext:value-type="float">
            <text:p>1087.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3-24T23:16:27.821000000</dc:date>
    <meta:editing-duration>PT7M14S</meta:editing-duration>
    <meta:editing-cycles>1</meta:editing-cycles>
    <meta:document-statistic meta:table-count="1" meta:cell-count="12005" meta:object-count="1"/>
    <meta:generator>LibreOffice/6.4.2.2$Windows_X86_64 LibreOffice_project/4e471d8c02c9c90f512f7f9ead8875b57fcb1ec3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7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9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025cm" svg:height="15.201cm" xlink:href=".." xlink:type="simple" chart:class="chart:line" chart:style-name="ch1">
        <chart:title svg:x="9.645cm" svg:y="0.44cm" chart:style-name="ch2">
          <text:p>Conrad Endurance AAA @ 10 Ohm #2</text:p>
        </chart:title>
        <chart:legend chart:legend-position="end" svg:x="24.57cm" svg:y="7.301cm" style:legend-expansion="high" chart:style-name="ch3"/>
        <chart:plot-area chart:style-name="ch4" table:cell-range-address="LOGGER01.B1:LOGGER01.C1715" chart:data-source-has-labels="both" svg:x="0.54cm" svg:y="1.523cm" svg:width="23.49cm" svg:height="13.374cm">
          <chartooo:coordinate-region svg:x="1.452cm" svg:y="1.523cm" svg:width="22.578cm" svg:height="12.045cm"/>
          <chart:axis chart:dimension="x" chart:name="primary-x" chart:style-name="ch5" chartooo:axis-type="auto">
            <chartooo:date-scale/>
            <chart:categories table:cell-range-address="LOGGER01.B2:LOGGER01.B17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GGER01.C2:LOGGER01.C1715" chart:label-cell-address="LOGGER01.C1:LOGGER01.C1" chart:class="chart:line">
            <chart:data-point chart:repeated="17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</text:p>
                <draw:g>
                  <svg:desc>LOGGER01.C1:LOGGER01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OGGER01.B2:LOGGER01.B1715</svg:desc>
                </draw:g>
              </table:table-cell>
              <table:table-cell office:value-type="float" office:value="1.34">
                <text:p>1.34</text:p>
                <draw:g>
                  <svg:desc>LOGGER01.C2:LOGGER01.C1715</svg:desc>
                </draw:g>
              </table:table-cell>
            </table:table-row>
            <table:table-row>
              <table:table-cell office:value-type="float" office:value="0.000179166666666667">
                <text:p>0.000179166666666667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0364340277777778">
                <text:p>0.000364340277777778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0549537037037037">
                <text:p>0.000549537037037037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0734722222222222">
                <text:p>0.000734722222222222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0919907407407407">
                <text:p>0.000919907407407407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110509259259259">
                <text:p>0.00110509259259259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129027777777778">
                <text:p>0.00129027777777778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147546296296296">
                <text:p>0.00147546296296296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166064814814815">
                <text:p>0.00166064814814815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184583333333333">
                <text:p>0.00184583333333333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203101851851852">
                <text:p>0.00203101851851852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22162037037037">
                <text:p>0.0022162037037037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240138888888889">
                <text:p>0.00240138888888889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258657407407407">
                <text:p>0.0025865740740740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277175925925926">
                <text:p>0.00277175925925926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295694444444444">
                <text:p>0.00295694444444444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314212962962963">
                <text:p>0.00314212962962963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332730324074074">
                <text:p>0.00332730324074074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35125">
                <text:p>0.0035125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369768518518519">
                <text:p>0.00369768518518519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388287037037037">
                <text:p>0.0038828703703703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406805555555556">
                <text:p>0.00406805555555556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425324074074074">
                <text:p>0.00425324074074074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443842592592593">
                <text:p>0.0044384259259259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462361111111111">
                <text:p>0.00462361111111111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48087962962963">
                <text:p>0.004808796296296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499398148148148">
                <text:p>0.0049939814814814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517916666666667">
                <text:p>0.00517916666666667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536435185185185">
                <text:p>0.0053643518518518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554953703703704">
                <text:p>0.0055495370370370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573472222222222">
                <text:p>0.0057347222222222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591990740740741">
                <text:p>0.00591990740740741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610509259259259">
                <text:p>0.00610509259259259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629027777777778">
                <text:p>0.0062902777777777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647546296296296">
                <text:p>0.0064754629629629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666064814814815">
                <text:p>0.0066606481481481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684583333333333">
                <text:p>0.0068458333333333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703101851851852">
                <text:p>0.00703101851851852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72162037037037">
                <text:p>0.007216203703703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740138888888889">
                <text:p>0.0074013888888888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758657407407407">
                <text:p>0.0075865740740740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777175925925926">
                <text:p>0.00777175925925926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795694444444445">
                <text:p>0.0079569444444444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814212962962963">
                <text:p>0.0081421296296296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832731481481481">
                <text:p>0.0083273148148148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85125">
                <text:p>0.008512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869768518518518">
                <text:p>0.00869768518518518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888287037037037">
                <text:p>0.0088828703703703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906805555555556">
                <text:p>0.0090680555555555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925324074074074">
                <text:p>0.0092532407407407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943842592592593">
                <text:p>0.0094384259259259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962361111111111">
                <text:p>0.0096236111111111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98087962962963">
                <text:p>0.009808796296296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999398148148148">
                <text:p>0.00999398148148148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01791666666667">
                <text:p>0.010179166666666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03643518518519">
                <text:p>0.010364351851851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0549537037037">
                <text:p>0.01054953703703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07347222222222">
                <text:p>0.0107347222222222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09199074074074">
                <text:p>0.010919907407407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11050925925926">
                <text:p>0.011105092592592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12902777777778">
                <text:p>0.0112902777777778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1475462962963">
                <text:p>0.01147546296296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16606481481482">
                <text:p>0.0116606481481482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18458333333333">
                <text:p>0.011845833333333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20310185185185">
                <text:p>0.012031018518518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22162037037037">
                <text:p>0.012216203703703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24013888888889">
                <text:p>0.012401388888888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25865740740741">
                <text:p>0.012586574074074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27717592592593">
                <text:p>0.012771759259259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29569444444444">
                <text:p>0.012956944444444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31421296296296">
                <text:p>0.013142129629629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33273148148148">
                <text:p>0.013327314814814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35125">
                <text:p>0.013512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36976851851852">
                <text:p>0.013697685185185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38828703703704">
                <text:p>0.013882870370370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40680555555556">
                <text:p>0.014068055555555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42532407407407">
                <text:p>0.014253240740740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44384259259259">
                <text:p>0.014438425925925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46236111111111">
                <text:p>0.014623611111111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48087962962963">
                <text:p>0.014808796296296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49939814814815">
                <text:p>0.014993981481481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51791666666667">
                <text:p>0.015179166666666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53643518518519">
                <text:p>0.015364351851851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5549537037037">
                <text:p>0.0155495370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57347222222222">
                <text:p>0.015734722222222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59199074074074">
                <text:p>0.015919907407407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61050925925926">
                <text:p>0.016105092592592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62902662037037">
                <text:p>0.01629026620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6475462962963">
                <text:p>0.0164754629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66606481481481">
                <text:p>0.016660648148148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68458333333333">
                <text:p>0.016845833333333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70310185185185">
                <text:p>0.017031018518518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72162037037037">
                <text:p>0.01721620370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74013888888889">
                <text:p>0.017401388888888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75865740740741">
                <text:p>0.017586574074074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77717592592593">
                <text:p>0.017771759259259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79569444444444">
                <text:p>0.017956944444444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81421296296296">
                <text:p>0.018142129629629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83273148148148">
                <text:p>0.018327314814814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85125">
                <text:p>0.018512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86976851851852">
                <text:p>0.018697685185185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88828703703704">
                <text:p>0.018882870370370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90680555555556">
                <text:p>0.019068055555555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92532407407407">
                <text:p>0.019253240740740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94384259259259">
                <text:p>0.019438425925925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96236111111111">
                <text:p>0.019623611111111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98087962962963">
                <text:p>0.01980879629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99939814814815">
                <text:p>0.019993981481481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01791666666667">
                <text:p>0.02017916666666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03643518518518">
                <text:p>0.020364351851851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0549537037037">
                <text:p>0.0205495370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07347222222222">
                <text:p>0.020734722222222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09199074074074">
                <text:p>0.020919907407407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11050925925926">
                <text:p>0.021105092592592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12902777777778">
                <text:p>0.021290277777777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1475462962963">
                <text:p>0.021475462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16606481481481">
                <text:p>0.021660648148148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18458333333333">
                <text:p>0.0218458333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20310185185185">
                <text:p>0.022031018518518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22162037037037">
                <text:p>0.0222162037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24013888888889">
                <text:p>0.022401388888888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25865740740741">
                <text:p>0.02258657407407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27717592592593">
                <text:p>0.022771759259259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29569444444444">
                <text:p>0.022956944444444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31421296296296">
                <text:p>0.023142129629629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33273148148148">
                <text:p>0.023327314814814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35125">
                <text:p>0.023512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36976851851852">
                <text:p>0.023697685185185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38828703703704">
                <text:p>0.023882870370370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40680555555556">
                <text:p>0.024068055555555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42532407407407">
                <text:p>0.024253240740740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44384259259259">
                <text:p>0.024438425925925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46236111111111">
                <text:p>0.024623611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48087962962963">
                <text:p>0.0248087962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49939814814815">
                <text:p>0.024993981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51791666666667">
                <text:p>0.0251791666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53643518518519">
                <text:p>0.0253643518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5549537037037">
                <text:p>0.0255495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57347222222222">
                <text:p>0.025734722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59199074074074">
                <text:p>0.025919907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61050925925926">
                <text:p>0.026105092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62902777777778">
                <text:p>0.026290277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6475462962963">
                <text:p>0.0264754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66606481481481">
                <text:p>0.0266606481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68458333333333">
                <text:p>0.026845833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70310185185185">
                <text:p>0.027031018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72162037037037">
                <text:p>0.02721620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74013888888889">
                <text:p>0.027401388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75865740740741">
                <text:p>0.027586574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77717592592593">
                <text:p>0.027771759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79569444444444">
                <text:p>0.0279569444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81421296296296">
                <text:p>0.028142129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83273148148148">
                <text:p>0.028327314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85125">
                <text:p>0.02851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86976851851852">
                <text:p>0.028697685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88828703703704">
                <text:p>0.028882870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90680555555556">
                <text:p>0.0290680555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92532407407407">
                <text:p>0.029253240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94384259259259">
                <text:p>0.029438425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96236111111111">
                <text:p>0.029623611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98087962962963">
                <text:p>0.02980879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99939814814815">
                <text:p>0.029993981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01791666666667">
                <text:p>0.0301791666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03643518518518">
                <text:p>0.030364351851851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0549537037037">
                <text:p>0.0305495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07347222222222">
                <text:p>0.030734722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09199074074074">
                <text:p>0.030919907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11050925925926">
                <text:p>0.031105092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12902777777778">
                <text:p>0.031290277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1475462962963">
                <text:p>0.0314754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16606481481481">
                <text:p>0.0316606481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18458333333333">
                <text:p>0.031845833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20310185185185">
                <text:p>0.032031018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22162037037037">
                <text:p>0.03221620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24013888888889">
                <text:p>0.032401388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25865740740741">
                <text:p>0.032586574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27717592592593">
                <text:p>0.032771759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29569444444444">
                <text:p>0.0329569444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31421296296296">
                <text:p>0.033142129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33273148148148">
                <text:p>0.0333273148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35125">
                <text:p>0.03351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36976851851852">
                <text:p>0.033697685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38828703703704">
                <text:p>0.033882870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40680555555556">
                <text:p>0.0340680555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42532407407407">
                <text:p>0.0342532407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44384259259259">
                <text:p>0.034438425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46236111111111">
                <text:p>0.034623611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48087962962963">
                <text:p>0.034808796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49939814814815">
                <text:p>0.034993981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51791666666667">
                <text:p>0.035179166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53643518518519">
                <text:p>0.0353643518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5549537037037">
                <text:p>0.03554953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57347222222222">
                <text:p>0.035734722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59199074074074">
                <text:p>0.035919907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61050925925926">
                <text:p>0.036105092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62902777777778">
                <text:p>0.036290277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6475462962963">
                <text:p>0.03647546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66606481481482">
                <text:p>0.036660648148148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68458333333333">
                <text:p>0.036845833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70310185185185">
                <text:p>0.037031018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72162037037037">
                <text:p>0.037216203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74013888888889">
                <text:p>0.037401388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75865740740741">
                <text:p>0.037586574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77601967592593">
                <text:p>0.0377601967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79453819444444">
                <text:p>0.0379453819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81305671296296">
                <text:p>0.0381305671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83157291666667">
                <text:p>0.0383157291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85009375">
                <text:p>0.038500937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86861226851852">
                <text:p>0.0386861226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88713078703704">
                <text:p>0.0388713078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90564930555556">
                <text:p>0.0390564930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92416782407407">
                <text:p>0.0392416782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94268634259259">
                <text:p>0.0394268634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96120486111111">
                <text:p>0.0396120486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97972337962963">
                <text:p>0.039797233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99824189814815">
                <text:p>0.0399824189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01676041666667">
                <text:p>0.0401676041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03527893518519">
                <text:p>0.0403527893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0537974537037">
                <text:p>0.0405379745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07231597222222">
                <text:p>0.0407231597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09083449074074">
                <text:p>0.0409083449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10935300925926">
                <text:p>0.0410935300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12787152777778">
                <text:p>0.0412787152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1463900462963">
                <text:p>0.0414639004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16490856481482">
                <text:p>0.041649085648148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18342708333333">
                <text:p>0.0418342708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20194560185185">
                <text:p>0.0420194560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22046412037037">
                <text:p>0.042204641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23898263888889">
                <text:p>0.042389826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25750115740741">
                <text:p>0.0425750115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27601967592593">
                <text:p>0.0427601967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29453819444445">
                <text:p>0.042945381944444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31305671296296">
                <text:p>0.043130567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33157523148148">
                <text:p>0.0433157523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35009375">
                <text:p>0.04350093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3686099537037">
                <text:p>0.0436860995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38713078703704">
                <text:p>0.043871307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40564930555556">
                <text:p>0.0440564930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42416782407407">
                <text:p>0.044241678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44268634259259">
                <text:p>0.044426863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46120486111111">
                <text:p>0.044612048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47972337962963">
                <text:p>0.044797233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49824189814815">
                <text:p>0.044982418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51676041666667">
                <text:p>0.045167604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53527893518519">
                <text:p>0.0453527893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5537974537037">
                <text:p>0.04553797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57231597222222">
                <text:p>0.045723159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59083449074074">
                <text:p>0.045908344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60935069444444">
                <text:p>0.046093506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62787152777778">
                <text:p>0.046278715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64638773148148">
                <text:p>0.046463877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66490856481482">
                <text:p>0.046649085648148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68342708333333">
                <text:p>0.046834270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70194560185185">
                <text:p>0.047019456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72046412037037">
                <text:p>0.047204641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73898263888889">
                <text:p>0.047389826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75750115740741">
                <text:p>0.047575011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77601967592593">
                <text:p>0.047760196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79453819444444">
                <text:p>0.047945381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81305671296296">
                <text:p>0.048130567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83157523148148">
                <text:p>0.048315752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85009375">
                <text:p>0.04850093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86861226851852">
                <text:p>0.048686122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88713078703704">
                <text:p>0.048871307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90564930555556">
                <text:p>0.0490564930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92416782407407">
                <text:p>0.049241678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94268634259259">
                <text:p>0.049426863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96120486111111">
                <text:p>0.049612048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97972337962963">
                <text:p>0.049797233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99824189814815">
                <text:p>0.049982418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01676041666667">
                <text:p>0.050167604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03527893518518">
                <text:p>0.050352789351851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0537974537037">
                <text:p>0.05053797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07231597222222">
                <text:p>0.050723159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09083449074074">
                <text:p>0.050908344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10935300925926">
                <text:p>0.051093530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12787152777778">
                <text:p>0.051278715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1463900462963">
                <text:p>0.05146390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16490856481481">
                <text:p>0.0516490856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18342708333333">
                <text:p>0.051834270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20194560185185">
                <text:p>0.052019456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22046412037037">
                <text:p>0.052204641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23898263888889">
                <text:p>0.052389826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25750115740741">
                <text:p>0.052575011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27601967592593">
                <text:p>0.052760196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29453819444444">
                <text:p>0.052945381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31305671296296">
                <text:p>0.053130567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33157523148148">
                <text:p>0.053315752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35009375">
                <text:p>0.05350093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36861226851852">
                <text:p>0.053686122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38713078703704">
                <text:p>0.053871307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40564930555555">
                <text:p>0.054056493055555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42416782407407">
                <text:p>0.054241678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44268634259259">
                <text:p>0.054426863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46120486111111">
                <text:p>0.054612048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47972337962963">
                <text:p>0.054797233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49824189814815">
                <text:p>0.054982418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51676041666667">
                <text:p>0.055167604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53527893518518">
                <text:p>0.055352789351851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5537974537037">
                <text:p>0.05553797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57231597222222">
                <text:p>0.055723159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59083449074074">
                <text:p>0.055908344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60935300925926">
                <text:p>0.056093530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62787152777778">
                <text:p>0.056278715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6463900462963">
                <text:p>0.05646390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66490856481482">
                <text:p>0.056649085648148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68342708333333">
                <text:p>0.056834270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70194560185185">
                <text:p>0.057019456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72046412037037">
                <text:p>0.057204641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73898263888889">
                <text:p>0.057389826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75750115740741">
                <text:p>0.057575011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77601967592593">
                <text:p>0.057760196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79453819444444">
                <text:p>0.057945381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81305671296296">
                <text:p>0.058130567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83157523148148">
                <text:p>0.058315752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85009375">
                <text:p>0.05850093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86861226851852">
                <text:p>0.058686122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88713078703704">
                <text:p>0.058871307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90564930555556">
                <text:p>0.0590564930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92416782407407">
                <text:p>0.059241678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94268634259259">
                <text:p>0.059426863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96120486111111">
                <text:p>0.059612048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97972337962963">
                <text:p>0.059797233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99824189814815">
                <text:p>0.059982418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01676041666667">
                <text:p>0.060167604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03527893518519">
                <text:p>0.0603527893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0537974537037">
                <text:p>0.06053797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07231597222222">
                <text:p>0.060723159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09083449074074">
                <text:p>0.060908344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10935300925926">
                <text:p>0.061093530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12787152777778">
                <text:p>0.061278715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1463900462963">
                <text:p>0.06146390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16490856481481">
                <text:p>0.0616490856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18342708333333">
                <text:p>0.061834270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20194560185185">
                <text:p>0.062019456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22046412037037">
                <text:p>0.062204641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23898263888889">
                <text:p>0.062389826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25750115740741">
                <text:p>0.062575011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27601967592593">
                <text:p>0.062760196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29453819444445">
                <text:p>0.062945381944444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31305671296296">
                <text:p>0.063130567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33157291666667">
                <text:p>0.063315729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35009375">
                <text:p>0.06350093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36861226851852">
                <text:p>0.063686122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38713078703704">
                <text:p>0.063871307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40564930555556">
                <text:p>0.0640564930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42416782407407">
                <text:p>0.064241678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44268634259259">
                <text:p>0.064426863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46120486111111">
                <text:p>0.064612048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47972337962963">
                <text:p>0.064797233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49824189814815">
                <text:p>0.064982418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51676041666667">
                <text:p>0.065167604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53527893518518">
                <text:p>0.065352789351851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5537974537037">
                <text:p>0.06553797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57231597222222">
                <text:p>0.065723159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59083449074074">
                <text:p>0.065908344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60935300925926">
                <text:p>0.066093530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62787152777778">
                <text:p>0.066278715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6463900462963">
                <text:p>0.06646390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66490856481481">
                <text:p>0.0666490856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68342708333333">
                <text:p>0.066834270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70194560185185">
                <text:p>0.067019456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72046412037037">
                <text:p>0.067204641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73898263888889">
                <text:p>0.067389826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75750115740741">
                <text:p>0.067575011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77601967592593">
                <text:p>0.067760196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79453819444444">
                <text:p>0.067945381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81305671296296">
                <text:p>0.068130567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83157523148148">
                <text:p>0.068315752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85009375">
                <text:p>0.06850093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86861226851852">
                <text:p>0.068686122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88713078703704">
                <text:p>0.068871307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90564930555556">
                <text:p>0.0690564930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92416782407407">
                <text:p>0.069241678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94268634259259">
                <text:p>0.069426863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96120486111111">
                <text:p>0.069612048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97972337962963">
                <text:p>0.069797233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99824189814815">
                <text:p>0.069982418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01676041666667">
                <text:p>0.070167604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03527893518519">
                <text:p>0.0703527893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0537974537037">
                <text:p>0.07053797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07231597222222">
                <text:p>0.070723159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09083449074074">
                <text:p>0.070908344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10935300925926">
                <text:p>0.071093530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12787152777778">
                <text:p>0.071278715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1463900462963">
                <text:p>0.07146390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16490856481482">
                <text:p>0.071649085648148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18342708333333">
                <text:p>0.071834270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20194560185185">
                <text:p>0.072019456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22046412037037">
                <text:p>0.072204641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23898263888889">
                <text:p>0.072389826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25750115740741">
                <text:p>0.072575011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27601967592593">
                <text:p>0.072760196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29453819444444">
                <text:p>0.072945381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31305671296296">
                <text:p>0.073130567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33157523148148">
                <text:p>0.073315752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35009375">
                <text:p>0.07350093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36861226851852">
                <text:p>0.073686122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38713078703704">
                <text:p>0.073871307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40564930555555">
                <text:p>0.074056493055555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42416782407407">
                <text:p>0.074241678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44268634259259">
                <text:p>0.074426863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46120486111111">
                <text:p>0.074612048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47972337962963">
                <text:p>0.074797233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49824189814815">
                <text:p>0.074982418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51676041666667">
                <text:p>0.075167604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53527893518518">
                <text:p>0.075352789351851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5537974537037">
                <text:p>0.075537974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57231597222222">
                <text:p>0.075723159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59083449074074">
                <text:p>0.075908344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60935300925926">
                <text:p>0.076093530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62787152777778">
                <text:p>0.076278715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6463900462963">
                <text:p>0.07646390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66490856481482">
                <text:p>0.076649085648148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68342708333333">
                <text:p>0.076834270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70194560185185">
                <text:p>0.077019456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72046412037037">
                <text:p>0.077204641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73898263888889">
                <text:p>0.0773898263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75750115740741">
                <text:p>0.077575011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77601967592593">
                <text:p>0.077760196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79453819444445">
                <text:p>0.077945381944444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81305671296296">
                <text:p>0.0781305671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83157523148148">
                <text:p>0.078315752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85009375">
                <text:p>0.07850093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86861226851852">
                <text:p>0.078686122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88713078703704">
                <text:p>0.078871307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90564930555556">
                <text:p>0.0790564930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92416782407407">
                <text:p>0.079241678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94268634259259">
                <text:p>0.079426863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96120486111111">
                <text:p>0.079612048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97972337962963">
                <text:p>0.079797233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99824189814815">
                <text:p>0.079982418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01676041666667">
                <text:p>0.080167604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03527893518518">
                <text:p>0.080352789351851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0537974537037">
                <text:p>0.08053797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07231597222222">
                <text:p>0.080723159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09083449074074">
                <text:p>0.080908344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10935300925926">
                <text:p>0.081093530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12787152777778">
                <text:p>0.081278715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1463900462963">
                <text:p>0.08146390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16490856481481">
                <text:p>0.0816490856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18342708333333">
                <text:p>0.081834270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20194560185185">
                <text:p>0.0820194560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22046412037037">
                <text:p>0.082204641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23898263888889">
                <text:p>0.0823898263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25750115740741">
                <text:p>0.082575011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27601967592593">
                <text:p>0.082760196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29453819444444">
                <text:p>0.082945381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31305671296296">
                <text:p>0.0831305671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33157523148148">
                <text:p>0.083315752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35009375">
                <text:p>0.08350093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36861226851852">
                <text:p>0.083686122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38713078703704">
                <text:p>0.083871307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40564930555555">
                <text:p>0.084056493055555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42416782407407">
                <text:p>0.0842416782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44268634259259">
                <text:p>0.0844268634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46120486111111">
                <text:p>0.084612048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47972337962963">
                <text:p>0.084797233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49824189814815">
                <text:p>0.0849824189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51676041666667">
                <text:p>0.085167604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53527893518518">
                <text:p>0.085352789351851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5537974537037">
                <text:p>0.08553797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57231597222222">
                <text:p>0.085723159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59083449074074">
                <text:p>0.085908344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60935300925926">
                <text:p>0.086093530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62787152777778">
                <text:p>0.0862787152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6463900462963">
                <text:p>0.08646390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66490856481481">
                <text:p>0.0866490856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68342708333333">
                <text:p>0.0868342708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70194560185185">
                <text:p>0.0870194560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72046412037037">
                <text:p>0.087204641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73898263888889">
                <text:p>0.0873898263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75750115740741">
                <text:p>0.087575011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77601967592593">
                <text:p>0.087760196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79453819444444">
                <text:p>0.0879453819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81305671296296">
                <text:p>0.088130567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83157523148148">
                <text:p>0.088315752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85009375">
                <text:p>0.08850093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86861226851852">
                <text:p>0.088686122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88713078703704">
                <text:p>0.0888713078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90564930555555">
                <text:p>0.089056493055555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92416782407407">
                <text:p>0.0892416782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94268634259259">
                <text:p>0.089426863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96120486111111">
                <text:p>0.0896120486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97972337962963">
                <text:p>0.089797233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99824189814815">
                <text:p>0.0899824189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01676041666667">
                <text:p>0.0901676041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03527893518519">
                <text:p>0.0903527893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0537974537037">
                <text:p>0.090537974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07231597222222">
                <text:p>0.0907231597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09083449074074">
                <text:p>0.0909083449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10935300925926">
                <text:p>0.0910935300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12787152777778">
                <text:p>0.0912787152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1463900462963">
                <text:p>0.09146390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16490856481481">
                <text:p>0.0916490856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18342708333333">
                <text:p>0.0918342708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20194560185185">
                <text:p>0.0920194560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22046412037037">
                <text:p>0.092204641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23898263888889">
                <text:p>0.0923898263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25750115740741">
                <text:p>0.0925750115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27601967592593">
                <text:p>0.0927601967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29453819444444">
                <text:p>0.0929453819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31305671296296">
                <text:p>0.0931305671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33157523148148">
                <text:p>0.0933157523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35009375">
                <text:p>0.09350093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36861226851852">
                <text:p>0.0936861226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38712847222222">
                <text:p>0.0938712847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40564930555555">
                <text:p>0.094056493055555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42416782407407">
                <text:p>0.0942416782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44268634259259">
                <text:p>0.0944268634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46120486111111">
                <text:p>0.0946120486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47972337962963">
                <text:p>0.094797233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49824189814815">
                <text:p>0.0949824189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51676041666667">
                <text:p>0.0951676041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53527893518518">
                <text:p>0.095352789351851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5537974537037">
                <text:p>0.095537974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57231597222222">
                <text:p>0.0957231597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59083449074074">
                <text:p>0.0959083449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60935300925926">
                <text:p>0.096093530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62787152777778">
                <text:p>0.0962787152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6463900462963">
                <text:p>0.09646390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66490856481481">
                <text:p>0.0966490856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68342708333333">
                <text:p>0.0968342708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70194560185185">
                <text:p>0.0970194560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72046412037037">
                <text:p>0.097204641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73898263888889">
                <text:p>0.0973898263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75750115740741">
                <text:p>0.0975750115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77601967592593">
                <text:p>0.0977601967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79453819444444">
                <text:p>0.0979453819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81305671296296">
                <text:p>0.0981305671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83157523148148">
                <text:p>0.0983157523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85009375">
                <text:p>0.09850093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86861226851852">
                <text:p>0.0986861226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88713078703704">
                <text:p>0.0988713078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90564930555555">
                <text:p>0.099056493055555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92416782407407">
                <text:p>0.0992416782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94268634259259">
                <text:p>0.0994268634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96120486111111">
                <text:p>0.0996120486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97972337962963">
                <text:p>0.099797233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99824189814815">
                <text:p>0.0999824189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0167604166667">
                <text:p>0.100167604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0352789351852">
                <text:p>0.100352789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0537974537037">
                <text:p>0.100537974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0723159722222">
                <text:p>0.100723159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0908344907407">
                <text:p>0.100908344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1093530092593">
                <text:p>0.101093530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1278715277778">
                <text:p>0.1012787152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1463877314815">
                <text:p>0.101463877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1649085648148">
                <text:p>0.1016490856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1834270833333">
                <text:p>0.101834270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2019456018519">
                <text:p>0.1020194560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2204641203704">
                <text:p>0.102204641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2389826388889">
                <text:p>0.1023898263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2575011574074">
                <text:p>0.1025750115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2760196759259">
                <text:p>0.102760196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2945381944444">
                <text:p>0.102945381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313056712963">
                <text:p>0.103130567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3315752314815">
                <text:p>0.103315752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3500914351852">
                <text:p>0.103500914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3686122685185">
                <text:p>0.1036861226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387130787037">
                <text:p>0.103871307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4056493055556">
                <text:p>0.104056493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4241678240741">
                <text:p>0.104241678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4426863425926">
                <text:p>0.104426863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4612048611111">
                <text:p>0.104612048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4797233796296">
                <text:p>0.1047972337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4982418981481">
                <text:p>0.104982418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5167604166667">
                <text:p>0.105167604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5352789351852">
                <text:p>0.105352789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5537974537037">
                <text:p>0.105537974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5723159722222">
                <text:p>0.105723159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5908344907407">
                <text:p>0.105908344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6093530092593">
                <text:p>0.106093530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6278715277778">
                <text:p>0.1062787152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6463900462963">
                <text:p>0.10646390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66490625">
                <text:p>0.10664906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6834270833333">
                <text:p>0.106834270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7019456018519">
                <text:p>0.1070194560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7204641203704">
                <text:p>0.107204641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7389826388889">
                <text:p>0.1073898263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7575011574074">
                <text:p>0.107575011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7760196759259">
                <text:p>0.107760196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7945381944444">
                <text:p>0.107945381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813056712963">
                <text:p>0.108130567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8315752314815">
                <text:p>0.108315752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85009375">
                <text:p>0.10850093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8686122685185">
                <text:p>0.1086861226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887130787037">
                <text:p>0.108871307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9056493055556">
                <text:p>0.109056493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9241678240741">
                <text:p>0.109241678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9426863425926">
                <text:p>0.109426863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9612048611111">
                <text:p>0.109612048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9797233796296">
                <text:p>0.1097972337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9982418981481">
                <text:p>0.109982418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0167604166667">
                <text:p>0.110167604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0352789351852">
                <text:p>0.110352789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0537974537037">
                <text:p>0.110537974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0723159722222">
                <text:p>0.110723159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0908344907407">
                <text:p>0.110908344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1093530092593">
                <text:p>0.111093530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1278715277778">
                <text:p>0.1112787152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1463900462963">
                <text:p>0.11146390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1649085648148">
                <text:p>0.1116490856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1834270833333">
                <text:p>0.111834270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2019456018519">
                <text:p>0.1120194560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2204641203704">
                <text:p>0.112204641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2389826388889">
                <text:p>0.1123898263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2575011574074">
                <text:p>0.112575011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2760196759259">
                <text:p>0.112760196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2945381944444">
                <text:p>0.112945381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313056712963">
                <text:p>0.113130567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3315752314815">
                <text:p>0.113315752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35009375">
                <text:p>0.11350093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3686122685185">
                <text:p>0.1136861226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387130787037">
                <text:p>0.113871307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4056493055556">
                <text:p>0.114056493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4241678240741">
                <text:p>0.114241678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4426863425926">
                <text:p>0.114426863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4612048611111">
                <text:p>0.114612048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4797233796296">
                <text:p>0.1147972337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4982418981481">
                <text:p>0.114982418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5167604166667">
                <text:p>0.115167604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5352789351852">
                <text:p>0.115352789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5537974537037">
                <text:p>0.115537974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5723159722222">
                <text:p>0.115723159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5908344907407">
                <text:p>0.115908344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6093530092593">
                <text:p>0.116093530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6278715277778">
                <text:p>0.1162787152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6463900462963">
                <text:p>0.11646390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6649085648148">
                <text:p>0.1166490856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6834270833333">
                <text:p>0.116834270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7019456018519">
                <text:p>0.1170194560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7204641203704">
                <text:p>0.117204641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7389826388889">
                <text:p>0.1173898263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7575011574074">
                <text:p>0.117575011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7760196759259">
                <text:p>0.117760196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7945381944444">
                <text:p>0.117945381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813056712963">
                <text:p>0.118130567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8315752314815">
                <text:p>0.118315752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85009375">
                <text:p>0.11850093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8686122685185">
                <text:p>0.1186861226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887130787037">
                <text:p>0.118871307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9056493055556">
                <text:p>0.119056493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9241678240741">
                <text:p>0.119241678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9426863425926">
                <text:p>0.119426863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9612048611111">
                <text:p>0.119612048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9797233796296">
                <text:p>0.1197972337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9982418981481">
                <text:p>0.119982418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0167604166667">
                <text:p>0.120167604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0352789351852">
                <text:p>0.120352789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0537974537037">
                <text:p>0.120537974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0723159722222">
                <text:p>0.120723159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0908321759259">
                <text:p>0.120908321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1093530092593">
                <text:p>0.121093530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1278715277778">
                <text:p>0.1212787152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1463900462963">
                <text:p>0.12146390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1649085648148">
                <text:p>0.1216490856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1834270833333">
                <text:p>0.121834270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2019456018519">
                <text:p>0.1220194560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2204641203704">
                <text:p>0.122204641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2389826388889">
                <text:p>0.1223898263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2575011574074">
                <text:p>0.122575011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2760196759259">
                <text:p>0.122760196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2945381944444">
                <text:p>0.122945381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313056712963">
                <text:p>0.123130567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3315752314815">
                <text:p>0.123315752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35009375">
                <text:p>0.12350093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3686122685185">
                <text:p>0.1236861226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387130787037">
                <text:p>0.123871307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4056493055556">
                <text:p>0.124056493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4241678240741">
                <text:p>0.124241678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4426863425926">
                <text:p>0.124426863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4612048611111">
                <text:p>0.124612048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4797233796296">
                <text:p>0.1247972337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4982418981481">
                <text:p>0.124982418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5167604166667">
                <text:p>0.125167604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5352789351852">
                <text:p>0.125352789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5537974537037">
                <text:p>0.125537974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5723159722222">
                <text:p>0.125723159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5908344907407">
                <text:p>0.125908344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6093530092593">
                <text:p>0.126093530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6278715277778">
                <text:p>0.1262787152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6463900462963">
                <text:p>0.12646390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6649085648148">
                <text:p>0.1266490856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6834270833333">
                <text:p>0.126834270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7019456018519">
                <text:p>0.1270194560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7204618055556">
                <text:p>0.127204618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7389826388889">
                <text:p>0.1273898263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7575011574074">
                <text:p>0.127575011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7760196759259">
                <text:p>0.127760196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7945381944444">
                <text:p>0.127945381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813056712963">
                <text:p>0.128130567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8315752314815">
                <text:p>0.128315752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85009375">
                <text:p>0.12850093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8686122685185">
                <text:p>0.1286861226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887130787037">
                <text:p>0.128871307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9056493055556">
                <text:p>0.129056493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9241678240741">
                <text:p>0.129241678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9426863425926">
                <text:p>0.129426863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9612048611111">
                <text:p>0.129612048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9797210648148">
                <text:p>0.1297972106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9982418981481">
                <text:p>0.129982418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0167604166667">
                <text:p>0.130167604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0352789351852">
                <text:p>0.130352789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0537974537037">
                <text:p>0.130537974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0723159722222">
                <text:p>0.130723159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0908344907407">
                <text:p>0.130908344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1093530092593">
                <text:p>0.131093530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1278715277778">
                <text:p>0.1312787152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1463900462963">
                <text:p>0.13146390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1649085648148">
                <text:p>0.1316490856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1834270833333">
                <text:p>0.131834270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2019456018519">
                <text:p>0.1320194560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2204641203704">
                <text:p>0.132204641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2389826388889">
                <text:p>0.1323898263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2575011574074">
                <text:p>0.132575011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2760196759259">
                <text:p>0.132760196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2945381944444">
                <text:p>0.132945381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313056712963">
                <text:p>0.133130567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3315752314815">
                <text:p>0.133315752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35009375">
                <text:p>0.13350093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3686122685185">
                <text:p>0.1336861226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387130787037">
                <text:p>0.133871307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4056493055556">
                <text:p>0.134056493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4241678240741">
                <text:p>0.134241678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4426863425926">
                <text:p>0.134426863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4612025462963">
                <text:p>0.134612025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4797233796296">
                <text:p>0.1347972337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4982418981481">
                <text:p>0.134982418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5167604166667">
                <text:p>0.135167604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5352789351852">
                <text:p>0.135352789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5537974537037">
                <text:p>0.135537974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5723159722222">
                <text:p>0.135723159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5908344907407">
                <text:p>0.135908344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6093530092593">
                <text:p>0.136093530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6278715277778">
                <text:p>0.1362787152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6463900462963">
                <text:p>0.13646390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6649085648148">
                <text:p>0.1366490856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6834270833333">
                <text:p>0.136834270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7019456018519">
                <text:p>0.1370194560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7204641203704">
                <text:p>0.137204641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7389826388889">
                <text:p>0.1373898263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7575011574074">
                <text:p>0.137575011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7760196759259">
                <text:p>0.137760196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7945381944444">
                <text:p>0.137945381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813056712963">
                <text:p>0.138130567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8315752314815">
                <text:p>0.138315752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85009375">
                <text:p>0.13850093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8686122685185">
                <text:p>0.1386861226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887130787037">
                <text:p>0.138871307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9056493055556">
                <text:p>0.139056493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9241678240741">
                <text:p>0.139241678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9426863425926">
                <text:p>0.139426863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9612048611111">
                <text:p>0.139612048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9797233796296">
                <text:p>0.1397972337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9982418981481">
                <text:p>0.139982418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0167604166667">
                <text:p>0.140167604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0352789351852">
                <text:p>0.140352789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0537974537037">
                <text:p>0.140537974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0723159722222">
                <text:p>0.140723159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0908344907407">
                <text:p>0.140908344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1093530092593">
                <text:p>0.141093530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1278715277778">
                <text:p>0.1412787152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1463900462963">
                <text:p>0.14146390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1649085648148">
                <text:p>0.1416490856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1834270833333">
                <text:p>0.141834270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2019456018519">
                <text:p>0.1420194560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2204641203704">
                <text:p>0.142204641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2389826388889">
                <text:p>0.1423898263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2575011574074">
                <text:p>0.142575011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2760196759259">
                <text:p>0.142760196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2945381944444">
                <text:p>0.142945381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313056712963">
                <text:p>0.143130567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3315752314815">
                <text:p>0.143315752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35009375">
                <text:p>0.14350093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3686122685185">
                <text:p>0.1436861226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387130787037">
                <text:p>0.143871307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4056493055556">
                <text:p>0.144056493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4241678240741">
                <text:p>0.14424167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4426863425926">
                <text:p>0.144426863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4612048611111">
                <text:p>0.144612048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4797233796296">
                <text:p>0.1447972337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4982418981481">
                <text:p>0.144982418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5167604166667">
                <text:p>0.145167604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5352789351852">
                <text:p>0.145352789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5537974537037">
                <text:p>0.145537974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5723159722222">
                <text:p>0.145723159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5908344907407">
                <text:p>0.145908344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6093530092593">
                <text:p>0.146093530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6278715277778">
                <text:p>0.14627871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6463900462963">
                <text:p>0.14646390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6649085648148">
                <text:p>0.1466490856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6834270833333">
                <text:p>0.14683427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7019456018519">
                <text:p>0.147019456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7204641203704">
                <text:p>0.147204641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7389826388889">
                <text:p>0.1473898263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7575011574074">
                <text:p>0.147575011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7760196759259">
                <text:p>0.147760196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7945381944444">
                <text:p>0.147945381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813056712963">
                <text:p>0.14813056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8315752314815">
                <text:p>0.14831575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85009375">
                <text:p>0.14850093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8686122685185">
                <text:p>0.14868612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887130787037">
                <text:p>0.148871307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9056493055556">
                <text:p>0.149056493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9241678240741">
                <text:p>0.149241678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9426863425926">
                <text:p>0.149426863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9612048611111">
                <text:p>0.149612048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9797233796296">
                <text:p>0.1497972337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9982418981481">
                <text:p>0.149982418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0167604166667">
                <text:p>0.15016760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0352789351852">
                <text:p>0.15035278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0537974537037">
                <text:p>0.15053797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0723159722222">
                <text:p>0.15072315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0908344907407">
                <text:p>0.15090834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1093530092593">
                <text:p>0.151093530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1278715277778">
                <text:p>0.15127871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1463900462963">
                <text:p>0.15146390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1649085648148">
                <text:p>0.1516490856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1834270833333">
                <text:p>0.151834270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2019456018519">
                <text:p>0.152019456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2204641203704">
                <text:p>0.15220464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2389826388889">
                <text:p>0.15238982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2575011574074">
                <text:p>0.15257501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2760196759259">
                <text:p>0.15276019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2945381944444">
                <text:p>0.15294538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313056712963">
                <text:p>0.15313056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3315752314815">
                <text:p>0.15331575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35009375">
                <text:p>0.1535009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3686122685185">
                <text:p>0.15368612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387130787037">
                <text:p>0.15387130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4056493055556">
                <text:p>0.15405649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4241678240741">
                <text:p>0.15424167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4426863425926">
                <text:p>0.15442686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4612048611111">
                <text:p>0.15461204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4797233796296">
                <text:p>0.15479723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4982418981481">
                <text:p>0.15498241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5167604166667">
                <text:p>0.15516760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5352789351852">
                <text:p>0.15535278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5537974537037">
                <text:p>0.15553797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5723159722222">
                <text:p>0.15572315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5908344907407">
                <text:p>0.155908344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6093530092593">
                <text:p>0.15609353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6278715277778">
                <text:p>0.15627871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6463900462963">
                <text:p>0.15646390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6649085648148">
                <text:p>0.15664908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6834270833333">
                <text:p>0.15683427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7019456018519">
                <text:p>0.157019456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7204641203704">
                <text:p>0.15720464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7389803240741">
                <text:p>0.157389803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7575011574074">
                <text:p>0.15757501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7760196759259">
                <text:p>0.15776019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7945381944444">
                <text:p>0.15794538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813056712963">
                <text:p>0.15813056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8315752314815">
                <text:p>0.15831575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85009375">
                <text:p>0.1585009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8686122685185">
                <text:p>0.15868612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887130787037">
                <text:p>0.15887130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9056493055556">
                <text:p>0.15905649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9241678240741">
                <text:p>0.15924167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9426863425926">
                <text:p>0.15942686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9612048611111">
                <text:p>0.15961204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9797233796296">
                <text:p>0.15979723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9982418981481">
                <text:p>0.15998241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0167581018519">
                <text:p>0.160167581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0352789351852">
                <text:p>0.16035278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0537974537037">
                <text:p>0.16053797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0723159722222">
                <text:p>0.16072315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0908344907407">
                <text:p>0.16090834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1093530092593">
                <text:p>0.16109353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1278715277778">
                <text:p>0.16127871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1463900462963">
                <text:p>0.16146390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1649085648148">
                <text:p>0.16164908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1834270833333">
                <text:p>0.16183427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2019456018519">
                <text:p>0.162019456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2204641203704">
                <text:p>0.16220464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2389826388889">
                <text:p>0.16238982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2575011574074">
                <text:p>0.16257501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2760196759259">
                <text:p>0.16276019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2945381944444">
                <text:p>0.16294538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313056712963">
                <text:p>0.16313056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3315752314815">
                <text:p>0.16331575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35009375">
                <text:p>0.1635009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3686122685185">
                <text:p>0.16368612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387130787037">
                <text:p>0.16387130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4056493055556">
                <text:p>0.16405649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4241678240741">
                <text:p>0.16424167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4426840277778">
                <text:p>0.164426840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4612048611111">
                <text:p>0.16461204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4797233796296">
                <text:p>0.16479723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4982418981481">
                <text:p>0.16498241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5167604166667">
                <text:p>0.16516760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5352789351852">
                <text:p>0.16535278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5537974537037">
                <text:p>0.16553797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5723159722222">
                <text:p>0.16572315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5908321759259">
                <text:p>0.165908321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6093530092593">
                <text:p>0.16609353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6278715277778">
                <text:p>0.16627871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6463900462963">
                <text:p>0.16646390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6649085648148">
                <text:p>0.16664908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6834270833333">
                <text:p>0.16683427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019456018519">
                <text:p>0.167019456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204641203704">
                <text:p>0.16720464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389826388889">
                <text:p>0.16738982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575011574074">
                <text:p>0.16757501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760196759259">
                <text:p>0.16776019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945381944444">
                <text:p>0.16794538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813056712963">
                <text:p>0.16813056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8315752314815">
                <text:p>0.16831575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85009375">
                <text:p>0.1685009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8686122685185">
                <text:p>0.16868612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887130787037">
                <text:p>0.16887130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9056493055556">
                <text:p>0.16905649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9241678240741">
                <text:p>0.16924167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9426863425926">
                <text:p>0.16942686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9612048611111">
                <text:p>0.16961204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9797233796296">
                <text:p>0.16979723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9982418981481">
                <text:p>0.16998241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0167604166667">
                <text:p>0.17016760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0352789351852">
                <text:p>0.17035278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0537974537037">
                <text:p>0.17053797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0723159722222">
                <text:p>0.17072315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0908344907407">
                <text:p>0.17090834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1093530092593">
                <text:p>0.17109353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1278715277778">
                <text:p>0.17127871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1463900462963">
                <text:p>0.17146390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1649085648148">
                <text:p>0.17164908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1834270833333">
                <text:p>0.17183427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2019456018519">
                <text:p>0.172019456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2204641203704">
                <text:p>0.17220464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2389826388889">
                <text:p>0.17238982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2575011574074">
                <text:p>0.17257501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2760196759259">
                <text:p>0.17276019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2945381944444">
                <text:p>0.17294538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313056712963">
                <text:p>0.17313056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3315752314815">
                <text:p>0.17331575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35009375">
                <text:p>0.1735009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3686122685185">
                <text:p>0.17368612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387130787037">
                <text:p>0.17387130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4056493055556">
                <text:p>0.17405649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4241678240741">
                <text:p>0.17424167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4426863425926">
                <text:p>0.17442686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4612048611111">
                <text:p>0.17461204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4797233796296">
                <text:p>0.17479723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4982418981481">
                <text:p>0.17498241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5167604166667">
                <text:p>0.17516760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5352789351852">
                <text:p>0.17535278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5537974537037">
                <text:p>0.17553797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5723159722222">
                <text:p>0.17572315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5908344907407">
                <text:p>0.17590834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6093530092593">
                <text:p>0.17609353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6278715277778">
                <text:p>0.17627871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6463900462963">
                <text:p>0.17646390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6649085648148">
                <text:p>0.17664908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6834247685185">
                <text:p>0.176834247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7019456018519">
                <text:p>0.177019456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7204641203704">
                <text:p>0.17720464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7389826388889">
                <text:p>0.17738982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7575011574074">
                <text:p>0.17757501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7760196759259">
                <text:p>0.17776019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7945381944444">
                <text:p>0.17794538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813056712963">
                <text:p>0.17813056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8315752314815">
                <text:p>0.17831575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85009375">
                <text:p>0.1785009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8686122685185">
                <text:p>0.17868612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8871284722222">
                <text:p>0.178871284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9056493055556">
                <text:p>0.17905649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9241678240741">
                <text:p>0.17924167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9426840277778">
                <text:p>0.179426840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9612048611111">
                <text:p>0.17961204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9797233796296">
                <text:p>0.17979723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9982418981481">
                <text:p>0.17998241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0167604166667">
                <text:p>0.18016760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0352789351852">
                <text:p>0.18035278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0537974537037">
                <text:p>0.18053797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0723159722222">
                <text:p>0.18072315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0908344907407">
                <text:p>0.18090834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1093530092593">
                <text:p>0.18109353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1278715277778">
                <text:p>0.18127871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1463900462963">
                <text:p>0.18146390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1649085648148">
                <text:p>0.18164908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1834270833333">
                <text:p>0.18183427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2019456018519">
                <text:p>0.182019456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2204641203704">
                <text:p>0.18220464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2389826388889">
                <text:p>0.18238982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2575011574074">
                <text:p>0.18257501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2760196759259">
                <text:p>0.18276019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2945381944444">
                <text:p>0.18294538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313056712963">
                <text:p>0.18313056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3315752314815">
                <text:p>0.18331575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35009375">
                <text:p>0.1835009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3686122685185">
                <text:p>0.18368612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387130787037">
                <text:p>0.18387130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4056493055556">
                <text:p>0.18405649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4241678240741">
                <text:p>0.18424167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4426863425926">
                <text:p>0.18442686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4612048611111">
                <text:p>0.18461204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4797233796296">
                <text:p>0.18479723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4982418981481">
                <text:p>0.18498241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5167604166667">
                <text:p>0.18516760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5352789351852">
                <text:p>0.18535278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5537974537037">
                <text:p>0.18553797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5723159722222">
                <text:p>0.18572315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5908344907407">
                <text:p>0.18590834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6093530092593">
                <text:p>0.18609353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6278715277778">
                <text:p>0.18627871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6463900462963">
                <text:p>0.18646390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6649085648148">
                <text:p>0.18664908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6834270833333">
                <text:p>0.18683427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7019456018519">
                <text:p>0.187019456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7204641203704">
                <text:p>0.18720464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7389826388889">
                <text:p>0.18738982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7575011574074">
                <text:p>0.18757501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7760196759259">
                <text:p>0.18776019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7945381944444">
                <text:p>0.18794538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813056712963">
                <text:p>0.18813056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8315752314815">
                <text:p>0.18831575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85009375">
                <text:p>0.1885009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8686122685185">
                <text:p>0.18868612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887130787037">
                <text:p>0.18887130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9056493055556">
                <text:p>0.18905649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9241678240741">
                <text:p>0.18924167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9426863425926">
                <text:p>0.18942686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9612048611111">
                <text:p>0.18961204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9797233796296">
                <text:p>0.18979723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9982418981481">
                <text:p>0.1899824189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0167604166667">
                <text:p>0.19016760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0352789351852">
                <text:p>0.19035278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0537974537037">
                <text:p>0.19053797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0723159722222">
                <text:p>0.19072315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0908344907407">
                <text:p>0.19090834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1093530092593">
                <text:p>0.19109353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1278715277778">
                <text:p>0.19127871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1463900462963">
                <text:p>0.19146390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1649085648148">
                <text:p>0.19164908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1834270833333">
                <text:p>0.19183427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2019456018519">
                <text:p>0.1920194560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2204641203704">
                <text:p>0.1922046412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2389826388889">
                <text:p>0.19238982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2575011574074">
                <text:p>0.1925750115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2760196759259">
                <text:p>0.19276019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2945381944444">
                <text:p>0.1929453819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313056712963">
                <text:p>0.193130567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3315752314815">
                <text:p>0.19331575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35009375">
                <text:p>0.19350093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3686122685185">
                <text:p>0.19368612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387130787037">
                <text:p>0.19387130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4056493055556">
                <text:p>0.1940564930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4241678240741">
                <text:p>0.19424167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4426863425926">
                <text:p>0.19442686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4612048611111">
                <text:p>0.19461204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4797233796296">
                <text:p>0.19479723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4982418981481">
                <text:p>0.1949824189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5167604166667">
                <text:p>0.19516760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5352789351852">
                <text:p>0.195352789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5537974537037">
                <text:p>0.19553797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5723159722222">
                <text:p>0.1957231597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5908344907407">
                <text:p>0.1959083449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6093530092593">
                <text:p>0.1960935300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6278715277778">
                <text:p>0.1962787152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6463900462963">
                <text:p>0.19646390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6649085648148">
                <text:p>0.196649085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6834270833333">
                <text:p>0.1968342708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7019456018519">
                <text:p>0.1970194560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7204641203704">
                <text:p>0.1972046412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7389826388889">
                <text:p>0.1973898263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7575011574074">
                <text:p>0.1975750115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7760196759259">
                <text:p>0.1977601967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7945381944444">
                <text:p>0.1979453819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813056712963">
                <text:p>0.198130567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8315752314815">
                <text:p>0.198315752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85009375">
                <text:p>0.19850093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8686122685185">
                <text:p>0.1986861226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887130787037">
                <text:p>0.1988713078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9056493055556">
                <text:p>0.1990564930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9241678240741">
                <text:p>0.1992416782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9426863425926">
                <text:p>0.1994268634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9612048611111">
                <text:p>0.1996120486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9797233796296">
                <text:p>0.1997972337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9982418981481">
                <text:p>0.1999824189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0167604166667">
                <text:p>0.2001676041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0352789351852">
                <text:p>0.200352789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0537974537037">
                <text:p>0.20053797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0723159722222">
                <text:p>0.2007231597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0908344907407">
                <text:p>0.2009083449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1093506944444">
                <text:p>0.2010935069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1278715277778">
                <text:p>0.2012787152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1463900462963">
                <text:p>0.20146390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1649085648148">
                <text:p>0.201649085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1834270833333">
                <text:p>0.2018342708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2019456018518">
                <text:p>0.2020194560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2204641203704">
                <text:p>0.2022046412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2389826388889">
                <text:p>0.2023898263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2575011574074">
                <text:p>0.2025750115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2760196759259">
                <text:p>0.2027601967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2945381944444">
                <text:p>0.2029453819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313056712963">
                <text:p>0.203130567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3315752314815">
                <text:p>0.203315752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35009375">
                <text:p>0.20350093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3686122685185">
                <text:p>0.2036861226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387130787037">
                <text:p>0.2038713078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4056493055556">
                <text:p>0.2040564930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4241678240741">
                <text:p>0.2042416782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4426863425926">
                <text:p>0.2044268634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4612048611111">
                <text:p>0.2046120486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4797233796296">
                <text:p>0.2047972337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4982418981481">
                <text:p>0.2049824189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5167604166667">
                <text:p>0.2051676041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5352789351852">
                <text:p>0.205352789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5537974537037">
                <text:p>0.20553797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5723159722222">
                <text:p>0.2057231597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5908344907407">
                <text:p>0.2059083449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6093530092593">
                <text:p>0.2060935300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6278715277778">
                <text:p>0.2062787152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6463900462963">
                <text:p>0.20646390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6649085648148">
                <text:p>0.206649085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6834270833333">
                <text:p>0.2068342708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7019456018518">
                <text:p>0.2070194560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7204641203704">
                <text:p>0.2072046412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7389826388889">
                <text:p>0.2073898263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7575011574074">
                <text:p>0.2075750115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7760173611111">
                <text:p>0.2077601736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7945381944444">
                <text:p>0.2079453819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813056712963">
                <text:p>0.208130567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8315729166667">
                <text:p>0.2083157291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85009375">
                <text:p>0.20850093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8686122685185">
                <text:p>0.2086861226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887130787037">
                <text:p>0.2088713078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9056493055556">
                <text:p>0.2090564930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9241678240741">
                <text:p>0.2092416782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9426863425926">
                <text:p>0.2094268634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9612048611111">
                <text:p>0.209612048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9797233796296">
                <text:p>0.2097972337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9982418981481">
                <text:p>0.209982418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0167604166667">
                <text:p>0.2101676041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0352789351852">
                <text:p>0.210352789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0537974537037">
                <text:p>0.21053797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0723159722222">
                <text:p>0.2107231597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0908344907407">
                <text:p>0.2109083449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1093530092593">
                <text:p>0.2110935300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1278715277778">
                <text:p>0.2112787152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1463900462963">
                <text:p>0.21146390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1649085648148">
                <text:p>0.211649085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1834270833333">
                <text:p>0.2118342708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2019456018518">
                <text:p>0.2120194560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2204641203704">
                <text:p>0.212204641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2389826388889">
                <text:p>0.2123898263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2575011574074">
                <text:p>0.212575011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2760196759259">
                <text:p>0.212760196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2945381944444">
                <text:p>0.2129453819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313056712963">
                <text:p>0.213130567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3315752314815">
                <text:p>0.213315752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35009375">
                <text:p>0.21350093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3686122685185">
                <text:p>0.213686122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387130787037">
                <text:p>0.213871307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4056493055556">
                <text:p>0.214056493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4241678240741">
                <text:p>0.214241678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4426863425926">
                <text:p>0.214426863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4612048611111">
                <text:p>0.214612048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4797233796296">
                <text:p>0.214797233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4982418981481">
                <text:p>0.214982418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5167604166667">
                <text:p>0.215167604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5352789351852">
                <text:p>0.215352789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5537974537037">
                <text:p>0.21553797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5723159722222">
                <text:p>0.215723159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5908344907407">
                <text:p>0.215908344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6093530092593">
                <text:p>0.216093530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6278715277778">
                <text:p>0.216278715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6463900462963">
                <text:p>0.21646390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6649085648148">
                <text:p>0.216649085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6834270833333">
                <text:p>0.216834270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7019456018518">
                <text:p>0.2170194560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7204641203704">
                <text:p>0.217204641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7389826388889">
                <text:p>0.217389826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7575011574074">
                <text:p>0.217575011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7760196759259">
                <text:p>0.217760196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7945381944444">
                <text:p>0.217945381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813056712963">
                <text:p>0.218130567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8315752314815">
                <text:p>0.218315752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85009375">
                <text:p>0.21850093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8686122685185">
                <text:p>0.218686122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887130787037">
                <text:p>0.218871307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9056493055556">
                <text:p>0.219056493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9241678240741">
                <text:p>0.219241678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9426863425926">
                <text:p>0.219426863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9612048611111">
                <text:p>0.219612048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9797233796296">
                <text:p>0.219797233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9982418981481">
                <text:p>0.219982418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0167604166667">
                <text:p>0.220167604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0352789351852">
                <text:p>0.220352789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0537974537037">
                <text:p>0.22053797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0723159722222">
                <text:p>0.220723159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0908344907407">
                <text:p>0.220908344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1093530092593">
                <text:p>0.221093530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1278715277778">
                <text:p>0.221278715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1463900462963">
                <text:p>0.22146390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1649085648148">
                <text:p>0.221649085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1834270833333">
                <text:p>0.221834270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2019456018519">
                <text:p>0.2220194560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2204641203704">
                <text:p>0.222204641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2389826388889">
                <text:p>0.222389826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2575011574074">
                <text:p>0.222575011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2760196759259">
                <text:p>0.222760196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2945381944444">
                <text:p>0.222945381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313056712963">
                <text:p>0.223130567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3315752314815">
                <text:p>0.223315752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35009375">
                <text:p>0.22350093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3686122685185">
                <text:p>0.223686122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387130787037">
                <text:p>0.223871307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4056493055556">
                <text:p>0.224056493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4241655092593">
                <text:p>0.224241655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4426863425926">
                <text:p>0.224426863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4612048611111">
                <text:p>0.224612048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4797233796296">
                <text:p>0.224797233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4982418981481">
                <text:p>0.224982418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5167604166667">
                <text:p>0.225167604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5352789351852">
                <text:p>0.225352789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5537974537037">
                <text:p>0.22553797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5723159722222">
                <text:p>0.225723159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5908344907407">
                <text:p>0.225908344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6093530092593">
                <text:p>0.226093530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6278715277778">
                <text:p>0.226278715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6463900462963">
                <text:p>0.22646390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6649085648148">
                <text:p>0.226649085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6834270833333">
                <text:p>0.226834270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7019456018518">
                <text:p>0.2270194560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7204641203704">
                <text:p>0.227204641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7389826388889">
                <text:p>0.227389826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7575011574074">
                <text:p>0.227575011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7760196759259">
                <text:p>0.227760196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7945381944444">
                <text:p>0.227945381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813056712963">
                <text:p>0.228130567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8315729166667">
                <text:p>0.228315729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85009375">
                <text:p>0.22850093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8686122685185">
                <text:p>0.228686122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887130787037">
                <text:p>0.228871307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9056493055556">
                <text:p>0.229056493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9241678240741">
                <text:p>0.229241678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9426863425926">
                <text:p>0.229426863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9612048611111">
                <text:p>0.2296120486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9797233796296">
                <text:p>0.229797233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9982418981481">
                <text:p>0.229982418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0167604166667">
                <text:p>0.230167604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0352789351852">
                <text:p>0.230352789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0537974537037">
                <text:p>0.23053797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0723159722222">
                <text:p>0.230723159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0908344907407">
                <text:p>0.230908344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1093530092593">
                <text:p>0.2310935300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1278715277778">
                <text:p>0.231278715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1463900462963">
                <text:p>0.23146390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1649085648148">
                <text:p>0.231649085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1834270833333">
                <text:p>0.231834270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2019456018518">
                <text:p>0.2320194560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2204641203704">
                <text:p>0.232204641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2389826388889">
                <text:p>0.232389826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2575011574074">
                <text:p>0.232575011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2760196759259">
                <text:p>0.232760196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2945381944444">
                <text:p>0.232945381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313056712963">
                <text:p>0.2331305671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3315752314815">
                <text:p>0.2333157523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35009375">
                <text:p>0.23350093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3686122685185">
                <text:p>0.2336861226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387130787037">
                <text:p>0.2338713078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4056493055556">
                <text:p>0.234056493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4241678240741">
                <text:p>0.2342416782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4426863425926">
                <text:p>0.234426863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4612048611111">
                <text:p>0.2346120486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4797233796296">
                <text:p>0.2347972337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4982418981481">
                <text:p>0.2349824189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5167604166667">
                <text:p>0.2351676041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5352789351852">
                <text:p>0.2353527893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5537974537037">
                <text:p>0.235537974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5723159722222">
                <text:p>0.2357231597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5908344907407">
                <text:p>0.2359083449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6093530092593">
                <text:p>0.2360935300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6278715277778">
                <text:p>0.2362787152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6463900462963">
                <text:p>0.236463900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6649085648148">
                <text:p>0.2366490856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6834270833333">
                <text:p>0.2368342708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7019456018518">
                <text:p>0.2370194560185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7204641203704">
                <text:p>0.2372046412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7389826388889">
                <text:p>0.2373898263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7575011574074">
                <text:p>0.2375750115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7760196759259">
                <text:p>0.2377601967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7945381944444">
                <text:p>0.2379453819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813056712963">
                <text:p>0.2381305671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8315752314815">
                <text:p>0.2383157523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85009375">
                <text:p>0.23850093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8686122685185">
                <text:p>0.2386861226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887130787037">
                <text:p>0.2388713078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9056493055556">
                <text:p>0.2390564930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9241678240741">
                <text:p>0.2392416782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9426863425926">
                <text:p>0.2394268634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9612048611111">
                <text:p>0.2396120486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9797233796296">
                <text:p>0.2397972337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9982418981481">
                <text:p>0.2399824189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0167604166667">
                <text:p>0.2401676041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0352789351852">
                <text:p>0.2403527893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0537974537037">
                <text:p>0.240537974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0723159722222">
                <text:p>0.2407231597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0908344907407">
                <text:p>0.2409083449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1093530092593">
                <text:p>0.2410935300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1278715277778">
                <text:p>0.2412787152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1463900462963">
                <text:p>0.241463900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1649085648148">
                <text:p>0.2416490856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1834270833333">
                <text:p>0.2418342708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2019456018518">
                <text:p>0.2420194560185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2204641203704">
                <text:p>0.2422046412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2389803240741">
                <text:p>0.2423898032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2575011574074">
                <text:p>0.2425750115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2760196759259">
                <text:p>0.2427601967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2945381944444">
                <text:p>0.2429453819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313056712963">
                <text:p>0.2431305671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3315752314815">
                <text:p>0.2433157523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35009375">
                <text:p>0.24350093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3686122685185">
                <text:p>0.2436861226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387130787037">
                <text:p>0.2438713078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4056493055556">
                <text:p>0.2440564930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4241678240741">
                <text:p>0.2442416782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4426863425926">
                <text:p>0.2444268634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4612048611111">
                <text:p>0.2446120486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4797233796296">
                <text:p>0.2447972337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4982418981481">
                <text:p>0.2449824189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5167604166667">
                <text:p>0.2451676041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5352789351852">
                <text:p>0.2453527893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5537974537037">
                <text:p>0.245537974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5723159722222">
                <text:p>0.2457231597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5908344907407">
                <text:p>0.2459083449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6093530092593">
                <text:p>0.2460935300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6278715277778">
                <text:p>0.2462787152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6463900462963">
                <text:p>0.246463900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6649085648148">
                <text:p>0.2466490856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6834247685185">
                <text:p>0.2468342476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7019456018519">
                <text:p>0.2470194560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7204641203704">
                <text:p>0.2472046412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7389826388889">
                <text:p>0.2473898263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7575011574074">
                <text:p>0.2475750115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7760196759259">
                <text:p>0.2477601967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7945381944444">
                <text:p>0.2479453819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813056712963">
                <text:p>0.2481305671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8315752314815">
                <text:p>0.2483157523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85009375">
                <text:p>0.248500937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8686122685185">
                <text:p>0.2486861226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887130787037">
                <text:p>0.2488713078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9056493055556">
                <text:p>0.2490564930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9241678240741">
                <text:p>0.2492416782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9426863425926">
                <text:p>0.2494268634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9612048611111">
                <text:p>0.2496120486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9797233796296">
                <text:p>0.2497972337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9982418981481">
                <text:p>0.2499824189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0167604166667">
                <text:p>0.2501676041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0352789351852">
                <text:p>0.2503527893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0537974537037">
                <text:p>0.250537974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0723159722222">
                <text:p>0.2507231597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0908344907407">
                <text:p>0.2509083449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1093530092593">
                <text:p>0.2510935300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1278715277778">
                <text:p>0.2512787152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1463900462963">
                <text:p>0.251463900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1649085648148">
                <text:p>0.2516490856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1834270833333">
                <text:p>0.2518342708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2019456018518">
                <text:p>0.25201945601851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2204641203704">
                <text:p>0.2522046412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2389826388889">
                <text:p>0.2523898263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2575011574074">
                <text:p>0.2525750115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2760196759259">
                <text:p>0.2527601967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2945381944444">
                <text:p>0.2529453819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313056712963">
                <text:p>0.2531305671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3315752314815">
                <text:p>0.2533157523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35009375">
                <text:p>0.253500937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3686122685185">
                <text:p>0.2536861226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387130787037">
                <text:p>0.2538713078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4056493055556">
                <text:p>0.2540564930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4241678240741">
                <text:p>0.2542416782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4426863425926">
                <text:p>0.2544268634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4612048611111">
                <text:p>0.2546120486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4797233796296">
                <text:p>0.2547972337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4982418981481">
                <text:p>0.2549824189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5167604166667">
                <text:p>0.2551676041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5352789351852">
                <text:p>0.2553527893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5537974537037">
                <text:p>0.255537974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5723159722222">
                <text:p>0.2557231597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5908344907407">
                <text:p>0.2559083449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6093530092593">
                <text:p>0.2560935300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6278715277778">
                <text:p>0.2562787152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6463900462963">
                <text:p>0.256463900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6649085648148">
                <text:p>0.2566490856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6834270833333">
                <text:p>0.2568342708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7019456018518">
                <text:p>0.25701945601851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7204641203704">
                <text:p>0.2572046412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7389826388889">
                <text:p>0.2573898263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7575011574074">
                <text:p>0.2575750115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7760196759259">
                <text:p>0.2577601967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7945381944444">
                <text:p>0.2579453819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813056712963">
                <text:p>0.2581305671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8315752314815">
                <text:p>0.2583157523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85009375">
                <text:p>0.258500937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8686122685185">
                <text:p>0.2586861226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8871284722222">
                <text:p>0.2588712847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9056493055556">
                <text:p>0.2590564930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9241678240741">
                <text:p>0.2592416782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9426863425926">
                <text:p>0.2594268634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9612048611111">
                <text:p>0.2596120486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9797233796296">
                <text:p>0.2597972337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9982418981481">
                <text:p>0.2599824189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0167604166667">
                <text:p>0.2601676041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0352789351852">
                <text:p>0.2603527893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0537974537037">
                <text:p>0.260537974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0723159722222">
                <text:p>0.2607231597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0908344907407">
                <text:p>0.2609083449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1093530092593">
                <text:p>0.2610935300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1278715277778">
                <text:p>0.2612787152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1463900462963">
                <text:p>0.261463900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1649085648148">
                <text:p>0.2616490856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1834270833333">
                <text:p>0.2618342708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2019456018518">
                <text:p>0.26201945601851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2204641203704">
                <text:p>0.2622046412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2389826388889">
                <text:p>0.2623898263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2575011574074">
                <text:p>0.2625750115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2760196759259">
                <text:p>0.2627601967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2945381944444">
                <text:p>0.2629453819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313056712963">
                <text:p>0.2631305671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3315752314815">
                <text:p>0.2633157523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35009375">
                <text:p>0.263500937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3686122685185">
                <text:p>0.2636861226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387130787037">
                <text:p>0.2638713078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4056493055556">
                <text:p>0.2640564930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4241678240741">
                <text:p>0.2642416782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4426863425926">
                <text:p>0.2644268634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4612048611111">
                <text:p>0.2646120486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4797233796296">
                <text:p>0.2647972337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4982418981481">
                <text:p>0.2649824189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5167604166667">
                <text:p>0.2651676041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5352789351852">
                <text:p>0.2653527893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5537974537037">
                <text:p>0.265537974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5723159722222">
                <text:p>0.2657231597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5908344907407">
                <text:p>0.2659083449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6093530092593">
                <text:p>0.2660935300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6278715277778">
                <text:p>0.2662787152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6463900462963">
                <text:p>0.2664639004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6649085648148">
                <text:p>0.2666490856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6834270833333">
                <text:p>0.2668342708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7019456018518">
                <text:p>0.26701945601851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7204641203704">
                <text:p>0.2672046412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7389826388889">
                <text:p>0.2673898263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7575011574074">
                <text:p>0.2675750115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7760196759259">
                <text:p>0.2677601967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7945381944444">
                <text:p>0.2679453819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8130543981481">
                <text:p>0.2681305439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8315752314815">
                <text:p>0.26831575231481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85009375">
                <text:p>0.268500937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8686122685185">
                <text:p>0.26868612268518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887130787037">
                <text:p>0.2688713078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9056493055556">
                <text:p>0.26905649305555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9241678240741">
                <text:p>0.2692416782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9426863425926">
                <text:p>0.2694268634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9612048611111">
                <text:p>0.2696120486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9797233796296">
                <text:p>0.2697972337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9982418981481">
                <text:p>0.2699824189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0167604166667">
                <text:p>0.2701676041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0352789351852">
                <text:p>0.2703527893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0537974537037">
                <text:p>0.2705379745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0723159722222">
                <text:p>0.2707231597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0908344907407">
                <text:p>0.2709083449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1093530092593">
                <text:p>0.2710935300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1278715277778">
                <text:p>0.2712787152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1463900462963">
                <text:p>0.2714639004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1649085648148">
                <text:p>0.2716490856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1834270833333">
                <text:p>0.2718342708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2019456018519">
                <text:p>0.27201945601851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2204641203704">
                <text:p>0.2722046412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2389826388889">
                <text:p>0.2723898263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2575011574074">
                <text:p>0.2725750115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2760196759259">
                <text:p>0.2727601967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2945381944444">
                <text:p>0.2729453819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313056712963">
                <text:p>0.2731305671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3315752314815">
                <text:p>0.27331575231481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35009375">
                <text:p>0.273500937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3686122685185">
                <text:p>0.27368612268518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387130787037">
                <text:p>0.2738713078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4056493055556">
                <text:p>0.27405649305555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4241678240741">
                <text:p>0.2742416782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4426863425926">
                <text:p>0.2744268634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4612048611111">
                <text:p>0.2746120486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4797233796296">
                <text:p>0.2747972337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4982418981481">
                <text:p>0.2749824189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5167604166667">
                <text:p>0.2751676041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5352789351852">
                <text:p>0.2753527893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5537974537037">
                <text:p>0.2755379745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5723159722222">
                <text:p>0.2757231597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5908344907407">
                <text:p>0.2759083449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6093530092593">
                <text:p>0.2760935300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6278715277778">
                <text:p>0.2762787152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6463900462963">
                <text:p>0.2764639004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6649085648148">
                <text:p>0.2766490856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6834270833333">
                <text:p>0.2768342708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7019456018518">
                <text:p>0.27701945601851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7204641203704">
                <text:p>0.2772046412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7389826388889">
                <text:p>0.2773898263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7575011574074">
                <text:p>0.2775750115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7760196759259">
                <text:p>0.2777601967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7945381944444">
                <text:p>0.2779453819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813056712963">
                <text:p>0.2781305671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8315752314815">
                <text:p>0.2783157523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85009375">
                <text:p>0.278500937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8686122685185">
                <text:p>0.2786861226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887130787037">
                <text:p>0.2788713078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9056493055556">
                <text:p>0.2790564930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9241678240741">
                <text:p>0.2792416782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9426863425926">
                <text:p>0.2794268634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9612048611111">
                <text:p>0.2796120486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9797233796296">
                <text:p>0.2797972337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9982418981481">
                <text:p>0.2799824189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0167604166667">
                <text:p>0.2801676041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0352766203704">
                <text:p>0.2803527662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0537974537037">
                <text:p>0.2805379745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0723159722222">
                <text:p>0.2807231597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0908344907407">
                <text:p>0.2809083449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1093530092593">
                <text:p>0.2810935300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1278715277778">
                <text:p>0.2812787152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1463900462963">
                <text:p>0.2814639004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1649085648148">
                <text:p>0.2816490856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1834270833333">
                <text:p>0.2818342708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2019456018519">
                <text:p>0.28201945601851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2204641203704">
                <text:p>0.2822046412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2389826388889">
                <text:p>0.2823898263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2575011574074">
                <text:p>0.2825750115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2760196759259">
                <text:p>0.28276019675925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2945381944444">
                <text:p>0.2829453819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313056712963">
                <text:p>0.2831305671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3315752314815">
                <text:p>0.28331575231481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35009375">
                <text:p>0.283500937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3686122685185">
                <text:p>0.28368612268518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387130787037">
                <text:p>0.2838713078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4056493055555">
                <text:p>0.28405649305555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4241678240741">
                <text:p>0.28424167824074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4426863425926">
                <text:p>0.28442686342592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4612048611111">
                <text:p>0.28461204861111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4797233796296">
                <text:p>0.28479723379629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4982418981481">
                <text:p>0.28498241898148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5167604166667">
                <text:p>0.28516760416666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5352789351852">
                <text:p>0.28535278935185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5537974537037">
                <text:p>0.2855379745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5723159722222">
                <text:p>0.28572315972222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5908344907407">
                <text:p>0.28590834490740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6093530092593">
                <text:p>0.28609353009259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6278715277778">
                <text:p>0.28627871527777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6463900462963">
                <text:p>0.2864639004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6649085648148">
                <text:p>0.28664908564814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6834270833333">
                <text:p>0.28683427083333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7019456018519">
                <text:p>0.28701945601851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7204641203704">
                <text:p>0.28720464120370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7389826388889">
                <text:p>0.28738982638888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7575011574074">
                <text:p>0.28757501157407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7760196759259">
                <text:p>0.28776019675925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7945381944444">
                <text:p>0.28794538194444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813056712963">
                <text:p>0.2881305671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8315752314815">
                <text:p>0.28831575231481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85009375">
                <text:p>0.288500937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8686122685185">
                <text:p>0.28868612268518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887130787037">
                <text:p>0.2888713078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9056493055556">
                <text:p>0.28905649305555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9241678240741">
                <text:p>0.28924167824074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9426863425926">
                <text:p>0.28942686342592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9612048611111">
                <text:p>0.28961204861111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9797233796296">
                <text:p>0.28979723379629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9982418981481">
                <text:p>0.28998241898148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0167604166667">
                <text:p>0.29016760416666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0352789351852">
                <text:p>0.29035278935185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0537974537037">
                <text:p>0.2905379745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0723159722222">
                <text:p>0.29072315972222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0908344907407">
                <text:p>0.29090834490740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1093530092593">
                <text:p>0.29109353009259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1278715277778">
                <text:p>0.29127871527777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1463900462963">
                <text:p>0.2914639004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1649085648148">
                <text:p>0.29164908564814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1834270833333">
                <text:p>0.29183427083333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2019456018519">
                <text:p>0.29201945601851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2204641203704">
                <text:p>0.29220464120370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2389826388889">
                <text:p>0.29238982638888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2575011574074">
                <text:p>0.29257501157407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2760196759259">
                <text:p>0.29276019675925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2945381944444">
                <text:p>0.29294538194444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313056712963">
                <text:p>0.2931305671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3315752314815">
                <text:p>0.29331575231481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35009375">
                <text:p>0.293500937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3686122685185">
                <text:p>0.29368612268518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387130787037">
                <text:p>0.2938713078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4056493055555">
                <text:p>0.29405649305555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4241678240741">
                <text:p>0.29424167824074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4426863425926">
                <text:p>0.29442686342592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4612048611111">
                <text:p>0.29461204861111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4797233796296">
                <text:p>0.29479723379629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4982418981481">
                <text:p>0.29498241898148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5167604166667">
                <text:p>0.29516760416666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5352789351852">
                <text:p>0.29535278935185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5537974537037">
                <text:p>0.2955379745370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5723159722222">
                <text:p>0.29572315972222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5908344907407">
                <text:p>0.29590834490740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6093530092593">
                <text:p>0.29609353009259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6278715277778">
                <text:p>0.29627871527777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6463900462963">
                <text:p>0.2964639004629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6649085648148">
                <text:p>0.29664908564814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6834270833333">
                <text:p>0.29683427083333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7019456018519">
                <text:p>0.29701945601851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7204641203704">
                <text:p>0.29720464120370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7389826388889">
                <text:p>0.29738982638888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7575011574074">
                <text:p>0.29757501157407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7760196759259">
                <text:p>0.29776019675925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7945381944444">
                <text:p>0.29794538194444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813056712963">
                <text:p>0.298130567129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8315752314815">
                <text:p>0.29831575231481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85009375">
                <text:p>0.298500937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8686122685185">
                <text:p>0.29868612268518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887130787037">
                <text:p>0.298871307870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9056493055556">
                <text:p>0.29905649305555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9241678240741">
                <text:p>0.29924167824074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9426863425926">
                <text:p>0.29942686342592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99612048611111">
                <text:p>0.29961204861111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9797233796296">
                <text:p>0.29979723379629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99982418981481">
                <text:p>0.29998241898148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0167604166667">
                <text:p>0.30016760416666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0352789351852">
                <text:p>0.30035278935185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0537974537037">
                <text:p>0.30053797453703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0723159722222">
                <text:p>0.30072315972222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0908344907407">
                <text:p>0.30090834490740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1093530092593">
                <text:p>0.30109353009259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1278715277778">
                <text:p>0.30127871527777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1463900462963">
                <text:p>0.30146390046296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1649085648148">
                <text:p>0.30164908564814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1834270833333">
                <text:p>0.30183427083333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2019456018519">
                <text:p>0.30201945601851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2204641203704">
                <text:p>0.30220464120370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2389826388889">
                <text:p>0.30238982638888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02575011574074">
                <text:p>0.30257501157407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2760196759259">
                <text:p>0.30276019675925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02945381944444">
                <text:p>0.30294538194444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0313056712963">
                <text:p>0.3031305671296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03315752314815">
                <text:p>0.30331575231481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035009375">
                <text:p>0.303500937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03686122685185">
                <text:p>0.30368612268518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0387130787037">
                <text:p>0.3038713078703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04056469907407">
                <text:p>0.30405646990740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04241678240741">
                <text:p>0.30424167824074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04426863425926">
                <text:p>0.30442686342592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04612048611111">
                <text:p>0.30461204861111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04797233796296">
                <text:p>0.30479723379629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04982418981481">
                <text:p>0.30498241898148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05167604166667">
                <text:p>0.30516760416666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05352789351852">
                <text:p>0.30535278935185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05537974537037">
                <text:p>0.30553797453703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05723159722222">
                <text:p>0.30572315972222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05908344907407">
                <text:p>0.30590834490740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06093530092593">
                <text:p>0.30609353009259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06278715277778">
                <text:p>0.30627871527777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06463900462963">
                <text:p>0.30646390046296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06649085648148">
                <text:p>0.30664908564814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06834270833333">
                <text:p>0.30683427083333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07019456018518">
                <text:p>0.30701945601851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07204641203704">
                <text:p>0.30720464120370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07389826388889">
                <text:p>0.30738982638888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07575011574074">
                <text:p>0.30757501157407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07760196759259">
                <text:p>0.307760196759259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07945381944444">
                <text:p>0.307945381944444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0813056712963">
                <text:p>0.3081305671296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08315752314815">
                <text:p>0.308315752314815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085009375">
                <text:p>0.3085009375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08686122685185">
                <text:p>0.308686122685185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0887130787037">
                <text:p>0.3088713078703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09056493055556">
                <text:p>0.30905649305555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09241678240741">
                <text:p>0.30924167824074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09426863425926">
                <text:p>0.30942686342592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09612048611111">
                <text:p>0.30961204861111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09797233796296">
                <text:p>0.30979723379629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09982418981481">
                <text:p>0.30998241898148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0167604166667">
                <text:p>0.31016760416666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0352789351852">
                <text:p>0.31035278935185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0537974537037">
                <text:p>0.31053797453703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0723159722222">
                <text:p>0.31072315972222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0908344907407">
                <text:p>0.31090834490740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1093530092593">
                <text:p>0.31109353009259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1278715277778">
                <text:p>0.311278715277778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1463900462963">
                <text:p>0.31146390046296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1649085648148">
                <text:p>0.311649085648148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1834270833333">
                <text:p>0.31183427083333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12019456018518">
                <text:p>0.312019456018518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12204641203704">
                <text:p>0.312204641203704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12389826388889">
                <text:p>0.312389826388889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12575011574074">
                <text:p>0.312575011574074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12760196759259">
                <text:p>0.312760196759259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12945381944444">
                <text:p>0.312945381944444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1313056712963">
                <text:p>0.3131305671296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13315752314815">
                <text:p>0.313315752314815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135009375">
                <text:p>0.3135009375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13686122685185">
                <text:p>0.313686122685185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1387130787037">
                <text:p>0.31387130787037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14056493055556">
                <text:p>0.314056493055556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14241678240741">
                <text:p>0.314241678240741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14426863425926">
                <text:p>0.314426863425926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14612048611111">
                <text:p>0.314612048611111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14797233796296">
                <text:p>0.314797233796296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14982418981481">
                <text:p>0.314982418981481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15167604166667">
                <text:p>0.315167604166667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15352789351852">
                <text:p>0.315352789351852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15537974537037">
                <text:p>0.315537974537037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15723159722222">
                <text:p>0.315723159722222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15908344907407">
                <text:p>0.315908344907407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16093530092593">
                <text:p>0.316093530092593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16278715277778">
                <text:p>0.316278715277778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16463900462963">
                <text:p>0.316463900462963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16649085648148">
                <text:p>0.316649085648148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16834270833333">
                <text:p>0.316834270833333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17019456018518">
                <text:p>0.3170194560185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17112037037037">
                <text:p>0.31711203703703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